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 law that continues temporary protection for Ukrainian citizens has been published in Poland</text:span>
</text:h>
      <text:p text:style-name="P4">
Author: ['АРМІЯINFORM']</text:p>
      <text:p text:style-name="P4">
Time: 2023-06-14T10:00:00-04:00</text:p>
      <text:p text:style-name="P4">
Description: Out -day President of Polish, Andrzej Dud. Having Pidrapy, Yakiy to bring snakes to the law abou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3_13-49-21.jpg" text:style-name="Internet_20_link" text:visited-style-name="Visited_20_Internet_20_Link">
photo_2023-06-13_13-49-21.jpg</text:a>
']</text:p>
      <text:p text:style-name="P4">
Tags: ['STOPRUSSIA', 'АГРЕСІЯ РФ']</text:p>
      <text:p text:style-name="P4">
Category: News</text:p>
      <!--METADATA-->
      <text:p text:style-name="P4">
<draw:frame draw:style-name="fr1" draw:name="Image2" text:anchor-type="as-char" svg:width="6.9236in" svg:height="4.321442in" draw:z-index="0">
<draw:image xlink:href="../Images/AРМІЯINFORM/2023-06-14T10-00-00-04-00/photo_2023-06-13_13-49-21.jpg" xlink:type="simple" xlink:show="embed" xlink:actuate="onLoad" draw:mime-type="image/jpeg"/>
</draw:frame>
Illustrative photo</text:p>
      <text:p text:style-name="P4">
The day before, Polish President Andrzej Duda signed a law that changes the dosacon on assistance to Ukrainian citizens in connection with Russian aggression. The document is published, you can read it by <text:a xlink:type="simple" xlink:href="https://dziennikustaw.gov.pl/DU/2023/1088" text:style-name="Internet_20_link" text:visited-style-name="Visited_20_Internet_20_Link">
reference</text:a>
.</text:p>
      <text:p text:style-name="P4">
Внесеними змінами продовжується термін легального перебування українців уПольщі, які прибули на територію країни з 24 лютого 2022 року. Термінперебування продовжено до 4 березня 2024 року (Earlier by August 24, 2023).</text:p>
      <text:p text:style-name="P4">
Для українських здобувачів освіти, які навчаються у польських навчальнихзакладах, перебування продовжено до 31 серпня 2024 року. Це також поширюєтьсяна батьків та опікунів неповнолітніх учнів. Ці зміни набудуть чинності через14 днів після дати опублікування.</text:p>
      <text:p text:style-name="P4">
Джерело: <text:a xlink:type="simple" xlink:href="https://t.me/minre_ua" text:style-name="Internet_20_link" text:visited-style-name="Visited_20_Internet_20_Link">
Міністерство з питань реінтеграції тимчасово окупованихтериторій</text:a>
</text:p>
      <text:p text:style-name="P4">
News Source: <text:a xlink:type="simple" xlink:href="https://armyinform.com.ua/2023/06/14/u-polshhi-opublikovano-zakon-yakyj-prodovzhuye-tymchasovyj-zahyst-dlya-gromadyan-ukrayiny/" text:style-name="Internet_20_link" text:visited-style-name="Visited_20_Internet_20_Link">
https://armyinform.com.ua/2023/06/14/u-polshhi-opublikovano-zakon-yakyj-prodovzhuye-tymchasovyj-zahyst-dlya-gromadyan-ukrayiny/</text:a>
</text:p>
      <!--NEWS-->
      <text:h text:style-name="P10" text:outline-level="1">
<text:span text:style-name="T4">
Ministry of Veterans presented to German partners the projects of cooperation in the field of housing of war veterans and members of families of fallen defenders and defenders</text:span>
</text:h>
      <text:p text:style-name="P4">
Author: ['АРМІЯINFORM']</text:p>
      <text:p text:style-name="P4">
Time: 2023-06-14T12:00:00-04:00</text:p>
      <text:p text:style-name="P4">
Description: PID Hour Robochi online Zustychi Fakhivtsiv Minіvsky at the right of veteran reservoir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ekrana-2023-06-12-115711.jpg" text:style-name="Internet_20_link" text:visited-style-name="Visited_20_Internet_20_Link">
ekrana-2023-06-12-115711.jpg</text:a>
']</text:p>
      <text:p text:style-name="P4">
Tags: ['ЗАБЕЗПЕЧЕННЯ ЖИТЛОМ', 'ЗАХИСНИК', 'МІНВЕТЕРАНІВ', 'НІМЕЧЧИНА', 'ПРОЄКТ']</text:p>
      <text:p text:style-name="P4">
Category: News</text:p>
      <!--METADATA-->
      <text:p text:style-name="P4">
<draw:frame draw:style-name="fr1" draw:name="Image3" text:anchor-type="as-char" svg:width="6.9236in" svg:height="3.848368in" draw:z-index="0">
<draw:image xlink:href="../Images/AРМІЯINFORM/2023-06-14T12-00-00-04-00/ekrana-2023-06-12-115711.jpg" xlink:type="simple" xlink:show="embed" xlink:actuate="onLoad" draw:mime-type="image/jpeg"/>
</draw:frame>
During the working online meeting of specialists of the Ministry of Veterans of Ukraine with representatives of the Ministry of Economic Cooperation and Development Nimechy, the Federal Ministry of Foreign Affairs of Germany, the Embassy of the Embassy in Ukraine discussed the areas of cooperation on providing war veterans and their families. About it <text:a xlink:type="simple" xlink:href="https://mva.gov.ua/ua/news/minveteraniv-prezentuvalo-nimeckim-partneram-proyekti-spivpraci-u-sferi-zabezpechennya-zhitlom-veteraniv-vijni-i-chleniv-rodin-zagiblih-zahisnikiv-ta-zahisnic" text:style-name="Internet_20_link" text:visited-style-name="Visited_20_Internet_20_Link">
reports</text:a>
Ministry of Affairs of Ukraine.</text:p>
      <text:p text:style-name="P4">
The first project is a grant program for providing housing for war veterans, especially persons with disabilities of group I-II, who have been in defense of an independent country since 2014. As of 01.01.2023, there are over 26,000 war veterans in the queue, including 1652-persons with disabilities I-I-Igroup as a result of war, which need special assistance. The need for financing is UAH 3.5 billion(87.5 million euros).</text:p>
      <text:p text:style-name="P4">
Другий проєкт — грант для забезпечення житлом учасників бойових дій, якізахищають незалежність, суверенітет та територіальну цілісність України, наумовах пільгової іпотеки під 3% річних.</text:p>
      <text:p text:style-name="P4">
У відкритих реєстрах Держмолодьжитла, що розміщуються на сайтах регіональнихуправлінь, зареєстровано 8550 заяв від кандидатів — учасників АТО/ООС(Defenders and defenders)For participation in various housing programs, of which it is possible to have a privileged mortgage at 3% from 2019 to 01.01.2023 submitted applications –4987.</text:p>
      <text:p text:style-name="P4">
This online meeting was the beginning of the joint steps of Ministry of Veterans and German partners in cooperation and exchange of experience in the field of social protection of veterans.</text:p>
      <text:p text:style-name="P4">
Representatives of the German side emphasized the continuation of comprehensive support of Ukraine, expressed interest in developing further cooperation.</text:p>
      <text:p text:style-name="P4">
The event took place with the assistance and participation of representatives of the Embassy of Ukraine in Vnimechyna.</text:p>
      <text:p text:style-name="P4">
News Source: <text:a xlink:type="simple" xlink:href="https://armyinform.com.ua/2023/06/14/minveteraniv-prezentuvalo-nimeczkym-partneram-proyekty-spivpraczi-u-sferi-zabezpechennya-zhytlom-veteraniv-vijny-i-chleniv-rodyn-zagyblyh-zahysnykiv-ta-zahysnycz/" text:style-name="Internet_20_link" text:visited-style-name="Visited_20_Internet_20_Link">
https://armyinform.com.ua/2023/06/14/minveteraniv-prezentuvalo-nimeczkym-partneram-proyekty-spivpraczi-u-sferi-zabezpechennya-zhytlom-veteraniv-vijny-i-chleniv-rodyn-zagyblyh-zahysnykiv-ta-zahysnycz/</text:a>
</text:p>
      <!--NEWS-->
      <text:h text:style-name="P10" text:outline-level="1">
<text:span text:style-name="T4">
The serviceman asks his wife to contact the military prosecutor's office of the Russian Federation - the interception of GUR</text:span>
</text:h>
      <text:p text:style-name="P4">
Author: ['АРМІЯINFORM']</text:p>
      <text:p text:style-name="P4">
Time: 2023-06-14T14:00:00-04:00</text:p>
      <text:p text:style-name="P4">
Description: VIISKOVOVOVOVEV RF ROZPOVIDAH TO ASK TO AND SOME A FRIEND IN THE VIISKOVO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ГУР МО УКРАЇНИ']</text:p>
      <text:p text:style-name="P4">
Category: News</text:p>
      <!--METADATA-->
      <text:p text:style-name="P4">
<draw:frame draw:style-name="fr1" draw:name="Image4" text:anchor-type="as-char" svg:width="6.9236in" svg:height="3.894525in" draw:z-index="0">
<draw:image xlink:href="../Images/AРМІЯINFORM/2023-06-14T14-00-00-04-00/337531944_232614265847457_8544501692430122370_n.jpg" xlink:type="simple" xlink:show="embed" xlink:actuate="onLoad" draw:mime-type="image/jpeg"/>
</draw:frame>
The Russian serviceman tells about losses and asks his wife to address the Prosecutor's Office of the Russian Federation.</text:p>
      <text:p text:style-name="P4">
Conversation <text:a xlink:type="simple" xlink:href="https://t.me/DIUkraine" text:style-name="Internet_20_link" text:visited-style-name="Visited_20_Internet_20_Link">
published</text:a>
Main Directorate of Intelligence of the Ministry of Defense of Ukraine.</text:p>
      <ul>
        <li>
the occupier asks his wife to contact the prosecutor's office, only without indicating the name; * "Here we were already cut, they remained a little bit"; * "Now the gonny, bl* d, under tanks, ops, dig the beds."</li>
      </ul>
      <text:p text:style-name="P4">
For every military crime committed against Ukraine, there will be a fair payment.</text:p>
      <text:p text:style-name="P4">
News Source: <text:a xlink:type="simple" xlink:href="https://armyinform.com.ua/2023/06/14/vijskovosluzhbovecz-prosyt-druzhynu-zvernutys-do-vijskovoyi-prokuratury-rf-perehoplennya-gur/" text:style-name="Internet_20_link" text:visited-style-name="Visited_20_Internet_20_Link">
https://armyinform.com.ua/2023/06/14/vijskovosluzhbovecz-prosyt-druzhynu-zvernutys-do-vijskovoyi-prokuratury-rf-perehoplennya-gur/</text:a>
</text:p>
      <!--NEWS-->
      <text:h text:style-name="P10" text:outline-level="1">
<text:span text:style-name="T4">
The United Kingdom announced a military assistance package to strengthen Ukraine's air defense</text:span>
</text:h>
      <text:p text:style-name="P4">
Author: ['АРМІЯINFORM']</text:p>
      <text:p text:style-name="P4">
Time: 2023-06-14T16:00:00-04:00</text:p>
      <text:p text:style-name="P4">
Description: Great British announced the package of VIISKOVO for Ukrainian for 92 million pound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6/vb2.jpeg" text:style-name="Internet_20_link" text:visited-style-name="Visited_20_Internet_20_Link">
vb2.jpeg</text:a>
']</text:p>
      <text:p text:style-name="P4">
Tags: ['ВЕЛИКА БРИТАНІЯ', 'ВІЙСЬКОВА ДОПОМОГА', 'ППО']</text:p>
      <text:p text:style-name="P4">
Category: News</text:p>
      <!--METADATA-->
      <text:p text:style-name="P4">
<draw:frame draw:style-name="fr1" draw:name="Image5" text:anchor-type="as-char" svg:width="6.9236in" svg:height="3.63489in" draw:z-index="0">
<draw:image xlink:href="../Images/AРМІЯINFORM/2023-06-14T16-00-00-04-00/vb2.jpeg" xlink:type="simple" xlink:show="embed" xlink:actuate="onLoad" draw:mime-type="image/jpeg"/>
</draw:frame>
The United Kingdom announced a 92mfunds military assistance package for Ukraine(about $ 116 million). Він буде містити озброєння для підвищенняефективності української ППО.</text:p>
      <text:p text:style-name="P4">
Як йдеться в <text:a xlink:type="simple" xlink:href="https://www.gov.uk/government/news/major-air-defence-package-for-ukraine-announced-at-meeting-of-joint-expeditionary-force-ministers" text:style-name="Internet_20_link" text:visited-style-name="Visited_20_Internet_20_Link">
повідомленні</text:a>
British Government, the appropriate equipment is planned to be purchased through the International Fund for Ukraine(Cloud)In the coming months, to enhance Ukraine to defend its critical infrastructure, civilization and staff at the front.</text:p>
      <text:p text:style-name="P4">
"The United Kingdom has brought another £ 250 million to the International Fund for Ukraine, and together with allies and partners through the Foundation, we provide a packet of air defense to help Ukraine protect our critical national infrastructure and protect against non -refuge .</text:p>
      <text:p text:style-name="P4">
News Source: <text:a xlink:type="simple" xlink:href="https://armyinform.com.ua/2023/06/14/velyka-brytaniya-anonsuvala-paket-vijskovoyi-dopomogy-dlya-posylennya-ppo-ukrayiny/" text:style-name="Internet_20_link" text:visited-style-name="Visited_20_Internet_20_Link">
https://armyinform.com.ua/2023/06/14/velyka-brytaniya-anonsuvala-paket-vijskovoyi-dopomogy-dlya-posylennya-ppo-ukrayiny/</text:a>
</text:p>
      <!--NEWS-->
      <text:h text:style-name="P10" text:outline-level="1">
<text:span text:style-name="T4">
In Zaporozhye, the movement of Russian automobile columns with looted property of Ukrainians - the General Staff</text:span>
</text:h>
      <text:p text:style-name="P4">
Author: ['АРМІЯINFORM']</text:p>
      <text:p text:style-name="P4">
Time: 2023-06-14T18:00:00-04:00</text:p>
      <text:p text:style-name="P4">
Description: About the General Headquarters of the ZSU in the Operational INformation. “The Zaporizkiy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62e1f94d9992a.jpeg" text:style-name="Internet_20_link" text:visited-style-name="Visited_20_Internet_20_Link">
62e1f94d9992a.jpeg</text:a>
']</text:p>
      <text:p text:style-name="P4">
Tags: ['STOPRUSSIA', 'АГРЕСІЯ РФ', 'ВТОРГНЕННЯ РФ']</text:p>
      <text:p text:style-name="P4">
Category: News</text:p>
      <!--METADATA-->
      <text:p text:style-name="P4">
<draw:frame draw:style-name="fr1" draw:name="Image6" text:anchor-type="as-char" svg:width="6.9236in" svg:height="4.32725in" draw:z-index="0">
<draw:image xlink:href="../Images/AРМІЯINFORM/2023-06-14T18-00-00-04-00/62e1f94d9992a.jpe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Ldc4XbaB7qyqsdnawdnEqz52UedLM1vVafepLHPoE3fYP9RpXfF4yTeGxcSLxNJl" text:style-name="Internet_20_link" text:visited-style-name="Visited_20_Internet_20_Link">
reports</text:a>
The General Staff of the Armed Forces in operational information.</text:p>
      <text:p text:style-name="P4">
“In the Zaporizhzhia region, Russian invaders continue to plunder locals, using military cargo transportation for the export of looted property. Thus, from the village of Ocheretuvat, in the direction of Tokmak, the traffic columns with looted household appliances, furniture and more locals, ”were recorded,” the message reads.</text:p>
      <text:p text:style-name="P4">
At the same time, on the piers of the seaport of the city of Berdyansk, the drying ships stolen from Ukrainian farmers with grain crops.</text:p>
      <text:p text:style-name="P4">
News Source: <text:a xlink:type="simple" xlink:href="https://armyinform.com.ua/2023/06/14/na-zaporizhzhi-zafiksovano-ruh-rosijskyh-avtomobilnyh-kolon-z-nagrabovanym-majnom-ukrayincziv-genshtab/" text:style-name="Internet_20_link" text:visited-style-name="Visited_20_Internet_20_Link">
https://armyinform.com.ua/2023/06/14/na-zaporizhzhi-zafiksovano-ruh-rosijskyh-avtomobilnyh-kolon-z-nagrabovanym-majnom-ukrayincziv-genshtab/</text:a>
</text:p>
      <!--NEWS-->
      <text:h text:style-name="P10" text:outline-level="1">
<text:span text:style-name="T4">
Defense forces per day eliminated nearly 700 invaders, destroyed 8 tanks and 17 artsystems</text:span>
</text:h>
      <text:p text:style-name="P4">
Author: ['АРМІЯINFORM']</text:p>
      <text:p text:style-name="P4">
Time: 2023-06-14T20:00:00-04:00</text:p>
      <text:p text:style-name="P4">
Description: Zagalni Boyov, Find the enemy on 02/24/22 to 06/1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14-2023-scaled.jpg" text:style-name="Internet_20_link" text:visited-style-name="Visited_20_Internet_20_Link">
vtraty_06-14-2023-scaled.jpg</text:a>
']</text:p>
      <text:p text:style-name="P4">
Tags: ['АГРЕСІЯ РФ', 'ВТОРГНЕННЯ РФ', 'ВТРАТИ ВОРОГА', 'ГШ ЗСУ']</text:p>
      <text:p text:style-name="P4">
Category: News</text:p>
      <!--METADATA-->
      <text:p text:style-name="P4">
<draw:frame draw:style-name="fr1" draw:name="Image7" text:anchor-type="as-char" svg:width="6.9236in" svg:height="6.975527in" draw:z-index="0">
<draw:image xlink:href="../Images/AРМІЯINFORM/2023-06-14T20-00-00-04-00/vtraty_06-14-2023-scaled.jpg" xlink:type="simple" xlink:show="embed" xlink:actuate="onLoad" draw:mime-type="image/jpeg"/>
</draw:frame>
The total combat loss of the enemy from 24.02.22 to 14.06.23 will be orientated:</text:p>
      <text:p text:style-name="P4">
<text:span text:style-name="T4">
<text:span text:style-name="T5">
 Personnel - </text:span>
* 217330(+680)persons eliminated</text:span>
<text:span text:style-name="T5">
 tanks - </text:span>
<text:span text:style-name="T5">
 3943(+8)</text:span>
<text:span text:style-name="T4">
 combat armored vehicles - </text:span>
 7653(+11)<text:span text:style-name="T4">
<text:span text:style-name="T5">
 Artillery systems - </text:span>
<text:span text:style-name="T5">
 3783(+17)</text:span>
 </text:span>
 RSZV - <text:span text:style-name="T4">
 603(+2)</text:span>
<text:span text:style-name="T5">
 air defense - </text:span>
<text:span text:style-name="T5">
 364(+1)</text:span>
<text:span text:style-name="T4">
 aircraft - </text:span>
 314(0)<text:span text:style-name="T4">
<text:span text:style-name="T5">
 helicopters - </text:span>
* 300(0)</text:span>
<text:span text:style-name="T5">
 UAV Operative Tactical Level-</text:span>
<text:span text:style-name="T5">
 3324(+15)</text:span>
<text:span text:style-name="T4">
 Winged missiles - </text:span>
 1196(+13)<text:span text:style-name="T4">
<text:span text:style-name="T5">
 ships / boats - </text:span>
* 18(0)</text:span>
<text:span text:style-name="T5">
 Automobile equipment and tanks - </text:span>
<text:span text:style-name="T5">
 6482(+9)</text:span>
<text:span text:style-name="T4">
 Special Technique - </text:span>
 516(+5)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June 14, 23.</text:p>
      <text:p text:style-name="P4">
News Source: <text:a xlink:type="simple" xlink:href="https://armyinform.com.ua/2023/06/14/syly-oborony-za-dobu-likviduvaly-majzhe-700-okupantiv-znyshhyly-8-tankiv-i-17-artsystem/" text:style-name="Internet_20_link" text:visited-style-name="Visited_20_Internet_20_Link">
https://armyinform.com.ua/2023/06/14/syly-oborony-za-dobu-likviduvaly-majzhe-700-okupantiv-znyshhyly-8-tankiv-i-17-artsystem/</text:a>
</text:p>
      <!--NEWS-->
      <text:h text:style-name="P10" text:outline-level="1">
<text:span text:style-name="T4">
The enemy hit Odessa 4 "calibers": three people were killed and 13 were injured</text:span>
</text:h>
      <text:p text:style-name="P4">
Author: ['АРМІЯINFORM']</text:p>
      <text:p text:style-name="P4">
Time: 2023-06-14T22:00:00-04:00</text:p>
      <text:p text:style-name="P4">
Description: Having hidden the CHARTIRI “Calibri” to the Odessa Kalibri, the ship in the Chorny Morі, the Osіbs were killed, ... the war with Ukraine 2022, the war with Ukraine is the latest news today, the News War with Ukraine 2022 is the last for today, will there be a war between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353841424_585600890366824_51526309888149469_n-scaled.jpg" text:style-name="Internet_20_link" text:visited-style-name="Visited_20_Internet_20_Link">
353841424_585600890366824_51526309888149469_n-scaled.jpg</text:a>
', '<text:a xlink:type="simple" xlink:href="https://armyinform.com.ua/wp-content/uploads/2023/06/354031548_585601270366786_4249471879991114261_n-150x150.jpg" text:style-name="Internet_20_link" text:visited-style-name="Visited_20_Internet_20_Link">
354031548_585601270366786_4249471879991114261_n-150x150.jpg</text:a>
', '<text:a xlink:type="simple" xlink:href="https://armyinform.com.ua/wp-content/uploads/2023/06/353815030_585600630366850_447090248693820892_n-150x150.jpg" text:style-name="Internet_20_link" text:visited-style-name="Visited_20_Internet_20_Link">
353815030_585600630366850_447090248693820892_n-150x150.jpg</text:a>
', '<text:a xlink:type="simple" xlink:href="https://armyinform.com.ua/wp-content/uploads/2023/06/353841424_585600890366824_51526309888149469_n-150x150.jpg" text:style-name="Internet_20_link" text:visited-style-name="Visited_20_Internet_20_Link">
353841424_585600890366824_51526309888149469_n-150x150.jpg</text:a>
', '<text:a xlink:type="simple" xlink:href="https://armyinform.com.ua/wp-content/uploads/2023/06/354045506_585601023700144_5601595991842885389_n-150x150.jpg" text:style-name="Internet_20_link" text:visited-style-name="Visited_20_Internet_20_Link">
354045506_585601023700144_5601595991842885389_n-150x150.jpg</text:a>
']</text:p>
      <text:p text:style-name="P4">
Tags: ['ВІЙНА', 'ОПЕРАТИВНЕ КОМАНДУВАННЯ «ПІВДЕНЬ»', 'РОСІЙСЬКА РАКЕТНА АТАКА']</text:p>
      <text:p text:style-name="P4">
Category: News</text:p>
      <!--METADATA-->
      <text:p text:style-name="P4">
<draw:frame draw:style-name="fr1" draw:name="Image8" text:anchor-type="as-char" svg:width="6.9236in" svg:height="3.11562in" draw:z-index="0">
<draw:image xlink:href="../Images/AРМІЯINFORM/2023-06-14T22-00-00-04-00/353841424_585600890366824_51526309888149469_n-scaled.jpg" xlink:type="simple" xlink:show="embed" xlink:actuate="onLoad" draw:mime-type="image/jpeg"/>
</draw:frame>
The enemy directed four "calibers" from the ship in the Black Sea, three people gave up, 13 wounded, and people may be.</text:p>
      <text:p text:style-name="P4">
About it <text:a xlink:type="simple" xlink:href="https://www.facebook.com/OperationalCommandSouth/posts/pfbid02to6n54Thd4DktfHCnkmyhs1yoih9MnvjZ4L1XHnTcZqk3uCori3oDrRYDqwn4sJPl" text:style-name="Internet_20_link" text:visited-style-name="Visited_20_Internet_20_Link">
reports</text:a>
Operational Command "South".</text:p>
      <text:p text:style-name="P4">
“The air combat and explosive wave damaged the business center, educational institution, residential complex, food establishments and shops in the middle. Previously, six people were injured, ”the testimony reads.</text:p>
      <text:p text:style-name="P4">
<text:a xlink:type="simple" xlink:href="https://armyinform.com.ua/wp-content/uploads/2023/06/354031548_585601270366786_4249471879991114261_n.jpg" text:style-name="Internet_20_link" text:visited-style-name="Visited_20_Internet_20_Link">
!(Images/AРМІЯINFORM/2023-06-14T22-00-00-04-00/354031548_585601270366786_4249471879991114261_n-150x150.jpg)</text:a>
</text:p>
      <text:p text:style-name="P4">
<text:a xlink:type="simple" xlink:href="https://armyinform.com.ua/wp-content/uploads/2023/06/353815030_585600630366850_447090248693820892_n.jpg" text:style-name="Internet_20_link" text:visited-style-name="Visited_20_Internet_20_Link">
<draw:frame draw:style-name="fr1" draw:name="Image9" text:anchor-type="as-char" svg:width="6.9236in" svg:height="6.9236in" draw:z-index="0">
<draw:image xlink:href="../Images/AРМІЯINFORM/2023-06-14T22-00-00-04-00/353815030_585600630366850_447090248693820892_n-150x150.jpg" xlink:type="simple" xlink:show="embed" xlink:actuate="onLoad" draw:mime-type="image/jpeg"/>
</draw:frame>
</text:a>
The trading of the rocket in the warehouse of one of the trading networks was enemy a destruction of 1,000 square meters and a fire on an area of 400 square meters. meters. As a result, three employees of the staff were killed, seven were wounded.</text:p>
      <text:p text:style-name="P4">
In the OK South, they added that there are people under the analysis, under them may be people.</text:p>
      <text:p text:style-name="P4">
<text:a xlink:type="simple" xlink:href="https://armyinform.com.ua/wp-content/uploads/2023/06/353841424_585600890366824_51526309888149469_n-scaled.jpg" text:style-name="Internet_20_link" text:visited-style-name="Visited_20_Internet_20_Link">
!(Images/AРМІЯINFORM/2023-06-14T22-00-00-04-00/353841424_585600890366824_51526309888149469_n-150x150.jpg)</text:a>
</text:p>
      <text:p text:style-name="P4">
<text:a xlink:type="simple" xlink:href="https://armyinform.com.ua/wp-content/uploads/2023/06/354045506_585601023700144_5601595991842885389_n.jpg" text:style-name="Internet_20_link" text:visited-style-name="Visited_20_Internet_20_Link">
<draw:frame draw:style-name="fr1" draw:name="Image10" text:anchor-type="as-char" svg:width="6.9236in" svg:height="6.9236in" draw:z-index="0">
<draw:image xlink:href="../Images/AРМІЯINFORM/2023-06-14T22-00-00-04-00/354045506_585601023700144_5601595991842885389_n-150x150.jpg" xlink:type="simple" xlink:show="embed" xlink:actuate="onLoad" draw:mime-type="image/jpeg"/>
</draw:frame>
</text:a>
</text:p>
      <text:p text:style-name="P4">
News Source: <text:a xlink:type="simple" xlink:href="https://armyinform.com.ua/2023/06/14/vorog-vdaryv-po-odesi-4-kalibramy-try-osoby-zagynulo-i-13-otrymaly-poranennya/" text:style-name="Internet_20_link" text:visited-style-name="Visited_20_Internet_20_Link">
https://armyinform.com.ua/2023/06/14/vorog-vdaryv-po-odesi-4-kalibramy-try-osoby-zagynulo-i-13-otrymaly-poranennya/</text:a>
</text:p>
      <!--NEWS-->
      <text:h text:style-name="P10" text:outline-level="1">
<text:span text:style-name="T4">
12 goals were shot down at night: 3 caliber missiles and 9 Shahd-136/131</text:span>
</text:h>
      <text:p text:style-name="P4">
Author: ['АРМІЯINFORM']</text:p>
      <text:p text:style-name="P4">
Time: 2023-06-14T24:00:00-04:00</text:p>
      <text:p text:style-name="P4">
Description: At the NICH at 14 worm, Rosiyskі Porto took a missile strike on VIISKOVIKH TA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text:p>
      <text:p text:style-name="P4">
Category: News</text:p>
      <!--METADATA-->
      <text:p text:style-name="P4">
<draw:frame draw:style-name="fr1" draw:name="Image11" text:anchor-type="as-char" svg:width="6.9236in" svg:height="3.899934in" draw:z-index="0">
<draw:image xlink:href="../Images/AРМІЯINFORM/2023-06-14T24-00-00-04-00/ppo.jpg" xlink:type="simple" xlink:show="embed" xlink:actuate="onLoad" draw:mime-type="image/jpeg"/>
</draw:frame>
On the night of June 14, Russian invaders struck a rocket strike on military and tinfrastructure sites of Ukraine with winged air and maritime rockets, as well as shock drones-Kamikadze.</text:p>
      <text:p text:style-name="P4">
About it <text:a xlink:type="simple" xlink:href="https://t.me/kpszsu/2562" text:style-name="Internet_20_link" text:visited-style-name="Visited_20_Internet_20_Link">
reports</text:a>
Armed Forces Command.</text:p>
      <text:p text:style-name="P4">
From the Black Sea, the enemy struck four winged caliber missiles in the direction of Odesa region. Three rockets managed to knock down, one - hit the compartment object.</text:p>
      <text:p text:style-name="P4">
From the east coast of the Sea of Azov, the Rushists attacked 10 Iranian strike drones Shahd-136/131 in the southeastern direction, 9 of which were killed.</text:p>
      <text:p text:style-name="P4">
From the Rostov region, the occupiers struck six winged rocket launchers of the X-22 out of four distant bombers of TU-22m3. Urny in Donetsk region. The consequences are specified.</text:p>
      <text:p text:style-name="P4">
In general, the forces and means of the aerial forces, in interaction with the air defense components of Ukraine, during this night attack, 12 air purposes were destroyed: three-blooded Caliber missiles and nine Iranian shock drones Shahd-136/131.</text:p>
      <text:p text:style-name="P4">
News Source: <text:a xlink:type="simple" xlink:href="https://armyinform.com.ua/2023/06/14/sylamy-ppo-vnochi-zbyto-12-czilej-3-rakety-kalibr-i-9-shahed-136-131/" text:style-name="Internet_20_link" text:visited-style-name="Visited_20_Internet_20_Link">
https://armyinform.com.ua/2023/06/14/sylamy-ppo-vnochi-zbyto-12-czilej-3-rakety-kalibr-i-9-shahed-136-131/</text:a>
</text:p>
      <!--NEWS-->
      <text:h text:style-name="P10" text:outline-level="1">
<text:span text:style-name="T4">
The Armed Forces continue to conduct offensive operations and have partial success - Andriy Kovalev</text:span>
</text:h>
      <text:p text:style-name="P4">
Author: ['Анастасія Олехнович']</text:p>
      <text:p text:style-name="P4">
Time: 2023-06-14T26:00:00-04:00</text:p>
      <text:p text:style-name="P4">
Description: About the Tse in the Efiri Telemarafon “єdini News”, the rennet of the General Staff of the Zbroychi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7a7fbc09.jpg" text:style-name="Internet_20_link" text:visited-style-name="Visited_20_Internet_20_Link">
7a7fbc09.jpg</text:a>
']</text:p>
      <text:p text:style-name="P4">
Tags: []</text:p>
      <text:p text:style-name="P4">
Category: News</text:p>
      <!--METADATA-->
      <text:p text:style-name="P4">
<draw:frame draw:style-name="fr1" draw:name="Image12" text:anchor-type="as-char" svg:width="6.9236in" svg:height="4.367909in" draw:z-index="0">
<draw:image xlink:href="../Images/AРМІЯINFORM/2023-06-14T26-00-00-04-00/7a7fbc09.jpg" xlink:type="simple" xlink:show="embed" xlink:actuate="onLoad" draw:mime-type="image/jpeg"/>
</draw:frame>
The spokesman of the General Staff of the Armored Forces of Ukraine Andriy Kovalyov informed about it on the air of the Teleterna "Unified News".</text:p>
      <text:p text:style-name="P4">
He noted that in the Berdyansk direction the fighting continues in the Makarivka area, also in the areas of Novodanilovka and Novookrovka.</text:p>
      <ul>
        <li>
The defense forces of Ukraine have advanced in some directions from 200 meters to 1.4km and liberated about 3 square kilometers, - said the spokesman of the generation headquarters of Ukraine.</li>
      </ul>
      <text:p text:style-name="P4">
In addition, Andrey Kovalev reported that the enemy continues to attack Ukrainian cities:</text:p>
      <text:p text:style-name="P4">
-Previously, this night the enemy launched the winged rockets "X-22", the winged-winged maritime base "Caliber", used shock UAVs on objects of infrastructure in Kharkiv, Donetsk, Kirovograd and Odesa region. Silpropypical defense destroyed 3 caliber missiles and 9 shaped UAVs.</text:p>
      <text:p text:style-name="P4">
News Source: <text:a xlink:type="simple" xlink:href="https://armyinform.com.ua/2023/06/14/zsu-prodovzhuyut-vedennya-nastupalnyh-operaczij-ta-mayut-chastkovyj-uspih-andrij-kovalov/" text:style-name="Internet_20_link" text:visited-style-name="Visited_20_Internet_20_Link">
https://armyinform.com.ua/2023/06/14/zsu-prodovzhuyut-vedennya-nastupalnyh-operaczij-ta-mayut-chastkovyj-uspih-andrij-kovalov/</text:a>
</text:p>
      <!--NEWS-->
      <text:h text:style-name="P10" text:outline-level="1">
<text:span text:style-name="T4">
State Department for Kakhovka Hydroelectric Person: We absolutely trust Ukraine</text:span>
</text:h>
      <text:p text:style-name="P4">
Author: ['АРМІЯINFORM']</text:p>
      <text:p text:style-name="P4">
Time: 2023-06-14T28:00:00-04:00</text:p>
      <text:p text:style-name="P4">
Description: The United States is mutual for the Ustrosyanniy Znishniy Rosiyki paye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bytky_vid_znyshhennya_kahovskoyi_ges-jpg.webp" text:style-name="Internet_20_link" text:visited-style-name="Visited_20_Internet_20_Link">
zbytky_vid_znyshhennya_kahovskoyi_ges-jpg.webp</text:a>
']</text:p>
      <text:p text:style-name="P4">
Tags: ['ДЕРЖДЕПАРТАМЕНТ США', 'КАХОВСЬКА ГЕС']</text:p>
      <text:p text:style-name="P4">
Category: News</text:p>
      <!--METADATA-->
      <text:p text:style-name="P4">
<draw:frame draw:style-name="fr1" draw:name="Image13" text:anchor-type="as-char" svg:width="6.9236in" svg:height="4.32725in" draw:z-index="0">
<draw:image xlink:href="../ConvertedIMGs/AРМІЯINFORM/2023-06-14T28-00-00-04-00/zbytky_vid_znyshhennya_kahovskoyi_ges-jpg.png" xlink:type="simple" xlink:show="embed" xlink:actuate="onLoad" draw:mime-type="image/png"/>
</draw:frame>
The United States interact with Ukraine in establishing the circumstances of the destruction of Russian occupants <text:a xlink:type="simple" xlink:href="https://armyinform.com.ua/tag/kahovska-ges-shtab-info/" text:style-name="Internet_20_link" text:visited-style-name="Visited_20_Internet_20_Link">
Kakhovskaya HPP</text:a>
. У Держдепартаменті радять довіряти нашій країні та рекомендують невірити жодному слову окупантів.</text:p>
      <text:p text:style-name="P4">
Про це <text:a xlink:type="simple" xlink:href="https://www.youtube.com/@StateDept/videos" text:style-name="Internet_20_link" text:visited-style-name="Visited_20_Internet_20_Link">
повідомив</text:a>
US Matthew Miller's spokesman.</text:p>
      <text:p text:style-name="P4">
"We are absolutely trusting in Ukraine," the State Department representative answered the question of the interaction of Washington and Kiev on the issue of Kakhovka hydroelectric power station.</text:p>
      <text:p text:style-name="P4">
He also noted that the position of the US side to destroy the dam will leave, and that the United States continues to study the situation.</text:p>
      <text:p text:style-name="P4">
"But I will note that one thing is obvious - it is that the dam is located in the suiteraium that Russia occupied, and where Russia maintained control of the dam," the State Department representative.</text:p>
      <text:p text:style-name="P4">
We will remind, as a result of the Russian terrorist attack on the Kakhovka hydroelectric power station(<text:a xlink:type="simple" xlink:href="https://armyinform.com.ua/2023/06/13/pidtoplenymy-zalyshayutsya-30-naselenyh-punktiv-na-hersonshhyni-ta-31-na-mykolayivshhyni-denys-shmygal/" text:style-name="Internet_20_link" text:visited-style-name="Visited_20_Internet_20_Link">
as of the evening of June 13</text:a>
)30 settlements in the Kherson region remained flooded and 31 settlements in Mykolaiv, while reducing the water level in the Dnieper. More than 3,700 people were evacuated.</text:p>
      <text:p text:style-name="P4">
News Source: <text:a xlink:type="simple" xlink:href="https://armyinform.com.ua/2023/06/14/derzhdep-pro-pidryv-kahovskoyi-ges-my-absolyutno-doviryayemo-ukrayini/" text:style-name="Internet_20_link" text:visited-style-name="Visited_20_Internet_20_Link">
https://armyinform.com.ua/2023/06/14/derzhdep-pro-pidryv-kahovskoyi-ges-my-absolyutno-doviryayemo-ukrayini/</text:a>
</text:p>
      <!--NEWS-->
      <text:h text:style-name="P10" text:outline-level="1">
<text:span text:style-name="T4">
"What we need": Alexei Reznikov thanked the US for a new military assistance package</text:span>
</text:h>
      <text:p text:style-name="P4">
Author: ['АРМІЯINFORM']</text:p>
      <text:p text:style-name="P4">
Time: 2023-06-14T30:00:00-04:00</text:p>
      <text:p text:style-name="P4">
Description: Ministra of the defense of Ukraine Oleksii Reznikov, having paced the United States for the New Package of Viexkovo Duphum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1000000-0aff-0242-e48b-08db424c3c8c_w1023_r1_s-e1686725416767.jpg" text:style-name="Internet_20_link" text:visited-style-name="Visited_20_Internet_20_Link">
01000000-0aff-0242-e48b-08db424c3c8c_w1023_r1_s-e1686725416767.jpg</text:a>
', '<text:a xlink:type="simple" xlink:href="https://armyinform.com.ua/wp-content/uploads/2023/06/fyj-cjnwaaid_hc.jpg" text:style-name="Internet_20_link" text:visited-style-name="Visited_20_Internet_20_Link">
fyj-cjnwaaid_hc.jpg</text:a>
']</text:p>
      <text:p text:style-name="P4">
Tags: ['ГЛАВА ПЕНТАГОНУ', 'ЛЛОЙД ДЖ. ОСТІН III', 'МІЖНАРОДНА ПІДТРИМКА УКРАЇНИ', 'ОЛЕКСІЙ РЕЗНІКОВ', 'ОФІЦІЙНО', 'ПАКЕТ ДОПОМОГИ УКРАЇНІ']</text:p>
      <text:p text:style-name="P4">
Category: News</text:p>
      <!--METADATA-->
      <text:p text:style-name="P4">
<draw:frame draw:style-name="fr1" draw:name="Image14" text:anchor-type="as-char" svg:width="6.9236in" svg:height="3.769741in" draw:z-index="0">
<draw:image xlink:href="../Images/AРМІЯINFORM/2023-06-14T30-00-00-04-00/01000000-0aff-0242-e48b-08db424c3c8c_w1023_r1_s-e1686725416767.jpg" xlink:type="simple" xlink:show="embed" xlink:actuate="onLoad" draw:mime-type="image/jpeg"/>
</draw:frame>
The Minister of Defense of Ukraine Oleksiy Reznikov thanked the United States for the new packet assistance for Ukraine, noting that it would "help protect the gowns and help the Russian invaders find the way home."</text:p>
      <text:p text:style-name="P4">
About it the head of the defense department of Ukraine <text:a xlink:type="simple" xlink:href="https://twitter.com/oleksiireznikov/status/1668863433859629057" text:style-name="Internet_20_link" text:visited-style-name="Visited_20_Internet_20_Link">
wrote</text:a>
Obliga Twitter.</text:p>
      <text:p text:style-name="P4">
“Armored vehicles, anti -tank weapons and ammunition. This is what we need to protect our land and help the Russians find the way home. This is our plan of summer and further - to victory. Thank you to Lloyd Austin and the American people as a single package of security assistance!” - says his post.</text:p>
      <text:p text:style-name="P4">
<draw:frame draw:style-name="fr1" draw:name="Image15" text:anchor-type="as-char" svg:width="6.9236in" svg:height="6.9236in" draw:z-index="0">
<draw:image xlink:href="../Images/AРМІЯINFORM/2023-06-14T30-00-00-04-00/fyj-cjnwaaid_hc.jpg" xlink:type="simple" xlink:show="embed" xlink:actuate="onLoad" draw:mime-type="image/jpeg"/>
</draw:frame>
As reported, the US <text:a xlink:type="simple" xlink:href="https://armyinform.com.ua/2023/06/13/ssha-ogolosyly-pro-novyj-paket-vijskovoyi-dopomogy-ukrayini-2/" text:style-name="Internet_20_link" text:visited-style-name="Visited_20_Internet_20_Link">
declared</text:a>
About the new Packet Assistance to Ukraine, which contains key opportunities, in particular to support Ukrainian air defense.</text:p>
      <text:p text:style-name="P4">
News Source: <text:a xlink:type="simple" xlink:href="https://armyinform.com.ua/2023/06/14/te-shho-nam-potribno-oleksij-reznikov-podyakuvav-ssha-za-novyj-paket-vijskovoyi-dopomogy/" text:style-name="Internet_20_link" text:visited-style-name="Visited_20_Internet_20_Link">
https://armyinform.com.ua/2023/06/14/te-shho-nam-potribno-oleksij-reznikov-podyakuvav-ssha-za-novyj-paket-vijskovoyi-dopomogy/</text:a>
</text:p>
      <!--NEWS-->
      <text:h text:style-name="P10" text:outline-level="1">
<text:span text:style-name="T4">
Wildness against civilization: Anna Malyar on the difference between Russian information from Ukrainian</text:span>
</text:h>
      <text:p text:style-name="P4">
Author: ['АРМІЯINFORM']</text:p>
      <text:p text:style-name="P4">
Time: 2023-06-14T32:00:00-04:00</text:p>
      <text:p text:style-name="P4">
Description: The Rosіyan has a considerable INformation Perevagi in Ukrainian INFOPROSTORI. Kilkіst Vkidiv is not ...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 'ПРОТИДІЯ ВОРОЖІЙ ПРОПАГАНДІ']</text:p>
      <text:p text:style-name="P4">
Category: News</text:p>
      <!--METADATA-->
      <text:p text:style-name="P4">
<draw:frame draw:style-name="fr1" draw:name="Image16" text:anchor-type="as-char" svg:width="6.9236in" svg:height="5.532059in" draw:z-index="0">
<draw:image xlink:href="../Images/AРМІЯINFORM/2023-06-14T32-00-00-04-00/malyar-ganna-1.jpg" xlink:type="simple" xlink:show="embed" xlink:actuate="onLoad" draw:mime-type="image/jpeg"/>
</draw:frame>
The Russians have no information advantage in Ukrainian info space. Number of wands does not mean that the Russians reach the goal.</text:p>
      <text:p text:style-name="P4">
About it <text:a xlink:type="simple" xlink:href="https://t.me/annamaliar/845" text:style-name="Internet_20_link" text:visited-style-name="Visited_20_Internet_20_Link">
wrote</text:a>
Deputy Minister of Defense of Ukraine Anna Malyar in Telegrams.</text:p>
      <text:p text:style-name="P4">
“It's a idle turnover. What really many are the impression of active adequacy, ”she said.</text:p>
      <text:p text:style-name="P4">
According to Anna Malyar, now the Russian invaders have two information tasks:</text:p>
      <ul>
        <li>
demoralize Ukrainians; * inspire and strengthen their military.</li>
      </ul>
      <text:p text:style-name="P4">
“Any of their infa, designed for us," lives "for several hours. Our society has long developed critical thinking. The difference between their information and the style of submission, as in everything else, is the wild against civilization, ”Anna Malyar emphasized.</text:p>
      <text:p text:style-name="P4">
News Source: <text:a xlink:type="simple" xlink:href="https://armyinform.com.ua/2023/06/14/dykist-proty-czyvilizovanosti-ganna-malyar-pro-vidminnist-informacziyi-z-rf-vid-ukrayinskoyi/" text:style-name="Internet_20_link" text:visited-style-name="Visited_20_Internet_20_Link">
https://armyinform.com.ua/2023/06/14/dykist-proty-czyvilizovanosti-ganna-malyar-pro-vidminnist-informacziyi-z-rf-vid-ukrayinskoyi/</text:a>
</text:p>
      <!--NEWS-->
      <text:h text:style-name="P10" text:outline-level="1">
<text:span text:style-name="T4">
Historical solution: Luxembourg Parliament recognized the Holodomor with the genocide of the Ukrainian people</text:span>
</text:h>
      <text:p text:style-name="P4">
Author: ['АРМІЯINFORM']</text:p>
      <text:p text:style-name="P4">
Time: 2023-06-14T34:00:00-04:00</text:p>
      <text:p text:style-name="P4">
Description: The Deputy of the Deputy Luxembourg praised the production, the Holodomor was wound up in Yaki, 1932–1933 Rockwoman ... The war with Ukraine 2022, the war with Ukrain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original-4-scaled.jpg" text:style-name="Internet_20_link" text:visited-style-name="Visited_20_Internet_20_Link">
original-4-scaled.jpg</text:a>
']</text:p>
      <text:p text:style-name="P4">
Tags: ['ВИЗНАННЯ ГОЛОДОМОРУ ГЕНОЦИДОМ', 'ДОПОМОГА ПАРТНЕРІВ', 'ЛЮКСЕМБУРГ', 'СВІТ ПІДТРИМУЄ УКРАЇНУ']</text:p>
      <text:p text:style-name="P4">
Category: News</text:p>
      <!--METADATA-->
      <text:p text:style-name="P4">
<draw:frame draw:style-name="fr1" draw:name="Image17" text:anchor-type="as-char" svg:width="6.9236in" svg:height="4.598424in" draw:z-index="0">
<draw:image xlink:href="../Images/AРМІЯINFORM/2023-06-14T34-00-00-04-00/original-4-scaled.jpg" xlink:type="simple" xlink:show="embed" xlink:actuate="onLoad" draw:mime-type="image/jpeg"/>
</draw:frame>
The House of Deputies of Luxembourg adopted a resolution in which she recognized the Holodomor of 1932-1933 with the genocide of the Ukrainian people.</text:p>
      <text:p text:style-name="P4">
About it the Minister of Foreign Affairs of Ukraine Dmytro Kuleba <text:a xlink:type="simple" xlink:href="https://twitter.com/DmytroKuleba/status/1668705082701905920" text:style-name="Internet_20_link" text:visited-style-name="Visited_20_Internet_20_Link">
reported</text:a>
Twitter, calling this vote "historical".</text:p>
      <text:p text:style-name="P4">
“I congratulate the historic voting of the Luxembourg Chamber of Deputies for the recognition of the Stalin Holodomor of 1932-1933 with a genocide against Ukrainians. This rafters are revealed by millions of victims and restores historical justice. The international recognition of the Holodomor with genocide continues to grow, ”his post reads.</text:p>
      <text:p text:style-name="P4">
_ <text:span text:style-name="T4">
 Background: </text:span>
 _ As of 2023, the Holodomor was officially recognized as a genocide -Ukrainian people over 21 countries of the world. In particular, the Parliament of Iceland has recognized the Holodomor with the genocide of the Ukrainian people. On May 17, Senatfrancia also adopted a resolution on recognition of the Holodomor of 1932-1933 by the Genocide of Ukrainians. On May 23, the Slovenia Parliament supported the Declaration of the Holodomor of 1932-1933 by the genocide of the Ukrainian people. May 25 Parliament of Britain <text:a xlink:type="simple" xlink:href="https://armyinform.com.ua/2023/05/25/parlament-brytaniyi-vyznav-golodomor-genoczydom-ukrayinskogo-narodu/" text:style-name="Internet_20_link" text:visited-style-name="Visited_20_Internet_20_Link">
recognized</text:a>
The Holodomor is the genocide of the Ukrainian people.</text:p>
      <text:p text:style-name="P4">
News Source: <text:a xlink:type="simple" xlink:href="https://armyinform.com.ua/2023/06/14/istorychne-rishennya-parlament-lyuksemburgu-vyznav-golodomor-genoczydom-ukrayinskogo-narodu/" text:style-name="Internet_20_link" text:visited-style-name="Visited_20_Internet_20_Link">
https://armyinform.com.ua/2023/06/14/istorychne-rishennya-parlament-lyuksemburgu-vyznav-golodomor-genoczydom-ukrayinskogo-narodu/</text:a>
</text:p>
      <!--NEWS-->
      <text:h text:style-name="P10" text:outline-level="1">
<text:span text:style-name="T4">
There are 3103 dwellings in Kherson region underwater</text:span>
</text:h>
      <text:p text:style-name="P4">
Author: ['АРМІЯINFORM']</text:p>
      <text:p text:style-name="P4">
Time: 2023-06-14T36:00:00-04:00</text:p>
      <text:p text:style-name="P4">
Description: The camp on the wounds of 14 worms of the Russian RIVEN PIDTOPLENNES, to become 2.13 meters. Tse at 32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65850284_1005.jpg" text:style-name="Internet_20_link" text:visited-style-name="Visited_20_Internet_20_Link">
65850284_1005.jpg</text:a>
']</text:p>
      <text:p text:style-name="P4">
Tags: ['КАХОВСЬКА ГЕС']</text:p>
      <text:p text:style-name="P4">
Category: News</text:p>
      <!--METADATA-->
      <text:p text:style-name="P4">
<draw:frame draw:style-name="fr1" draw:name="Image18" text:anchor-type="as-char" svg:width="6.9236in" svg:height="3.029075in" draw:z-index="0">
<draw:image xlink:href="../Images/AРМІЯINFORM/2023-06-14T36-00-00-04-00/65850284_1005.jpg" xlink:type="simple" xlink:show="embed" xlink:actuate="onLoad" draw:mime-type="image/jpeg"/>
</draw:frame>
As of the morning of June 14, the average flood level is 2.13 meters. This is 32 centimeters less than last night. The dynamics on the water downturn are stored. 28 settlements on the Right Bank remain submitted. The water completely departed from the villages of the covenant, a beaver corner and Burgunka.</text:p>
      <text:p text:style-name="P4">
About it <text:a xlink:type="simple" xlink:href="https://t.me/shtab_kakhovska_hes/694" text:style-name="Internet_20_link" text:visited-style-name="Visited_20_Internet_20_Link">
reports</text:a>
The headquarters of the elimination of the Kakhovka hydroelectric power station.</text:p>
      <text:p text:style-name="P4">
In total, 3103 houses remain under water. Over the past day, about half a thousand homes were drawn.</text:p>
      <text:p text:style-name="P4">
Recall that within the framework of the EU Civil Protection Mechanism <text:a xlink:type="simple" xlink:href="https://armyinform.com.ua/2023/06/13/pidtoplenymy-zalyshayutsya-30-naselenyh-punktiv-na-hersonshhyni-ta-31-na-mykolayivshhyni-denys-shmygal/" text:style-name="Internet_20_link" text:visited-style-name="Visited_20_Internet_20_Link">
Assistance to Ukraine</text:a>
13 countries provide - tens and hundreds of boats, rafts, motor pumps, generators, containers, tanks and water filters, as well as many other things. The head of the Ukrainian government thanked for the assistance already provided, the United Kingdom, Japan, Canada and other countries.</text:p>
      <text:p text:style-name="P4">
News Source: <text:a xlink:type="simple" xlink:href="https://armyinform.com.ua/2023/06/14/na-hersonshhyni-pid-vodoyu-zalyshayutsya-3103-zhytlovi-budynky/" text:style-name="Internet_20_link" text:visited-style-name="Visited_20_Internet_20_Link">
https://armyinform.com.ua/2023/06/14/na-hersonshhyni-pid-vodoyu-zalyshayutsya-3103-zhytlovi-budynky/</text:a>
</text:p>
      <!--NEWS-->
      <text:h text:style-name="P10" text:outline-level="1">
<text:span text:style-name="T4">
Ukrainian pyrotechnics per day were neutralized by more than 600 explosive items</text:span>
</text:h>
      <text:p text:style-name="P4">
Author: ['АРМІЯINFORM']</text:p>
      <text:p text:style-name="P4">
Time: 2023-06-14T38: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ВТОРГНЕННЯ РФ', 'ДСНС УКРАЇНИ', 'РОЗМІНУВАННЯ']</text:p>
      <text:p text:style-name="P4">
Category: News</text:p>
      <!--METADATA-->
      <text:p text:style-name="P4">
<draw:frame draw:style-name="fr1" draw:name="Image19" text:anchor-type="as-char" svg:width="6.9236in" svg:height="3.000227in" draw:z-index="0">
<draw:image xlink:href="../Images/AРМІЯINFORM/2023-06-14T38-00-00-04-00/minu_06_04_111.jpg" xlink:type="simple" xlink:show="embed" xlink:actuate="onLoad" draw:mime-type="image/jpeg"/>
</draw:frame>
Illustrative photo</text:p>
      <text:p text:style-name="P4">
During the day, pyrotechnic units of the State Service of Ukraine for Extraordinary Situation <text:span text:style-name="T4">
 161 times </text:span>
 were involved in the execution of demining tasks.</text:p>
      <text:p text:style-name="P4">
About it <text:a xlink:type="simple" xlink:href="https://dsns.gov.ua/uk/news/nadzvicaini-podiyi/informaciia-shhodo-diialnosti-pirotexnicnix-pidrozdiliv-dsns-125" text:style-name="Internet_20_link" text:visited-style-name="Visited_20_Internet_20_Link">
reports</text:a>
SESU of Ukraine.</text:p>
      <text:p text:style-name="P4">
Pyrotechnical units revealed, seized and disposed of <text:span text:style-name="T4">
 663 exclusive objects </text:span>
. The area of 109.69 hectares was surveyed.</text:p>
      <text:p text:style-name="P4">
Most often pyrotechnic units worked: in the Kharkiv region 19 196 times, Kyiv region - 7 952, Donetsk region - 6 002, Mykolaiv region - 5 151, Kherson region - 5 544, Chernihiv - 4 711, Sumy - 2 184, Cherkasy region - 1 115.</text:p>
      <text:p text:style-name="P4">
Reference: In total since the beginning of a large -scale military invasion of the Russian Federation, the territory of Ukraine has been disposed of <text:span text:style-name="T4">
 400 340 extinguishing objects </text:span>
 and 2 891 kg of explosive, including ** 2 999999999 The area of about 89 786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14/ukrayinski-pirotehniky-za-dobu-zneshkodyly-ponad-600-vybuhonebezpechnyh-predmetiv/" text:style-name="Internet_20_link" text:visited-style-name="Visited_20_Internet_20_Link">
https://armyinform.com.ua/2023/06/14/ukrayinski-pirotehniky-za-dobu-zneshkodyly-ponad-600-vybuhonebezpechnyh-predmetiv/</text:a>
</text:p>
      <!--NEWS-->
      <text:h text:style-name="P10" text:outline-level="1">
<text:span text:style-name="T4">
In Kharkiv, combatants will be able to get an interest -free loan for housing</text:span>
</text:h>
      <text:p text:style-name="P4">
Author: ['Дмитро Горбунов']</text:p>
      <text:p text:style-name="P4">
Time: 2023-06-14T40:00:00-04:00</text:p>
      <text:p text:style-name="P4">
Description: At the MISTI Kharkiv, the status of the participants of the fighting fuel rymati vid Mista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zhytlo-dlya-v_sluzhbovcziv.jpeg" text:style-name="Internet_20_link" text:visited-style-name="Visited_20_Internet_20_Link">
zhytlo-dlya-v_sluzhbovcziv.jpeg</text:a>
']</text:p>
      <text:p text:style-name="P4">
Tags: ['СОЦІАЛЬНИЙ ЗАХИСТ']</text:p>
      <text:p text:style-name="P4">
Category: News</text:p>
      <!--METADATA-->
      <text:p text:style-name="P4">
<draw:frame draw:style-name="fr1" draw:name="Image20" text:anchor-type="as-char" svg:width="6.9236in" svg:height="3.10985in" draw:z-index="0">
<draw:image xlink:href="../Images/AРМІЯINFORM/2023-06-14T40-00-00-04-00/zhytlo-dlya-v_sluzhbovcziv.jpeg" xlink:type="simple" xlink:show="embed" xlink:actuate="onLoad" draw:mime-type="image/jpeg"/>
</draw:frame>
In the city of Kharkiv, persons with the status of combatants will be able to obtain a cost -free loan for a home for up to 15 years.</text:p>
      <text:p text:style-name="P4">
Such a norm is contained in the decision to amend the city target program of construction(acquisition)Available housing for 2021–2030, adopted on June 13 during an extraordinary session of Kharkiv City Council.</text:p>
      <text:p text:style-name="P4">
In this way, the deputies took care of our military and law enforcement officers who participated in the measures necessary to ensure the defense of Ukraine, protection of the security of the population and the interests of the state in connection with Russian aggression.</text:p>
      <text:p text:style-name="P4">
In addition, by voting, other changes have been made to this program, and will be able to remain in the queue to receive a preferential lever with the preservation of the order in the Register.</text:p>
      <text:p text:style-name="P4">
The initiators of these important decisions were a deputy group of numerous protectives of Ukraine, headed by a representative of the Kharkiv Regional Public Organization "Union of ATO Veterans" Yuri Korsunov.</text:p>
      <ul>
        <li>
Social support for people who win or won victory for all Ukrainians is extremely needed, - says Yuri Korsunov. - There is a lot of such measures. We have long sought to make these changes be made. By the way, we also work on other important issues, including the provision of safety housing of our soldiers and families of dead brothers.</li>
      </ul>
      <text:p text:style-name="P4">
He said that on the basis of the last decision of the City Council the mechanism of providing interest -free loans is being worked out, specific housing facilities, state financial institutions and more are selected. Therefore, there is a little more to work on bringing this issue to the finish line. However, in his thought, the hardest thing is behind.</text:p>
      <text:p text:style-name="P4">
By the way, at the same time in Kharkiv region a regional program for supporting ATO/OOS participants for construction or purchase of housing in the Kharkiv region for 2022-2025 is being implemented. This social project, better known as "60%by 40%", stipulates that the participants of the program from the regional budget compensate for 40%of the cost of the home they buy. The rest of the money is paid by ATO/OOS. Among the criteria for determining the priority of candidates for housing is the multidimensionality, injuries, disability, etc.</text:p>
      <text:p text:style-name="P4">
News Source: <text:a xlink:type="simple" xlink:href="https://armyinform.com.ua/2023/06/14/u-harkovi-uchasnyky-bojovyh-dij-zmozhut-otrymaty-bezvidsotkovyj-kredyt-na-zhytlo/" text:style-name="Internet_20_link" text:visited-style-name="Visited_20_Internet_20_Link">
https://armyinform.com.ua/2023/06/14/u-harkovi-uchasnyky-bojovyh-dij-zmozhut-otrymaty-bezvidsotkovyj-kredyt-na-zhytlo/</text:a>
</text:p>
      <!--NEWS-->
      <text:h text:style-name="P10" text:outline-level="1">
<text:span text:style-name="T4">
The government has created a new position on the restoration of Ukraine</text:span>
</text:h>
      <text:p text:style-name="P4">
Author: ['АРМІЯINFORM']</text:p>
      <text:p text:style-name="P4">
Time: 2023-06-14T42:00:00-04:00</text:p>
      <text:p text:style-name="P4">
Description: Kabіnet Min) Uplating Nova Vicadrem'ar-Ministra Zwstr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19/10/uryad-1-e1638886488113.jpg" text:style-name="Internet_20_link" text:visited-style-name="Visited_20_Internet_20_Link">
uryad-1-e1638886488113.jpg</text:a>
']</text:p>
      <text:p text:style-name="P4">
Tags: ["ВІЦЕПРЕМ'ЄР-МІНІСТР З ПИТАНЬ ВІДНОВЛЕННЯ", 'ДЕНИС ШМИГАЛЬ']</text:p>
      <text:p text:style-name="P4">
Category: News</text:p>
      <!--METADATA-->
      <text:p text:style-name="P4">
<draw:frame draw:style-name="fr1" draw:name="Image21" text:anchor-type="as-char" svg:width="6.9236in" svg:height="3.964969in" draw:z-index="0">
<draw:image xlink:href="../Images/AРМІЯINFORM/2023-06-14T42-00-00-04-00/uryad-1-e1638886488113.jpg" xlink:type="simple" xlink:show="embed" xlink:actuate="onLoad" draw:mime-type="image/jpeg"/>
</draw:frame>
The Cabinet of Ministers of Ukraine has set up a new position of Viceremier-Minister for Recovery. This will allow you to approach the planning of projects and programming development qualitatively.</text:p>
      <text:p text:style-name="P4">
About it <text:a xlink:type="simple" xlink:href="https://t.me/Denys_Smyhal/5371" text:style-name="Internet_20_link" text:visited-style-name="Visited_20_Internet_20_Link">
reports</text:a>
Prime Minister of Ukraine Schmigal.</text:p>
      <text:p text:style-name="P4">
“The government has also created a position of renewal, relevant ministry and the state agency. The budget formed a special fund of overcoming the consequences of aggression, ”he said.</text:p>
      <text:p text:style-name="P4">
According to Denis Shmigal, the presence of such a position will also form an additional responsibility, transparency and accountability for the rebuilding of Ukraine.</text:p>
      <text:p text:style-name="P4">
Recall that within the framework of the EU Civil Protection Mechanism <text:a xlink:type="simple" xlink:href="https://armyinform.com.ua/2023/06/13/pidtoplenymy-zalyshayutsya-30-naselenyh-punktiv-na-hersonshhyni-ta-31-na-mykolayivshhyni-denys-shmygal/" text:style-name="Internet_20_link" text:visited-style-name="Visited_20_Internet_20_Link">
Assistance to Ukraine</text:a>
13 countries provide - tens and hundreds of boats, rafts, motor pumps, generators, containers, tanks and water filters, as well as many other things. The head of the Ukrainian government thanked for the assistance already provided, the United Kingdom, Japan, Canada and other countries.</text:p>
      <text:p text:style-name="P4">
News Source: <text:a xlink:type="simple" xlink:href="https://armyinform.com.ua/2023/06/14/v-uryadi-stvoryly-novu-posadu-z-pytan-vidnovlennya-ukrayiny/" text:style-name="Internet_20_link" text:visited-style-name="Visited_20_Internet_20_Link">
https://armyinform.com.ua/2023/06/14/v-uryadi-stvoryly-novu-posadu-z-pytan-vidnovlennya-ukrayiny/</text:a>
</text:p>
      <!--NEWS-->
      <text:h text:style-name="P10" text:outline-level="1">
<text:span text:style-name="T4">
As infantry from a grenade launcher and flamethrower burned the armor of the Russians</text:span>
</text:h>
      <text:p text:style-name="P4">
Author: ['Владислав Назаркевич']</text:p>
      <text:p text:style-name="P4">
Time: 2023-06-14T44:00:00-04:00</text:p>
      <text:p text:style-name="P4">
Description: Tse Zvichain Zavdannya Pikhotsiv - to see on Zazdaled Rosvіdan і Pіdladolu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1-17.jpg" text:style-name="Internet_20_link" text:visited-style-name="Visited_20_Internet_20_Link">
11-17.jpg</text:a>
']</text:p>
      <text:p text:style-name="P4">
Tags: []</text:p>
      <text:p text:style-name="P4">
Category: News</text:p>
      <!--METADATA-->
      <text:p text:style-name="P4">
<draw:frame draw:style-name="fr1" draw:name="Image22" text:anchor-type="as-char" svg:width="6.9236in" svg:height="4.615733in" draw:z-index="0">
<draw:image xlink:href="../Images/AРМІЯINFORM/2023-06-14T44-00-00-04-00/11-17.jpg" xlink:type="simple" xlink:show="embed" xlink:actuate="onLoad" draw:mime-type="image/jpeg"/>
</draw:frame>
This is the usual task of the infantrymen at zero - to go out to a pre -explored and prepared fire position to burn with a gunner and grenade launcher, a technique or a living power of the enemy.</text:p>
      <ul>
        <li>
The route back everyone remembers, we move only with certain paths, - they create their task grenade launchers. - immediately after the shot, we quickly turn to the starting positions. The enemy will start to "cover" the place where we will crush.</li>
      </ul>
      <text:p text:style-name="P4">
At the same time, the battalion commander gives command to the operators of antitrone rifles to "close" the sky above the route and the position of infantry.</text:p>
      <ul>
        <li>
It is most likely that drones can notice our exit to fire deployment, so we need to minimize this threat, - says grenade launcher. - Our operators will work with their antitrone guns. The devices that "blazes" the signal to the quadcopters of the Mavic type. We can also be displayed from enemy terrestrial observations. We can not prevent this, but the probability here is small.</li>
      </ul>
      <text:p text:style-name="P4">
After the "antidronshitors" have reported work, grenade launchers are jogging, aiming and making shots. This is all the underpass whistle of mines in the air and explosions on the ground.</text:p>
      <text:p text:style-name="P4">
After successful distance from the firing position, infantrymen soothe breathing and again can speak.</text:p>
      <ul>
        <li>
We burned the boldage of the invaders. The RPG-7 was used for this purpose-a hand-held grenade launcher, and then RSHG-1-a jet assault grenade with a shoe charge. This Rshg-1, by the way, is a trophy. We took it to the racists. Now we returned.</li>
      </ul>
      <text:p text:style-name="P4">
At that moment, the invaders begin to intensively fire the area from which oatmeal. This is a reason to accelerate again.</text:p>
      <ul>
        <li>
Probably, they are hot there, they split, - laughs Dmitry grenade launcher. "I think, we worked well. Distributed the corners and directions of fire, the ranking. Our drone was followed by work. From the command and surroundings of the pointBathalione report that they recorded secondary detonation in the area of hostility and a lot of fire and smoke. It's good. Now you see what we get here every day.</li>
      </ul>
      <text:p text:style-name="P4">
<text:span text:style-name="T5">
Detal about one day from the life of infantrymen of the 2nd mechanized battalion of the67th separate mechanized Brigade <text:a xlink:type="simple" xlink:href="https://armyinform.com.ua/2023/06/14/pihota-na-nuli-granatometnyky-palyat-blindazhi-vorozhyj-raketnyj-udar-evakuacziya-poranenogo/" text:style-name="Internet_20_link" text:visited-style-name="Visited_20_Internet_20_Link">
Read</text:a>
In the material of Vladislav Nazarkevich.</text:span>
</text:p>
      <text:p text:style-name="P4">
<text:span text:style-name="T5">
Opto and video author</text:span>
</text:p>
      <text:p text:style-name="P4">
News Source: <text:a xlink:type="simple" xlink:href="https://armyinform.com.ua/2023/06/14/yak-pihotynczi-z-granatometa-ta-vognemeta-spalyly-blindazh-rosiyan/" text:style-name="Internet_20_link" text:visited-style-name="Visited_20_Internet_20_Link">
https://armyinform.com.ua/2023/06/14/yak-pihotynczi-z-granatometa-ta-vognemeta-spalyly-blindazh-rosiyan/</text:a>
</text:p>
      <!--NEWS-->
      <text:h text:style-name="P10" text:outline-level="1">
<text:span text:style-name="T4">
The water level in the Dnieper at the Kherson mark decreased by more than 3 meters</text:span>
</text:h>
      <text:p text:style-name="P4">
Author: ['АРМІЯINFORM']</text:p>
      <text:p text:style-name="P4">
Time: 2023-06-14T46:00:00-04:00</text:p>
      <text:p text:style-name="P4">
Description: RIVEN DRAIT AT DNIPRI on the Udinchi "Kherson" came up on the 3rd metrics of 3 metrics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292308_kahovska-ges2_reuters_new_960x380_0.jpg" text:style-name="Internet_20_link" text:visited-style-name="Visited_20_Internet_20_Link">
292308_kahovska-ges2_reuters_new_960x380_0.jpg</text:a>
']</text:p>
      <text:p text:style-name="P4">
Tags: ['КАХОВСЬКА ГЕС', 'ШТАБ З ЛІКВІДАЦІЇ НАСЛІДКІВ ПІДРИВУ']</text:p>
      <text:p text:style-name="P4">
Category: News</text:p>
      <!--METADATA-->
      <text:p text:style-name="P4">
<draw:frame draw:style-name="fr1" draw:name="Image23" text:anchor-type="as-char" svg:width="6.9236in" svg:height="3.606042in" draw:z-index="0">
<draw:image xlink:href="../Images/AРМІЯINFORM/2023-06-14T46-00-00-04-00/292308_kahovska-ges2_reuters_new_960x380_0.jpg" xlink:type="simple" xlink:show="embed" xlink:actuate="onLoad" draw:mime-type="image/jpeg"/>
</draw:frame>
The water level in the Dnieper at Kherson has decreased by more than 3 meters 2.44 meters. Every hour the water level is reduced by 1-3 cm.</text:p>
      <text:p text:style-name="P4">
About it <text:a xlink:type="simple" xlink:href="https://t.me/shtab_kakhovska_hes/723" text:style-name="Internet_20_link" text:visited-style-name="Visited_20_Internet_20_Link">
reports</text:a>
The headquarters of the elimination of the Kakhovskaya hydroelectric power station by Russian terrorists.</text:p>
      <text:p text:style-name="P4">
“In the area of Natnodniprovsky Natural Park, the water gradually goes down. Currently, the level of 2.40 m. At the Kamyanska Sich National Park, the level decreased by more than 10 meters, ”the headquarters was ascertained.</text:p>
      <text:p text:style-name="P4">
Recall that in Kherson region underwater <text:a xlink:type="simple" xlink:href="https://armyinform.com.ua/2023/06/14/na-hersonshhyni-pid-vodoyu-zalyshayutsya-3103-zhytlovi-budynky/" text:style-name="Internet_20_link" text:visited-style-name="Visited_20_Internet_20_Link">
remain</text:a>
3103 Residential buildings.</text:p>
      <text:p text:style-name="P4">
News Source: <text:a xlink:type="simple" xlink:href="https://armyinform.com.ua/2023/06/14/riven-vody-u-dnipri-na-poznachczi-herson-znyzyvsya-na-ponad-3-metry/" text:style-name="Internet_20_link" text:visited-style-name="Visited_20_Internet_20_Link">
https://armyinform.com.ua/2023/06/14/riven-vody-u-dnipri-na-poznachczi-herson-znyzyvsya-na-ponad-3-metry/</text:a>
</text:p>
      <!--NEWS-->
      <text:h text:style-name="P10" text:outline-level="1">
<text:span text:style-name="T4">
The Russians destroyed the unique scientific equipment of Kharkiv physicists</text:span>
</text:h>
      <text:p text:style-name="P4">
Author: ['Антон Печерський']</text:p>
      <text:p text:style-name="P4">
Time: 2023-06-14T48:00:00-04:00</text:p>
      <text:p text:style-name="P4">
Description: At the Pershi, a large -scale attack of the Federal Federal Administrative District on Ukraine PID PI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1_golovna_obladnannya.jpg" text:style-name="Internet_20_link" text:visited-style-name="Visited_20_Internet_20_Link">
01_golovna_obladnannya.jpg</text:a>
']</text:p>
      <text:p text:style-name="P4">
Tags: ['ВТОРГНЕННЯ РФ', 'ХАРКІВЩИНА']</text:p>
      <text:p text:style-name="P4">
Category: News</text:p>
      <!--METADATA-->
      <text:p text:style-name="P4">
<draw:frame draw:style-name="fr1" draw:name="Image24" text:anchor-type="as-char" svg:width="6.9236in" svg:height="5.1927in" draw:z-index="0">
<draw:image xlink:href="../Images/AРМІЯINFORM/2023-06-14T48-00-00-04-00/01_golovna_obladnannya.jpg" xlink:type="simple" xlink:show="embed" xlink:actuate="onLoad" draw:mime-type="image/jpeg"/>
</draw:frame>
In the first days of a large-scale attack of the Russian Federation on Ukraine, the Kharkiv district of Pyatykhatka was subordinated, where the building of the educational and scientific institute "Physics and Technical Faculty" of Kharkiv National University named after VN Karazin is located. Not only did the artillery downgrade destroy the newly repaired building of the faculty, but he has destroyed unique scientific equipment.</text:p>
      <text:p text:style-name="P4">
The ArmyInform was told about it by Doctor of Physical and Mathematical Sciences, Professor, Corresponding Member of the National Academy of Sciences of Ukraine, Honosty of Science and Technology of Ukraine Igor Hirka.</text:p>
      <ul>
        <li>
One of the structural units of the faculty is the Department of Medical Physics Tabiomedical Nanotechnology. It was equipped with state -of -the -art and very precious moldings purchased in Japan in Europe. It conducted research level, published results in the best magazines, includingNature. Just to the window of the department, a rocket and all the burning, - said.</li>
      </ul>
      <text:p text:style-name="P4">
Part of the equipment of the faculty is not subject to restoration.</text:p>
      <text:p text:style-name="P4">
More about the fate of the Educational and Scientific Institute of Physics and Technical Faculty of Kharkiv National University named after VN Karazin post-type-scale attack of the Russian Federation on Ukraine <text:a xlink:type="simple" xlink:href="https://armyinform.com.ua/2023/06/14/obstrilyuyuchy-harkivski-pyatyhatky-rosiyany-svidomo-ignoruvaly-nebezpeku-radioaktyvnogo-zabrudnennya/" text:style-name="Internet_20_link" text:visited-style-name="Visited_20_Internet_20_Link">
Read</text:a>
In an interview with Igor's slide correspondent Armyinform.</text:p>
      <text:p text:style-name="P4">
News Source: <text:a xlink:type="simple" xlink:href="https://armyinform.com.ua/2023/06/14/rosiyany-znyshhyly-unikalne-naukove-obladnannya-harkivskyh-fizykiv/" text:style-name="Internet_20_link" text:visited-style-name="Visited_20_Internet_20_Link">
https://armyinform.com.ua/2023/06/14/rosiyany-znyshhyly-unikalne-naukove-obladnannya-harkivskyh-fizykiv/</text:a>
</text:p>
      <!--NEWS-->
      <text:h text:style-name="P10" text:outline-level="1">
<text:span text:style-name="T4">
Lectures from the concept of stelarators will read the leading scientists of the world to Ukrainian students</text:span>
</text:h>
      <text:p text:style-name="P4">
Author: ['Антон Печерський']</text:p>
      <text:p text:style-name="P4">
Time: 2023-06-14T50:00:00-04:00</text:p>
      <text:p text:style-name="P4">
Description: The large -scale invoice of the INO -Earth Naukovtsi Ryshuche was put up with the attacks of Rosyi on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01_golovna_stelarator.jpg" text:style-name="Internet_20_link" text:visited-style-name="Visited_20_Internet_20_Link">
01_golovna_stelarator.jpg</text:a>
']</text:p>
      <text:p text:style-name="P4">
Tags: []</text:p>
      <text:p text:style-name="P4">
Category: News</text:p>
      <!--METADATA-->
      <text:p text:style-name="P4">
<draw:frame draw:style-name="fr1" draw:name="Image25" text:anchor-type="as-char" svg:width="6.9236in" svg:height="5.895878in" draw:z-index="0">
<draw:image xlink:href="../Images/AРМІЯINFORM/2023-06-14T50-00-00-04-00/01_golovna_stelarator.jpg" xlink:type="simple" xlink:show="embed" xlink:actuate="onLoad" draw:mime-type="image/jpeg"/>
</draw:frame>
The stelarator of the expertisewendelstein-iia(Wikimedia Commons)After a large -scale invasion, foreign scientists strongly condemned the attacks on Ukraine and provide comprehensive support to Ukrainian colleagues. The unique course of lectures on the concept of stelarators will read the leading students in the physics of managed thermonuclear synthesis in the world.</text:p>
      <text:p text:style-name="P4">
<text:span text:style-name="T4">
 Help: </text:span>
 SCHEMENT(from the lat. Stella - Dawn)- a closed magnetic trap of holding high -temperature plasma. The stelarat is one of the type of thermonuclear reactors for the process of managed thermonuclear synthesis.</text:p>
      <text:p text:style-name="P4">
The ArmyInform was told about it by Doctor of Physical and Mathematical Sciences, Professor, Corresponding Member of the National Academy of Sciences of Ukraine, Honosty of Science and Technology of Ukraine Igor Hirka.</text:p>
      <ul>
        <li>
Now a group of colleagues from Europe, the USA, Japan is preparing to read a course of lectures on the concept of stelarators for our students, within which 12 lists are provided. This course will begin at the end of June, with each of the lecture 2 leading scientists. These 24 people are the top, these are the best experts in the facilitated thermonuclear synthesis in the world. A group of listeners of Ukraine has already been selected, - he said.</li>
      </ul>
      <text:p text:style-name="P4">
The lecture students will be not only the University of Kharkiv, but Kharkiv is the main skeleton of the training group. In view of the Celection Course, the concept of stelarators: Kharkiv lectures was called. According to him, the leading publishing house of scientific literature Elsevier plans to publish a separate textbook.</text:p>
      <text:p text:style-name="P4">
More about how foreign colleagues supported Ukrainian scientists after a wide -scale attack of the Russian Federation on Ukraine, <text:a xlink:type="simple" xlink:href="https://armyinform.com.ua/2023/06/14/obstrilyuyuchy-harkivski-pyatyhatky-rosiyany-svidomo-ignoruvaly-nebezpeku-radioaktyvnogo-zabrudnennya/" text:style-name="Internet_20_link" text:visited-style-name="Visited_20_Internet_20_Link">
Read in an interview</text:a>
Igor Hrykiko Reverse of the Armyinform.</text:p>
      <text:p text:style-name="P4">
News Source: <text:a xlink:type="simple" xlink:href="https://armyinform.com.ua/2023/06/14/kurs-lekczij-z-konczepcziyi-stelaratoriv-prochytayut-ukrayinskym-studentam-providni-naukovczi-svitu/" text:style-name="Internet_20_link" text:visited-style-name="Visited_20_Internet_20_Link">
https://armyinform.com.ua/2023/06/14/kurs-lekczij-z-konczepcziyi-stelaratoriv-prochytayut-ukrayinskym-studentam-providni-naukovczi-svitu/</text:a>
</text:p>
      <!--NEWS-->
      <text:h text:style-name="P10" text:outline-level="1">
<text:span text:style-name="T4">
Due to the military crime on the Kakhovskaya hydroelectric power plant, water will not come to the Crimea at least a year</text:span>
</text:h>
      <text:p text:style-name="P4">
Author: ['АРМІЯINFORM']</text:p>
      <text:p text:style-name="P4">
Time: 2023-06-14T52:00:00-04:00</text:p>
      <text:p text:style-name="P4">
Description: Through Pіdriv Kakhovo Ges, water to the criminal does not follow the min at least RIK. Shvidko Vidniti ... The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194183.jpg" text:style-name="Internet_20_link" text:visited-style-name="Visited_20_Internet_20_Link">
194183.jpg</text:a>
']</text:p>
      <text:p text:style-name="P4">
Tags: ['КАХОВСЬКА ГЕС', 'КРИМ']</text:p>
      <text:p text:style-name="P4">
Category: News</text:p>
      <!--METADATA-->
      <text:p text:style-name="P4">
<draw:frame draw:style-name="fr1" draw:name="Image26" text:anchor-type="as-char" svg:width="6.9236in" svg:height="4.610104in" draw:z-index="0">
<draw:image xlink:href="../Images/AРМІЯINFORM/2023-06-14T52-00-00-04-00/194183.jpg" xlink:type="simple" xlink:show="embed" xlink:actuate="onLoad" draw:mime-type="image/jpeg"/>
</draw:frame>
Due to the blast <text:a xlink:type="simple" xlink:href="https://armyinform.com.ua/tag/kahovska-ges/" text:style-name="Internet_20_link" text:visited-style-name="Visited_20_Internet_20_Link">
Kakhovskaya hydroelectric power station</text:a>
Water will not come to the Crimea at least a year. It will also be possible to quickly restore the aftermath water supply of the peninsula.</text:p>
      <text:p text:style-name="P4">
About it <text:a xlink:type="simple" xlink:href="https://t.me/shtab_kakhovska_hes/724" text:style-name="Internet_20_link" text:visited-style-name="Visited_20_Internet_20_Link">
reports</text:a>
The headquarters of the elimination of the Kakhovka hydroelectric power station.</text:p>
      <text:p text:style-name="P4">
In addition, <text:span text:style-name="T4">
 Dnipropetrovsk, Zaporizhia, Kherson and Mykolaiv regions will be suffering from the lack of water supply. </text:span>
 <text:span text:style-name="T4">
 </text:span>
</text:p>
      <text:p text:style-name="P4">
Experts hope that the Kakhovka reservoir will stop 6-7 meters. Only in such a scenario will be the opportunity in a year - in the case of de -occupation and after the flood - to reach the level of 12.7 meters to ensure these regions with drinking and technical water.</text:p>
      <text:p text:style-name="P4">
We will remind, as of June 14 in Kherson region underwater <text:a xlink:type="simple" xlink:href="https://armyinform.com.ua/2023/06/14/na-hersonshhyni-pid-vodoyu-zalyshayutsya-3103-zhytlovi-budynky/" text:style-name="Internet_20_link" text:visited-style-name="Visited_20_Internet_20_Link">
remain</text:a>
3103 Residential buildings. Over the past day, the water departed from about half a thousand homes.</text:p>
      <text:p text:style-name="P4">
News Source: <text:a xlink:type="simple" xlink:href="https://armyinform.com.ua/2023/06/14/cherez-voyennyj-zlochyn-na-kahovskij-ges-voda-do-krymu-ne-nadhodytyme-minimum-rik/" text:style-name="Internet_20_link" text:visited-style-name="Visited_20_Internet_20_Link">
https://armyinform.com.ua/2023/06/14/cherez-voyennyj-zlochyn-na-kahovskij-ges-voda-do-krymu-ne-nadhodytyme-minimum-rik/</text:a>
</text:p>
      <!--NEWS-->
      <text:h text:style-name="P10" text:outline-level="1">
<text:span text:style-name="T4">
The SBU detained the head of the Donbassgaz DNR branch, which heated the racist barracks during the occupation of the city</text:span>
</text:h>
      <text:p text:style-name="P4">
Author: ['АРМІЯINFORM']</text:p>
      <text:p text:style-name="P4">
Time: 2023-06-14T53:00:00-04:00</text:p>
      <text:p text:style-name="P4">
Description: The Service of the Bezpeki Vikrila Shchel the One Kolaborator at the result of the Stabilіzatskihiychi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bf0cd902ee58c058571b2d7a5f46831d.jpeg" text:style-name="Internet_20_link" text:visited-style-name="Visited_20_Internet_20_Link">
bf0cd902ee58c058571b2d7a5f46831d.jpeg</text:a>
']</text:p>
      <text:p text:style-name="P4">
Tags: ['STOPRUSSIA', 'АГРЕСІЯ РФ']</text:p>
      <text:p text:style-name="P4">
Category: News</text:p>
      <!--METADATA-->
      <text:p text:style-name="P4">
<draw:frame draw:style-name="fr1" draw:name="Image27" text:anchor-type="as-char" svg:width="6.9236in" svg:height="4.615733in" draw:z-index="0">
<draw:image xlink:href="../Images/AРМІЯINFORM/2023-06-14T53-00-00-04-00/bf0cd902ee58c058571b2d7a5f46831d.jpeg" xlink:type="simple" xlink:show="embed" xlink:actuate="onLoad" draw:mime-type="image/jpeg"/>
</draw:frame>
The Security Service exposed another collaborator as a result of stabilization in the liberated territories of Donetsk region.</text:p>
      <text:p text:style-name="P4">
The former master of gas distribution networks in the estuary was the assistant master of the enemy. During the temporary occupation of the city, he supported Russian invaders and went to cooperation. For this he was appointed head of the created aggressorial "branch of Donbassgaz DNR".</text:p>
      <text:p text:style-name="P4">
"After the" appointment "he immediately began to organize the heating of captured buildings, where the occupation groups of the Russian Federation were" stated ". At the same time, he left Vinity without heat supply to the home of the locals. After the release of Lyan, the attacker tried to escape from the city to the temporarily occupied Evenakiyev. However, the SBU staff exposed and detained it in a timely manner, ”the message goes.</text:p>
      <text:p text:style-name="P4">
Currently, investigators of the Security Service have informed the person being suspected under Part 4 of Article 111-1 of the Criminal Code of Ukraine(Collaboration).</text:p>
      <text:p text:style-name="P4">
Вирішується питання щодо обрання запобіжного заходу у виді тримання підвартою. Триває розслідування для встановлення всіх обставин злочину.</text:p>
      <text:p text:style-name="P4">
Комплексні заходи проводили співробітники СБУ в Донецькій та Луганськійобластях спільно з Держприкордонслужбою за процесуального керівництваДонецької обласної прокуратури.</text:p>
      <text:p text:style-name="P4">
Джерело: <text:a xlink:type="simple" xlink:href="https://ssu.gov.ua/novyny/sbu-zatrymala-v-lymani-ochilnyka-filii-donbashaza-dnr-yakyi-obihrivav-kazarmy-rashystiv-pid-chas-okupatsii-mista" text:style-name="Internet_20_link" text:visited-style-name="Visited_20_Internet_20_Link">
Служба безпека України</text:a>
</text:p>
      <text:p text:style-name="P4">
News Source: <text:a xlink:type="simple" xlink:href="https://armyinform.com.ua/2023/06/14/sbu-zatrymala-ochilnyka-filiyi-donbasgaza-dnr-yakyj-obigrivav-kazarmy-rashystiv-pid-chas-okupacziyi-mista/" text:style-name="Internet_20_link" text:visited-style-name="Visited_20_Internet_20_Link">
https://armyinform.com.ua/2023/06/14/sbu-zatrymala-ochilnyka-filiyi-donbasgaza-dnr-yakyj-obigrivav-kazarmy-rashystiv-pid-chas-okupacziyi-mista/</text:a>
</text:p>
      <!--NEWS-->
      <text:h text:style-name="P10" text:outline-level="1">
<text:span text:style-name="T4">
Army Irina Gerashchenko won "bronze" in height at a tournament in Finland</text:span>
</text:h>
      <text:p text:style-name="P4">
Author: ['АРМІЯINFORM']</text:p>
      <text:p text:style-name="P4">
Time: 2023-06-14T54:00:00-04:00</text:p>
      <text:p text:style-name="P4">
Description: Ukrainian athlete Irina Gerashchenko conquered “bronze” to Etapu Svit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29099393_866081697806830_5636057499918336956_n.jpg" text:style-name="Internet_20_link" text:visited-style-name="Visited_20_Internet_20_Link">
329099393_866081697806830_5636057499918336956_n.jpg</text:a>
']</text:p>
      <text:p text:style-name="P4">
Tags: ['АРМІЙСЬКИЙ СПОРТ', 'ІРИНА ГЕРАЩЕНКО']</text:p>
      <text:p text:style-name="P4">
Category: News</text:p>
      <!--METADATA-->
      <text:p text:style-name="P4">
<draw:frame draw:style-name="fr1" draw:name="Image28" text:anchor-type="as-char" svg:width="6.9236in" svg:height="4.504157in" draw:z-index="0">
<draw:image xlink:href="../Images/AРМІЯINFORM/2023-06-14T54-00-00-04-00/329099393_866081697806830_5636057499918336956_n.jpg" xlink:type="simple" xlink:show="embed" xlink:actuate="onLoad" draw:mime-type="image/jpeg"/>
</draw:frame>
Ukrainian athlete Irina Gerashchenko won the Bronze Stage of the World Holding Continental Tour of the Gold category Paavo Nurmi Games in the Uflian city of Turku.</text:p>
      <text:p text:style-name="P4">
About it <text:a xlink:type="simple" xlink:href="https://www.facebook.com/olympicua/posts/pfbid04NyvvKVyizqD5awudeqxU1zcXaYzdTChvQZLTskhe8M14o1mHJCk76QyoN53GBLsl" text:style-name="Internet_20_link" text:visited-style-name="Visited_20_Internet_20_Link">
reports</text:a>
National Olympic Committee of Ukraine.</text:p>
      <text:p text:style-name="P4">
Irina Gerashchenko jumped at a height of 1.94 m and repeated her best results of the season.</text:p>
      <text:p text:style-name="P4">
Another army Yulia Levchenko showed the 5th result(1.87 m).</text:p>
      <text:p text:style-name="P4">
Перемогу здобула австралійка Нікола Оліслагерс (McDermotot)with a result of 2.01 meters.</text:p>
      <text:p text:style-name="P4">
News Source: <text:a xlink:type="simple" xlink:href="https://armyinform.com.ua/2023/06/14/armijka-iryna-gerashhenko-zavoyuvala-bronzu-v-strybkah-u-vysotu-na-turniri-u-finlyandiyi/" text:style-name="Internet_20_link" text:visited-style-name="Visited_20_Internet_20_Link">
https://armyinform.com.ua/2023/06/14/armijka-iryna-gerashhenko-zavoyuvala-bronzu-v-strybkah-u-vysotu-na-turniri-u-finlyandiyi/</text:a>
</text:p>
      <!--NEWS-->
      <text:h text:style-name="P10" text:outline-level="1">
<text:span text:style-name="T4">
As a result of artillery shelling of the occupiers, a boarding school in Sumy region was damaged-proceedings have been started</text:span>
</text:h>
      <text:p text:style-name="P4">
Author: ['АРМІЯINFORM']</text:p>
      <text:p text:style-name="P4">
Time: 2023-06-14T55:00:00-04:00</text:p>
      <text:p text:style-name="P4">
Description: For the proprietary Kerivnitvva of the summary of the prosecutor's office of Rozdochatovo ... The war with Ukraine 2022, the war with Ukraine is the latest news today, the news war with Ukraine 2022 last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6/photo_2023-06-13_14-50-54-e1686662235927.jpg" text:style-name="Internet_20_link" text:visited-style-name="Visited_20_Internet_20_Link">
photo_2023-06-13_14-50-54-e1686662235927.jpg</text:a>
']</text:p>
      <text:p text:style-name="P4">
Tags: ['STOPRUSSIA']</text:p>
      <text:p text:style-name="P4">
Category: News</text:p>
      <!--METADATA-->
      <text:p text:style-name="P4">
<draw:frame draw:style-name="fr1" draw:name="Image29" text:anchor-type="as-char" svg:width="6.9236in" svg:height="4.93762in" draw:z-index="0">
<draw:image xlink:href="../Images/AРМІЯINFORM/2023-06-14T55-00-00-04-00/photo_2023-06-13_14-50-54-e1686662235927.jpg" xlink:type="simple" xlink:show="embed" xlink:actuate="onLoad" draw:mime-type="image/jpeg"/>
</draw:frame>
With the procedural leadership of the Sumy Regional Prosecutor's Office, pre -trial investigation was initiated after violation of the laws and customs of war(Part 1 of Art. 438 of the Criminal Code).</text:p>
      <text:p text:style-name="P4">
Про це <text:a xlink:type="simple" xlink:href="https://t.me/pgo_gov_ua" text:style-name="Internet_20_link" text:visited-style-name="Visited_20_Internet_20_Link">
повідомляє</text:a>
Office of the Prosecutor General.</text:p>
      <text:p text:style-name="P4">
“According to the investigation, on June 13, 2023, at about 06:05 the occupiers carried out the landscape fire of Bilopillya of Sumy region. The boarding house was damaged, windows, walls and roof were cut. There are 127 pupils left without housing.</text:p>
      <text:p text:style-name="P4">
Prosecutors in cooperation with other law enforcement officers document the consequences. The pre -trial investigation is carried out by investigators of the SBU SBU Department of the SUMU region, ”the message reads.</text:p>
      <text:p text:style-name="P4">
News Source: <text:a xlink:type="simple" xlink:href="https://armyinform.com.ua/2023/06/14/vnaslidok-artylerijskogo-obstrilu-okupantamy-poshkodzheno-budynok-internat-na-sumshhyni-rozpochato-provadzhennya/" text:style-name="Internet_20_link" text:visited-style-name="Visited_20_Internet_20_Link">
https://armyinform.com.ua/2023/06/14/vnaslidok-artylerijskogo-obstrilu-okupantamy-poshkodzheno-budynok-internat-na-sumshhyni-rozpochato-provadzhennya/</text:a>
</text:p>
      <!--NEWS-->
      <text:h text:style-name="P10" text:outline-level="1">
<text:span text:style-name="T4">
During the day in the Zaporizhzhya direction the Armed Forces advanced 350 meters - Anna Malyar</text:span>
</text:h>
      <text:p text:style-name="P4">
Author: ['АРМІЯINFORM']</text:p>
      <text:p text:style-name="P4">
Time: 2023-06-14T56:00:00-04:00</text:p>
      <text:p text:style-name="P4">
Description: The capacity of the defense of Ukrainian is to go through the leading of the attack of the operations that may of the Obstkovy Assumption ... The war with Ukraine 2022, the war with Ukraine is the latest news today, the News War with Ukraine 2022 The last ones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БАХМУТСЬКИЙ НАПРЯМОК', 'ВТРАТИ ВОЄННОЇ ТЕХНІКИ ЗС РФ', 'ГАННА МАЛЯР', 'ЗАПОРІЗЬКИЙ НАПРЯМОК', 'МАРІУПОЛЬСЬКИЙ НАПРЯМОК', 'НАСТУП']</text:p>
      <text:p text:style-name="P4">
Category: News</text:p>
      <!--METADATA-->
      <text:p text:style-name="P4">
<draw:frame draw:style-name="fr1" draw:name="Image30" text:anchor-type="as-char" svg:width="6.9236in" svg:height="3.890725in" draw:z-index="0">
<draw:image xlink:href="../Images/AРМІЯINFORM/2023-06-14T56-00-00-04-00/sili-oboroni-ukraini-prodovzhuyut-vedennya-nastupalnoi-operacii.jpg" xlink:type="simple" xlink:show="embed" xlink:actuate="onLoad" draw:mime-type="image/jpeg"/>
</draw:frame>
Ukraine's defense forces continue to conduct an offensive operation and have a frequency success in some areas.</text:p>
      <text:p text:style-name="P4">
About it <text:a xlink:type="simple" xlink:href="https://t.me/annamaliar/846" text:style-name="Internet_20_link" text:visited-style-name="Visited_20_Internet_20_Link">
reported</text:a>
Deputy Minister of Defense Anna Malyar in Telegram.</text:p>
      <text:p text:style-name="P4">
In particular, during the day, Ukrainian troops advanced <text:span text:style-name="T4">
 in the Zaporozhye direction </text:span>
 from 300-350 m.</text:p>
      <text:p text:style-name="P4">
<text:span text:style-name="T4">
 In the Bakhmut direction </text:span>
-in different areas went forward from 200-500m.</text:p>
      <text:p text:style-name="P4">
<text:span text:style-name="T4">
 In the Berdyansk direction </text:span>
 fights continue near the village of Makarivka.</text:p>
      <text:p text:style-name="P4">
<text:span text:style-name="T4">
 On Mariupol </text:span>
 - fights continue in the areas of Novodanylivka Tanopoprovskaya.</text:p>
      <text:p text:style-name="P4">
"Our troops are moving in the conditions of extremely violent battles, the aviation Taarathylerian advantage of the enemy," her post reads.</text:p>
      <text:p text:style-name="P4">
According to Anna Malyar, the enemy suffered losses both in live strength and in technique.</text:p>
      <text:p text:style-name="P4">
In yesterday's day <text:span text:style-name="T4">
 enemy losses made up </text:span>
:</text:p>
      <ul>
        <li>
artillery battery of self -propelled guns; * 2 complexes of EW; * Focus on Automobile Technology(up to 10 of.); * Radioceal complex of exploration and control of firing; * ZRK.</li>
      </ul>
      <text:p text:style-name="P4">
News Source: <text:a xlink:type="simple" xlink:href="https://armyinform.com.ua/2023/06/14/za-dobu-na-zaporizkomu-napryamku-zsu-prosunulys-na-350-metriv-ganna-malyar/" text:style-name="Internet_20_link" text:visited-style-name="Visited_20_Internet_20_Link">
https://armyinform.com.ua/2023/06/14/za-dobu-na-zaporizkomu-napryamku-zsu-prosunulys-na-350-metriv-ganna-malyar/</text:a>
</text:p>
      <!--NEWS-->
      <text:h text:style-name="P10" text:outline-level="1">
<text:span text:style-name="T4">
Aviation of Defense Forces per day struck 13 strokes on the focus of enemy personnel</text:span>
</text:h>
      <text:p text:style-name="P4">
Author: ['АРМІЯINFORM']</text:p>
      <text:p text:style-name="P4">
Time: 2023-06-14T57:00:00-04:00</text:p>
      <text:p text:style-name="P4">
Description: About the General Headquarters of the ZSU in the Operational INformation. “Avіaatsia force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ГШ ЗСУ', 'ХРОНІКА ОБОРОНИ']</text:p>
      <text:p text:style-name="P4">
Category: News</text:p>
      <!--METADATA-->
      <text:p text:style-name="P4">
<draw:frame draw:style-name="fr1" draw:name="Image31" text:anchor-type="as-char" svg:width="6.9236in" svg:height="4.615733in" draw:z-index="0">
<draw:image xlink:href="../Images/AРМІЯINFORM/2023-06-14T57-00-00-04-00/ukrayinska-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Ldc4XbaB7qyqsdnawdnEqz52UedLM1vVafepLHPoE3fYP9RpXfF4yTeGxcSLxNJl" text:style-name="Internet_20_link" text:visited-style-name="Visited_20_Internet_20_Link">
reports</text:a>
The General Staff of the Armed Forces in operational information.</text:p>
      <text:p text:style-name="P4">
"Aviation of defense forces per day made 13 beats in the areas of concentration of the personal composition of the enemy and 4-on the anti-aircraft missile complexes of the enemy.</text:p>
      <text:p text:style-name="P4">
In addition, missile troops and artillery units were struck by the punctuation, 8 districts of hostile personnel, weapons of Taviv equipment, 3 ammunition depots, anti-aircraft missile complex, 7 artillery units at fire positions, 2 a means of anti-electro-electric facilities.</text:p>
      <text:p text:style-name="P4">
News Source: <text:a xlink:type="simple" xlink:href="https://armyinform.com.ua/2023/06/14/aviacziya-syl-oborony-za-dobu-zavdala-13-udariv-po-rajonah-zoseredzhennya-osobovogo-skladu-protyvnyka/" text:style-name="Internet_20_link" text:visited-style-name="Visited_20_Internet_20_Link">
https://armyinform.com.ua/2023/06/14/aviacziya-syl-oborony-za-dobu-zavdala-13-udariv-po-rajonah-zoseredzhennya-osobovogo-skladu-protyvnyka/</text:a>
</text:p>
      <!--NEWS-->
      <text:h text:style-name="P10" text:outline-level="1">
<text:span text:style-name="T4">
The leadership of the Russian Army treats its fighters as unnecessary</text:span>
</text:h>
      <text:p text:style-name="P4">
Author: ['АРМІЯINFORM']</text:p>
      <text:p text:style-name="P4">
Time: 2023-06-14T58:00:00-04:00</text:p>
      <text:p text:style-name="P4">
Description: Yak I Bagato INSHSH, “HORT” ROZPOVIDAH, SO KERIVNITSTE TO AND EVERYTHING OF THE ARMANIT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imgl3806.jpg" text:style-name="Internet_20_link" text:visited-style-name="Visited_20_Internet_20_Link">
imgl3806.jpg</text:a>
']</text:p>
      <text:p text:style-name="P4">
Tags: ['STOPRUSSIA', 'АГРЕСІЯ РФ', 'ВТОРГНЕННЯ РФ']</text:p>
      <text:p text:style-name="P4">
Category: News</text:p>
      <!--METADATA-->
      <text:p text:style-name="P4">
<draw:frame draw:style-name="fr1" draw:name="Image32" text:anchor-type="as-char" svg:width="6.9236in" svg:height="4.517649in" draw:z-index="0">
<draw:image xlink:href="../Images/AРМІЯINFORM/2023-06-14T58-00-00-04-00/imgl3806.jpg" xlink:type="simple" xlink:show="embed" xlink:actuate="onLoad" draw:mime-type="image/jpeg"/>
</draw:frame>
Like many others, <text:a xlink:type="simple" xlink:href="https://armyinform.com.ua/2023/06/14/popry-try-poranennya-hort-prodovzhuye-nyshhyty-rosijskyh-zagarbnykiv/" text:style-name="Internet_20_link" text:visited-style-name="Visited_20_Internet_20_Link">
"greyhound" tells</text:a>
that the leadership of the so -called second army of the world treats its fighters as a predecessor.</text:p>
      <ul>
        <li>
Against us were various units - both Rosarmia's battle units and Wagner PVC, and our former compatriots - residents of quasi -Rrespulic, created by a nine years ago. They were often sent to the storms where they became guns in the livel. Many have gone against us on the battlefield of extorting the years of Soviet. I am no longer talking about metal helmets - people without bulletproof vests went on. We killed them, and in their bodies is a spur. And so there were a few waves until the last Russian soldier fell dead.</li>
      </ul>
      <text:p text:style-name="P4">
News Source: <text:a xlink:type="simple" xlink:href="https://armyinform.com.ua/2023/06/14/kerivnycztvo-armiyi-rf-stavytsya-do-svoyih-bijcziv-yak-do-nepotrebu/" text:style-name="Internet_20_link" text:visited-style-name="Visited_20_Internet_20_Link">
https://armyinform.com.ua/2023/06/14/kerivnycztvo-armiyi-rf-stavytsya-do-svoyih-bijcziv-yak-do-nepotrebu/</text:a>
</text:p>
      <!--NEWS-->
      <text:h text:style-name="P10" text:outline-level="1">
<text:span text:style-name="T4">
The enemy made 39 aircraft blows and made 62 shelling from the RSLS on the positions of our troops and settlements</text:span>
</text:h>
      <text:p text:style-name="P4">
Author: ['АРМІЯINFORM']</text:p>
      <text:p text:style-name="P4">
Time: 2023-06-14T59:00:00-04:00</text:p>
      <text:p text:style-name="P4">
Description: About the General Headquarters of the ZSU in the Operational INformation. “Sogodni Vnochi ... The war with Ukraine 2022, the war with Ukraine is the latest news today, the news of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5/630_360_1650977494-848.jpg" text:style-name="Internet_20_link" text:visited-style-name="Visited_20_Internet_20_Link">
630_360_1650977494-848.jpg</text:a>
']</text:p>
      <text:p text:style-name="P4">
Tags: ['STOPRUSSIA', 'АГРЕСІЯ РФ', 'ГШ ЗСУ']</text:p>
      <text:p text:style-name="P4">
Category: News</text:p>
      <!--METADATA-->
      <text:p text:style-name="P4">
<draw:frame draw:style-name="fr1" draw:name="Image33" text:anchor-type="as-char" svg:width="6.9236in" svg:height="3.956343in" draw:z-index="0">
<draw:image xlink:href="../Images/AРМІЯINFORM/2023-06-14T59-00-00-04-00/630_360_1650977494-848.jpg" xlink:type="simple" xlink:show="embed" xlink:actuate="onLoad" draw:mime-type="image/jpeg"/>
</draw:frame>
Illustrative Photo <text:span text:style-name="T4">
 🔥Set on Russian invasion </text:span>
</text:p>
      <text:p text:style-name="P4">
About it <text:a xlink:type="simple" xlink:href="https://www.facebook.com/GeneralStaff.ua/posts/pfbid0ALdc4XbaB7qyqsdnawdnEqz52UedLM1vVafepLHPoE3fYP9RpXfF4yTeGxcSLxNJl" text:style-name="Internet_20_link" text:visited-style-name="Visited_20_Internet_20_Link">
reports</text:a>
The General Staff of the Armed Forces in operational information.</text:p>
      <text:p text:style-name="P4">
“Tonight, Russian invaders attacked the territory of Ukraine with winged and Iranian shock UAVs like ShahED. Information on the consequence of this attack is currently clarified, ”the message reads.</text:p>
      <text:p text:style-name="P4">
In addition, the enemy caused 39 aviation strikes and carried out 62 shelling of the reactive volley fire systems at the positions of our troops and inhabited points.</text:p>
      <text:p text:style-name="P4">
News Source: <text:a xlink:type="simple" xlink:href="https://armyinform.com.ua/2023/06/14/vorog-zavdav-39-aviaczijnyh-udariv-ta-zdijsnyv-62-obstrily-z-rszv-po-pozycziyah-nashyh-vijsk-ta-naselenyh-punktah/" text:style-name="Internet_20_link" text:visited-style-name="Visited_20_Internet_20_Link">
https://armyinform.com.ua/2023/06/14/vorog-zavdav-39-aviaczijnyh-udariv-ta-zdijsnyv-62-obstrily-z-rszv-po-pozycziyah-nashyh-vijsk-ta-naselenyh-punktah/</text:a>
</text:p>
      <!--NEWS-->
      <text:h text:style-name="P10" text:outline-level="1">
<text:span text:style-name="T4">
Sumy and Chernihiv border shelling: more than 20 explosions occurred at night</text:span>
</text:h>
      <text:p text:style-name="P4">
Author: ['АРМІЯINFORM']</text:p>
      <text:p text:style-name="P4">
Time: 2023-06-14T60:00:00-04:00</text:p>
      <text:p text:style-name="P4">
Description: Za Vechora 13 Chervnya until 09:00 14 Chervnya Rosіyskі Vіsyska 6 times sheltered Prordordonni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text:p>
      <text:p text:style-name="P4">
Category: News</text:p>
      <!--METADATA-->
      <text:p text:style-name="P4">
<draw:frame draw:style-name="fr1" draw:name="Image34" text:anchor-type="as-char" svg:width="6.9236in" svg:height="4.034754in" draw:z-index="0">
<draw:image xlink:href="../Images/AРМІЯINFORM/2023-06-14T60-00-00-04-00/obstrily-prykordonnya-e1685522829617.jpg" xlink:type="simple" xlink:show="embed" xlink:actuate="onLoad" draw:mime-type="image/jpeg"/>
</draw:frame>
Illustrative photo</text:p>
      <text:p text:style-name="P4">
From the evening of June 13 to 09:00 on June 14, Russian troops fired at the border territories of Chernihiv and Sumy regions 6 times.</text:p>
      <text:p text:style-name="P4">
About it <text:a xlink:type="simple" xlink:href="https://www.facebook.com/kommander.nord/posts/pfbid02arSKKqbHBo9cBVSWmGCabfdDi1tHJVfkziBAcQFJtBrG7HqR5TyTbx3MncyTjA3rl" text:style-name="Internet_20_link" text:visited-style-name="Visited_20_Internet_20_Link">
reports</text:a>
Operational Command "North".</text:p>
      <text:p text:style-name="P4">
From 19:55 to 8:50 pm, 7 parishes were recorded on June 13, probably a barrel artillery, in the area of the settlement of Stara Guta.</text:p>
      <text:p text:style-name="P4">
From 9:20 pm to 21:40, 4 parishes were recorded on June 13, probably a barrel artillery, in the area of Golubivka settlement.</text:p>
      <text:p text:style-name="P4">
From 9:20 pm to 21:25, 3 parishes were recorded on June 13, probably a barrel artillery, in the area of the settlement of the middle-building.</text:p>
      <text:p text:style-name="P4">
From 9:30 pm to 21:40, 3 parishes were recorded on June 13, a mortar 120 mm was previously, a thick -odove settlement.</text:p>
      <text:p text:style-name="P4">
From 00:15 to 00:25, on June 14, 4 parishes were recorded and from 01:04 to 01:12 - 3 drives, probably from a mortar 120 mm, in the area of the settlement of Galaganivka.</text:p>
      <text:p text:style-name="P4">
There was no information about losses among the local population or damage to civilian infrastructure.</text:p>
      <text:p text:style-name="P4">
News Source: <text:a xlink:type="simple" xlink:href="https://armyinform.com.ua/2023/06/14/obstrily-prykordonnya-sumshhyny-i-chernigivshhyny-vnochi-prolunalo-ponad-20-vybuhiv/" text:style-name="Internet_20_link" text:visited-style-name="Visited_20_Internet_20_Link">
https://armyinform.com.ua/2023/06/14/obstrily-prykordonnya-sumshhyny-i-chernigivshhyny-vnochi-prolunalo-ponad-20-vybuhiv/</text:a>
</text:p>
      <!--NEWS-->
      <text:h text:style-name="P10" text:outline-level="1">
<text:span text:style-name="T4">
The results of purchases of the Armed Forces of the Armed Forces for the second half of the year were published in the ProZorro system on June 12-13</text:span>
</text:h>
      <text:p text:style-name="P4">
Author: ['АРМІЯINFORM']</text:p>
      <text:p text:style-name="P4">
Time: 2023-06-14T61:00:00-04:00</text:p>
      <text:p text:style-name="P4">
Description: Procedure Procurement Products of Kharchuvannya Zbroyni forces of Ukraine Vidbuva Vidkriti і 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PROZORRO', 'ДЕНИС ШАРАПОВ', 'МОУ', 'ХАРЧУВАННЯ ВІЙСЬКОВИХ']</text:p>
      <text:p text:style-name="P4">
Category: News</text:p>
      <!--METADATA-->
      <text:p text:style-name="P4">
<draw:frame draw:style-name="fr1" draw:name="Image35" text:anchor-type="as-char" svg:width="6.9236in" svg:height="4.376989in" draw:z-index="0">
<draw:image xlink:href="../Images/AРМІЯINFORM/2023-06-14T61-00-00-04-00/02e284b9be58db3d46a9d31490538857a0693354-1.jpg" xlink:type="simple" xlink:show="embed" xlink:actuate="onLoad" draw:mime-type="image/jpeg"/>
</draw:frame>
The procedure of procurement of food for the Armed Forces of Ukraine is open and compliance with all procedures. Anyone can track it on the website.</text:p>
      <text:p text:style-name="P4">
About it <text:a xlink:type="simple" xlink:href="https://www.mil.gov.ua/news/2023/06/13/rezultati-zakupivel-produktiv-harchuvannya-zsu-na-druge-pivrichchya-buli-oprilyudneni-v-sistemi-prozorro-12-13-chervnya/" text:style-name="Internet_20_link" text:visited-style-name="Visited_20_Internet_20_Link">
reports</text:a>
Ministry of Defence Ukraine.</text:p>
      <text:p text:style-name="P4">
At the same time, on June 12, several people spread unreliable and incorrect information on the purchase of food of the Ministry of Defense.</text:p>
      <text:p text:style-name="P4">
Therefore, as for "not publishing information on which, allegedly, the collegial body made a decision on Friday, June 9", then the collegial organ of the Ministry of Defense of Ukraine on Defense Procurement, and by the way, there is a representative of the Anti -Corruption Council at the Ministry of Defense Ministry , On June 9, he made only a decision to reject participants in some procedures, which MUS immediately published in the electronic system of ProZorro on June 9.</text:p>
      <text:p text:style-name="P4">
The decision to recognize the winners was transferred by the collegial body to June 12, after which IUU on the same day - June 12 - immediately published them by the ProZorro procurement system. It is about 8 procurement procedures. This information is open. In addition, on June 13, another 8 procedures were announced and winners.</text:p>
      <text:p text:style-name="P4">
In total, the Ministry of Defense has announced 22 procedures for the purchase of food for the Armed Forces. Currently, 16 of them have results and the winners have been announced. The winners have not yet been determined by 4 processes; Another 2 procedures were rejected by all times, and on June 13, these 2 procedures were repeated.</text:p>
      <text:p text:style-name="P4">
“Unfortunately, people who have distributed information that the publications of trading are not being delayed and not published. These "data" is not true. This is easily checked both in the ProZorro system, so it is idle at the expense of public control - a representative of the anti -correal counterparts is a part of the collegial body of the Ministry of Defense on Defense Procurement. Actually, information about this "fact" has already been deleted by authors from publications. What do we have in reality? Purchases are ongoing, everything happens to all procedures and without violation of no terms, which are defined by the Law on Public Procurement, - said Deputy Minister of Defense Denisssharapov.In addition, during the period of clarifications from the participants for each procedure, a secondary average of 40 appeals - that is, 22 procedures more than 850 appeals. The Ministry of Defense is obliged to publish appropriate explanations within one working day from the date of receipt of the receipt.</text:p>
      <text:p text:style-name="P4">
“Given that all this could have caused the disruption of the personal composition, the MOU took into account these risks and proposed the corresponding changes to the CMUN335 resolution. Important: These changes did not oblige the MOU to continue the current agreements of the year, but only gave the right to amend the time, sufficient for the procurement procedure. We cannot allow our military to eat. The reaction to such threats is obvious - it is impossible to make a lot of inspection on the nutrition of military unscrupulous participants. Currently, the post -publication of the results of bidding, that is, when we are sure that the auction has taken place, that there will be no disruption of food supplies to our defenders and rags, we have applied to leave these changes without consideration without consideration, ”Denis Sharapov added.</text:p>
      <text:p text:style-name="P4">
News Source: <text:a xlink:type="simple" xlink:href="https://armyinform.com.ua/2023/06/14/rezultaty-zakupivel-produktiv-harchuvannya-zsu-na-ii-pivrichchya-buly-oprylyudneni-v-systemi-prozorro-12-13-chervnya/" text:style-name="Internet_20_link" text:visited-style-name="Visited_20_Internet_20_Link">
https://armyinform.com.ua/2023/06/14/rezultaty-zakupivel-produktiv-harchuvannya-zsu-na-ii-pivrichchya-buly-oprylyudneni-v-systemi-prozorro-12-13-chervnya/</text:a>
</text:p>
      <!--NEWS-->
      <text:h text:style-name="P10" text:outline-level="1">
<text:span text:style-name="T4">
Kakhovskaya hydroelectric power station: Anna Malyar - About the strengthening of filtration measures and the looting of the occupiers</text:span>
</text:h>
      <text:p text:style-name="P4">
Author: ['АРМІЯINFORM']</text:p>
      <text:p text:style-name="P4">
Time: 2023-06-14T62:00:00-04:00</text:p>
      <text:p text:style-name="P4">
Description: Rosіyski Passita firing the tragic guns for them, they are Kakhovko Ges fo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15_11-20-13.jpg" text:style-name="Internet_20_link" text:visited-style-name="Visited_20_Internet_20_Link">
photo_2022-12-15_11-20-13.jpg</text:a>
']</text:p>
      <text:p text:style-name="P4">
Tags: ['АГРЕСІЯ РФ', 'ВТОРГНЕННЯ РФ', 'ГАННА МАЛЯР', 'КАХОВСЬКА ГЕС', 'КАХОВСЬКА ГЕС/ШТАБ INFO']</text:p>
      <text:p text:style-name="P4">
Category: News</text:p>
      <!--METADATA-->
      <text:p text:style-name="P4">
<draw:frame draw:style-name="fr1" draw:name="Image36" text:anchor-type="as-char" svg:width="6.9236in" svg:height="4.615733in" draw:z-index="0">
<draw:image xlink:href="../Images/AРМІЯINFORM/2023-06-14T62-00-00-04-00/photo_2022-12-15_11-20-13.jpg" xlink:type="simple" xlink:show="embed" xlink:actuate="onLoad" draw:mime-type="image/jpeg"/>
</draw:frame>
Deputy Minister of Defense Anna Malyar. Photo by Dmitry Yurchenko.</text:p>
      <text:p text:style-name="P4">
Russian invaders took advantage of the tragic consequences(https://armyinform.com.ua/tag/kahovska-ges/)to strengthen the occupation regime in the temporarily occupied territory of Kherson region.</text:p>
      <text:p text:style-name="P4">
About this <text:a xlink:type="simple" xlink:href="https://t.me/annamaliar/847" text:style-name="Internet_20_link" text:visited-style-name="Visited_20_Internet_20_Link">
told</text:a>
Deputy Minister of Defense of Ukraine Anna Malyar.</text:p>
      <text:p text:style-name="P4">
“With the beginning of the mass evacuation of the population from the flooded area, the command of the Russian occupation troops has introduced additional rigid filtration measures to identify citizens with pro -Ukrainian sentiment. At the checkpoints, military personnel for permission to leave people to safe places herself <text:a xlink:type="simple" xlink:href="https://armyinform.com.ua/2023/06/12/na-hersonshhyni-okupanty-evakuyuyut-gromadyan-ukrayiny-pislya-otrymannya-habarya/" text:style-name="Internet_20_link" text:visited-style-name="Visited_20_Internet_20_Link">
pay</text:a>
Significant sugars and give valuable things and jewelry found during the searches, ”she wrote.</text:p>
      <text:p text:style-name="P4">
According to Anna Malyar, Russian invaders were selected and immediately destroyed Ukrainian passports, birth certificates and other documents obtained in Ukraine. The invaders also stole the personal property of citizens with abandoned owners of premises.</text:p>
      <text:p text:style-name="P4">
“At the same time, representatives of Russian occupation administrations during the removal of propaganda videos by the so -called journalists cynically declared a successful organized evacuation of the civilian population, although practical measures were not taken. Occupants are also banned by local volunteers to provide victims of humanitarian aid(food, water, clothing, medicines, etc.)», - said Deputy Minister of Defense of Ukraine.</text:p>
      <text:p text:style-name="P4">
News Source: <text:a xlink:type="simple" xlink:href="https://armyinform.com.ua/2023/06/14/pidryv-kahovskoyi-ges-ganna-malyar-pro-posylennya-filtraczijnyh-zahodiv-ta-maroderstvo-okupantiv/" text:style-name="Internet_20_link" text:visited-style-name="Visited_20_Internet_20_Link">
https://armyinform.com.ua/2023/06/14/pidryv-kahovskoyi-ges-ganna-malyar-pro-posylennya-filtraczijnyh-zahodiv-ta-maroderstvo-okupantiv/</text:a>
</text:p>
      <!--NEWS-->
      <text:h text:style-name="P10" text:outline-level="1">
<text:span text:style-name="T4">
A considerable amount of information about captured defenders is transferred to the coordination headquarters by their relatives</text:span>
</text:h>
      <text:p text:style-name="P4">
Author: ['АРМІЯINFORM']</text:p>
      <text:p text:style-name="P4">
Time: 2023-06-14T63:00:00-04:00</text:p>
      <text:p text:style-name="P4">
Description: At the coordinating headquarters of the online-Zustinch to the Rodinov biitsiv crooked mechaniz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ksh3-3.jpg" text:style-name="Internet_20_link" text:visited-style-name="Visited_20_Internet_20_Link">
ksh3-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7" text:anchor-type="as-char" svg:width="6.9236in" svg:height="4.823441in" draw:z-index="0">
<draw:image xlink:href="../Images/AРМІЯINFORM/2023-06-14T63-00-00-04-00/ksh3-3.jpg" xlink:type="simple" xlink:show="embed" xlink:actuate="onLoad" draw:mime-type="image/jpeg"/>
</draw:frame>
The coordination headquarters took place an online meeting with the families of the soldiers of a separate mechanized steppe brigade, during which a representative of the staff noted that a significant amount of important information about the missing and captives were collected and transferred to the coordination staff by their relatives.</text:p>
      <text:p text:style-name="P4">
About it <text:a xlink:type="simple" xlink:href="https://t.me/Koord_shtab/1228" text:style-name="Internet_20_link" text:visited-style-name="Visited_20_Internet_20_Link">
reports</text:a>
Coordinating headquarters of inquiries for the treatment of prisoners of war.</text:p>
      <text:p text:style-name="P4">
He also noted that the results of the official investigation of the military will be obliged to issue notification of the family of the missing person. However, the military unit is impossible, which is not done by the relevant competent authorities.</text:p>
      <text:p text:style-name="P4">
The headquarters pointed out that the official confirmation of the Russian Federation by the Prime Minister of Defense through the International Committee of the Chervonohrest has no direct impact on the exchange process and does not mean that the other other thanks to servicemen remain out of the attention.</text:p>
      <text:p text:style-name="P4">
"We release from the hostile captivity of all servicemen, no matter how they are accounted," he assured. "Even those who are not about the nonsense of information are returning."</text:p>
      <text:p text:style-name="P4">
Separately, the parties discussed communication with investigators of the national police officers for the families of missing persons and prisoners of servicemen.</text:p>
      <text:p text:style-name="P4">
News Source: <text:a xlink:type="simple" xlink:href="https://armyinform.com.ua/2023/06/14/znachnu-kilkist-informacziyi-shhodo-polonenyh-zahysnykiv-peredayut-do-koordynaczijnogo-shtabu-yihni-rodychi/" text:style-name="Internet_20_link" text:visited-style-name="Visited_20_Internet_20_Link">
https://armyinform.com.ua/2023/06/14/znachnu-kilkist-informacziyi-shhodo-polonenyh-zahysnykiv-peredayut-do-koordynaczijnogo-shtabu-yihni-rodychi/</text:a>
</text:p>
      <!--NEWS-->
      <text:h text:style-name="P10" text:outline-level="1">
<text:span text:style-name="T4">
The suspicion was reported by the ideologist Rashism Alexander Dugin</text:span>
</text:h>
      <text:p text:style-name="P4">
Author: ['АРМІЯINFORM']</text:p>
      <text:p text:style-name="P4">
Time: 2023-06-14T64:00:00-04:00</text:p>
      <text:p text:style-name="P4">
Description: Zibrazo Docazova Base on the Pre -Holder of the Chindle of the Economic Academy of Education “єvraz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4047795_625964059630508_1057272124876736339_n.jpg" text:style-name="Internet_20_link" text:visited-style-name="Visited_20_Internet_20_Link">
354047795_625964059630508_1057272124876736339_n.jpg</text:a>
']</text:p>
      <text:p text:style-name="P4">
Tags: ['STOPRUSSIA', 'АГРЕСІЯ РФ', 'ВТОРГНЕННЯ РФ', 'ОЛЕКСАНДР ДУГІН', 'СБУ']</text:p>
      <text:p text:style-name="P4">
Category: News</text:p>
      <!--METADATA-->
      <text:p text:style-name="P4">
<draw:frame draw:style-name="fr1" draw:name="Image38" text:anchor-type="as-char" svg:width="6.9236in" svg:height="4.713818in" draw:z-index="0">
<draw:image xlink:href="../Images/AРМІЯINFORM/2023-06-14T64-00-00-04-00/354047795_625964059630508_1057272124876736339_n.jpg" xlink:type="simple" xlink:show="embed" xlink:actuate="onLoad" draw:mime-type="image/jpeg"/>
</draw:frame>
Alexander Dugin, the head of the pro -Kremliv International Organization "Eurasian Movement", was collected. The person involved is one of the key ideologues of the Russian people and genocide of the Ukrainian people. In its numerous stakes, printed publications and publications, it has already translated the existence of Ukraine as a sovereign state for more than 10 years and calls for its armed capture by Russian troops.</text:p>
      <text:p text:style-name="P4">
About it <text:a xlink:type="simple" xlink:href="https://ssu.gov.ua/novyny/sbu-povidomyla-pro-pidozru-ideolohu-rashyzmu-oleksandru-duhinu" text:style-name="Internet_20_link" text:visited-style-name="Visited_20_Internet_20_Link">
reports</text:a>
Security Service of Ukraine.</text:p>
      <text:p text:style-name="P4">
At the beginning of a large-scale invasion of the Russian Federation, Dugin was one of the first publicly supported occupation groups of the aggressor country and justified their military rooms against Ukraine. The attacker openly promoted the ideas of mass physical destruction of Ukrainians, as well as the civil infrastructure of our country.</text:p>
      <text:p text:style-name="P4">
Linguistic and linguistic expertise confirmed the facts of the criminal activity of the Russian citizen Dugin. On the basis of the evidence collected, he was notified to him by two articles of the Criminal Code of Ukraine:</text:p>
      <ul>
        <li>
encroachment on the territorial integrity and integrity of Ukraine; * genocide.</li>
      </ul>
      <text:p text:style-name="P4">
Since the attacker is hiding from justice in the territory of Russia, SBBA is comprehensive measures to hold him responsibility against Ukraine.</text:p>
      <text:p text:style-name="P4">
News Source: <text:a xlink:type="simple" xlink:href="https://armyinform.com.ua/2023/06/14/pro-pidozru-povidomleno-ideologu-rashyzmu-oleksandru-duginu/" text:style-name="Internet_20_link" text:visited-style-name="Visited_20_Internet_20_Link">
https://armyinform.com.ua/2023/06/14/pro-pidozru-povidomleno-ideologu-rashyzmu-oleksandru-duginu/</text:a>
</text:p>
      <!--NEWS-->
      <text:h text:style-name="P10" text:outline-level="1">
<text:span text:style-name="T4">
The President thanked the combined expeditionary forces for a package of assistance for Ukraine worth more than € 100 million</text:span>
</text:h>
      <text:p text:style-name="P4">
Author: ['АРМІЯINFORM']</text:p>
      <text:p text:style-name="P4">
Time: 2023-06-14T65:00:00-04:00</text:p>
      <text:p text:style-name="P4">
Description: President of Ukraine Volodymyr Zelensky huddled in the face of the Otkadnym of the Expedigy Forc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7e5108ddb25076be7d8305241503643a5bb0d245.png" text:style-name="Internet_20_link" text:visited-style-name="Visited_20_Internet_20_Link">
7e5108ddb25076be7d8305241503643a5bb0d245.png</text:a>
']</text:p>
      <text:p text:style-name="P4">
Tags: ['ВОЛОДИМИР ЗЕЛЕНСЬКИЙ', 'ДОПОМОГА МІЖНАРОДНИХ ПАРТНЕРІВ', 'ППО ЗСУ', 'ПРЕЗИДЕНТ УКРАЇНИ', 'ПРОТИПОВІТРЯНА ОБОРОНА']</text:p>
      <text:p text:style-name="P4">
Category: News</text:p>
      <!--METADATA-->
      <text:p text:style-name="P4">
<draw:frame draw:style-name="fr1" draw:name="Image39" text:anchor-type="as-char" svg:width="6.9236in" svg:height="4.033165in" draw:z-index="0">
<draw:image xlink:href="../Images/AРМІЯINFORM/2023-06-14T65-00-00-04-00/7e5108ddb25076be7d8305241503643a5bb0d245.png" xlink:type="simple" xlink:show="embed" xlink:actuate="onLoad" draw:mime-type="image/png"/>
</draw:frame>
President of Ukraine Volodymyr Zelensky expressed his gratitude to the Joint Special Forces for a package of assistance in the amount of more than € 100 million to meet the Ukrainian air defense system.</text:p>
      <text:p text:style-name="P4">
The head of state [wrote] about it(https://twitter.com/ZelenskyyUa/status/1668693650291695634)Violter.</text:p>
      <text:p text:style-name="P4">
"I thank the Allies from the Joint Expeditionary Forces for a powerful package of € 100 million, aimed at strengthening Ukrainian air defense. At the time when Russia in agonias strengthens daily rocket terror, more power to our defense is the key to protecting the Ukrainian sky and lives of Ukrainians », - said Vladimir Zelensky.</text:p>
      <text:p text:style-name="P4">
As it was reported, the United Kingdom <text:a xlink:type="simple" xlink:href="https://armyinform.com.ua/2023/06/14/velyka-brytaniya-anonsuvala-paket-vijskovoyi-dopomogy-dlya-posylennya-ppo-ukrayiny/" text:style-name="Internet_20_link" text:visited-style-name="Visited_20_Internet_20_Link">
announced</text:a>
Military Assistance Package for Ukraine at 92 million pounds(nearly € 116 million). Він буде міститиозброєння для підвищення ефективності української ППО.</text:p>
      <text:p text:style-name="P4">
News Source: <text:a xlink:type="simple" xlink:href="https://armyinform.com.ua/2023/06/14/prezydent-podyakuvav-obyednanym-ekspedyczijnym-sylam-za-paket-dopomogy-dlya-ukrayiny-vartistyu-e116-mln/" text:style-name="Internet_20_link" text:visited-style-name="Visited_20_Internet_20_Link">
https://armyinform.com.ua/2023/06/14/prezydent-podyakuvav-obyednanym-ekspedyczijnym-sylam-za-paket-dopomogy-dlya-ukrayiny-vartistyu-e116-mln/</text:a>
</text:p>
      <!--NEWS-->
      <text:h text:style-name="P10" text:outline-level="1">
<text:span text:style-name="T4">
Kakhovskaya hydroelectric power station: in the European Commission told about the assistance provided to Ukraine</text:span>
</text:h>
      <text:p text:style-name="P4">
Author: ['АРМІЯINFORM']</text:p>
      <text:p text:style-name="P4">
Time: 2023-06-14T66:00:00-04:00</text:p>
      <text:p text:style-name="P4">
Description: At the time in Ukraine, a pre-car was ongoing at the same place of 16 Country-Minhlev єs for Podolansky Namylidkiv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42.jpeg" text:style-name="Internet_20_link" text:visited-style-name="Visited_20_Internet_20_Link">
42.jpeg</text:a>
']</text:p>
      <text:p text:style-name="P4">
Tags: ['ГУМАНІТАРНА ДОПОМОГА', 'ДОПОМОГА ПАРТНЕРІВ', 'ЄВРОКОМІСІЯ', 'КАХОВСЬКА ГЕС', 'КАХОВСЬКА ГЕС/ШТАБ INFO', 'СВІТ ПІДТРИМУЄ УКРАЇНУ']</text:p>
      <text:p text:style-name="P4">
Category: News</text:p>
      <!--METADATA-->
      <text:p text:style-name="P4">
<draw:frame draw:style-name="fr1" draw:name="Image40" text:anchor-type="as-char" svg:width="6.9236in" svg:height="4.588039in" draw:z-index="0">
<draw:image xlink:href="../Images/AРМІЯINFORM/2023-06-14T66-00-00-04-00/42.jpeg" xlink:type="simple" xlink:show="embed" xlink:actuate="onLoad" draw:mime-type="image/jpeg"/>
</draw:frame>
At this time, 16 EU Member States have been assisted in Ukraine to overcome the Kakhovsky Hydroelectric Power Exploration.</text:p>
      <text:p text:style-name="P4">
About this <text:a xlink:type="simple" xlink:href="https://ec.europa.eu/commission/presscorner/detail/en/mex_23_3282" text:style-name="Internet_20_link" text:visited-style-name="Visited_20_Internet_20_Link">
it is referred</text:a>
On the European Commission's website.</text:p>
      <text:p text:style-name="P4">
"After blasting the dam in Nova Kakhovka last week and the call of Ukrainian power for help now the EU will mobilize its strategic reserves from the powersceu capacity," the statement said.</text:p>
      <text:p text:style-name="P4">
As noted in the European Commission, 16 European countries - Austria, Belgium, Bulgaria, Czech Republic, Denmark, Estonia, Finland, France, Germany, Latvia, Lithuania, Netherlands, Norway, Poland, Spain and Sweden - have offered assistance through the EU's Civilian Protection.</text:p>
      <text:p text:style-name="P4">
Among the help, in particular, water tanks, water pumps, boats, rescue equipment, generators and other necessary assistance for the affected areas.</text:p>
      <text:p text:style-name="P4">
Ukraine has also received three mobile water treatment plants from the EU, which can produce 120,000 liters of clean water per day and thus help to help get the problem of access to drinking water.</text:p>
      <text:p text:style-name="P4">
In order to further support humanitarian operations on the EU, 500,000 euros were also mobilized to solve immediate needs that arose from the Choice of the Kakhovka Dam. This assistance supplements 200 million Euro -humanitarian assistance that have already been allocated to Ukraine in 2023.</text:p>
      <text:p text:style-name="P4">
News Source: <text:a xlink:type="simple" xlink:href="https://armyinform.com.ua/2023/06/14/pidryv-kahovskoyi-ges-u-yevrokomisiyi-rozpovily-pro-nadanu-dopomogu-ukrayini/" text:style-name="Internet_20_link" text:visited-style-name="Visited_20_Internet_20_Link">
https://armyinform.com.ua/2023/06/14/pidryv-kahovskoyi-ges-u-yevrokomisiyi-rozpovily-pro-nadanu-dopomogu-ukrayini/</text:a>
</text:p>
      <!--NEWS-->
      <text:h text:style-name="P10" text:outline-level="1">
<text:span text:style-name="T4">
In Ukraine up to 15 years imprisonment was convicted of a participant of PEC "Wagner"</text:span>
</text:h>
      <text:p text:style-name="P4">
Author: ['АРМІЯINFORM']</text:p>
      <text:p text:style-name="P4">
Time: 2023-06-14T67:00:00-04:00</text:p>
      <text:p text:style-name="P4">
Description: In Ivano-Frankivski Zasujen, the participant of the DPR NZF TA PVK Wagner for the sovereign is a zrada, ... the war with Ukraine 2022, the war with Ukraine is the latest news today, the news war with Ukraine 2022 is the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95c77fca-23d0-4efa-bb91-84f289b2e0d1.jpg" text:style-name="Internet_20_link" text:visited-style-name="Visited_20_Internet_20_Link">
95c77fca-23d0-4efa-bb91-84f289b2e0d1.jpg</text:a>
']</text:p>
      <text:p text:style-name="P4">
Tags: ['ДЕРЖАВНА ЗРАДА', 'ОФІС ГЕНЕРАЛЬНОГО ПРОКУРОРА УКРАЇНИ', 'ПВК "ВАГНЕР"']</text:p>
      <text:p text:style-name="P4">
Category: News</text:p>
      <!--METADATA-->
      <text:p text:style-name="P4">
<draw:frame draw:style-name="fr1" draw:name="Image41" text:anchor-type="as-char" svg:width="6.9236in" svg:height="4.947489in" draw:z-index="0">
<draw:image xlink:href="../Images/AРМІЯINFORM/2023-06-14T67-00-00-04-00/95c77fca-23d0-4efa-bb91-84f289b2e0d1.jpg" xlink:type="simple" xlink:show="embed" xlink:actuate="onLoad" draw:mime-type="image/jpeg"/>
</draw:frame>
In Ivano-Frankivsk, a participant of NFF "DNR" and PEC "Wagner" for the state council, participation in the terrorist organization and activity not provided by the law of armed formation were convicted. The man was sentenced - 15 years of imprisonment with confiscation of property.</text:p>
      <text:p text:style-name="P4">
About it <text:a xlink:type="simple" xlink:href="https://t.me/pgo_gov_ua/13308" text:style-name="Internet_20_link" text:visited-style-name="Visited_20_Internet_20_Link">
reports</text:a>
Office of the Prosecutor General of Ukraine.</text:p>
      <text:p text:style-name="P4">
Prosecutors in court proved that he was convicted in 2014, supporting the armed agression of the Russian Federation against Ukraine, moved to the side of the enemy. He voluntarily joined the Naugian service to the illegal paramilitary formation of the so-called "1-proof of the 2nd company of the 2nd Battalion of the 3rd Separate Rifle Brigade of the 1-Goarmian Corps of the People's Police of the DNR."</text:p>
      <text:p text:style-name="P4">
It has repeatedly undergone combat training at the landfills of Gorlovkadonnets region. He also took an active part in the activity of this "unit" and then in the Wagner PEC.</text:p>
      <text:p text:style-name="P4">
As the NFF participant is in the uncontrolled territory of Ukraine, the period of punishment will be considered since the actual detention.</text:p>
      <text:p text:style-name="P4">
News Source: <text:a xlink:type="simple" xlink:href="https://armyinform.com.ua/2023/06/14/v-ukrayini-do-15-rokiv-pozbavlennya-voli-zasudzheno-uchasnyka-pvk-vagner/" text:style-name="Internet_20_link" text:visited-style-name="Visited_20_Internet_20_Link">
https://armyinform.com.ua/2023/06/14/v-ukrayini-do-15-rokiv-pozbavlennya-voli-zasudzheno-uchasnyka-pvk-vagner/</text:a>
</text:p>
      <!--NEWS-->
      <text:h text:style-name="P10" text:outline-level="1">
<text:span text:style-name="T4">
The water level in the Dnieper in the Kherson area has dropped to a 2.07 meter mark</text:span>
</text:h>
      <text:p text:style-name="P4">
Author: ['АРМІЯINFORM']</text:p>
      <text:p text:style-name="P4">
Time: 2023-06-14T68:00:00-04:00</text:p>
      <text:p text:style-name="P4">
Description: 45 settlements of the settlement - 28 settlements of the point (3096 Budinkiv) to stick in the pydtopolleni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211192534905243634_y.jpg" text:style-name="Internet_20_link" text:visited-style-name="Visited_20_Internet_20_Link">
photo_5211192534905243634_y.jpg</text:a>
']</text:p>
      <text:p text:style-name="P4">
Tags: ['КАХОВСЬКА ГЕС', 'ХЕРСОН']</text:p>
      <text:p text:style-name="P4">
Category: News</text:p>
      <!--METADATA-->
      <text:p text:style-name="P4">
<draw:frame draw:style-name="fr1" draw:name="Image42" text:anchor-type="as-char" svg:width="6.9236in" svg:height="5.1927in" draw:z-index="0">
<draw:image xlink:href="../Images/AРМІЯINFORM/2023-06-14T68-00-00-04-00/photo_5211192534905243634_y.jpg" xlink:type="simple" xlink:show="embed" xlink:actuate="onLoad" draw:mime-type="image/jpeg"/>
</draw:frame>
45 settlements remain flooded - <text:a xlink:type="simple" xlink:href="https://armyinform.com.ua/2023/06/14/pidtoplenymy-zalyshayutsya-28-naselenyh-punktiv-pravoberezhnoyi-hersonshhyny/" text:style-name="Internet_20_link" text:visited-style-name="Visited_20_Internet_20_Link">
28 inhabited donations</text:a>
 (3096 buildings)on the Right Bank and 17 settlements on a temporarily occupying territory on the left bank.</text:p>
      <text:p text:style-name="P4">
About it <text:a xlink:type="simple" xlink:href="https://t.me/shtab_kakhovska_hes/742" text:style-name="Internet_20_link" text:visited-style-name="Visited_20_Internet_20_Link">
reports</text:a>
Headquarters for the elimination of consequences of Kakhovskaya hydroelectric power station.</text:p>
      <text:p text:style-name="P4">
In total, 2 thousand 779 people were evacuated in the Kherson region(including 309 children and78 low -mobile persons).</text:p>
      <ul>
        <li>
Врятовано 714 осіб (including 30 children and 40 low -mobility persons).  * Надано психологічну допомогу 378 особам.  * З початку робіт до Служби порятунку 101 надійшло 1330 звернень громадян.  * Розгорнуто роботу 14 евакуаційних пунктів.</li>
      </ul>
      <text:p text:style-name="P4">
Також рятувальники проводять роботи щодо відкачування води. З початку добивідкачано воду з 40 приміщень (From the beginning of the work pumped out of 126 premises, ace 30 thousand cubic meters. water). До робіт залучено 66 мотопомп.</text:p>
      <text:p text:style-name="P4">
З початку доби надзвичайники доставили громадянам 13 тонн води (of them - 5 tweezers)and 3 thousand 32 kg of food and primary foods.</text:p>
      <text:p text:style-name="P4">
News Source: <text:a xlink:type="simple" xlink:href="https://armyinform.com.ua/2023/06/14/riven-vody-u-dnipri-v-rajoni-hersona-znyzhuyetsya-narazi-poznachka-v-207-metry/" text:style-name="Internet_20_link" text:visited-style-name="Visited_20_Internet_20_Link">
https://armyinform.com.ua/2023/06/14/riven-vody-u-dnipri-v-rajoni-hersona-znyzhuyetsya-narazi-poznachka-v-207-metry/</text:a>
</text:p>
      <!--NEWS-->
      <text:h text:style-name="P10" text:outline-level="1">
<text:span text:style-name="T4">
Infantry "sprinkled" by occupiers from American automatic grenade launcher MK 19</text:span>
</text:h>
      <text:p text:style-name="P4">
Author: ['Владислав Назаркевич']</text:p>
      <text:p text:style-name="P4">
Time: 2023-06-14T69:00:00-04:00</text:p>
      <text:p text:style-name="P4">
Description: Grenade launcher Oblya Skulkovo-Fugasmi grenades Kalibra 40 milimeter. “Scrat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191.jpg" text:style-name="Internet_20_link" text:visited-style-name="Visited_20_Internet_20_Link">
191.jpg</text:a>
']</text:p>
      <text:p text:style-name="P4">
Tags: ['ВТОРГНЕННЯ РФ', 'ГРАНАТОМЕТИ MARK 19']</text:p>
      <text:p text:style-name="P4">
Category: News</text:p>
      <!--METADATA-->
      <text:p text:style-name="P4">
<draw:frame draw:style-name="fr1" draw:name="Image43" text:anchor-type="as-char" svg:width="6.9236in" svg:height="3.894525in" draw:z-index="0">
<draw:image xlink:href="../Images/AРМІЯINFORM/2023-06-14T69-00-00-04-00/191.jpg" xlink:type="simple" xlink:show="embed" xlink:actuate="onLoad" draw:mime-type="image/jpeg"/>
</draw:frame>
The grenade launcher shoots fragile-fig grenades of 40 millimeters caliber. "Cover" infantry, automotive and light-hearted equipment.</text:p>
      <ul>
        <li>
I would not want to be under his fire, - says Dmitry. He is a granatometer of the 2nd Mechanized Battalion of the 67th Separate Mechanized Brigade. Now his unit is fighting with the Russians in the east of the country.</li>
      </ul>
      <text:p text:style-name="P4">
The grenade launcher's firing position - in the forest a few hundred meters from the trench occupants. There is a calculation nearby in the armor. As soon as the infantrymen receive the command to open the fire - they run to their MK 19, dump branches, which are masked, aimed and "poured" by the queues of the departments.</text:p>
      <ul>
        <li>
It doesn't have a day for a day, - says Dmitry. - Sometimes we can "peal" times a day. Sometimes-seven to eight times in half a day.</li>
      </ul>
      <text:p text:style-name="P4">
The enemy tries to destroy grenade launcher and grenade launchers. Therefore, they constantly change their positions and mask well.</text:p>
      <ul>
        <li>
Recently, the artillery projectile fell literally 15 meters from us, - says Dmitry. - And he did not break. Soft sandy soil worked as aamortizer.</li>
      </ul>
      <text:p text:style-name="P4">
Despite the danger and difficult living conditions in the forest, Dmitry and its brothers radiate stability.</text:p>
      <ul>
        <li>
This is the best work in the world. Forest, nature, birds, fresh air, the best, ”he laughs. - We have a lizard here. We called it Clava. And the two -in -law - Valera and Fedya. The boar runs. We have not yet called it because it is unpowered with us. Some kind of wild.</li>
      </ul>
      <text:p text:style-name="P4">
The vast majority of the battalion servicemen - volunteers who mobilized to the Armed Forces and took their arms to expel Russian -owners from their native land.</text:p>
      <text:p text:style-name="P4">
More about one day from the life of infantrymen of the 2nd mechanized battalion of the67th separate mechanized brigade <text:a xlink:type="simple" xlink:href="https://armyinform.com.ua/2023/06/14/pihota-na-nuli-granatometnyky-palyat-blindazhi-vorozhyj-raketnyj-udar-evakuacziya-poranenogo/" text:style-name="Internet_20_link" text:visited-style-name="Visited_20_Internet_20_Link">
Read</text:a>
In the material of Vladislav Nazarkevich.  _ Photos and videos of the author _</text:p>
      <text:p text:style-name="P4">
News Source: <text:a xlink:type="simple" xlink:href="https://armyinform.com.ua/2023/06/14/pihotynczi-nasypayut-okupantam-z-amerykanskogo-avtomatychnogo-granatometa-mk-19/" text:style-name="Internet_20_link" text:visited-style-name="Visited_20_Internet_20_Link">
https://armyinform.com.ua/2023/06/14/pihotynczi-nasypayut-okupantam-z-amerykanskogo-avtomatychnogo-granatometa-mk-19/</text:a>
</text:p>
      <!--NEWS-->
      <text:h text:style-name="P10" text:outline-level="1">
<text:span text:style-name="T4">
The coordination headquarters took place online meeting with families of defenders of the island Snake</text:span>
</text:h>
      <text:p text:style-name="P4">
Author: ['АРМІЯINFORM']</text:p>
      <text:p text:style-name="P4">
Time: 2023-06-14T6:00:00-04:00</text:p>
      <text:p text:style-name="P4">
Description: For the venitivativsky of the Gromadsko organizing “about the quiet, about whom to be able to” with the coordinating staff ... War with Ukraine 2022, the war with Ukrain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Tags: ['STOPRUSSIA', 'ВТОРГНЕННЯ РФ']</text:p>
      <text:p text:style-name="P4">
Category: News</text:p>
      <!--METADATA-->
      <text:p text:style-name="P4">
<draw:frame draw:style-name="fr1" draw:name="Image44" text:anchor-type="as-char" svg:width="6.9236in" svg:height="3.894525in" draw:z-index="0">
<draw:image xlink:href="../Images/AРМІЯINFORM/2023-06-14T6-00-00-04-00/341843452_767963008237232_7838465882698911775_n.jpeg" xlink:type="simple" xlink:show="embed" xlink:actuate="onLoad" draw:mime-type="image/jpeg"/>
</draw:frame>
On the initiative of the NGO "On those whom they are silent", an online meeting with the families of the defenders of Ostrovasmina was held.</text:p>
      <text:p text:style-name="P4">
About it <text:a xlink:type="simple" xlink:href="https://t.me/Koord_shtab" text:style-name="Internet_20_link" text:visited-style-name="Visited_20_Internet_20_Link">
reports</text:a>
Coordinating headquarters for the issue of prisoners of war.</text:p>
      <text:p text:style-name="P4">
Representatives of the coordination headquarters, the Office of the Verkhovna Rada for Human Rights, the State Border Guard Service of the Tamzhizh International Committee of the Red Cross were answered by the loved ones.(ICCH).</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News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NEWS-->
      <text:h text:style-name="P10" text:outline-level="1">
<text:span text:style-name="T4">
GUR appeals to the Crimeans: you can get closer to the de -occupation of Ukrainian lands</text:span>
</text:h>
      <text:p text:style-name="P4">
Author: ['АРМІЯINFORM']</text:p>
      <text:p text:style-name="P4">
Time: 2023-06-14T70:00:00-04:00</text:p>
      <text:p text:style-name="P4">
Description: Gorodiyaki izhormatsky Ukrainians, who was perched on Crim, the Rosvidniki, was about the plan ... War with Ukraine 2022, the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14-01.jpeg" text:style-name="Internet_20_link" text:visited-style-name="Visited_20_Internet_20_Link">
20230614-01.jpeg</text:a>
']</text:p>
      <text:p text:style-name="P4">
Tags: ['АГРЕСІЯ РФ', 'ВТОРГНЕННЯ РФ', 'ГУР МОУ', 'ДЕОКУПАЦІЯ КРИМУ']</text:p>
      <text:p text:style-name="P4">
Category: News</text:p>
      <!--METADATA-->
      <text:p text:style-name="P4">
<draw:frame draw:style-name="fr1" draw:name="Image45" text:anchor-type="as-char" svg:width="6.9236in" svg:height="3.894525in" draw:z-index="0">
<draw:image xlink:href="../Images/AРМІЯINFORM/2023-06-14T70-00-00-04-00/20230614-01.jpeg" xlink:type="simple" xlink:show="embed" xlink:actuate="onLoad" draw:mime-type="image/jpeg"/>
</draw:frame>
Thanks to the information of Ukrainians from the temporarily occupied Crimea, the intelligence officers became aware of the evacuation plans of their employees and their relatives of the Russian company Chernomornaftogaz.</text:p>
      <text:p text:style-name="P4">
About it <text:a xlink:type="simple" xlink:href="https://gur.gov.ua/content/krym-chekaie-na-povernennia-do-ukrainy.html" text:style-name="Internet_20_link" text:visited-style-name="Visited_20_Internet_20_Link">
reports</text:a>
Main Directorate of Intelligence of the Ministry of Defense of Ukraine.</text:p>
      <text:p text:style-name="P4">
This and other important information of GUR MOU continues to receive the recruited residents of the temporary-occupied territories daily.</text:p>
      <text:p text:style-name="P4">
“Citizens of Ukraine who are temporarily under the occupation of the racists, we remind you that you can bring the de -occupation of our lands for the defense forces of defense!It is thanks to you not only destroy the enemy, but also save the life of our soldiers and civilians. It is your contribution that can be staging in the return of Ukraine in 1991!” - says in the address.</text:p>
      <text:p text:style-name="P4">
In the General Directorate of Intelligence, the IUU is asked to continue to inform the information on the location of the occupation forces and means:</text:p>
      <ul>
        <li>
dislocation points, residence of the personnel and management of the occupation troops; * warehouses of storage of shells and fuel and lubricants; * points of placement, storage and repair of military equipment; * places of placement of Rer and Reb means(Haraker Label: Antenna TA locators); * headquarters and points of management of occupation troops; * storage places and points of duty of air defense products(Air defense).</li>
      </ul>
      <text:p text:style-name="P4">
Всю інформацію необхідно відправляти на офіційний бот: @povertaemosvoe_bot</text:p>
      <text:p text:style-name="P4">
«Пишіть активніше, повернення Криму під контроль України неминуче. Чим будебільше інформації — тим швидше настане звільнення», — наголосили в ГУР.</text:p>
      <text:p text:style-name="P4">
News Source: <text:a xlink:type="simple" xlink:href="https://armyinform.com.ua/2023/06/14/gur-zvertayetsya-do-krymchan-vy-mayete-zmogu-nablyzyty-deokupacziyu-ukrayinskyh-zemel/" text:style-name="Internet_20_link" text:visited-style-name="Visited_20_Internet_20_Link">
https://armyinform.com.ua/2023/06/14/gur-zvertayetsya-do-krymchan-vy-mayete-zmogu-nablyzyty-deokupacziyu-ukrayinskyh-zemel/</text:a>
</text:p>
      <!--NEWS-->
      <text:h text:style-name="P10" text:outline-level="1">
<text:span text:style-name="T4">
"Admiral", don't be silent, say something: infantry evacuate the wounded brothers from the forefront</text:span>
</text:h>
      <text:p text:style-name="P4">
Author: ['Владислав Назаркевич']</text:p>
      <text:p text:style-name="P4">
Time: 2023-06-14T71:00:00-04:00</text:p>
      <text:p text:style-name="P4">
Description: - "Admirale", not Movchi, say skein, - good blessed. On the burden of stench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1-49.jpg" text:style-name="Internet_20_link" text:visited-style-name="Visited_20_Internet_20_Link">
1-49.jpg</text:a>
', '<text:a xlink:type="simple" xlink:href="https://armyinform.com.ua/wp-content/uploads/2023/06/2-54.jpg" text:style-name="Internet_20_link" text:visited-style-name="Visited_20_Internet_20_Link">
2-54.jpg</text:a>
']</text:p>
      <text:p text:style-name="P4">
Tags: ['ВТОРГНЕННЯ РФ', 'ПІХОТА']</text:p>
      <text:p text:style-name="P4">
Category: News</text:p>
      <!--METADATA-->
      <text:p text:style-name="P4">
<draw:frame draw:style-name="fr1" draw:name="Image46" text:anchor-type="as-char" svg:width="6.9236in" svg:height="3.894525in" draw:z-index="0">
<draw:image xlink:href="../Images/AРМІЯINFORM/2023-06-14T71-00-00-04-00/1-49.jpg" xlink:type="simple" xlink:show="embed" xlink:actuate="onLoad" draw:mime-type="image/jpeg"/>
</draw:frame>
"Admiral, don't be silent, say something," the wounded brothers be pleased. The hits carry it to the infantry fighting machine. It is a little easier for everyone in the shower when the Admiral pseudo pseudo at least tries to answer the question. This means that conscious.</text:p>
      <ul>
        <li>
Everything will be fine, Admiral, everything will be fine, - they assure the brothers of their homeless friend and themselves.</li>
      </ul>
      <text:p text:style-name="P4">
<draw:frame draw:style-name="fr1" draw:name="Image47" text:anchor-type="as-char" svg:width="6.9236in" svg:height="3.894525in" draw:z-index="0">
<draw:image xlink:href="../Images/AРМІЯINFORM/2023-06-14T71-00-00-04-00/2-54.jpg" xlink:type="simple" xlink:show="embed" xlink:actuate="onLoad" draw:mime-type="image/jpeg"/>
</draw:frame>
In a minute, Admiral is already in a fighting machine. The driver of the driver starts BMP. One is baptized three times in front of the road. BMP moves and leaves position. Everyone turns to their combat posts. This is how the evacuation of a warrior was injured as a result of hostile artillery shelling.</text:p>
      <text:p text:style-name="P4">
More about one day from the life of infantrymen of the 2nd mechanized battalion of the67th separate mechanized brigade <text:a xlink:type="simple" xlink:href="https://armyinform.com.ua/2023/06/14/pihota-na-nuli-granatometnyky-palyat-blindazhi-vorozhyj-raketnyj-udar-evakuacziya-poranenogo/" text:style-name="Internet_20_link" text:visited-style-name="Visited_20_Internet_20_Link">
Read</text:a>
In the material of Vladislav Nazarkevich.  _ Photos and videos of the author _</text:p>
      <text:p text:style-name="P4">
News Source: <text:a xlink:type="simple" xlink:href="https://armyinform.com.ua/2023/06/14/admirale-ne-movchy-govory-shhos-pihotynczi-evakuyuyut-poranenogo-pobratyma-z-peredovoyi/" text:style-name="Internet_20_link" text:visited-style-name="Visited_20_Internet_20_Link">
https://armyinform.com.ua/2023/06/14/admirale-ne-movchy-govory-shhos-pihotynczi-evakuyuyut-poranenogo-pobratyma-z-peredovoyi/</text:a>
</text:p>
      <!--NEWS-->
      <text:h text:style-name="P10" text:outline-level="1">
<text:span text:style-name="T4">
Kakhovskaya hydroelectric power station: facts of damage to property in Kherson region will be recorded by commissions in terminists</text:span>
</text:h>
      <text:p text:style-name="P4">
Author: ['АРМІЯINFORM']</text:p>
      <text:p text:style-name="P4">
Time: 2023-06-14T72:00:00-04:00</text:p>
      <text:p text:style-name="P4">
Description: PID Hour of the Ostenny Vyannnya, the Unity of Bulo, was stolen by the Rosargennnye about the corner of the KomiSiy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ІРИНА ВЕРЕЩУК', 'КАХОВСЬКА ГЕС', 'КАХОВСЬКА ГЕС/ШТАБ INFO', 'ПОШКОДЖЕННЯ МАЙНА']</text:p>
      <text:p text:style-name="P4">
Category: News</text:p>
      <!--METADATA-->
      <text:p text:style-name="P4">
<draw:frame draw:style-name="fr1" draw:name="Image48" text:anchor-type="as-char" svg:width="6.9236in" svg:height="4.622144in" draw:z-index="0">
<draw:image xlink:href="../Images/AРМІЯINFORM/2023-06-14T72-00-00-04-00/303ec098-933f-4741-85d8-f883a75615cd.jpg" xlink:type="simple" xlink:show="embed" xlink:actuate="onLoad" draw:mime-type="image/jpeg"/>
</draw:frame>
Illustrative photo</text:p>
      <text:p text:style-name="P4">
During the last meeting of the government, an order was made to create compets in every community that was affected by the emergency caused by the undermining of the Kakhovsky Hydroelectric Power Dam. The commissions will capture the factual and destroyed property in Kherson region.</text:p>
      <text:p text:style-name="P4">
This was stated by Viceremier-Minister Irina Vereshchuk, <text:a xlink:type="simple" xlink:href="https://minre.gov.ua/2023/06/14/fakty-poshkodzhenogo-ta-zrujnovanogo-majna-na-hersonshhyni-fiksuvatymut-komisiyi-stvoreni-u-kozhnij-terytorialnij-gromadi/" text:style-name="Internet_20_link" text:visited-style-name="Visited_20_Internet_20_Link">
reports</text:a>
Ministry of Reintegration of the Temporarily Coopered Territories of Ukraine.</text:p>
      <text:p text:style-name="P4">
Commissions should appear immediately. Their creation will be controlled by the Kherson regional military administration.</text:p>
      <text:p text:style-name="P4">
“The government adopted provides that local governments are obliged to create such commissions as soon as possible. They should function with a permanent settlement, every territorial community affected by the result of flooding. Their task is to record the facts of damage to the property. Their work will depend on the speed of preparation of acts, entering the data in the registry and receiving compensation, ” - summarized the re -ancase.</text:p>
      <text:p text:style-name="P4">
News Source: <text:a xlink:type="simple" xlink:href="https://armyinform.com.ua/2023/06/14/pidryv-kahovskoyi-ges-fakty-poshkodzhennya-majna-na-hersonshhyni-fiksuvatymut-komisiyi-pry-tergromadah/" text:style-name="Internet_20_link" text:visited-style-name="Visited_20_Internet_20_Link">
https://armyinform.com.ua/2023/06/14/pidryv-kahovskoyi-ges-fakty-poshkodzhennya-majna-na-hersonshhyni-fiksuvatymut-komisiyi-pry-tergromadah/</text:a>
</text:p>
      <!--NEWS-->
      <text:h text:style-name="P10" text:outline-level="1">
<text:span text:style-name="T4">
Denis Schmigal discussed with prem ’ Emerit of Poland Military Assistance to Ukraine and Preparation of the Armed Forces of the Armed Forces</text:span>
</text:h>
      <text:p text:style-name="P4">
Author: ['АРМІЯINFORM']</text:p>
      <text:p text:style-name="P4">
Time: 2023-06-14T73:00:00-04:00</text:p>
      <text:p text:style-name="P4">
Description: Prem-Minіstryst Ukrainian Denis Schmigal Proviv to Rozmov west-Ministr Polshi Mateusk ... War with Ukraine 2022, War with Ukraine Latest news today, News War with Ukraine 2022 Last for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6264555d6a544.jpeg" text:style-name="Internet_20_link" text:visited-style-name="Visited_20_Internet_20_Link">
6264555d6a544.jpeg</text:a>
']</text:p>
      <text:p text:style-name="P4">
Tags: ['МАТЕУШ МОРАВЕЦЬКИЙ', 'ОБОРОННА ПІДТРИМКА', 'ПОЛЬЩА', 'ТРЕНУВАННЯ УКРАЇНСЬКИХ ВІЙСЬКОВОСЛУЖБОВЦІВ']</text:p>
      <text:p text:style-name="P4">
Category: News</text:p>
      <!--METADATA-->
      <text:p text:style-name="P4">
<draw:frame draw:style-name="fr1" draw:name="Image49" text:anchor-type="as-char" svg:width="6.9236in" svg:height="4.32725in" draw:z-index="0">
<draw:image xlink:href="../Images/AРМІЯINFORM/2023-06-14T73-00-00-04-00/6264555d6a544.jpeg" xlink:type="simple" xlink:show="embed" xlink:actuate="onLoad" draw:mime-type="image/jpeg"/>
</draw:frame>
Prime Minister of Ukraine Denis Shmigal had a conversation with the Prime Minister Mateusz Moravtsky and discussed further defensive interaction.</text:p>
      <text:p text:style-name="P4">
Denis Shmigal <text:a xlink:type="simple" xlink:href="https://t.me/Denys_Smyhal/5375" text:style-name="Internet_20_link" text:visited-style-name="Visited_20_Internet_20_Link">
reported</text:a>
in your telegram.</text:p>
      <text:p text:style-name="P4">
“We appreciate Poland's significant defense support. They discussed further cooperation with the supply of military equipment, as well as training of the Ukrainian military. We were using preparation for the conference of Ukraine's restoration in London. We deduct from its results for new arrangements and specific projects, ”he wrote.</text:p>
      <text:p text:style-name="P4">
Denis Shmigal thanked Poland for assisting for the SES in the form of equipment technician to eliminate the consequences of Russia's terrorist attack on <text:a xlink:type="simple" xlink:href="https://armyinform.com.ua/tag/kahovska-ges/" text:style-name="Internet_20_link" text:visited-style-name="Visited_20_Internet_20_Link">
Kakhovskaya HEP</text:a>
.</text:p>
      <text:p text:style-name="P4">
Нагадаємо, прем’єр-міністр Польщі Матеуш Моравецький на саміті Європейськоїполітичної спільноти у Молдові<text:a xlink:type="simple" xlink:href="https://armyinform.com.ua/2023/06/02/sformovano-plan-navchannya-ukrayinskyh-pilotiv-na-litakah-f-16-premyer-ministr-polshhi/" text:style-name="Internet_20_link" text:visited-style-name="Visited_20_Internet_20_Link">
заявив</text:a>
that the plan of training of Ukrainian pilots on F-16 planes is laid.</text:p>
      <text:p text:style-name="P4">
News Source: <text:a xlink:type="simple" xlink:href="https://armyinform.com.ua/2023/06/14/denys-shmygal-obgovoryv-z-premyerom-polshhi-vijskovu-dopomogu-ukrayini-ta-pidgotovku-vijskovyh-zsu/" text:style-name="Internet_20_link" text:visited-style-name="Visited_20_Internet_20_Link">
https://armyinform.com.ua/2023/06/14/denys-shmygal-obgovoryv-z-premyerom-polshhi-vijskovu-dopomogu-ukrayini-ta-pidgotovku-vijskovyh-zsu/</text:a>
</text:p>
      <!--NEWS-->
      <text:h text:style-name="P10" text:outline-level="1">
<text:span text:style-name="T4">
France strongly condemned Russia's last blows to Ukraine</text:span>
</text:h>
      <text:p text:style-name="P4">
Author: ['АРМІЯINFORM']</text:p>
      <text:p text:style-name="P4">
Time: 2023-06-14T74:00:00-04:00</text:p>
      <text:p text:style-name="P4">
Description: Franziya Naireshchiyu Zhovzhu nova Khvilu Rosieki missile strokes, Zavdani in the region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1-18.jpg" text:style-name="Internet_20_link" text:visited-style-name="Visited_20_Internet_20_Link">
11-18.jpg</text:a>
']</text:p>
      <text:p text:style-name="P4">
Tags: ['STOPRUSSIA', 'АГРЕСІЯ РФ', 'ВТОРГНЕННЯ РФ', 'ДОПОМОГА ПАРТНЕРІВ', 'СВІТ ПІДТРИМУЄ УКРАЇНУ', 'ФРАНЦІЯ']</text:p>
      <text:p text:style-name="P4">
Category: News</text:p>
      <!--METADATA-->
      <text:p text:style-name="P4">
<draw:frame draw:style-name="fr1" draw:name="Image50" text:anchor-type="as-char" svg:width="6.9236in" svg:height="5.210009in" draw:z-index="0">
<draw:image xlink:href="../Images/AРМІЯINFORM/2023-06-14T74-00-00-04-00/11-18.jpg" xlink:type="simple" xlink:show="embed" xlink:actuate="onLoad" draw:mime-type="image/jpeg"/>
</draw:frame>
France condemns the new wave of Russian rocket strokes, and deliberately aimed at civilian infrastructure.</text:p>
      <text:p text:style-name="P4">
This is stated in <text:a xlink:type="simple" xlink:href="https://ua.ambafrance.org/Ukrayina-Zasudzhennya-rosiijs-kih-udariiv-po-Ukrayinii-13-chervnya-2023-roku" text:style-name="Internet_20_link" text:visited-style-name="Visited_20_Internet_20_Link">
statement</text:a>
which is published by France in Ukraine.</text:p>
      <text:p text:style-name="P4">
“These blows were once again intentionally aimed at civilian infrastructure, which is a gross violation of international humanitarian law. They caused the victims, in particular, in the city of Kryvyi Rih, where, according to the preliminary evaluation of the Ukrainian authorities, six people were killed, ”the message said.</text:p>
      <text:p text:style-name="P4">
As the Minister of Europe and Foreign Affairs Katrincolone has repeatedly emphasized, these unacceptable acts are war crimes and should not remain free.</text:p>
      <text:p text:style-name="P4">
"France will continue to support the Ukrainian courts and the International Criminal Court to combat impunity for such crimes," it is stated in the statement.</text:p>
      <text:p text:style-name="P4">
It should be reminded that the head of the French foreign policy of Katrincolone, while at a meeting of foreign ministers(https://armyinform.com.ua/2023/06/01/glava-zovnishnopolitychnogo-vidomstva-francziyi-vymagatyme-posylennya-pidtrymky-ta-nadannya-garantij-bezpeky-ukrayini/)which will insist on a specific planning of Ukraine to NATO during <text:a xlink:type="simple" xlink:href="https://armyinform.com.ua/2023/06/13/ochikuyetsya-potuzhnyj-paket-pidtrymky-ukrayiny-na-samiti-u-vilnyusi-entoni-blinken/" text:style-name="Internet_20_link" text:visited-style-name="Visited_20_Internet_20_Link">
summit</text:a>
North Atlantic Aleshian in Vilnius.</text:p>
      <text:p text:style-name="P4">
And French President Emmanuel Macron <text:a xlink:type="simple" xlink:href="https://armyinform.com.ua/2023/05/29/strategiya-rosiyi-yaka-vychikuye-shho-na-zahodi-vtomlyatsya-ta-ne-dopomagatymut-ukrayini-ne-spraczyuye/" text:style-name="Internet_20_link" text:visited-style-name="Visited_20_Internet_20_Link">
emphasized</text:a>
that his country's strategy is to help Ukraine organize a contractor at the right time so that Kiev can return everyone under the tables on their chosen conditions and create a strong peace for itself.</text:p>
      <text:p text:style-name="P4">
News Source: <text:a xlink:type="simple" xlink:href="https://armyinform.com.ua/2023/06/14/francziya-rishuche-zasudyla-ostanni-udary-rosiyi-po-ukrayini/" text:style-name="Internet_20_link" text:visited-style-name="Visited_20_Internet_20_Link">
https://armyinform.com.ua/2023/06/14/francziya-rishuche-zasudyla-ostanni-udary-rosiyi-po-ukrayini/</text:a>
</text:p>
      <!--NEWS-->
      <text:h text:style-name="P10" text:outline-level="1">
<text:span text:style-name="T4">
Office of the Prosecutor General of Ukraine: More than 93 thousand military crimes have been documented</text:span>
</text:h>
      <text:p text:style-name="P4">
Author: ['АРМІЯINFORM']</text:p>
      <text:p text:style-name="P4">
Time: 2023-06-14T7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14062023ua.jpg" text:style-name="Internet_20_link" text:visited-style-name="Visited_20_Internet_20_Link">
warcrime-14062023ua.jpg</text:a>
', '<text:a xlink:type="simple" xlink:href="https://armyinform.com.ua/wp-content/uploads/2023/06/warcrime-14062023en.jpg" text:style-name="Internet_20_link" text:visited-style-name="Visited_20_Internet_20_Link">
warcrime-14062023en.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51" text:anchor-type="as-char" svg:width="6.9236in" svg:height="4.448413in" draw:z-index="0">
<draw:image xlink:href="../Images/AРМІЯINFORM/2023-06-14T75-00-00-04-00/warcrime-14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14, it is registered:</text:p>
      <ul>
        <li>
93 273 Military Crimes, * 17 343 Crimes against National Security of Ukraine.</li>
      </ul>
      <text:p text:style-name="P4">
In addition, according to the official data of juvenile prosecutors, 1504 children were affected by the aggression of the Russian Federation, of which:</text:p>
      <ul>
        <li>
488 - children were killed, * 101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52" text:anchor-type="as-char" svg:width="6.9236in" svg:height="4.448413in" draw:z-index="0">
<draw:image xlink:href="../Images/AРМІЯINFORM/2023-06-14T75-00-00-04-00/warcrime-14062023en.jpg" xlink:type="simple" xlink:show="embed" xlink:actuate="onLoad" draw:mime-type="image/jpeg"/>
</draw:frame>
</text:p>
      <text:p text:style-name="P4">
News Source: <text:a xlink:type="simple" xlink:href="https://armyinform.com.ua/2023/06/14/ofis-genprokurora-ukrayiny-zadokumentovano-ponad-93-tysyachi-voyennyh-zlochyniv/" text:style-name="Internet_20_link" text:visited-style-name="Visited_20_Internet_20_Link">
https://armyinform.com.ua/2023/06/14/ofis-genprokurora-ukrayiny-zadokumentovano-ponad-93-tysyachi-voyennyh-zlochyniv/</text:a>
</text:p>
      <!--NEWS-->
      <text:h text:style-name="P10" text:outline-level="1">
<text:span text:style-name="T4">
Russian side blocks telephone with prisoners - Coordinating Headquarters</text:span>
</text:h>
      <text:p text:style-name="P4">
Author: ['АРМІЯINFORM']</text:p>
      <text:p text:style-name="P4">
Time: 2023-06-14T76:00:00-04:00</text:p>
      <text:p text:style-name="P4">
Description: At the coordinating headquarters, Zustych Iz by the Motherlands of the Vіsysovo Service of the Smrem brigades ... War with Ukraine 2022, the war with Ukrain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3-4.jpg" text:style-name="Internet_20_link" text:visited-style-name="Visited_20_Internet_20_Link">
ksh3-4.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53" text:anchor-type="as-char" svg:width="6.9236in" svg:height="4.823441in" draw:z-index="0">
<draw:image xlink:href="../Images/AРМІЯINFORM/2023-06-14T76-00-00-04-00/ksh3-4.jpg" xlink:type="simple" xlink:show="embed" xlink:actuate="onLoad" draw:mime-type="image/jpeg"/>
</draw:frame>
The coordination headquarters took place with families of the military personnel of the Mikhail Bilynsky Marine Corps of Mikhail Bilynsky. as the return of weighted, seriously ill and women.</text:p>
      <text:p text:style-name="P4">
About it <text:a xlink:type="simple" xlink:href="https://t.me/Koord_shtab/1229" text:style-name="Internet_20_link" text:visited-style-name="Visited_20_Internet_20_Link">
reports</text:a>
Coordinating headquarters of inquiries for the treatment of prisoners of war.</text:p>
      <text:p text:style-name="P4">
“If a person wounded or ill has not been exchanged, then it is not our drawback, but the resistance of the enemy. Every exchange is a dark room in which people are in dark dress, and we go there with their eyes. However, you see that the exchange is happening, ”he said.</text:p>
      <text:p text:style-name="P4">
Other issues discussed the prospects for establishing regular telephone communication with prisoners and defenders. Unfortunately, according to the representative of the staff, the negotiations are that relatives can call their half -time a month, blocks the Russian side.</text:p>
      <text:p text:style-name="P4">
News Source: <text:a xlink:type="simple" xlink:href="https://armyinform.com.ua/2023/06/14/rosijska-storona-blokuye-telefonnyj-zvyazok-z-polonenymy-zahysnykamy-koordynaczijnyj-shtab/" text:style-name="Internet_20_link" text:visited-style-name="Visited_20_Internet_20_Link">
https://armyinform.com.ua/2023/06/14/rosijska-storona-blokuye-telefonnyj-zvyazok-z-polonenymy-zahysnykamy-koordynaczijnyj-shtab/</text:a>
</text:p>
      <!--NEWS-->
      <text:h text:style-name="P10" text:outline-level="1">
<text:span text:style-name="T4">
The Russians during the day attacked 138 settlements in eleven regions of Ukraine</text:span>
</text:h>
      <text:p text:style-name="P4">
Author: ['АРМІЯINFORM']</text:p>
      <text:p text:style-name="P4">
Time: 2023-06-14T77:00:00-04:00</text:p>
      <text:p text:style-name="P4">
Description: The last passes of Rosiyski Vіsyska fired the Teritarian of 11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208866518056684356_y.jpg" text:style-name="Internet_20_link" text:visited-style-name="Visited_20_Internet_20_Link">
photo_5208866518056684356_y.jpg</text:a>
']</text:p>
      <text:p text:style-name="P4">
Tags: ['ВІЙНА', 'ОБСТРІЛИ РФ', 'ХАРКІВСЬКИЙ ТРИБУНАЛ']</text:p>
      <text:p text:style-name="P4">
Category: News</text:p>
      <!--METADATA-->
      <text:p text:style-name="P4">
<draw:frame draw:style-name="fr1" draw:name="Image54" text:anchor-type="as-char" svg:width="6.9236in" svg:height="4.682395in" draw:z-index="0">
<draw:image xlink:href="../Images/AРМІЯINFORM/2023-06-14T77-00-00-04-00/photo_5208866518056684356_y.jpg" xlink:type="simple" xlink:show="embed" xlink:actuate="onLoad" draw:mime-type="image/jpeg"/>
</draw:frame>
During the last day, Russian troops fired at the territory of 11 regions of Ukraine.</text:p>
      <text:p text:style-name="P4">
About it <text:a xlink:type="simple" xlink:href="https://t.me/militarymediacenter/2226" text:style-name="Internet_20_link" text:visited-style-name="Visited_20_Internet_20_Link">
reports</text:a>
Military Mediacenter.</text:p>
      <text:p text:style-name="P4">
“From different types of weapons(mortars, artillery, RSZV, UAV, strategic tatactic aviation)138 settlements and 142 object -infrastructure were attacked, ”the message reads.</text:p>
      <text:p text:style-name="P4">
Among the civilians are dead and injured, the number of victims is clarified.</text:p>
      <text:p text:style-name="P4">
News Source: <text:a xlink:type="simple" xlink:href="https://armyinform.com.ua/2023/06/14/rosiyany-protyagom-doby-atakuvaly-138-naselenyh-punktiv-u-odynadczyatoh-oblastyah-ukrayiny/" text:style-name="Internet_20_link" text:visited-style-name="Visited_20_Internet_20_Link">
https://armyinform.com.ua/2023/06/14/rosiyany-protyagom-doby-atakuvaly-138-naselenyh-punktiv-u-odynadczyatoh-oblastyah-ukrayiny/</text:a>
</text:p>
      <!--NEWS-->
      <text:h text:style-name="P10" text:outline-level="1">
<text:span text:style-name="T4">
"Russian Complexes of Reb - One of the Priority Goals for Our Artillery" - Valery Shershn</text:span>
</text:h>
      <text:p text:style-name="P4">
Author: ['Анастасія Олехнович']</text:p>
      <text:p text:style-name="P4">
Time: 2023-06-14T78:00:00-04:00</text:p>
      <text:p text:style-name="P4">
Description: The list of the knotted Vorozhoy Ozbrinnya at Tavriykoye Propes for Past Doba to submi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d61e80a4-1380-40f6-9eb4-09edc9292afb.jpg" text:style-name="Internet_20_link" text:visited-style-name="Visited_20_Internet_20_Link">
d61e80a4-1380-40f6-9eb4-09edc9292afb.jpg</text:a>
']</text:p>
      <text:p text:style-name="P4">
Tags: ['ВАЛЕРІЙ ШЕРШЕНЬ']</text:p>
      <text:p text:style-name="P4">
Category: News</text:p>
      <!--METADATA-->
      <text:p text:style-name="P4">
<draw:frame draw:style-name="fr1" draw:name="Image55" text:anchor-type="as-char" svg:width="6.9236in" svg:height="4.234935in" draw:z-index="0">
<draw:image xlink:href="../Images/AРМІЯINFORM/2023-06-14T78-00-00-04-00/d61e80a4-1380-40f6-9eb4-09edc9292afb.jpg" xlink:type="simple" xlink:show="embed" xlink:actuate="onLoad" draw:mime-type="image/jpeg"/>
</draw:frame>
In the list of destroyed enemy weapons in the Tavriysk direction, three complexes of the HP "resident" will be detected at once. The spokesman of the united Press Center of Defense forces of Tavriya Valery Shershn told about it on the air of the only news. He noted that this complex is intercepting and suppressing the management of drones.</text:p>
      <ul>
        <li>
Also at night the zoo "Zoo" was destroyed, designed to explore positions, artillery, mortars, launching installations of missiles and air defense complexes. In addition, the Complex "Field-21" was destroyed,-said Valery Shershen.</li>
      </ul>
      <text:p text:style-name="P4">
According to him, the Russian complexes of the EW are one of the priority goals for our artillery.</text:p>
      <text:p text:style-name="P4">
-The main advantage of the complexes of the operative-tactical level is their maneuverability, which allows you to quickly reach favorable positions and create electromagnetics. However, our experts are well aware of the strengths and weaknesses of the utensils of ribs, which allows them to interfere with their adequate use, - said Valery Shershn.</text:p>
      <text:p text:style-name="P4">
News Source: <text:a xlink:type="simple" xlink:href="https://armyinform.com.ua/2023/06/14/rosijski-kompleksy-reb-odni-z-priorytetnyh-czilej-dlya-nashoyi-artyleriyi-valerij-shershen/" text:style-name="Internet_20_link" text:visited-style-name="Visited_20_Internet_20_Link">
https://armyinform.com.ua/2023/06/14/rosijski-kompleksy-reb-odni-z-priorytetnyh-czilej-dlya-nashoyi-artyleriyi-valerij-shershen/</text:a>
</text:p>
      <!--NEWS-->
      <text:h text:style-name="P10" text:outline-level="1">
<text:span text:style-name="T4">
Dmytro Kuleba invited Jordan to take part in the realization of the Ukrainian formula of peace</text:span>
</text:h>
      <text:p text:style-name="P4">
Author: ['АРМІЯINFORM']</text:p>
      <text:p text:style-name="P4">
Time: 2023-06-14T79:00:00-04:00</text:p>
      <text:p text:style-name="P4">
Description: The Ministry of Law Formation of the Herds of Ukraine Dmitro Kuleba Proviv Povyv Rozmov Zmovstro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kuleba.jpg" text:style-name="Internet_20_link" text:visited-style-name="Visited_20_Internet_20_Link">
kuleba.jpg</text:a>
']</text:p>
      <text:p text:style-name="P4">
Tags: ['ГЛАВА МЗС УКРАЇНИ', 'ДМИТРО КУЛЕБА', 'ФОРМУЛА МИРУ']</text:p>
      <text:p text:style-name="P4">
Category: News</text:p>
      <!--METADATA-->
      <text:p text:style-name="P4">
<draw:frame draw:style-name="fr1" draw:name="Image56" text:anchor-type="as-char" svg:width="6.9236in" svg:height="4.2817in" draw:z-index="0">
<draw:image xlink:href="../Images/AРМІЯINFORM/2023-06-14T79-00-00-04-00/kuleba.jpg" xlink:type="simple" xlink:show="embed" xlink:actuate="onLoad" draw:mime-type="image/jpeg"/>
</draw:frame>
Foreign Minister of Ukraine Dmytro Kuleba conducted a telephone conversation by a change in Jordan Aiman ​​Safadi Foreign Affairs and discussed with Nim -Ukrainian <text:a xlink:type="simple" xlink:href="https://armyinform.com.ua/2023/02/24/yak-formula-myru-prezydenta-ukrayiny-stala-fundamentom-rezolyucziyi-genasambleyi-oon/" text:style-name="Internet_20_link" text:visited-style-name="Visited_20_Internet_20_Link">
formula of peace</text:a>
.</text:p>
      <text:p text:style-name="P4">
Про це глава української дипломатії<text:a xlink:type="simple" xlink:href="https://twitter.com/DmytroKuleba/status/1668639399297392640" text:style-name="Internet_20_link" text:visited-style-name="Visited_20_Internet_20_Link">
написав</text:a>
Obliga Twitter.</text:p>
      <text:p text:style-name="P4">
Dmytro Kuleba also invited Jordan to take part in its implementation.</text:p>
      <text:p text:style-name="P4">
“He talked to his Jordanian colleague Aiman Safadi about the Miruvolodimir Zelensky's formula and invited Jordan to take part in its implementation. The duty discussed further steps in the development of mutually beneficial bilateral work, ”his post reads.</text:p>
      <text:p text:style-name="P4">
News Source: <text:a xlink:type="simple" xlink:href="https://armyinform.com.ua/2023/06/14/dmytro-kuleba-zaprosyv-jordaniyu-vzyaty-uchast-u-realizacziyi-ukrayinskoyi-formuly-myru/" text:style-name="Internet_20_link" text:visited-style-name="Visited_20_Internet_20_Link">
https://armyinform.com.ua/2023/06/14/dmytro-kuleba-zaprosyv-jordaniyu-vzyaty-uchast-u-realizacziyi-ukrayinskoyi-formuly-myru/</text:a>
</text:p>
      <!--NEWS-->
      <text:h text:style-name="P10" text:outline-level="1">
<text:span text:style-name="T4">
In the Marinka area, our defenders repelled all enemy attacks - Valery Shershn</text:span>
</text:h>
      <text:p text:style-name="P4">
Author: ['Анастасія Олехнович']</text:p>
      <text:p text:style-name="P4">
Time: 2023-06-14T80:00:00-04:00</text:p>
      <text:p text:style-name="P4">
Description: Lent out of the Vorog, Puna 20 times by attacking our positions on Tavriy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text:p>
      <text:p text:style-name="P4">
Category: News</text:p>
      <!--METADATA-->
      <text:p text:style-name="P4">
<draw:frame draw:style-name="fr1" draw:name="Image57" text:anchor-type="as-char" svg:width="6.9236in" svg:height="4.858059in" draw:z-index="0">
<draw:image xlink:href="../Images/AРМІЯINFORM/2023-06-14T80-00-00-04-00/photo_2023-06-06_11-11-13.jpg" xlink:type="simple" xlink:show="embed" xlink:actuate="onLoad" draw:mime-type="image/jpeg"/>
</draw:frame>
Valery Shershn</text:p>
      <text:p text:style-name="P4">
Over the past day, the enemy has attacked our positions more than 20 times, more than half a thousand shelling was recorded. A spokesman for the United Press Center of Tavriya Siloboron Valery Shershn told about it wigeraphone "One News".</text:p>
      <ul>
        <li>
Russian invaders continue the assault actions to capture Marinka. The enemy stepped down in small assault groups. All hostile attacks in Marinka were reflected by our defenders, - said Valery Shershn. - Also, Silaborons continue to withstand the storms of the Russian occupation troops of the Taudyevsky direction. Instead, in the Berdyansk direction, the enemy leads an active defense, trying to crush the offensive actions of our group's troops.</li>
      </ul>
      <text:p text:style-name="P4">
Valery Shershen added that the units of rocket troops and artillery of the Defense forces of the Defense Tales have completed 1477 fire tasks during the day. It is a counter -banking struggle and work for planned purposes that have been identified.</text:p>
      <ul>
        <li>
The loss of the enemy in the area of operation in the Tavriya direction and wounded is 350 invaders. Also in the past 24 hours, seven governors were captured, - said Valery Shershn.</li>
      </ul>
      <text:p text:style-name="P4">
News Source: <text:a xlink:type="simple" xlink:href="https://armyinform.com.ua/2023/06/14/u-rajoni-maryinky-nashi-zahysnyky-vidbyly-vsi-vorozhi-ataky-valerij-shershen/" text:style-name="Internet_20_link" text:visited-style-name="Visited_20_Internet_20_Link">
https://armyinform.com.ua/2023/06/14/u-rajoni-maryinky-nashi-zahysnyky-vidbyly-vsi-vorozhi-ataky-valerij-shershen/</text:a>
</text:p>
      <!--NEWS-->
      <text:h text:style-name="P10" text:outline-level="1">
<text:span text:style-name="T4">
28 settlements of Right -Bank Kherson region remain flooded</text:span>
</text:h>
      <text:p text:style-name="P4">
Author: ['АРМІЯINFORM']</text:p>
      <text:p text:style-name="P4">
Time: 2023-06-14T81:00:00-04:00</text:p>
      <text:p text:style-name="P4">
Description: Nasyzi with pidotopolini all the 28 settlements of Pravoberezhno Khersonshchin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08553724178451927_y.jpg" text:style-name="Internet_20_link" text:visited-style-name="Visited_20_Internet_20_Link">
photo_5208553724178451927_y.jpg</text:a>
']</text:p>
      <text:p text:style-name="P4">
Tags: ['КАХОВСЬКА ГЕС']</text:p>
      <text:p text:style-name="P4">
Category: News</text:p>
      <!--METADATA-->
      <text:p text:style-name="P4">
<draw:frame draw:style-name="fr1" draw:name="Image58" text:anchor-type="as-char" svg:width="6.9236in" svg:height="3.894525in" draw:z-index="0">
<draw:image xlink:href="../Images/AРМІЯINFORM/2023-06-14T81-00-00-04-00/photo_5208553724178451927_y.jpg" xlink:type="simple" xlink:show="embed" xlink:actuate="onLoad" draw:mime-type="image/jpeg"/>
</draw:frame>
Currently, 28 settlements of the Right -Bank Hherson region are still flooded, 2779 people have been evacuated. In the villages of Olgivka, Mykolaivka, Lviv Taburguna of the Tyagin Territorial Community, water, as well as the Ustelpanivtsi of the Kherson Territorial Community and the Beaver Corner and the Testament Territorial Community.</text:p>
      <text:p text:style-name="P4">
About it <text:a xlink:type="simple" xlink:href="https://t.me/shtab_kakhovska_hes/730" text:style-name="Internet_20_link" text:visited-style-name="Visited_20_Internet_20_Link">
reports</text:a>
Headquarters for the elimination of consequences of Kakhovskaya hydroelectric power station.</text:p>
      <text:p text:style-name="P4">
690 police officers were involved in the rescue operation. The increased patrollation of coastal and flooded territories continues, assistance to citizens, and evacuation of people continues.</text:p>
      <text:p text:style-name="P4">
Law enforcement officers also deliver products, water and essentials to the victims of settlements.</text:p>
      <text:p text:style-name="P4">
News Source: <text:a xlink:type="simple" xlink:href="https://armyinform.com.ua/2023/06/14/pidtoplenymy-zalyshayutsya-28-naselenyh-punktiv-pravoberezhnoyi-hersonshhyny/" text:style-name="Internet_20_link" text:visited-style-name="Visited_20_Internet_20_Link">
https://armyinform.com.ua/2023/06/14/pidtoplenymy-zalyshayutsya-28-naselenyh-punktiv-pravoberezhnoyi-hersonshhyny/</text:a>
</text:p>
      <!--NEWS-->
      <text:h text:style-name="P10" text:outline-level="1">
<text:span text:style-name="T4">
13 years behind bars will hold a collaborator who passed the invaders of the location of defense forces in the Liman direction</text:span>
</text:h>
      <text:p text:style-name="P4">
Author: ['АРМІЯINFORM']</text:p>
      <text:p text:style-name="P4">
Time: 2023-06-14T82:00:00-04:00</text:p>
      <text:p text:style-name="P4">
Description: Zibrauno I will sweat the base of one of the Ribblist of the Russian Federation, Yaki Pislya SPIVPRACI Vorog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ez-nazvanyya-2.jpg" text:style-name="Internet_20_link" text:visited-style-name="Visited_20_Internet_20_Link">
bez-nazvanyya-2.jpg</text:a>
']</text:p>
      <text:p text:style-name="P4">
Tags: ['STOPRUSSIA', 'АГРЕСІЯ РФ', 'ВТОРГНЕННЯ РФ', 'КОЛАБОРАНТ', 'СБУ']</text:p>
      <text:p text:style-name="P4">
Category: News</text:p>
      <!--METADATA-->
      <text:p text:style-name="P4">
<draw:frame draw:style-name="fr1" draw:name="Image59" text:anchor-type="as-char" svg:width="6.9236in" svg:height="4.615733in" draw:z-index="0">
<draw:image xlink:href="../Images/AРМІЯINFORM/2023-06-14T82-00-00-04-00/bez-nazvanyya-2.jpg" xlink:type="simple" xlink:show="embed" xlink:actuate="onLoad" draw:mime-type="image/jpeg"/>
</draw:frame>
A powerful evidence was collected on another Russian associate, which after cooperation with an enemy in the Donetsk region fled from the region and wanted to avoid justice. He judged the attacker 13 years in prison.</text:p>
      <text:p text:style-name="P4">
As <text:a xlink:type="simple" xlink:href="https://ssu.gov.ua/novyny/zavdiaky-sbu-13-rokiv-za-gratamy-provede-kolaborant-z-donechchyny-yakyi-pid-vyhliadom-pereselentsia-khovavsia-na-zakhodi-ukrainy" text:style-name="Internet_20_link" text:visited-style-name="Visited_20_Internet_20_Link">
informs</text:a>
The Security Service of Ukraine, at the beginning of a large -scale interference of Russia, was handed over to the occupiers of the location of the defense forces on the Liman Napryamka.</text:p>
      <text:p text:style-name="P4">
He conveyed the reconnaissance in the "liaison" - the DNR, which was in the temporarily captured part of the region.</text:p>
      <text:p text:style-name="P4">
At the same time, after the liberation of the region from the Russian invaders, their informatives fled to Lviv, where as a displaced person wanted to "hide" the mid -city residents.</text:p>
      <text:p text:style-name="P4">
The SBU staff found that the defendant planned to restore their contacts by the residents, in particular, to transfer to them intelligence from the territory of the Western Region of Ukraine. The collaborator was detained at the end of December last year.</text:p>
      <text:p text:style-name="P4">
On the basis of the evidence collected, the court found the attacker guilty of collaboration.</text:p>
      <text:p text:style-name="P4">
News Source: <text:a xlink:type="simple" xlink:href="https://armyinform.com.ua/2023/06/14/13-rokiv-za-gratamy-provede-kolaborant-yakyj-peredavav-okupantam-lokacziyi-syl-oborony-na-lymanskomu-napryamku/" text:style-name="Internet_20_link" text:visited-style-name="Visited_20_Internet_20_Link">
https://armyinform.com.ua/2023/06/14/13-rokiv-za-gratamy-provede-kolaborant-yakyj-peredavav-okupantam-lokacziyi-syl-oborony-na-lymanskomu-napryamku/</text:a>
</text:p>
      <!--NEWS-->
      <text:h text:style-name="P10" text:outline-level="1">
<text:span text:style-name="T4">
Why did the Kyiv region shudder again from the explosions</text:span>
</text:h>
      <text:p text:style-name="P4">
Author: ['Володимир Загребельний']</text:p>
      <text:p text:style-name="P4">
Time: 2023-06-14T83:00:00-04:00</text:p>
      <text:p text:style-name="P4">
Description: Krok for Croka Grupi Rosinovanni of the Hold special services to transport of the Minіstni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dsst_golovna.jpg" text:style-name="Internet_20_link" text:visited-style-name="Visited_20_Internet_20_Link">
dsst_golovna.jpg</text:a>
', '<text:a xlink:type="simple" xlink:href="https://armyinform.com.ua/wp-content/uploads/2023/06/dsst_01-150x150.jpg" text:style-name="Internet_20_link" text:visited-style-name="Visited_20_Internet_20_Link">
dsst_01-150x150.jpg</text:a>
', '<text:a xlink:type="simple" xlink:href="https://armyinform.com.ua/wp-content/uploads/2023/06/dsst_02-150x150.jpg" text:style-name="Internet_20_link" text:visited-style-name="Visited_20_Internet_20_Link">
dsst_02-150x150.jpg</text:a>
', '<text:a xlink:type="simple" xlink:href="https://armyinform.com.ua/wp-content/uploads/2023/06/dsst_03-150x150.jpg" text:style-name="Internet_20_link" text:visited-style-name="Visited_20_Internet_20_Link">
dsst_03-150x150.jpg</text:a>
', '<text:a xlink:type="simple" xlink:href="https://armyinform.com.ua/wp-content/uploads/2023/06/dsst_04-150x150.jpg" text:style-name="Internet_20_link" text:visited-style-name="Visited_20_Internet_20_Link">
dsst_04-150x150.jpg</text:a>
', '<text:a xlink:type="simple" xlink:href="https://armyinform.com.ua/wp-content/uploads/2023/06/dsst_05-150x150.jpg" text:style-name="Internet_20_link" text:visited-style-name="Visited_20_Internet_20_Link">
dsst_05-150x150.jpg</text:a>
', '<text:a xlink:type="simple" xlink:href="https://armyinform.com.ua/wp-content/uploads/2023/06/dsst_06-150x150.jpg" text:style-name="Internet_20_link" text:visited-style-name="Visited_20_Internet_20_Link">
dsst_06-150x150.jpg</text:a>
', '<text:a xlink:type="simple" xlink:href="https://armyinform.com.ua/wp-content/uploads/2023/06/dsst_07-150x150.jpg" text:style-name="Internet_20_link" text:visited-style-name="Visited_20_Internet_20_Link">
dsst_07-150x150.jpg</text:a>
', '<text:a xlink:type="simple" xlink:href="https://armyinform.com.ua/wp-content/uploads/2023/06/dsst_08-150x150.jpg" text:style-name="Internet_20_link" text:visited-style-name="Visited_20_Internet_20_Link">
dsst_08-150x150.jpg</text:a>
', '<text:a xlink:type="simple" xlink:href="https://armyinform.com.ua/wp-content/uploads/2023/06/dsst_09-150x150.jpg" text:style-name="Internet_20_link" text:visited-style-name="Visited_20_Internet_20_Link">
dsst_09-150x150.jpg</text:a>
', '<text:a xlink:type="simple" xlink:href="https://armyinform.com.ua/wp-content/uploads/2023/06/dsst_10-150x150.jpg" text:style-name="Internet_20_link" text:visited-style-name="Visited_20_Internet_20_Link">
dsst_10-150x150.jpg</text:a>
', '<text:a xlink:type="simple" xlink:href="https://armyinform.com.ua/wp-content/uploads/2023/06/dsst_11-150x150.jpg" text:style-name="Internet_20_link" text:visited-style-name="Visited_20_Internet_20_Link">
dsst_11-150x150.jpg</text:a>
', '<text:a xlink:type="simple" xlink:href="https://armyinform.com.ua/wp-content/uploads/2023/06/dsst_12-150x150.jpg" text:style-name="Internet_20_link" text:visited-style-name="Visited_20_Internet_20_Link">
dsst_12-150x150.jpg</text:a>
', '<text:a xlink:type="simple" xlink:href="https://armyinform.com.ua/wp-content/uploads/2023/06/dsst_13-150x150.jpg" text:style-name="Internet_20_link" text:visited-style-name="Visited_20_Internet_20_Link">
dsst_13-150x150.jpg</text:a>
']</text:p>
      <text:p text:style-name="P4">
Tags: ['ВТОРГНЕННЯ РФ', 'ДССТ МО УКРАЇНИ', 'МІНИ']</text:p>
      <text:p text:style-name="P4">
Category: News</text:p>
      <!--METADATA-->
      <text:p text:style-name="P4">
<draw:frame draw:style-name="fr1" draw:name="Image60" text:anchor-type="as-char" svg:width="6.9236in" svg:height="4.615733in" draw:z-index="0">
<draw:image xlink:href="../Images/AРМІЯINFORM/2023-06-14T83-00-00-04-00/dsst_golovna.jpg" xlink:type="simple" xlink:show="embed" xlink:actuate="onLoad" draw:mime-type="image/jpeg"/>
</draw:frame>
Step by step demining the State Special Defense Transport Service of Ukraine cleans their native land from artillery shells, various mines, aviation and other explosive "gifts" left by Russian invaders during retreat.</text:p>
      <text:p text:style-name="P4">
The correspondent of the Armyinform witnessed one of the stages of demining nearby entertainment of the Vyshgorod district, in the Kyiv region.</text:p>
      <ul>
        <li>
the Russian invaders occupied entertaining on March 15. Before entering the populated point, the Russians inflicted the air strike in the local hospital. As a result of this seven people were injured in varying degrees of gravity, four were killed, including two children, - said Valentina Strazhivsky District Studzhivsky district. - retreating, the invaders were blown up by the bridges. The explosion was such a force that in some houses the roofs were struck, the door and windows were knocked out. The fragments of the bridge and the ammunition laid down by the Russians.</li>
      </ul>
      <text:p text:style-name="P4">
<text:a xlink:type="simple" xlink:href="https://armyinform.com.ua/wp-content/uploads/2023/06/dsst_01.jpg" text:style-name="Internet_20_link" text:visited-style-name="Visited_20_Internet_20_Link">
!(Images/AРМІЯINFORM/2023-06-14T83-00-00-04-00/dsst_01-150x150.jpg)</text:a>
</text:p>
      <text:p text:style-name="P4">
<text:a xlink:type="simple" xlink:href="https://armyinform.com.ua/wp-content/uploads/2023/06/dsst_02.jpg" text:style-name="Internet_20_link" text:visited-style-name="Visited_20_Internet_20_Link">
<draw:frame draw:style-name="fr1" draw:name="Image61" text:anchor-type="as-char" svg:width="6.9236in" svg:height="6.9236in" draw:z-index="0">
<draw:image xlink:href="../Images/AРМІЯINFORM/2023-06-14T83-00-00-04-00/dsst_02-150x150.jpg" xlink:type="simple" xlink:show="embed" xlink:actuate="onLoad" draw:mime-type="image/jpeg"/>
</draw:frame>
</text:a>
</text:p>
      <text:p text:style-name="P4">
<text:a xlink:type="simple" xlink:href="https://armyinform.com.ua/wp-content/uploads/2023/06/dsst_03.jpg" text:style-name="Internet_20_link" text:visited-style-name="Visited_20_Internet_20_Link">
<draw:frame draw:style-name="fr1" draw:name="Image62" text:anchor-type="as-char" svg:width="6.9236in" svg:height="6.9236in" draw:z-index="0">
<draw:image xlink:href="../Images/AРМІЯINFORM/2023-06-14T83-00-00-04-00/dsst_03-150x150.jpg" xlink:type="simple" xlink:show="embed" xlink:actuate="onLoad" draw:mime-type="image/jpeg"/>
</draw:frame>
</text:a>
</text:p>
      <text:p text:style-name="P4">
<text:a xlink:type="simple" xlink:href="https://armyinform.com.ua/wp-content/uploads/2023/06/dsst_04.jpg" text:style-name="Internet_20_link" text:visited-style-name="Visited_20_Internet_20_Link">
<draw:frame draw:style-name="fr1" draw:name="Image63" text:anchor-type="as-char" svg:width="6.9236in" svg:height="6.9236in" draw:z-index="0">
<draw:image xlink:href="../Images/AРМІЯINFORM/2023-06-14T83-00-00-04-00/dsst_04-150x150.jpg" xlink:type="simple" xlink:show="embed" xlink:actuate="onLoad" draw:mime-type="image/jpeg"/>
</draw:frame>
</text:a>
After the de -occupation, the process of restoring the destroyed infrastructure began. One stages of which was the restoration of movement across the River of Zherev, which divides the village of Slazvrav and Zherevpillya. At all stages of the builders are accompanied by changes of variations, including representatives of the State Special Transport Service of the Ministry of Defense of Ukraine.</text:p>
      <text:p text:style-name="P4">
The State Special Transport Service is a specialized military formation, which is part of the Ministry of Defense of Ukraine system, intended to ensure the sustainable functioning of transport in peacetime and in a special period.</text:p>
      <text:p text:style-name="P4">
<text:a xlink:type="simple" xlink:href="https://armyinform.com.ua/wp-content/uploads/2023/06/dsst_05.jpg" text:style-name="Internet_20_link" text:visited-style-name="Visited_20_Internet_20_Link">
!(Images/AРМІЯINFORM/2023-06-14T83-00-00-04-00/dsst_05-150x150.jpg)</text:a>
</text:p>
      <text:p text:style-name="P4">
<text:a xlink:type="simple" xlink:href="https://armyinform.com.ua/wp-content/uploads/2023/06/dsst_06.jpg" text:style-name="Internet_20_link" text:visited-style-name="Visited_20_Internet_20_Link">
<draw:frame draw:style-name="fr1" draw:name="Image64" text:anchor-type="as-char" svg:width="6.9236in" svg:height="6.9236in" draw:z-index="0">
<draw:image xlink:href="../Images/AРМІЯINFORM/2023-06-14T83-00-00-04-00/dsst_06-150x150.jpg" xlink:type="simple" xlink:show="embed" xlink:actuate="onLoad" draw:mime-type="image/jpeg"/>
</draw:frame>
</text:a>
</text:p>
      <text:p text:style-name="P4">
<text:a xlink:type="simple" xlink:href="https://armyinform.com.ua/wp-content/uploads/2023/06/dsst_08.jpg" text:style-name="Internet_20_link" text:visited-style-name="Visited_20_Internet_20_Link">
<draw:frame draw:style-name="fr1" draw:name="Image65" text:anchor-type="as-char" svg:width="6.9236in" svg:height="6.9236in" draw:z-index="0">
<draw:image xlink:href="../Images/AРМІЯINFORM/2023-06-14T83-00-00-04-00/dsst_08-150x150.jpg" xlink:type="simple" xlink:show="embed" xlink:actuate="onLoad" draw:mime-type="image/jpeg"/>
</draw:frame>
</text:a>
- We are not working on this facility for the first time. The first time they cleared the territory in the beginning of the construction of the temporary bridge. Now the builders have come to the erection of a new bridge. During the work, they found ammunition that were detonated, and called our group to mine the construction site,-says the commander of the engineering-sapper group of DSST Alexander Prizhikov. - It is very difficult to work in this area, because the soil remains the same concrete elements of the structure of the old bridge, which significantly complicates the use of the ministry.</text:p>
      <text:p text:style-name="P4">
Of course, the sappers of the State Support Service were not only demining the adjacent destroyed bridge of the territory. The local residents asked the military to inspect the land and other territories near the village, and they were never denied.</text:p>
      <text:p text:style-name="P4">
<text:a xlink:type="simple" xlink:href="https://armyinform.com.ua/wp-content/uploads/2023/06/dsst_09.jpg" text:style-name="Internet_20_link" text:visited-style-name="Visited_20_Internet_20_Link">
!(Images/AРМІЯINFORM/2023-06-14T83-00-00-04-00/dsst_09-150x150.jpg)</text:a>
</text:p>
      <text:p text:style-name="P4">
<text:a xlink:type="simple" xlink:href="https://armyinform.com.ua/wp-content/uploads/2023/06/dsst_10.jpg" text:style-name="Internet_20_link" text:visited-style-name="Visited_20_Internet_20_Link">
<draw:frame draw:style-name="fr1" draw:name="Image66" text:anchor-type="as-char" svg:width="6.9236in" svg:height="6.9236in" draw:z-index="0">
<draw:image xlink:href="../Images/AРМІЯINFORM/2023-06-14T83-00-00-04-00/dsst_10-150x150.jpg" xlink:type="simple" xlink:show="embed" xlink:actuate="onLoad" draw:mime-type="image/jpeg"/>
</draw:frame>
</text:a>
The sappers argue that the land around the bridge hides many "orkivski-surprises", because during the blasting of the structure, the Russians used an unsecuted amount of ammunition, namely, anti-tank mines TM-62 and 82-mmminometric mines. The use of so many ammunition can only be explained that the invaders needed to release a place for washing machines that they selected from local residents.</text:p>
      <text:p text:style-name="P4">
<text:a xlink:type="simple" xlink:href="https://armyinform.com.ua/wp-content/uploads/2023/06/dsst_11.jpg" text:style-name="Internet_20_link" text:visited-style-name="Visited_20_Internet_20_Link">
!(Images/AРМІЯINFORM/2023-06-14T83-00-00-04-00/dsst_11-150x150.jpg)</text:a>
</text:p>
      <text:p text:style-name="P4">
<text:a xlink:type="simple" xlink:href="https://armyinform.com.ua/wp-content/uploads/2023/06/dsst_12.jpg" text:style-name="Internet_20_link" text:visited-style-name="Visited_20_Internet_20_Link">
<draw:frame draw:style-name="fr1" draw:name="Image67" text:anchor-type="as-char" svg:width="6.9236in" svg:height="6.9236in" draw:z-index="0">
<draw:image xlink:href="../Images/AРМІЯINFORM/2023-06-14T83-00-00-04-00/dsst_12-150x150.jpg" xlink:type="simple" xlink:show="embed" xlink:actuate="onLoad" draw:mime-type="image/jpeg"/>
</draw:frame>
</text:a>
</text:p>
      <text:p text:style-name="P4">
<text:a xlink:type="simple" xlink:href="https://armyinform.com.ua/wp-content/uploads/2023/06/dsst_13.jpg" text:style-name="Internet_20_link" text:visited-style-name="Visited_20_Internet_20_Link">
<draw:frame draw:style-name="fr1" draw:name="Image68" text:anchor-type="as-char" svg:width="6.9236in" svg:height="6.9236in" draw:z-index="0">
<draw:image xlink:href="../Images/AРМІЯINFORM/2023-06-14T83-00-00-04-00/dsst_13-150x150.jpg" xlink:type="simple" xlink:show="embed" xlink:actuate="onLoad" draw:mime-type="image/jpeg"/>
</draw:frame>
</text:a>
In total, 22 explosive objects were identified and disposed of this time, including three anti-tank mines of TM-62 and nineteen mortar mines. Due to the fact that the detected ammunition cannot be transported, the sappers decided to destroy them on the spot.</text:p>
      <text:p text:style-name="P4">
Read also:</text:p>
      <text:p text:style-name="P4">
<text:a xlink:type="simple" xlink:href="https://armyinform.com.ua/2022/05/13/mosty-kyyivshhyny-abo-yak-vijskovi-zyednuyut-krayinu/" text:style-name="Internet_20_link" text:visited-style-name="Visited_20_Internet_20_Link">
Bridges of Kyiv region, or as the military connect Ukraine</text:a>
</text:p>
      <text:p text:style-name="P4">
On the air sounds "Fire!". The silence of a peaceful summer day breaks the sound of a powerful explosion.</text:p>
      <text:p text:style-name="P4">
Another batch of hostile explosives is destroyed and work is being renewed on the construction platform.</text:p>
      <text:p text:style-name="P4">
<text:span text:style-name="T5">
Opto author and from personal photo archive</text:span>
 <text:span text:style-name="T5">
walentina Starzhinskaya</text:span>
</text:p>
      <text:p text:style-name="P4">
News Source: <text:a xlink:type="simple" xlink:href="https://armyinform.com.ua/2023/06/14/chomu-kyyivshhyna-znovu-zdrygnulasya-vid-vybuhiv/" text:style-name="Internet_20_link" text:visited-style-name="Visited_20_Internet_20_Link">
https://armyinform.com.ua/2023/06/14/chomu-kyyivshhyna-znovu-zdrygnulasya-vid-vybuhiv/</text:a>
</text:p>
      <!--NEWS-->
      <text:h text:style-name="P10" text:outline-level="1">
<text:span text:style-name="T4">
Ukrainian defenders repelled 39 attacks in four directions</text:span>
</text:h>
      <text:p text:style-name="P4">
Author: ['АРМІЯINFORM']</text:p>
      <text:p text:style-name="P4">
Time: 2023-06-14T84:00:00-04:00</text:p>
      <text:p text:style-name="P4">
Description: Opponent I did ZoServilu Zuill at the Limansky,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ГШ ЗСУ', 'ОПЕРАТИВНА ІНФОРМАЦІЯ', 'ХРОНІКА ОБОРОНИ']</text:p>
      <text:p text:style-name="P4">
Category: News</text:p>
      <!--METADATA-->
      <text:p text:style-name="P4">
<text:span text:style-name="T4">
 🔥 Situation on Russian invasion </text:span>
</text:p>
      <text:p text:style-name="P4">
The enemy continues to focus the main efforts on Liman, Bakhmut, Avdiiv and Mary's directions - battles continue, there were 39 fighting collisions during the day.</text:p>
      <text:p text:style-name="P4">
About it on Facebook <text:a xlink:type="simple" xlink:href="https://www.facebook.com/GeneralStaff.ua/posts/pfbid02acZu9LP18HMs8s1GCm4q1EYijYSfvv7qNKL3L4MiDx2qg4AejH3nXVSJdsM2ZcxWl" text:style-name="Internet_20_link" text:visited-style-name="Visited_20_Internet_20_Link">
reports</text:a>
The General Staff of the Armed Forces.</text:p>
      <text:p text:style-name="P4">
“In the Mariinsky direction, our defenders repelled all the attacks of the enemy in the Marinka's city. At the same time, the enemy made artillery shelling of the settlements of Krasnogorivka, rich, sharp, St. George, Netaylovo, Marinka, Venta, Novomykhailivka, Donetsk region, ”the screening reads.</text:p>
      <text:p text:style-name="P4">
News Source: <text:a xlink:type="simple" xlink:href="https://armyinform.com.ua/2023/06/14/ukrayinski-zahysnyky-vidbyly-39-atak-na-chotyroh-napryamkah/" text:style-name="Internet_20_link" text:visited-style-name="Visited_20_Internet_20_Link">
https://armyinform.com.ua/2023/06/14/ukrayinski-zahysnyky-vidbyly-39-atak-na-chotyroh-napryamkah/</text:a>
</text:p>
      <!--NEWS-->
      <text:h text:style-name="P10" text:outline-level="1">
<text:span text:style-name="T4">
The Ministry of Foreign Affairs of Ukraine invited Peru to join the realization of the formula of peace</text:span>
</text:h>
      <text:p text:style-name="P4">
Author: ['АРМІЯINFORM']</text:p>
      <text:p text:style-name="P4">
Time: 2023-06-14T85:00:00-04:00</text:p>
      <text:p text:style-name="P4">
Description: Minist of the law enforcement reports of Ukraine Dmitro Kuleba Proviv Rozmov with the Otruanskoye Kalgoi Aniol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dmytro-kuleba-antaliya.jpeg" text:style-name="Internet_20_link" text:visited-style-name="Visited_20_Internet_20_Link">
dmytro-kuleba-antaliya.jpeg</text:a>
']</text:p>
      <text:p text:style-name="P4">
Tags: ['ДМИТРО КУЛЕБА', 'ПЕРУ', 'ФОРМУЛА МИРУ']</text:p>
      <text:p text:style-name="P4">
Category: News</text:p>
      <!--METADATA-->
      <text:p text:style-name="P4">
<draw:frame draw:style-name="fr1" draw:name="Image69" text:anchor-type="as-char" svg:width="6.9236in" svg:height="3.63489in" draw:z-index="0">
<draw:image xlink:href="../Images/AРМІЯINFORM/2023-06-14T85-00-00-04-00/dmytro-kuleba-antaliya.jpeg" xlink:type="simple" xlink:show="embed" xlink:actuate="onLoad" draw:mime-type="image/jpeg"/>
</draw:frame>
Illustrative photo</text:p>
      <text:p text:style-name="P4">
Foreign Minister of Ukraine Dmytro Kuleba had a conversation with the Peruvian College Ana Jervas and invited it to join the formula of the Presidential Ukrainian Peace.</text:p>
      <text:p text:style-name="P4">
The head of Ukrainian diplomacy <text:a xlink:type="simple" xlink:href="https://twitter.com/DmytroKuleba/status/1668652769970929665" text:style-name="Internet_20_link" text:visited-style-name="Visited_20_Internet_20_Link">
reported</text:a>
Obliga Twitter.</text:p>
      <text:p text:style-name="P4">
“I am grateful to Peru for the fundamental position that the war should be immediately questioned by the withdrawal of its troops from Ukraine by Russia. I invited the permeable to the formula of peace and efforts to bring Russia reference, ”the message reads.</text:p>
      <text:p text:style-name="P4">
Earlier Dmytro Kuleba <text:a xlink:type="simple" xlink:href="https://armyinform.com.ua/2023/06/14/dmytro-kuleba-zaprosyv-jordaniyu-vzyaty-uchast-u-realizacziyi-ukrayinskoyi-formuly-myru/" text:style-name="Internet_20_link" text:visited-style-name="Visited_20_Internet_20_Link">
invited</text:a>
Jordan to participate in the implementation of the Ukrainian formula of peace.</text:p>
      <text:p text:style-name="P4">
News Source: <text:a xlink:type="simple" xlink:href="https://armyinform.com.ua/2023/06/14/glava-mzs-ukrayiny-zaprosyv-peru-pryyednatysya-do-realizacziyi-formuly-myru/" text:style-name="Internet_20_link" text:visited-style-name="Visited_20_Internet_20_Link">
https://armyinform.com.ua/2023/06/14/glava-mzs-ukrayiny-zaprosyv-peru-pryyednatysya-do-realizacziyi-formuly-myru/</text:a>
</text:p>
      <!--NEWS-->
      <text:h text:style-name="P10" text:outline-level="1">
<text:span text:style-name="T4">
Pentagon: The United States provided Ukraine with almost $ 40 billion in defense, allies - $ 27 billion</text:span>
</text:h>
      <text:p text:style-name="P4">
Author: ['АРМІЯINFORM']</text:p>
      <text:p text:style-name="P4">
Time: 2023-06-14T87:00:00-04:00</text:p>
      <text:p text:style-name="P4">
Description: In the USA, the United States visible Blizo 40 mialardiz Dolariv on the defense of the pre -Ukrainian Duphoma, ... the war with Ukraine 2022, the war with Ukraine is the latest news today, the news war with Ukraine 2022 is the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208674760651818860_x.jpg" text:style-name="Internet_20_link" text:visited-style-name="Visited_20_Internet_20_Link">
photo_5208674760651818860_x.jpg</text:a>
']</text:p>
      <text:p text:style-name="P4">
Tags: ['БЕЗПЕКОВА ДОПОМОГА УКРАЇНІ', 'ОБОРОННА ДОПОМОГА', 'СВІТ ПІДТРИМУЄ УКРАЇНУ', 'США']</text:p>
      <text:p text:style-name="P4">
Category: News</text:p>
      <!--METADATA-->
      <text:p text:style-name="P4">
<draw:frame draw:style-name="fr1" draw:name="Image70" text:anchor-type="as-char" svg:width="6.9236in" svg:height="4.976338in" draw:z-index="0">
<draw:image xlink:href="../Images/AРМІЯINFORM/2023-06-14T87-00-00-04-00/photo_5208674760651818860_x.jpg" xlink:type="simple" xlink:show="embed" xlink:actuate="onLoad" draw:mime-type="image/jpeg"/>
</draw:frame>
To date, the United States has allocated about $ 40 billion for defense aid, and allies and partners - $ 27 billion.</text:p>
      <text:p text:style-name="P4">
About this <text:a xlink:type="simple" xlink:href="https://www.defense.gov/News/News-Stories/Article/Article/3427210/official-says-nato-discussions-to-focus-on-ukraine-support/" text:style-name="Internet_20_link" text:visited-style-name="Visited_20_Internet_20_Link">
it is referred</text:a>
On the Pentagon site.</text:p>
      <text:p text:style-name="P4">
Defense assistance to Ukraine in total is provided by 53 allies and partners.</text:p>
      <text:p text:style-name="P4">
The US Defense Ministry noted that the states in the percentage of gross domestic products are ranked 13th among the countries and partners that support Ukraine.</text:p>
      <text:p text:style-name="P4">
“Most of the UAV counter systems, 155 mm artillery shells, tanks of Ibronistransporters are provided not by the United States, but by allies and partners. In addition, the allies have prepared three times more Ukrainian fighters than the United States, ”the Verification said.</text:p>
      <text:p text:style-name="P4">
The Pentagon reminded that this week, the Defense Minister Lloyd Austin visits Evrop, where he will take part in the contact group on the Defense of Ukraine Tasks of NATO Defense Ministers.</text:p>
      <text:p text:style-name="P4">
"The discussion will relate to the ways of Ukraine's most effective support, as well as in the future," the Defense Ministry emphasized.</text:p>
      <text:p text:style-name="P4">
As reported, the United States <text:a xlink:type="simple" xlink:href="https://armyinform.com.ua/2023/06/13/ssha-ogolosyly-pro-novyj-paket-vijskovoyi-dopomogy-ukrayini-2/" text:style-name="Internet_20_link" text:visited-style-name="Visited_20_Internet_20_Link">
declared</text:a>
About the new military assistance package to Ukraine worth up to $ 325 million.</text:p>
      <text:p text:style-name="P4">
News Source: <text:a xlink:type="simple" xlink:href="https://armyinform.com.ua/2023/06/14/pentagon-ssha-nadav-ukrayini-majzhe-40-mlrd-dol-oboronnoyi-dopomogy-soyuznyky-27-mlrd-dol/" text:style-name="Internet_20_link" text:visited-style-name="Visited_20_Internet_20_Link">
https://armyinform.com.ua/2023/06/14/pentagon-ssha-nadav-ukrayini-majzhe-40-mlrd-dol-oboronnoyi-dopomogy-soyuznyky-27-mlrd-dol/</text:a>
</text:p>
      <!--NEWS-->
      <text:h text:style-name="P10" text:outline-level="1">
<text:span text:style-name="T4">
Our aviation has made 12 beats in hostile positions</text:span>
</text:h>
      <text:p text:style-name="P4">
Author: ['АРМІЯINFORM']</text:p>
      <text:p text:style-name="P4">
Time: 2023-06-14T88:00:00-04:00</text:p>
      <text:p text:style-name="P4">
Description: Avіaatsіya defense forces for Dob took 12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71" text:anchor-type="as-char" svg:width="6.9236in" svg:height="4.501139in" draw:z-index="0">
<draw:image xlink:href="../Images/AРМІЯINFORM/2023-06-14T88-00-00-04-00/war-1.jpg" xlink:type="simple" xlink:show="embed" xlink:actuate="onLoad" draw:mime-type="image/jpeg"/>
</draw:frame>
Illustrative Photo <text:span text:style-name="T4">
 🔥 Situation on Russian invasion </text:span>
</text:p>
      <text:p text:style-name="P4">
The aviation of the defense forces per day struck 12 beats in the areas of concentration of the personal staff of the enemy.</text:p>
      <text:p text:style-name="P4">
About it on Facebook <text:a xlink:type="simple" xlink:href="https://www.facebook.com/GeneralStaff.ua/posts/pfbid02acZu9LP18HMs8s1GCm4q1EYijYSfvv7qNKL3L4MiDx2qg4AejH3nXVSJdsM2ZcxWl" text:style-name="Internet_20_link" text:visited-style-name="Visited_20_Internet_20_Link">
reports</text:a>
The General Staff of the Armed Forces of Ukraine.</text:p>
      <text:p text:style-name="P4">
"Units of rocket troops and artillery during the day were amazed by 11 areas of living force, 1 anti-aircraft missile complex and 3 stations of the radiolectronic struggle of the enemy,"-the message reads.</text:p>
      <text:p text:style-name="P4">
News Source: <text:a xlink:type="simple" xlink:href="https://armyinform.com.ua/2023/06/14/nasha-aviacziya-zavdala-12-udariv-po-vorozhyh-pozycziyah/" text:style-name="Internet_20_link" text:visited-style-name="Visited_20_Internet_20_Link">
https://armyinform.com.ua/2023/06/14/nasha-aviacziya-zavdala-12-udariv-po-vorozhyh-pozycziyah/</text:a>
</text:p>
      <!--NEWS-->
      <text:h text:style-name="P10" text:outline-level="1">
<text:span text:style-name="T4">
Germany for the first time in history approved the National Security Strategy: the Russian Federation is the greatest threat</text:span>
</text:h>
      <text:p text:style-name="P4">
Author: ['АРМІЯINFORM']</text:p>
      <text:p text:style-name="P4">
Time: 2023-06-14T89:00:00-04:00</text:p>
      <text:p text:style-name="P4">
Description: Nimuchini’s detachment ahead of praising the National Strategistry of the Normy, by calling the tall of Nybilsho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023-06-14-pk-nss-2.jpg" text:style-name="Internet_20_link" text:visited-style-name="Visited_20_Internet_20_Link">
2023-06-14-pk-nss-2.jpg</text:a>
']</text:p>
      <text:p text:style-name="P4">
Tags: ['АННАЛЕНА БЕРБОК', 'КАНЦЛЕР ФРН ОЛАФ ШОЛЬЦ', 'НАЦБЕЗПЕКА', 'НІМЕЧЧИНА']</text:p>
      <text:p text:style-name="P4">
Category: News</text:p>
      <!--METADATA-->
      <text:p text:style-name="P4">
<draw:frame draw:style-name="fr1" draw:name="Image72" text:anchor-type="as-char" svg:width="6.9236in" svg:height="3.895399in" draw:z-index="0">
<draw:image xlink:href="../Images/AРМІЯINFORM/2023-06-14T89-00-00-04-00/2023-06-14-pk-nss-2.jpg" xlink:type="simple" xlink:show="embed" xlink:actuate="onLoad" draw:mime-type="image/jpeg"/>
</draw:frame>
For the first time, the German government approved the National Security Strategy and called Russia a greater threat.</text:p>
      <text:p text:style-name="P4">
About this <text:a xlink:type="simple" xlink:href="https://www.bundesregierung.de/breg-de/aktuelles/nationale-sicherheitsstrategie-2195890" text:style-name="Internet_20_link" text:visited-style-name="Visited_20_Internet_20_Link">
it is referred</text:a>
on the site of the German government.</text:p>
      <text:p text:style-name="P4">
"For the first time in the history of our country, we have developed a national security strategy," Germany's Federal Chancellor Olaf Soltz.</text:p>
      <text:p text:style-name="P4">
According to him, this strategy is an important contribution to the safety of people in Germany.</text:p>
      <text:p text:style-name="P4">
"Without security, there is neither freedom nor stability, nor prosperity," - said the German Chancellor.</text:p>
      <text:p text:style-name="P4">
Olaf Scholtz added that the country's political environment has changed in the last one and a half years, in particular, it meant a large -scale invasion of Russia and attack on the Nord Stream gas pipelines.</text:p>
      <text:p text:style-name="P4">
“Security in the 21st century is more than hostilities and diplomacy. The Russian Agressive War against Ukraine has shown that peace and freedom do not fall from the sky. This applies to, for example, medicines, as well as cyberspace and cleanliness of water, ”Germany's Minister of Law Berbb said.</text:p>
      <text:p text:style-name="P4">
The strategy is based on three "central dimensions" of security policy: defense, stability and stability. It states that "today's Russia is the greatest threat to peace and security in the Euro -Atlantic region.</text:p>
      <text:p text:style-name="P4">
News Source: <text:a xlink:type="simple" xlink:href="https://armyinform.com.ua/2023/06/14/nimechchyna-vpershe-v-istoriyi-zatverdyla-strategiyu-naczbezpeky-rf-najbilsha-zagroza/" text:style-name="Internet_20_link" text:visited-style-name="Visited_20_Internet_20_Link">
https://armyinform.com.ua/2023/06/14/nimechchyna-vpershe-v-istoriyi-zatverdyla-strategiyu-naczbezpeky-rf-najbilsha-zagroza/</text:a>
</text:p>
      <!--NEWS-->
      <text:h text:style-name="P10" text:outline-level="1">
<text:span text:style-name="T4">
Mobilized sailors-border guards passed a course of training</text:span>
</text:h>
      <text:p text:style-name="P4">
Author: ['АРМІЯINFORM']</text:p>
      <text:p text:style-name="P4">
Time: 2023-06-14T8:00:00-04:00</text:p>
      <text:p text:style-name="P4">
Description: VIISKOVOVOVOSKI, Yaki Buli Damovani to the Love of Khudoroni Derzydonkordon Servic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news_20230613_151409_16866584495.jpg" text:style-name="Internet_20_link" text:visited-style-name="Visited_20_Internet_20_Link">
news_20230613_151409_16866584495.jpg</text:a>
', '<text:a xlink:type="simple" xlink:href="https://armyinform.com.ua/wp-content/uploads/2023/06/news_20230613_151405_16866584452-150x150.jpg" text:style-name="Internet_20_link" text:visited-style-name="Visited_20_Internet_20_Link">
news_20230613_151405_16866584452-150x150.jpg</text:a>
', '<text:a xlink:type="simple" xlink:href="https://armyinform.com.ua/wp-content/uploads/2023/06/news_20230613_151406_16866584463-150x150.jpg" text:style-name="Internet_20_link" text:visited-style-name="Visited_20_Internet_20_Link">
news_20230613_151406_16866584463-150x150.jpg</text:a>
', '<text:a xlink:type="simple" xlink:href="https://armyinform.com.ua/wp-content/uploads/2023/06/news_20230613_151408_16866584484-150x150.jpg" text:style-name="Internet_20_link" text:visited-style-name="Visited_20_Internet_20_Link">
news_20230613_151408_16866584484-150x150.jpg</text:a>
']</text:p>
      <text:p text:style-name="P4">
Tags: ['STOPRUSSIA', 'АГРЕСІЯ РФ']</text:p>
      <text:p text:style-name="P4">
Category: News</text:p>
      <!--METADATA-->
      <text:p text:style-name="P4">
<draw:frame draw:style-name="fr1" draw:name="Image73" text:anchor-type="as-char" svg:width="6.9236in" svg:height="5.1927in" draw:z-index="0">
<draw:image xlink:href="../Images/AРМІЯINFORM/2023-06-14T8-00-00-04-00/news_20230613_151409_16866584495.jpg" xlink:type="simple" xlink:show="embed" xlink:actuate="onLoad" draw:mime-type="image/jpeg"/>
</draw:frame>
Servicemen who were called to the ranks of the maritime border guard on mobilization but did not have experience of service, were trained at one of the training centers of the SSSU.</text:p>
      <text:p text:style-name="P4">
About it <text:a xlink:type="simple" xlink:href="https://dpsu.gov.ua/ua/news/Mobilizovani-moryaki-prikordonniki-proyshli-kurs-pidgotovki-/" text:style-name="Internet_20_link" text:visited-style-name="Visited_20_Internet_20_Link">
reports</text:a>
State Border Service of Ukraine.</text:p>
      <text:p text:style-name="P4">
More than thirty defenders and one defender in the framework of preparation have acquired practical skills in marine, fire, tactical and intelligence training. The newly minted border guards practiced in shooting, throwing, developed endurance, checking the ability to overcome difficulties, heavy physical and psychological loads related to tasks, expanded their knowledge, courageously and steadily overcome their own fears.</text:p>
      <text:p text:style-name="P4">
<text:a xlink:type="simple" xlink:href="https://armyinform.com.ua/wp-content/uploads/2023/06/news_20230613_151405_16866584452.jpg" text:style-name="Internet_20_link" text:visited-style-name="Visited_20_Internet_20_Link">
!(Images/AРМІЯINFORM/2023-06-14T8-00-00-04-00/news_20230613_151405_16866584452-150x150.jpg)</text:a>
</text:p>
      <text:p text:style-name="P4">
<text:a xlink:type="simple" xlink:href="https://armyinform.com.ua/wp-content/uploads/2023/06/news_20230613_151406_16866584463.jpg" text:style-name="Internet_20_link" text:visited-style-name="Visited_20_Internet_20_Link">
<draw:frame draw:style-name="fr1" draw:name="Image74" text:anchor-type="as-char" svg:width="6.9236in" svg:height="6.9236in" draw:z-index="0">
<draw:image xlink:href="../Images/AРМІЯINFORM/2023-06-14T8-00-00-04-00/news_20230613_151406_16866584463-150x150.jpg" xlink:type="simple" xlink:show="embed" xlink:actuate="onLoad" draw:mime-type="image/jpeg"/>
</draw:frame>
</text:a>
</text:p>
      <text:p text:style-name="P4">
<text:a xlink:type="simple" xlink:href="https://armyinform.com.ua/wp-content/uploads/2023/06/news_20230613_151408_16866584484.jpg" text:style-name="Internet_20_link" text:visited-style-name="Visited_20_Internet_20_Link">
<draw:frame draw:style-name="fr1" draw:name="Image75" text:anchor-type="as-char" svg:width="6.9236in" svg:height="6.9236in" draw:z-index="0">
<draw:image xlink:href="../Images/AРМІЯINFORM/2023-06-14T8-00-00-04-00/news_20230613_151408_16866584484-150x150.jpg" xlink:type="simple" xlink:show="embed" xlink:actuate="onLoad" draw:mime-type="image/jpeg"/>
</draw:frame>
</text:a>
The lion's part of the course took place in the field, during which the border guards studied and performed actions in the group, department, platoon.</text:p>
      <text:p text:style-name="P4">
“My decision was unambiguous - today I have to get involved in the protection of Ukraine. We will win, but not desired enough, we must act. A person is afraid of what he does not know. I think knowledge will overcome all fears. There is still a lot of work work, but the base is stuck - strong, ” - summed up the maritime border guard Alla Skazkevich.</text:p>
      <text:p text:style-name="P4">
The practical highlight of the course was the struggle for the survivability of the ship, which was bully in conditions as close as possible to emergency. Practice defenders improved the coordinated crew actions using emergency rescue property while combating local fire and training the skills of counteracting the volumetric fire development.</text:p>
      <text:p text:style-name="P4">
In addition to the struggle for the survivability of the ship, they studied the mobilized and the basics of tactical medical.</text:p>
      <text:p text:style-name="P4">
Prepared, motivated and inspired by the first successes, border guards were released to staff units, where they will hone the skills in the crew.</text:p>
      <text:p text:style-name="P4">
News Source: <text:a xlink:type="simple" xlink:href="https://armyinform.com.ua/2023/06/14/mobilizovani-moryaky-prykordonnyky-projshly-kurs-pidgotovky/" text:style-name="Internet_20_link" text:visited-style-name="Visited_20_Internet_20_Link">
https://armyinform.com.ua/2023/06/14/mobilizovani-moryaky-prykordonnyky-projshly-kurs-pidgotovky/</text:a>
</text:p>
      <!--NEWS-->
      <text:h text:style-name="P10" text:outline-level="1">
<text:span text:style-name="T4">
In Kherson and Mykolaiv region, 3761 persons were evacuated - Igor Klimenko</text:span>
</text:h>
      <text:p text:style-name="P4">
Author: ['АРМІЯINFORM']</text:p>
      <text:p text:style-name="P4">
Time: 2023-06-14T91:00:00-04:00</text:p>
      <text:p text:style-name="P4">
Description: Deva'yatiy Day Lіkvіdatsії Naslidkiv Pіdriva by the pay of Kakhovo Ges. Mi Robimo mustach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igor-klymenko.jpg" text:style-name="Internet_20_link" text:visited-style-name="Visited_20_Internet_20_Link">
igor-klymenko.jpg</text:a>
']</text:p>
      <text:p text:style-name="P4">
Tags: ['STOPRUSSIA', 'АГРЕСІЯ РФ', 'ВІЙНА', 'ВТОРГНЕННЯ РФ', 'ЗВІЛЬНЕННЯ ХЕРСОНЩИНИ']</text:p>
      <text:p text:style-name="P4">
Category: News</text:p>
      <!--METADATA-->
      <text:p text:style-name="P4">
<draw:frame draw:style-name="fr1" draw:name="Image76" text:anchor-type="as-char" svg:width="6.9236in" svg:height="4.615733in" draw:z-index="0">
<draw:image xlink:href="../Images/AРМІЯINFORM/2023-06-14T91-00-00-04-00/igor-klymenko.jpg" xlink:type="simple" xlink:show="embed" xlink:actuate="onLoad" draw:mime-type="image/jpeg"/>
</draw:frame>
Igor Klimenko. Archival photo</text:p>
      <text:p text:style-name="P4">
The ninth day of elimination of the consequences of the exploration of the Kakhovskaya hydroelectric power station. We will soap everything necessary so that our citizens will return to a donormal, peaceful and safe life as quickly as possible. From now on planned robotsapers - 33 groups work in Kherson region. 66 motor pump pump water from the basements of houses and from the streets of settlements.</text:p>
      <text:p text:style-name="P4">
About it <text:a xlink:type="simple" xlink:href="https://t.me/Klymenko_MVS/11" text:style-name="Internet_20_link" text:visited-style-name="Visited_20_Internet_20_Link">
wrote</text:a>
Minister of Internal Affairs Igor Klimenko on Telgram.</text:p>
      <text:p text:style-name="P4">
“We also explore transformer substations that have been flooded. Energy are ordering equipment so that as soon as the water goes down, to supply vital communications for our citizens: electricity and gas. Currently, more than 3000 people have been converted to law enforcement officers with applications for flooded homes. Investigators have seized more than 120 inspections of flood places within the framework of criminal proceedings in the way that the victims in the future receive compensation for destroyed housing. Psychological assistance from SES specialists received 393 people. We work next to the do -approved operating plans, ”the post reads.</text:p>
      <text:p text:style-name="P4">
News Source: <text:a xlink:type="simple" xlink:href="https://armyinform.com.ua/2023/06/14/na-hersonshhyni-ta-mykolayivshhyni-evakujovano-3761-osobu-igor-klymenko/" text:style-name="Internet_20_link" text:visited-style-name="Visited_20_Internet_20_Link">
https://armyinform.com.ua/2023/06/14/na-hersonshhyni-ta-mykolayivshhyni-evakujovano-3761-osobu-igor-klymenko/</text:a>
</text:p>
      <!--NEWS-->
      <text:h text:style-name="P10" text:outline-level="1">
<text:span text:style-name="T4">
In the Dnipropetrovsk region, the Destanti warriors honored those killed in the Il-76 brothers killed in a plane</text:span>
</text:h>
      <text:p text:style-name="P4">
Author: ['АРМІЯINFORM']</text:p>
      <text:p text:style-name="P4">
Time: 2023-06-14T95:00:00-04:00</text:p>
      <text:p text:style-name="P4">
Description: 14 Worm in the DNIPRI, on the Ale of the Heroes of the ATO, we complained to go nagodia 8-rir ... war with Ukraine 2022, war with Ukraine Latest news today,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photo_5210797707151658625_y.jpg" text:style-name="Internet_20_link" text:visited-style-name="Visited_20_Internet_20_Link">
photo_5210797707151658625_y.jpg</text:a>
', '<text:a xlink:type="simple" xlink:href="https://armyinform.com.ua/wp-content/uploads/2023/06/photo_5210797707151658628_y-150x150.jpg" text:style-name="Internet_20_link" text:visited-style-name="Visited_20_Internet_20_Link">
photo_5210797707151658628_y-150x150.jpg</text:a>
', '<text:a xlink:type="simple" xlink:href="https://armyinform.com.ua/wp-content/uploads/2023/06/photo_5210797707151658629_y-150x150.jpg" text:style-name="Internet_20_link" text:visited-style-name="Visited_20_Internet_20_Link">
photo_5210797707151658629_y-150x150.jpg</text:a>
', '<text:a xlink:type="simple" xlink:href="https://armyinform.com.ua/wp-content/uploads/2023/06/photo_5210797707151658630_y-150x150.jpg" text:style-name="Internet_20_link" text:visited-style-name="Visited_20_Internet_20_Link">
photo_5210797707151658630_y-150x150.jpg</text:a>
', '<text:a xlink:type="simple" xlink:href="https://armyinform.com.ua/wp-content/uploads/2023/06/photo_5210797707151658626_y-150x150.jpg" text:style-name="Internet_20_link" text:visited-style-name="Visited_20_Internet_20_Link">
photo_5210797707151658626_y-150x150.jpg</text:a>
']</text:p>
      <text:p text:style-name="P4">
Tags: ['STOPRUSSIA', 'АГРЕСІЯ РФ', 'ВТОРГНЕННЯ РФ', 'ДШВ']</text:p>
      <text:p text:style-name="P4">
Category: News</text:p>
      <!--METADATA-->
      <text:p text:style-name="P4">
<draw:frame draw:style-name="fr1" draw:name="Image77" text:anchor-type="as-char" svg:width="6.9236in" svg:height="5.544289in" draw:z-index="0">
<draw:image xlink:href="../Images/AРМІЯINFORM/2023-06-14T95-00-00-04-00/photo_5210797707151658625_y.jpg" xlink:type="simple" xlink:show="embed" xlink:actuate="onLoad" draw:mime-type="image/jpeg"/>
</draw:frame>
On June 14 in the evening in the Dnieper, on the Alley of Heroes of the ATO, mourning measures of the 8th anniversary of the beat of the Ukrainian aircraft IL-76 were held by militants near Lugansk, reports Radio Liberty correspondent. At that time, 49 Ukrainian servicemen were killed, 33 of them were natives of Dnipropetrovsk.</text:p>
      <text:p text:style-name="P4">
About it <text:a xlink:type="simple" xlink:href="https://t.me/ua_dshv/1253" text:style-name="Internet_20_link" text:visited-style-name="Visited_20_Internet_20_Link">
reports</text:a>
DShV command.</text:p>
      <text:p text:style-name="P4">
<text:a xlink:type="simple" xlink:href="https://armyinform.com.ua/wp-content/uploads/2023/06/photo_5210797707151658628_y.jpg" text:style-name="Internet_20_link" text:visited-style-name="Visited_20_Internet_20_Link">
!(Images/AРМІЯINFORM/2023-06-14T95-00-00-04-00/photo_5210797707151658628_y-150x150.jpg)</text:a>
</text:p>
      <text:p text:style-name="P4">
<text:a xlink:type="simple" xlink:href="https://armyinform.com.ua/wp-content/uploads/2023/06/photo_5210797707151658629_y.jpg" text:style-name="Internet_20_link" text:visited-style-name="Visited_20_Internet_20_Link">
<draw:frame draw:style-name="fr1" draw:name="Image78" text:anchor-type="as-char" svg:width="6.9236in" svg:height="6.9236in" draw:z-index="0">
<draw:image xlink:href="../Images/AРМІЯINFORM/2023-06-14T95-00-00-04-00/photo_5210797707151658629_y-150x150.jpg" xlink:type="simple" xlink:show="embed" xlink:actuate="onLoad" draw:mime-type="image/jpeg"/>
</draw:frame>
</text:a>
</text:p>
      <text:p text:style-name="P4">
<text:a xlink:type="simple" xlink:href="https://armyinform.com.ua/wp-content/uploads/2023/06/photo_5210797707151658630_y.jpg" text:style-name="Internet_20_link" text:visited-style-name="Visited_20_Internet_20_Link">
<draw:frame draw:style-name="fr1" draw:name="Image79" text:anchor-type="as-char" svg:width="6.9236in" svg:height="6.9236in" draw:z-index="0">
<draw:image xlink:href="../Images/AРМІЯINFORM/2023-06-14T95-00-00-04-00/photo_5210797707151658630_y-150x150.jpg" xlink:type="simple" xlink:show="embed" xlink:actuate="onLoad" draw:mime-type="image/jpeg"/>
</draw:frame>
</text:a>
</text:p>
      <text:p text:style-name="P4">
<text:a xlink:type="simple" xlink:href="https://armyinform.com.ua/wp-content/uploads/2023/06/photo_5210797707151658626_y.jpg" text:style-name="Internet_20_link" text:visited-style-name="Visited_20_Internet_20_Link">
<draw:frame draw:style-name="fr1" draw:name="Image80" text:anchor-type="as-char" svg:width="6.9236in" svg:height="6.9236in" draw:z-index="0">
<draw:image xlink:href="../Images/AРМІЯINFORM/2023-06-14T95-00-00-04-00/photo_5210797707151658626_y-150x150.jpg" xlink:type="simple" xlink:show="embed" xlink:actuate="onLoad" draw:mime-type="image/jpeg"/>
</draw:frame>
</text:a>
The event was held with the participation of the commander of the landing troops of the armed force of Ukraine Major-General Maxim Mirgorodsky, the head of the Cherkasy united conscious community of Yuri Taran, representatives of the community and honorary guests.</text:p>
      <text:p text:style-name="P4">
The fallen heroes were honored with a moment of silence and laying the flowers of dommorials with carved names.</text:p>
      <text:p text:style-name="P4">
“Nine years have passed from a terrible tragedy, but the pain has not subsided!We must take revenge for every Ukrainian warrior!We will win the future of future generations, in memory of those who look at us ... ” - he goes in the message.</text:p>
      <text:p text:style-name="P4">
News Source: <text:a xlink:type="simple" xlink:href="https://armyinform.com.ua/2023/06/14/na-dnipropetrovshhyni-voyiny-desantnyky-vshanuvaly-zagyblyh-pobratymiv-u-zbytomu-litaku-il-76/" text:style-name="Internet_20_link" text:visited-style-name="Visited_20_Internet_20_Link">
https://armyinform.com.ua/2023/06/14/na-dnipropetrovshhyni-voyiny-desantnyky-vshanuvaly-zagyblyh-pobratymiv-u-zbytomu-litaku-il-76/</text:a>
</text:p>
      <!--NEWS-->
      <text:h text:style-name="P10" text:outline-level="1">
<text:span text:style-name="T4">
On the enemy continues to force civilian population to acquire Russian citizenship</text:span>
</text:h>
      <text:p text:style-name="P4">
Author: ['АРМІЯINFORM']</text:p>
      <text:p text:style-name="P4">
Time: 2023-06-15T-10:00:00-04:00</text:p>
      <text:p text:style-name="P4">
Description: About the work of the Rankoye Zvedenni General Staff of the ZSU.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ІЙНА', 'ВТОРГНЕННЯ РФ', 'ТОТ']</text:p>
      <text:p text:style-name="P4">
Category: News</text:p>
      <!--METADATA-->
      <text:p text:style-name="P4">
<draw:frame draw:style-name="fr1" draw:name="Image81" text:anchor-type="as-char" svg:width="6.9236in" svg:height="3.63489in" draw:z-index="0">
<draw:image xlink:href="../Images/AРМІЯINFORM/2023-06-15T-10-00-00-04-00/okupanty.jpeg" xlink:type="simple" xlink:show="embed" xlink:actuate="onLoad" draw:mime-type="image/jpeg"/>
</draw:frame>
About this <text:a xlink:type="simple" xlink:href="https://www.facebook.com/GeneralStaff.ua/posts/pfbid0j8k9odTMRuxGom1YzbrmUd3RuijujM18UfXnKEC5Zkf2YX7bKXAu4fHxcQ92q1qAl" text:style-name="Internet_20_link" text:visited-style-name="Visited_20_Internet_20_Link">
it is referred</text:a>
In the morning summarizing the General Staff of the Armed Forces.</text:p>
      <text:p text:style-name="P4">
“The enemy continues to take measures to coercive civilian populations of the Russian citizenship. Thus, in the settlement of Kamianka Zaporizhzhya region, at the beginning of 2023 the invaders blackmailed the employees of the Central Educational Care, which in case of refusal to receive a passport, cash will be reduced by 60 percent. As most workers refused to receive documents, the invaders have informed the reporting of the hospital, ”the General Staff of the Armed Forces reports.</text:p>
      <text:p text:style-name="P4">
It is noted that in the Zaporizhzhya and Kherson directions is erect. Made artillery shelling of more than 50 settlements. Among them is a green field, Novopil, Neskutny, Novy Komar and Makarovka of Donetsk region; Novodarivka, Levadne, Red, Guliaypole and five -heels of Zaporizhzhya region; Osokorivka, Mikhailivka, Gavrilovka, Republican, Berislav, Belozer, Giant, Kizomis of Kherson region and Ochakov in Mykolaiv region.</text:p>
      <text:p text:style-name="P4">
News Source: <text:a xlink:type="simple" xlink:href="https://armyinform.com.ua/2023/06/15/na-tot-protyvnyk-prodovzhuye-prymushuvaty-czyvilne-naselennya-nabuvaty-gromadyanstvo-rf/" text:style-name="Internet_20_link" text:visited-style-name="Visited_20_Internet_20_Link">
https://armyinform.com.ua/2023/06/15/na-tot-protyvnyk-prodovzhuye-prymushuvaty-czyvilne-naselennya-nabuvaty-gromadyanstvo-rf/</text:a>
</text:p>
      <!--NEWS-->
      <text:h text:style-name="P10" text:outline-level="1">
<text:span text:style-name="T4">
The pianist Hryniuk gave a charity concert in Tokyo and urged to support Ukraine</text:span>
</text:h>
      <text:p text:style-name="P4">
Authors: Ukrinform (Person)</text:p>
      <text:p text:style-name="P4">
Publisher: Укринформ (Organization)</text:p>
      <text:p text:style-name="P4">
Published Time: 2023-06-15T-10:56:00+03:00</text:p>
      <text:p text:style-name="P4">
Modified Time: 2023-06-15T20:56:00+03:00</text:p>
      <text:p text:style-name="P4">
Description: The famous Ukrainian pianist Alexei Hryniuk gave a charity concert in the Japanese capital of Tokyo, calling for the support of Ukraine. - Ukrinform.</text:p>
      <text:p text:style-name="P4">
Images: ['<text:a xlink:type="simple" xlink:href="https://static.ukrinform.com/photos/2023_06/thumb_files/630_360_1686851706-985.jpg" text:style-name="Internet_20_link" text:visited-style-name="Visited_20_Internet_20_Link">
630_360_16868...</text:a>
']</text:p>
      <text:p text:style-name="P4">
Tags: ['Японія', 'Концерт', 'Благодійність', 'Піаніно']</text:p>
      <text:p text:style-name="P4">
Type: Article</text:p>
      <!--METADATA-->
      <text:p text:style-name="P4">
<draw:frame draw:style-name="fr1" draw:name="Image82" text:anchor-type="as-char" svg:width="6.9236in" svg:height="3.956343in" draw:z-index="0">
<draw:image xlink:href="../Images/yкринформ/2023-06-15T-10-56-00-03-00/630_360_1686851706-985.jpg" xlink:type="simple" xlink:show="embed" xlink:actuate="onLoad" draw:mime-type="image/jpeg"/>
</draw:frame>
The famous Ukrainian pianist Alexei Hryniuk gave a charity concert to the ex -capital of Tokyo, calling for the support of Ukraine.</text:p>
      <text:p text:style-name="P4">
As Ukrinform reports, it reports <text:a xlink:type="simple" xlink:href="https://www3.nhk.or.jp/nhkworld/ru/news/430683/" text:style-name="Internet_20_link" text:visited-style-name="Visited_20_Internet_20_Link">
NHK</text:a>
.</text:p>
      <text:p text:style-name="P4">
On Wednesday at <text:a xlink:type="simple" xlink:href="https://www.ukrinform.ua/tag-koncert" text:style-name="Internet_20_link" text:visited-style-name="Visited_20_Internet_20_Link">
concert</text:a>
In Tokyo he performed the works of Mozart and Schubert.</text:p>
      <text:p text:style-name="P4">
According to Hryniuk, he wants to convey the idea that there is always light, even in the hardest times in people's lives.</text:p>
      <text:p text:style-name="P4">
One of the Japanese audience said: “I was glad to see that Hryniuk continues the concert activity. This allowed me to understand that no one can stop music, even during the war. "</text:p>
      <text:p text:style-name="P4">
<text:span text:style-name="T4">
 Read also: </text:span>
 <text:a xlink:type="simple" xlink:href="https://www.ukrinform.ua/rubric-culture/3710719-orkestr-cerniveckoi-filarmonii-dav-koncert-u-korei.html" text:style-name="Internet_20_link" text:visited-style-name="Visited_20_Internet_20_Link">
<text:span text:style-name="T4">
 orchestra </text:span>
 Chernivtsi Philharmonic gave a concert in Korea</text:a>
Hryniuk performs a tour of Japan. Before that, he performed several times in Japan, in particular in Fukushima after the earthquake and tsunami in 2011.</text:p>
      <text:p text:style-name="P4">
As reported <text:a xlink:type="simple" xlink:href="https://www.ukrinform.ua/rubric-culture/3719930-u-tokijskomu-universiteti-pokazali-dokumentalnij-film-pro-zelenskogo.html" text:style-name="Internet_20_link" text:visited-style-name="Visited_20_Internet_20_Link">
Ukrinform</text:a>
, at the University of Vasseda(Tokyo, Japan)The film about the President of Ukraine Volodymyr Zelensky took place.</text:p>
      <text:p text:style-name="P4">
News Source: <text:a xlink:type="simple" xlink:href="https://www.ukrinform.ua/rubric-culture/3723462-pianist-grinuk-dav-blagodijnij-koncert-u-tokio-j-zaklikav-pidtrimuvati-ukrainu.html" text:style-name="Internet_20_link" text:visited-style-name="Visited_20_Internet_20_Link">
https://www.ukrinform.ua/rubric-culture/3723462-pianist-grinuk-dav-blagodijnij-koncert-u-tokio-j-zaklikav-pidtrimuvati-ukrainu.html</text:a>
</text:p>
      <!--NEWS-->
      <text:h text:style-name="P10" text:outline-level="1">
<text:span text:style-name="T4">
Our defenders repelled all enemy attacks in Marinka area</text:span>
</text:h>
      <text:p text:style-name="P4">
Author: ['АРМІЯINFORM']</text:p>
      <text:p text:style-name="P4">
Time: 2023-06-15T-12:00:00-04:00</text:p>
      <text:p text:style-name="P4">
Description: About the General Headquarters of the ZSU.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6/artyleriya.jpg" text:style-name="Internet_20_link" text:visited-style-name="Visited_20_Internet_20_Link">
artyleriya.jpg</text:a>
']</text:p>
      <text:p text:style-name="P4">
Tags: ['STOPRUSSIA', 'АГРЕСІЯ РФ', 'ВІЙНА']</text:p>
      <text:p text:style-name="P4">
Category: News</text:p>
      <!--METADATA-->
      <text:p text:style-name="P4">
<draw:frame draw:style-name="fr1" draw:name="Image83" text:anchor-type="as-char" svg:width="6.9236in" svg:height="4.615733in" draw:z-index="0">
<draw:image xlink:href="../Images/AРМІЯINFORM/2023-06-15T-12-00-00-04-00/artyleriya.jpg" xlink:type="simple" xlink:show="embed" xlink:actuate="onLoad" draw:mime-type="image/jpeg"/>
</draw:frame>
** 🔥I</text:p>
      <text:p text:style-name="P4">
About it <text:a xlink:type="simple" xlink:href="https://www.facebook.com/GeneralStaff.ua/posts/pfbid0j8k9odTMRuxGom1YzbrmUd3RuijujM18UfXnKEC5Zkf2YX7bKXAu4fHxcQ92q1qAl" text:style-name="Internet_20_link" text:visited-style-name="Visited_20_Internet_20_Link">
reports</text:a>
The General Staff of the Armed Forces.</text:p>
      <text:p text:style-name="P4">
"The enemy continues to focus the main efforts on the Liman, Bakhmut, Avdiiv and Mary's directions - 49 fighting collisions took place during the last day," the message reads.</text:p>
      <text:p text:style-name="P4">
It is noted that in the Liman direction during the last day the enemy of the vibrant offensive actions in the Cheesey area. He struck an air strike near Ivanivkaidonetsk region. Kyslivka, Nevskoye Iblogorovka, Luhansk region and Yampolivka, Torke, Verkhnamyanskoye, controversial and Serebryanka in Donetsk region, were artillery shelling.</text:p>
      <text:p text:style-name="P4">
In the Bakhmut direction over the past day, the enemy conducted unsuccessful successive actions near Berry and Berkhivka. Drew air strikes in the areas of the nonsense of Person, Rozdolivka, Levadne, Kramatorsk, Konstantinovka Tabil Gora. Vasyukivka, Orikhovo-Vasylivka, Grigorivka, Bogdanivka, Ivanivske, Friendship, Toretsk, Oleksandropol, Sukha Balka, New York, Trinity and Southern Donetsk region were injured from enemy artillery shelling.</text:p>
      <text:p text:style-name="P4">
In the Avdeevsky direction, the enemy carried out offensive actions in the direction of Avdiivka, had no success. Air strikes were recorded near Novobakhmutivka. The enemies of artillery shelling of areas of settlements Vesele, Berdichi, Avdiivka, Uman, Semenivka, Vodyane, Sevene, Severne, Pervomaisk, Karlovka, Novokalin and Nevelske in Donetsk.</text:p>
      <text:p text:style-name="P4">
In the Mariinsky direction, our defenders repelled all the attacks of the enemy in the Marinka's city. At the same time, the enemy made artillery shells of seizures of Krasnogorivka, rich, sharp, St. George, Netaylovo, Marinka, Pobeda and Novomikhailivka of Donetsk region.</text:p>
      <text:p text:style-name="P4">
News Source: <text:a xlink:type="simple" xlink:href="https://armyinform.com.ua/2023/06/15/na-napryamkah-osnovnyh-zusyl-voroga-vidbulosya-49-bojovyh-zitknen/" text:style-name="Internet_20_link" text:visited-style-name="Visited_20_Internet_20_Link">
https://armyinform.com.ua/2023/06/15/na-napryamkah-osnovnyh-zusyl-voroga-vidbulosya-49-bojovyh-zitknen/</text:a>
</text:p>
      <!--NEWS-->
      <text:h text:style-name="P10" text:outline-level="1">
<text:span text:style-name="T4">
Duda told the presidents of three African countries about Russian aggression</text:span>
</text:h>
      <text:p text:style-name="P4">
Authors: Ukrinform (Person)</text:p>
      <text:p text:style-name="P4">
Publisher: Укринформ (Organization)</text:p>
      <text:p text:style-name="P4">
Published Time: 2023-06-15T-12:15:00+03:00</text:p>
      <text:p text:style-name="P4">
Modified Time: 2023-06-15T19:15:00+03:00</text:p>
      <text:p text:style-name="P4">
Description: Polish President Andrzej Duda told the Presidents of the Comoros, Zambia and the South African Republic (South Africa) on Thursday in Warsaw about Russian aggression in Ukraine. - Ukrinform.</text:p>
      <text:p text:style-name="P4">
Images: ['<text:a xlink:type="simple" xlink:href="https://static.ukrinform.com/photos/2023_06/thumb_files/630_360_1686845915-738.jpg" text:style-name="Internet_20_link" text:visited-style-name="Visited_20_Internet_20_Link">
630_360_16868...</text:a>
']</text:p>
      <text:p text:style-name="P4">
Tags: ['Африка', 'Дуда', 'Агресія РФ', 'Війна з Росією']</text:p>
      <text:p text:style-name="P4">
Type: Article</text:p>
      <!--METADATA-->
      <text:p text:style-name="P4">
<draw:frame draw:style-name="fr1" draw:name="Image84" text:anchor-type="as-char" svg:width="6.9236in" svg:height="3.956343in" draw:z-index="0">
<draw:image xlink:href="../Images/yкринформ/2023-06-15T-12-15-00-03-00/630_360_1686845915-738.jpg" xlink:type="simple" xlink:show="embed" xlink:actuate="onLoad" draw:mime-type="image/jpeg"/>
</draw:frame>
Andrzej Duda Presidential Polish told the Presidents(COUPLE)On Thursday in Warsaw on Russian aggression in Ukraine.</text:p>
      <text:p text:style-name="P4">
About it in <text:a xlink:type="simple" xlink:href="https://twitter.com/BPM_KPRP/status/1669343770868092928" text:style-name="Internet_20_link" text:visited-style-name="Visited_20_Internet_20_Link">
Twitter</text:a>
The Bureau of International Policy under the President of Poland reported, reports Ukrinform.</text:p>
      <text:p text:style-name="P4">
“The leaders of African countries have their ability to influence continent(<text:a xlink:type="simple" xlink:href="https://www.ukrinform.ua/tag-afrika" text:style-name="Internet_20_link" text:visited-style-name="Visited_20_Internet_20_Link">
Africa</text:a>
- order.)і, зокрема, на оон.президент анджей дуда представив наш погляд на россійську агресіé в україні », -urna в повіairs.</text:p>
      <text:p text:style-name="Quotations">

<text:p text:style-name="P4">
Visit of the presidents of the Komorów Association, the Republic of Zambia and the South Republic&gt;
 Africa. &gt;
&gt;
 The leaders of African states have their own impact: on the&gt;
 continent and, among others in the UN. President <text:a xlink:type="simple" xlink:href="https://twitter.com/AndrzejDuda" text:style-name="Internet_20_link" text:visited-style-name="Visited_20_Internet_20_Link">
@Andrzejduda&gt;
</text:a>
He presented our&gt;
 perspective for Russian aggression in Ukraine. <text:a xlink:type="simple" xlink:href="https://t.co/07fuH1UJgS" text:style-name="Internet_20_link" text:visited-style-name="Visited_20_Internet_20_Link">
pic.twitter.com/07fuh1ujGs&gt;
</text:a>
&gt;
&gt;
 - International Policy Office(@BPM_KPRP)<text:a xlink:type="simple" xlink:href="https://twitter.com/BPM_KPRP/status/1669343766820560897" text:style-name="Internet_20_link" text:visited-style-name="Visited_20_Internet_20_Link">
 June 15, 2023&gt;
 </text:a>
The Polish leader also discussed economic issues with African colleagues, the possibility of exporting Polish products to the African continent.</text:p>

</text:p>
      <text:p text:style-name="P4">
<text:span text:style-name="T4">
 Read also: </text:span>
 <text:a xlink:type="simple" xlink:href="https://www.ukrinform.ua/rubric-polytics/3723321-ukraina-proponue-nigerii-nizku-vigidnih-napramiv-spivpraci-kuleba.html" text:style-name="Internet_20_link" text:visited-style-name="Visited_20_Internet_20_Link">
Ukraine offers Nigeria a number of favorable directions of labor - Kuleba</text:a>
As reported <text:a xlink:type="simple" xlink:href="https://www.ukrinform.ua/rubric-polytics/3710014-prezident-par-anonsuvav-mirotvorcu-misiu-sob-pripiniti-vijnu-rf-z-ukrainou.html" text:style-name="Internet_20_link" text:visited-style-name="Visited_20_Internet_20_Link">
Ukrinform</text:a>
Earlier, President Syril Ramafos noted that he would support the China's leader of the China Czinpin on Ukraine. The foundations of the leaders of African countries go with visits to Ukraine and Russia to make peacekeeping efforts.</text:p>
      <text:p text:style-name="P4">
<text:span text:style-name="T5">
Foto: kprp</text:span>
</text:p>
      <text:p text:style-name="P4">
News Source: <text:a xlink:type="simple" xlink:href="https://www.ukrinform.ua/rubric-world/3723432-duda-rozpoviv-lideram-troh-afrikanskih-krain-pro-agresiu-rf.html" text:style-name="Internet_20_link" text:visited-style-name="Visited_20_Internet_20_Link">
https://www.ukrinform.ua/rubric-world/3723432-duda-rozpoviv-lideram-troh-afrikanskih-krain-pro-agresiu-rf.html</text:a>
</text:p>
      <!--NEWS-->
      <text:h text:style-name="P10" text:outline-level="1">
<text:span text:style-name="T4">
Aviation of Defense Forces has struck 14 beats in hostile positions</text:span>
</text:h>
      <text:p text:style-name="P4">
Author: ['АРМІЯINFORM']</text:p>
      <text:p text:style-name="P4">
Time: 2023-06-15T-14:00:00-04:00</text:p>
      <text:p text:style-name="P4">
Description: About the work in the Rankoye Zvedenni General Staff of the ZSU. “Avіaatsіya defense forces for ... War with Ukraine 2022, War with Ukraine latest news today, News War with Ukraine 2022 The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ВІАЦІЯ', 'АГРЕСІЯ РФ', 'ВІЙНА', 'ВТОРГНЕННЯ РФ', 'ГШ ЗСУ', 'ОПЕРАТИВНА ІНФОРМАЦІЯ', 'ХРОНІКА ОБОРОНИ']</text:p>
      <text:p text:style-name="P4">
Category: News</text:p>
      <!--METADATA-->
      <text:p text:style-name="P4">
<draw:frame draw:style-name="fr1" draw:name="Image85" text:anchor-type="as-char" svg:width="6.9236in" svg:height="5.385022in" draw:z-index="0">
<draw:image xlink:href="../Images/AРМІЯINFORM/2023-06-15T-14-00-00-04-00/foto-aviacziya.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j8k9odTMRuxGom1YzbrmUd3RuijujM18UfXnKEC5Zkf2YX7bKXAu4fHxcQ92q1qAl" text:style-name="Internet_20_link" text:visited-style-name="Visited_20_Internet_20_Link">
it is referred</text:a>
in the morning summarizing the General Staff of the Armed Forces.</text:p>
      <text:p text:style-name="P4">
"Aviation of defense forces per day made 14 beats in the areas of concentration of the personal staff of the enemy," - reports the General Staff of the Armed Forces.</text:p>
      <text:p text:style-name="P4">
It is noted that the departments of rocket troops and artillery during the day impressed the13 areas of concentration of live force, 2 points of management, 3 anti-aircraft missile complexes and 3 stations of electronic warfare of the enemy.</text:p>
      <text:p text:style-name="P4">
News Source: <text:a xlink:type="simple" xlink:href="https://armyinform.com.ua/2023/06/15/aviacziya-syl-oborony-zavdala-14-udariv-po-vorozhyh-pozycziyah/" text:style-name="Internet_20_link" text:visited-style-name="Visited_20_Internet_20_Link">
https://armyinform.com.ua/2023/06/15/aviacziya-syl-oborony-zavdala-14-udariv-po-vorozhyh-pozycziyah/</text:a>
</text:p>
      <!--NEWS-->
      <text:h text:style-name="P10" text:outline-level="1">
<text:span text:style-name="T4">
In Russia, there was a trial over captives of "Azov", among them - eight women</text:span>
</text:h>
      <text:p text:style-name="P4">
Authors: Ukrinform (Person)</text:p>
      <text:p text:style-name="P4">
Publisher: Укринформ (Organization)</text:p>
      <text:p text:style-name="P4">
Published Time: 2023-06-15T-15:29:00+03:00</text:p>
      <text:p text:style-name="P4">
Modified Time: 2023-06-15T17:29:00+03:00</text:p>
      <text:p text:style-name="P4">
Description: In Russia, on Thursday, June 15, a court was held over captives of Azovstal defenders. - Ukrinform.</text:p>
      <text:p text:style-name="P4">
Images: ['<text:a xlink:type="simple" xlink:href="https://static.ukrinform.com/photos/2023_06/thumb_files/630_360_1686840118-360.jpg" text:style-name="Internet_20_link" text:visited-style-name="Visited_20_Internet_20_Link">
630_360_16868...</text:a>
']</text:p>
      <text:p text:style-name="P4">
Tags: ['Азов', 'Суд', 'Війна з Росією', 'Дмитро Лубінець']</text:p>
      <text:p text:style-name="P4">
Type: Article</text:p>
      <!--METADATA-->
      <text:p text:style-name="P4">
<draw:frame draw:style-name="fr1" draw:name="Image86" text:anchor-type="as-char" svg:width="6.9236in" svg:height="3.956343in" draw:z-index="0">
<draw:image xlink:href="../Images/yкринформ/2023-06-15T-15-29-00-03-00/630_360_1686840118-360.jpg" xlink:type="simple" xlink:show="embed" xlink:actuate="onLoad" draw:mime-type="image/jpeg"/>
</draw:frame>
In Russia, the Quarter, June 15, was a trial over the captives of the Azovstal defenders.</text:p>
      <text:p text:style-name="P4">
According to Ukrinform, Dmitry Lubinets, the Ombudsman of the Verkhovna Rada of Ukraine, reported this in <text:a xlink:type="simple" xlink:href="http://t.me/dmytro_lubinetzs/2725" text:style-name="Internet_20_link" text:visited-style-name="Visited_20_Internet_20_Link">
telegram</text:a>
 .</text:p>
      <text:p text:style-name="P4">
</text:p>
      <text:p text:style-name="P4">
"Today in Russia there was a trial of Ukrainian prisoners of" Azov. " The participation of actions to overthrow power in the DNR, - said the Ombudsman.</text:p>
      <text:p text:style-name="P4">
<text:span text:style-name="T4">
 Read also: </text:span>
 [Association of Families(https://www.ukrinform.ua/rubric-society/3711786-asociacia-rodin-zahisnikiv-azovstali-pidgotuvala-rolik-pro-86-dniv-sprotivu-ukrainskih-geroiv.html)He noted that "for Russia is another court, for himself, and for Ukraine and the world is a confirmation that the Russian Federation continues to turn Ukrainian heroes into criminals."</text:p>
      <text:p text:style-name="P4">
"Behind the shoulders of these people - the protection of Ukrainian Mariupol, saved lives," Azovstal ", nights and days under Russian shelling of all types of arms, hostile prisoners," - said Lubinets.</text:p>
      <text:p text:style-name="P4">
Ombudsman reported if <text:a xlink:type="simple" xlink:href="https://www.ukrinform.ua/tag-rosia" text:style-name="Internet_20_link" text:visited-style-name="Visited_20_Internet_20_Link">
RF</text:a>
He recognizes them in these meaningless articles, then Ukrainian fighters threaten punishment from 15 years to life imprisonment. The next meeting was scheduled for June 28 -the day of the Constitution of Ukraine.</text:p>
      <text:p text:style-name="P4">
"Russia" and "fair justice" have nothing to do. The world should react to such shameful courts of Ukrainian defenders. After all, it is obvious to all that the defendants should be on the dock not those who protect themselves, but those who caused aggression, who with a weapon invaded another's land and who came with tanks with a tank of an independent state, " - said Lubin.</text:p>
      <text:p text:style-name="P4">
<text:span text:style-name="T4">
 Read also: </text:span>
 <text:a xlink:type="simple" xlink:href="https://www.ukrinform.ua/rubric-society/3712291-azov-opriludniv-rozpovidi-bijciv-pro-ostanni-dni-oboroni-azovstali.html" text:style-name="Internet_20_link" text:visited-style-name="Visited_20_Internet_20_Link">
Azov published the stories of the fighters about the last Dokorons "<text:span text:style-name="T4">
 Azovstal </text:span>
"</text:a>
</text:p>
      <text:p text:style-name="P4">
News Source: <text:a xlink:type="simple" xlink:href="https://www.ukrinform.ua/rubric-ato/3723375-u-rosii-vidbuvsa-sud-nad-polonenimi-azovcami-sered-nih-visim-zinok.html" text:style-name="Internet_20_link" text:visited-style-name="Visited_20_Internet_20_Link">
https://www.ukrinform.ua/rubric-ato/3723375-u-rosii-vidbuvsa-sud-nad-polonenimi-azovcami-sered-nih-visim-zinok.html</text:a>
</text:p>
      <!--NEWS-->
      <text:h text:style-name="P10" text:outline-level="1">
<text:span text:style-name="T4">
One of the leaders of the occupation "Railway of the Russian Federation" in Kupyansk was detained</text:span>
</text:h>
      <text:p text:style-name="P4">
Author: ['АРМІЯINFORM']</text:p>
      <text:p text:style-name="P4">
Time: 2023-06-15T-16:00:00-04:00</text:p>
      <text:p text:style-name="P4">
Description: The Service of the Bezpeques Vikrila Shchel-Colaboration official PID Hour Stabilіzatsyan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4043630_626090102951237_5012779902587428793_n.jpg" text:style-name="Internet_20_link" text:visited-style-name="Visited_20_Internet_20_Link">
354043630_626090102951237_5012779902587428793_n.jpg</text:a>
']</text:p>
      <text:p text:style-name="P4">
Tags: ['STOPRUSSIA', 'АГРЕСІЯ РФ', 'ВІЙНА', 'СБУ']</text:p>
      <text:p text:style-name="P4">
Category: News</text:p>
      <!--METADATA-->
      <text:p text:style-name="P4">
<draw:frame draw:style-name="fr1" draw:name="Image89" text:anchor-type="as-char" svg:width="6.664032in" svg:height="10.0in" draw:z-index="0">
<draw:image xlink:href="../Images/AРМІЯINFORM/2023-06-15T-16-00-00-04-00/354043630_626090102951237_5012779902587428793_n.jpg" xlink:type="simple" xlink:show="embed" xlink:actuate="onLoad" draw:mime-type="image/jpeg"/>
</draw:frame>
The Security Service exposed another kolabier official during stabilization in the liberated territories of Kharkiv region.</text:p>
      <text:p text:style-name="P4">
The attacker was a 46-year-old Kupyansk resident, who before the full-scale coordination of the Russian Federation worked as the head of the cargo department in the regional branch of Ukrainian.</text:p>
      <text:p text:style-name="P4">
About it <text:a xlink:type="simple" xlink:href="https://www.facebook.com/SecurSerUkraine/posts/pfbid02XaJVrzbetzgNdvPtrzGYKoD5KR1th68YtC6ekcqfTUT2Gxsd12AXs1Y16FXf25oGl" text:style-name="Internet_20_link" text:visited-style-name="Visited_20_Internet_20_Link">
reports</text:a>
Security Service of Ukraine.</text:p>
      <text:p text:style-name="P4">
According to the investigation, during the temporary occupation of the city, he moved to the bikvorog and voluntarily agreed to join the invaders of the so -called "Kupyansk Railway of the Russian Federation".</text:p>
      <text:p text:style-name="P4">
He was appointed head of "Commercial Work and Marketing Service".</text:p>
      <text:p text:style-name="P4">
In this "position" he contributed to the establishment of railway connection with the aggressor country for unimpeded transfer of Russian troops to the Eastern Front.</text:p>
      <text:p text:style-name="P4">
For this purpose he organized the "reformatting" of Ukrainian departmental documentation in accordance with the requirements of Russian legislation.</text:p>
      <text:p text:style-name="P4">
After his release, the Kupyansk attacker left the city and thus tried to get justice. However, the SBU staff installed its location and detained.</text:p>
      <text:p text:style-name="P4">
Currently, the hostile associate has been reported suspicion under Part 4 of Art. 111-1 of the Criminal Code of Ukraine(Collaboration). Суд обрав йомузапобіжний захід у виді тримання під вартою. Зловмиснику загрожує тюремнеув’язнення.</text:p>
      <text:p text:style-name="P4">
Комплексні заходи проводили співробітники СБУ в Харківській області запроцесуального керівництва обласної прокуратури.</text:p>
      <text:p text:style-name="P4">
News Source: <text:a xlink:type="simple" xlink:href="https://armyinform.com.ua/2023/06/15/sbu-zatrymala-odnogo-z-kerivnykiv-okupaczijnoyi-zaliznyczi-rf-u-kupyansku/" text:style-name="Internet_20_link" text:visited-style-name="Visited_20_Internet_20_Link">
https://armyinform.com.ua/2023/06/15/sbu-zatrymala-odnogo-z-kerivnykiv-okupaczijnoyi-zaliznyczi-rf-u-kupyansku/</text:a>
</text:p>
      <!--NEWS-->
      <text:h text:style-name="P10" text:outline-level="1">
<text:span text:style-name="T4">
Austin has announced billions of donations of Ramstein Group to Strengthening Ukraine's Defense</text:span>
</text:h>
      <text:p text:style-name="P4">
Authors: Ukrinform (Person)</text:p>
      <text:p text:style-name="P4">
Publisher: Укринформ (Organization)</text:p>
      <text:p text:style-name="P4">
Published Time: 2023-06-15T-16:22:00+03:00</text:p>
      <text:p text:style-name="P4">
Modified Time: 2023-06-15T17:22:00+03:00</text:p>
      <text:p text:style-name="P4">
Description: The United States, Canada, Britain, Denmark, the Netherlands, Italy, Norway, Germany, during the Ramstein format, announced new multibillion -dollar obligations to strengthen Ukraine's defense capabilities. - Ukrinform.</text:p>
      <text:p text:style-name="P4">
Images: ['<text:a xlink:type="simple" xlink:href="https://static.ukrinform.com/photos/2022_10/thumb_files/630_360_1666362166-807.jpg" text:style-name="Internet_20_link" text:visited-style-name="Visited_20_Internet_20_Link">
630_360_16663...</text:a>
']</text:p>
      <text:p text:style-name="P4">
Tags: ['Остін', 'Зустріч Рамштайн']</text:p>
      <text:p text:style-name="P4">
Type: Article</text:p>
      <!--METADATA-->
      <text:p text:style-name="P4">
<draw:frame draw:style-name="fr1" draw:name="Image90" text:anchor-type="as-char" svg:width="6.9236in" svg:height="3.935261in" draw:z-index="0">
<draw:image xlink:href="../Images/yкринформ/2023-06-15T-16-22-00-03-00/630_360_1666362166-807.jpg" xlink:type="simple" xlink:show="embed" xlink:actuate="onLoad" draw:mime-type="image/jpeg"/>
</draw:frame>
The United States, Canada, Britain, Denmark, the Netherlands, Italy, Norway, Germany, during the Ramstein format, have announced new multi -billion donations to strengthen Ukraine's defense capabilities.</text:p>
      <text:p text:style-name="P4">
This was stated on Thursday following the meeting by US Secretary of Defense Lloyd Austin, Ukrinform correspondent reports.</text:p>
      <text:p text:style-name="P4">
"Today, several countries have announced new obligations to Ukraine," the head of the Pentagon said.</text:p>
      <text:p text:style-name="P4">
So, according to him, Canada has allocated an additional $ 500 million package, which will include more than 200 air defense missiles to protect the Ukrainian sky. The USA with the UK, Denmark and the Netherlands, "contributed to the financing of additional important air defense missiles for Ukraine."</text:p>
      <text:p text:style-name="P4">
In this context, he emphasized that the main focus of attention is focused on the adoption of Ukraine with more effective air defense systems, given the development of Russia's cruel missile attacks in Ukrainian peaceful cities.</text:p>
      <text:p text:style-name="P4">
Italy also stated that it is allocated assistance, including "extremely important hardware that meets Ukraine's most remedial needs for Ukraine."</text:p>
      <text:p text:style-name="P4">
In addition, Austin emphasized, several other allies made proposals to support Ukraine in the long run. In particular, Norway and Germany have anaunted long -term packages, and Denmark has declared the allocation of packaging military assistance in the amount of almost $ 2.6 billion by 2024.</text:p>
      <text:p text:style-name="P4">
"All these contributions emphasize our unity and support of Ukraine and the protection of an international order based on rules that ensures the safety(https://www.ukrinform.ua/tag-ssa).</text:p>
      <text:p text:style-name="P4">
<text:span text:style-name="T4">
 Read also: </text:span>
 [Reznikov thanked the US for a new defense pack(https://www.ukrinform.ua/rubric-ato/3722664-reznikov-podakuvav-ssa-za-novij-oboronnij-paket-ce-dopomoze-rosianam-znajti-dorogu-dodomu.html)As reported by Ukrinform, on Thursday in Brussels the 13th meeting of the Contact Group on Defense of Ukraine, in the so-called Ramstein format, with the participation of about 50 countries.</text:p>
      <text:p text:style-name="P4">
<text:span text:style-name="T5">
Foto: EPA</text:span>
</text:p>
      <text:p text:style-name="P4">
News Source: <text:a xlink:type="simple" xlink:href="https://www.ukrinform.ua/rubric-ato/3723367-ostin-ogolosiv-pro-milardni-vneski-krain-grupi-ramstajn-u-zmicnenna-oboroni-ukraini.html" text:style-name="Internet_20_link" text:visited-style-name="Visited_20_Internet_20_Link">
https://www.ukrinform.ua/rubric-ato/3723367-ostin-ogolosiv-pro-milardni-vneski-krain-grupi-ramstajn-u-zmicnenna-oboroni-ukraini.html</text:a>
</text:p>
      <!--NEWS-->
      <text:h text:style-name="P10" text:outline-level="1">
<text:span text:style-name="T4">
The occupier told his sister about a violent reference of people to battle and punishment for refusal - GUR</text:span>
</text:h>
      <text:p text:style-name="P4">
Author: ['АРМІЯINFORM']</text:p>
      <text:p text:style-name="P4">
Time: 2023-06-15T-18:00:00-04:00</text:p>
      <text:p text:style-name="P4">
Description: https://youtu.be/edyjlxwfozo vіskovo services of the Russian Federation Bidda sister about those ... war with Ukraine 2022, war with Ukraine Latest news today, Ukrainian News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The Russian serviceman is in the sister that literally one of the groups of his unit was literally present, and within a few days there will be his or her own fight.</text:p>
      <text:p text:style-name="P4">
About this <text:a xlink:type="simple" xlink:href="https://gur.gov.ua/content/patsanov-p-zdiat-hovoriat-vse-ravno-poidete-lybo-tuda-lybo-zdes-vam-p-zdets.html" text:style-name="Internet_20_link" text:visited-style-name="Visited_20_Internet_20_Link">
it is referred</text:a>
In the interception of GUR MOU.</text:p>
      <text:p text:style-name="P4">
“There are already waders with the mind. It is said, yes to my hand, yes Sleep my leg that just got into the hospital and not go to the hospital, ” - the Russian serviceman of the Russian Federation.</text:p>
      <text:p text:style-name="P4">
The occupier also tells about a collective complaint that no one can file from the unit because of the need to contact the prosecutor's office and asks the health.</text:p>
      <text:p text:style-name="P4">
News Source: <text:a xlink:type="simple" xlink:href="https://armyinform.com.ua/2023/06/15/okupant-rozpoviv-sestri-pro-nasylne-posylannya-lyudej-u-bij-ta-pokarannya-za-vidmovu-gur/" text:style-name="Internet_20_link" text:visited-style-name="Visited_20_Internet_20_Link">
https://armyinform.com.ua/2023/06/15/okupant-rozpoviv-sestri-pro-nasylne-posylannya-lyudej-u-bij-ta-pokarannya-za-vidmovu-gur/</text:a>
</text:p>
      <!--NEWS-->
      <text:h text:style-name="P10" text:outline-level="1">
<text:span text:style-name="T4">
The King of the Netherlands assured of Ukraine's unwavering</text:span>
</text:h>
      <text:p text:style-name="P4">
Authors: Ukrinform (Person)</text:p>
      <text:p text:style-name="P4">
Publisher: Укринформ (Organization)</text:p>
      <text:p text:style-name="P4">
Published Time: 2023-06-15T-18:19:00+03:00</text:p>
      <text:p text:style-name="P4">
Modified Time: 2023-06-15T16:19:00+03:00</text:p>
      <text:p text:style-name="P4">
Description: The King of the Netherlands Willem-Alexander on the annual gala-evening for the diplomatic corps declared adamant support of Ukraine. - Ukrinform.</text:p>
      <text:p text:style-name="P4">
Images: ['<text:a xlink:type="simple" xlink:href="https://static.ukrinform.com/photos/2023_06/thumb_files/630_360_1686835153-556.jpg" text:style-name="Internet_20_link" text:visited-style-name="Visited_20_Internet_20_Link">
630_360_16868...</text:a>
']</text:p>
      <text:p text:style-name="P4">
Tags: ['Король', 'Нідерланди', 'Україна', 'Війна з Росією']</text:p>
      <text:p text:style-name="P4">
Type: Article</text:p>
      <!--METADATA-->
      <text:p text:style-name="P4">
<draw:frame draw:style-name="fr1" draw:name="Image91" text:anchor-type="as-char" svg:width="6.9236in" svg:height="3.956343in" draw:z-index="0">
<draw:image xlink:href="../Images/yкринформ/2023-06-15T-18-19-00-03-00/630_360_1686835153-556.jpg" xlink:type="simple" xlink:show="embed" xlink:actuate="onLoad" draw:mime-type="image/jpeg"/>
</draw:frame>
Korolnierdland Wille-Alexander on the annual gala-evening for the diplomatic corps declared adamant support of Ukraine.</text:p>
      <text:p text:style-name="P4">
About it reports <text:a xlink:type="simple" xlink:href="https://www.rtlnieuws.nl/nieuws/nederland/artikel/5390621/willem-alexander-koning-corps-diplomatique-klimaatverandering" text:style-name="Internet_20_link" text:visited-style-name="Visited_20_Internet_20_Link">
RTL Nieuws</text:a>
, reports correspondent.</text:p>
      <text:p text:style-name="P4">
“Our support <text:a xlink:type="simple" xlink:href="https://www.ukrinform.ua/tag-ukraina" text:style-name="Internet_20_link" text:visited-style-name="Visited_20_Internet_20_Link">
Ukrainian</text:a>
The people are adamant, ”the monarch said.</text:p>
      <text:p text:style-name="P4">
According to him, Russia invaded the free and peaceful country, breaking all the principles of international law.</text:p>
      <text:p text:style-name="P4">
*!(https://www.ukrinform.ua/rubric-polytics/3720017-ukraina-ta-niderlandi-tisnut-na-ispaniu-sob-vona-priednalas-do-koalicii-patriot-zmi.html)As reported <text:a xlink:type="simple" xlink:href="https://www.ukrinform.ua/rubric-ato/3722870-niderlandi-rozpocnut-navcanna-ukrainskih-pilotiv-na-f16-najblizcimi-misacami-minoboroni.html" text:style-name="Internet_20_link" text:visited-style-name="Visited_20_Internet_20_Link">
Ukrinform</text:a>
, The Netherlands will begin training in Ukrainian pilots on F-16 fighters in the coming months and work as partners on the creation of a training center.</text:p>
      <text:p text:style-name="P4">
<text:span text:style-name="T5">
Foto: anp</text:span>
</text:p>
      <text:p text:style-name="P4">
News Source: <text:a xlink:type="simple" xlink:href="https://www.ukrinform.ua/rubric-polytics/3723329-korol-niderlandiv-zapevniv-u-nepohitnosti-pidtrimki-ukraini.html" text:style-name="Internet_20_link" text:visited-style-name="Visited_20_Internet_20_Link">
https://www.ukrinform.ua/rubric-polytics/3723329-korol-niderlandiv-zapevniv-u-nepohitnosti-pidtrimki-ukraini.html</text:a>
</text:p>
      <!--NEWS-->
      <text:h text:style-name="P10" text:outline-level="1">
<text:span text:style-name="T4">
US work with allies to protect Ukrainian refugees from human trafficking - State Department</text:span>
</text:h>
      <text:p text:style-name="P4">
Authors: Ukrinform (Person)</text:p>
      <text:p text:style-name="P4">
Publisher: Укринформ (Organization)</text:p>
      <text:p text:style-name="P4">
Published Time: 2023-06-15T-1:11:00+03:00</text:p>
      <text:p text:style-name="P4">
Modified Time: 2023-06-15T22:11:00+03:00</text:p>
      <text:p text:style-name="P4">
Description: The United States is concerned that refugees from Ukraine face human trafficking and interact with other countries in Europe to keep the situation under control. - Ukrinform.</text:p>
      <text:p text:style-name="P4">
Images: ['<text:a xlink:type="simple" xlink:href="https://static.ukrinform.com/photos/2022_03/thumb_files/630_360_1646829555-795.jpg" text:style-name="Internet_20_link" text:visited-style-name="Visited_20_Internet_20_Link">
630_360_16468...</text:a>
']</text:p>
      <text:p text:style-name="P4">
Tags: ['Торгівля людьми', 'Україна', 'Держдеп', 'Біженці']</text:p>
      <text:p text:style-name="P4">
Type: Article</text:p>
      <!--METADATA-->
      <text:p text:style-name="P4">
<draw:frame draw:style-name="fr1" draw:name="Image92" text:anchor-type="as-char" svg:width="6.9236in" svg:height="3.956343in" draw:z-index="0">
<draw:image xlink:href="../Images/yкринформ/2023-06-15T-1-11-00-03-00/630_360_1646829555-795.jpg" xlink:type="simple" xlink:show="embed" xlink:actuate="onLoad" draw:mime-type="image/jpeg"/>
</draw:frame>
Combine concerned that refugees from Ukraine face the problems of trade and interact with other countries in Europe to maintain the situation under control.</text:p>
      <text:p text:style-name="P4">
This was stated on Thursday by the US Ambassador on special assignments on the monitoring of a camp of trafficking in human beings Cindi, gives its own correspondent.</text:p>
      <text:p text:style-name="P4">
“We are deeply concerned about <text:a xlink:type="simple" xlink:href="https://www.ukrinform.ua/tag-torgivla-ludmi" text:style-name="Internet_20_link" text:visited-style-name="Visited_20_Internet_20_Link">
trafficking in human beings</text:a>
, which people who are faced with war in Ukraine are faced, ”the US foreign policy said.</text:p>
      <text:p text:style-name="P4">
She reminded that the full -scale invasion of the Russian Federation into Ukraine forced more than 8 million people to leave the country, and also turned 1.5 million of migrants. Guide noted that the United States carefully monitors the development of the situation.</text:p>
      <text:p text:style-name="P4">
According to her, "relatively few" cases of trade -lugs among refugees from Ukraine were found.</text:p>
      <text:p text:style-name="P4">
"However, we are still very concerned and working closely with our Union in Europe to actively monitor this system," the USA emphasized.</text:p>
      <text:p text:style-name="P4">
<text:span text:style-name="T4">
 Read also: </text:span>
 <text:a xlink:type="simple" xlink:href="https://www.ukrinform.ua/rubric-society/3692578-lubinec-dav-trudovi-poradi-ukrainskim-bizencam-za-kordonom.html" text:style-name="Internet_20_link" text:visited-style-name="Visited_20_Internet_20_Link">
Lubinets gave "labor" advice to Ukrainian refugees abroad</text:a>
As reported <text:a xlink:type="simple" xlink:href="https://www.ukrinform.ua/rubric-world/3722599-kilkist-vimuseno-peremisenih-ludej-u-sviti-dosagla-rekordnih-110-miljoniv-oon.html" text:style-name="Internet_20_link" text:visited-style-name="Visited_20_Internet_20_Link">
Ukrinform</text:a>
According to the UN High Commissioner for Affairs, the number of displaced people around the world has increased by the rectal 110 million people.</text:p>
      <text:p text:style-name="P4">
<text:span text:style-name="T5">
Foto: Jonas Walzberg, DPA</text:span>
</text:p>
      <text:p text:style-name="P4">
News Source: <text:a xlink:type="simple" xlink:href="https://www.ukrinform.ua/rubric-society/3723488-ssa-pracuut-iz-souznikami-sob-zahistiti-ukrainskih-bizenciv-vid-torgivli-ludmi-derzdep.html" text:style-name="Internet_20_link" text:visited-style-name="Visited_20_Internet_20_Link">
https://www.ukrinform.ua/rubric-society/3723488-ssa-pracuut-iz-souznikami-sob-zahistiti-ukrainskih-bizenciv-vid-torgivli-ludmi-derzdep.html</text:a>
</text:p>
      <!--NEWS-->
      <text:h text:style-name="P10" text:outline-level="1">
<text:span text:style-name="T4">
A number of restrictions continue to operate on the territory of the Kherson region</text:span>
</text:h>
      <text:p text:style-name="P4">
Author: ['АРМІЯINFORM']</text:p>
      <text:p text:style-name="P4">
Time: 2023-06-15T-20:00:00-04:00</text:p>
      <text:p text:style-name="P4">
Description: The joy of the defense of the Khersonshchini is the deadline for the flappy of the Mssevich Meshkantz.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9_news_big-v1686588503.webp" text:style-name="Internet_20_link" text:visited-style-name="Visited_20_Internet_20_Link">
39_news_big-v1686588503.webp</text:a>
']</text:p>
      <text:p text:style-name="P4">
Tags: ['STOPRUSSIA', 'АГРЕСІЯ РФ', 'ВТОРГНЕННЯ РФ', 'ХЕРСОНЩИНА']</text:p>
      <text:p text:style-name="P4">
Category: News</text:p>
      <!--METADATA-->
      <text:p text:style-name="P4">
<draw:frame draw:style-name="fr1" draw:name="Image93" text:anchor-type="as-char" svg:width="6.9236in" svg:height="3.615658in" draw:z-index="0">
<draw:image xlink:href="../ConvertedIMGs/AРМІЯINFORM/2023-06-15T-20-00-00-04-00/39_news_big-v1686588503.png" xlink:type="simple" xlink:show="embed" xlink:actuate="onLoad" draw:mime-type="image/png"/>
</draw:frame>
The Defense Council of Kherson region has imposed restrictions on the safety of local residents.</text:p>
      <text:p text:style-name="P4">
About it <text:a xlink:type="simple" xlink:href="https://minre.gov.ua/2023/06/14/na-terytoriyi-hersonskoyi-oblasti-prodovzhuye-diyaty-nyzka-obmezhen/" text:style-name="Internet_20_link" text:visited-style-name="Visited_20_Internet_20_Link">
reports</text:a>
Ministry of Reintegration.</text:p>
      <text:p text:style-name="P4">
<text:span text:style-name="T4">
 In particular, it is forbidden: </text:span>
</text:p>
      <ul>
        <li>
Entry to settlements affected by flooding. The prohibition will act before a separate order. * From June 16 to July 17, alcohol sale from 3:00 pm to 10:00. * Spontaneous sale of fish products. * Holding the summer wellness season in 2023 and staying in places of rest, such as beaches, reservoirs, forest parks and more. * It is strictly forbidden to stay in recreation areas located near the positions of defense forces and critical infrastructure.</li>
      </ul>
      <text:p text:style-name="P4">
In addition, it is forbidden to enter the District of the ship in Kherson as long as the spiterator continues to be examined and found out of the safety situation. After conducting these measures, entry for citizens who registered or rent housing will open.</text:p>
      <text:p text:style-name="P4">
Importantly!The neighborhood will also be installed in the neighborhood, which will be ashamed from 15:00 to 12:00.</text:p>
      <text:p text:style-name="P4">
News Source: <text:a xlink:type="simple" xlink:href="https://armyinform.com.ua/2023/06/15/na-terytoriyi-hersonskoyi-oblasti-prodovzhuye-diyaty-nyzka-obmezhen/" text:style-name="Internet_20_link" text:visited-style-name="Visited_20_Internet_20_Link">
https://armyinform.com.ua/2023/06/15/na-terytoriyi-hersonskoyi-oblasti-prodovzhuye-diyaty-nyzka-obmezhen/</text:a>
</text:p>
      <!--NEWS-->
      <text:h text:style-name="P10" text:outline-level="1">
<text:span text:style-name="T4">
In Chernihiv region, a tikoker was discovered, which "drained" into the social network of the location of the Defense Forces forces</text:span>
</text:h>
      <text:p text:style-name="P4">
Author: ['АРМІЯINFORM']</text:p>
      <text:p text:style-name="P4">
Time: 2023-06-15T-22:00:00-04:00</text:p>
      <text:p text:style-name="P4">
Description: VIISKOVOVOKOVA OF THE CONTROPROVISKY OF THE NEAKE OF METHERS OF THE STRECTIONAL COMPARNES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zasudzheno-kolaboranta.jpg" text:style-name="Internet_20_link" text:visited-style-name="Visited_20_Internet_20_Link">
zasudzheno-kolaboranta.jpg</text:a>
']</text:p>
      <text:p text:style-name="P4">
Tags: ['STOPRUSSIA', 'АГРЕСІЯ РФ', 'ВІЙНА', 'ВТОРГНЕННЯ РФ']</text:p>
      <text:p text:style-name="P4">
Category: News</text:p>
      <!--METADATA-->
      <text:p text:style-name="P4">
<draw:frame draw:style-name="fr1" draw:name="Image94" text:anchor-type="as-char" svg:width="6.9236in" svg:height="3.954025in" draw:z-index="0">
<draw:image xlink:href="../Images/AРМІЯINFORM/2023-06-15T-22-00-00-04-00/zasudzheno-kolaboranta.jpg" xlink:type="simple" xlink:show="embed" xlink:actuate="onLoad" draw:mime-type="image/jpeg"/>
</draw:frame>
Illustrative photo</text:p>
      <text:p text:style-name="P4">
The military counterintelligence of the Security Service of Ukraine in cooperation with the Operational Command "North" and investigators of the Department of the Security Service of Ukraine in the Chernihiv region revealed a Ticker, which "drained" into the social network of the location of the forces of defense of the external.</text:p>
      <text:p text:style-name="P4">
About this <text:a xlink:type="simple" xlink:href="https://www.facebook.com/kommander.nord/posts/pfbid0yj1mA6twNAzB7Z6ZZ8uc65rfhk6Ztx5B1DEJbtTEXFo6V3K6pD8aqaFa6XAj22h5l" text:style-name="Internet_20_link" text:visited-style-name="Visited_20_Internet_20_Link">
it is referred</text:a>
in the report of the Operations Command "North".</text:p>
      <text:p text:style-name="P4">
“The man illegally disseminated information on the movement of the personnel of the defense forces in the region. It is established that he personally reported the record and video of the military object that provided the movement, the anecid media file placed on his own page on the social network chipboards with geolocation.</text:p>
      <text:p text:style-name="P4">
In a few minutes, the video was picked up by Russian propaganda publications, including pro-Kremlin telegram channels with a total audience of more than 100,000 subscribers. More than 12,000 users, including residents of the aggressor country, have been viewed on the personal page of Ticker.</text:p>
      <text:p text:style-name="P4">
During the investigation, the location of the blogger was established and his / her activities were stopped. Military counterintelligence found that he explained his own actions with the desire to "build up" the audience. However, in the course of the person involved in the case, his connection was established on the temporarily occupied territories of Ukraine with representatives of the NFF, controlled by the special service of the Federation, ”the message said.</text:p>
      <text:p text:style-name="P4">
It is also reported that on the basis of the evidence collected, the person was prohibited the reference under Part 2 of Art. 114-2 of the Criminal Code of Ukraine(spreading information about the movement, movement or location of the Armed Forces or other military formations), an indictment was sent to court. The attacker faces up to 8 years of prison.</text:p>
      <text:p text:style-name="P4">
The units of the Security Service of Ukraine again emphasize the ban on the removal of video and photo materials, indicating the locations of the defense forces, as well as the consequences of hostile shelling.</text:p>
      <text:p text:style-name="P4">
The publication of such photo and video materials on the Internet is regarded as a correction of enemy fire and is a crime punishable in accordance with the law.</text:p>
      <text:p text:style-name="P4">
News Source: <text:a xlink:type="simple" xlink:href="https://armyinform.com.ua/2023/06/15/na-chernigivshhyni-vyyavleno-tiktokera-yakyj-zlyvav-u-soczmerezhu-lokacziyi-syl-oborony/" text:style-name="Internet_20_link" text:visited-style-name="Visited_20_Internet_20_Link">
https://armyinform.com.ua/2023/06/15/na-chernigivshhyni-vyyavleno-tiktokera-yakyj-zlyvav-u-soczmerezhu-lokacziyi-syl-oborony/</text:a>
</text:p>
      <!--NEWS-->
      <text:h text:style-name="P10" text:outline-level="1">
<text:span text:style-name="T4">
Ukrainian sappers prepared a "surprise" to the occupiers</text:span>
</text:h>
      <text:p text:style-name="P4">
Author: ['АРМІЯINFORM']</text:p>
      <text:p text:style-name="P4">
Time: 2023-06-15T-24:00:00-04:00</text:p>
      <text:p text:style-name="P4">
Description: About the General Headquarters of the ZSU. Know, I know about those, pupa PROPART ... The war with Ukraine 2022, the war with Ukrain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ГШ ЗСУ']</text:p>
      <text:p text:style-name="P4">
Category: News</text:p>
      <!--METADATA-->
      <text:p text:style-name="P4">
About it <text:a xlink:type="simple" xlink:href="https://www.facebook.com/GeneralStaff.ua/videos/176342055167955/" text:style-name="Internet_20_link" text:visited-style-name="Visited_20_Internet_20_Link">
reports</text:a>
The General Staff of the Armed Forces.</text:p>
      <text:p text:style-name="P4">
Knowing that Russian invaders are already "fastened" by our warriors even in the tank, they try to hide in the bush on the slightest occasion, Ukrainian sappers prepared them there "surprise".</text:p>
      <text:p text:style-name="P4">
"The turn is not there, but there is a comedy rather than a horror movie," the potential reads.</text:p>
      <text:p text:style-name="P4">
News Source: <text:a xlink:type="simple" xlink:href="https://armyinform.com.ua/2023/06/15/rozvidnyky-j-shturmovyky-nyshhat-okupantiv-pid-bahmutom/" text:style-name="Internet_20_link" text:visited-style-name="Visited_20_Internet_20_Link">
https://armyinform.com.ua/2023/06/15/rozvidnyky-j-shturmovyky-nyshhat-okupantiv-pid-bahmutom/</text:a>
</text:p>
      <!--NEWS-->
      <text:h text:style-name="P10" text:outline-level="1">
<text:span text:style-name="T4">
The European Parliament recognized a war crime undermining the Russians of the Kakhovka Hydroelectric Committee</text:span>
</text:h>
      <text:p text:style-name="P4">
Author: ['АРМІЯINFORM']</text:p>
      <text:p text:style-name="P4">
Time: 2023-06-15T-2:00:00-04:00</text:p>
      <text:p text:style-name="P4">
Description: The deputies of the Evropytsky parliament were put on the Pіdriv Rosіyans of the Kakhovko ... War with Ukraine 2022, the war with Ukraine is the latest news today, the News War with Ukraine 2022 The last for today, will there be a war between Ukraine and Russia and when the war with Ukraine in 2022 will or not or not , Will there be a war with Ukraine in the near future, they say, the war with Ukraine, Ukrainian news today, Ukrainian news in Ukrainian media in Russian</text:p>
      <text:p text:style-name="P4">
Images: ['<text:a xlink:type="simple" xlink:href="https://armyinform.com.ua/wp-content/uploads/2023/06/3d0743f9476633d6d1d099bc2a306ac3.jpg" text:style-name="Internet_20_link" text:visited-style-name="Visited_20_Internet_20_Link">
3d0743f9476633d6d1d099bc2a306ac3.jpg</text:a>
']</text:p>
      <text:p text:style-name="P4">
Tags: ['ВОЄННІ ЗЛОЧИНИ РФ', 'ДОПОМОГА ПАРТНЕРІВ', 'ЄВРОПАРЛАМЕНТ', 'КАХОВСЬКА ГЕС', 'КАХОВСЬКА ГЕС/ШТАБ INFO', 'СВІТ ПІДТРИМУЄ УКРАЇНУ']</text:p>
      <text:p text:style-name="P4">
Category: News</text:p>
      <!--METADATA-->
      <text:p text:style-name="P4">
<draw:frame draw:style-name="fr1" draw:name="Image95" text:anchor-type="as-char" svg:width="6.9236in" svg:height="3.4618in" draw:z-index="0">
<draw:image xlink:href="../Images/AРМІЯINFORM/2023-06-15T-2-00-00-04-00/3d0743f9476633d6d1d099bc2a306ac3.jpg" xlink:type="simple" xlink:show="embed" xlink:actuate="onLoad" draw:mime-type="image/jpeg"/>
</draw:frame>
Deputies of the European Parliament condemned the blast of the Russians(https://armyinform.com.ua/tag/kahovska-ges/)and called the Russian military crime, which will have consequences.</text:p>
      <text:p text:style-name="P4">
About this <text:a xlink:type="simple" xlink:href="https://www.europarl.europa.eu/news/en/press-room/20230609IPR96211/meps-look-ahead-to-next-eu-summit" text:style-name="Internet_20_link" text:visited-style-name="Visited_20_Internet_20_Link">
it is referred</text:a>
On the site of the Penalary Parliament in Strasbourg.</text:p>
      <text:p text:style-name="P4">
"The deputies of the European Parliament condemned the destruction of the Ukrainian dam in Novaikakhovka, the last military crime committed by Russia, which has to obtain consequences. They urged the EU to continue decisive support of Ukraine, to introduce newisanctions against Russia and to direct billions of frozen assets of Russian -gulghers to restore Ukraine,"</text:p>
      <text:p text:style-name="P4">
Also, at a meeting of the European Parliament, politicians discussed the training of the next meeting of the Euro Council, which was planned at the end of June in Brussels.</text:p>
      <text:p text:style-name="P4">
News Source: <text:a xlink:type="simple" xlink:href="https://armyinform.com.ua/2023/06/15/yevroparlament-vyznav-voyennym-zlochynom-pidryv-rosiyanamy-kahovskoyi-ges/" text:style-name="Internet_20_link" text:visited-style-name="Visited_20_Internet_20_Link">
https://armyinform.com.ua/2023/06/15/yevroparlament-vyznav-voyennym-zlochynom-pidryv-rosiyanamy-kahovskoyi-ges/</text:a>
</text:p>
      <!--NEWS-->
      <text:h text:style-name="P10" text:outline-level="1">
<text:span text:style-name="T4">
Reznikov presented the Order of Princess Olga II degree</text:span>
</text:h>
      <text:p text:style-name="P4">
Authors: Ukrinform (Person)</text:p>
      <text:p text:style-name="P4">
Publisher: Укринформ (Organization)</text:p>
      <text:p text:style-name="P4">
Published Time: 2023-06-15T-2:05:00+03:00</text:p>
      <text:p text:style-name="P4">
Modified Time: 2023-06-15T22:05:00+03:00</text:p>
      <text:p text:style-name="P4">
Description: The Minister of Defense of Ukraine Alexei Reznikov handed over the Order of Princess Olga II to the Ministry of Defense of the Czech Republic for strengthening the capacity of the Armed Forces of Ukraine. - Ukrinform.</text:p>
      <text:p text:style-name="P4">
Images: ['<text:a xlink:type="simple" xlink:href="https://static.ukrinform.com/photos/2023_06/thumb_files/630_360_1686855799-880.jpg" text:style-name="Internet_20_link" text:visited-style-name="Visited_20_Internet_20_Link">
630_360_16868...</text:a>
']</text:p>
      <text:p text:style-name="P4">
Tags: ['Чехія', 'Міноборони', 'Військова техніка', 'Резніков']</text:p>
      <text:p text:style-name="P4">
Type: Article</text:p>
      <!--METADATA-->
      <text:p text:style-name="P4">
<draw:frame draw:style-name="fr1" draw:name="Image96" text:anchor-type="as-char" svg:width="6.9236in" svg:height="3.956343in" draw:z-index="0">
<draw:image xlink:href="../Images/yкринформ/2023-06-15T-2-05-00-03-00/630_360_1686855799-880.jpg" xlink:type="simple" xlink:show="embed" xlink:actuate="onLoad" draw:mime-type="image/jpeg"/>
</draw:frame>
The Minister of Defense of Ukraine Oleksiy Reznikov was devoted to Princess Olga II degree Minister of Defense of the Czech Republic of Czech Republic of Czech Republic.</text:p>
      <text:p text:style-name="P4">
The celebration of the Czech colleague took place within the framework of the contact group on the Defense of Ukraine in Ramstein format in Brussels, Reznikov said in <text:a xlink:type="simple" xlink:href="https://twitter.com/oleksiireznikov/status/1669390646438658048" text:style-name="Internet_20_link" text:visited-style-name="Visited_20_Internet_20_Link">
Twitter</text:a>
, reports Ukrinform.</text:p>
      <text:p text:style-name="P4">
"It was a honor for me to hand over the Order of Princess Olga II degree to my Czech Defense College Jana Chernokhov on behalf of the President of Ukraine Zelensky," Reznikov wrote.</text:p>
      <text:p text:style-name="P4">
<text:span text:style-name="T4">
 Read also: </text:span>
 <text:span text:style-name="T4">
 <text:a xlink:type="simple" xlink:href="https://www.ukrinform.ua/rubric-polytics/3719217-prezident-cehii-pidtrimka-ukraini-ce-ne-vibir-a-neobhidnist.html" text:style-name="Internet_20_link" text:visited-style-name="Visited_20_Internet_20_Link">
Czech President: Support of Ukraine is not a choice, anepit</text:a>
</text:span>
</text:p>
      <text:p text:style-name="P4">
According to him, his girlfriend and colleague was awarded for efforts in supporting Ukraine and strengthening the ability of our Armed Forces.</text:p>
      <text:p text:style-name="Quotations">

<text:p text:style-name="P4">
IT WAS AN HONOR TO Present the Order of Princess Olha, 2nd Class Award to My&gt;
 Colleague <text:a xlink:type="simple" xlink:href="https://twitter.com/jana_cernochova" text:style-name="Internet_20_link" text:visited-style-name="Visited_20_Internet_20_Link">
@jana_Cernochova&gt;
</text:a>
on behalf of&gt;
 President <text:a xlink:type="simple" xlink:href="https://twitter.com/ZelenskyyUa" text:style-name="Internet_20_link" text:visited-style-name="Visited_20_Internet_20_Link">
 @ZelenskyyUa&gt;
 </text:a>
&gt;
  My friend and counterpart is awarded for her efforts in supporting Ukraine&gt;
 and strengthening our Armed Forces’ capabilities.  &gt;
  <text:a xlink:type="simple" xlink:href="https://t.co/oVnVEz2goY" text:style-name="Internet_20_link" text:visited-style-name="Visited_20_Internet_20_Link">
 pic.twitter.com/oVnVEz2goY </text:a>
&gt;
&gt;
 - Oleksiy Reznikov(@oleksireznikov)<text:a xlink:type="simple" xlink:href="https://twitter.com/oleksiireznikov/status/1669390646438658048" text:style-name="Internet_20_link" text:visited-style-name="Visited_20_Internet_20_Link">
 June 15, 2023&gt;
 </text:a>
As reported by Ukrinform, the Czech Republic began to transfer weapons to Ukraine several days before the war. Subsequently, it became one of the largest suppliers <text:span text:style-name="T4">
 <text:a xlink:type="simple" xlink:href="https://www.ukrinform.ua/tag-vijskova-tehnika" text:style-name="Internet_20_link" text:visited-style-name="Visited_20_Internet_20_Link">
military equipment</text:a>
</text:span>
 to Ukraine. Throughout the year, Prague handed over about 422 million euros to Ukraine, including tanks, infantry fighting vehicles, armored personnel carriers, howitzers, helicopters and anti -aircraft systems.</text:p>

</text:p>
      <text:p text:style-name="P4">
<text:span text:style-name="T4">
 Read also: </text:span>
 <text:span text:style-name="T4">
 <text:a xlink:type="simple" xlink:href="https://www.ukrinform.ua/rubric-polytics/3723401-ukraina-na-samiti-u-vilnusi-mae-otrimati-citku-perspektivu-clenstva-v-nato-blasak.html" text:style-name="Internet_20_link" text:visited-style-name="Visited_20_Internet_20_Link">
Ukraine at a summit in Vilnius should get a clear noun for NATO - Blaschak</text:a>
</text:span>
</text:p>
      <text:p text:style-name="P4">
In total, eighty percent of the population of the Czech Republic has been given to the assistance of Ukraine that Russia attacked.<text:span text:style-name="T4">
 Read also: </text:span>
 <text:span text:style-name="T4">
 <text:a xlink:type="simple" xlink:href="https://www.ukrinform.ua/rubric-ato/3723394-reznikov-obgovoriv-z-gensekom-nato-proekti-dla-zmicnenna-oboronozdatnosti-ukraini.html" text:style-name="Internet_20_link" text:visited-style-name="Visited_20_Internet_20_Link">
Reznikov discussed with NATO Secretary -General Projects for Ukraine's defense capability</text:a>
</text:span>
</text:p>
      <text:p text:style-name="P4">
On April 14, the President of Ukraine _ <text:span text:style-name="T4">
 [Volodymyr Zelenskyy signed a decree of the Order of Prince Yaroslav the Wise II degree(https://www.ukrinform.ua/rubric-polytics/3696111-zelenskij-nagorodiv-ordenom-aroslava-mudrogo-goliv-ceskogo-senatu-ta-parlamentu.html)</text:span>
 _ "For prominent personal services in strengthening the Ukrainian-Czech interstate cooperation, support of state-sevotory and territorial integrity of Ukraine".</text:p>
      <text:p text:style-name="P4">
<text:span text:style-name="T5">
Foto: twitter.com/oleksiireznikov</text:span>
</text:p>
      <text:p text:style-name="P4">
News Source: <text:a xlink:type="simple" xlink:href="https://www.ukrinform.ua/rubric-polytics/3723486-reznikov-vruciv-orden-knagini-olgi-ii-stupena-ministru-oboroni-cehii-cernohovij.html" text:style-name="Internet_20_link" text:visited-style-name="Visited_20_Internet_20_Link">
https://www.ukrinform.ua/rubric-polytics/3723486-reznikov-vruciv-orden-knagini-olgi-ii-stupena-ministru-oboroni-cehii-cernohovij.html</text:a>
</text:p>
      <!--NEWS-->
      <text:h text:style-name="P10" text:outline-level="1">
<text:span text:style-name="T4">
Zelenskaya and the Vice -Cresident of the European Commission discussed the All -Ukrainian Mental Health Program</text:span>
</text:h>
      <text:p text:style-name="P4">
Authors: Ukrinform (Person)</text:p>
      <text:p text:style-name="P4">
Publisher: Укринформ (Organization)</text:p>
      <text:p text:style-name="P4">
Published Time: 2023-06-15T-3:01:00+03:00</text:p>
      <text:p text:style-name="P4">
Modified Time: 2023-06-15T22:01:00+03:00</text:p>
      <text:p text:style-name="P4">
Description: President's wife Olena Zelenskaya and the Vice -Cresident of the European Commission on the Promotion of European Life Styris Schinas in Kiev discussed the All -Ukrainian Mental Health Program. - Ukrinform.</text:p>
      <text:p text:style-name="P4">
Images: ['<text:a xlink:type="simple" xlink:href="https://static.ukrinform.com/photos/2023_06/thumb_files/630_360_1686861278-323.jpg" text:style-name="Internet_20_link" text:visited-style-name="Visited_20_Internet_20_Link">
630_360_16868...</text:a>
']</text:p>
      <text:p text:style-name="P4">
Tags: ['Єврокомісія', 'Олена Зеленська', 'Ментальне здоров’я']</text:p>
      <text:p text:style-name="P4">
Type: Article</text:p>
      <!--METADATA-->
      <text:p text:style-name="P4">
<draw:frame draw:style-name="fr1" draw:name="Image97" text:anchor-type="as-char" svg:width="6.9236in" svg:height="3.956343in" draw:z-index="0">
<draw:image xlink:href="../Images/yкринформ/2023-06-15T-3-01-00-03-00/630_360_1686861278-323.jpg" xlink:type="simple" xlink:show="embed" xlink:actuate="onLoad" draw:mime-type="image/jpeg"/>
</draw:frame>
The president's wife Elena Zelenskaya and the Vice -Cresident of the European Commission on the popularization of the European lifestyle Margaritis SHINAS in Kiev discussed the All -Ukrainian Mental Health Program.</text:p>
      <text:p text:style-name="P4">
According to Ukrinform, Zelenskaya wrote about it in <text:a xlink:type="simple" xlink:href="https://t.me/FirstLadyOfUkraine/3396" text:style-name="Internet_20_link" text:visited-style-name="Visited_20_Internet_20_Link">
telegram</text:a>
.</text:p>
      <text:p text:style-name="P4">
"We appreciate everyone and each of our foreign friends who all these months of a large -scale Russian invasion will come to Ukraine personally.(https://www.ukrinform.ua/tag-evrokomisia)On issues of popularizing the European lifestyle, Margaritis Schinas in Kiev for the third time from the beginning of Russian aggression. And for the second time we meet him personally, " - said.</text:p>
      <text:p text:style-name="P4">
According to her, Skinas is taken care of by education, medicine, cultural direction.</text:p>
      <text:p text:style-name="P4">
The interlocutors discussed the All -Ukrainian Mental Health Program for the possible help of European specialists in the restoration of mental state of Ukrainians, as well as the projects of the Foundation of Elena Zelenskaya: building shelters for Shkil, providing laptops for distance education teachers and students.</text:p>
      <text:p text:style-name="P4">
"In addition, in the control of Mr. Skinasa training and medicine of Ukrainian -time migrants in the EU. We hope to make education and medicine more quality and accessible to Ukrainians, at least where they are," Zelensk emphasized.</text:p>
      <text:p text:style-name="P4">
<text:span text:style-name="T4">
 Read also: </text:span>
 <text:a xlink:type="simple" xlink:href="https://www.ukrinform.ua/rubric-society/3721944-olena-zelenska-zustrilas-iz-ditmigeroami.html" text:style-name="Internet_20_link" text:visited-style-name="Visited_20_Internet_20_Link">
<text:span text:style-name="T4">
 Elena </text:span>
 <text:span text:style-name="T4">
 Zelenskaya </text:span>
 met with heroes</text:a>
As reported <text:a xlink:type="simple" xlink:href="https://www.ukrinform.ua/rubric-society/3723275-viceprezident-evrokomisii-ukraina-z-nastupnogo-roku-zmoze-brati-ucast-v-usih-zahodah-erasmus.html" text:style-name="Internet_20_link" text:visited-style-name="Visited_20_Internet_20_Link">
Ukrinform</text:a>
, On June 15, Schinas, when signing a speech on cooperation with the Ministry of Education and Science of Ukraine, said that from next year Ukraine will be able to participate in all EUSMUS+EU measures.</text:p>
      <text:p text:style-name="P4">
<text:span text:style-name="T5">
Foto: Elena Zelenska / Telegram</text:span>
</text:p>
      <text:p text:style-name="P4">
News Source: <text:a xlink:type="simple" xlink:href="https://www.ukrinform.ua/rubric-society/3723508-zelenska-i-viceprezident-evrokomisii-obgovorili-vseukrainsku-programu-mentalnogo-zdorova.html" text:style-name="Internet_20_link" text:visited-style-name="Visited_20_Internet_20_Link">
https://www.ukrinform.ua/rubric-society/3723508-zelenska-i-viceprezident-evrokomisii-obgovorili-vseukrainsku-programu-mentalnogo-zdorova.html</text:a>
</text:p>
      <!--NEWS-->
      <text:h text:style-name="P10" text:outline-level="1">
<text:span text:style-name="T4">
Lyceum-Bogunovets won the "gold" in the pusher of the kernel in the competition in Germany</text:span>
</text:h>
      <text:p text:style-name="P4">
Author: ['Олександр Тереверко']</text:p>
      <text:p text:style-name="P4">
Time: 2023-06-15T-4:00:00-04:00</text:p>
      <text:p text:style-name="P4">
Description: In the Nimeskiysky Leipzig, Yaki with the twin of the Ukrainian Capitarcom, the tradition of the tradition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1-3-scaled.jpg" text:style-name="Internet_20_link" text:visited-style-name="Visited_20_Internet_20_Link">
f1-3-scaled.jpg</text:a>
', '<text:a xlink:type="simple" xlink:href="https://armyinform.com.ua/wp-content/uploads/2023/06/f2-4.jpg" text:style-name="Internet_20_link" text:visited-style-name="Visited_20_Internet_20_Link">
f2-4.jpg</text:a>
', '<text:a xlink:type="simple" xlink:href="https://armyinform.com.ua/wp-content/uploads/2023/06/f3-3.jpg" text:style-name="Internet_20_link" text:visited-style-name="Visited_20_Internet_20_Link">
f3-3.jpg</text:a>
', '<text:a xlink:type="simple" xlink:href="https://armyinform.com.ua/wp-content/uploads/2023/06/f4-4-150x150.jpg" text:style-name="Internet_20_link" text:visited-style-name="Visited_20_Internet_20_Link">
f4-4-150x150.jpg</text:a>
', '<text:a xlink:type="simple" xlink:href="https://armyinform.com.ua/wp-content/uploads/2023/06/f5-3-150x150.jpg" text:style-name="Internet_20_link" text:visited-style-name="Visited_20_Internet_20_Link">
f5-3-150x150.jpg</text:a>
']</text:p>
      <text:p text:style-name="P4">
Tags: ['ВТОРГНЕННЯ РФ', 'КИЇВСЬКИЙ ВІЙСЬКОВИЙ ЛІЦЕЙ ІМЕНІ ІВАНА БОГУНА', 'ЛІЦЕЇСТИ']</text:p>
      <text:p text:style-name="P4">
Category: News</text:p>
      <!--METADATA-->
      <text:p text:style-name="P4">
<draw:frame draw:style-name="fr1" draw:name="Image98" text:anchor-type="as-char" svg:width="6.9236in" svg:height="4.609964in" draw:z-index="0">
<draw:image xlink:href="../Images/AРМІЯINFORM/2023-06-15T-4-00-00-04-00/f1-3-scaled.jpg" xlink:type="simple" xlink:show="embed" xlink:actuate="onLoad" draw:mime-type="image/jpeg"/>
</draw:frame>
The German Leipzig, which is the twin of the Ukrainian capital, took place in the work of sports international competitions of students. For ten years in a row, young athletes from Kiev also take part in them. In the tournament - swimming, artistic and sports gymnastics, rowing, sports struggle, cycling, table tennis, play sports and, of course, almost all the disciplines of the Queen of Sports - athletics.</text:p>
      <text:p text:style-name="P4">
<draw:frame draw:style-name="fr1" draw:name="Image99" text:anchor-type="as-char" svg:width="6.9236in" svg:height="5.839969in" draw:z-index="0">
<draw:image xlink:href="../Images/AРМІЯINFORM/2023-06-15T-4-00-00-04-00/f2-4.jpg" xlink:type="simple" xlink:show="embed" xlink:actuate="onLoad" draw:mime-type="image/jpeg"/>
</draw:frame>
In the competition for the push of a core was not equal to a 14-year-old pupil of the Ivan Bohun Ernestumenkov Military Lyceum of the Kyiv Military Lyceum. By the way, and last year, before the entrance tests to the Lyceum, the young man also in these competitions the first place with the result of 11.6 m(The weight of the nucleus is 3 kilograms).</text:p>
      <text:p text:style-name="P4">
Цього року Ернест показав результат 10.5 метра, але й ядро було важчим на одинкілограм. Особистий рекорд юного спортсмена — 11.5 метра.</text:p>
      <text:p text:style-name="P4">
— Якщо відверто, то нинішнім результатом не дуже задоволений, — каже ліцеїст.— Тому є причина: дуже мало тренувався в секторі для штовхання ядра. Та й надфізичними кондиціями мені варто добре попрацювати.</text:p>
      <text:p text:style-name="P4">
<draw:frame draw:style-name="fr1" draw:name="Image100" text:anchor-type="as-char" svg:width="6.9236in" svg:height="4.592655in" draw:z-index="0">
<draw:image xlink:href="../Images/AРМІЯINFORM/2023-06-15T-4-00-00-04-00/f3-3.jpg" xlink:type="simple" xlink:show="embed" xlink:actuate="onLoad" draw:mime-type="image/jpeg"/>
</draw:frame>
The boy is only the second year in athletics. However, for such a short period, he becomes a champion of Kiev in the age category U 13 and twice to defeat kinds in Germany. According to the trainer-teacher of the Sports School "Start" Marina Rezanova, who headed our children's and youth sports delegation in Germany, Ernest, despite the absence of the opportunity to be regularly worked, was very responsible for his speech at the Vlayipzig tourna .</text:p>
      <text:p text:style-name="P4">
In Kiev, a young athlete was greeted by the head of the Department of Physical Culture and Sports of the Ministry of Defense of Ukraine Yuri Finogenov. He shortly introduced Ernest Humenko with the many years of glorious traditions of army -exports, told about sports clubs and sports that are cultivated. For his high sports results at international competitions, Yuri Semenovich said a capable lyceum and a commemorative medal.</text:p>
      <text:p text:style-name="P4">
<text:a xlink:type="simple" xlink:href="https://armyinform.com.ua/wp-content/uploads/2023/06/f4-4.jpg" text:style-name="Internet_20_link" text:visited-style-name="Visited_20_Internet_20_Link">
!(Images/AРМІЯINFORM/2023-06-15T-4-00-00-04-00/f4-4-150x150.jpg)</text:a>
</text:p>
      <text:p text:style-name="P4">
<text:a xlink:type="simple" xlink:href="https://armyinform.com.ua/wp-content/uploads/2023/06/f5-3.jpg" text:style-name="Internet_20_link" text:visited-style-name="Visited_20_Internet_20_Link">
<draw:frame draw:style-name="fr1" draw:name="Image101" text:anchor-type="as-char" svg:width="6.9236in" svg:height="6.9236in" draw:z-index="0">
<draw:image xlink:href="../Images/AРМІЯINFORM/2023-06-15T-4-00-00-04-00/f5-3-150x150.jpg" xlink:type="simple" xlink:show="embed" xlink:actuate="onLoad" draw:mime-type="image/jpeg"/>
</draw:frame>
</text:a>
</text:p>
      <text:p text:style-name="P4">
<text:span text:style-name="T5">
Opto author and from the personal archive of Ernest Humenko</text:span>
</text:p>
      <text:p text:style-name="P4">
News Source: <text:a xlink:type="simple" xlink:href="https://armyinform.com.ua/2023/06/15/liczeyist-bogunivecz-vyborov-zoloto-v-shtovhanni-yadra-na-zmagannyah-u-nimechchyni/" text:style-name="Internet_20_link" text:visited-style-name="Visited_20_Internet_20_Link">
https://armyinform.com.ua/2023/06/15/liczeyist-bogunivecz-vyborov-zoloto-v-shtovhanni-yadra-na-zmagannyah-u-nimechchyni/</text:a>
</text:p>
      <!--NEWS-->
      <text:h text:style-name="P10" text:outline-level="1">
<text:span text:style-name="T4">
In Kiev on Friday will restrict the movement of central streets</text:span>
</text:h>
      <text:p text:style-name="P4">
Authors: Ukrinform (Person)</text:p>
      <text:p text:style-name="P4">
Publisher: Укринформ (Organization)</text:p>
      <text:p text:style-name="P4">
Published Time: 2023-06-15T-5:59:00+03:00</text:p>
      <text:p text:style-name="P4">
Modified Time: 2023-06-15T21:59:00+03:00</text:p>
      <text:p text:style-name="P4">
Description: In Kiev on Friday, June 16, traffic for vehicles will be restricted during the day. - Ukrinform.</text:p>
      <text:p text:style-name="P4">
Images: ['<text:a xlink:type="simple" xlink:href="https://static.ukrinform.com/photos/2022_01/thumb_files/630_360_1642512439-303.jpg" text:style-name="Internet_20_link" text:visited-style-name="Visited_20_Internet_20_Link">
630_360_16425...</text:a>
']</text:p>
      <text:p text:style-name="P4">
Tags: ['Поліція', 'Транспорт', 'Київ']</text:p>
      <text:p text:style-name="P4">
Type: Article</text:p>
      <!--METADATA-->
      <text:p text:style-name="P4">
<draw:frame draw:style-name="fr1" draw:name="Image102" text:anchor-type="as-char" svg:width="6.9236in" svg:height="3.956343in" draw:z-index="0">
<draw:image xlink:href="../Images/yкринформ/2023-06-15T-5-59-00-03-00/630_360_1642512439-303.jpg" xlink:type="simple" xlink:show="embed" xlink:actuate="onLoad" draw:mime-type="image/jpeg"/>
</draw:frame>
In Kiev, Friday, June 16, will restrict traffic for vehicles central streets during the day.</text:p>
      <text:p text:style-name="P4">
According to Ukrinform, the Patrol Police of Ukraine reports in <text:a xlink:type="simple" xlink:href="https://t.me/patrolpolice_ua/3059" text:style-name="Internet_20_link" text:visited-style-name="Visited_20_Internet_20_Link">
telegram</text:a>
.</text:p>
      <text:p text:style-name="P4">
"For the attention of Kyivans and city guests. Tomorrow, June 16, in connection with the conduct of wages during the day, traffic for vehicles will be restricted by central fans <text:a xlink:type="simple" xlink:href="https://www.ukrinform.ua/tag-kiiv" text:style-name="Internet_20_link" text:visited-style-name="Visited_20_Internet_20_Link">
Kiev</text:a>
", - it is a testament.</text:p>
      <text:p text:style-name="P4">
Movement will be reported additionally.</text:p>
      <text:p text:style-name="P4">
<text:span text:style-name="T4">
 Read also: </text:span>
 <text:a xlink:type="simple" xlink:href="https://www.ukrinform.ua/rubric-kyiv/3722229-u-kievi-na-prospekti-voskresenskomu-castkovo-obmezili-ruh-do-30-veresna.html" text:style-name="Internet_20_link" text:visited-style-name="Visited_20_Internet_20_Link">
in Kiev on the Resurrection Avenue partially restricted by September 30</text:a>
"Dear drivers, we ask you to understand the temporary restrictions tamping your route in advance," the police said.</text:p>
      <text:p text:style-name="P4">
News Source: <text:a xlink:type="simple" xlink:href="https://www.ukrinform.ua/rubric-kyiv/3723484-u-kievi-v-patnicu-obmezat-ruh-centralnimi-vulicami.html" text:style-name="Internet_20_link" text:visited-style-name="Visited_20_Internet_20_Link">
https://www.ukrinform.ua/rubric-kyiv/3723484-u-kievi-v-patnicu-obmezat-ruh-centralnimi-vulicami.html</text:a>
</text:p>
      <!--NEWS-->
      <text:h text:style-name="P10" text:outline-level="1">
<text:span text:style-name="T4">
Russian soldiers are afraid of the offensive of the Defense Forces of Ukraine and are increasing the minefields - Kombrig Colonel Andriy Kravets</text:span>
</text:h>
      <text:p text:style-name="P4">
Author: ['АРМІЯINFORM']</text:p>
      <text:p text:style-name="P4">
Time: 2023-06-15T-6:00:00-04:00</text:p>
      <text:p text:style-name="P4">
Description: VIISKA of the Country-Agresor to be afraid of the wages of the defense forces of Ukrainian, too, the navigation of the Minni Fields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5211118317870369541_y.jpg" text:style-name="Internet_20_link" text:visited-style-name="Visited_20_Internet_20_Link">
photo_5211118317870369541_y.jpg</text:a>
']</text:p>
      <text:p text:style-name="P4">
Tags: ['STOPRUSSIA', 'АГРЕСІЯ РФ', 'ВТОРГНЕННЯ РФ', 'КОМБРИГ ПОЛКОВНИК АНДРІЙ КРАВЕЦЬ']</text:p>
      <text:p text:style-name="P4">
Category: News</text:p>
      <!--METADATA-->
      <text:p text:style-name="P4">
<draw:frame draw:style-name="fr1" draw:name="Image103" text:anchor-type="as-char" svg:width="6.9236in" svg:height="4.32725in" draw:z-index="0">
<draw:image xlink:href="../Images/AРМІЯINFORM/2023-06-15T-6-00-00-04-00/photo_5211118317870369541_y.jpg" xlink:type="simple" xlink:show="embed" xlink:actuate="onLoad" draw:mime-type="image/jpeg"/>
</draw:frame>
The troops of the aggressor country are afraid of the offensive of the Defense Forces of Ukraine, so they increase the fields. The invaders almost daily conduct unbroken shelling of Ukrainian positions and destroy the civilian infrastructure of frontline villages and cities.</text:p>
      <text:p text:style-name="P4">
This was stressed by the commander of a separate mechanized brigade Colonel Andreykravets, <text:a xlink:type="simple" xlink:href="https://t.me/militarymediacenter/2233" text:style-name="Internet_20_link" text:visited-style-name="Visited_20_Internet_20_Link">
reports</text:a>
Military Mediacenter.</text:p>
      <text:p text:style-name="P4">
“For any hostile action, the crews respond adequately, cruel and confident. The situation in our lane remains controlled. When we need to support the fighting, we are exacerbated by colleagues and our aircraft systems, which are hit daily in the rear and previous positions of the invaders, ”he said.</text:p>
      <text:p text:style-name="P4">
According to Colonel Andriy Kravts, the motivation in his brigade is very powerful: side by side serve from the millionaire to a simple peasant.</text:p>
      <text:p text:style-name="P4">
“They are all here to defend our Ukrainian land. Now the main task of the warrior, every Ukrainian is to believe in our victory and support the Armed Forces of Ukraine. And our Ukrainian people are invincible and not only the occupier, but the whole world. We are on our land, we need a stranger, and we will return our own and we will rebuild everything!” - the commander of the cream mechanized brigade is summarized by Colonel Andriy Kravets.</text:p>
      <text:p text:style-name="P4">
News Source: <text:a xlink:type="simple" xlink:href="https://armyinform.com.ua/2023/06/15/rosijski-soldaty-boyatsya-nastupu-syl-oborony-ukrayiny-i-naroshhuyut-minni-polya-kombryg-polkovnyk-andrij-kravecz/" text:style-name="Internet_20_link" text:visited-style-name="Visited_20_Internet_20_Link">
https://armyinform.com.ua/2023/06/15/rosijski-soldaty-boyatsya-nastupu-syl-oborony-ukrayiny-i-naroshhuyut-minni-polya-kombryg-polkovnyk-andrij-kravecz/</text:a>
</text:p>
      <!--NEWS-->
      <text:h text:style-name="P10" text:outline-level="1">
<text:span text:style-name="T4">
In Kharkiv region, epidemiological supervision was exacerbated due to Kakhovskaya hydroelectric power plants</text:span>
</text:h>
      <text:p text:style-name="P4">
Authors: Ukrinform (Person)</text:p>
      <text:p text:style-name="P4">
Publisher: Укринформ (Organization)</text:p>
      <text:p text:style-name="P4">
Published Time: 2023-06-15T-6:52:00+03:00</text:p>
      <text:p text:style-name="P4">
Modified Time: 2023-06-15T21:52:00+03:00</text:p>
      <text:p text:style-name="P4">
Description: Due to the undermining of the Kakhovka hydroelectric power station in the Kharkiv region, epidemiological surveillance measures were strengthened. - Ukrinform.</text:p>
      <text:p text:style-name="P4">
Images: ['<text:a xlink:type="simple" xlink:href="https://static.ukrinform.com/photos/2023_06/thumb_files/630_360_1686855084-593.jpg" text:style-name="Internet_20_link" text:visited-style-name="Visited_20_Internet_20_Link">
630_360_16868...</text:a>
']</text:p>
      <text:p text:style-name="P4">
Tags: ['Харківщина', 'Каховська ГЕС', 'Інфекційні хвороби']</text:p>
      <text:p text:style-name="P4">
Type: Article</text:p>
      <!--METADATA-->
      <text:p text:style-name="P4">
<draw:frame draw:style-name="fr1" draw:name="Image104" text:anchor-type="as-char" svg:width="6.9236in" svg:height="3.956343in" draw:z-index="0">
<draw:image xlink:href="../Images/yкринформ/2023-06-15T-6-52-00-03-00/630_360_1686855084-593.jpg" xlink:type="simple" xlink:show="embed" xlink:actuate="onLoad" draw:mime-type="image/jpeg"/>
</draw:frame>
Due to the blowing of the Kakhovka hydroelectric power station in the Kharkiv region, the epidemiological surveillance measures were exacerbated.</text:p>
      <text:p text:style-name="P4">
About it in the telegram <text:a xlink:type="simple" xlink:href="https://t.me/kharkivoda/10498" text:style-name="Internet_20_link" text:visited-style-name="Visited_20_Internet_20_Link">
reported</text:a>
Kharkiv regional military administration, Ukrinform reports.</text:p>
      <text:p text:style-name="P4">
“In Kharkiv region, epidemiological surveillance measures are increased. Due to the Podryvkakhovsky hydroelectric power station in the Kharkiv region, increased attention is paid to the cholera disease prophylactics, ”the message reads.</text:p>
      <text:p text:style-name="P4">
<text:span text:style-name="T4">
 Read also: </text:span>
 <text:span text:style-name="T4">
 [peak of incidence of acute intestinal infections(https://www.ukrinform.ua/rubric-society/3723358-pik-zahvoruvanosti-na-gostri-kiskovi-infekcii-ocikuetsa-u-lipniserpni-moz.html)</text:span>
</text:p>
      <text:p text:style-name="P4">
It is noted that there are no cases or suspicion of nursing in Kharkiv region.</text:p>
      <text:p text:style-name="P4">
For 5 months of this year, more than 52 thousand cases of infectious diseases were registered in the region against almost 108 thousand for the same period of the past year. In general, the incidence rate has decreased, but without influenza tagorostical respiratory viral infections.</text:p>
      <text:p text:style-name="P4">
<text:span text:style-name="T4">
 Read also: </text:span>
 <text:span text:style-name="T4">
 <text:a xlink:type="simple" xlink:href="https://www.ukrinform.ua/rubric-regions/3723125-na-hersonsini-narazi-ne-viavili-spalahiv-infekcijnih-zahvoruvan.html" text:style-name="Internet_20_link" text:visited-style-name="Visited_20_Internet_20_Link">
in Kherson region have not now found outbreaks of infectious diseases</text:a>
</text:span>
</text:p>
      <text:p text:style-name="P4">
As it was reported, on the night of June 6, the Russian army blown up the dam <text:span text:style-name="T4">
 <text:a xlink:type="simple" xlink:href="https://uk.wikipedia.org/wiki/%D0%9A%D0%B0%D1%85%D0%BE%D0%B2%D1%81%D1%8C%D0%BA%D0%B0_%D0%93%D0%95%D0%A1" text:style-name="Internet_20_link" text:visited-style-name="Visited_20_Internet_20_Link">
Kakhovskaya hydroelectric power station.</text:a>
</text:span>
 Rescue work and measures to overcome the criminal offenses continue in Kherson region.</text:p>
      <text:p text:style-name="P4">
On the fact of undermining the hydroelectric power station, law enforcement officers began investigations under the article "Ecocid".</text:p>
      <text:p text:style-name="P4">
News Source: <text:a xlink:type="simple" xlink:href="https://www.ukrinform.ua/rubric-regions/3723482-na-harkivsini-posilili-epidemiologicnij-naglad-cerez-pidriv-kahovskoi-ges.html" text:style-name="Internet_20_link" text:visited-style-name="Visited_20_Internet_20_Link">
https://www.ukrinform.ua/rubric-regions/3723482-na-harkivsini-posilili-epidemiologicnij-naglad-cerez-pidriv-kahovskoi-ges.html</text:a>
</text:p>
      <!--NEWS-->
      <text:h text:style-name="P10" text:outline-level="1">
<text:span text:style-name="T4">
Ukraine on Friday warms up to +28 °, in the west - cool and rain</text:span>
</text:h>
      <text:p text:style-name="P4">
Authors: Ukrinform (Person)</text:p>
      <text:p text:style-name="P4">
Publisher: Укринформ (Organization)</text:p>
      <text:p text:style-name="P4">
Published Time: 2023-06-15T-7:49:00+03:00</text:p>
      <text:p text:style-name="P4">
Modified Time: 2023-06-15T21:49:00+03:00</text:p>
      <text:p text:style-name="P4">
Description: On Friday, June 16, in the western regions of Ukraine it will be cloudy with clearings, there will be moderate, in places significant rains, sometimes thunderstorms; wind northwest, 5-10 m/s; Temperature at night 10-15 °, in the daytime 18-23 ° (on the high mountains of the Carpathians at night 6-11 °, in the afternoon 12-15 °). - Ukrinform.</text:p>
      <text:p text:style-name="P4">
Images: ['<text:a xlink:type="simple" xlink:href="https://static.ukrinform.com/photos/2022_06/thumb_files/630_360_1655207823-384.jpeg" text:style-name="Internet_20_link" text:visited-style-name="Visited_20_Internet_20_Link">
630_360_16552...</text:a>
']</text:p>
      <text:p text:style-name="P4">
Tags: ['Дощ', 'Погода', 'Тепло', 'Літо']</text:p>
      <text:p text:style-name="P4">
Type: Article</text:p>
      <!--METADATA-->
      <text:p text:style-name="P4">
<draw:frame draw:style-name="fr1" draw:name="Image105" text:anchor-type="as-char" svg:width="6.9236in" svg:height="3.956343in" draw:z-index="0">
<draw:image xlink:href="../Images/yкринформ/2023-06-15T-7-49-00-03-00/630_360_1655207823-384.jpeg" xlink:type="simple" xlink:show="embed" xlink:actuate="onLoad" draw:mime-type="image/jpeg"/>
</draw:frame>
In the western regions of Ukraine will be cloudy in the western regions of Ukraine on June 16, there will be moderate, and heavy rains, sometimes thunderstorms; wind northwest, 5-10 m/s; Temperature at night 10-15 °, in the afternoon 18-23 °(On the highlands of the Carpathians at night 6-11 °, in the afternoon 12-15 °).</text:p>
      <text:p text:style-name="P4">
Як повідомили Укрінформу в Українському гідрометцентрі, на решті територіїкраїни – мінлива хмарність, без опадів, лише вдень на південному сході країни,Житомирщині та Вінниччині місцями невеликий дощ, гроза; вітер північно-східний, 5-10 м/с; температура вночі 13-18°, вдень 23-28°.</text:p>
      <text:p text:style-name="P4">
У столичному регіоні завтра мінлива хмарність, без опадів. Вітер північно-східний, 5-10 м/с. Температура по Києву вночі 15-17°, вдень 26-28°; по областівночі 13-18°, вдень 23-28°.</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According to the weather forecasters, on June 17-18, the western regions will be cloudy, rains, thunderstorms, and on June 17, heavy rains in places; wind northwest, 5-10 m/s; The temperature at night is 11-16 °, in the afternoon 18-23 °. In the rest of the territory - changing cloudiness, sometimes short -term rains, thunderstorms(In most northern central areas without precipitation); East wind, northeast, 5-10m/s; The temperature at night is 13-18 °, on the coast of the seas up to 21 °, in the afternoon 25-30 °, in the external regions and in the Crimea 23-28 °.</text:p>
      <text:p text:style-name="P4">
In the capital and in <text:a xlink:type="simple" xlink:href="https://www.ukrinform.ua/tag-kiivsina" text:style-name="Internet_20_link" text:visited-style-name="Visited_20_Internet_20_Link">
Kyiv region</text:a>
June 17-18 variable cloudiness, without precipitation. East wind, 5-10 m/s. The temperature of the time is 16-18 ° at night, 27-29 ° in the afternoon; In the area at night 13-18 °, in the afternoon 25-30 °.</text:p>
      <text:p text:style-name="P4">
On June 19-20, forecasters are predicted in the western, southern, most central, in the afternoon on June 20 and in the northern regions, short-term rains, thunderstorms; In the rest of the territory - without precipitation. Temperature is 13-19 °, day23-29 °, June 19 in the western regions 21-26 °.</text:p>
      <text:p text:style-name="P4">
<text:span text:style-name="T4">
 Read also: </text:span>
 <text:a xlink:type="simple" xlink:href="https://www.ukrinform.ua/rubric-world/3711348-bils-ak-polovina-velikih-ozer-svitu-visihaut-cerez-zmini-klimatu.html" text:style-name="Internet_20_link" text:visited-style-name="Visited_20_Internet_20_Link">
more than half of the large lakes of the world dry through climate change</text:a>
In the capital region, June 19-20 will be without precipitation, only in the afternoon of June 20, short-term rain, thunderstorm. The temperature in Kiev at night is 15-17 °, in the afternoon26-28 °; In the area at night 13-18 °, in the afternoon 24-29 °.</text:p>
      <text:p text:style-name="P4">
News Source: <text:a xlink:type="simple" xlink:href="https://www.ukrinform.ua/rubric-regions/3723314-ukrainu-u-patnicu-progrie-do-28-na-zahodi-proholodno-ta-dosi.html" text:style-name="Internet_20_link" text:visited-style-name="Visited_20_Internet_20_Link">
https://www.ukrinform.ua/rubric-regions/3723314-ukrainu-u-patnicu-progrie-do-28-na-zahodi-proholodno-ta-dosi.html</text:a>
</text:p>
      <!--NEWS-->
      <text:h text:style-name="P10" text:outline-level="1">
<text:span text:style-name="T4">
Volodymyr Zelensky discussed the situation at the front and Ukraine's accession to NATO with President</text:span>
</text:h>
      <text:p text:style-name="P4">
Author: ['АРМІЯINFORM']</text:p>
      <text:p text:style-name="P4">
Time: 2023-06-15T-8:00:00-04:00</text:p>
      <text:p text:style-name="P4">
Description: President of Ukraine Proviv Rozmov with President of Polish Andzhyt Dudui, having discussed the situati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200_0_1680699206-5926-e1686806269270.webp" text:style-name="Internet_20_link" text:visited-style-name="Visited_20_Internet_20_Link">
1200_0_1680699206-5926-e1686806269270.webp</text:a>
']</text:p>
      <text:p text:style-name="P4">
Tags: ['АНДЖЕЙ ДУДА', 'ВОЛОДИМИР ЗЕЛЕНСЬКИЙ', 'ВСТУП УКРАЇНИ ДО НАТО', 'ПОЛЬЩА', 'СИТУАЦІЯ НА ФРОНТІ']</text:p>
      <text:p text:style-name="P4">
Category: News</text:p>
      <!--METADATA-->
      <text:p text:style-name="P4">
<draw:frame draw:style-name="fr1" draw:name="Image106" text:anchor-type="as-char" svg:width="6.9236in" svg:height="3.542575in" draw:z-index="0">
<draw:image xlink:href="../ConvertedIMGs/AРМІЯINFORM/2023-06-15T-8-00-00-04-00/1200_0_1680699206-5926-e1686806269270.png" xlink:type="simple" xlink:show="embed" xlink:actuate="onLoad" draw:mime-type="image/png"/>
</draw:frame>
The President of Ukraine had a conversation with the President of Poland Andrzej Duda Issued the situation at the front and the needs of the Ukrainian military.</text:p>
      <text:p text:style-name="P4">
The Head of State <text:a xlink:type="simple" xlink:href="https://twitter.com/ZelenskyyUa/status/1669071930215784450" text:style-name="Internet_20_link" text:visited-style-name="Visited_20_Internet_20_Link">
reported</text:a>
Obliga Twitter.</text:p>
      <text:p text:style-name="P4">
“They discussed the situation on the battlefield and the needs of Ukrainian defenders. Against the following steps in the context of preparation for the NATO summit. We continue to joint to ensure that Ukraine's membership in the Alliance becomes a reality, ” - wrote.</text:p>
      <text:p text:style-name="P4">
Volodymyr Zelensky thanked Poland for fulfilling the agreements of the defense assistance comprehensive.</text:p>
      <text:p text:style-name="P4">
News Source: <text:a xlink:type="simple" xlink:href="https://armyinform.com.ua/2023/06/15/volodymyr-zelenskyj-obgovoryv-z-prezydentom-polshhi-sytuacziyu-na-fronti-ta-vstup-ukrayiny-do-nato/" text:style-name="Internet_20_link" text:visited-style-name="Visited_20_Internet_20_Link">
https://armyinform.com.ua/2023/06/15/volodymyr-zelenskyj-obgovoryv-z-prezydentom-polshhi-sytuacziyu-na-fronti-ta-vstup-ukrayiny-do-nato/</text:a>
</text:p>
      <!--NEWS-->
      <text:h text:style-name="P10" text:outline-level="1">
<text:span text:style-name="T4">
Beh-Romanchuk won the Bronze at the Diamond League stage in Oslo</text:span>
</text:h>
      <text:p text:style-name="P4">
Authors: Ukrinform (Person)</text:p>
      <text:p text:style-name="P4">
Publisher: Укринформ (Organization)</text:p>
      <text:p text:style-name="P4">
Published Time: 2023-06-15T-8:39:47+03:00</text:p>
      <text:p text:style-name="P4">
Modified Time: 2023-06-15T21:39:47+03:00</text:p>
      <text:p text:style-name="P4">
Description: The Ukrainka set a personal record of the season in a triple jump. - Ukrinform.</text:p>
      <text:p text:style-name="P4">
Images: ['<text:a xlink:type="simple" xlink:href="https://static.ukrinform.com/photos/2023_06/thumb_files/630_360_1686854328-562.jpg" text:style-name="Internet_20_link" text:visited-style-name="Visited_20_Internet_20_Link">
630_360_16868...</text:a>
']</text:p>
      <text:p text:style-name="P4">
Tags: ['Легка атлетика', 'Марина Бех-Романчук']</text:p>
      <text:p text:style-name="P4">
Type: Article</text:p>
      <!--METADATA-->
      <text:p text:style-name="P4">
<draw:frame draw:style-name="fr1" draw:name="Image107" text:anchor-type="as-char" svg:width="6.9236in" svg:height="3.956343in" draw:z-index="0">
<draw:image xlink:href="../Images/yкринформ/2023-06-15T-8-39-47-03-00/630_360_1686854328-562.jpg" xlink:type="simple" xlink:show="embed" xlink:actuate="onLoad" draw:mime-type="image/jpeg"/>
</draw:frame>
Ukrainian has made a personal record of the season in a triple jump.</text:p>
      <text:p text:style-name="P4">
Ukrainian athlete Marina Beh-Romanchuk won the award at the Diamond League stage in Oslo, Ukrinform reports.</text:p>
      <text:p text:style-name="P4">
The Ukrainian became the third in the triple jump, she set a personal recordse season in this discipline - 14.75 m.</text:p>
      <text:p text:style-name="P4">
For Beh-Romanchuk, this is the second award in a triple jump on the Diamond League-then it was a "silver" at a stage in a rabat.</text:p>
      <text:p text:style-name="P4">
<text:span text:style-name="T4">
 Read also: </text:span>
 <text:a xlink:type="simple" xlink:href="https://www.ukrinform.ua/rubric-sports/3723478-dvoe-ukrainok-u-top7-v-bigu-na-400-m-z-barerami-na-diamantovi-lizi-v-oslo.html" text:style-name="Internet_20_link" text:visited-style-name="Visited_20_Internet_20_Link">
two Ukrainian women in the top 7 in 400 m running with barriers to the Diamond League in Oslo</text:a>
As reported by Ukrinform, Tkachuk and Ryzhikov were finished sixth and seventhly responsible in running 400 meters with barriers at the Diamond League stage.</text:p>
      <text:p text:style-name="P4">
Photo: Getty Images</text:p>
      <text:p text:style-name="P4">
News Source: <text:a xlink:type="simple" xlink:href="https://www.ukrinform.ua/rubric-sports/3723480-behromancuk-zdobula-bronzu-na-etapi-diamantovoi-ligi-v-oslo.html" text:style-name="Internet_20_link" text:visited-style-name="Visited_20_Internet_20_Link">
https://www.ukrinform.ua/rubric-sports/3723480-behromancuk-zdobula-bronzu-na-etapi-diamantovoi-ligi-v-oslo.html</text:a>
</text:p>
      <!--NEWS-->
      <text:h text:style-name="P10" text:outline-level="1">
<text:span text:style-name="T4">
The coordination headquarters took place with the families of civilians who are hostage to the Russian Federation</text:span>
</text:h>
      <text:p text:style-name="P4">
Author: ['АРМІЯINFORM']</text:p>
      <text:p text:style-name="P4">
Time: 2023-06-15T0:00:00-04:00</text:p>
      <text:p text:style-name="P4">
Description: To the birthdays of the cyvic, yaki to be excluded from the zarochniks of the Derzhavi-agresor, PID Hour of Zustych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479838a2-5ad7-4521-898b-691bcd750b0a.jpg" text:style-name="Internet_20_link" text:visited-style-name="Visited_20_Internet_20_Link">
479838a2-5ad7-4521-898b-691bcd750b0a.jpg</text:a>
']</text:p>
      <text:p text:style-name="P4">
Tags: ['АГРЕСІЯ РФ', 'ВТОРГНЕННЯ РФ', 'КООРДИНАЦІЙНИЙ ШТАБ З ПИТАНЬ ПОВОДЖЕННЯ З ВІЙСЬКОВОПОЛОНЕНИМИ', 'ЦИВІЛЬНІ ЗАРУЧНИКИ']</text:p>
      <text:p text:style-name="P4">
Category: News</text:p>
      <!--METADATA-->
      <text:p text:style-name="P4">
<draw:frame draw:style-name="fr1" draw:name="Image108" text:anchor-type="as-char" svg:width="6.9236in" svg:height="3.80798in" draw:z-index="0">
<draw:image xlink:href="../Images/AРМІЯINFORM/2023-06-15T0-00-00-04-00/479838a2-5ad7-4521-898b-691bcd750b0a.jpg" xlink:type="simple" xlink:show="embed" xlink:actuate="onLoad" draw:mime-type="image/jpeg"/>
</draw:frame>
During the coordination headquarters and the Ombudsman's office, civilians who are hostage to the aggressor state and the Ombudsman's office were not considered to be considered to be consistent with international law. International humanitarian law implies the unconditional perpetrator of such persons. However, the terrorist state despises any international mining and holds civilians near prisoners of war.</text:p>
      <text:p text:style-name="P4">
About it <text:a xlink:type="simple" xlink:href="https://t.me/Koord_shtab/1234" text:style-name="Internet_20_link" text:visited-style-name="Visited_20_Internet_20_Link">
reports</text:a>
Coordinating headquarters of inquiries for the treatment of prisoners of war.</text:p>
      <text:p text:style-name="P4">
"Despite the fact that our headquarters is dealing with the liberation of prisoners of war, we also try to forget from Russian captivity and our civilian citizens, using our exchange fund for this purpose," the Ombudsman's representative is explained.</text:p>
      <text:p text:style-name="P4">
According to him, the search and liberation of such persons is complicated by the fact that the Russian notes do not confirm the maintenance on their or temporarily occupied territories of civilian citizens, because it is an international crime. Nevertheless, Ukraine has an effort to make an effort to press on Russia at the international level and to require a non -civilian return to the Motherland.</text:p>
      <text:p text:style-name="P4">
Also, families were interested in hostages of civilians whether they were threatened with criminal responsibility after returning home. The representative of the ex -inspiring was that civilians were not threatened with criminal liability, even if they were forced to receive Russian passports: “We understand that it is often the emphasis on survival. Therefore, of course, such persons will not bear the responsibility for it. ”</text:p>
      <text:p text:style-name="P4">
At the same time, the expert noted that almost all civilian hostages of the special service offer cooperation in favor of the aggressor state.</text:p>
      <text:p text:style-name="P4">
According to a coordination representative, after returning home, Ukrainian services carry out a number of inspections of liberated persons. If it is possible that one or the other person has agreed to cooperate with the enemy and already manage to harm our country, such person will be held accountable.</text:p>
      <text:p text:style-name="P4">
News Source: <text:a xlink:type="simple" xlink:href="https://armyinform.com.ua/2023/06/15/u-koordynaczijnomu-shtabi-vidbulasya-zustrich-z-rodynamy-czyvilnyh-yaki-perebuvayut-v-zaruchnykah-rf/" text:style-name="Internet_20_link" text:visited-style-name="Visited_20_Internet_20_Link">
https://armyinform.com.ua/2023/06/15/u-koordynaczijnomu-shtabi-vidbulasya-zustrich-z-rodynamy-czyvilnyh-yaki-perebuvayut-v-zaruchnykah-rf/</text:a>
</text:p>
      <!--NEWS-->
      <text:h text:style-name="P10" text:outline-level="1">
<text:span text:style-name="T4">
Reznikov about the prospects for obtaining F-16: "bird" coalition took place</text:span>
</text:h>
      <text:p text:style-name="P4">
Authors: Ukrinform (Person)</text:p>
      <text:p text:style-name="P4">
Publisher: Укринформ (Organization)</text:p>
      <text:p text:style-name="P4">
Published Time: 2023-06-15T0:17:00+03:00</text:p>
      <text:p text:style-name="P4">
Modified Time: 2023-06-15T22:17:00+03:00</text:p>
      <text:p text:style-name="P4">
Description: During the NATO-Ukraine commission meeting, the specific obligations of the Alliance's Alliance to organize specialized training for Ukrainian pilots on F-16 aircraft, which will open the way to the future delivery of these aircraft to Ukraine. - Ukrinform.</text:p>
      <text:p text:style-name="P4">
Images: ['<text:a xlink:type="simple" xlink:href="https://static.ukrinform.com/photos/2015_11/thumb_files/630_360_1447652579-5780.jpg" text:style-name="Internet_20_link" text:visited-style-name="Visited_20_Internet_20_Link">
630_360_14476...</text:a>
']</text:p>
      <text:p text:style-name="P4">
Tags: ['Коаліція', 'Літак', 'НАТО', 'Резніков', 'Зустріч Рамштайн', 'Авіаційна коаліція', 'Коаліція винищувачів', 'F-16']</text:p>
      <text:p text:style-name="P4">
Type: Article</text:p>
      <!--METADATA-->
      <text:p text:style-name="P4">
<draw:frame draw:style-name="fr1" draw:name="Image109" text:anchor-type="as-char" svg:width="6.9236in" svg:height="3.956343in" draw:z-index="0">
<draw:image xlink:href="../Images/yкринформ/2023-06-15T0-17-00-03-00/630_360_1447652579-5780.jpg" xlink:type="simple" xlink:show="embed" xlink:actuate="onLoad" draw:mime-type="image/jpeg"/>
</draw:frame>
During the time of the NATO-Ukraine commission, the specific obligations of the Alliance Allies to organize specialized training for Ukrainian pilots on F-16 aircraft, which will open the way to the future delivery of these aircraft in Ukraine, were made.</text:p>
      <text:p text:style-name="P4">
The Minister of Defense of Ukraine Oleksiy Reznikov stated this at a meeting with journalists after the meeting of the commission-Ukraine, reports Ukrinform.</text:p>
      <text:p text:style-name="P4">
“I am very pleased because today I heard what we expected for. Along with the appearance of various new weapons assistance and equipment from our partner countries, Ramstin participants, he clearly intended to create a training coalition on the F-16 or Coalition of combat aircraft. Everything begins with learning. But the "bird" coalition, I think, happened, ”the minister said.</text:p>
      <text:p text:style-name="P4">
<text:span text:style-name="T4">
 Read also: </text:span>
 <text:span text:style-name="T4">
 <text:a xlink:type="simple" xlink:href="https://www.ukrinform.ua/rubric-ato/3723370-na-ramstajni-zasluhali-plani-pidgotovki-ukrainskih-vijskovih-na-litakah-i-tankah.html" text:style-name="Internet_20_link" text:visited-style-name="Visited_20_Internet_20_Link">
on "Ramstayna" heard plans for Ukrainian -navals on planes and tanks</text:a>
</text:span>
</text:p>
      <text:p text:style-name="P4">
He reported that the Netherlands and Denmark have officially confirmed their leadership programs, as well as to organize and provide training for Ukrainian pilots, engineers and technicians for mastering the F-16. The connection is officially supported. Other countries have also expressed their willingness to join, the extent of the development of this project, in one way or another, including funding or specialized equipment.</text:p>
      <text:p text:style-name="P4">
“The appropriate program will now be written. I have not yet seen the representatives of our air forces. But by July, the pastoraded program of this training should already be prepared, and accordingly, the start will be clear when one of the countries for Ukrainians will be created a training center. Not to build in which - they will announce it themselves. But this will definitely be done by the arbitrary summit, ”Reznikov added.</text:p>
      <text:p text:style-name="P4">
<text:span text:style-name="T4">
 Read also: </text:span>
 <text:span text:style-name="T4">
 <text:a xlink:type="simple" xlink:href="https://www.ukrinform.ua/rubric-ato/3723149-trenuvanna-ukrainskih-pilotiv-dozvolae-gotuvati-postacanna-litakiv-stoltenberg.html" text:style-name="Internet_20_link" text:visited-style-name="Visited_20_Internet_20_Link">
training of Ukrainian pilots allows to prepare supply of aircraft - Stoltenberg</text:a>
</text:span>
</text:p>
      <text:p text:style-name="P4">
He noted that this training center will be necessary, refining to the appropriate equipment. In parallel, the Zakhoglian language will take place for Ukrainian pilots and engineers.<text:span text:style-name="T4">
 Read also: </text:span>
 <text:span text:style-name="T4">
 <text:a xlink:type="simple" xlink:href="https://www.ukrinform.ua/rubric-ato/3721953-navcanna-ukrainskih-pilotiv-na-f16-moze-rozpocatisa-vlitku-minoboroni-niderlandiv.html" text:style-name="Internet_20_link" text:visited-style-name="Visited_20_Internet_20_Link">
Learning Ukrainian pilots on F -16 can start the summer - the Ministry of Defense of the Netherlands</text:a>
</text:span>
</text:p>
      <text:p text:style-name="P4">
As it was reported, in Brussels today, within the framework of the first day of the work Council at the level of the Ministers of Defense, a meeting of the NATO-Ukraine Commission and the meeting of the contact group on defense of Ukraine under the age of Susha took place. The Minister of Defense of Ukraine Alexei Reznikov took part in these events.</text:p>
      <text:p text:style-name="P4">
The participants considered the ways of continuing and accelerating the provision of Ukraine's assistance to the offensive against Russian invaders and for the release of terminals, as well as the issue of the prospects of Ukraine's membership in NATO's TAVIGATION OF TAVIATION OF SECURITY TIME FOR THE PERIOD.</text:p>
      <text:p text:style-name="P4">
These and other major issues about the Alliance will be discussed during the NATO Vilnius Summit on July 11-12 this year.</text:p>
      <text:p text:style-name="P4">
News Source: <text:a xlink:type="simple" xlink:href="https://www.ukrinform.ua/rubric-ato/3723489-reznikov-pro-perspektivu-otrimanna-ukrainou-f16-ptaskova-koalicia-vidbulasa.html" text:style-name="Internet_20_link" text:visited-style-name="Visited_20_Internet_20_Link">
https://www.ukrinform.ua/rubric-ato/3723489-reznikov-pro-perspektivu-otrimanna-ukrainou-f16-ptaskova-koalicia-vidbulasa.html</text:a>
</text:p>
      <!--NEWS-->
      <text:h text:style-name="P10" text:outline-level="1">
<text:span text:style-name="T4">
Ramstein-13: Alexei Reznikov arrived in Brussels and met with Pentagon head</text:span>
</text:h>
      <text:p text:style-name="P4">
Author: ['АРМІЯINFORM']</text:p>
      <text:p text:style-name="P4">
Time: 2023-06-15T10:00:00-04:00</text:p>
      <text:p text:style-name="P4">
Description: Ministra of the defense of Ukraine Oleksiy Reznikov, Fit at Brussels, de Vidbua Chergo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89fa4b0cce0e10783b3954817f6d30f1.jpeg" text:style-name="Internet_20_link" text:visited-style-name="Visited_20_Internet_20_Link">
89fa4b0cce0e10783b3954817f6d30f1.jpeg</text:a>
', '<text:a xlink:type="simple" xlink:href="https://armyinform.com.ua/wp-content/uploads/2023/06/fypeegyxoaadupc-1-e1686815608415.jpg" text:style-name="Internet_20_link" text:visited-style-name="Visited_20_Internet_20_Link">
fypeegyxoaadupc-1-e1686815608415.jpg</text:a>
', '<text:a xlink:type="simple" xlink:href="https://armyinform.com.ua/wp-content/uploads/2023/06/fypeegyxoaadupc-2-e1686815633750.jpg" text:style-name="Internet_20_link" text:visited-style-name="Visited_20_Internet_20_Link">
fypeegyxoaadupc-2-e1686815633750.jpg</text:a>
']</text:p>
      <text:p text:style-name="P4">
Tags: ['БРЮССЕЛЬ', 'ЛЛОЙД ОСТІН', 'ОЛЕКСІЙ РЕЗНІКОВ', 'РАМШТАЙН 13']</text:p>
      <text:p text:style-name="P4">
Category: News</text:p>
      <!--METADATA-->
      <text:p text:style-name="P4">
<draw:frame draw:style-name="fr1" draw:name="Image110" text:anchor-type="as-char" svg:width="6.9236in" svg:height="4.330592in" draw:z-index="0">
<draw:image xlink:href="../Images/AРМІЯINFORM/2023-06-15T10-00-00-04-00/89fa4b0cce0e10783b3954817f6d30f1.jpeg" xlink:type="simple" xlink:show="embed" xlink:actuate="onLoad" draw:mime-type="image/jpeg"/>
</draw:frame>
The Minister of Defense of Ukraine Oleksiy Reznikov arrived in Brussels, where a relevant meeting of the Ramstein Defense Group will be held, and the pastoust was held with Pentagon Lloyd Austin.</text:p>
      <text:p text:style-name="P4">
About it the head of the defense department of Ukraine <text:a xlink:type="simple" xlink:href="https://twitter.com/oleksiireznikov/status/1669250040743751680" text:style-name="Internet_20_link" text:visited-style-name="Visited_20_Internet_20_Link">
wrote</text:a>
Obliga Twitter.</text:p>
      <text:p text:style-name="P4">
<draw:frame draw:style-name="fr1" draw:name="Image111" text:anchor-type="as-char" svg:width="6.9236in" svg:height="4.209955in" draw:z-index="0">
<draw:image xlink:href="../Images/AРМІЯINFORM/2023-06-15T10-00-00-04-00/fypeegyxoaadupc-1-e1686815608415.jpg" xlink:type="simple" xlink:show="embed" xlink:actuate="onLoad" draw:mime-type="image/jpeg"/>
</draw:frame>
“He started his day with my colleague and a great friend Lloidostine. Today, more than 50 countries are side by side with Ukraine in this united war, started by Russia, ”his post reads.</text:p>
      <text:p text:style-name="P4">
Alexei Reznikov thanked Lloyd Austin for his leadership and all friends of Ukraine's Nearnerne for adamant support.</text:p>
      <text:p text:style-name="P4">
<draw:frame draw:style-name="fr1" draw:name="Image112" text:anchor-type="as-char" svg:width="6.9236in" svg:height="4.598979in" draw:z-index="0">
<draw:image xlink:href="../Images/AРМІЯINFORM/2023-06-15T10-00-00-04-00/fypeegyxoaadupc-2-e1686815633750.jpg" xlink:type="simple" xlink:show="embed" xlink:actuate="onLoad" draw:mime-type="image/jpeg"/>
</draw:frame>
It is known that today, <text:span text:style-name="T4">
 June 15, 2023, </text:span>
 <text:a xlink:type="simple" xlink:href="https://armyinform.com.ua/2023/06/09/stala-vidoma-data-provedennya-zasidannya-kontaktnoyi-grupy-z-pytan-oborony-ukrayiny-u-formati-ramshtajn/" text:style-name="Internet_20_link" text:visited-style-name="Visited_20_Internet_20_Link">
began</text:a>
Thirteenth meeting of the contact group on defense of Ukraine Uramakh Ramstein format.</text:p>
      <text:p text:style-name="P4">
News Source: <text:a xlink:type="simple" xlink:href="https://armyinform.com.ua/2023/06/15/ramshtajn-13-oleksij-reznikov-prybuv-u-bryussel-ta-zustrivsya-z-glavoyu-pentagonu/" text:style-name="Internet_20_link" text:visited-style-name="Visited_20_Internet_20_Link">
https://armyinform.com.ua/2023/06/15/ramshtajn-13-oleksij-reznikov-prybuv-u-bryussel-ta-zustrivsya-z-glavoyu-pentagonu/</text:a>
</text:p>
      <!--NEWS-->
      <text:h text:style-name="P10" text:outline-level="1">
<text:span text:style-name="T4">
Messi scored the fastest goal in his career</text:span>
</text:h>
      <text:p text:style-name="P4">
Authors: Ukrinform (Person)</text:p>
      <text:p text:style-name="P4">
Publisher: Укринформ (Organization)</text:p>
      <text:p text:style-name="P4">
Published Time: 2023-06-15T10:56:00+03:00</text:p>
      <text:p text:style-name="P4">
Modified Time: 2023-06-15T22:56:00+03:00</text:p>
      <text:p text:style-name="P4">
Description: It took 80 seconds to do this. - Ukrinform.</text:p>
      <text:p text:style-name="P4">
Images: ['<text:a xlink:type="simple" xlink:href="https://static.ukrinform.com/photos/2023_06/thumb_files/630_360_1686858182-877.jpg" text:style-name="Internet_20_link" text:visited-style-name="Visited_20_Internet_20_Link">
630_360_16868...</text:a>
']</text:p>
      <text:p text:style-name="P4">
Tags: None</text:p>
      <text:p text:style-name="P4">
Type: Article</text:p>
      <!--METADATA-->
      <text:p text:style-name="P4">
<draw:frame draw:style-name="fr1" draw:name="Image113" text:anchor-type="as-char" svg:width="6.9236in" svg:height="3.956343in" draw:z-index="0">
<draw:image xlink:href="../Images/yкринформ/2023-06-15T10-56-00-03-00/630_360_1686858182-877.jpg" xlink:type="simple" xlink:show="embed" xlink:actuate="onLoad" draw:mime-type="image/jpeg"/>
</draw:frame>
It took 80 seconds for this.</text:p>
      <text:p text:style-name="P4">
Lionel Messi scored his 103rd goal as part of the Argentina national team, forward opened the score in a friendly match with Australia(2:0), reports Ukrinform.</text:p>
      <text:p text:style-name="P4">
Lionel scored the first goal in the match only after 80 seconds of the game time - the faster ball in the career of the titled attacker. So far, he has not been able to determine for two minutes of the match.</text:p>
      <text:p text:style-name="P4">
Messi scored the earliest goal in the 2017/18 Champions League, when the 1/8 finals in the Chelsea Gate after 217 seconds on the field.</text:p>
      <text:p text:style-name="P4">
Argentina won her first match from March 2-0. The second goal after an hour of gaming time was spent by the defender of Betis, Herman Pessel, which came out Nazamine on a break.</text:p>
      <text:p text:style-name="P4">
<text:span text:style-name="T4">
 Read also: </text:span>
 <text:a xlink:type="simple" xlink:href="https://www.ukrinform.ua/rubric-sports/3722354-messi-ce-buv-mij-ostannij-cempionat-svitu.html" text:style-name="Internet_20_link" text:visited-style-name="Visited_20_Internet_20_Link">
<text:span text:style-name="T4">
 Messi </text:span>
: This was my last World Championship</text:a>
As reported by Ukrinform, in December 2022, Messi for the first time in his career, the worldwide world with Argentina.</text:p>
      <text:p text:style-name="P4">
Photo: Getty Images</text:p>
      <text:p text:style-name="P4">
News Source: <text:a xlink:type="simple" xlink:href="https://www.ukrinform.ua/rubric-sports/3723496-messi-zabiv-najsvidsij-gol-u-kareri.html" text:style-name="Internet_20_link" text:visited-style-name="Visited_20_Internet_20_Link">
https://www.ukrinform.ua/rubric-sports/3723496-messi-zabiv-najsvidsij-gol-u-kareri.html</text:a>
</text:p>
      <!--NEWS-->
      <text:h text:style-name="P10" text:outline-level="1">
<text:span text:style-name="T4">
Ukrainians abroad were simplified to check the readiness of passports</text:span>
</text:h>
      <text:p text:style-name="P4">
Authors: Ukrinform (Person)</text:p>
      <text:p text:style-name="P4">
Publisher: Укринформ (Organization)</text:p>
      <text:p text:style-name="P4">
Published Time: 2023-06-15T12:00:00+03:00</text:p>
      <text:p text:style-name="P4">
Modified Time: 2023-06-15T23:00:00+03:00</text:p>
      <text:p text:style-name="P4">
Description: The updated service allows Ukrainians who are temporarily abroad to quickly obtain information about the readiness of passport documents. - Ukrinform.</text:p>
      <text:p text:style-name="P4">
Images: ['<text:a xlink:type="simple" xlink:href="https://static.ukrinform.com/photos/2019_02/thumb_files/630_360_1551350677-896.jpg" text:style-name="Internet_20_link" text:visited-style-name="Visited_20_Internet_20_Link">
630_360_15513...</text:a>
']</text:p>
      <text:p text:style-name="P4">
Tags: ['Омбудсмен', 'Паспорт', 'Дмитро Лубінець']</text:p>
      <text:p text:style-name="P4">
Type: Article</text:p>
      <!--METADATA-->
      <text:p text:style-name="P4">
<draw:frame draw:style-name="fr1" draw:name="Image114" text:anchor-type="as-char" svg:width="6.9236in" svg:height="3.956343in" draw:z-index="0">
<draw:image xlink:href="../Images/yкринформ/2023-06-15T12-00-00-03-00/630_360_1551350677-896.jpg" xlink:type="simple" xlink:show="embed" xlink:actuate="onLoad" draw:mime-type="image/jpeg"/>
</draw:frame>
The updated service allows Ukrainians who are temporarily abroad to quickly hold information about the readiness of passport documents.</text:p>
      <text:p text:style-name="P4">
According to Ukrinform, he reported this in <text:a xlink:type="simple" xlink:href="https://t.me/dmytro_lubinetzs/2724" text:style-name="Internet_20_link" text:visited-style-name="Visited_20_Internet_20_Link">
telegram</text:a>
Commissioner of the Verkhovna Rada of Ukraine for Human Rights Dmitry Lubinets.</text:p>
      <text:p text:style-name="P4">
According to the Ombudsman, the office of the Commissioner receive numerous appeals from Ukrainians abroad about the complexity in obtaining information on the term of receipt <text:a xlink:type="simple" xlink:href="https://www.ukrinform.ua/tag-pasport" text:style-name="Internet_20_link" text:visited-style-name="Visited_20_Internet_20_Link">
passport</text:a>
documents.</text:p>
      <text:p text:style-name="P4">
“Now Ukrainians who have received shelter in other countries will be able to quickly check the status of their passport documents with the updated service that allows you to get information about your readiness for your documents for <text:a xlink:type="simple" xlink:href="https://dmsu.gov.ua/services/docstate.html" text:style-name="Internet_20_link" text:visited-style-name="Visited_20_Internet_20_Link">
several clicks</text:a>
”,” Lubinets reported.</text:p>
      <text:p text:style-name="P4">
*!(https://www.ukrinform.ua/rubric-society/3722737-u-mzs-sprostuvali-naavnist-problem-iz-vigotovlennam-zakordonnih-pasportiv.html)As reported by Ukrinform, the Government has approved a resolution according to which [State Gygration Service and Diplomatic Institutions will be able to receive extracts(https://www.ukrinform.ua/rubric-society/3718958-urad-sprostiv-oformlenna-i-vidnovlenna-pasportiv.html)which will greatly simplify the procedure for registration of passport documents for citizens.</text:p>
      <text:p text:style-name="P4">
News Source: <text:a xlink:type="simple" xlink:href="https://www.ukrinform.ua/rubric-society/3723500-ukraincam-za-kordonom-sprostili-perevirku-gotovnosti-pasportiv.html" text:style-name="Internet_20_link" text:visited-style-name="Visited_20_Internet_20_Link">
https://www.ukrinform.ua/rubric-society/3723500-ukraincam-za-kordonom-sprostili-perevirku-gotovnosti-pasportiv.html</text:a>
</text:p>
      <!--NEWS-->
      <text:h text:style-name="P10" text:outline-level="1">
<text:span text:style-name="T4">
Special services of the Russian Federation prepare new provocations on representatives of the Defense and Security Forces of Ukraine</text:span>
</text:h>
      <text:p text:style-name="P4">
Author: ['АРМІЯINFORM']</text:p>
      <text:p text:style-name="P4">
Time: 2023-06-15T12:00:00-04:00</text:p>
      <text:p text:style-name="P4">
Description: Behind the operational Dani, the 5-yards of the FSB of the Russian Federation Plan of the FSB Low IPSO, the basis ... War with Ukraine 2022, the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ilyustratyvne-foto_large-1.jpg" text:style-name="Internet_20_link" text:visited-style-name="Visited_20_Internet_20_Link">
ilyustratyvne-foto_large-1.jpg</text:a>
']</text:p>
      <text:p text:style-name="P4">
Tags: ['ІПСО РФ', 'РОСІЙСЬКІ ФЕЙКИ', 'СБУ']</text:p>
      <text:p text:style-name="P4">
Category: News</text:p>
      <!--METADATA-->
      <text:p text:style-name="P4">
<draw:frame draw:style-name="fr1" draw:name="Image115" text:anchor-type="as-char" svg:width="6.9236in" svg:height="4.615733in" draw:z-index="0">
<draw:image xlink:href="../Images/AРМІЯINFORM/2023-06-15T12-00-00-04-00/ilyustratyvne-foto_large-1.jpg" xlink:type="simple" xlink:show="embed" xlink:actuate="onLoad" draw:mime-type="image/jpeg"/>
</draw:frame>
Illustrative photo</text:p>
      <text:p text:style-name="P4">
According to operational data, employees of the 5th FSB Service of the Russian Federation are planning a number of IPSO, which should include misinformation about the alleged Russian citizenship of Ukrainian statesmen, the management of forces of defense and security and their Germans, as well as other officials.</text:p>
      <text:p text:style-name="P4">
About it <text:a xlink:type="simple" xlink:href="https://ssu.gov.ua/novyny/sbu-poperedzhaie-pro-pidhotovku-nyzky-novykh-ipso-spetssluzhbamy-rf" text:style-name="Internet_20_link" text:visited-style-name="Visited_20_Internet_20_Link">
reports</text:a>
Security Service of Ukraine.</text:p>
      <text:p text:style-name="P4">
The "plausibility" and the evidence base of fakes, among other things, should provide:</text:p>
      <ul>
        <li>
entry of the FSB in the State Registers of the Russian Federation of records that allegedly have to confirm the version of hostile special services; * forgery of documents of Ukrainian statesmen and representatives of defense forces.</li>
      </ul>
      <text:p text:style-name="P4">
According to operational data, <text:span text:style-name="T4">
 The start of the realization of a hostile IPSO in the Ukrainian information field is planned for the near future. </text:span>
 **</text:p>
      <text:p text:style-name="P4">
Without success in the battlefield, the enemy seeks by any methods of undermining the psychological and emotional state of Ukrainian soldiers on the forefront and destabilizing the confidence in the country.</text:p>
      <text:p text:style-name="P4">
The Security Service urges Ukrainian media representatives to critically treat such "sensational" information.</text:p>
      <text:p text:style-name="P4">
News Source: <text:a xlink:type="simple" xlink:href="https://armyinform.com.ua/2023/06/15/speczsluzhby-rf-gotuyut-novi-provokacziyi-stosovno-predstavnykiv-syl-oborony-ta-bezpeky-ukrayiny/" text:style-name="Internet_20_link" text:visited-style-name="Visited_20_Internet_20_Link">
https://armyinform.com.ua/2023/06/15/speczsluzhby-rf-gotuyut-novi-provokacziyi-stosovno-predstavnykiv-syl-oborony-ta-bezpeky-ukrayiny/</text:a>
</text:p>
      <!--NEWS-->
      <text:h text:style-name="P10" text:outline-level="1">
<text:span text:style-name="T4">
Lukashenko is inferior to the Kremlin with increasing control over Belarus - State Department</text:span>
</text:h>
      <text:p text:style-name="P4">
Authors: Ukrinform (Person)</text:p>
      <text:p text:style-name="P4">
Publisher: Укринформ (Organization)</text:p>
      <text:p text:style-name="P4">
Published Time: 2023-06-15T13:05:00+03:00</text:p>
      <text:p text:style-name="P4">
Modified Time: 2023-06-15T23:05:00+03:00</text:p>
      <text:p text:style-name="P4">
Description: The agreement on the movement of tactical nuclear weapons to the territory of the RB indicates that Lukashenko is inferior to the country in favor of the Kremlin. - Ukrinform.</text:p>
      <text:p text:style-name="P4">
Images: ['<text:a xlink:type="simple" xlink:href="https://static.ukrinform.com/photos/2021_02/thumb_files/630_360_1612536757-234.png" text:style-name="Internet_20_link" text:visited-style-name="Visited_20_Internet_20_Link">
630_360_16125...</text:a>
']</text:p>
      <text:p text:style-name="P4">
Tags: ['Білорусь', 'Лукашенко', 'США', 'Ядерна зброя', 'Держдеп']</text:p>
      <text:p text:style-name="P4">
Type: Article</text:p>
      <!--METADATA-->
      <text:p text:style-name="P4">
<draw:frame draw:style-name="fr1" draw:name="Image116" text:anchor-type="as-char" svg:width="6.9236in" svg:height="3.956343in" draw:z-index="0">
<draw:image xlink:href="../Images/yкринформ/2023-06-15T13-05-00-03-00/630_360_1612536757-234.png" xlink:type="simple" xlink:show="embed" xlink:actuate="onLoad" draw:mime-type="image/png"/>
</draw:frame>
The claimers of Belarus and Russia Agreement to move tactical nuclear weapons to the territory of the RB indicates that Lukashenko is inferior to the country's increasingly control over the Kremlin.</text:p>
      <text:p text:style-name="P4">
This was said on Thursday during a briefing in Washington, a spokesman for US State Department Matthew Miller, Ukrinform reports his own correspondent.</text:p>
      <text:p text:style-name="P4">
“In terms of Belarus, this is another example of how <text:span text:style-name="T4">
 <text:a xlink:type="simple" xlink:href="https://www.ukrinform.ua/tag-lukasenko" text:style-name="Internet_20_link" text:visited-style-name="Visited_20_Internet_20_Link">
Lukashenko</text:a>
</text:span>
 Makes an irresponsible and provocative choice to give in to the Kremlin even more control of Nadbilerus- contrary to the will of the Belarusian people, ”the US State Department spoke.</text:p>
      <text:p text:style-name="P4">
<text:span text:style-name="T4">
 Read also: </text:span>
 <text:span text:style-name="T4">
 <text:a xlink:type="simple" xlink:href="https://www.ukrinform.ua/rubric-world/3722813-lukasenko-zaaviv-pro-pocatok-nadhodzenna-rosijskoi-adernoi-zbroi-do-bilorusi.html" text:style-name="Internet_20_link" text:visited-style-name="Visited_20_Internet_20_Link">
Belarus began to receive Russian nuclear weapons -Lukashenko</text:a>
</text:span>
</text:p>
      <text:p text:style-name="P4">
At the same time, he said, it also indicates another "irresponsible Kremlin".</text:p>
      <text:p text:style-name="P4">
At the same time, the spokesman of the foreign policy department repeated the position that Vvashington see no grounds that would require adjusting the position of the US nuclear forces.</text:p>
      <text:p text:style-name="P4">
<text:span text:style-name="T4">
 Read also: </text:span>
 <text:span text:style-name="T4">
 <text:a xlink:type="simple" xlink:href="https://www.ukrinform.ua/rubric-world/3721627-kitaj-za-rik-zbilsiv-svij-adernij-arsenal-sipri.html" text:style-name="Internet_20_link" text:visited-style-name="Visited_20_Internet_20_Link">
China in the year increased its nuclear arsenal - sipri</text:a>
</text:span>
</text:p>
      <text:p text:style-name="P4">
As reported by Ukrinform, on the eve of the self -proclaimed President of Belarusian Lukashenko stated that Russian tactical <text:span text:style-name="T4">
 [nuclear weapons] began to come to the country.(https://www.ukrinform.ua/tag-aderna-zbroa) </text:span>
 .</text:p>
      <text:p text:style-name="P4">
News Source: <text:a xlink:type="simple" xlink:href="https://www.ukrinform.ua/rubric-world/3723501-lukasenko-postupaetsa-kremlu-vse-bilsim-kontrolem-nad-bilorussu-derzdep.html" text:style-name="Internet_20_link" text:visited-style-name="Visited_20_Internet_20_Link">
https://www.ukrinform.ua/rubric-world/3723501-lukasenko-postupaetsa-kremlu-vse-bilsim-kontrolem-nad-bilorussu-derzdep.html</text:a>
</text:p>
      <!--NEWS-->
      <text:h text:style-name="P10" text:outline-level="1">
<text:span text:style-name="T4">
Volunteers transferred two Estonian ARGOs to the flooded Kherson region</text:span>
</text:h>
      <text:p text:style-name="P4">
Author: ['АРМІЯINFORM']</text:p>
      <text:p text:style-name="P4">
Time: 2023-06-15T14:00:00-04:00</text:p>
      <text:p text:style-name="P4">
Description: Days of the ASOSIACIA ORGANICAILE OF THE ITUNIAN OF ESTUNIAN VOLUNTARY RESCUE ... War with Ukraine 2022, War with Ukraine Latest News today, News War with Ukraine 2022 FASTENTED TO THE WARRY BETHOUDSED,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mceu-52757825911686808492479.jpg" text:style-name="Internet_20_link" text:visited-style-name="Visited_20_Internet_20_Link">
mceu-52757825911686808492479.jpg</text:a>
', '<text:a xlink:type="simple" xlink:href="https://armyinform.com.ua/wp-content/uploads/2023/06/photo_5212918544822552939_y-150x150.jpg" text:style-name="Internet_20_link" text:visited-style-name="Visited_20_Internet_20_Link">
photo_5212918544822552939_y-150x150.jpg</text:a>
', '<text:a xlink:type="simple" xlink:href="https://armyinform.com.ua/wp-content/uploads/2023/06/photo_5212918544822552938_y-150x150.jpg" text:style-name="Internet_20_link" text:visited-style-name="Visited_20_Internet_20_Link">
photo_5212918544822552938_y-150x150.jpg</text:a>
']</text:p>
      <text:p text:style-name="P4">
Tags: ['КАХОВСЬКА ГЕС']</text:p>
      <text:p text:style-name="P4">
Category: News</text:p>
      <!--METADATA-->
      <text:p text:style-name="P4">
<draw:frame draw:style-name="fr1" draw:name="Image117" text:anchor-type="as-char" svg:width="6.9236in" svg:height="4.615733in" draw:z-index="0">
<draw:image xlink:href="../Images/AРМІЯINFORM/2023-06-15T14-00-00-04-00/mceu-52757825911686808492479.jpg" xlink:type="simple" xlink:show="embed" xlink:actuate="onLoad" draw:mime-type="image/jpeg"/>
</draw:frame>
The other day the Association of Volunteer Rescue Service Estunianvoluntary Rescue Association Päääteliit(Estonia)She transferred to the SESA requirements, which are involved to eliminate the consequences of the Kakhovskaya HEP, two AGRO all -life.</text:p>
      <text:p text:style-name="P4">
About it <text:a xlink:type="simple" xlink:href="https://t.me/shtab_kakhovska_hes/774" text:style-name="Internet_20_link" text:visited-style-name="Visited_20_Internet_20_Link">
reports</text:a>
Headquarters for the elimination of consequences of Kakhovskaya hydroelectric power station.</text:p>
      <text:p text:style-name="P4">
The technical capabilities of the all -terrain allows you to work in off -road conditions, which is especially relevant after high water has come down, but the movement is still made by the consequences of prolonged flooding.</text:p>
      <text:p text:style-name="P4">
<text:a xlink:type="simple" xlink:href="https://armyinform.com.ua/wp-content/uploads/2023/06/photo_5212918544822552939_y.jpg" text:style-name="Internet_20_link" text:visited-style-name="Visited_20_Internet_20_Link">
!(Images/AРМІЯINFORM/2023-06-15T14-00-00-04-00/photo_5212918544822552939_y-150x150.jpg)</text:a>
</text:p>
      <text:p text:style-name="P4">
<text:a xlink:type="simple" xlink:href="https://armyinform.com.ua/wp-content/uploads/2023/06/photo_5212918544822552938_y.jpg" text:style-name="Internet_20_link" text:visited-style-name="Visited_20_Internet_20_Link">
<draw:frame draw:style-name="fr1" draw:name="Image118" text:anchor-type="as-char" svg:width="6.9236in" svg:height="6.9236in" draw:z-index="0">
<draw:image xlink:href="../Images/AРМІЯINFORM/2023-06-15T14-00-00-04-00/photo_5212918544822552938_y-150x150.jpg" xlink:type="simple" xlink:show="embed" xlink:actuate="onLoad" draw:mime-type="image/jpeg"/>
</draw:frame>
</text:a>
Therefore, rescuers are able to send the necessary medicines, water, etc. attentive places. Also, the all -life will be used for the transportation of personal staff and passengers from the number of volunteers, which help the local notion in Kherson.</text:p>
      <text:p text:style-name="P4">
News Source: <text:a xlink:type="simple" xlink:href="https://armyinform.com.ua/2023/06/15/na-zatoplenu-hersonshhynu-volontery-peredaly-dva-estonski-vsyudyhody-argo/" text:style-name="Internet_20_link" text:visited-style-name="Visited_20_Internet_20_Link">
https://armyinform.com.ua/2023/06/15/na-zatoplenu-hersonshhynu-volontery-peredaly-dva-estonski-vsyudyhody-argo/</text:a>
</text:p>
      <!--NEWS-->
      <text:h text:style-name="P10" text:outline-level="1">
<text:span text:style-name="T4">
Transfer of confiscated assets of the Russian Federation of Ukraine: Zelensky thanked US senators</text:span>
</text:h>
      <text:p text:style-name="P4">
Authors: Ukrinform (Person)</text:p>
      <text:p text:style-name="P4">
Publisher: Укринформ (Organization)</text:p>
      <text:p text:style-name="P4">
Published Time: 2023-06-15T14:10:00+03:00</text:p>
      <text:p text:style-name="P4">
Modified Time: 2023-06-15T23:10:00+03:00</text:p>
      <text:p text:style-name="P4">
Description: President of Ukraine Volodymyr Zelensky thanked the US senators for the registration of the bill on the transfer of confiscated assets of the Russian Federation of Ukraine. - Ukrinform.</text:p>
      <text:p text:style-name="P4">
Images: ['<text:a xlink:type="simple" xlink:href="https://static.ukrinform.com/photos/2023_05/thumb_files/630_360_1685475414-889.png" text:style-name="Internet_20_link" text:visited-style-name="Visited_20_Internet_20_Link">
630_360_16854...</text:a>
']</text:p>
      <text:p text:style-name="P4">
Tags: ['Економіка', 'США', 'Росія', 'Зеленський', 'Війна з Росією', 'Конфіскація активів']</text:p>
      <text:p text:style-name="P4">
Type: Article</text:p>
      <!--METADATA-->
      <text:p text:style-name="P4">
<draw:frame draw:style-name="fr1" draw:name="Image119" text:anchor-type="as-char" svg:width="6.9236in" svg:height="3.956343in" draw:z-index="0">
<draw:image xlink:href="../Images/yкринформ/2023-06-15T14-10-00-03-00/630_360_1685475414-889.png" xlink:type="simple" xlink:show="embed" xlink:actuate="onLoad" draw:mime-type="image/png"/>
</draw:frame>
President of Ukraine Volodymyr Zelensky thanked the US senators for registration of a law -enforcement draft for the transfer of confiscated assets of the Russian Federation of Ukraine.</text:p>
      <text:p text:style-name="P4">
He said this in his evening <text:a xlink:type="simple" xlink:href="https://t.me/OP_UA/9733" text:style-name="Internet_20_link" text:visited-style-name="Visited_20_Internet_20_Link">
video closer</text:a>
, reports Ukrinform.</text:p>
      <text:p text:style-name="P4">
"The second significant international step for today is a law on confiscation and transfer of our state as a reparation of the Russian state - a terrorist state. .</text:p>
      <text:p text:style-name="P4">
<text:span text:style-name="T4">
 Read also: </text:span>
 <text:span text:style-name="T4">
 <text:a xlink:type="simple" xlink:href="https://www.ukrinform.ua/rubric-economy/3723456-u-kongresi-ssa-predstavili-zakonoproekt-pro-peredacu-konfiskovanih-aktiviv-rf-ukraini.html" text:style-name="Internet_20_link" text:visited-style-name="Visited_20_Internet_20_Link">
in the US Congress presented a bill on the transfer of confiscated assets of the Russian Federation of Ukraine</text:a>
</text:span>
</text:p>
      <text:p text:style-name="P4">
He emphasized that in dictatorships such as Russian, money is the highest value, and especially for persons who serve the management regime or are the actual economies of state structures.</text:p>
      <text:p text:style-name="P4">
"When the state -terrorist and all Russian persons whose labore with the Kremlin loses its money, the Kremlin created the conditions for Russian aggression or which are an invigel cover for Russian corrupt officials, then a very important goal will be achieved - they will feel what is loss," Zelensky said.</text:p>
      <text:p text:style-name="P4">
According to him, the Russians do not respect life and do not regret when people's lives are lost, because the Russian dominant class is ready to spend human lives hundreds of thousands, but they spare money, first of all, those who have appropriated.</text:p>
      <text:p text:style-name="P4">
"They appreciate their assets. They must completely lose them, and the taller of those who suffered from their aggression, from this terrorist in favor of our country, our people," the President emphasized.</text:p>
      <text:p text:style-name="P4">
<text:span text:style-name="T4">
 Read also: </text:span>
 <text:span text:style-name="T4">
 <text:a xlink:type="simple" xlink:href="https://www.ukrinform.ua/rubric-vidbudova/3707503-genprokuror-ssa-sankcionuvav-peredacu-konfiskovanih-aktiviv-rf-na-vidbudovu-ukraini.html" text:style-name="Internet_20_link" text:visited-style-name="Visited_20_Internet_20_Link">
US Prosecutor General has sanctioned the transfer of confiscated assets of the Russian Federation for Ukraine's rebuilding</text:a>
</text:span>
</text:p>
      <text:p text:style-name="P4">
As reported by Ukrinform, a two -party group of members of the US Congress presented the law "On restoration of economic prosperity and opportunities for Ukrainians"(REPO), which provides for the allocation of additional assistance to Ukraine the enrollment of confiscated Russian assets.</text:p>
      <text:p text:style-name="P4">
News Source: <text:a xlink:type="simple" xlink:href="https://www.ukrinform.ua/rubric-polytics/3723502-peredaca-konfiskovanih-aktiviv-rf-ukraini-zelenskij-podakuvav-senatoram-ssa.html" text:style-name="Internet_20_link" text:visited-style-name="Visited_20_Internet_20_Link">
https://www.ukrinform.ua/rubric-polytics/3723502-peredaca-konfiskovanih-aktiviv-rf-ukraini-zelenskij-podakuvav-senatoram-ssa.html</text:a>
</text:p>
      <!--NEWS-->
      <text:h text:style-name="P10" text:outline-level="1">
<text:span text:style-name="T4">
Zelensky heard reports about the situation in Kherson region, in Kryvyi Rih and Odessa</text:span>
</text:h>
      <text:p text:style-name="P4">
Authors: Ukrinform (Person)</text:p>
      <text:p text:style-name="P4">
Publisher: Укринформ (Organization)</text:p>
      <text:p text:style-name="P4">
Published Time: 2023-06-15T15:11:00+03:00</text:p>
      <text:p text:style-name="P4">
Modified Time: 2023-06-15T23:11:00+03:00</text:p>
      <text:p text:style-name="P4">
Description: President of Ukraine Volodymyr Zelensky heard two reports on the situation in Kherson, in Kryvyi Rih and Odessa. - Ukrinform.</text:p>
      <text:p text:style-name="P4">
Images: ['<text:a xlink:type="simple" xlink:href="https://static.ukrinform.com/photos/2023_06/thumb_files/630_360_1686066777-580.jpeg" text:style-name="Internet_20_link" text:visited-style-name="Visited_20_Internet_20_Link">
630_360_16860...</text:a>
']</text:p>
      <text:p text:style-name="P4">
Tags: ['Кривий Ріг', 'Одеса', 'Зеленський', 'Каховська ГЕС']</text:p>
      <text:p text:style-name="P4">
Type: Article</text:p>
      <!--METADATA-->
      <text:p text:style-name="P4">
<draw:frame draw:style-name="fr1" draw:name="Image120" text:anchor-type="as-char" svg:width="6.9236in" svg:height="3.956343in" draw:z-index="0">
<draw:image xlink:href="../Images/yкринформ/2023-06-15T15-11-00-03-00/630_360_1686066777-580.jpeg" xlink:type="simple" xlink:show="embed" xlink:actuate="onLoad" draw:mime-type="image/jpeg"/>
</draw:frame>
Volodymyr Zelensky's Presidential Ukrainian heard two reports on the situation in Kherson, in Kryvyi Rih and Odessa.</text:p>
      <text:p text:style-name="P4">
He said this in his evening <text:a xlink:type="simple" xlink:href="https://t.me/OP_UA/9733" text:style-name="Internet_20_link" text:visited-style-name="Visited_20_Internet_20_Link">
video closer</text:a>
, reports Ukrinform.</text:p>
      <text:p text:style-name="P4">
"An important report was today on the situation in Kherson region and in general, half -day countries, in our Dnieper after the Russian terrorist attack on the Kakhovsk Hes.</text:p>
      <text:p text:style-name="P4">
<text:span text:style-name="T4">
 Read also: </text:span>
 <text:span text:style-name="T4">
 <text:a xlink:type="simple" xlink:href="https://www.ukrinform.ua/rubric-polytics/3722949-evroparlament-zasudiv-rosijskij-zlocin-na-kahovskij-ges.html" text:style-name="Internet_20_link" text:visited-style-name="Visited_20_Internet_20_Link">
European Parliament condemned the Russian crime on Kakhovskaya HEP</text:a>
</text:span>
</text:p>
      <text:p text:style-name="P4">
He noted that Prime Minister Denis Shmigal, Minister of Internal Affairs Igor Klimenko, profile deputy head of the office-presidential office Alexei Kuleb, representatives of local authorities reported on this issue.</text:p>
      <text:p text:style-name="P4">
Another report, according to him, concerned the situation in Kryvyi Rih and Odessapisian of recent strikes of terrorists.</text:p>
      <text:p text:style-name="P4">
<text:span text:style-name="T4">
 Read also: </text:span>
 <text:span text:style-name="T4">
 [Belgium has allocated € 3.5 million to eliminate the consequences(https://www.ukrinform.ua/rubric-economy/3723284-belgia-vidilila-35-miljona-dla-likvidacii-naslidkiv-pidrivu-kahovskoi-ges.html)</text:span>
</text:p>
      <text:p text:style-name="P4">
As reported by Ukrinform, on the night of June 6, the Russian army blew a dam <text:span text:style-name="T4">
 <text:a xlink:type="simple" xlink:href="https://www.ukrinform.ua/tag-kahovska-ges" text:style-name="Internet_20_link" text:visited-style-name="Visited_20_Internet_20_Link">
Kakhovskaya hydroelectric power station</text:a>
</text:span>
.</text:p>
      <text:p text:style-name="P4">
In Kryvyi River, the army of the Russian Federation on the night of June 13 kissed other objects in the residential five -storey buildings, resulting in killed 12 people.</text:p>
      <text:p text:style-name="P4">
<text:span text:style-name="T4">
 Read also: </text:span>
 <text:span text:style-name="T4">
 [IAEA will continue to monitor the pond(https://www.ukrinform.ua/rubric-economy/3723468-magate-prodovzit-uvazno-steziti-za-stavkomoholodzuvacem-zaes-grossi.html)</text:span>
</text:p>
      <text:p text:style-name="P4">
On the night of June 14, the Russian occupation army directed four "calibers" on the civil infrastructure of Odessa. Three people were killed, 13 people were injured, and four wounded are in critical condition.</text:p>
      <text:p text:style-name="P4">
News Source: <text:a xlink:type="simple" xlink:href="https://www.ukrinform.ua/rubric-ato/3723507-zelenskij-zasluhav-dopovidi-pro-situaciu-na-hersonsini-u-krivomu-rozi-ta-odesi.html" text:style-name="Internet_20_link" text:visited-style-name="Visited_20_Internet_20_Link">
https://www.ukrinform.ua/rubric-ato/3723507-zelenskij-zasluhav-dopovidi-pro-situaciu-na-hersonsini-u-krivomu-rozi-ta-odesi.html</text:a>
</text:p>
      <!--NEWS-->
      <text:h text:style-name="P10" text:outline-level="1">
<text:span text:style-name="T4">
In 28 cities of Europe there were rallies demanding to return Ukrainian children deported by the Russian Federation</text:span>
</text:h>
      <text:p text:style-name="P4">
Authors: Ukrinform (Person)</text:p>
      <text:p text:style-name="P4">
Publisher: Укринформ (Organization)</text:p>
      <text:p text:style-name="P4">
Published Time: 2023-06-15T15:18:10+03:00</text:p>
      <text:p text:style-name="P4">
Modified Time: 2023-06-15T15:18:10+03:00</text:p>
      <text:p text:style-name="P4">
Description: In 28 European cities there were rallies demanding to return Ukrainian children deported by the Russian Federation. - Ukrinform.</text:p>
      <text:p text:style-name="P4">
Images: ['<text:a xlink:type="simple" xlink:href="https://static.ukrinform.com/photos/2023_06/thumb_files/630_360_1686831259-454.jpg" text:style-name="Internet_20_link" text:visited-style-name="Visited_20_Internet_20_Link">
630_360_16868...</text:a>
']</text:p>
      <text:p text:style-name="P4">
Tags: ['Депортація', 'Діти', 'Мітинг', 'Війна з Росією']</text:p>
      <text:p text:style-name="P4">
Type: Article</text:p>
      <!--METADATA-->
      <text:p text:style-name="P4">
<draw:frame draw:style-name="fr1" draw:name="Image121" text:anchor-type="as-char" svg:width="6.9236in" svg:height="3.956343in" draw:z-index="0">
<draw:image xlink:href="../Images/yкринформ/2023-06-15T15-18-10-03-00/630_360_1686831259-454.jpg" xlink:type="simple" xlink:show="embed" xlink:actuate="onLoad" draw:mime-type="image/jpeg"/>
</draw:frame>
In 28 European cities there were rallies demanding to return Ukrainian children deported by the Russian Federation.</text:p>
      <text:p text:style-name="P4">
According to Ukrinform, the chief consultant of the office of the head of the office of the Office of President Oleg Gavrish reported on <text:a xlink:type="simple" xlink:href="http://www.facebook.com/permalink.php" text:style-name="Internet_20_link" text:visited-style-name="Visited_20_Internet_20_Link">
Facebook</text:a>
.</text:p>
      <text:p text:style-name="P4">
</text:p>
      <text:p text:style-name="P4">
"From June 1 to June 5, rallies took place in 28 countries in Europe, demanding that Ukrainian children deported from our country by Russian authorities," Gavrish said.</text:p>
      <text:p text:style-name="P4">
The action, in particular, took place in Bratislava, Dusseldorf, Geneva, Hamburg, Istanbul, Krakow, Larnatas, London, Malase, Paris, Podgorica, Riga, Rome, Istanbul, Valletti, Vilnius.</text:p>
      <text:p text:style-name="P4">
<text:span text:style-name="T4">
 Read also: </text:span>
 <text:a xlink:type="simple" xlink:href="https://www.ukrinform.ua/rubric-society/3711398-ukrainskij-blagodijnij-fond-proponue-rozmistiti-nezakonno-deportovanih-rosieu-ditej-v-antalii.html" text:style-name="Internet_20_link" text:visited-style-name="Visited_20_Internet_20_Link">
Ukrainian Charity Fund offers placedinzozoknox <text:span text:style-name="T4">
 deported </text:span>
 by Russia of children in Antalya</text:a>
According to Gavrish, the action was conducted by Ukrainian Students for Freedom, Communitiesarmy of Ukraine, Ukrainian Students Worldwide, Students for Liberty. The promotion has been supported by the Orphans Feeding Foundation Foundation.</text:p>
      <text:p text:style-name="P4">
In total, about five thousand people around the world participated in the rallies: diaspora, students and Ukrainian women who went abroad.</text:p>
      <text:p text:style-name="P4">
The protesters demanded to force Russia to return stolen and forcibly reinforced children, as well as to punish the perpetrators of the deportation of children of Russian officials.</text:p>
      <text:p text:style-name="P4">
“In total, 19 499 children were deported from Ukraine. And these are only the ones we pursue. We can conclude that the actions of the Russian Federation against Ukrainian children are not accidental, but have a well -planned character, ” - said Gavrysh.</text:p>
      <text:p text:style-name="P4">
<text:span text:style-name="T4">
 Read also: </text:span>
 <text:a xlink:type="simple" xlink:href="https://www.ukrinform.ua/rubric-society/3717205-ukraini-vdalosa-povernuti-371-deportovanu-rosieu-ditinu-veresuk.html" text:style-name="Internet_20_link" text:visited-style-name="Visited_20_Internet_20_Link">
Russia uses the deportation of Ukrainian children of Belarus - Vereshchuk</text:a>
</text:p>
      <text:p text:style-name="P4">
Gavrish noted that the deportation and forced movement of Ukrainian children by the Eodnia of the crime of the genocide of the Ukrainian people through children.</text:p>
      <text:p text:style-name="P4">
The Russians also carry out the illegal procedure for adoption and transfer of children - citizens of Ukraine - citizens of the Russian Federation, change of citizenship.</text:p>
      <text:p text:style-name="P4">
In addition, as Gavrish noted, the Russian army kills and injures to children. Since the beginning of a full -scale invasion of Russian invaders of Ukraine, the tragic news of the death of Ukrainian children has been receiving almost every day.</text:p>
      <text:p text:style-name="P4">
<text:span text:style-name="T4">
 Read also: </text:span>
 <text:a xlink:type="simple" xlink:href="https://www.ukrinform.ua/rubric-polytics/3717060-inozemni-posolstva-v-ukraini-zaklikali-rf-povernuti-deportovanih-ditej.html" text:style-name="Internet_20_link" text:visited-style-name="Visited_20_Internet_20_Link">
Foreign Embassies in Ukraine urged the Russian Federation to return <text:span text:style-name="T4">
 deported </text:span>
 children</text:a>
“Our goal is to completely stop the deportation and forced movement of Ukrainian <text:a xlink:type="simple" xlink:href="https://www.ukrinform.ua/tag-diti" text:style-name="Internet_20_link" text:visited-style-name="Visited_20_Internet_20_Link">
children</text:a>
, their violent transfer to Russian families and take all necessary measures for the sake of their return and reunification of families in accordance with the interests of the child of international law, ”Gavrish said.</text:p>
      <text:p text:style-name="P4">
According to Ukrinform, Russian invaders have killed 488 children in Ukraine.</text:p>
      <text:p text:style-name="P4">
News Source: <text:a xlink:type="simple" xlink:href="https://www.ukrinform.ua/rubric-society/3723293-u-28-mistah-evropi-vidbulisa-mitingi-z-vimogou-povernuti-ukrainskih-ditej-deportovanih-rf.html" text:style-name="Internet_20_link" text:visited-style-name="Visited_20_Internet_20_Link">
https://www.ukrinform.ua/rubric-society/3723293-u-28-mistah-evropi-vidbulisa-mitingi-z-vimogou-povernuti-ukrainskih-ditej-deportovanih-rf.html</text:a>
</text:p>
      <!--NEWS-->
      <text:h text:style-name="P10" text:outline-level="1">
<text:span text:style-name="T4">
The Forum "Respect. Experience. Perspective ”, dedicated to dialogue on veterans reintegration</text:span>
</text:h>
      <text:p text:style-name="P4">
Author: ['АРМІЯINFORM']</text:p>
      <text:p text:style-name="P4">
Time: 2023-06-15T16:00:00-04:00</text:p>
      <text:p text:style-name="P4">
Description: Kiwi PID Hour Forum "GOUNT. Dosvid. Perspective ”, Yaki Vidbuvy 27 worms ... War with Ukraine 2022, War with Ukraine Latest news today, News War with Ukraine 2022 Last for today, will there be a war between Ukraine and Russia and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6/zobrazhennya-whatsapp-data-2023-06-12-o-155220-1-e1686819876206.jpg" text:style-name="Internet_20_link" text:visited-style-name="Visited_20_Internet_20_Link">
zobrazhennya-whatsapp-data-2023-06-12-o-155220-1-e1686819876206.jpg</text:a>
']</text:p>
      <text:p text:style-name="P4">
Tags: ['МІНВЕТЕРАНІВ', 'РЕІНТЕГРАЦІЯ ВЕТЕРАНІВ', 'ФОРУМ']</text:p>
      <text:p text:style-name="P4">
Category: News</text:p>
      <!--METADATA-->
      <text:p text:style-name="P4">
<draw:frame draw:style-name="fr1" draw:name="Image124" text:anchor-type="as-char" svg:width="6.9236in" svg:height="4.811902in" draw:z-index="0">
<draw:image xlink:href="../Images/AРМІЯINFORM/2023-06-15T16-00-00-04-00/zobrazhennya-whatsapp-data-2023-06-12-o-155220-1-e1686819876206.jpg" xlink:type="simple" xlink:show="embed" xlink:actuate="onLoad" draw:mime-type="image/jpeg"/>
</draw:frame>
In Kiev during the forum "Respect. Experience. Perspective ”, which will take place <text:span text:style-name="T4">
 June 27 at 13:00 </text:span>
 at the Media Center Ukraine - Ukrinform(Khmelnitsky, 8/16_), the participants will discuss the issues of diversion of veterans to civilian life.</text:p>
      <text:p text:style-name="P4">
About it <text:a xlink:type="simple" xlink:href="https://mva.gov.ua/ua/news/u-kiyevi-vidbudetsya-forum-povaga-dosvid-perspektiva-prisvyachenij-dialogu-pro-potrebi-veteraniv" text:style-name="Internet_20_link" text:visited-style-name="Visited_20_Internet_20_Link">
reports</text:a>
Ministry of Veterans of Ukraine.</text:p>
      <text:p text:style-name="P4">
Veterans and veterans, volunteers, officials, civil and business representatives, employers will gather to strengthen the dialogue with the Zheteran community about the opportunities for veterans on the path of their reintegration, education and employment.</text:p>
      <text:p text:style-name="P4">
“Changes for veterans are already needed. And they must be implemented at their time and listening to their needs. That is why we collect under one rocker and veterans themselves. We have to hear, work, implement. - Natalia Kalmykova sums up, executive reference book of the Ukrainian Veterans Fund of Ministry of Ministers.</text:p>
      <text:p text:style-name="P4">
The event will have three panels:</text:p>
      <ol>
        <li>
Veteran policy: calls of Ukraine; 2. retraining and education; 3. Employment.</li>
      </ol>
      <text:p text:style-name="P4">
Speakers of the first panel "<text:span text:style-name="T4">
 Veteran policy: calls of Ukraine </text:span>
"(13:00–14:30):</text:p>
      <text:p text:style-name="P4">
· Yulia Laputina - Minister of Veterans of Ukraine;</text:p>
      <text:p text:style-name="P4">
· Natalia Kalmykova - Executive Director of the Ukrainian Veterans Fund of Ministry of Education;</text:p>
      <text:p text:style-name="P4">
· Taras Chmut - Director of the Charitable Foundation "Come back alive", a member of the UVF supervisory board.</text:p>
      <text:p text:style-name="P4">
Moderator: Alexey Tarasov - editor -in -chief Radio NV.</text:p>
      <text:p text:style-name="P4">
Second panel speakers <text:span text:style-name="T4">
 "Passing and Education </text:span>
"(14:40–15:40):</text:p>
      <text:p text:style-name="P4">
· Ruslana Velichko - the first deputy executive director of the UFF;</text:p>
      <text:p text:style-name="P4">
· Roman Sheremet - Rector and Professor American University Kyiv;</text:p>
      <text:p text:style-name="P4">
· Roksolyana Voronovskaya-UCU-ONLINE Head;</text:p>
      <text:p text:style-name="P4">
· Tatiana Zhukova - WMGO "Social Vector";</text:p>
      <text:p text:style-name="P4">
· Svyatoslav Nikolaychuk - NGO Podilsky Agency for Development;</text:p>
      <text:p text:style-name="P4">
· Ilya Shpolyansky - a veteran, a movement of veterans of Ukraine.</text:p>
      <text:p text:style-name="P4">
Moderator: Marichka Padalko - Ukrainian TV presenter, host TSN</text:p>
      <text:p text:style-name="P4">
The speakers of the third panel "Employment"(16:00–17:30):</text:p>
      <text:p text:style-name="P4">
· Andriy Remizov - Director of State Institution "Office for Development of Entrepreneurship and Export";</text:p>
      <text:p text:style-name="P4">
· Tatiana manifest - a veteran's wife, a shoe shop owner;</text:p>
      <text:p text:style-name="P4">
· Victoria Shynkarenko - Veteranska, NGO "Regional Veterans Union of participants of Rivne region".Moderator: Vladislav Grezev - CEO lobby X, TEDXKYIV coordinator.</text:p>
      <text:p text:style-name="P4">
The participants will be spent by a special guest, as well as their stories of the path of dreams and its realization: veteran's wife Oksana Makarov, veterans Denis Dudnik, Vladimir Skogorenko and Taras Jacobchuk.</text:p>
      <text:p text:style-name="P4">
You can register by <text:a xlink:type="simple" xlink:href="https://docs.google.com/forms/d/e/1FAIpQLSfg20M_ysjWuST4dK6D7FBHwkdKCwnRY6Iewzp1OD5dHaGXIw/viewform" text:style-name="Internet_20_link" text:visited-style-name="Visited_20_Internet_20_Link">
link</text:a>
.</text:p>
      <text:p text:style-name="P4">
News Source: <text:a xlink:type="simple" xlink:href="https://armyinform.com.ua/2023/06/15/u-kyyevi-vidbudetsya-forum-povaga-dosvid-perspektyva-prysvyachenyj-dialogu-shhodo-reintegracziyi-veteraniv/" text:style-name="Internet_20_link" text:visited-style-name="Visited_20_Internet_20_Link">
https://armyinform.com.ua/2023/06/15/u-kyyevi-vidbudetsya-forum-povaga-dosvid-perspektyva-prysvyachenyj-dialogu-shhodo-reintegracziyi-veteraniv/</text:a>
</text:p>
      <!--NEWS-->
      <text:h text:style-name="P10" text:outline-level="1">
<text:span text:style-name="T4">
Greta Tunberg took part in a rally against ecocid in Ukraine</text:span>
</text:h>
      <text:p text:style-name="P4">
Authors: Ukrinform (Person)</text:p>
      <text:p text:style-name="P4">
Publisher: Укринформ (Organization)</text:p>
      <text:p text:style-name="P4">
Published Time: 2023-06-15T16:13:39+03:00</text:p>
      <text:p text:style-name="P4">
Modified Time: 2023-06-15T16:13:39+03:00</text:p>
      <text:p text:style-name="P4">
Description: The Swedish eco -activist Greta Tunberg participated in a rally against ecocid in Ukraine in connection with the destruction of the Russians of the Dams of the Kakhovsky Hydroelectric Stanition and caused by this flood in some regions in the south of the country. - Ukrinform.</text:p>
      <text:p text:style-name="P4">
Images: ['<text:a xlink:type="simple" xlink:href="https://static.ukrinform.com/photos/2023_06/thumb_files/630_360_1686834771-181.jpg" text:style-name="Internet_20_link" text:visited-style-name="Visited_20_Internet_20_Link">
630_360_16868...</text:a>
']</text:p>
      <text:p text:style-name="P4">
Tags: ['Екологія', 'Мітинг', 'Україна', 'Росія', 'Тунберг']</text:p>
      <text:p text:style-name="P4">
Type: Article</text:p>
      <!--METADATA-->
      <text:p text:style-name="P4">
<draw:frame draw:style-name="fr1" draw:name="Image125" text:anchor-type="as-char" svg:width="6.9236in" svg:height="3.956343in" draw:z-index="0">
<draw:image xlink:href="../Images/yкринформ/2023-06-15T16-13-39-03-00/630_360_1686834771-181.jpg" xlink:type="simple" xlink:show="embed" xlink:actuate="onLoad" draw:mime-type="image/jpeg"/>
</draw:frame>
The Swedish Ecoactivist Greta Tunberg participated in a rally against ecocid in Ukraine of a binding with the destruction of the Russians of the Kakhovsky Hydroelectric Power Plant with this flood in some regions in the south of the country.</text:p>
      <text:p text:style-name="P4">
As Ukrinform reports, it reports <text:a xlink:type="simple" xlink:href="http://www.dw.com/uk/greta-tunberg-vistupila-na-proukrainskomu-mitingu-v-nimeccini/a-65918290" text:style-name="Internet_20_link" text:visited-style-name="Visited_20_Internet_20_Link">
DW</text:a>
.</text:p>
      <text:p text:style-name="P4">
The action took place on Wednesday, June 14, near the United Nations building(UN)In German Bonn, where the problem -climate is currently underway.</text:p>
      <text:p text:style-name="P4">
The activist addressed the Ukrainians: “We support you, we are on your side. We mibanate what is happening. The views of the world are turned to Ukraine and Russia, to what is happening now. We are not going to be observers, we will not be silent. Stay strong. We are solidarity with you, ”Tunberg said.</text:p>
      <text:p text:style-name="P4">
According to her, it is necessary to condemn the crimes that <text:a xlink:type="simple" xlink:href="https://www.ukrinform.ua/tag-rosia" text:style-name="Internet_20_link" text:visited-style-name="Visited_20_Internet_20_Link">
Russia</text:a>
It does in Ukraine, and climatic activists pay attention to what is happening, not only because it is the concern of the extension, but also because they take care of people.</text:p>
      <text:p text:style-name="P4">
"What is happening is horrible, and we cannot allow it to continue," "said Tunberg, who previously called a catastrophe on hydroelectric power plants.</text:p>
      <text:p text:style-name="Quotations">

<text:p text:style-name="P4">
"We will not stay silent away" - an exclusive comment on the Tunberg Greta&gt;
 for DW, regarding the actions of the Russian Federation in Ukraine. The Swedish eco -activist spontaneously joined&gt;
 to the rally against ecocid in Ukraine, organized by Ukrainians in German&gt;
 Bonn in front of the UN building. <text:a xlink:type="simple" xlink:href="https://t.co/DmySwR5v15" text:style-name="Internet_20_link" text:visited-style-name="Visited_20_Internet_20_Link">
pic.twitter.com/dmyswr5v15&gt;
</text:a>
&gt;
&gt;
 - DW in Ukrainian(@dw_ukrainian)<text:a xlink:type="simple" xlink:href="https://twitter.com/dw_ukrainian/status/1669291396300251142" text:style-name="Internet_20_link" text:visited-style-name="Visited_20_Internet_20_Link">
 June 15, 2023&gt;
 </text:a>
<text:span text:style-name="T4">
 Read also: </text:span>
 <text:a xlink:type="simple" xlink:href="https://www.ukrinform.ua/rubric-world/3720315-greta-tunberg-vimagae-pokarati-rosiu-za-ekocid-v-ukraini.html" text:style-name="Internet_20_link" text:visited-style-name="Visited_20_Internet_20_Link">
Greta <text:span text:style-name="T4">
 Tunberg </text:span>
 demands to punish Russia for ecocide in Ukraine</text:a>
As reported by Ukrinform, last week Tunberg said that having destroyed the Gremukakhov hydroelectric power station, Russia caused an ecocide, for which it was necessary to be harvested.</text:p>

</text:p>
      <text:p text:style-name="P4">
<text:span text:style-name="T5">
Foto: Henning Kaiser/DPA/Picture Alliance</text:span>
</text:p>
      <text:p text:style-name="P4">
News Source: <text:a xlink:type="simple" xlink:href="https://www.ukrinform.ua/rubric-world/3723323-greta-tunberg-vzala-ucast-u-mitingu-proti-ekocidu-v-ukraini.html" text:style-name="Internet_20_link" text:visited-style-name="Visited_20_Internet_20_Link">
https://www.ukrinform.ua/rubric-world/3723323-greta-tunberg-vzala-ucast-u-mitingu-proti-ekocidu-v-ukraini.html</text:a>
</text:p>
      <!--NEWS-->
      <text:h text:style-name="P10" text:outline-level="1">
<text:span text:style-name="T4">
Inhabitants of Belgorod region complain about looting by Russian military</text:span>
</text:h>
      <text:p text:style-name="P4">
Authors: Ukrinform (Person)</text:p>
      <text:p text:style-name="P4">
Publisher: Укринформ (Organization)</text:p>
      <text:p text:style-name="P4">
Published Time: 2023-06-15T16:14:57+03:00</text:p>
      <text:p text:style-name="P4">
Modified Time: 2023-06-15T16:14:57+03:00</text:p>
      <text:p text:style-name="P4">
Description: The resident of the Belgorod region of the Russian Federation complained to the social network for the unworthy behavior of Russian servicemen in the village of Nova Tavolzhanka, who are stealing private home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Російські військові', 'Мародери', 'Бєлгородська область']</text:p>
      <text:p text:style-name="P4">
Type: Article</text:p>
      <!--METADATA-->
      <text:p text:style-name="P4">
<draw:frame draw:style-name="fr1" draw:name="Image126" text:anchor-type="as-char" svg:width="6.9236in" svg:height="3.956343in" draw:z-index="0">
<draw:image xlink:href="../Images/yкринформ/2023-06-15T16-14-57-03-00/630_360_1668461240-442.jpg" xlink:type="simple" xlink:show="embed" xlink:actuate="onLoad" draw:mime-type="image/jpeg"/>
</draw:frame>
The residents of the Cabelgorod region of the Russian Federation complained to the social network on the unworthy behavior of Russian servicemen in the village of Nova Tavolzhanka, who are stealing private buildings.</text:p>
      <text:p text:style-name="P4">
About it reports <text:a xlink:type="simple" xlink:href="http://meduza.io/news/2023/06/15/vse-veschi-perevernuty-chast-iz-nih-ukradena-gubernatoru-belgorodskoy-oblasti-pozhalovalis-na-povedenie-rossiyskih-voennyh-v-novoy-tavolzhanke" text:style-name="Internet_20_link" text:visited-style-name="Visited_20_Internet_20_Link">
"Medusa"</text:a>
, reports Ukrinform.</text:p>
      <text:p text:style-name="P4">
Resident NP Shebekino Natalia Chemerchenko wrote in a comment on the page of the governor of Gubernaravyacheslav Gladkova in the social network: "Nova Tavolzhanka, vul. Vovchanskaya. Many houses penetrate Russian servicemen(Although the NA regime is not entered by Ivons have no right to go into private households). Вони живуть у нашихбудинках, ведуть огидний спосіб життя, алкоголь та інше залишається у виглядісміття та бруду, загиджені туалети та будинки, розкрадаються особисті речі тамайно».</text:p>
      <text:p text:style-name="P4">
<text:span text:style-name="T4">
Читайте також:</text:span>
 <text:a xlink:type="simple" xlink:href="https://www.ukrinform.ua/rubric-world/3722458-putin-viznav-negotovnist-rf-do-rejdiv-dobrovolciv-u-belgorodsku-oblast.html" text:style-name="Internet_20_link" text:visited-style-name="Visited_20_Internet_20_Link">
 Путін визнав неготовність РФ до рейдів добровольців уБєлгородську область </text:a>
According to Chemerchenko, a quadrocycle is stolen from the garage, which is now often seen by the surrounding area of the new Tavolzhanka. Other people complained about the stolen trailer.</text:p>
      <text:p text:style-name="P4">
Volodymyr Zhdanov, the head of the Shebekinsky City District Administration, replied that "the appeal was transferred to the Security Council", that is, in the structure within the city administration.</text:p>
      <text:p text:style-name="P4">
New Tavolzhanka is located in the Shebekinsky district near <text:a xlink:type="simple" xlink:href="https://www.ukrinform.ua/tag-kordon" text:style-name="Internet_20_link" text:visited-style-name="Visited_20_Internet_20_Link">
border</text:a>
with Ukraine. The authorities of the Belgorod region realized that it temporarily evacuates residents in safer places.</text:p>
      <text:p text:style-name="P4">
<text:span text:style-name="T4">
 Read also: </text:span>
 <text:a xlink:type="simple" xlink:href="https://www.ukrinform.ua/rubric-world/3722188-u-belgorodskij-oblasti-rezim-putina-provodit-zorstki-filtracijni-zahodi-rozvidka.html" text:style-name="Internet_20_link" text:visited-style-name="Visited_20_Internet_20_Link">
in the Belgorod region, Putin's regime conducts rigid -filtration measures - intelligence</text:a>
As it was reported, on June 4, the Russian Volunteer Corps and the Legion "Freedomy" announced a raid in the Belgorod region, during which a new Tavolzhanka was controlled.</text:p>
      <text:p text:style-name="P4">
On June 6, Governor Vyacheslav Gladkov stated that "there is no enemy in the territory of the region."</text:p>
      <text:p text:style-name="P4">
News Source: <text:a xlink:type="simple" xlink:href="https://www.ukrinform.ua/rubric-society/3723326-ziteli-belgorodskoi-oblasti-skarzatsa-na-maroderstvo-z-boku-rosijskih-vijskovih.html" text:style-name="Internet_20_link" text:visited-style-name="Visited_20_Internet_20_Link">
https://www.ukrinform.ua/rubric-society/3723326-ziteli-belgorodskoi-oblasti-skarzatsa-na-maroderstvo-z-boku-rosijskih-vijskovih.html</text:a>
</text:p>
      <!--NEWS-->
      <text:h text:style-name="P10" text:outline-level="1">
<text:span text:style-name="T4">
Painter showed Bradley armored vehicle and her crew after hitting the Grad</text:span>
</text:h>
      <text:p text:style-name="P4">
Authors: Ukrinform (Person)</text:p>
      <text:p text:style-name="P4">
Publisher: Укринформ (Organization)</text:p>
      <text:p text:style-name="P4">
Published Time: 2023-06-15T16:15:00+03:00</text:p>
      <text:p text:style-name="P4">
Modified Time: 2023-06-15T16:15:00+03:00</text:p>
      <text:p text:style-name="P4">
Description: Deputy Minister of Defense of Ukraine Anna Malyar posted a photo of Bradley arceives after a direct hit in him from the reactive system of the Grad volley fire, as well as a crew that was able to evacuate successfully. - Ukrinform.</text:p>
      <text:p text:style-name="P4">
Images: ['<text:a xlink:type="simple" xlink:href="https://static.ukrinform.com/photos/2023_06/thumb_files/630_360_1686834661-168.jpg" text:style-name="Internet_20_link" text:visited-style-name="Visited_20_Internet_20_Link">
630_360_16868...</text:a>
']</text:p>
      <text:p text:style-name="P4">
Tags: ['Військова техніка', 'Град', 'Війна з Росією', 'Ганна Маляр']</text:p>
      <text:p text:style-name="P4">
Type: Article</text:p>
      <!--METADATA-->
      <text:p text:style-name="P4">
<draw:frame draw:style-name="fr1" draw:name="Image127" text:anchor-type="as-char" svg:width="6.9236in" svg:height="3.956343in" draw:z-index="0">
<draw:image xlink:href="../Images/yкринформ/2023-06-15T16-15-00-03-00/630_360_1686834661-168.jpg" xlink:type="simple" xlink:show="embed" xlink:actuate="onLoad" draw:mime-type="image/jpeg"/>
</draw:frame>
The Deputy Defense Minister of Ukraine Anna Malyar published a photo of the Bradley Driple Armyoshina, after a direct hit, from the reactive system of the hail, as a crew that was able to evacuate successfully.</text:p>
      <text:p text:style-name="P4">
According to Ukrinform, photos and details of the battle were published in <text:a xlink:type="simple" xlink:href="https://t.me/annamaliar/849" text:style-name="Internet_20_link" text:visited-style-name="Visited_20_Internet_20_Link">
telegram</text:a>
.</text:p>
      <text:p text:style-name="P4">
According to her, the first photo is a Ukrainian Bradley after a direct hit of a hail. On the second - the crew of this "Bradley", which successfully <text:a xlink:type="simple" xlink:href="https://www.ukrinform.ua/tag-evakuacia" text:style-name="Internet_20_link" text:visited-style-name="Visited_20_Internet_20_Link">
evacuated</text:a>
After hit and continue to complete the task on other technique. "Damaged Bradley is already on repair," the painter.</text:p>
      <text:p text:style-name="P4">
“From the 47th brigade they write details: on a combat task, Bradley received a rocket-shaped rocket in a tower and caught fire. The crew was safely evacuated and the driver mechanic(In the third photo)He took the armored vehicle to safe positions and extinguish.</text:p>
      <text:p text:style-name="P4">
According to her, this example proves that the manufacturer of armored vehicles that the manufacturer is not just words. And steel can always be restored.</text:p>
      <text:p text:style-name="P4">
"There is no technique that cannot be destroyed, there is a technique that saves life," the Deputy Minister said.</text:p>
      <text:p text:style-name="P4">
<text:span text:style-name="T4">
 Read also: </text:span>
 <text:a xlink:type="simple" xlink:href="https://www.ukrinform.ua/rubric-ato/3715369-reznikov-zaklikav-avstraliu-nadati-zsu-bronemasini-hawkie.html" text:style-name="Internet_20_link" text:visited-style-name="Visited_20_Internet_20_Link">
Reznikov called Australia to provide the Armed Forces <text:span text:style-name="T4">
 armored vehicles </text:span>
 hawkie</text:a>
As reported <text:a xlink:type="simple" xlink:href="https://www.ukrinform.ua/rubric-ato/3722516-u-vasingtoni-rozkrili-vmist-novogo-paketa-vijskovoi-dopomogi-ukraini.html" text:style-name="Internet_20_link" text:visited-style-name="Visited_20_Internet_20_Link">
Ukrinform</text:a>
, a new military aid package to Ukraine, which was announced on June 13 in Washington, contains additional missiles for previously transmitted air defense systems, HIMARS ammunition, BMP, APC, artillery shells and other arms.</text:p>
      <text:p text:style-name="P4">
<text:span text:style-name="T5">
Foto: Anna painter / telegram</text:span>
</text:p>
      <text:p text:style-name="P4">
News Source: <text:a xlink:type="simple" xlink:href="https://www.ukrinform.ua/rubric-ato/3723328-malar-pokazala-bronemasinu-bradley-ta-ii-ekipaz-pisla-vlucanna-z-grada.html" text:style-name="Internet_20_link" text:visited-style-name="Visited_20_Internet_20_Link">
https://www.ukrinform.ua/rubric-ato/3723328-malar-pokazala-bronemasinu-bradley-ta-ii-ekipaz-pisla-vlucanna-z-grada.html</text:a>
</text:p>
      <!--NEWS-->
      <text:h text:style-name="P10" text:outline-level="1">
<text:span text:style-name="T4">
Ukraine has built and develops a reliable air defense system</text:span>
</text:h>
      <text:p text:style-name="P4">
Authors: Ukrinform (Person)</text:p>
      <text:p text:style-name="P4">
Publisher: Укринформ (Organization)</text:p>
      <text:p text:style-name="P4">
Published Time: 2023-06-15T16:19:00+03:00</text:p>
      <text:p text:style-name="P4">
Modified Time: 2023-06-15T23:19:00+03:00</text:p>
      <text:p text:style-name="P4">
Description: Ukraine, with the help of NATO partners, has already been able to build a reliable air protection system and considers its further development as number one priority. - Ukrinform.</text:p>
      <text:p text:style-name="P4">
Images: ['<text:a xlink:type="simple" xlink:href="https://static.ukrinform.com/photos/2023_04/thumb_files/630_360_1682673652-303.jpg" text:style-name="Internet_20_link" text:visited-style-name="Visited_20_Internet_20_Link">
630_360_16826...</text:a>
']</text:p>
      <text:p text:style-name="P4">
Tags: ['Україна', 'Резніков', 'Війна з Росією', 'ППО']</text:p>
      <text:p text:style-name="P4">
Type: Article</text:p>
      <!--METADATA-->
      <text:p text:style-name="P4">
<draw:frame draw:style-name="fr1" draw:name="Image130" text:anchor-type="as-char" svg:width="6.9236in" svg:height="3.956343in" draw:z-index="0">
<draw:image xlink:href="../Images/yкринформ/2023-06-15T16-19-00-03-00/630_360_1682673652-303.jpg" xlink:type="simple" xlink:show="embed" xlink:actuate="onLoad" draw:mime-type="image/jpeg"/>
</draw:frame>
Ukraine, with the help of NATO partners, has already been able to build a reliable pro -emptyic protection system and considers its further development as a priority of numbers.</text:p>
      <text:p text:style-name="P4">
The Minister of Defense of Ukraine Alexei Reznikov stated this during a meeting with journalists after the meeting of the NATO-Ukraine COMMISSION COMMISSION, Ukrinform correspondent reports.</text:p>
      <text:p text:style-name="P4">
This is exactly how the military manager answered the question of Ukrinform correspondent, at which Ukraine is still a Ukraine from the goal of the development of the elaboral air defense system.</text:p>
      <text:p text:style-name="P4">
“We're not far from this purpose. We've already built it(Anti -air system <text:a xlink:type="simple" xlink:href="https://www.ukrinform.ua/tag-oborona" text:style-name="Internet_20_link" text:visited-style-name="Visited_20_Internet_20_Link">
Defense</text:a>
- order.), and now we develop. We have the most developed in the world Patriot, Nasams Iris-T and SAMP/T. Ade-stunning level are other systems-"Kottali", "Cheetahs", as well as Soviet, which we still have, and even to manual MAZRCs, that is, a system of different range of action. The fact of creating a plane, but we will know that we will have planes as part of air defense, says that this system continues development, ”Oleksiresnikov said. .</text:p>
      <text:p text:style-name="P4">
He reported that during a meeting in Brussels, there were a duty on partner countries to continue providing Ukraine with no need to Ukraine and launch systems.</text:p>
      <text:p text:style-name="P4">
"This month, or in the next months, we will be able to get the first -sisters of HAWK, which we have not yet, and the corresponding equipment and missiles to them. So, the air defense is developing. Today, I have repeated to my partners that the prototyped defense is the first priority. Our task is that our children grow up and study under the peaceful sky. Therefore, we need to develop the system. In fact, not everyone is today, every second of the defense ministers spoke - about the continuation of Ukraine's provision with rockets and systems of retorting protection, ”the Minister of Defense of Ukraine emphasized.</text:p>
      <text:p text:style-name="P4">
*!(https://www.ukrinform.ua/rubric-ato/3723489-reznikov-pro-perspektivu-otrimanna-ukrainou-f16-ptaskova-koalicia-vidbulasa.html)</text:p>
      <text:p text:style-name="P4">
News Source: <text:a xlink:type="simple" xlink:href="https://www.ukrinform.ua/rubric-ato/3723504-ukraina-pobuduvala-ta-rozvivae-nadijnu-sistemu-ppo-reznikov.html" text:style-name="Internet_20_link" text:visited-style-name="Visited_20_Internet_20_Link">
https://www.ukrinform.ua/rubric-ato/3723504-ukraina-pobuduvala-ta-rozvivae-nadijnu-sistemu-ppo-reznikov.html</text:a>
</text:p>
      <!--NEWS-->
      <text:h text:style-name="P10" text:outline-level="1">
<text:span text:style-name="T4">
In the Nikolaev area increased the number of flooded houses</text:span>
</text:h>
      <text:p text:style-name="P4">
Authors: Ukrinform (Person)</text:p>
      <text:p text:style-name="P4">
Publisher: Укринформ (Organization)</text:p>
      <text:p text:style-name="P4">
Published Time: 2023-06-15T16:22:52+03:00</text:p>
      <text:p text:style-name="P4">
Modified Time: 2023-06-15T16:22:52+03:00</text:p>
      <text:p text:style-name="P4">
Description: In the Nikolaev area, the process of flooding territories continues - from the morning and until 14:00 the number of flooded buildings increased by 13. - Ukrinform.</text:p>
      <text:p text:style-name="P4">
Images: ['<text:a xlink:type="simple" xlink:href="https://static.ukrinform.com/photos/2023_06/thumb_files/630_360_1686835214-189.png" text:style-name="Internet_20_link" text:visited-style-name="Visited_20_Internet_20_Link">
630_360_16868...</text:a>
']</text:p>
      <text:p text:style-name="P4">
Tags: ['ДСНС', 'Миколаївщина', 'Підтоплення']</text:p>
      <text:p text:style-name="P4">
Type: Article</text:p>
      <!--METADATA-->
      <text:p text:style-name="P4">
<draw:frame draw:style-name="fr1" draw:name="Image131" text:anchor-type="as-char" svg:width="6.9236in" svg:height="3.956343in" draw:z-index="0">
<draw:image xlink:href="../Images/yкринформ/2023-06-15T16-22-52-03-00/630_360_1686835214-189.png" xlink:type="simple" xlink:show="embed" xlink:actuate="onLoad" draw:mime-type="image/png"/>
</draw:frame>
The Memikov region continues the process of flooding territories - from the morning IDO 14:00 the number of flooded buildings has increased by 13.</text:p>
      <text:p text:style-name="P4">
About it in <text:a xlink:type="simple" xlink:href="https://www.facebook.com/MNS.GOV.UA/posts/pfbid0y3NUdmZrD1Rx14QqRunBvgTnwixhvop6rbEFPSAUdATJRuYnumFPhNvS4SRx7nWxl" text:style-name="Internet_20_link" text:visited-style-name="Visited_20_Internet_20_Link">
Facebook</text:a>
The press service of the State Service of Ukraine for Emergency Situations informed, Ukrinform reports.</text:p>
      <text:p text:style-name="P4">
«Mykolaiv region: Rescuers continue to eliminate the consequences of flooding. 122 houses, gardens, wells, basements in the territories of private households remain submitted. Rescuers [evacuated] from flooded areas <text:a xlink:type="simple" xlink:href="https://www.ukrinform.ua/tag-evakuacia" text:style-name="Internet_20_link" text:visited-style-name="Visited_20_Internet_20_Link">
evacuated</text:a>
852 people, 166 of whom are children. 270 citizens are assisted, ”rescuers said.</text:p>
      <text:p text:style-name="P4">
To the settlements, which, due to the raising of the water level, were cut off by the Domincenter, delivery of drinking water and objects of first need.</text:p>
      <text:p text:style-name="P4">
"Rescuers continue to pump water from flooded basements and wells. 892 cubic meters have already been pumped. m out of 53 households, ”the press service said.</text:p>
      <text:p text:style-name="P4">
Prior to that, in the morning of Thursday, the SESU stated that [in Mykolaiv region 109 houses were flooded]](https://www.ukrinform.ua/rubric-regions/3723227-na-mikolaivsini-cerez-pidriv-rosianami-kahovskoi-ges-pidtopleni-109-budinkiv.html).</text:p>
      <text:p text:style-name="P4">
<text:span text:style-name="T4">
 Read also: </text:span>
 [in Nikolaev the water level due to the undermining of the Kakhovka hydroelectric power station is eight centimeters(https://www.ukrinform.ua/rubric-regions/3723099-u-mikolaevi-riven-vodi-cerez-pidriv-kahovskoi-ges-vpav-se-na-visim-santimetriv.html)As it was reported, in Deo -Kupovan Snihurivka in Mykolaiv region, which has remained in the centralized water supply as a result of the blasting of Kakhovka hydroelectric power station, a public mobile laundry was created thanks to the People's Charity.</text:p>
      <text:p text:style-name="P4">
<text:span text:style-name="T5">
Foto: SNNS</text:span>
</text:p>
      <text:p text:style-name="P4">
News Source: <text:a xlink:type="simple" xlink:href="https://www.ukrinform.ua/rubric-regions/3723330-na-mikolaivsini-zbilsilas-kilkist-pidtoplenih-budinkiv.html" text:style-name="Internet_20_link" text:visited-style-name="Visited_20_Internet_20_Link">
https://www.ukrinform.ua/rubric-regions/3723330-na-mikolaivsini-zbilsilas-kilkist-pidtoplenih-budinkiv.html</text:a>
</text:p>
      <!--NEWS-->
      <text:h text:style-name="P10" text:outline-level="1">
<text:span text:style-name="T4">
The National Bank assessed the impact of the Kakhovskaya hydroelectric power station on inflation</text:span>
</text:h>
      <text:p text:style-name="P4">
Authors: Ukrinform (Person)</text:p>
      <text:p text:style-name="P4">
Publisher: Укринформ (Organization)</text:p>
      <text:p text:style-name="P4">
Published Time: 2023-06-15T16:29:40+03:00</text:p>
      <text:p text:style-name="P4">
Modified Time: 2023-06-15T16:29:40+03:00</text:p>
      <text:p text:style-name="P4">
Description: The undermining of the Kakhovka hydroelectric power station will have effects on prices, in particular, will add to this year's inflation about 0.3 percentage points due to the complication of a number of enterprises and partial loss of the crop. - Ukrinform.</text:p>
      <text:p text:style-name="P4">
Images: ['<text:a xlink:type="simple" xlink:href="https://static.ukrinform.com/photos/2023_05/thumb_files/630_360_1682960137-597.jpg" text:style-name="Internet_20_link" text:visited-style-name="Visited_20_Internet_20_Link">
630_360_16829...</text:a>
']</text:p>
      <text:p text:style-name="P4">
Tags: ['Інфляція', 'Нацбанк', 'Каховська ГЕС', 'Андрій Пишний']</text:p>
      <text:p text:style-name="P4">
Type: Article</text:p>
      <!--METADATA-->
      <text:p text:style-name="P4">
<draw:frame draw:style-name="fr1" draw:name="Image135" text:anchor-type="as-char" svg:width="6.9236in" svg:height="3.956343in" draw:z-index="0">
<draw:image xlink:href="../Images/yкринформ/2023-06-15T16-29-40-03-00/630_360_1682960137-597.jpg" xlink:type="simple" xlink:show="embed" xlink:actuate="onLoad" draw:mime-type="image/jpeg"/>
</draw:frame>
The Podryvkakhov Hydroelectric Power Plant will have impact on prices, in particular, will add to this year's inflation, 0.3 percentage points due to the complication of the work of a number of enterprises tangent loss.</text:p>
      <text:p text:style-name="P4">
The head of the National Bank of Ukraine Andriy Pishny said this at a briefing, Ukrinform correspondent reports.</text:p>
      <text:p text:style-name="P4">
"The negative consequences for prices will have the undermining of the Russian occupiers of Kakhovskaya HEP.(https://www.ukrinform.ua/tag-inflacia)At a level of 0.3 in. n. Due to the complication of the work of a number of enterprises and the parties of the crop, especially vegetables, "Pishny said.</text:p>
      <text:p text:style-name="P4">
<text:span text:style-name="T4">
 Read also: </text:span>
 <text:a xlink:type="simple" xlink:href="https://www.ukrinform.ua/rubric-economy/3722383-v-oon-poperedzaut-pro-zrostanna-cin-na-prodovolstvo-pisla-pidrivu-kahovskoi-ges.html" text:style-name="Internet_20_link" text:visited-style-name="Visited_20_Internet_20_Link">
in <text:span text:style-name="T4">
 UN </text:span>
 <text:span text:style-name="T4">
 </text:span>
 Warning <text:span text:style-name="T4">
 </text:span>
 about <text:span text:style-name="T4">
 </text:span>
 Growth <text:span text:style-name="T4">
 </text:span>
 prices <text:span text:style-name="T4">
 on </text:span>
 food <text:span text:style-name="T4">
 </text:span>
 <text:span text:style-name="T4">
 after </text:span>
 <text:span text:style-name="T4">
 blast </text:span>
 <text:span text:style-name="T4">
 Kakhovskaya </text:span>
 <text:span text:style-name="T4">
 HPP </text:span>
</text:a>
As reported by Ukrinform, Russian troops on the night against June 6 <text:a xlink:type="simple" xlink:href="https://www.ukrinform.ua/rubric-other_news/3720776-pidriv-rosianami-kahovskoi-ges-usi-novini.html" text:style-name="Internet_20_link" text:visited-style-name="Visited_20_Internet_20_Link">
carried out the Kakhovka hydroelectric power station</text:a>
. As a result of the heating of the machine hall inside, the station is completely destroyed. There were about 80 settlements in the zone.</text:p>
      <text:p text:style-name="P4">
According to the Ministry of Agrarian Policy, several million tons of Ukrainian harvest may be lost due to flooding due to the destruction of the Kakhovka hydroelectric power station.</text:p>
      <text:p text:style-name="P4">
<text:span text:style-name="T5">
Foto: Andrey Pishny, Facebook</text:span>
</text:p>
      <text:p text:style-name="P4">
News Source: <text:a xlink:type="simple" xlink:href="https://www.ukrinform.ua/rubric-economy/3723334-u-nacbanku-ocinili-vpliv-rujnuvanna-kahovskoi-ges-na-inflaciu.html" text:style-name="Internet_20_link" text:visited-style-name="Visited_20_Internet_20_Link">
https://www.ukrinform.ua/rubric-economy/3723334-u-nacbanku-ocinili-vpliv-rujnuvanna-kahovskoi-ges-na-inflaciu.html</text:a>
</text:p>
      <!--NEWS-->
      <text:h text:style-name="P10" text:outline-level="1">
<text:span text:style-name="T4">
Air defense forces have remedies for knocking down anti -ship missiles X -35 - Ignati</text:span>
</text:h>
      <text:p text:style-name="P4">
Authors: Ukrinform (Person)</text:p>
      <text:p text:style-name="P4">
Publisher: Укринформ (Organization)</text:p>
      <text:p text:style-name="P4">
Published Time: 2023-06-15T16:31:23+03:00</text:p>
      <text:p text:style-name="P4">
Modified Time: 2023-06-15T16:31:23+03:00</text:p>
      <text:p text:style-name="P4">
Description: The Ukrainian air defense forces have the opportunity to knock down the anti-ship missiles X-35 of the Ball missile system. - Ukrinform.</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Повітряні сили ЗСУ', 'Війна з Росією', 'ППО', 'Юрій Ігнат']</text:p>
      <text:p text:style-name="P4">
Type: Article</text:p>
      <!--METADATA-->
      <text:p text:style-name="P4">
<draw:frame draw:style-name="fr1" draw:name="Image136" text:anchor-type="as-char" svg:width="6.9236in" svg:height="3.956343in" draw:z-index="0">
<draw:image xlink:href="../Images/yкринформ/2023-06-15T16-31-23-03-00/630_360_1681053650-211.jpg" xlink:type="simple" xlink:show="embed" xlink:actuate="onLoad" draw:mime-type="image/jpeg"/>
</draw:frame>
Ukrainian air defense air defense has the opportunity to knock down the anti-ship missiles X-35 of the Ball missile complex.</text:p>
      <text:p text:style-name="P4">
About it during <text:a xlink:type="simple" xlink:href="http://www.youtube.com/watch" text:style-name="Internet_20_link" text:visited-style-name="Visited_20_Internet_20_Link">
briefing</text:a>
Vmemediacenter Ukraine - Ukrinform reported a spokesman for the Armed Forces of the Armed Forces Yurignat, answering questions about the opportunity to knock down the X -35 missiles.</text:p>
      <text:p text:style-name="P4">
"I would characterize you a rocket that is eventually winged with speed as" caliber "and X-101, the peculiarity of its fact that it is smaller than the combat part . The only thing that has a smaller area and can be pressed to the ground. But in the conditions of land, it will rise higher and the speed allows it to be knocked down by our gaps, ”Ignatus said.</text:p>
      <text:p text:style-name="P4">
He recalled that the Ball Complex is terrestrial and is intended for the defeat of feeding purposes. Ignatus also reported that [rockets] are currently(https://www.ukrinform.ua/tag-raketa)X-35 has been modernized, have an increased radius of action and combat part of up to 150 kg.</text:p>
      <text:p text:style-name="P4">
<text:span text:style-name="T4">
 Read also: </text:span>
 <text:a xlink:type="simple" xlink:href="https://www.ukrinform.ua/rubric-ato/3723302-vorog-za-dva-tizni-zastosuvav-v-ukraini-ponad-140-raket-riznih-tipiv-genstab.html" text:style-name="Internet_20_link" text:visited-style-name="Visited_20_Internet_20_Link">
the enemy has used more than 140 rocket -cutting types in Ukraine in two weeks - the General Staff</text:a>
As <text:a xlink:type="simple" xlink:href="https://www.ukrinform.ua/rubric-ato/3723252-u-bransku-oblast-perekinuli-divizion-raketnogo-kompleksu-bal-aki-regioni-ukraini-u-zoni-riziku.html" text:style-name="Internet_20_link" text:visited-style-name="Visited_20_Internet_20_Link">
reported</text:a>
Ukrinform, today the Deputy Chief of the Main Operational Office of the General Staff of the Armed Forces of Ukraine Bryadna General Oleksigromov stated that moving to the Bryansk region of the division of the Russian-free missile system "Ball" increases the threat Chernihiv, Sumy and Kharkiv regions.</text:p>
      <text:p text:style-name="P4">
News Source: <text:a xlink:type="simple" xlink:href="https://www.ukrinform.ua/rubric-ato/3723335-sili-ppo-maut-zasobi-dla-zbitta-protikorabelnih-raket-h35-ignat.html" text:style-name="Internet_20_link" text:visited-style-name="Visited_20_Internet_20_Link">
https://www.ukrinform.ua/rubric-ato/3723335-sili-ppo-maut-zasobi-dla-zbitta-protikorabelnih-raket-h35-ignat.html</text:a>
</text:p>
      <!--NEWS-->
      <text:h text:style-name="P10" text:outline-level="1">
<text:span text:style-name="T4">
The Crimean Court refused to cancel a fine for civil journalist Ottomanov</text:span>
</text:h>
      <text:p text:style-name="P4">
Authors: Ukrinform (Person)</text:p>
      <text:p text:style-name="P4">
Publisher: Укринформ (Organization)</text:p>
      <text:p text:style-name="P4">
Published Time: 2023-06-15T16:32:00+03:00</text:p>
      <text:p text:style-name="P4">
Modified Time: 2023-06-15T16:32:00+03:00</text:p>
      <text:p text:style-name="P4">
Description: The Court of Appeal in a temporarily occupied Crimea left a fine of civil journalist Rolan Otmanov, who was "awarded" for a video comment on Facebook. - Ukrinform.</text:p>
      <text:p text:style-name="P4">
Images: ['<text:a xlink:type="simple" xlink:href="https://static.ukrinform.com/photos/2023_06/thumb_files/630_360_1686835246-435.jpg" text:style-name="Internet_20_link" text:visited-style-name="Visited_20_Internet_20_Link">
630_360_16868...</text:a>
']</text:p>
      <text:p text:style-name="P4">
Tags: ['Окупація Криму', 'Штраф', 'Суд', 'Журналіст']</text:p>
      <text:p text:style-name="P4">
Type: Article</text:p>
      <!--METADATA-->
      <text:p text:style-name="P4">
<draw:frame draw:style-name="fr1" draw:name="Image137" text:anchor-type="as-char" svg:width="6.9236in" svg:height="3.956343in" draw:z-index="0">
<draw:image xlink:href="../Images/yкринформ/2023-06-15T16-32-00-03-00/630_360_1686835246-435.jpg" xlink:type="simple" xlink:show="embed" xlink:actuate="onLoad" draw:mime-type="image/jpeg"/>
</draw:frame>
The Court of Appeal left in a temporarily occupied Crimea in the power of a penalty journalist Rolan Otmanov, who was "awarded" by the head of Facebook.</text:p>
      <text:p text:style-name="P4">
This was reported by the Civil Association "<text:a xlink:type="simple" xlink:href="https://crimean-solidarity.org/news/2023/06/15/apellyacionnyj-sud-ostavil-v-sile-shtraf-grazhdanskomu-zhurnalistu-rolanu-osmanovu--2637" text:style-name="Internet_20_link" text:visited-style-name="Visited_20_Internet_20_Link">
Crimean Solidarity</text:a>
», Reports Ukrinform.</text:p>
      <text:p text:style-name="P4">
The Supreme Court of Crimea considered the appeal against the decision of the Kyiv Regional Court and left in force <text:a xlink:type="simple" xlink:href="https://www.ukrinform.ua/tag-straf" text:style-name="Internet_20_link" text:visited-style-name="Visited_20_Internet_20_Link">
fine</text:a>
Civic journalist Rolan Otmanov about petty hooliganism, ”the question reads.</text:p>
      <text:p text:style-name="P4">
The lawyer Nazim Sheikhmambatov noted that Otmanov did not admit his guilt and told "court" that he did not intend to carry out what he would be charged.</text:p>
      <text:p text:style-name="P4">
As it was reported, employees of the Center for Combating Extremism made a protocol under Article 20.1 of the RF "Small hooliganism" after which he was searched by FSB staff.</text:p>
      <text:p text:style-name="P4">
*!(https://www.ukrinform.ua/rubric-crimea/3721781-u-krimu-vikrali-katuvali-i-nezakonno-zaarestuvali-aktivista-eldara-menistova.html)Russian security forces stated that the reason for the opening of the case was Otmanov's video recorder on Facebook on mobilization in Crimea. The man removed the corresponding publication from social networks, and called his case "the creation of a framework of the Crimean Tatar people."</text:p>
      <text:p text:style-name="P4">
_ Photo: Crimean solidarity_</text:p>
      <text:p text:style-name="P4">
News Source: <text:a xlink:type="simple" xlink:href="https://www.ukrinform.ua/rubric-crimea/3723336-krimskij-sud-vidmovivsa-skasuvati-straf-gromadanskomu-zurnalistu-osmanovu.html" text:style-name="Internet_20_link" text:visited-style-name="Visited_20_Internet_20_Link">
https://www.ukrinform.ua/rubric-crimea/3723336-krimskij-sud-vidmovivsa-skasuvati-straf-gromadanskomu-zurnalistu-osmanovu.html</text:a>
</text:p>
      <!--NEWS-->
      <text:h text:style-name="P10" text:outline-level="1">
<text:span text:style-name="T4">
The Court in Crimea postponed the appeal of civil journalist Danilovich</text:span>
</text:h>
      <text:p text:style-name="P4">
Authors: Ukrinform (Person)</text:p>
      <text:p text:style-name="P4">
Publisher: Укринформ (Organization)</text:p>
      <text:p text:style-name="P4">
Published Time: 2023-06-15T16:33:17+03:00</text:p>
      <text:p text:style-name="P4">
Modified Time: 2023-06-15T16:33:17+03:00</text:p>
      <text:p text:style-name="P4">
Description: The Occupational "Supreme Court" of Crimea postponed the appeal for "sentence" to the civil journalist Irina Danilovich because of the poor quality of the video, which the woman participated in the meeting. - Ukrinform.</text:p>
      <text:p text:style-name="P4">
Images: ['<text:a xlink:type="simple" xlink:href="https://static.ukrinform.com/photos/2023_06/thumb_files/630_360_1686835853-831.jpg" text:style-name="Internet_20_link" text:visited-style-name="Visited_20_Internet_20_Link">
630_360_16868...</text:a>
']</text:p>
      <text:p text:style-name="P4">
Tags: ['Крим', 'Суд', 'Журналіст', 'Ірина Данилович']</text:p>
      <text:p text:style-name="P4">
Type: Article</text:p>
      <!--METADATA-->
      <text:p text:style-name="P4">
<draw:frame draw:style-name="fr1" draw:name="Image138" text:anchor-type="as-char" svg:width="6.9236in" svg:height="3.956343in" draw:z-index="0">
<draw:image xlink:href="../Images/yкринформ/2023-06-15T16-33-17-03-00/630_360_1686835853-831.jpg" xlink:type="simple" xlink:show="embed" xlink:actuate="onLoad" draw:mime-type="image/jpeg"/>
</draw:frame>
The Occupation "Supreme Court" of Crimea postponed the appeal for "sentence" to the civil journalist Irina Danilovich because of the poor quality of the video, which the woman participated in the meeting.</text:p>
      <text:p text:style-name="P4">
This was reported by a human rights project <text:a xlink:type="simple" xlink:href="https://crimean-process.org/rassmotrenie-apellyaczii-grazhdanskoj-zhurnalistki-iriny-danilovich-otlozhili-iz-za-plohogo-kachestva-svyazi/" text:style-name="Internet_20_link" text:visited-style-name="Visited_20_Internet_20_Link">
"Crimean Process"</text:a>
, reports Ukrinform.</text:p>
      <text:p text:style-name="P4">
It is noted that the Supreme Court of Crimea began consideration of the appeal scarp for an illegal sentence to the civil journalist Irina Danilovich.</text:p>
      <text:p text:style-name="P4">
«Irina Danilovich herself did not bring to the meeting, she participated in conferencing. Due to the fact that she heard nothing, the "court" decided to make a meeting and to ensure its delivery on the next date of the meeting, ” -will be in the post.</text:p>
      <text:p text:style-name="P4">
It is also noted that the Court refused to apply for a change in the precaution to house arrest, substantiated by Danilovich's health.</text:p>
      <text:p text:style-name="P4">
*!(https://www.ukrinform.ua/rubric-crimea/3719553-u-nezakonno-zasudzenoi-rosieu-irini-danilovic-zagostrilasa-hvoroba-vuh-ombudsmen.html)It has been reported <text:a xlink:type="simple" xlink:href="https://www.ukrinform.ua/rubric-crimea/3722428-espl-prijnav-do-rozgladu-zvernenna-sodo-zatrimanna-v-krimu-gromadanskoi-zurnalistki-danilovic.html" text:style-name="Internet_20_link" text:visited-style-name="Visited_20_Internet_20_Link">
the European Court of Human Rights accepted the appeal</text:a>
On the illegal detention of civil journalist Irinidanilovich in temporarily occupied Crimea.</text:p>
      <text:p text:style-name="P4">
On December 28, 2022, a civil journalist Irina Danilovich in Crimea Perseeming 7 years of the colony of the general regime and <text:a xlink:type="simple" xlink:href="https://www.ukrinform.ua/tag-straf" text:style-name="Internet_20_link" text:visited-style-name="Visited_20_Internet_20_Link">
fine</text:a>
in the amount of 50 thousand rubles for allegedly wearing a rooted device.</text:p>
      <text:p text:style-name="P4">
The woman has repeatedly declared pressure from the FSB employees of the Russian Federation, the torture of the hub.</text:p>
      <text:p text:style-name="P4">
<text:span text:style-name="T5">
Foto: Crimean-process.org</text:span>
</text:p>
      <text:p text:style-name="P4">
News Source: <text:a xlink:type="simple" xlink:href="https://www.ukrinform.ua/rubric-crimea/3723337-sud-u-krimu-vidklav-rozglad-apelacii-gromadanskoi-zurnalistki-danilovic.html" text:style-name="Internet_20_link" text:visited-style-name="Visited_20_Internet_20_Link">
https://www.ukrinform.ua/rubric-crimea/3723337-sud-u-krimu-vidklav-rozglad-apelacii-gromadanskoi-zurnalistki-danilovic.html</text:a>
</text:p>
      <!--NEWS-->
      <text:h text:style-name="P10" text:outline-level="1">
<text:span text:style-name="T4">
In June, the invaders were taken out of the Luhansk region to the Russian Federation and a half hundred children - the center</text:span>
</text:h>
      <text:p text:style-name="P4">
Authors: Ukrinform (Person)</text:p>
      <text:p text:style-name="P4">
Publisher: Укринформ (Organization)</text:p>
      <text:p text:style-name="P4">
Published Time: 2023-06-15T16:36:56+03:00</text:p>
      <text:p text:style-name="P4">
Modified Time: 2023-06-15T16:36:56+03:00</text:p>
      <text:p text:style-name="P4">
Description: One and a half hundred children from the Starobilsky district of Lugansk region were taken out by invaders in June. - Ukrinform.</text:p>
      <text:p text:style-name="P4">
Images: ['<text:a xlink:type="simple" xlink:href="https://static.ukrinform.com/photos/2023_06/thumb_files/630_360_1686333767-399.jpg" text:style-name="Internet_20_link" text:visited-style-name="Visited_20_Internet_20_Link">
630_360_16863...</text:a>
']</text:p>
      <text:p text:style-name="P4">
Tags: ['Діти', 'Луганщина', 'Національний спротив', 'Війна з Росією']</text:p>
      <text:p text:style-name="P4">
Type: Article</text:p>
      <!--METADATA-->
      <text:p text:style-name="P4">
<draw:frame draw:style-name="fr1" draw:name="Image139" text:anchor-type="as-char" svg:width="6.9236in" svg:height="3.956343in" draw:z-index="0">
<draw:image xlink:href="../Images/yкринформ/2023-06-15T16-36-56-03-00/630_360_1686333767-399.jpg" xlink:type="simple" xlink:show="embed" xlink:actuate="onLoad" draw:mime-type="image/jpeg"/>
</draw:frame>
One and a half hundred children from the Starobilsky district of Luhansk region were taken out by the invaders.</text:p>
      <text:p text:style-name="P4">
About it reports <text:a xlink:type="simple" xlink:href="http://sprotyv.mod.gov.ua/23840-2/" text:style-name="Internet_20_link" text:visited-style-name="Visited_20_Internet_20_Link">
Center of National Resistance</text:a>
, reports Ukrinform.</text:p>
      <text:p text:style-name="P4">
“On June 8 this year, 150 children from the Starobilsky district of Luhansk region were illegally exported to the recreation centers of Lesnoy and Sosenko of the Podkuban district of Karachayevo-Cherkin Republic of the Russian Federation. In June, these are expected for 750 children from the temporarily occupied territory of Luhansk region, ” -he will be in the message.</text:p>
      <text:p text:style-name="P4">
<text:span text:style-name="T4">
 Read also: </text:span>
 <text:a xlink:type="simple" xlink:href="https://www.ukrinform.ua/rubric-society/3723293-u-28-mistah-evropi-vidbulisa-mitingi-z-vimogou-povernuti-ukrainskih-ditej-deportovanih-rf.html" text:style-name="Internet_20_link" text:visited-style-name="Visited_20_Internet_20_Link">
in 28 cities of Europe there were rallies demanding to return Ukrainian <text:span text:style-name="T4">
 children </text:span>
 deported by the Russian Federation</text:a>
According to the CNS, children in the temporarily occupied territories carry out "in -depth prophylactic medical examinations" of children. Those who do not pass such a physical examination are sent to the Russian Federation for treatment.</text:p>
      <text:p text:style-name="P4">
On the appropriate abduction scheme <text:a xlink:type="simple" xlink:href="https://www.ukrinform.ua/tag-diti" text:style-name="Internet_20_link" text:visited-style-name="Visited_20_Internet_20_Link">
children</text:a>
The Russian government has allocated about 1.5 billion rubles. However, the lion's part of the funds is stolen, in particular the occupation administrations and groups of physicians who are assigned from the Russian Federation.</text:p>
      <text:p text:style-name="P4">
<text:span text:style-name="T4">
 Read also: </text:span>
 <text:a xlink:type="simple" xlink:href="https://www.ukrinform.ua/rubric-society/3718560-patnadcat-iz-dvadcati-roszmi-vipravdovuut-deportaciu-ukrainskih-ditej-nacradi.html" text:style-name="Internet_20_link" text:visited-style-name="Visited_20_Internet_20_Link">
fifteen of twenty Russia justify <text:span text:style-name="T4">
 deportation </text:span>
 Ukrainian children - National Council</text:a>
As it was reported, at this time _ <text:a xlink:type="simple" xlink:href="https://www.ukrinform.ua/rubric-society/3716484-lubinec-skilki-zagalom-ditej-vikrala-rf-ne-znae-nihto.html" text:style-name="Internet_20_link" text:visited-style-name="Visited_20_Internet_20_Link">
there is information about 19.4 thousand deported Ukrainian children</text:a>
_ .</text:p>
      <text:p text:style-name="P4">
News Source: <text:a xlink:type="simple" xlink:href="https://www.ukrinform.ua/rubric-regions/3723339-zagarbniki-u-cervni-vivezli-z-lugansini-u-rf-pivtori-sotni-ditej-centr-nacsprotivu.html" text:style-name="Internet_20_link" text:visited-style-name="Visited_20_Internet_20_Link">
https://www.ukrinform.ua/rubric-regions/3723339-zagarbniki-u-cervni-vivezli-z-lugansini-u-rf-pivtori-sotni-ditej-centr-nacsprotivu.html</text:a>
</text:p>
      <!--NEWS-->
      <text:h text:style-name="P10" text:outline-level="1">
<text:span text:style-name="T4">
Ukraine is working on the inclusion of Russia in the Black List Fatf - National Bank</text:span>
</text:h>
      <text:p text:style-name="P4">
Authors: Ukrinform (Person)</text:p>
      <text:p text:style-name="P4">
Publisher: Укринформ (Organization)</text:p>
      <text:p text:style-name="P4">
Published Time: 2023-06-15T16:38:19+03:00</text:p>
      <text:p text:style-name="P4">
Modified Time: 2023-06-15T16:38:19+03:00</text:p>
      <text:p text:style-name="P4">
Description: The inclusion of Russia in the "black list" of the International Group on Counteering Wash Dirty Money (FATF) will strengthen in all directions already used and adopted sanctions against the aggressor. - Ukrinform.</text:p>
      <text:p text:style-name="P4">
Images: ['<text:a xlink:type="simple" xlink:href="https://static.ukrinform.com/photos/2014_10/thumb_files/630_360_1414420883-golova-pravlinnya-at-oschadbank-ukrajini-andriy-pishniy.jpg" text:style-name="Internet_20_link" text:visited-style-name="Visited_20_Internet_20_Link">
630_360_14144...</text:a>
']</text:p>
      <text:p text:style-name="P4">
Tags: ['Нацбанк', 'Росія', 'FATF', 'Андрій Пишний']</text:p>
      <text:p text:style-name="P4">
Type: Article</text:p>
      <!--METADATA-->
      <text:p text:style-name="P4">
<draw:frame draw:style-name="fr1" draw:name="Image140" text:anchor-type="as-char" svg:width="6.9236in" svg:height="3.950003in" draw:z-index="0">
<draw:image xlink:href="../Images/yкринформ/2023-06-15T16-38-19-03-00/630_360_1414420883-golova-pravlinnya-at-oschadbank-ukrajini-andriy-pishniy.jpg" xlink:type="simple" xlink:show="embed" xlink:actuate="onLoad" draw:mime-type="image/jpeg"/>
</draw:frame>
Inclusion of Russia in the "black list" of the International Group on Combating Down Down(FATF)will strengthen the directions already used and adopted sanctions against the aggressor.</text:p>
      <text:p text:style-name="P4">
The head of the National Bank of Ukraine Andriy Pishny said this at a briefing, Ukrinform correspondent reports.</text:p>
      <text:p text:style-name="P4">
"The joint efforts of the entire Ukrainian team managed to achieve a significant progress in the question related to the inclusion of Russia in the" black list "(FATF -Row.). Проміжний результат був доволі відчутним. На сесії, яка відбулася улютому 2023 року, членство рф у FATF було призупинено. Однак ми вважаємо, щоцього недостатньо. Ми працюємо над тим, щоб на пленарній сесії FATF, якавідбудеться 19-22 червня, було ухвалено рішення про включення росії до"чорного списку", - сказав Пишний.</text:p>
      <text:p text:style-name="P4">
Він наголосив, що Національний банк посилив аргументи з якими звертались доорганізацій і уряд, і Міністерство фінансів.</text:p>
      <text:p text:style-name="P4">
"Зі свого боку я підписав листи на керівників центральних банків, а такожпровів двосторонні зустрічі і діалоги. У цих листах ми надали повне юридичнеобгрунтування доказів, відповідну юридичну позицію, яка дає, на нашу думку,необхідність включити росію до "чорного списку". Це суттєво посилить по усіхнапрямах уже застосовані і прийняті санкційні пакети, а також буде гідноювідповіддю на останні терористичні атаки, на екоцид, на вбивства цивільногонаселення, які здійснює рф", - підкреслив голова <text:a xlink:type="simple" xlink:href="https://www.ukrinform.ua/tag-nacbank" text:style-name="Internet_20_link" text:visited-style-name="Visited_20_Internet_20_Link">
 НБУ</text:a>
.</text:p>
      <text:p text:style-name="P4">
*!(https://www.ukrinform.ua/rubric-economy/3723334-u-nacbanku-ocinili-vpliv-rujnuvanna-kahovskoi-ges-na-inflaciu.html)As it was reported, the Ministry of Finance of Ukraine and the State Financial Monitoring Service of Ukraine call the International Group on Combating Dumplings(Financial Action Task Force - FATF)To bring the Russian Federation to the "black list" during a plenary session in Paris.</text:p>
      <text:p text:style-name="P4">
In recent weeks, Moscow has addressed more than six countries, including Savuda Arabia, Turkey, Mexico, Malasia and the United Arab Emirates, warning them of negative effects for trade relations due to the "black" or "gray" FATF list.</text:p>
      <text:p text:style-name="P4">
News Source: <text:a xlink:type="simple" xlink:href="https://www.ukrinform.ua/rubric-economy/3723342-ukraina-pracue-nad-vklucennam-rosii-do-cornogo-spisku-fatf-nacbank.html" text:style-name="Internet_20_link" text:visited-style-name="Visited_20_Internet_20_Link">
https://www.ukrinform.ua/rubric-economy/3723342-ukraina-pracue-nad-vklucennam-rosii-do-cornogo-spisku-fatf-nacbank.html</text:a>
</text:p>
      <!--NEWS-->
      <text:h text:style-name="P10" text:outline-level="1">
<text:span text:style-name="T4">
The Ukrainian military has advanced in the bug area for a kilometer - defense forces</text:span>
</text:h>
      <text:p text:style-name="P4">
Authors: Ukrinform (Person)</text:p>
      <text:p text:style-name="P4">
Publisher: Укринформ (Organization)</text:p>
      <text:p text:style-name="P4">
Published Time: 2023-06-15T16:39:00+03:00</text:p>
      <text:p text:style-name="P4">
Modified Time: 2023-06-15T16:39:00+03:00</text:p>
      <text:p text:style-name="P4">
Description: Under the carwear, the Tavriysky defense forces advanced to 1 km. - Ukrinform.</text:p>
      <text:p text:style-name="P4">
Images: ['<text:a xlink:type="simple" xlink:href="https://static.ukrinform.com/photos/2023_06/thumb_files/630_360_1686488514-765.jpg" text:style-name="Internet_20_link" text:visited-style-name="Visited_20_Internet_20_Link">
630_360_16864...</text:a>
']</text:p>
      <text:p text:style-name="P4">
Tags: ['Оборона', 'ЗСУ', 'Схід України', 'Єдині новини']</text:p>
      <text:p text:style-name="P4">
Type: Article</text:p>
      <!--METADATA-->
      <text:p text:style-name="P4">
<draw:frame draw:style-name="fr1" draw:name="Image141" text:anchor-type="as-char" svg:width="6.9236in" svg:height="3.956343in" draw:z-index="0">
<draw:image xlink:href="../Images/yкринформ/2023-06-15T16-39-00-03-00/630_360_1686488514-765.jpg" xlink:type="simple" xlink:show="embed" xlink:actuate="onLoad" draw:mime-type="image/jpeg"/>
</draw:frame>
The subjugated forces of the Tavriysky direction moved forward to a distance of 1 km.</text:p>
      <text:p text:style-name="P4">
According to Ukrinform, the Unified Press Center of Defense forces of Tavriysky Valeriyshchn's Defense Forces.</text:p>
      <text:p text:style-name="P4">
“As part of a defensive operation in the area of the city of Colors, measures are ongoing. Yes, our units and troops advanced to the branch outer to 1 km, ”the spokesman informed.</text:p>
      <text:p text:style-name="P4">
At the same time, he said, the enemy was fired at Vodane, Vodyane, Kurakhovo, Maksimivka, Elizabeth, Pelkivka, Vemivka, Veliky Novosilka, Free Pole. Gold. The largest assault man was carried out in the Mariinsky direction - 13, on Avdiivsky - 9, Navugledarsky - 2.</text:p>
      <text:p text:style-name="P4">
<text:span text:style-name="T4">
 Read also: </text:span>
 <text:a xlink:type="simple" xlink:href="https://www.ukrinform.ua/rubric-ato/3722772-u-volnovaskomu-rajoni-jdut-aktivni-boi-z-prosuvannam-zsu-vijskova-administracia.html" text:style-name="Internet_20_link" text:visited-style-name="Visited_20_Internet_20_Link">
in the Volnovakha district there are active fights with the promotion of forces - military administration</text:a>
In general in <text:a xlink:type="simple" xlink:href="https://www.ukrinform.ua/tag-doneccina" text:style-name="Internet_20_link" text:visited-style-name="Visited_20_Internet_20_Link">
Donetsk region</text:a>
On the eve of the day there were 25 combat clashes, at night - 7. Units of rocket troops of Tartylier forces of defense forces of Tavriya direction per day performed 1 577 firewalls</text:p>
      <text:p text:style-name="P4">
According to the spokesman, as of the morning, the estimated losses of the enemy on the Tavriyskaya was: 34 killed, 85 wounded, in captivity - 5. Also destroyed 2 warehouses of ammunition and 9 units of hostile OVT.</text:p>
      <text:p text:style-name="P4">
In total, 59 units of military technician have been destroyed and damaged over the past 24 hours. In particular, KA-52 helicopter, 14 tanks, 10 units of BMP, 6 BBM, MTLB, howitzer 2C19 "MSTU-C", howitzer 2A65 "MSTA-B", anti-tank missile complex "Cornet", self-propelled artillery installation 2C1 "Carnation", Complex of the Reb, 3-block "Zala", UAV "Orlan-10", UAV "Orlan-30".</text:p>
      <text:p text:style-name="P4">
*!(https://www.ukrinform.ua/rubric-ato/3723237-na-orihivskomu-napramku-pidrozdili-nacgvardii-prosunulisa-do-1500-metriv.html)As reported by Ukrinform, from February 24, 2022 to June 15, 2023, about 217 thousand 910 Russian invaders were liquidated from February 15, 2023, 580 - in the past day.</text:p>
      <text:p text:style-name="P4">
<text:span text:style-name="T5">
Foto: libkos</text:span>
</text:p>
      <text:p text:style-name="P4">
News Source: <text:a xlink:type="simple" xlink:href="https://www.ukrinform.ua/rubric-ato/3723344-ukrainski-vijskovi-prosunulisa-u-rajoni-vugledara-na-kilometr-sili-oboroni.html" text:style-name="Internet_20_link" text:visited-style-name="Visited_20_Internet_20_Link">
https://www.ukrinform.ua/rubric-ato/3723344-ukrainski-vijskovi-prosunulisa-u-rajoni-vugledara-na-kilometr-sili-oboroni.html</text:a>
</text:p>
      <!--NEWS-->
      <text:h text:style-name="P10" text:outline-level="1">
<text:span text:style-name="T4">
Japan states that the DPRK missiles fell in its economic zone</text:span>
</text:h>
      <text:p text:style-name="P4">
Authors: Ukrinform (Person)</text:p>
      <text:p text:style-name="P4">
Publisher: Укринформ (Organization)</text:p>
      <text:p text:style-name="P4">
Published Time: 2023-06-15T16:49:00+03:00</text:p>
      <text:p text:style-name="P4">
Modified Time: 2023-06-15T16:49:00+03:00</text:p>
      <text:p text:style-name="P4">
Description: The Ministry of Defense of Japan said that the North Korean ballistic missiles launched on June 15 fell within its exclusive economic zone. - Ukrinform.</text:p>
      <text:p text:style-name="P4">
Images: ['<text:a xlink:type="simple" xlink:href="https://static.ukrinform.com/photos/2023_06/thumb_files/630_360_1686836960-619.jpeg" text:style-name="Internet_20_link" text:visited-style-name="Visited_20_Internet_20_Link">
630_360_16868...</text:a>
']</text:p>
      <text:p text:style-name="P4">
Tags: ['Японія', 'КНДР', 'Ракета']</text:p>
      <text:p text:style-name="P4">
Type: Article</text:p>
      <!--METADATA-->
      <text:p text:style-name="P4">
<draw:frame draw:style-name="fr1" draw:name="Image142" text:anchor-type="as-char" svg:width="6.9236in" svg:height="3.956343in" draw:z-index="0">
<draw:image xlink:href="../Images/yкринформ/2023-06-15T16-49-00-03-00/630_360_1686836960-619.jpeg" xlink:type="simple" xlink:show="embed" xlink:actuate="onLoad" draw:mime-type="image/jpeg"/>
</draw:frame>
The Ministry of Defense of Japan said that the North Korean ballistic missiles launched on June 15 fell within its exclusive economic zone.</text:p>
      <text:p text:style-name="P4">
About it reports <text:a xlink:type="simple" xlink:href="https://english.kyodonews.net/news/2023/06/d2d06ca79067-urgent-n-korea-fires-what-may-be-ballistic-missile-japan-govt.html" text:style-name="Internet_20_link" text:visited-style-name="Visited_20_Internet_20_Link">
Kyodo News</text:a>
, reports Ukrinform.</text:p>
      <text:p text:style-name="P4">
Fumio Kishida Prime Minister stated that <text:a xlink:type="simple" xlink:href="https://www.ukrinform.ua/tag-aponia" text:style-name="Internet_20_link" text:visited-style-name="Visited_20_Internet_20_Link">
Japan</text:a>
She transmitted the protest of North Korea through the trips of ballistic missiles.</text:p>
      <text:p text:style-name="P4">
Information about the damage caused to the Japanese authorities did not receive.</text:p>
      <text:p text:style-name="P4">
<text:span text:style-name="T4">
 Read also: </text:span>
 <text:a xlink:type="simple" xlink:href="https://www.ukrinform.ua/rubric-world/3722696-pivdenna-korea-vimagae-vid-kndr-vidskoduvati-35-miljoniv-za-pidriv-ofisu-zvazku-na-kordoni.html" text:style-name="Internet_20_link" text:visited-style-name="Visited_20_Internet_20_Link">
South Korea demands from <text:span text:style-name="T4">
 DPRK </text:span>
 to reimburse $ 35 million for undermining the border communication office</text:a>
As reported <text:a xlink:type="simple" xlink:href="https://www.ukrinform.ua/rubric-world/3723295-kndr-zapustila-dvi-balisticni-raketi-u-napramku-aponskogo-mora-zmi.html" text:style-name="Internet_20_link" text:visited-style-name="Visited_20_Internet_20_Link">
Ukrnform</text:a>
, North Korea, on June 15, launched two small -scale ballistic missiles by the Unapryamka of the Japanese Sea.</text:p>
      <text:p text:style-name="P4">
News Source: <text:a xlink:type="simple" xlink:href="https://www.ukrinform.ua/rubric-world/3723346-aponia-zaavlae-so-raketi-kndr-upali-v-ii-ekonomicnij-zoni.html" text:style-name="Internet_20_link" text:visited-style-name="Visited_20_Internet_20_Link">
https://www.ukrinform.ua/rubric-world/3723346-aponia-zaavlae-so-raketi-kndr-upali-v-ii-ekonomicnij-zoni.html</text:a>
</text:p>
      <!--NEWS-->
      <text:h text:style-name="P10" text:outline-level="1">
<text:span text:style-name="T4">
The Cabinet building opened an exhibition dedicated to the families of border guards</text:span>
</text:h>
      <text:p text:style-name="P4">
Authors: Ukrinform (Person)</text:p>
      <text:p text:style-name="P4">
Publisher: Укринформ (Organization)</text:p>
      <text:p text:style-name="P4">
Published Time: 2023-06-15T16:53:00+03:00</text:p>
      <text:p text:style-name="P4">
Modified Time: 2023-06-15T16:53:00+03:00</text:p>
      <text:p text:style-name="P4">
Description: Photo exhibition on "Border Guards and Border Guards: Family and War", on the occasion of Mother's Day and Father's Day, opened in the Cabinet of Ministers of Ukraine. - Ukrinform.</text:p>
      <text:p text:style-name="P4">
Images: ['<text:a xlink:type="simple" xlink:href="https://static.ukrinform.com/photos/2023_06/thumb_files/630_360_1686836475-1287.jpeg" text:style-name="Internet_20_link" text:visited-style-name="Visited_20_Internet_20_Link">
630_360_16868...</text:a>
']</text:p>
      <text:p text:style-name="P4">
Tags: ['Кабмін', 'Прикордонники', 'Фотовиставка', 'Дейнеко']</text:p>
      <text:p text:style-name="P4">
Type: Article</text:p>
      <!--METADATA-->
      <text:p text:style-name="P4">
<draw:frame draw:style-name="fr1" draw:name="Image143" text:anchor-type="as-char" svg:width="6.9236in" svg:height="3.956343in" draw:z-index="0">
<draw:image xlink:href="../Images/yкринформ/2023-06-15T16-53-00-03-00/630_360_1686836475-1287.jpeg" xlink:type="simple" xlink:show="embed" xlink:actuate="onLoad" draw:mime-type="image/jpeg"/>
</draw:frame>
Photo exhibition on "Border Guards and Border Guards: Family and War", on the occasion of his mother and father's day, opened in the Cabinet of Ministers of Ukraine.</text:p>
      <text:p text:style-name="P4">
According to Ukrinform correspondent in the opening of the exhibition, the capture of European and Euro-Atlantic integration Orthalga Stephanyshyn, Minister of Cabinet of Ministers Oleg Nemchinov, Head of the State Border Guard Service Sergey Deyneko.</text:p>
      <text:p text:style-name="P4">
“This is unique <text:a xlink:type="simple" xlink:href="https://www.ukrinform.ua/tag-vistavka" text:style-name="Internet_20_link" text:visited-style-name="Visited_20_Internet_20_Link">
Photo Exhibition</text:a>
The main purpose of which is why we are on the front - for the sake of children. They are and for the sake of Ukraine, they also know their lives, in particular, the border guards, ”Sergey Deyneko said to open a photo exhibition.</text:p>
      <text:p text:style-name="P4">
</text:p>
      <text:p text:style-name="P4">
<text:a xlink:type="simple" xlink:href="https://static.ukrinform.com/photos/2023_06/1686836473-2082.jpeg" text:style-name="Internet_20_link" text:visited-style-name="Visited_20_Internet_20_Link">
 </text:a>
 <text:a xlink:type="simple" xlink:href="https://static.ukrinform.com/photos/2023_06/1686836473-4635.jpeg" text:style-name="Internet_20_link" text:visited-style-name="Visited_20_Internet_20_Link">
</text:a>
 <text:a xlink:type="simple" xlink:href="https://static.ukrinform.com/photos/2023_06/1686836473-6323.jpeg" text:style-name="Internet_20_link" text:visited-style-name="Visited_20_Internet_20_Link">
</text:a>
 <text:a xlink:type="simple" xlink:href="https://static.ukrinform.com/photos/2023_06/1686836473-7164.jpeg" text:style-name="Internet_20_link" text:visited-style-name="Visited_20_Internet_20_Link">
</text:a>
 <text:a xlink:type="simple" xlink:href="https://static.ukrinform.com/photos/2023_06/1686836473-5719.jpeg" text:style-name="Internet_20_link" text:visited-style-name="Visited_20_Internet_20_Link">
</text:a>
 <text:a xlink:type="simple" xlink:href="https://static.ukrinform.com/photos/2023_06/1686836473-6267.jpeg" text:style-name="Internet_20_link" text:visited-style-name="Visited_20_Internet_20_Link">
</text:a>
 <text:a xlink:type="simple" xlink:href="https://static.ukrinform.com/photos/2023_06/1686836474-6020.jpeg" text:style-name="Internet_20_link" text:visited-style-name="Visited_20_Internet_20_Link">
</text:a>
 <text:a xlink:type="simple" xlink:href="https://static.ukrinform.com/photos/2023_06/1686836475-3645.jpeg" text:style-name="Internet_20_link" text:visited-style-name="Visited_20_Internet_20_Link">
</text:a>
 <text:a xlink:type="simple" xlink:href="https://static.ukrinform.com/photos/2023_06/1686836475-2379.jpeg" text:style-name="Internet_20_link" text:visited-style-name="Visited_20_Internet_20_Link">
</text:a>
 <text:a xlink:type="simple" xlink:href="https://static.ukrinform.com/photos/2023_06/1686836475-1287.jpeg" text:style-name="Internet_20_link" text:visited-style-name="Visited_20_Internet_20_Link">
<draw:frame draw:style-name="fr1" draw:name="Image154" text:anchor-type="as-char" svg:width="6.9236in" svg:height="3.956343in" draw:z-index="0">
<draw:image xlink:href="../Images/yкринформ/2023-06-15T16-53-00-03-00/630_360_1686836475-1287.jpeg" xlink:type="simple" xlink:show="embed" xlink:actuate="onLoad" draw:mime-type="image/jpeg"/>
</draw:frame>
</text:a>
 <text:a xlink:type="simple" xlink:href="https://static.ukrinform.com/photos/2023_06/1686836475-2588.jpeg" text:style-name="Internet_20_link" text:visited-style-name="Visited_20_Internet_20_Link">
</text:a>
</text:p>
      <text:p text:style-name="P4">
According to her, the photographic project is dedicated to Mother's Day and Father's Day. The candidate's participation in it was selected by commanders in military units and units. This feature exhibition will be presented in most regions of Ukraine. It was already seen by Khmelnitsky content, in Chernivtsi, Cherkasy, Odessa, and today in Kiev.</text:p>
      <text:p text:style-name="P4">
The participant of the project border guard Tatiana said that on the first day of the full -scale war she left the children who were still asleep and went to the defense of the country. Her relatives were taken to a safe place, and for 7 months a woman was not able to see them. Now they have participated in the project together. “This exhibition is a lot of war and at the same time family joy. These photos are presented by those who are fighting - our children, ”Tatiana said.</text:p>
      <text:p text:style-name="P4">
In her turn, opening a photo exhibition, Viceremier-Minister on European and Euro-Atlantic Integration, Olga Stephanyshyn, noted that Ukrainian is a peaceful nation, “we love our families, our cities, our villages, but when we need to stand up for. Each border guard and border guard in the photo in the form has steel. They fight for their families, for our births, for the opportunity to take photos of families without shape. ”</text:p>
      <text:p text:style-name="P4">
*!(https://www.ukrinform.ua/rubric-kyiv/3717514-u-kievi-vidkrilas-fotovistavka-ukraina-zurnalisti-na-peredovij.html)Cabinet Minister Oleg Nemchinov noted that the state borderline was always ahead of the whole sector of safety in the issue of large number of women in the service. “Women in the State Border Service and in the whole security sector they are not only warriors. They are both moms and loving wives. They will bring us the safety we owe today, ”he said, and noted that even after the martial law, many will return to their families, and the border guards will continue to carry their service. “And we would like to do it only on the Eastern borders, and in the west and south - we were part of one big European family, protecting the single border of the European Union.</text:p>
      <text:p text:style-name="P4">
As it was reported, Mother's Day in Ukraine is celebrated this year on May 14, the day - June 18.</text:p>
      <text:p text:style-name="P4">
News Source: <text:a xlink:type="simple" xlink:href="https://www.ukrinform.ua/rubric-society/3723347-u-budivli-kabminu-vidkrili-vistavku-prisvacenu-rodinam-prikordonnikiv.html" text:style-name="Internet_20_link" text:visited-style-name="Visited_20_Internet_20_Link">
https://www.ukrinform.ua/rubric-society/3723347-u-budivli-kabminu-vidkrili-vistavku-prisvacenu-rodinam-prikordonnikiv.html</text:a>
</text:p>
      <!--NEWS-->
      <text:h text:style-name="P10" text:outline-level="1">
<text:span text:style-name="T4">
Five schools that have been affected by full -scale Russian aggression will be rebuilt in Kharkiv region</text:span>
</text:h>
      <text:p text:style-name="P4">
Authors: Ukrinform (Person)</text:p>
      <text:p text:style-name="P4">
Publisher: Укринформ (Organization)</text:p>
      <text:p text:style-name="P4">
Published Time: 2023-06-15T16:55:00+03:00</text:p>
      <text:p text:style-name="P4">
Modified Time: 2023-06-15T16:55:00+03:00</text:p>
      <text:p text:style-name="P4">
Description: In the Kharkiv Oblast Charitable Fund</text:p>
      <text:p text:style-name="P4">
Images: ['<text:a xlink:type="simple" xlink:href="https://static.ukrinform.com/photos/2023_06/thumb_files/630_360_1686836516-946.png" text:style-name="Internet_20_link" text:visited-style-name="Visited_20_Internet_20_Link">
630_360_16868...</text:a>
']</text:p>
      <text:p text:style-name="P4">
Tags: ['Школа', 'Харківщина', 'Ремонт', 'U-LEAD з Європою']</text:p>
      <text:p text:style-name="P4">
Type: Article</text:p>
      <!--METADATA-->
      <text:p text:style-name="P4">
<draw:frame draw:style-name="fr1" draw:name="Image156" text:anchor-type="as-char" svg:width="6.9236in" svg:height="3.956343in" draw:z-index="0">
<draw:image xlink:href="../Images/yкринформ/2023-06-15T16-55-00-03-00/630_360_1686836516-946.png" xlink:type="simple" xlink:show="embed" xlink:actuate="onLoad" draw:mime-type="image/png"/>
</draw:frame>
The Kharkiv region is boldly restored as part of the Ulead with Europe program with the financial support of the European Commission's Foreign Policy Instruments.</text:p>
      <text:p text:style-name="P4">
According to Ukrinform, U-LEAD with Europe reports on <text:a xlink:type="simple" xlink:href="http://www.facebook.com/ULEADwithEurope/posts/pfbid033D3yK3twFmSht6x6rZGPeUtRCkg5nJy5YAo6uXmMQkVHoew5eYJNx9PDQjEXvLC4l" text:style-name="Internet_20_link" text:visited-style-name="Visited_20_Internet_20_Link">
Facebook</text:a>
.</text:p>
      <text:p text:style-name="P4">
"Благодійний фонд "Сміливі відновлювати" уклав меморандуми з п’ятьма громадамиХарківської області про відбудову шкіл, що постраждали від повномасштабноїросійської агресії в 2022-2023 роках у рамках проєкту "Відбудова місцевих шкілзадля стійкості", - йдеться у повідомленні.</text:p>
      <text:p text:style-name="P4">
Як <text:a xlink:type="simple" xlink:href="http://www.facebook.com/BraveToRebuildUA/posts/pfbid02sGrnCYGuLhdDE2TDP3i3VEzK9tXXAGZph5nZjecC6sJ4KrhLRJrcbhB9ipECUx97l" text:style-name="Internet_20_link" text:visited-style-name="Visited_20_Internet_20_Link">
 зазначили</text:a>
In the Charity Fund, the signing of the document is the result of preliminary regulations on the restoration of schools in Kharkiv region: with the Rusko -Lozovo Lyceum of the Dergachiv Community, with Balakli Lyceum No. 5 of Balaklius Community, with the Pechenez Lyceum. G. Semirara Pechenezh community, the Rogan Academic Lyceum of the Rogan Community, with the Capitol Lyceum of the Oscilus Community.</text:p>
      <text:p text:style-name="P4">
A separate project will be prepared for each institution as each of the <text:a xlink:type="simple" xlink:href="https://www.ukrinform.ua/tag-skola" text:style-name="Internet_20_link" text:visited-style-name="Visited_20_Internet_20_Link">
schools</text:a>
Has various damage. Among the works to be carried out will be the replacement of roof cover, windows and doors, repair classes, assembly halls, gyms and corridors. If necessary, repair of heating systems, electricity supply, equipping with novice efficient lighting, modern furniture, etc. will be repaired. All schools will repair boilers' installation toilets, inclusive entrance groups with a ramp.</text:p>
      <text:p text:style-name="P4">
According to Vitaly Selik, the BF Director of BF, Build Back Better will be used to make the principle of Build Back Better. "First of all, we make this project for children. The school has inspirational students to study and creativity. It should become a place of gravity. We will try to implement innovative and modern solutions of educational spaces in repairs. The recovery of schools in Kharkiv is one of the most important factors for returning people in de -industry territories. Therefore, in our projects we will put rationality in the first place to rebuild as much as possible, "said Gin.In addition, 6 more schools will be rebuilt in the Kyiv and Chernihiv regions. Memorandums with the respective communities were signed last week.</text:p>
      <text:p text:style-name="P4">
U-LEAD initiative "Reconstruction of local schools for stability" aims to attach specific support to 12 selected communities that have been affected in three regions of Ukraine-Chernihiv, Kyiv and Kharkiv region-by financing their individual approaches to recovery.</text:p>
      <text:p text:style-name="P4">
The project will give the opportunity to evaluate losses and invest in repair of school buildings or, if the latter are structurally dangerous or destroyed, will provide accesso online training through the creation of digital training centers.</text:p>
      <text:p text:style-name="P4">
<text:span text:style-name="T4">
 Read also: </text:span>
 <text:a xlink:type="simple" xlink:href="https://www.ukrinform.ua/rubric-regions/3721645-gromadi-rivnensini-i-prikarpatta-rozvivaut-spivpracu-u-sferah-ozdorovlenna-ditej-ta-obminu-dosvidom.html" text:style-name="Internet_20_link" text:visited-style-name="Visited_20_Internet_20_Link">
communities of Rivne region and Carpathian region develop cooperation with children's health and exchange of experience</text:a>
The project "Reconstruction of Local Schools for Sustainability" is part of the school "U-LEAD with Europe".</text:p>
      <text:p text:style-name="P4">
The Program for Ukraine for Expanding Rights and Opportunities at Local Level, Accountability and Development "<text:a xlink:type="simple" xlink:href="http://u-lead.org.ua/" text:style-name="Internet_20_link" text:visited-style-name="Visited_20_Internet_20_Link">
U-LEAD with Europe</text:a>
"jointly funded by the EU and its Member States by Germany, Poland, Sweden, Denmark, Estonia and Slovenia to support Ukraine on its way to dome local government. U-LEAD promotes transparent, accountable Tabagator management in Ukraine, which meets the needs .</text:p>
      <text:p text:style-name="P4">
News Source: <text:a xlink:type="simple" xlink:href="https://www.ukrinform.ua/rubric-regions/3723349-na-harkivsini-vidbuduut-5-skil-aki-postrazdali-vid-povnomasstabnoi-rosijskoi-agresii.html" text:style-name="Internet_20_link" text:visited-style-name="Visited_20_Internet_20_Link">
https://www.ukrinform.ua/rubric-regions/3723349-na-harkivsini-vidbuduut-5-skil-aki-postrazdali-vid-povnomasstabnoi-rosijskoi-agresii.html</text:a>
</text:p>
      <!--NEWS-->
      <text:h text:style-name="P10" text:outline-level="1">
<text:span text:style-name="T4">
Ukrainian Snigur gave way to the second round of the WTA tournament 250 in Nottingham</text:span>
</text:h>
      <text:p text:style-name="P4">
Authors: Ukrinform (Person)</text:p>
      <text:p text:style-name="P4">
Publisher: Укринформ (Organization)</text:p>
      <text:p text:style-name="P4">
Published Time: 2023-06-15T16:57:59+03:00</text:p>
      <text:p text:style-name="P4">
Modified Time: 2023-06-15T16:57:59+03:00</text:p>
      <text:p text:style-name="P4">
Description: Ukrainian tennis player Daria Snigur ( # 157 WTA) held a match of the second circle of herbal WTA 250 in Nottingham. - Ukrinform.</text:p>
      <text:p text:style-name="P4">
Images: ['<text:a xlink:type="simple" xlink:href="https://static.ukrinform.com/photos/2023_06/thumb_files/630_360_1686837416-153.jpg" text:style-name="Internet_20_link" text:visited-style-name="Visited_20_Internet_20_Link">
630_360_16868...</text:a>
']</text:p>
      <text:p text:style-name="P4">
Tags: ['Теніс']</text:p>
      <text:p text:style-name="P4">
Type: Article</text:p>
      <!--METADATA-->
      <text:p text:style-name="P4">
<draw:frame draw:style-name="fr1" draw:name="Image157" text:anchor-type="as-char" svg:width="6.9236in" svg:height="3.956343in" draw:z-index="0">
<draw:image xlink:href="../Images/yкринформ/2023-06-15T16-57-59-03-00/630_360_1686837416-153.jpg" xlink:type="simple" xlink:show="embed" xlink:actuate="onLoad" draw:mime-type="image/jpeg"/>
</draw:frame>
Ukrainian Sniar Snigur(№157 WTA)The second circle of the WTA Herbal Turnner 250 in Nottingham.</text:p>
      <text:p text:style-name="P4">
Snow Maida lost Katie Bulter(№126 WTA)From the United Kingdom - 5: 7, 3: 6, reports Ukrinform.</text:p>
      <text:p text:style-name="P4">
The Ukrainian took a medical time out in the second set. She turned domes twice because of her knee injury. The match lasted 2 hours 7 minutes.</text:p>
      <text:p text:style-name="P4">
The Snow Maiden performed 1 supply, made 3 double errors.</text:p>
      <text:p text:style-name="P4">
It was the second meeting of the tennis player, in the previous match the victory is also a gaze.</text:p>
      <text:p text:style-name="P4">
<text:span text:style-name="T4">
 Read also: </text:span>
 <text:a xlink:type="simple" xlink:href="https://www.ukrinform.ua/rubric-sports/3723291-sacko-peremig-marcenka-na-slahu-do-cvertfinalu-turniru-atp-u-bratislavi.html" text:style-name="Internet_20_link" text:visited-style-name="Visited_20_Internet_20_Link">
Sachko won Marchenko on the way to the quarterfinals of the tournautpatp in Bratislava</text:a>
As it was reported, Snow Maid was replaced by Lesya Tsurenko, which starred.</text:p>
      <text:p text:style-name="P4">
Photo: Getty Images</text:p>
      <text:p text:style-name="P4">
News Source: <text:a xlink:type="simple" xlink:href="https://www.ukrinform.ua/rubric-sports/3723352-ukrainka-snigur-postupilasa-u-drugomu-koli-turniru-wta-250-v-nottingemi.html" text:style-name="Internet_20_link" text:visited-style-name="Visited_20_Internet_20_Link">
https://www.ukrinform.ua/rubric-sports/3723352-ukrainka-snigur-postupilasa-u-drugomu-koli-turniru-wta-250-v-nottingemi.html</text:a>
</text:p>
      <!--NEWS-->
      <text:h text:style-name="P10" text:outline-level="1">
<text:span text:style-name="T4">
In Lviv, they began to build housing for patients of rehabilitation center "Unbreakable"</text:span>
</text:h>
      <text:p text:style-name="P4">
Authors: Ukrinform (Person)</text:p>
      <text:p text:style-name="P4">
Publisher: Укринформ (Organization)</text:p>
      <text:p text:style-name="P4">
Published Time: 2023-06-15T17:00:30+03:00</text:p>
      <text:p text:style-name="P4">
Modified Time: 2023-06-15T17:00:30+03:00</text:p>
      <text:p text:style-name="P4">
Description: The construction of social housing for patients of the National Rehabilitation Center "Unbreakable" began in Lviv. It is planned to build 8 homes where 700 people can temporarily live. - Ukrinform.</text:p>
      <text:p text:style-name="P4">
Images: ['<text:a xlink:type="simple" xlink:href="https://static.ukrinform.com/photos/2023_06/thumb_files/630_360_1686836775-2137.jpeg" text:style-name="Internet_20_link" text:visited-style-name="Visited_20_Internet_20_Link">
630_360_16868...</text:a>
']</text:p>
      <text:p text:style-name="P4">
Tags: ['Будівництво', 'Львів', 'Житло', 'Центр «Незламні»']</text:p>
      <text:p text:style-name="P4">
Type: Article</text:p>
      <!--METADATA-->
      <text:p text:style-name="P4">
<draw:frame draw:style-name="fr1" draw:name="Image158" text:anchor-type="as-char" svg:width="6.9236in" svg:height="3.956343in" draw:z-index="0">
<draw:image xlink:href="../Images/yкринформ/2023-06-15T17-00-30-03-00/630_360_1686836775-2137.jpeg" xlink:type="simple" xlink:show="embed" xlink:actuate="onLoad" draw:mime-type="image/jpeg"/>
</draw:frame>
In Lviv, the construction of social housing for patients of the National Rehabilitation Center "Unbreakable". It is planned to build 8 homes where 700 people will be able to live.</text:p>
      <text:p text:style-name="P4">
According to the Ukrinform correspondent, the European Commission provides this project of 19, 5 million Yevro, - the first deputy mayor of LvivAndriy Moskalenko said at a briefing.</text:p>
      <text:p text:style-name="P4">
“At the expense <text:a xlink:type="simple" xlink:href="https://www.ukrinform.ua/tag-evrokomisia" text:style-name="Internet_20_link" text:visited-style-name="Visited_20_Internet_20_Link">
European Commission</text:a>
But the city sampling on the part of the city provides for the construction of 8 houses, which will be able to reside up to 700 people who need rehabilitation. Here are from one -bedroom to three -room apartments. The military with prosthetics on the wheelchair will be able to stay here with the family, because it is an important element of socialization and returning to a fulfilling life, ”Moskalenko said.</text:p>
      <text:p text:style-name="P4">
<text:span text:style-name="T4">
 Read also: </text:span>
 <text:a xlink:type="simple" xlink:href="https://www.ukrinform.ua/rubric-regions/3686719-u-lvovi-vidkrili-proteznu-majsternu-u-reabilitacijnomu-centri-nezlamni.html" text:style-name="Internet_20_link" text:visited-style-name="Visited_20_Internet_20_Link">
in Lviv opened a prosthetic workshop at the Rehabilitation Center "Unbreakable"</text:a>
The houses on 5-7 floors will be located on two sections on the street. I. Mikolaychuk, near the center "Unbreakable". About 20 thousand square meters are planned, of them just over 10 thousand square meters. m is the area of apartments. Ustylobatny part will place many rooms for physical and mental rehabilitation. There will also be underground parking and shelter. The project provides for the control of the territory and a children's club.</text:p>
      <text:p text:style-name="P4">
</text:p>
      <text:p text:style-name="P4">
Today the stage of preparation of the site begins: geodesy, geology, cleansing of grass and plantations, networking. In September-October, the first construction work will be developed. This is a communal area, information stands were erected at its places, and next week there will be an office of the project.</text:p>
      <text:p text:style-name="P4">
As reported in <text:a xlink:type="simple" xlink:href="https://www.ukrinform.ua/rubric-regions/3551058-andrij-sadovij-miskij-golova-lvova.html" text:style-name="Internet_20_link" text:visited-style-name="Visited_20_Internet_20_Link">
interview Ukrinform</text:a>
The mayor of LvivAndriy Sadovyi, to involve philanthropists for the construction of the patient "unbreakable" for the patient, began a year ago. In particular, the partner cities-Freiburg, Wroclaw and others joined. The mayor emphasized that the task of the city authorities is to ensure the entire cycle: both prosthetics, prosthesis production, and all kinds of rehabilitation, and the possibility of residence and adaptation to new conditions, already prosthesis.</text:p>
      <text:p text:style-name="P4">
News Source: <text:a xlink:type="simple" xlink:href="https://www.ukrinform.ua/rubric-regions/3723353-u-lvovi-pocali-buduvati-zitlo-dla-pacientiv-reabilitacijnogo-centru-nezlamni.html" text:style-name="Internet_20_link" text:visited-style-name="Visited_20_Internet_20_Link">
https://www.ukrinform.ua/rubric-regions/3723353-u-lvovi-pocali-buduvati-zitlo-dla-pacientiv-reabilitacijnogo-centru-nezlamni.html</text:a>
</text:p>
      <!--NEWS-->
      <text:h text:style-name="P10" text:outline-level="1">
<text:span text:style-name="T4">
Cyber Police: "24 Channel" did not turn about a hacker attack on their web resource</text:span>
</text:h>
      <text:p text:style-name="P4">
Authors: Ukrinform (Person)</text:p>
      <text:p text:style-name="P4">
Publisher: Укринформ (Organization)</text:p>
      <text:p text:style-name="P4">
Published Time: 2023-06-15T17:02:01+03:00</text:p>
      <text:p text:style-name="P4">
Modified Time: 2023-06-15T17:02:01+03:00</text:p>
      <text:p text:style-name="P4">
Description: Since the beginning of the full -scale war of Russia and Ukraine, only one media has addressed the National Police of Ukraine (NPS) Cyber Police Department for Cyberats. - Ukrinform.</text:p>
      <text:p text:style-name="P4">
Images: ['<text:a xlink:type="simple" xlink:href="https://static.ukrinform.com/photos/2020_08/thumb_files/630_360_1597991697-815.jpg" text:style-name="Internet_20_link" text:visited-style-name="Visited_20_Internet_20_Link">
630_360_15979...</text:a>
']</text:p>
      <text:p text:style-name="P4">
Tags: ['Кібератака', 'ЗМІ', 'Хакери', 'Кіберполіція']</text:p>
      <text:p text:style-name="P4">
Type: Article</text:p>
      <!--METADATA-->
      <text:p text:style-name="P4">
<draw:frame draw:style-name="fr1" draw:name="Image160" text:anchor-type="as-char" svg:width="6.9236in" svg:height="3.956343in" draw:z-index="0">
<draw:image xlink:href="../Images/yкринформ/2023-06-15T17-02-01-03-00/630_360_1597991697-815.jpg" xlink:type="simple" xlink:show="embed" xlink:actuate="onLoad" draw:mime-type="image/jpeg"/>
</draw:frame>
Since the beginning of the full -scale war of Russia and Ukraine, only one media has turned to the National Police of Ukraine Cyber Police Department(DKP NPU)Dodontak.</text:p>
      <text:p text:style-name="P4">
This is stated in the response of the National Police Cyber Police Department of Ukrinform.</text:p>
      <text:p text:style-name="P4">
"From the beginning of the phase of exacerbation of armed aggression of the Russian Federation against Ukraine, one appeal from the Ukrainian media regarding the implementation of unauthorized intervention by unidentified persons in the work of electronic communication networks, which led to forgery, lock information and violation of the established order of its routing,"</text:p>
      <text:p text:style-name="P4">
<text:span text:style-name="T4">
 Read also: </text:span>
 <text:a xlink:type="simple" xlink:href="https://www.ukrinform.ua/rubric-technology/3654348-ukraina-sodobi-vidbivae-do-40-potuznih-kiberatak-derzspeczvazku.html" text:style-name="Internet_20_link" text:visited-style-name="Visited_20_Internet_20_Link">
Ukraine reflects up to 40 powerful cyberattacks - state -specific communication</text:a>
According to this fact, police opened criminal proceedings under Article 561 of the Criminal Code of Ukraine(Unauthorized interference in the work of information(automated), electronic communication, information and communication systems, electronic communication networks).</text:p>
      <text:p text:style-name="P4">
У відомстві не зазначили, яке саме <text:a xlink:type="simple" xlink:href="https://www.ukrinform.ua/tag-zmi" text:style-name="Internet_20_link" text:visited-style-name="Visited_20_Internet_20_Link">
 ЗМІ </text:a>
They turned about this incident.</text:p>
      <text:p text:style-name="P4">
Separately, law enforcement officers informed that "24 Channel", which is part of the composition of the Luxury TV Holding, and this Media Holding did not return to the Cyber Police Department with statements on the cyberin .</text:p>
      <text:p text:style-name="P4">
<text:span text:style-name="T4">
 Read also: </text:span>
 <text:a xlink:type="simple" xlink:href="https://www.ukrinform.ua/rubric-technology/3712173-rosijski-hakeri-zdijsnili-podvijnu-kiberataku-proti-ministerstva-i-zmi-ukraini-derzspeczvazku.html" text:style-name="Internet_20_link" text:visited-style-name="Visited_20_Internet_20_Link">
Russian hackers have performed double cyber attacks of the Anti -Ministry and Media of Ukraine - the State Security Service</text:a>
Earlier, May 11, Channel 24 <text:a xlink:type="simple" xlink:href="https://24tv.ua/uvaga-sayt-24-kanalu-zlamali-rosiyski-hakeri_n2311487" text:style-name="Internet_20_link" text:visited-style-name="Visited_20_Internet_20_Link">
declared</text:a>
that their site has experienced a hacker attack. Information of the publication itself, the Russians began to publish on the site the news news with threats of President Vladimir Zelensky and Ukrainians.</text:p>
      <text:p text:style-name="P4">
News Source: <text:a xlink:type="simple" xlink:href="https://www.ukrinform.ua/rubric-society/3723355-kiberpolicia-24-kanal-ne-zvertavsa-sodo-hakerskoi-ataki-na-svij-vebresurs.html" text:style-name="Internet_20_link" text:visited-style-name="Visited_20_Internet_20_Link">
https://www.ukrinform.ua/rubric-society/3723355-kiberpolicia-24-kanal-ne-zvertavsa-sodo-hakerskoi-ataki-na-svij-vebresurs.html</text:a>
</text:p>
      <!--NEWS-->
      <text:h text:style-name="P10" text:outline-level="1">
<text:span text:style-name="T4">
NASA will send a mission to the Asteroid Psyche, which costs $ 10 quadrillions</text:span>
</text:h>
      <text:p text:style-name="P4">
Authors: Ukrinform (Person)</text:p>
      <text:p text:style-name="P4">
Publisher: Укринформ (Organization)</text:p>
      <text:p text:style-name="P4">
Published Time: 2023-06-15T17:03:00+03:00</text:p>
      <text:p text:style-name="P4">
Modified Time: 2023-06-15T17:03:00+03:00</text:p>
      <text:p text:style-name="P4">
Description: The US National Aeronautics and Space Research (NASA) has outlined a new date for a space mission to a massive asteroid rich on metals. The flight to the Asteroid Psyche, located at a distance of 280 million miles, is scheduled for October 5. - Ukrinform.</text:p>
      <text:p text:style-name="P4">
Images: ['<text:a xlink:type="simple" xlink:href="https://static.ukrinform.com/photos/2019_06/thumb_files/630_360_1561797784-364.jpg" text:style-name="Internet_20_link" text:visited-style-name="Visited_20_Internet_20_Link">
630_360_15617...</text:a>
']</text:p>
      <text:p text:style-name="P4">
Tags: ['Астероїд', 'Космос', 'NASA', 'Технології']</text:p>
      <text:p text:style-name="P4">
Type: Article</text:p>
      <!--METADATA-->
      <text:p text:style-name="P4">
<draw:frame draw:style-name="fr1" draw:name="Image161" text:anchor-type="as-char" svg:width="6.9236in" svg:height="3.956343in" draw:z-index="0">
<draw:image xlink:href="../Images/yкринформ/2023-06-15T17-03-00-03-00/630_360_1561797784-364.jpg" xlink:type="simple" xlink:show="embed" xlink:actuate="onLoad" draw:mime-type="image/jpeg"/>
</draw:frame>
US National Aeronautics and Space Research Office(NASA)A new date for a space mission to a massive asteroid was laid, a rich tent. The flight to the Asteroid Psyche, located at a distance of 280 million miles, is scheduled for October 5.</text:p>
      <text:p text:style-name="P4">
As Ukrinform reports, it reports <text:a xlink:type="simple" xlink:href="https://www.jpl.nasa.gov/missions/psyche" text:style-name="Internet_20_link" text:visited-style-name="Visited_20_Internet_20_Link">
NASA</text:a>
.</text:p>
      <text:p text:style-name="P4">
Initially, the launch was to take place in August 2022, but it was postponed through the prose and organizational problems that are now, according to the laboratory of the reactive movement(JPL)NASA, was decided.</text:p>
      <text:p text:style-name="P4">
<text:a xlink:type="simple" xlink:href="https://www.ukrinform.ua/tag-asteroid" text:style-name="Internet_20_link" text:visited-style-name="Visited_20_Internet_20_Link">
Asteroid</text:a>
16 Psyche, named the Greek goddess of the soul, was discovered in 1852 by Italian astronomannibal de Gasparis. It rotates around the sun between Mars Yupiter's orbits.</text:p>
      <text:p text:style-name="P4">
It is believed that this asteroid consists mainly of iron, nickel, gold and other rare metals, and its diameter is about 225 km.</text:p>
      <text:p text:style-name="P4">
According to astronomers, psyche can be a metal core of the molded planet, which has lost its rocky outer layers due to strong collisions during early development of the solar system.</text:p>
      <text:p text:style-name="P4">
<text:span text:style-name="T4">
 Read also: </text:span>
 <text:a xlink:type="simple" xlink:href="https://www.ukrinform.ua/rubric-technology/3723309-na-suputniku-saturna-znajsli-komponent-neobhidnij-dla-zarodzenna-zitta.html" text:style-name="Internet_20_link" text:visited-style-name="Visited_20_Internet_20_Link">
on Saturn's satellite found the component required for life</text:a>
It is believed that the cost of psyche can reach $ 10,000 quadrillions, which exceeds the total economy of our planet.</text:p>
      <text:p text:style-name="P4">
As reported <text:a xlink:type="simple" xlink:href="https://www.ukrinform.ua/rubric-technology/3722619-do-zemli-nablizaetsa-drugij-za-cotiri-dni-potencijno-nebezpecnij-asteroid.html" text:style-name="Internet_20_link" text:visited-style-name="Visited_20_Internet_20_Link">
Ukrinform</text:a>
, US National Aeronautics and Space Research(NASA)She reported that the 2020 DB5 asteroid will fly near Earth on Thursday, June 15.</text:p>
      <text:p text:style-name="P4">
News Source: <text:a xlink:type="simple" xlink:href="https://www.ukrinform.ua/rubric-technology/3723356-nasa-vidpravit-misiu-na-asteroid-psihea-akij-kostue-10-kvadriljoniv.html" text:style-name="Internet_20_link" text:visited-style-name="Visited_20_Internet_20_Link">
https://www.ukrinform.ua/rubric-technology/3723356-nasa-vidpravit-misiu-na-asteroid-psihea-akij-kostue-10-kvadriljoniv.html</text:a>
</text:p>
      <!--NEWS-->
      <text:h text:style-name="P10" text:outline-level="1">
<text:span text:style-name="T4">
The Slovak Government was unable to gain confidence in parliament</text:span>
</text:h>
      <text:p text:style-name="P4">
Authors: Ukrinform (Person)</text:p>
      <text:p text:style-name="P4">
Publisher: Укринформ (Organization)</text:p>
      <text:p text:style-name="P4">
Published Time: 2023-06-15T17:04:51+03:00</text:p>
      <text:p text:style-name="P4">
Modified Time: 2023-06-15T17:04:51+03:00</text:p>
      <text:p text:style-name="P4">
Description: The Government of the Prime Minister of Slovakia Louis Odora today, as expected, was unable to gain the confidence of the Lower House of Parliament. - Ukrinform.</text:p>
      <text:p text:style-name="P4">
Images: ['<text:a xlink:type="simple" xlink:href="https://static.ukrinform.com/photos/2018_03/thumb_files/630_360_1521713860-7614.jpg" text:style-name="Internet_20_link" text:visited-style-name="Visited_20_Internet_20_Link">
630_360_15217...</text:a>
']</text:p>
      <text:p text:style-name="P4">
Tags: ['Парламент', 'Уряд', 'Відставка', 'Словаччина']</text:p>
      <text:p text:style-name="P4">
Type: Article</text:p>
      <!--METADATA-->
      <text:p text:style-name="P4">
<draw:frame draw:style-name="fr1" draw:name="Image162" text:anchor-type="as-char" svg:width="6.9236in" svg:height="3.956343in" draw:z-index="0">
<draw:image xlink:href="../Images/yкринформ/2023-06-15T17-04-51-03-00/630_360_1521713860-7614.jpg" xlink:type="simple" xlink:show="embed" xlink:actuate="onLoad" draw:mime-type="image/jpeg"/>
</draw:frame>
The Odora Louis Odora's Government Minister today, as expected, cannot be able to support the confidence of the Lower Parliament.</text:p>
      <text:p text:style-name="P4">
As Ukrinform reports, it reports <text:a xlink:type="simple" xlink:href="https://apnews.com/article/slovakia-government-ousted-confidence-vote-393b17d7224770fb584666efffcbf585" text:style-name="Internet_20_link" text:visited-style-name="Visited_20_Internet_20_Link">
AP</text:a>
.</text:p>
      <text:p text:style-name="P4">
President <text:a xlink:type="simple" xlink:href="https://www.ukrinform.ua/tag-slovaccina" text:style-name="Internet_20_link" text:visited-style-name="Visited_20_Internet_20_Link">
Slovakia</text:a>
Zuzanacaputova, who, on May 15, took an oath together with a new office of 15 members of the head of the Prime Minister Louis Odor, now has to send the government.</text:p>
      <text:p text:style-name="P4">
At the same time, the President will ask the government officials to remain in positions with limited novations before the formation of a new government after early elections on June 30, reported later in the Chaputova office.</text:p>
      <text:p text:style-name="P4">
Only 34 of the 136 Parliamentarians voted for the vote of the Odora Government.</text:p>
      <text:p text:style-name="P4">
Slovakia has not been approved by the government since December last year, when a coalition government led by Prime Minister Edward Heger was eliminated after distrust.</text:p>
      <text:p text:style-name="P4">
<text:span text:style-name="T4">
 Read also: </text:span>
 <text:a xlink:type="simple" xlink:href="https://www.ukrinform.ua/rubric-world/3708287-prezidentka-slovaccini-podast-do-sudu-na-ekspremera-akij-nazivav-ii-amerikanskim-agentom.html" text:style-name="Internet_20_link" text:visited-style-name="Visited_20_Internet_20_Link">
President of Slovakia will suggest an expressionist who called it "American agent"</text:a>
As it was reported, Slovakia's special services <text:a xlink:type="simple" xlink:href="https://www.ukrinform.ua/rubric-world/3715518-rosia-namagalasa-sfalsifikuvati-majbutni-vibori-u-parlament-slovaccini-eksministr-oboroni.html" text:style-name="Internet_20_link" text:visited-style-name="Visited_20_Internet_20_Link">
exposed Moscow's attempt</text:a>
falsify future parliamentary elections in favor of the Smer-SD party("Course - Social Democracy").</text:p>
      <text:p text:style-name="P4">
News Source: <text:a xlink:type="simple" xlink:href="https://www.ukrinform.ua/rubric-world/3723357-urad-slovaccini-ne-zmig-otrimati-doviru-parlamentu.html" text:style-name="Internet_20_link" text:visited-style-name="Visited_20_Internet_20_Link">
https://www.ukrinform.ua/rubric-world/3723357-urad-slovaccini-ne-zmig-otrimati-doviru-parlamentu.html</text:a>
</text:p>
      <!--NEWS-->
      <text:h text:style-name="P10" text:outline-level="1">
<text:span text:style-name="T4">
Kakhovskaya hydroelectric power plant: Klimenko states that the lubricant spot is moving into the Black Sea</text:span>
</text:h>
      <text:p text:style-name="P4">
Authors: Ukrinform (Person)</text:p>
      <text:p text:style-name="P4">
Publisher: Укринформ (Organization)</text:p>
      <text:p text:style-name="P4">
Published Time: 2023-06-15T17:05:00+03:00</text:p>
      <text:p text:style-name="P4">
Modified Time: 2023-06-15T17:05:00+03:00</text:p>
      <text:p text:style-name="P4">
Description: From the machine hall blown up by the Russians of the Kakhovka hydroelectric power plant, the leakage of grease has occurred, the spot is currently moving in the direction of the Black Sea. - Ukrinform.</text:p>
      <text:p text:style-name="P4">
Images: ['<text:a xlink:type="simple" xlink:href="https://static.ukrinform.com/photos/2023_06/thumb_files/630_360_1686838918-693.jpeg" text:style-name="Internet_20_link" text:visited-style-name="Visited_20_Internet_20_Link">
630_360_16868...</text:a>
']</text:p>
      <text:p text:style-name="P4">
Tags: ['Клименко', ' Чорне море', 'Каховська ГЕС', 'Бріджит Брінк']</text:p>
      <text:p text:style-name="P4">
Type: Article</text:p>
      <!--METADATA-->
      <text:p text:style-name="P4">
<draw:frame draw:style-name="fr1" draw:name="Image163" text:anchor-type="as-char" svg:width="6.9236in" svg:height="3.956343in" draw:z-index="0">
<draw:image xlink:href="../Images/yкринформ/2023-06-15T17-05-00-03-00/630_360_1686838918-693.jpeg" xlink:type="simple" xlink:show="embed" xlink:actuate="onLoad" draw:mime-type="image/jpeg"/>
</draw:frame>
The sewage hall of the Kakhovskaya hydroelectric power station blown up by the Russians, the oil leak has occurred, the spot is currently moving in the direction of the Black Sea.</text:p>
      <text:p text:style-name="P4">
This was stated by the Interior Minister Igor Klimenko during a meeting with Bridget Brynk, Ukrinform reports, citing <text:a xlink:type="simple" xlink:href="https://t.me/mvs_ukraine/26447" text:style-name="Internet_20_link" text:visited-style-name="Visited_20_Internet_20_Link">
telegram</text:a>
Ministry of Internal Affairs.</text:p>
      <text:p text:style-name="P4">
“There are currently problems of oil leakage from the Kakhovka Hydroe Machine Hall, which is ashamed towards the Black Sea. To eliminate the consequences, it is necessary to tax equipment, reagents and specialists, ”the message reads.</text:p>
      <text:p text:style-name="P4">
<text:span text:style-name="T4">
 Read also: </text:span>
 <text:a xlink:type="simple" xlink:href="https://www.ukrinform.ua/rubric-regions/3722429-u-hersoni-ratuvalniki-zbiraut-maslanu-plamu-aka-vitekla-z-kahovskoi-ges-klimenko.html" text:style-name="Internet_20_link" text:visited-style-name="Visited_20_Internet_20_Link">
in <text:span text:style-name="T4">
 Kherson </text:span>
 <text:span text:style-name="T4">
 Rescuers </text:span>
 <text:span text:style-name="T4">
 </text:span>
 Collect <text:span text:style-name="T4">
 </text:span>
 oil <text:span text:style-name="T4">
<text:span text:style-name="T5">
 stain </text:span>
*, </text:span>
 What <text:span text:style-name="T4">
 </text:span>
 out <text:span text:style-name="T4">
 with </text:span>
 Kakhovskaya <text:span text:style-name="T4">
 </text:span>
<text:span text:style-name="T5">
 HPP </text:span>
<text:span text:style-name="T5">
 - </text:span>
<text:span text:style-name="T5">
 Klimenko </text:span>
*</text:a>
Talking about the consequences of the Russian troops of the Kakhovskaya Hesklimenko, the Russian troops noted that only in Dnipropetrovsk about 167 thousand people had stuck without <text:a xlink:type="simple" xlink:href="https://www.ukrinform.ua/tag-voda" text:style-name="Internet_20_link" text:visited-style-name="Visited_20_Internet_20_Link">
water</text:a>
. The first task in this direction is to drill additional wells or give water from the Dnieper bed.</text:p>
      <text:p text:style-name="P4">
"Today, there are no problems with water carrying, both with drinking and technical. Butter requires serious logistics. The main thing is that people who have been affected by this katastrophe have received new housing," Klimenko said.</text:p>
      <text:p text:style-name="P4">
<text:span text:style-name="T4">
 Read also: </text:span>
 <text:a xlink:type="simple" xlink:href="https://www.ukrinform.ua/rubric-polytics/3723297-evroparlament-zasudiv-rujnaciu-rosijskou-armieu-grebli-kahovskoi-ges.html" text:style-name="Internet_20_link" text:visited-style-name="Visited_20_Internet_20_Link">
European Parliament condemned the destruction of the Russian army of the Damikakhovskaya <text:span text:style-name="T4">
 HPP </text:span>
</text:a>
In turn, the US Ambassador stated that she was very indignant in another terrorist act - undermining the Kakhovka hydroelectric power station.</text:p>
      <text:p text:style-name="P4">
She stressed that "Official Washington will make every effort in order to overcome these consequences promptly."</text:p>
      <text:p text:style-name="P4">
As it was reported, on the night of June 6 <text:a xlink:type="simple" xlink:href="https://www.ukrinform.ua/rubric-ato/3718751-rosijski-zagarbniki-pidirvali-kahovsku-ges-ok-pivden.html" text:style-name="Internet_20_link" text:visited-style-name="Visited_20_Internet_20_Link">
Russian army undermined</text:a>
Dam of Kakhovskaya hydroelectric power station. In the Kherson region, the population of the population from dangerous places for which there is a risk of flooding as a result of the heating of the Kakhovka hydroelectric power station. In fact, the occupants of the Kakhovka Hescorecarians began investigations under the article "Ecocid". In Ukrhydroenergosaya, that the Kakhovka hydroelectric power station is completely destroyed and is not recoverable.</text:p>
      <text:p text:style-name="P4">
News Source: <text:a xlink:type="simple" xlink:href="https://www.ukrinform.ua/rubric-regions/3723368-pidriv-kahovskoi-ges-klimenko-zaavlae-so-mastilna-plama-ruhaetsa-u-corne-more.html" text:style-name="Internet_20_link" text:visited-style-name="Visited_20_Internet_20_Link">
https://www.ukrinform.ua/rubric-regions/3723368-pidriv-kahovskoi-ges-klimenko-zaavlae-so-mastilna-plama-ruhaetsa-u-corne-more.html</text:a>
</text:p>
      <!--NEWS-->
      <text:h text:style-name="P10" text:outline-level="1">
<text:span text:style-name="T4">
The peak of the incidence of acute intestinal infections is expected in July-August-MOH</text:span>
</text:h>
      <text:p text:style-name="P4">
Authors: Ukrinform (Person)</text:p>
      <text:p text:style-name="P4">
Publisher: Укринформ (Organization)</text:p>
      <text:p text:style-name="P4">
Published Time: 2023-06-15T17:09:45+03:00</text:p>
      <text:p text:style-name="P4">
Modified Time: 2023-06-15T17:09:45+03:00</text:p>
      <text:p text:style-name="P4">
Description: The peaks of incidence of acute intestinal infections in Ukraine will occur in July-August. - Ukrinform.</text:p>
      <text:p text:style-name="P4">
Images: ['<text:a xlink:type="simple" xlink:href="https://static.ukrinform.com/photos/2020_09/thumb_files/630_360_1600090998-358.jpg" text:style-name="Internet_20_link" text:visited-style-name="Visited_20_Internet_20_Link">
630_360_16000...</text:a>
']</text:p>
      <text:p text:style-name="P4">
Tags: ['МОЗ', 'Інфекційні хвороби', 'Ігор Кузін']</text:p>
      <text:p text:style-name="P4">
Type: Article</text:p>
      <!--METADATA-->
      <text:p text:style-name="P4">
<draw:frame draw:style-name="fr1" draw:name="Image164" text:anchor-type="as-char" svg:width="6.9236in" svg:height="3.956343in" draw:z-index="0">
<draw:image xlink:href="../Images/yкринформ/2023-06-15T17-09-45-03-00/630_360_1600090998-358.jpg" xlink:type="simple" xlink:show="embed" xlink:actuate="onLoad" draw:mime-type="image/jpeg"/>
</draw:frame>
Piking for acute intestinal infections in Ukraine will occur in July-August.</text:p>
      <text:p text:style-name="P4">
This was stated by Deputy Minister of Health - Chief State Sanitary Doctor Igor Kuzin during an online briefing, correspondentation.</text:p>
      <text:p text:style-name="P4">
"The maximum incidence of acute intestinal infections in Ukraine will occur in July -August," the Deputy Minister said.</text:p>
      <text:p text:style-name="P4">
Kuzin recalled that in the epidemic season of 2022, from June to September, about 40,000 cases of acute intestinal infections were registered in Ukraine.</text:p>
      <text:p text:style-name="P4">
Now, he said, the situation is stable. The main task today is to allow local outbreaks of infectious diseases, especially in <text:a xlink:type="simple" xlink:href="https://www.ukrinform.ua/tag-odesa" text:style-name="Internet_20_link" text:visited-style-name="Visited_20_Internet_20_Link">
Odessa</text:a>
. In this regard, Kuzin urged to keep from being on the seashore for recreational purposes.</text:p>
      <text:p text:style-name="P4">
At the same time, Kuzin stressed that in the next two weeks in Ukraine Stalavisko is expected to be the air temperature, which will provoke the development of bioflora in the surface.</text:p>
      <text:p text:style-name="P4">
"We check the condition of rivers and seashore daily. There are now 40 points for monitoring.</text:p>
      <text:p text:style-name="P4">
<text:span text:style-name="T4">
 Read also: </text:span>
 <text:a xlink:type="simple" xlink:href="https://www.ukrinform.ua/rubric-society/3722833-moz-perevirit-robotu-medlaboratorij-na-pivdni-sob-zapobigti-posirennu-infekcijnih-hvorob.html" text:style-name="Internet_20_link" text:visited-style-name="Visited_20_Internet_20_Link">
the Ministry of Health will check the work of the medium laboratory in the south to resist the spread of infectious diseases</text:a>
According to him, the most significant deviation from the safety indicators according to the beasts, microbiological and parasitological studies was recorded in the Odessa region.</text:p>
      <text:p text:style-name="P4">
At the same time, the official emphasized that flooded cemeteries do not pose a threat to vestrition.</text:p>
      <text:p text:style-name="P4">
"This issue has been studied during the flooding of other countries, and has never been proven that any outbreaks of infectious diseases could be due to the flooding of cemeteries," he said.</text:p>
      <text:p text:style-name="P4">
As reported by Ukrinform, as of June 11, the epidemic situation in zoning safety due to the blasting of the Russians of the Kakhovskaya hydroelectric power station was controlled by the histable, cases of infectious diseases were not recorded.On the night against June 6 <text:a xlink:type="simple" xlink:href="https://www.ukrinform.ua/rubric-other_news/3720776-pidriv-rosianami-kahovskoi-ges-usi-novini.html" text:style-name="Internet_20_link" text:visited-style-name="Visited_20_Internet_20_Link">
the Russians blown out Kakhovsk hydroelectric power station</text:a>
. As of June 15, there are 44 settlements in the Kherson region: 27 on the Right Bank and 17 - by the time occupied by the Russians on the left bank.</text:p>
      <text:p text:style-name="P4">
News Source: <text:a xlink:type="simple" xlink:href="https://www.ukrinform.ua/rubric-society/3723358-pik-zahvoruvanosti-na-gostri-kiskovi-infekcii-ocikuetsa-u-lipniserpni-moz.html" text:style-name="Internet_20_link" text:visited-style-name="Visited_20_Internet_20_Link">
https://www.ukrinform.ua/rubric-society/3723358-pik-zahvoruvanosti-na-gostri-kiskovi-infekcii-ocikuetsa-u-lipniserpni-moz.html</text:a>
</text:p>
      <!--NEWS-->
      <text:h text:style-name="P10" text:outline-level="1">
<text:span text:style-name="T4">
Spain named its presidency priorities in the EU Council</text:span>
</text:h>
      <text:p text:style-name="P4">
Authors: Ukrinform (Person)</text:p>
      <text:p text:style-name="P4">
Publisher: Укринформ (Organization)</text:p>
      <text:p text:style-name="P4">
Published Time: 2023-06-15T17:10:32+03:00</text:p>
      <text:p text:style-name="P4">
Modified Time: 2023-06-15T17:10:32+03:00</text:p>
      <text:p text:style-name="P4">
Description: Spain on July 1 will begin its six-year presidency in the Council of the European Union in accordance with the rotation system between 27 Member States. - Ukrinform.</text:p>
      <text:p text:style-name="P4">
Images: ['<text:a xlink:type="simple" xlink:href="https://static.ukrinform.com/photos/2023_04/thumb_files/630_360_1682779138-876.jpg" text:style-name="Internet_20_link" text:visited-style-name="Visited_20_Internet_20_Link">
630_360_16827...</text:a>
']</text:p>
      <text:p text:style-name="P4">
Tags: ['Іспанія', 'Рада ЄС']</text:p>
      <text:p text:style-name="P4">
Type: Article</text:p>
      <!--METADATA-->
      <text:p text:style-name="P4">
<draw:frame draw:style-name="fr1" draw:name="Image165" text:anchor-type="as-char" svg:width="6.9236in" svg:height="3.956343in" draw:z-index="0">
<draw:image xlink:href="../Images/yкринформ/2023-06-15T17-10-32-03-00/630_360_1682779138-876.jpg" xlink:type="simple" xlink:show="embed" xlink:actuate="onLoad" draw:mime-type="image/jpeg"/>
</draw:frame>
Spain on July 1 will begin its six-year presidency in the Council of the European Union according to the rotation system between 27 Member States.</text:p>
      <text:p text:style-name="P4">
As Ukrinform reports, this is stated in <text:a xlink:type="simple" xlink:href="http://spanish-presidency.consilium.europa.eu/en/news/spain-takes-over-the-presidency-of-the-council-of-european-union/" text:style-name="Internet_20_link" text:visited-style-name="Visited_20_Internet_20_Link">
press release</text:a>
published on the official site to light the six -year presidency of Spain in the EU Council.</text:p>
      <text:p text:style-name="P4">
"European unity in the face of war in Ukraine, open strategic autonomy, new fiscal rules, greater EU competitiveness of relations with other regions, such as Latin America, the Takariban Basin, will be among the priority issues of the agenda," the Government said.</text:p>
      <text:p text:style-name="P4">
It is noted that this will be the fifth chair of Spain since its accession to the EU in 1986.</text:p>
      <text:p text:style-name="P4">
During the presidency <text:a xlink:type="simple" xlink:href="https://www.ukrinform.ua/tag-ispania" text:style-name="Internet_20_link" text:visited-style-name="Visited_20_Internet_20_Link">
Spain</text:a>
In July in July in Brussels, a summit between the EU and the community of the Latin Americics and the Caribbean(CELAC)- a meeting that was not held by octopus.</text:p>
      <text:p text:style-name="P4">
In October, a meeting of the European Political Community of Granadia and other high-level meetings with the Western Balkans and the Euro-Mediterranean region was planned.</text:p>
      <text:p text:style-name="P4">
*!(https://www.ukrinform.ua/rubric-ato/3714275-ispania-gotuetsa-peredati-ukraini-se-cotiri-tanki-leopard-2.html)As reported by Ukrinform, Sweden is now presiding in the EU Council.</text:p>
      <text:p text:style-name="P4">
News Source: <text:a xlink:type="simple" xlink:href="https://www.ukrinform.ua/rubric-world/3723360-ispania-nazvala-prioriteti-svogo-golovuvanna-v-radi-es.html" text:style-name="Internet_20_link" text:visited-style-name="Visited_20_Internet_20_Link">
https://www.ukrinform.ua/rubric-world/3723360-ispania-nazvala-prioriteti-svogo-golovuvanna-v-radi-es.html</text:a>
</text:p>
      <!--NEWS-->
      <text:h text:style-name="P10" text:outline-level="1">
<text:span text:style-name="T4">
In Ukraine, the second stage of the Army Drone Project has started in Ukraine</text:span>
</text:h>
      <text:p text:style-name="P4">
Authors: Ukrinform (Person)</text:p>
      <text:p text:style-name="P4">
Publisher: Укринформ (Organization)</text:p>
      <text:p text:style-name="P4">
Published Time: 2023-06-15T17:13:00+03:00</text:p>
      <text:p text:style-name="P4">
Modified Time: 2023-06-15T17:13:00+03:00</text:p>
      <text:p text:style-name="P4">
Description: In Ukraine, the first stage of the project "Army of drones" has ended. According to his results, the centers of preparation of UAV operators were taught 10 thousand military to manage "wings" in 10 months. Within the second stage - there will be a professional training of another 10,000 UAV pilots. - Ukrinform.</text:p>
      <text:p text:style-name="P4">
Images: ['<text:a xlink:type="simple" xlink:href="https://static.ukrinform.com/photos/2023_06/thumb_files/630_360_1686837654-4339.jpeg" text:style-name="Internet_20_link" text:visited-style-name="Visited_20_Internet_20_Link">
630_360_16868...</text:a>
']</text:p>
      <text:p text:style-name="P4">
Tags: ['Безпілотник', 'Технології', 'Квадрокоптер', 'Армія дронів']</text:p>
      <text:p text:style-name="P4">
Type: Article</text:p>
      <!--METADATA-->
      <text:p text:style-name="P4">
<draw:frame draw:style-name="fr1" draw:name="Image166" text:anchor-type="as-char" svg:width="6.9236in" svg:height="3.956343in" draw:z-index="0">
<draw:image xlink:href="../Images/yкринформ/2023-06-15T17-13-00-03-00/630_360_1686837654-4339.jpeg" xlink:type="simple" xlink:show="embed" xlink:actuate="onLoad" draw:mime-type="image/jpeg"/>
</draw:frame>
The first stage of the Drone Army Project ended. According to his results, the centers of preparation of UAV operators taught 10 thousand military to manage "wings" in 10 months. Within the second stage - there will be another 10,000 UAV pilots.</text:p>
      <text:p text:style-name="P4">
This was reported by Viceremier-Minister for Innovation, Development of Education, Science of Tatekhnology-Minister of Digital Transformation Mikhail Fedorov, Ukrinform reports.</text:p>
      <text:p text:style-name="P4">
“As part of the Drone Army Project, 10,000 operators have been completed <text:a xlink:type="simple" xlink:href="https://www.ukrinform.ua/tag-bezpilotnik" text:style-name="Internet_20_link" text:visited-style-name="Visited_20_Internet_20_Link">
UAV</text:a>
. 26 schools have joined it. The second stage starts - we plan to teach another 10,000 soldiers. We also wash new categories. Previously, it was only about reconnaissance copters, currently concerning FPV-oules, as well as a UAV of aircraft type. This stage is planned to be able to get more than the previous one, because the schools have established the educational process - for half a year, ”the ministry head said.</text:p>
      <text:p text:style-name="P4">
</text:p>
      <text:p text:style-name="P4">
According to him, the project assumes that 7600 pilots will acquire skills of spraying with ordinary intelligence copters(Mavic/Matrix/altar), 2000 –fpv-Drones and 400 pilots-bombers aircraft(Storks, Flyeye). Кожен звійськових зможе обрати одну з 26 приватних шкіл, з якими підписаномеморандуми про співпрацю. Вони розташовані в різних куточках України – Києві,Запоріжжі, Черкасах, Харкові, Полтаві, Дніпрі, Одесі.</text:p>
      <text:p text:style-name="P4">
Під час навчання всі студенти проходять теоретичну частину, де вивчаютьтехнічні параметри безпілотників, обслуговування техніки, картографію, тактикупольотів в умовах РЕБ, маскування, демаскувальні фактори ворога тощо. Тапрактичну частину з прольотами на полігонах і місіях, які максимальнонаближені до справжнього бою.</text:p>
      <text:p text:style-name="P4">
«Армія дронів» використовує кошти донорів, партнерів, міжнародних та приватнихкомпаній. Але дуже важливо, щоб цей проєкт став частиною державної програми. Вцей напрямок потрібно інвестувати державі, адже, по суті, зараз відбуваєтьсятехнологічна війна. Дрони відіграють неймовірно важливу роль та рятують сотніжиттів щодня», - додав Федоров.</text:p>
      <text:p text:style-name="P4">
<text:span text:style-name="T4">
Читайте також:</text:span>
 <text:a xlink:type="simple" xlink:href="https://www.ukrinform.ua/rubric-technology/3719825-na-hersonsini-dla-dopomogi-naselennu-vikoristovuut-bezpilotniki-iz-armii-droniv.html" text:style-name="Internet_20_link" text:visited-style-name="Visited_20_Internet_20_Link">
 На Херсонщині для допомоги населенню використовуютьбезпілотники із <text:span text:style-name="T4">
Армії</text:span>
 <text:span text:style-name="T4">
дронів</text:span>
 </text:a>
As it was reported, the Drone Army is a project started by the General Staff and the Ministry of Defense. It is a comprehensive program within which systeminasacup of drones, their repair, as well as training courses of relevant specialists. The prosect started on July 1. Over the 11 months of the Army of the Drone Army, 3864 drones were purchased. The total amount of contracts is over UAH 4.3 billion.</text:p>
      <text:p text:style-name="P4">
News Source: <text:a xlink:type="simple" xlink:href="https://www.ukrinform.ua/rubric-technology/3723359-v-ukraini-startuvav-drugij-etap-proektu-armia-droniv.html" text:style-name="Internet_20_link" text:visited-style-name="Visited_20_Internet_20_Link">
https://www.ukrinform.ua/rubric-technology/3723359-v-ukraini-startuvav-drugij-etap-proektu-armia-droniv.html</text:a>
</text:p>
      <!--NEWS-->
      <text:h text:style-name="P10" text:outline-level="1">
<text:span text:style-name="T4">
Glland Jackson's British actress and politician died</text:span>
</text:h>
      <text:p text:style-name="P4">
Authors: Ukrinform (Person)</text:p>
      <text:p text:style-name="P4">
Publisher: Укринформ (Organization)</text:p>
      <text:p text:style-name="P4">
Published Time: 2023-06-15T17:13:58+03:00</text:p>
      <text:p text:style-name="P4">
Modified Time: 2023-06-15T17:13:58+03:00</text:p>
      <text:p text:style-name="P4">
Description: The British actress, the Oscar Prize winner and the Glland Jackson Parliament's ex -Parliament died at the age of 87. - Ukrinform.</text:p>
      <text:p text:style-name="P4">
Images: ['<text:a xlink:type="simple" xlink:href="https://static.ukrinform.com/photos/2023_06/thumb_files/630_360_1686838355-420.jpg" text:style-name="Internet_20_link" text:visited-style-name="Visited_20_Internet_20_Link">
630_360_16868...</text:a>
']</text:p>
      <text:p text:style-name="P4">
Tags: ['Актриса', 'Британія', 'Смерть']</text:p>
      <text:p text:style-name="P4">
Type: Article</text:p>
      <!--METADATA-->
      <text:p text:style-name="P4">
<draw:frame draw:style-name="fr1" draw:name="Image168" text:anchor-type="as-char" svg:width="6.9236in" svg:height="3.956343in" draw:z-index="0">
<draw:image xlink:href="../Images/yкринформ/2023-06-15T17-13-58-03-00/630_360_1686838355-420.jpg" xlink:type="simple" xlink:show="embed" xlink:actuate="onLoad" draw:mime-type="image/jpeg"/>
</draw:frame>
The British Actor, the Oscar Award and the Glland Jackson Parliament's ex -British expectoration died at the age of 87.</text:p>
      <text:p text:style-name="P4">
As Ukrinform reports, it reports <text:a xlink:type="simple" xlink:href="https://news.sky.com/story/glenda-jackson-oscar-winning-actress-and-former-labour-mp-dies-ages-87-12902904" text:style-name="Internet_20_link" text:visited-style-name="Visited_20_Internet_20_Link">
Sky News</text:a>
.</text:p>
      <text:p text:style-name="P4">
"Glland Jackson, twice Oscar, actress and politician, died of a home in Blackhite, London, this morning after a short disease," said her agent Lyotnel Larner.</text:p>
      <text:p text:style-name="P4">
He added that Jackson had recently completed to shoot in the movie "The Great Fugitive".</text:p>
      <text:p text:style-name="P4">
Glland Jackson in 1970 became the winner(Women in Love).</text:p>
      <text:p text:style-name="P4">
Через чотири роки акторка була знову удостоєна цієї нагороди, цього разу зароль у комедії «Як у кращих домах» (A Touch of Class).</text:p>
      <text:p text:style-name="P4">
Однак в обох випадках акторка не відвідувала церемонію в Голлівуді.</text:p>
      <text:p text:style-name="P4">
Після більш ніж трьох десятиліть на сцені та на екрані Джексон пішла убританську політику. Була обрана депутатом від Лейбористської партії, а такожпрацювала заступницею міністра <text:a xlink:type="simple" xlink:href="https://www.ukrinform.ua/tag-transport" text:style-name="Internet_20_link" text:visited-style-name="Visited_20_Internet_20_Link">
 транспорту </text:a>
In the Government of the Tony Blair Prime Minister.</text:p>
      <text:p text:style-name="P4">
She decided to return to the acting after refusing to deputy in 2015.</text:p>
      <text:p text:style-name="P4">
Already in 2019, she played a woman suffering from dementia, in Elizabeth's movie disappeared, and the next year received a BAFTA television award of a female role.</text:p>
      <text:p text:style-name="P4">
News Source: <text:a xlink:type="simple" xlink:href="https://www.ukrinform.ua/rubric-culture/3723362-pomerla-britanska-aktorka-ta-politik-glenda-dzekson.html" text:style-name="Internet_20_link" text:visited-style-name="Visited_20_Internet_20_Link">
https://www.ukrinform.ua/rubric-culture/3723362-pomerla-britanska-aktorka-ta-politik-glenda-dzekson.html</text:a>
</text:p>
      <!--NEWS-->
      <text:h text:style-name="P10" text:outline-level="1">
<text:span text:style-name="T4">
Ukraine and Northern Macedonia have agreed on "transport visa waiver"</text:span>
</text:h>
      <text:p text:style-name="P4">
Authors: Ukrinform (Person)</text:p>
      <text:p text:style-name="P4">
Publisher: Укринформ (Organization)</text:p>
      <text:p text:style-name="P4">
Published Time: 2023-06-15T17:18:21+03:00</text:p>
      <text:p text:style-name="P4">
Modified Time: 2023-06-15T17:18:21+03:00</text:p>
      <text:p text:style-name="P4">
Description: Ukraine and Northern Macedonia have agreed on "transport visa waiver". It provides for the abolition of permits for bilateral and transit transportation for vehicles of the Euro-3 and above. - Ukrinform.</text:p>
      <text:p text:style-name="P4">
Images: ['<text:a xlink:type="simple" xlink:href="https://static.ukrinform.com/photos/2017_03/thumb_files/630_360_1489282292-2917.jpg" text:style-name="Internet_20_link" text:visited-style-name="Visited_20_Internet_20_Link">
630_360_14892...</text:a>
']</text:p>
      <text:p text:style-name="P4">
Tags: ['Україна', 'Північна Македонія', 'Транспортний безвіз']</text:p>
      <text:p text:style-name="P4">
Type: Article</text:p>
      <!--METADATA-->
      <text:p text:style-name="P4">
<draw:frame draw:style-name="fr1" draw:name="Image169" text:anchor-type="as-char" svg:width="6.9236in" svg:height="3.956343in" draw:z-index="0">
<draw:image xlink:href="../Images/yкринформ/2023-06-15T17-18-21-03-00/630_360_1489282292-2917.jpg" xlink:type="simple" xlink:show="embed" xlink:actuate="onLoad" draw:mime-type="image/jpeg"/>
</draw:frame>
Ukraineat Northern Macedonia agreed on "transport visa waiver". It provides for the dismissal of bilateral and transit transportation permits for vehicles of Euro-3 and above.</text:p>
      <text:p text:style-name="P4">
The corresponding decision was made during a meeting of the Ukrainian-Macedonian mix of international road transportation of passengers and cargoes, which was met in the capital of Northern Macedonia Skopje, Ukrinform reports with reference to the Ministry's press service on <text:a xlink:type="simple" xlink:href="https://www.facebook.com/Ministry.for.restoration/posts/pfbid027XaewCA6NMPtbQdTpdCcd4Eckd3ThSWUnxNn1s4k2gcWwiGz85MS3ycxQffm6D3el" text:style-name="Internet_20_link" text:visited-style-name="Visited_20_Internet_20_Link">
Facebook</text:a>
.</text:p>
      <text:p text:style-name="P4">
«Розширюємо список країн, з якими лібералізуємо транспортні перевезення.Створення умов для ефективної роботи наших перевізників – одне з ключовихзавдань Міністерства. «Транспортний безвіз» вже діє з Європейським Союзом, уберезні його було продовжено до червня 2024 року. Ми не зупиняємось, триваютьвідповідні перемовини з іншими країнами», - зазначив заступник міністрарозвитку громад, територій та інфраструктури Сергій Деркач.</text:p>
      <text:p text:style-name="P4">
Також Україна та Північна Македонія домовилися вдвічі збільшити квоту дозволівдля виконання перевезень до третіх країн на нинішній та наступний рік, а такожузгодили порядок їх дії. Вони можуть бути використані як в прямому, так і узворотному напрямку. Такий вид дозволів дійсний для транспортних засобів будь-якої категорії екологічності.</text:p>
      <text:p text:style-name="P4">
Щоб скористатися «транспортним безвізом», у перевізників має бути сертифікатвиробника або уповноваженої установи для підтвердження класу екологічності неменше Євро-3.</text:p>
      <text:p text:style-name="P4">
<text:span text:style-name="T4">
Читайте також:</text:span>
 <text:a xlink:type="simple" xlink:href="https://www.ukrinform.ua/rubric-economy/3723319-solskij-obgovoriv-z-agrarnim-ministrom-moldovi-umovi-tranzitu-ukrainskoi-agroprodukcii.html" text:style-name="Internet_20_link" text:visited-style-name="Visited_20_Internet_20_Link">
 Сольський обговорив з аграрним міністром Молдови умови<text:span text:style-name="T4">
транзит</text:span>
 у української агропродукції </text:a>
As it was reported, the Prime Minister of Ukraine <text:a xlink:type="simple" xlink:href="https://www.ukrinform.ua/tag-smigal" text:style-name="Internet_20_link" text:visited-style-name="Visited_20_Internet_20_Link">
Denis Shmigal</text:a>
He stressed that the continuation of "transport visa waiver" is an integral part of the integration of Ukraine with the Zevrosouz, as it provides opportunities for domestic entrepreneurs to enter the European markets and promote the construction of an export -oriented economy.</text:p>
      <text:p text:style-name="P4">
News Source: <text:a xlink:type="simple" xlink:href="https://www.ukrinform.ua/rubric-economy/3723364-ukraina-ta-pivnicna-makedonia-domovilis-pro-transportnij-bezviz.html" text:style-name="Internet_20_link" text:visited-style-name="Visited_20_Internet_20_Link">
https://www.ukrinform.ua/rubric-economy/3723364-ukraina-ta-pivnicna-makedonia-domovilis-pro-transportnij-bezviz.html</text:a>
</text:p>
      <!--NEWS-->
      <text:h text:style-name="P10" text:outline-level="1">
<text:span text:style-name="T4">
Russia is losing war if Ukraine can work - Zelensky</text:span>
</text:h>
      <text:p text:style-name="P4">
Authors: Ukrinform (Person)</text:p>
      <text:p text:style-name="P4">
Publisher: Укринформ (Organization)</text:p>
      <text:p text:style-name="P4">
Published Time: 2023-06-15T17:19:00+03:00</text:p>
      <text:p text:style-name="P4">
Modified Time: 2023-06-15T17:19:00+03:00</text:p>
      <text:p text:style-name="P4">
Description: If the counter -offensive of Ukrainian defenders is successful, then Russia loses this war.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Війна з Росією', 'Контрнаступ']</text:p>
      <text:p text:style-name="P4">
Type: Article</text:p>
      <!--METADATA-->
      <text:p text:style-name="P4">
<draw:frame draw:style-name="fr1" draw:name="Image170" text:anchor-type="as-char" svg:width="6.9236in" svg:height="3.956343in" draw:z-index="0">
<draw:image xlink:href="../Images/yкринформ/2023-06-15T17-19-00-03-00/630_360_1668631319-314.jpg" xlink:type="simple" xlink:show="embed" xlink:actuate="onLoad" draw:mime-type="image/jpeg"/>
</draw:frame>
If the contradiction of Ukrainian defenders is successful, then Russia will lose this war.</text:p>
      <text:p text:style-name="P4">
According to Ukrinform, this is in an interview with the American TV channel <text:a xlink:type="simple" xlink:href="https://www.nbcnews.com/news/world/ukraine-counteroffensive-zelenskyy-interview-russia-lose-war-rcna89022" text:style-name="Internet_20_link" text:visited-style-name="Visited_20_Internet_20_Link">
NBC News</text:a>
President of Ukraine Vladimirzelensky said.</text:p>
      <text:p text:style-name="P4">
“Our heroic people, our troops at the forefront face a very rigid mopole. Because for <text:a xlink:type="simple" xlink:href="https://www.ukrinform.ua/tag-rosia" text:style-name="Internet_20_link" text:visited-style-name="Visited_20_Internet_20_Link">
Russia</text:a>
losing Ukraine in this campaign(counter -offensive - ed.), I would say, in fact means a win in the war, ”the head of state said.</text:p>
      <text:p text:style-name="P4">
According to Zelensky, the news from the advanced "is generally positive but very important."</text:p>
      <text:p text:style-name="P4">
(https://www.ukrinform.ua/rubric-ato/3723172-voni-znaut-so-robiti-ministr-oboroni-estonii-zaklikav-ne-tisnuti-na-ukrainu-sodo-kontrnastupu.html)As reported by Ukrinform, the Armed Forces of Ukraine have released seven settlements in the last week in the last week.</text:p>
      <text:p text:style-name="P4">
News Source: <text:a xlink:type="simple" xlink:href="https://www.ukrinform.ua/rubric-ato/3723365-rosia-prograe-vijnu-akso-kontrnastup-ukraini-vdastsa-zelenskij.html" text:style-name="Internet_20_link" text:visited-style-name="Visited_20_Internet_20_Link">
https://www.ukrinform.ua/rubric-ato/3723365-rosia-prograe-vijnu-akso-kontrnastup-ukraini-vdastsa-zelenskij.html</text:a>
</text:p>
      <!--NEWS-->
      <text:h text:style-name="P10" text:outline-level="1">
<text:span text:style-name="T4">
Austin has announced billions of donations of Ramstein Group to Strengthening Ukraine's Defense</text:span>
</text:h>
      <text:p text:style-name="P4">
Authors: Ukrinform (Person)</text:p>
      <text:p text:style-name="P4">
Publisher: Укринформ (Organization)</text:p>
      <text:p text:style-name="P4">
Published Time: 2023-06-15T17:22:00+03:00</text:p>
      <text:p text:style-name="P4">
Modified Time: 2023-06-15T17:22:00+03:00</text:p>
      <text:p text:style-name="P4">
Description: The United States, Canada, Britain, Denmark, the Netherlands, Italy, Norway, Germany, during the Ramstein format, announced new multibillion -dollar obligations to strengthen Ukraine's defense capabilities. - Ukrinform.</text:p>
      <text:p text:style-name="P4">
Images: ['<text:a xlink:type="simple" xlink:href="https://static.ukrinform.com/photos/2022_10/thumb_files/630_360_1666362166-807.jpg" text:style-name="Internet_20_link" text:visited-style-name="Visited_20_Internet_20_Link">
630_360_16663...</text:a>
']</text:p>
      <text:p text:style-name="P4">
Tags: ['Остін', 'Зустріч Рамштайн']</text:p>
      <text:p text:style-name="P4">
Type: Article</text:p>
      <!--METADATA-->
      <text:p text:style-name="P4">
<draw:frame draw:style-name="fr1" draw:name="Image171" text:anchor-type="as-char" svg:width="6.9236in" svg:height="3.935261in" draw:z-index="0">
<draw:image xlink:href="../Images/yкринформ/2023-06-15T17-22-00-03-00/630_360_1666362166-807.jpg" xlink:type="simple" xlink:show="embed" xlink:actuate="onLoad" draw:mime-type="image/jpeg"/>
</draw:frame>
The United States, Canada, Britain, Denmark, the Netherlands, Italy, Norway, Germany, during the Ramstein format, have announced new multi -billion donations to strengthen Ukraine's defense capabilities.</text:p>
      <text:p text:style-name="P4">
This was stated on Thursday following the meeting by US Secretary of Defense Lloyd Austin, Ukrinform correspondent reports.</text:p>
      <text:p text:style-name="P4">
"Today, several countries have announced new obligations to Ukraine," the head of the Pentagon said.</text:p>
      <text:p text:style-name="P4">
So, according to him, Canada has allocated an additional $ 500 million package, which will include more than 200 air defense missiles to protect the Ukrainian sky. The USA with the UK, Denmark and the Netherlands, "contributed to the financing of additional important air defense missiles for Ukraine."</text:p>
      <text:p text:style-name="P4">
In this context, he emphasized that the main focus of attention is focused on the adoption of Ukraine with more effective air defense systems, given the development of Russia's cruel missile attacks in Ukrainian peaceful cities.</text:p>
      <text:p text:style-name="P4">
Italy also stated that it is allocated assistance, including "extremely important hardware that meets Ukraine's most remedial needs for Ukraine."</text:p>
      <text:p text:style-name="P4">
In addition, Austin emphasized, several other allies made proposals to support Ukraine in the long run. In particular, Norway and Germany have anaunted long -term packages, and Denmark has declared the allocation of packaging military assistance in the amount of almost $ 2.6 billion by 2024.</text:p>
      <text:p text:style-name="P4">
"All these contributions emphasize our unity and support of Ukraine and the protection of an international order based on rules that ensures the safety(https://www.ukrinform.ua/tag-ssa).</text:p>
      <text:p text:style-name="P4">
<text:span text:style-name="T4">
 Read also: </text:span>
 [Reznikov thanked the US for a new defense pack(https://www.ukrinform.ua/rubric-ato/3722664-reznikov-podakuvav-ssa-za-novij-oboronnij-paket-ce-dopomoze-rosianam-znajti-dorogu-dodomu.html)As reported by Ukrinform, on Thursday in Brussels the 13th meeting of the Contact Group on Defense of Ukraine, in the so-called Ramstein format, with the participation of about 50 countries.</text:p>
      <text:p text:style-name="P4">
<text:span text:style-name="T5">
Foto: EPA</text:span>
</text:p>
      <text:p text:style-name="P4">
News Source: <text:a xlink:type="simple" xlink:href="https://www.ukrinform.ua/rubric-ato/3723367-ostin-ogolosiv-pro-milardni-vneski-krain-grupi-ramstajn-u-zmicnenna-oboroni-ukraini.html" text:style-name="Internet_20_link" text:visited-style-name="Visited_20_Internet_20_Link">
https://www.ukrinform.ua/rubric-ato/3723367-ostin-ogolosiv-pro-milardni-vneski-krain-grupi-ramstajn-u-zmicnenna-oboroni-ukraini.html</text:a>
</text:p>
      <!--NEWS-->
      <text:h text:style-name="P10" text:outline-level="1">
<text:span text:style-name="T4">
The world's first space plant has started work</text:span>
</text:h>
      <text:p text:style-name="P4">
Authors: Ukrinform (Person)</text:p>
      <text:p text:style-name="P4">
Publisher: Укринформ (Organization)</text:p>
      <text:p text:style-name="P4">
Published Time: 2023-06-15T17:27:00+03:00</text:p>
      <text:p text:style-name="P4">
Modified Time: 2023-06-15T23:27:00+03:00</text:p>
      <text:p text:style-name="P4">
Description: The new satellite from Varda Space Industries on June 13 began work in space. It is the world's first space pharmaceutical plant that can also be used for hypersonic research. - Ukrinform.</text:p>
      <text:p text:style-name="P4">
Images: ['<text:a xlink:type="simple" xlink:href="https://static.ukrinform.com/photos/2023_06/thumb_files/630_360_1686860720-865.jpg" text:style-name="Internet_20_link" text:visited-style-name="Visited_20_Internet_20_Link">
630_360_16868...</text:a>
']</text:p>
      <text:p text:style-name="P4">
Tags: ['Космос', 'Технології', 'Завод', 'Фармацевтика']</text:p>
      <text:p text:style-name="P4">
Type: Article</text:p>
      <!--METADATA-->
      <text:p text:style-name="P4">
<draw:frame draw:style-name="fr1" draw:name="Image172" text:anchor-type="as-char" svg:width="6.9236in" svg:height="3.956343in" draw:z-index="0">
<draw:image xlink:href="../Images/yкринформ/2023-06-15T17-27-00-03-00/630_360_1686860720-865.jpg" xlink:type="simple" xlink:show="embed" xlink:actuate="onLoad" draw:mime-type="image/jpeg"/>
</draw:frame>
The new companion from Varda Space Industries on June 13 began its work. It is the world's first cosmic pharmaceutical plant that can also be used for hypersonic research.</text:p>
      <text:p text:style-name="P4">
As Ukrinform reports, it reports <text:a xlink:type="simple" xlink:href="https://newatlas.com/space/worlds-first-space-factory-varda/" text:style-name="Internet_20_link" text:visited-style-name="Visited_20_Internet_20_Link">
New Atlas</text:a>
.</text:p>
      <text:p text:style-name="P4">
According to representatives of Varda Space Industries, such production is very useful for growing protein crystals. Since gravity is not influencing the properties of chemical compounds in <text:a xlink:type="simple" xlink:href="https://www.ukrinform.ua/tag-kosmos" text:style-name="Internet_20_link" text:visited-style-name="Visited_20_Internet_20_Link">
space</text:a>
, the production of medicines in extraterrestrial conditions can make a revolution in this industry.</text:p>
      <text:p text:style-name="P4">
Particularly important is the possibility for manufacturers of medicines that can use a space plant with weightlessness for crystallization of biological proteins in order to analyze their structure and create medicines.</text:p>
      <text:p text:style-name="P4">
Such a space plant can also be used for the production of medicines with extraordinary precision. And such production costs a lot less than on Earth. Due to the fact that the cost of launch into space becomes less costly, such production can be success.</text:p>
      <text:p text:style-name="P4">
So far, Varda Space Industries was the first to send to the space production and at the same time a laboratory satellite. It will fly in orbit for more than a month at an approximate height of 1000 km. The plant launched Falcon 9 on June 12. After the mission is completed, the device will return to the ground.</text:p>
      <text:p text:style-name="P4">
Varda believes that their new development can also be used to carry out various research in the field of hypersonic.</text:p>
      <text:p text:style-name="P4">
If everything goes by, Varda Space Industries plans to send a similar device to space at the end of this year. The American company has plans to create multiple production space modules and even has a plan to create a production space station in the orbit of the Earth.</text:p>
      <text:p text:style-name="P4">
<text:span text:style-name="T4">
 Read also: </text:span>
 <text:a xlink:type="simple" xlink:href="https://www.ukrinform.ua/rubric-technology/3723356-nasa-vidpravit-misiu-na-asteroid-psihea-akij-kostue-10-kvadriljoniv.html" text:style-name="Internet_20_link" text:visited-style-name="Visited_20_Internet_20_Link">
NASA will send a mission to <text:span text:style-name="T4">
 asteroid </text:span>
 Psyche that costs $ 10 quadrillions</text:a>
</text:p>
      <text:p text:style-name="P4">
<text:span text:style-name="T5">
Foto: Varda</text:span>
</text:p>
      <text:p text:style-name="P4">
News Source: <text:a xlink:type="simple" xlink:href="https://www.ukrinform.ua/rubric-technology/3723505-persij-u-sviti-kosmicnij-zavod-pocav-robotu.html" text:style-name="Internet_20_link" text:visited-style-name="Visited_20_Internet_20_Link">
https://www.ukrinform.ua/rubric-technology/3723505-persij-u-sviti-kosmicnij-zavod-pocav-robotu.html</text:a>
</text:p>
      <!--NEWS-->
      <text:h text:style-name="P10" text:outline-level="1">
<text:span text:style-name="T4">
In Russia, there was a trial over captives of "Azov", among them - eight women</text:span>
</text:h>
      <text:p text:style-name="P4">
Authors: Ukrinform (Person)</text:p>
      <text:p text:style-name="P4">
Publisher: Укринформ (Organization)</text:p>
      <text:p text:style-name="P4">
Published Time: 2023-06-15T17:29:00+03:00</text:p>
      <text:p text:style-name="P4">
Modified Time: 2023-06-15T17:29:00+03:00</text:p>
      <text:p text:style-name="P4">
Description: In Russia, on Thursday, June 15, a court was held over captives of Azovstal defenders. - Ukrinform.</text:p>
      <text:p text:style-name="P4">
Images: ['<text:a xlink:type="simple" xlink:href="https://static.ukrinform.com/photos/2023_06/thumb_files/630_360_1686840118-360.jpg" text:style-name="Internet_20_link" text:visited-style-name="Visited_20_Internet_20_Link">
630_360_16868...</text:a>
']</text:p>
      <text:p text:style-name="P4">
Tags: ['Азов', 'Суд', 'Війна з Росією', 'Дмитро Лубінець']</text:p>
      <text:p text:style-name="P4">
Type: Article</text:p>
      <!--METADATA-->
      <text:p text:style-name="P4">
<draw:frame draw:style-name="fr1" draw:name="Image177" text:anchor-type="as-char" svg:width="6.9236in" svg:height="3.956343in" draw:z-index="0">
<draw:image xlink:href="../Images/yкринформ/2023-06-15T17-29-00-03-00/630_360_1686840118-360.jpg" xlink:type="simple" xlink:show="embed" xlink:actuate="onLoad" draw:mime-type="image/jpeg"/>
</draw:frame>
In Russia, the Quarter, June 15, was a trial over the captives of the Azovstal defenders.</text:p>
      <text:p text:style-name="P4">
According to Ukrinform, Dmitry Lubinets, the Ombudsman of the Verkhovna Rada of Ukraine, reported this in <text:a xlink:type="simple" xlink:href="http://t.me/dmytro_lubinetzs/2725" text:style-name="Internet_20_link" text:visited-style-name="Visited_20_Internet_20_Link">
telegram</text:a>
 .</text:p>
      <text:p text:style-name="P4">
</text:p>
      <text:p text:style-name="P4">
"Today in Russia there was a trial of Ukrainian prisoners of" Azov. " The participation of actions to overthrow power in the DNR, - said the Ombudsman.</text:p>
      <text:p text:style-name="P4">
<text:span text:style-name="T4">
 Read also: </text:span>
 [Association of Families(https://www.ukrinform.ua/rubric-society/3711786-asociacia-rodin-zahisnikiv-azovstali-pidgotuvala-rolik-pro-86-dniv-sprotivu-ukrainskih-geroiv.html)He noted that "for Russia is another court, for himself, and for Ukraine and the world is a confirmation that the Russian Federation continues to turn Ukrainian heroes into criminals."</text:p>
      <text:p text:style-name="P4">
"Behind the shoulders of these people - the protection of Ukrainian Mariupol, saved lives," Azovstal ", nights and days under Russian shelling of all types of arms, hostile prisoners," - said Lubinets.</text:p>
      <text:p text:style-name="P4">
Ombudsman reported if <text:a xlink:type="simple" xlink:href="https://www.ukrinform.ua/tag-rosia" text:style-name="Internet_20_link" text:visited-style-name="Visited_20_Internet_20_Link">
RF</text:a>
He recognizes them in these meaningless articles, then Ukrainian fighters threaten punishment from 15 years to life imprisonment. The next meeting was scheduled for June 28 -the day of the Constitution of Ukraine.</text:p>
      <text:p text:style-name="P4">
"Russia" and "fair justice" have nothing to do. The world should react to such shameful courts of Ukrainian defenders. After all, it is obvious to all that the defendants should be on the dock not those who protect themselves, but those who caused aggression, who with a weapon invaded another's land and who came with tanks with a tank of an independent state, " - said Lubin.</text:p>
      <text:p text:style-name="P4">
<text:span text:style-name="T4">
 Read also: </text:span>
 <text:a xlink:type="simple" xlink:href="https://www.ukrinform.ua/rubric-society/3712291-azov-opriludniv-rozpovidi-bijciv-pro-ostanni-dni-oboroni-azovstali.html" text:style-name="Internet_20_link" text:visited-style-name="Visited_20_Internet_20_Link">
Azov published the stories of the fighters about the last Dokorons "<text:span text:style-name="T4">
 Azovstal </text:span>
"</text:a>
</text:p>
      <text:p text:style-name="P4">
News Source: <text:a xlink:type="simple" xlink:href="https://www.ukrinform.ua/rubric-ato/3723375-u-rosii-vidbuvsa-sud-nad-polonenimi-azovcami-sered-nih-visim-zinok.html" text:style-name="Internet_20_link" text:visited-style-name="Visited_20_Internet_20_Link">
https://www.ukrinform.ua/rubric-ato/3723375-u-rosii-vidbuvsa-sud-nad-polonenimi-azovcami-sered-nih-visim-zinok.html</text:a>
</text:p>
      <!--NEWS-->
      <text:h text:style-name="P10" text:outline-level="1">
<text:span text:style-name="T4">
Ramstayna heard plans for Ukrainian military training on planes and tanks</text:span>
</text:h>
      <text:p text:style-name="P4">
Authors: Ukrinform (Person)</text:p>
      <text:p text:style-name="P4">
Publisher: Укринформ (Organization)</text:p>
      <text:p text:style-name="P4">
Published Time: 2023-06-15T17:30:00+03:00</text:p>
      <text:p text:style-name="P4">
Modified Time: 2023-06-15T17:30:00+03:00</text:p>
      <text:p text:style-name="P4">
Description: The participants of the Ramstein-13 meeting heard the plans of the European Command of the United States, as well as individual countries in Europe for the preparation of the Armed Forces of the Armed Forces on aircraft, tanks and other platforms, as well as to ensure the capacity of the transferred weapons. - Ukrinform.</text:p>
      <text:p text:style-name="P4">
Images: ['<text:a xlink:type="simple" xlink:href="https://static.ukrinform.com/photos/2023_02/thumb_files/630_360_1676362129-395.jpg" text:style-name="Internet_20_link" text:visited-style-name="Visited_20_Internet_20_Link">
630_360_16763...</text:a>
']</text:p>
      <text:p text:style-name="P4">
Tags: ['Літак', 'Танк', 'Війна з Росією', 'Зустріч Рамштайн', 'Тренування']</text:p>
      <text:p text:style-name="P4">
Type: Article</text:p>
      <!--METADATA-->
      <text:p text:style-name="P4">
<draw:frame draw:style-name="fr1" draw:name="Image180" text:anchor-type="as-char" svg:width="6.9236in" svg:height="3.956343in" draw:z-index="0">
<draw:image xlink:href="../Images/yкринформ/2023-06-15T17-30-00-03-00/630_360_1676362129-395.jpg" xlink:type="simple" xlink:show="embed" xlink:actuate="onLoad" draw:mime-type="image/jpeg"/>
</draw:frame>
Participants in Ramstein-13 heard the plans of the European command of the United States, as well as individual countries in Europe for the preparation of the Armed Forces of the Armed Forces on aircraft, tanks of and other platforms, as well as to ensure the capacity of the transmitted weapons.</text:p>
      <text:p text:style-name="P4">
This was reported by the results of the meeting in Brussels, US Secretary of Defense Lloidostin, Ukrinform correspondent reports.</text:p>
      <text:p text:style-name="P4">
"Except(information - ed.)briefings in Ukraine, we listened to European command leaders <text:a xlink:type="simple" xlink:href="https://www.ukrinform.ua/tag-ssa" text:style-name="Internet_20_link" text:visited-style-name="Visited_20_Internet_20_Link">
USA</text:a>
, and they have informed us about future training plans, as well as the efforts to service and support the weapons we have already provided, ”Austin said.</text:p>
      <text:p text:style-name="P4">
<text:span text:style-name="T4">
 Read also: </text:span>
 <text:a xlink:type="simple" xlink:href="https://www.ukrinform.ua/rubric-ato/3723149-trenuvanna-ukrainskih-pilotiv-dozvolae-gotuvati-postacanna-litakiv-stoltenberg.html" text:style-name="Internet_20_link" text:visited-style-name="Visited_20_Internet_20_Link">
Training of Ukrainian pilots allows to prepare supply <text:span text:style-name="T4">
 aircraft </text:span>
 - Stoltenberg</text:a>
In addition, he said, it was about providing Ukraine with the possibility of serving Western weapons in the future.</text:p>
      <text:p text:style-name="P4">
“We have also heard from our friends from Germany and Poland about their efforts to support new Ukrainian LOOPARD tanks. And our colleagues from the Netherlands of Idania shared the progress that they have made in the preparation of Ukrainian pilots on the fighters of the fourth generation, including the F-16, ”-said.</text:p>
      <text:p text:style-name="P4">
<text:span text:style-name="T4">
 Read also: </text:span>
 <text:a xlink:type="simple" xlink:href="https://www.ukrinform.ua/rubric-ato/3723373-ukrainskih-soldativ-gotuut-na-troh-kontinentah-general-milli.html" text:style-name="Internet_20_link" text:visited-style-name="Visited_20_Internet_20_Link">
Ukrainian soldiers are prepared on three continents - Millie General</text:a>
As reported by Ukrinform, the US Minister of Defense on Thursday has declared a result of the contact group on defense of Ukraine. According to him, the United States, Canada, Britain, Denmark, the Netherlands, Italy, Norway, Germany have declared new obligations to strengthen defensive opportunities.</text:p>
      <text:p text:style-name="P4">
News Source: <text:a xlink:type="simple" xlink:href="https://www.ukrinform.ua/rubric-ato/3723370-na-ramstajni-zasluhali-plani-pidgotovki-ukrainskih-vijskovih-na-litakah-i-tankah.html" text:style-name="Internet_20_link" text:visited-style-name="Visited_20_Internet_20_Link">
https://www.ukrinform.ua/rubric-ato/3723370-na-ramstajni-zasluhali-plani-pidgotovki-ukrainskih-vijskovih-na-litakah-i-tankah.html</text:a>
</text:p>
      <!--NEWS-->
      <text:h text:style-name="P10" text:outline-level="1">
<text:span text:style-name="T4">
The application of the national team of Ukraine U-21 for the European Championship is known</text:span>
</text:h>
      <text:p text:style-name="P4">
Authors: Ukrinform (Person)</text:p>
      <text:p text:style-name="P4">
Publisher: Укринформ (Organization)</text:p>
      <text:p text:style-name="P4">
Published Time: 2023-06-15T17:38:31+03:00</text:p>
      <text:p text:style-name="P4">
Modified Time: 2023-06-15T17:38:31+03:00</text:p>
      <text:p text:style-name="P4">
Description: The application of the national team of Ukraine for the youth championship of Europa-2023 became known. - Ukrinform.</text:p>
      <text:p text:style-name="P4">
Images: ['<text:a xlink:type="simple" xlink:href="https://static.ukrinform.com/photos/2023_06/thumb_files/630_360_1686839836-203.jpg" text:style-name="Internet_20_link" text:visited-style-name="Visited_20_Internet_20_Link">
630_360_16868...</text:a>
']</text:p>
      <text:p text:style-name="P4">
Tags: ['Футбол']</text:p>
      <text:p text:style-name="P4">
Type: Article</text:p>
      <!--METADATA-->
      <text:p text:style-name="P4">
<draw:frame draw:style-name="fr1" draw:name="Image181" text:anchor-type="as-char" svg:width="6.9236in" svg:height="3.956343in" draw:z-index="0">
<draw:image xlink:href="../Images/yкринформ/2023-06-15T17-38-31-03-00/630_360_1686839836-203.jpg" xlink:type="simple" xlink:show="embed" xlink:actuate="onLoad" draw:mime-type="image/jpeg"/>
</draw:frame>
Stalravidoma application of the national team of Ukraine for the European Championships 2023.</text:p>
      <text:p text:style-name="P4">
The UAF reported this in <text:a xlink:type="simple" xlink:href="https://www.instagram.com/p/Ctg2ftrIfbF/" text:style-name="Internet_20_link" text:visited-style-name="Visited_20_Internet_20_Link">
Instagram</text:a>
, reports Ukrinform.</text:p>
      <text:p text:style-name="P4">
Goalkeepers: Cyril Fesun("Colossus" Kovalivka), Anatoly Trubin("Shakhtar Donetsk)Ruslan will not("Dynamo Kyiv)Defenders: Arseniy Batagov(Zorya Lugansk), Maxim Talovrov(Linz's grace, Austria), Alexander Orphan, Konstantin Shepharenko(Both - Dynamo Kyiv), Rostislav Liah("Movement" Lviv), Maxim Bragar(Chernomorets Odesa), Alexei Sich("Cortreyk", Belgium)Midfielders: Alexei Kashchuk("Sabah" Baku, Azerbaijan), Artem Bondarenko("Shakhtar Donetsk), Ivan Zhelizko(Valmiore, Latvia), Vladimir Brazhko(Zorya Lugansk), Mykola Mikhailenko(Alexandria), Alexander Nazarenko(Dnipro-1 Dnieper), Oleg Orthodko("Shakhtar Donetsk), Michael Mudryk(Chelsea, London), Georgy Sudakov, Dmitry Kryskiv(Both - Shakhtar, Donetsk)Attackers: Vladislav Vanat("Dynamo Kyiv), Bogdan B’yunnik(Grazer Graz, Austria), Danilo Sican("Shakhtar Donetsk).</text:p>
      <text:p text:style-name="P4">
З тих гравців, яких було викликано на червневий збір, в остаточну заявку непотрапили Олександр Сапутін (Zorya Lugansk), Vladimir Salyuk(Chernomorets Odesa), Alexander Drarambayev("Zlte-Warkeham", Belgium), Daniel Alefirenko(Chernomorets Odesa), Cyril Sigev(Alexandria)and Valentin Rubchinsky(Dnipro-1 Dnieper).</text:p>
      <text:p text:style-name="P4">
<text:span text:style-name="T4">
Читайте також:</text:span>
 <text:a xlink:type="simple" xlink:href="https://www.ukrinform.ua/rubric-sports/3723097-bondar-ta-pihalonok-ne-dopomozut-zbirnij-ukraini-u-pivnicnij-makedonii.html" text:style-name="Internet_20_link" text:visited-style-name="Visited_20_Internet_20_Link">
 Бондар та Піхальонок не допоможуть збірній України уПівнічній Македонії </text:a>
As it was reported, the "blue and yellow" got to group B, where they will meet alarm, Spain and Croatia. Three Best Euro-2023 teams(In addition to France, England)They will receive a 2024 Olympics.</text:p>
      <text:p text:style-name="P4">
The first match with Croatia will take place on June 21.</text:p>
      <text:p text:style-name="P4">
Photo: UAF press service</text:p>
      <text:p text:style-name="P4">
News Source: <text:a xlink:type="simple" xlink:href="https://www.ukrinform.ua/rubric-sports/3723372-vidomo-zaavku-zbirnoi-ukraini-u21-na-cempionat-evropi.html" text:style-name="Internet_20_link" text:visited-style-name="Visited_20_Internet_20_Link">
https://www.ukrinform.ua/rubric-sports/3723372-vidomo-zaavku-zbirnoi-ukraini-u21-na-cempionat-evropi.html</text:a>
</text:p>
      <!--NEWS-->
      <text:h text:style-name="P10" text:outline-level="1">
<text:span text:style-name="T4">
Ukrainian soldiers are prepared on three continents - General Millie</text:span>
</text:h>
      <text:p text:style-name="P4">
Authors: Ukrinform (Person)</text:p>
      <text:p text:style-name="P4">
Publisher: Укринформ (Organization)</text:p>
      <text:p text:style-name="P4">
Published Time: 2023-06-15T17:38:55+03:00</text:p>
      <text:p text:style-name="P4">
Modified Time: 2023-06-15T17:38:55+03:00</text:p>
      <text:p text:style-name="P4">
Description: The training of Ukrainian soldiers is an important part of the assistance of Western partners who have already prepared 60,000 fighters. - Ukrinform.</text:p>
      <text:p text:style-name="P4">
Images: ['<text:a xlink:type="simple" xlink:href="https://static.ukrinform.com/photos/2023_02/thumb_files/630_360_1676392963-701.jpg" text:style-name="Internet_20_link" text:visited-style-name="Visited_20_Internet_20_Link">
630_360_16763...</text:a>
']</text:p>
      <text:p text:style-name="P4">
Tags: ['Україна', 'Військові', 'Війна з Росією', 'Марк Міллі ']</text:p>
      <text:p text:style-name="P4">
Type: Article</text:p>
      <!--METADATA-->
      <text:p text:style-name="P4">
<draw:frame draw:style-name="fr1" draw:name="Image182" text:anchor-type="as-char" svg:width="6.9236in" svg:height="3.956343in" draw:z-index="0">
<draw:image xlink:href="../Images/yкринформ/2023-06-15T17-38-55-03-00/630_360_1676392963-701.jpg" xlink:type="simple" xlink:show="embed" xlink:actuate="onLoad" draw:mime-type="image/jpeg"/>
</draw:frame>
The training of Ukrainian soldiers is an important part of the assistance of Western partners, who have already prepared 60 thousand fighters.</text:p>
      <text:p text:style-name="P4">
Such data were given by the Chairman of the Joint Committee of the Chiefs of Staff of the United States, Millie, at a press conference with US Secretary of Defense Lloyd Austin, after a meeting in Ramstein, Ukrinform correspondent reports.</text:p>
      <text:p text:style-name="P4">
“Within the framework of global efforts, there is now training for more than 6 thousand Ukrainians: 40 different training grounds, in 65 courses in 33 countries of sodium continents. All this is happening now, ”Millie said.</text:p>
      <text:p text:style-name="P4">
He noted that since the beginning of the war, partners have prepared more than 60 thousand Ukrainians. Only <text:a xlink:type="simple" xlink:href="https://www.ukrinform.ua/tag-ssa" text:style-name="Internet_20_link" text:visited-style-name="Visited_20_Internet_20_Link">
USA</text:a>
More than 11 thousand soldiers from Ukraine have been prepared, and there are now 3 battalions, one of which is tank.</text:p>
      <text:p text:style-name="P4">
Speaking of the current counter -offensive of Ukraine, Millie called it "very heavy". The Armed Forces, according to him, gradually move forward, but making outdoors too early. At the same time, the general noted the very high moral spirit of Ukrainian soldiers, unlike the Russian ones.</text:p>
      <text:p text:style-name="P4">
The war is dynamic, it is a competition of will, but we can be sure that the preparedness of Ukrainians to defend their land and freedom, their courage and skill will win, added Millie.</text:p>
      <text:p text:style-name="P4">
Every day, Ukrainians fight not only with weapons, but also with their iron invincible spirit, the commander emphasized.</text:p>
      <text:p text:style-name="P4">
He noted that the contact group provides Ukraine with tools that will help you succeed. Millie assured that partners would support Ukraine as much as he would need.</text:p>
      <text:p text:style-name="P4">
"We will continue to provide large -scale and widespread support from modern types of reconnaissance and training of Ukrainian forces," said the American general. He recalled new help packages declared last week.</text:p>
      <text:p text:style-name="P4">
*!(https://www.ukrinform.ua/rubric-ato/3723367-ostin-ogolosiv-pro-milardni-vneski-krain-grupi-ramstajn-u-zmicnenna-oboroni-ukraini.html)It was reported that the Ramstein meeting on June 15 became the 13th counterpart. She took place in Brussels.</text:p>
      <text:p text:style-name="P4">
<text:span text:style-name="T5">
Foto: AA</text:span>
</text:p>
      <text:p text:style-name="P4">
News Source: <text:a xlink:type="simple" xlink:href="https://www.ukrinform.ua/rubric-ato/3723373-ukrainskih-soldativ-gotuut-na-troh-kontinentah-general-milli.html" text:style-name="Internet_20_link" text:visited-style-name="Visited_20_Internet_20_Link">
https://www.ukrinform.ua/rubric-ato/3723373-ukrainskih-soldativ-gotuut-na-troh-kontinentah-general-milli.html</text:a>
</text:p>
      <!--NEWS-->
      <text:h text:style-name="P10" text:outline-level="1">
<text:span text:style-name="T4">
As a result of the shelling of Avdiivka and Northern wounded seven civilians</text:span>
</text:h>
      <text:p text:style-name="P4">
Authors: Ukrinform (Person)</text:p>
      <text:p text:style-name="P4">
Publisher: Укринформ (Organization)</text:p>
      <text:p text:style-name="P4">
Published Time: 2023-06-15T17:44:00+03:00</text:p>
      <text:p text:style-name="P4">
Modified Time: 2023-06-15T17:44:00+03:00</text:p>
      <text:p text:style-name="P4">
Description: Russian troops on Thursday on June 15 fired the residential quarters of Avdiivka and settlements of the North Toretsky City Community of Donetsk region, resulting in seven people the wounds were investigated. - Ukrinform.</text:p>
      <text:p text:style-name="P4">
Images: ['<text:a xlink:type="simple" xlink:href="https://static.ukrinform.com/photos/2023_06/thumb_files/630_360_1686839164-751.jpg" text:style-name="Internet_20_link" text:visited-style-name="Visited_20_Internet_20_Link">
630_360_16868...</text:a>
']</text:p>
      <text:p text:style-name="P4">
Tags: ['Обстріл', 'Поранені', 'Авдіївка', 'Війна з Росією']</text:p>
      <text:p text:style-name="P4">
Type: Article</text:p>
      <!--METADATA-->
      <text:p text:style-name="P4">
<draw:frame draw:style-name="fr1" draw:name="Image183" text:anchor-type="as-char" svg:width="6.9236in" svg:height="3.956343in" draw:z-index="0">
<draw:image xlink:href="../Images/yкринформ/2023-06-15T17-44-00-03-00/630_360_1686839164-751.jpg" xlink:type="simple" xlink:show="embed" xlink:actuate="onLoad" draw:mime-type="image/jpeg"/>
</draw:frame>
On Thursday, Russian residential quarters of Avdiivka and Selishchepivnichnaya Toretsky City Community of Donetsk Oblast were fired on Thursday, as a result of which seven people were being investigated.</text:p>
      <text:p text:style-name="P4">
According to Ukrinform, it reports <text:a xlink:type="simple" xlink:href="https://www.gp.gov.ua/ua/posts/okupanti-obstrilyali-zitlovi-kvartali-avdiyivki-ta-torecka-rozpocato-rozsliduvannya" text:style-name="Internet_20_link" text:visited-style-name="Visited_20_Internet_20_Link">
Office of the Prosecutor General</text:a>
.</text:p>
      <text:p text:style-name="P4">
Under the procedural leadership of the Donetsk Regional Prosecutor's Office, investigations in criminal proceedings on the facts of violations of laws and customs of war are carried out(Part 1 of Art. 438 of the Criminal Code of Ukraine).</text:p>
      <text:p text:style-name="P4">
According to the investigation, on June 15 at 08:30, Russian troops are probably a companion artillery <text:a xlink:type="simple" xlink:href="https://www.ukrinform.ua/tag-obstril" text:style-name="Internet_20_link" text:visited-style-name="Visited_20_Internet_20_Link">
fired</text:a>
Avdiivka.</text:p>
      <text:p text:style-name="P4">
The attack was injured by a couple of 74 and a husband of 79 years. Both suffered mine and explosive injuries.</text:p>
      <text:p text:style-name="P4">
Already at 10:50 the invaders, according to preliminary data, using FAB-2550 applied auaudar in the center of the North town of Toretsk.</text:p>
      <text:p text:style-name="P4">
Five civilians have been bold wounds and injuries from the explosion. The blow of the impact was at home and at the entrances.</text:p>
      <text:p text:style-name="P4">
<text:span text:style-name="T4">
 Read also: </text:span>
 <text:a xlink:type="simple" xlink:href="https://www.ukrinform.ua/rubric-ato/3723197-na-hersonsini-vnaslidok-vorozogo-obstrilu-zaginula-zinka-se-odna-porenena.html" text:style-name="Internet_20_link" text:visited-style-name="Visited_20_Internet_20_Link">
in Kherson region as a result of hostile <text:span text:style-name="T4">
 shelling </text:span>
 in died, another portion</text:a>
Eight apartment buildings and administrative buildings are damaged.</text:p>
      <text:p text:style-name="P4">
Police and rescuers continue to work in the North.</text:p>
      <text:p text:style-name="P4">
Pre -trial investigations are ongoing.</text:p>
      <text:p text:style-name="P4">
As reported <text:a xlink:type="simple" xlink:href="https://www.ukrinform.ua/rubric-regions/3723124-za-dobu-rosiani-atakuvali-10-oblastej-ukraini-zvedenna-ova.html" text:style-name="Internet_20_link" text:visited-style-name="Visited_20_Internet_20_Link">
Ukrinform</text:a>
, the Russian army made attacks on 10 regions of Ukraine a day.</text:p>
      <text:p text:style-name="P4">
<text:span text:style-name="T5">
Foto: www.gp.gov.ua</text:span>
</text:p>
      <text:p text:style-name="P4">
News Source: <text:a xlink:type="simple" xlink:href="https://www.ukrinform.ua/rubric-ato/3723376-vnaslidok-obstrilu-avdiivki-i-pivnicnogo-poraneni-semero-civilnih.html" text:style-name="Internet_20_link" text:visited-style-name="Visited_20_Internet_20_Link">
https://www.ukrinform.ua/rubric-ato/3723376-vnaslidok-obstrilu-avdiivki-i-pivnicnogo-poraneni-semero-civilnih.html</text:a>
</text:p>
      <!--NEWS-->
      <text:h text:style-name="P10" text:outline-level="1">
<text:span text:style-name="T4">
The National Bank is considered an artificial situation around the exchange of "worn" currency</text:span>
</text:h>
      <text:p text:style-name="P4">
Authors: Ukrinform (Person)</text:p>
      <text:p text:style-name="P4">
Publisher: Укринформ (Organization)</text:p>
      <text:p text:style-name="P4">
Published Time: 2023-06-15T17:50:59+03:00</text:p>
      <text:p text:style-name="P4">
Modified Time: 2023-06-15T17:50:59+03:00</text:p>
      <text:p text:style-name="P4">
Description: The National Bank believes that the situation around the exchange of outdated or worn out currency banknotes is artificial, and hope that everything is stabilized soon. - Ukrinform.</text:p>
      <text:p text:style-name="P4">
Images: ['<text:a xlink:type="simple" xlink:href="https://static.ukrinform.com/photos/2022_08/thumb_files/630_360_1660167545-338.png" text:style-name="Internet_20_link" text:visited-style-name="Visited_20_Internet_20_Link">
630_360_16601...</text:a>
']</text:p>
      <text:p text:style-name="P4">
Tags: ['Нацбанк', 'Обмін', 'Валюта']</text:p>
      <text:p text:style-name="P4">
Type: Article</text:p>
      <!--METADATA-->
      <text:p text:style-name="P4">
<draw:frame draw:style-name="fr1" draw:name="Image186" text:anchor-type="as-char" svg:width="6.9236in" svg:height="3.956343in" draw:z-index="0">
<draw:image xlink:href="../Images/yкринформ/2023-06-15T17-50-59-03-00/630_360_1660167545-338.png" xlink:type="simple" xlink:show="embed" xlink:actuate="onLoad" draw:mime-type="image/png"/>
</draw:frame>
The Union Bank believes that the situation surrounding the exchange of outdated or marked currency banknotes is artificial, and hopes that it will soon be unstabilized.</text:p>
      <text:p text:style-name="P4">
The deputy chairman of the National Bank of Ukraine Yurigletius said this at a briefing, Ukrinform correspondent reports.</text:p>
      <text:p text:style-name="P4">
"In April - May we see the emergence, in our opinion, artificial confidence on wear(currencies - ed). Почули думки представниківбанківського й небанківського сектору, які зміни, на їхню думку, сприятимутьврегулюванню даної ситуації. Домовились бути в постійному діалозі протягомнаступних тижнів щодо даної проблематики", - сказав Гелетій.</text:p>
      <text:p text:style-name="P4">
Він висловив сподівання, що ця ситуація невдовзі врегулюється, і проблематикущодо зношених купюр буде вирішено.</text:p>
      <text:p text:style-name="P4">
<text:span text:style-name="T4">
Читайте також:</text:span>
 <text:a xlink:type="simple" xlink:href="https://www.ukrinform.ua/rubric-economy/3719616-banki-ta-obminniki-otrimaut-vid-nbu-poperedzenna-za-komisiu-zi-znosenoi-valuti-getmancev.html" text:style-name="Internet_20_link" text:visited-style-name="Visited_20_Internet_20_Link">
 Банки та обмінники отримають від НБУ попередження закомісію зі «зношеної» валюти – Гетманцев </text:a>
Recently, banks and exchange offices in Ukraine have been reported to take notes with slight scrapes, inscriptions and seals, which have previously been performed without problems. Such banknotes are offered from a 10-15 percent discount. In turn, <text:a xlink:type="simple" xlink:href="https://www.ukrinform.ua/tag-nacbank" text:style-name="Internet_20_link" text:visited-style-name="Visited_20_Internet_20_Link">
National Bank of Ukraine</text:a>
He stated that he did not adopt any regulatory acts that prohibit the conduct of foreign currency transactions with foreign currency, in particular, the US dollars in the 1996 series and previously issued.</text:p>
      <text:p text:style-name="P4">
News Source: <text:a xlink:type="simple" xlink:href="https://www.ukrinform.ua/rubric-economy/3723381-u-nacbanku-vvazaut-stucnou-situaciu-navkolo-obminu-znosenoi-valuti.html" text:style-name="Internet_20_link" text:visited-style-name="Visited_20_Internet_20_Link">
https://www.ukrinform.ua/rubric-economy/3723381-u-nacbanku-vvazaut-stucnou-situaciu-navkolo-obminu-znosenoi-valuti.html</text:a>
</text:p>
      <!--NEWS-->
      <text:h text:style-name="P10" text:outline-level="1">
<text:span text:style-name="T4">
On Crimean Titan - 200 tons of ammonia: the expert told the consequences in the event of an explosion</text:span>
</text:h>
      <text:p text:style-name="P4">
Authors: Ukrinform (Person)</text:p>
      <text:p text:style-name="P4">
Publisher: Укринформ (Organization)</text:p>
      <text:p text:style-name="P4">
Published Time: 2023-06-15T17:57:00+03:00</text:p>
      <text:p text:style-name="P4">
Modified Time: 2023-06-15T17:57:00+03:00</text:p>
      <text:p text:style-name="P4">
Description: In the event of an explosion at an enterprise</text:p>
      <text:p text:style-name="P4">
Images: ['<text:a xlink:type="simple" xlink:href="https://static.ukrinform.com/photos/2018_09/thumb_files/630_360_1536134841-5958.jpg" text:style-name="Internet_20_link" text:visited-style-name="Visited_20_Internet_20_Link">
630_360_15361...</text:a>
']</text:p>
      <text:p text:style-name="P4">
Tags: ['Вибух', 'Аміак', 'Завод "Титан"', 'Війна з Росією', 'Єдині новини']</text:p>
      <text:p text:style-name="P4">
Type: Article</text:p>
      <!--METADATA-->
      <text:p text:style-name="P4">
<draw:frame draw:style-name="fr1" draw:name="Image187" text:anchor-type="as-char" svg:width="6.9236in" svg:height="3.956343in" draw:z-index="0">
<draw:image xlink:href="../Images/yкринформ/2023-06-15T17-57-00-03-00/630_360_1536134841-5958.jpg" xlink:type="simple" xlink:show="embed" xlink:actuate="onLoad" draw:mime-type="image/jpeg"/>
</draw:frame>
There will be a danger to the life of his workers in the Crimean Titan enterprise.</text:p>
      <text:p text:style-name="P4">
Professor-kosfedra of the ecology of the Kyiv-Mohyla Academy, coordinator of the expert network of "Crimean Platform" Yevgeny Khlobystv said about it on the national marathon "Unified News".</text:p>
      <text:p text:style-name="P4">
He noted that from the enterprise "Crimean Titan" the invaders have removed valuable equipment and now there is one shop that produces nitrogen fertilizers.</text:p>
      <text:p text:style-name="P4">
“It is where 200 tons of ammonia are stored. If there is an explosion, conscious of ammonia, people in the industrial zone, that is, in the territory of the object, can be very seriously injured. There is a risk to life for employees of the enterprise, ”Khloibistov said.</text:p>
      <text:p text:style-name="P4">
<text:span text:style-name="T4">
 Read also: </text:span>
 <text:a xlink:type="simple" xlink:href="https://www.ukrinform.ua/rubric-crimea/3722218-zagarbniki-rozgladaut-scenarij-znisenna-krimskogo-titanu-na-vipadok-vteci-usov.html" text:style-name="Internet_20_link" text:visited-style-name="Visited_20_Internet_20_Link">
invaders consider the scenario of destruction of "Crimean Titan" in case of escape - Yusov</text:a>
According to him, since ammonia is easy and rapidly rising, there will be no deadly danger for residents of the excellent settlements. Im will not go outside, do not open the windows, drink more <text:a xlink:type="simple" xlink:href="https://www.ukrinform.ua/tag-voda" text:style-name="Internet_20_link" text:visited-style-name="Visited_20_Internet_20_Link">
water</text:a>
.</text:p>
      <text:p text:style-name="P4">
Khlobistov noted that the enterprise has a rate where waste is stored. "If there is an explosion on it, the victims are more and more," he added.</text:p>
      <text:p text:style-name="P4">
<text:span text:style-name="T4">
 Read also: </text:span>
 <text:a xlink:type="simple" xlink:href="https://www.ukrinform.ua/rubric-crimea/3721714-dii-rosii-nesut-ekologicnu-zagrozu-ne-lise-ukraini-a-j-susidnim-derzavam-op.html" text:style-name="Internet_20_link" text:visited-style-name="Visited_20_Internet_20_Link">
Russia's actions pose an environmental threat not only to Ukraine, but by the neighboring states - OP</text:a>
The expert noted that information about similar risks of Crimean media, which are completely under control of the Kremlin, do not bring to the Crimeans.</text:p>
      <text:p text:style-name="P4">
As it was reported, the presidential representation in the ARC stated that the processing of production at the Crimean Titan plant in Armenian in a temporarily occupied Crimea <text:a xlink:type="simple" xlink:href="https://www.ukrinform.ua/rubric-crimea/3722625-u-zelenskogo-kazut-so-robota-krimskogo-titanu-porusena-do-kriticnogo-rivna.html" text:style-name="Internet_20_link" text:visited-style-name="Visited_20_Internet_20_Link">
violated to a critical level</text:a>
 .</text:p>
      <text:p text:style-name="P4">
News Source: <text:a xlink:type="simple" xlink:href="https://www.ukrinform.ua/rubric-crimea/3723383-na-krimskomu-titani-200-tonn-amiaku-ekspert-rozpoviv-pro-naslidki-u-razi-vibuhu.html" text:style-name="Internet_20_link" text:visited-style-name="Visited_20_Internet_20_Link">
https://www.ukrinform.ua/rubric-crimea/3723383-na-krimskomu-titani-200-tonn-amiaku-ekspert-rozpoviv-pro-naslidki-u-razi-vibuhu.html</text:a>
</text:p>
      <!--NEWS-->
      <text:h text:style-name="P10" text:outline-level="1">
<text:span text:style-name="T4">
Ukraine will receive from Sweden a party</text:span>
</text:h>
      <text:p text:style-name="P4">
Author: ['АРМІЯINFORM']</text:p>
      <text:p text:style-name="P4">
Time: 2023-06-15T18:00:00-04:00</text:p>
      <text:p text:style-name="P4">
Description: The Swede agency is the Situation of the Situation of Ukrainian 250 Minoshukachiv Yak Dopomo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54.53-1.jpeg" text:style-name="Internet_20_link" text:visited-style-name="Visited_20_Internet_20_Link">
20.54.53-1.jpeg</text:a>
']</text:p>
      <text:p text:style-name="P4">
Tags: ['КАХОВСЬКА ГЕС', 'КАХОВСЬКА ГЕС/ШТАБ INFO', 'МІНОШУКАЧ', 'ШВЕЦІЯ']</text:p>
      <text:p text:style-name="P4">
Category: News</text:p>
      <!--METADATA-->
      <text:p text:style-name="P4">
<draw:frame draw:style-name="fr1" draw:name="Image188" text:anchor-type="as-char" svg:width="6.9236in" svg:height="4.604194in" draw:z-index="0">
<draw:image xlink:href="../Images/AРМІЯINFORM/2023-06-15T18-00-00-04-00/20.54.53-1.jpeg" xlink:type="simple" xlink:show="embed" xlink:actuate="onLoad" draw:mime-type="image/jpeg"/>
</draw:frame>
The Swedish Agency for Emergency Situations transmits Ukraine to Ukraine 250 Ministers as aid to eliminate the consequences of the blast <text:a xlink:type="simple" xlink:href="https://armyinform.com.ua/tag/kahovska-ges/" text:style-name="Internet_20_link" text:visited-style-name="Visited_20_Internet_20_Link">
Kakhovskaya Hes.</text:a>
About this <text:a xlink:type="simple" xlink:href="https://www.regeringen.se/pressmeddelanden/2023/06/sverige-skickar-250-minsokare-till-ukraina-efter-dammexplosionen-i-kachovka/" text:style-name="Internet_20_link" text:visited-style-name="Visited_20_Internet_20_Link">
it is referred</text:a>
on the Sitishved Government.</text:p>
      <text:p text:style-name="P4">
It is noted that the equipment is intended for civil demining and should help to protect the areas affected by flooding after blasting, resulting in the water washed away and transferred to the unknown place of land mines of melted ammunition.</text:p>
      <text:p text:style-name="P4">
The cost of Ministers is 15 million Swedish crowns(1.3 million). Очікується, що їх доставлять в Україну найближчим часом.</text:p>
      <text:p text:style-name="P4">
«Швеція та ЄС рішуче засуджують руйнування Каховської ГЕС у Херсонськійобласті. Це свідчить про новий рівень руйнування критично важливої цивільноїінфраструктури України», — заявив міністр цивільної оборони Швеції Карл-ОскарБолін.</text:p>
      <text:p text:style-name="P4">
Він додав, що Швеція продовжуватиме підтримувати Україну і чинити тиск наросію.</text:p>
      <text:p text:style-name="P4">
Нагадаємо, депутати Європейського парламенту<text:a xlink:type="simple" xlink:href="https://armyinform.com.ua/2023/06/15/yevroparlament-vyznav-voyennym-zlochynom-pidryv-rosiyanamy-kahovskoyi-ges/" text:style-name="Internet_20_link" text:visited-style-name="Visited_20_Internet_20_Link">
засудили</text:a>
The Russian Hydroelectric power plant was undermining the Russian and named Russia.</text:p>
      <text:p text:style-name="P4">
News Source: <text:a xlink:type="simple" xlink:href="https://armyinform.com.ua/2023/06/15/ukrayina-otrymaye-vid-shvecziyi-partiyu-minoshukachiv-dlya-likvidacziyi-naslidkiv-pidryvu-kahovskoyi-ges/" text:style-name="Internet_20_link" text:visited-style-name="Visited_20_Internet_20_Link">
https://armyinform.com.ua/2023/06/15/ukrayina-otrymaye-vid-shvecziyi-partiyu-minoshukachiv-dlya-likvidacziyi-naslidkiv-pidryvu-kahovskoyi-ges/</text:a>
</text:p>
      <!--NEWS-->
      <text:h text:style-name="P10" text:outline-level="1">
<text:span text:style-name="T4">
In Rivne, a journalist's car was set on fire - police set circumstances</text:span>
</text:h>
      <text:p text:style-name="P4">
Authors: Ukrinform (Person)</text:p>
      <text:p text:style-name="P4">
Publisher: Укринформ (Organization)</text:p>
      <text:p text:style-name="P4">
Published Time: 2023-06-15T18:01:00+03:00</text:p>
      <text:p text:style-name="P4">
Modified Time: 2023-06-15T18:01:00+03:00</text:p>
      <text:p text:style-name="P4">
Description: In Rivne, police establish the circumstances of the arson of a journalist car, which occurred on June 15. - Ukrinform.</text:p>
      <text:p text:style-name="P4">
Images: ['<text:a xlink:type="simple" xlink:href="https://static.ukrinform.com/photos/2023_06/thumb_files/630_360_1686841261-768.jpg" text:style-name="Internet_20_link" text:visited-style-name="Visited_20_Internet_20_Link">
630_360_16868...</text:a>
']</text:p>
      <text:p text:style-name="P4">
Tags: ['Автомобіль', 'Рівне', 'Журналіст', 'Підпал']</text:p>
      <text:p text:style-name="P4">
Type: Article</text:p>
      <!--METADATA-->
      <text:p text:style-name="P4">
<draw:frame draw:style-name="fr1" draw:name="Image189" text:anchor-type="as-char" svg:width="6.9236in" svg:height="3.956343in" draw:z-index="0">
<draw:image xlink:href="../Images/yкринформ/2023-06-15T18-01-00-03-00/630_360_1686841261-768.jpg" xlink:type="simple" xlink:show="embed" xlink:actuate="onLoad" draw:mime-type="image/jpeg"/>
</draw:frame>
In Rivne Police, the circumstances of the arson of the journalist, which occurred on June 15, establish.</text:p>
      <text:p text:style-name="P4">
According to Ukrinform, it reports <text:a xlink:type="simple" xlink:href="https://www.facebook.com/police.in.Rivne.region/posts/pfbid0FHREBCowkmST3TGk6rPgTvLSgqWNUv72brUL357THTCQvSrXnJETjnBmCypSRCLKl" text:style-name="Internet_20_link" text:visited-style-name="Visited_20_Internet_20_Link">
police of Rivne region</text:a>
.</text:p>
      <text:p text:style-name="P4">
«На спецлінію 102 сьогодні, 15 червня, о 03:45 надійшло повідомлення відпрацівників ДСНС, що на вулиці Данила Галицького горить легковий <text:a xlink:type="simple" xlink:href="https://www.ukrinform.ua/tag-avtomobil" text:style-name="Internet_20_link" text:visited-style-name="Visited_20_Internet_20_Link">
 автомобіль</text:a>
”, - the message said.</text:p>
      <text:p text:style-name="P4">
Police have found that Chrysler vehicle, which was parked near the food establishments, owns a 42-year-old equation, an editor-in-chief. An incomprehensible sound heard a resident of the neighboring house in the morning. When he looked out the window, he saw a spark in the front of the car, after which the alarm and the car started to burn.</text:p>
      <text:p text:style-name="P4">
According to the police, the fire was damaged by fire as a result of fire. The police conducted an inspection of the scene, removable trace information and a car placed on a special site.</text:p>
      <text:p text:style-name="P4">
Information on deliberate damage to property through arson is entered the pre -trial register of pre -trial investigations under part 2 of Article 194 of the Criminal Code of Ukraine(deliberate destruction or damage to another's property).</text:p>
      <text:p text:style-name="P4">
Тривають невідкладні слідчі дії та розшукові заходи для встановлення осіб,причетних до вчиненого кримінального правопорушення, зокрема аналізуютьсявідеозаписи із камер спостереження.</text:p>
      <text:p text:style-name="P4">
<text:span text:style-name="T4">
Читайте також:</text:span>
 <text:a xlink:type="simple" xlink:href="https://www.ukrinform.ua/rubric-regions/3689098-u-poltavi-pogrozuvali-zurnalistci-policia-vidkrila-spravu.html" text:style-name="Internet_20_link" text:visited-style-name="Visited_20_Internet_20_Link">
 У <text:span text:style-name="T4">
Полтаві</text:span>
 <text:span text:style-name="T4">
погрожували</text:span>
 <text:span text:style-name="T4">
журналістці</text:span>
 –<text:span text:style-name="T4">
поліція</text:span>
 <text:span text:style-name="T4">
відкрила</text:span>
 <text:span text:style-name="T4">
спра</text:span>
 ву </text:a>
The police consider different versions of the crime, one of which is related to journalistic activities.</text:p>
      <text:p text:style-name="P4">
In <text:a xlink:type="simple" xlink:href="https://www.facebook.com/vlad.isaev.9/posts/pfbid032cKg9NFWCFFfp6a4dMejTT57TMMMibAs3e9ygDr1C3TJXket3ZbT3uHmQddQrFUDl" text:style-name="Internet_20_link" text:visited-style-name="Visited_20_Internet_20_Link">
Facebook</text:a>
The arson of his car was informed by the journalist Vlad Isaev, who wrote that his own version was a professional activity.<text:span text:style-name="T5">
Foto: police of Rivne region</text:span>
</text:p>
      <text:p text:style-name="P4">
News Source: <text:a xlink:type="simple" xlink:href="https://www.ukrinform.ua/rubric-regions/3723385-u-rivnomu-pidpalili-avto-zurnalista-policia-vstanovlue-obstavini.html" text:style-name="Internet_20_link" text:visited-style-name="Visited_20_Internet_20_Link">
https://www.ukrinform.ua/rubric-regions/3723385-u-rivnomu-pidpalili-avto-zurnalista-policia-vstanovlue-obstavini.html</text:a>
</text:p>
      <!--NEWS-->
      <text:h text:style-name="P10" text:outline-level="1">
<text:span text:style-name="T4">
The Ministry of Social Policy expects that the number of recipients of subsidy will increase by almost one million</text:span>
</text:h>
      <text:p text:style-name="P4">
Authors: Ukrinform (Person)</text:p>
      <text:p text:style-name="P4">
Publisher: Укринформ (Organization)</text:p>
      <text:p text:style-name="P4">
Published Time: 2023-06-15T18:04:50+03:00</text:p>
      <text:p text:style-name="P4">
Modified Time: 2023-06-15T18:04:50+03:00</text:p>
      <text:p text:style-name="P4">
Description: </text:p>
      <text:p text:style-name="P4">
Через Зростання Тарифів На Електроенергію Міністерство Соціальної Політики Очікує Збільшення Кількості Домогосподарств – Отримувачів Субсидії Приблизно На Один Мільйон. — Укрінформ.: </text:p>
      <text:p text:style-name="P4">
Images: ['<text:a xlink:type="simple" xlink:href="https://static.ukrinform.com/photos/2017_08/thumb_files/630_360_1502188517-2428.jpg" text:style-name="Internet_20_link" text:visited-style-name="Visited_20_Internet_20_Link">
630_360_15021...</text:a>
']</text:p>
      <text:p text:style-name="P4">
Tags: ['Мінсоцполітики', 'Субсидія', 'Жолнович', 'Єдині новини']</text:p>
      <text:p text:style-name="P4">
Type: Article</text:p>
      <!--METADATA-->
      <text:p text:style-name="P4">
<draw:frame draw:style-name="fr1" draw:name="Image190" text:anchor-type="as-char" svg:width="6.9236in" svg:height="3.956343in" draw:z-index="0">
<draw:image xlink:href="../Images/yкринформ/2023-06-15T18-04-50-03-00/630_360_1502188517-2428.jpg" xlink:type="simple" xlink:show="embed" xlink:actuate="onLoad" draw:mime-type="image/jpeg"/>
</draw:frame>
Due to the growth of electricity tariffs, the Ministry of Social Policy is expecting an increase in the number of households - the recipients of the subsidy by approximately one -million.</text:p>
      <text:p text:style-name="P4">
According to Ukrinform, Oksana Zholnovich, Minister of Social Policy of Ukraine, informed on the air of the nationwide marathon of the Judic.</text:p>
      <text:p text:style-name="P4">
“For those households that already receive a subsidy, all recalculations will be automatically given, taking into account the increase in the cost of electricity. We are predicting that new subsidies for those who did not need help will be up to a million for one season, ”the minister said.</text:p>
      <text:p text:style-name="P4">
_Viso: Telearaphone "One News" _</text:p>
      <text:p text:style-name="P4">
She also reminded that the compensation is subject to the value of any tariff of the standard for each type of household.</text:p>
      <text:p text:style-name="P4">
“There is a certain norm for every household. If it is a house of quench heating, a larger amount of kilowatts will be covered with a subsidy if, for example, gas heating is smaller. That is, the amount of the subsidy will be transferred within the established norm, ”Zholnovich emphasized.</text:p>
      <text:p text:style-name="P4">
<text:span text:style-name="T4">
 Read also: </text:span>
 <text:a xlink:type="simple" xlink:href="https://www.ukrinform.ua/rubric-society/3722393-urad-zaprovadzue-eksperimentalnij-proekt-dla-svidkogo-nadanna-subsidij.html" text:style-name="Internet_20_link" text:visited-style-name="Visited_20_Internet_20_Link">
Government introduces an experimental project for fast -out <text:span text:style-name="T4">
 subsidies </text:span>
</text:a>
According to the Minister, additional expenditures should be enough for Cayerik in the state budget UAH 37 billion in support of vulnerable categories.</text:p>
      <text:p text:style-name="P4">
“If we understand that the number of people increases so much that we will not bloss up these expenditures, we will redistribute in the state <text:a xlink:type="simple" xlink:href="https://www.ukrinform.ua/tag-budzet" text:style-name="Internet_20_link" text:visited-style-name="Visited_20_Internet_20_Link">
budget</text:a>
from other programs. Or to raise motivation about increasing the auxiliary programs that are given to us today by international donors, ”she said.</text:p>
      <text:p text:style-name="P4">
As it was reported, <text:a xlink:type="simple" xlink:href="https://www.ukrinform.ua/rubric-society/3723261-v-ukraini-sprostili-mehanizm-nadanna-subsidij.html" text:style-name="Internet_20_link" text:visited-style-name="Visited_20_Internet_20_Link">
in Ukraine simplified the procedure for the appointment of subsidies</text:a>
To reimburse the costs of housing and communal services: gathering all the information necessary for assistance will now be the task of the state, not citizens.</text:p>
      <text:p text:style-name="P4">
News Source: <text:a xlink:type="simple" xlink:href="https://www.ukrinform.ua/rubric-society/3723386-u-minsocpolitiki-ocikuut-so-kilkist-otrimuvaciv-subsidii-zroste-majze-na-miljon.html" text:style-name="Internet_20_link" text:visited-style-name="Visited_20_Internet_20_Link">
https://www.ukrinform.ua/rubric-society/3723386-u-minsocpolitiki-ocikuut-so-kilkist-otrimuvaciv-subsidii-zroste-majze-na-miljon.html</text:a>
</text:p>
      <!--NEWS-->
      <text:h text:style-name="P10" text:outline-level="1">
<text:span text:style-name="T4">
Shmigal discussed an increase in gas production with Naftogaz Supervisory Board</text:span>
</text:h>
      <text:p text:style-name="P4">
Authors: Ukrinform (Person)</text:p>
      <text:p text:style-name="P4">
Publisher: Укринформ (Organization)</text:p>
      <text:p text:style-name="P4">
Published Time: 2023-06-15T18:07:00+03:00</text:p>
      <text:p text:style-name="P4">
Modified Time: 2023-06-15T18:07:00+03:00</text:p>
      <text:p text:style-name="P4">
Description: The Prime Minister of Ukraine Denis Shmigal discussed with the members of the Naftogaz Supervisory Board, the issue of increasing its own gas production. - Ukrinform.</text:p>
      <text:p text:style-name="P4">
Images: ['<text:a xlink:type="simple" xlink:href="https://static.ukrinform.com/photos/2023_06/thumb_files/630_360_1686841581-556.jpg" text:style-name="Internet_20_link" text:visited-style-name="Visited_20_Internet_20_Link">
630_360_16868...</text:a>
']</text:p>
      <text:p text:style-name="P4">
Tags: ['Нафтогаз', 'Шмигаль']</text:p>
      <text:p text:style-name="P4">
Type: Article</text:p>
      <!--METADATA-->
      <text:p text:style-name="P4">
<draw:frame draw:style-name="fr1" draw:name="Image191" text:anchor-type="as-char" svg:width="6.9236in" svg:height="3.956343in" draw:z-index="0">
<draw:image xlink:href="../Images/yкринформ/2023-06-15T18-07-00-03-00/630_360_1686841581-556.jpg" xlink:type="simple" xlink:show="embed" xlink:actuate="onLoad" draw:mime-type="image/jpeg"/>
</draw:frame>
The Prime Minister of Ukraine Denis Shmigal discussed with the members of the Naftogaz Supervisory Board, the issue of increasing its own gas production.</text:p>
      <text:p text:style-name="P4">
The head of government wrote about it in <text:a xlink:type="simple" xlink:href="http://t.me/Denys_Smyhal/5387" text:style-name="Internet_20_link" text:visited-style-name="Visited_20_Internet_20_Link">
telegram</text:a>
, reports Ukrinform,</text:p>
      <text:p text:style-name="P4">
“Increasing your own gas production is a strategic task for achieving energy independence. The strengthening of the capabilities in this field was discussed during the meeting with the members of the Naftogaz Supervisory Board. Ukraine has a large potential in the field of gas production, ”Shmigal said.</text:p>
      <text:p text:style-name="P4">
According to him, priority is to reduce imports and cover their own need. The attendees outlined the steps to achieve the tasks.</text:p>
      <text:p text:style-name="P4">
“One of the competitive advantages of Ukraine is large and reliable gas storage facilities. We work with partners the possibility of using them for their own storage fuel as a reserve until the next winter. Ukraine should become a Europe's gas station, ”the Prime Minister added.</text:p>
      <text:p text:style-name="P4">
Schmigal told the members of the Supervisory Board about long -term plans in the energy sphere. Our goal is to comply with European standards and complete integration of the EU Venice Space.</text:p>
      <text:p text:style-name="P4">
<text:span text:style-name="T4">
 Read also: </text:span>
 <text:a xlink:type="simple" xlink:href="https://www.ukrinform.ua/rubric-economy/3718421-ukrgazvidobuvanna-zapustilo-v-robotu-novu-sverdlovinu-na-shodi-ukraini.html" text:style-name="Internet_20_link" text:visited-style-name="Visited_20_Internet_20_Link">
<text:span text:style-name="T4">
 Ukrgasvydobuvannya </text:span>
 has launched a new novelty in Ukraine</text:a>
As it was reported, the head of Naftogaz of Ukraine Oleksiy Chernyshov declared the preparedness of our country to offer Europe his gas, underground gas storage facilities(PSG)and capacities for the production and transportation of biogas and green.</text:p>
      <text:p text:style-name="P4">
Prime Minister Denis Shmigal noted that Ukraine has 1.4 million tons of coal and 8.5 billion cubic meters of gas in gas storage facilities.</text:p>
      <text:p text:style-name="P4">
<text:span text:style-name="T5">
Foto: Denis Shmigal/Telegram</text:span>
</text:p>
      <text:p text:style-name="P4">
News Source: <text:a xlink:type="simple" xlink:href="https://www.ukrinform.ua/rubric-economy/3723387-smigal-obgovoriv-zbilsenna-gazovidobutku-iz-nagladovou-radou-naftogazu.html" text:style-name="Internet_20_link" text:visited-style-name="Visited_20_Internet_20_Link">
https://www.ukrinform.ua/rubric-economy/3723387-smigal-obgovoriv-zbilsenna-gazovidobutku-iz-nagladovou-radou-naftogazu.html</text:a>
</text:p>
      <!--NEWS-->
      <text:h text:style-name="P10" text:outline-level="1">
<text:span text:style-name="T4">
In the floodplain of the Kakhovka reservoir in Zaporozhye began to die fish</text:span>
</text:h>
      <text:p text:style-name="P4">
Authors: Ukrinform (Person)</text:p>
      <text:p text:style-name="P4">
Publisher: Укринформ (Organization)</text:p>
      <text:p text:style-name="P4">
Published Time: 2023-06-15T18:09:00+03:00</text:p>
      <text:p text:style-name="P4">
Modified Time: 2023-06-15T18:09:00+03:00</text:p>
      <text:p text:style-name="P4">
Description: In the floodplain of the Kakhovka reservoir within the Zaporizhzhya district, fish began to die. Damage is over UAH 1.7 million. - Ukrinform.</text:p>
      <text:p text:style-name="P4">
Images: ['<text:a xlink:type="simple" xlink:href="https://static.ukrinform.com/photos/2023_06/thumb_files/630_360_1686841390-509.jpg" text:style-name="Internet_20_link" text:visited-style-name="Visited_20_Internet_20_Link">
630_360_16868...</text:a>
']</text:p>
      <text:p text:style-name="P4">
Tags: ['Загибель', 'Риба', 'Запоріжжя', 'Каховське водосховище']</text:p>
      <text:p text:style-name="P4">
Type: Article</text:p>
      <!--METADATA-->
      <text:p text:style-name="P4">
<draw:frame draw:style-name="fr1" draw:name="Image192" text:anchor-type="as-char" svg:width="6.9236in" svg:height="3.954666in" draw:z-index="0">
<draw:image xlink:href="../Images/yкринформ/2023-06-15T18-09-00-03-00/630_360_1686841390-509.jpg" xlink:type="simple" xlink:show="embed" xlink:actuate="onLoad" draw:mime-type="image/jpeg"/>
</draw:frame>
The fuel part of the Kakhovka reservoir within the Zaporizhzhya district begins to align the fish. Damage is over UAH 1.7 million.</text:p>
      <text:p text:style-name="P4">
About it in <text:a xlink:type="simple" xlink:href="https://m.facebook.com/story.php" text:style-name="Internet_20_link" text:visited-style-name="Visited_20_Internet_20_Link">
Facebook</text:a>
The Zaporizhzhya Fisheries Patrol reports, Ukrinform reports.</text:p>
      <text:p text:style-name="P4">
"June 15, 2023 by specialists of the State Agency of Reclamation Agency and Fisheries in Zaporizhzhia Oblast, UBSU in Zaporizhzhya region of the Talli -state ecological inspection of the Southern District(Zaporizhzhia and Kherson Obl.)The fact of shortness of breath of aquatic bioresources was revealed due to a decrease in level <text:a xlink:type="simple" xlink:href="https://www.ukrinform.ua/tag-voda" text:style-name="Internet_20_link" text:visited-style-name="Visited_20_Internet_20_Link">
water</text:a>
in the water area of the Kakhovka reservoir ", -goes in the message.</text:p>
      <text:p text:style-name="P4">
The fish died in the area of the Strait, the first abyss, near the village. Lisogirka of the Zaporizhzhkovsky district. As a result of the examination in the filled with water in -depth areas of the cesses of the storage with a total area of 636 m², 9 158 copies of cortical, 4 158 copies of carp, 4 specimens of Sazana and one pike were detected. The total weight of the dead aquatic bioresurses is 2 296 kg.</text:p>
      <text:p text:style-name="P4">
"According to the" Methodology for calculating the losses caused by fisheries, the result of violation of the rules of fishing and the protection of aquatic living resources ", the total losses from the death of aquatic bioresources is 1 770 334,90 UAH," the department said.</text:p>
      <text:p text:style-name="P4">
<text:span text:style-name="T4">
 Read also: </text:span>
 [Kakhovskaya hydroelectric power station: Fish industry losses are estimated(https://www.ukrinform.ua/rubric-economy/3722886-pidriv-kahovskoi-ges-zbitki-ribnoi-galuzi-ocinuut-u-ponad-11-milardiv.html)The prepared materials will be attached to the prosecutor's office of the Zaporizhzhya region of criminal proceedings. The Zaporizhzhya Fisheries Patrol will work daily monitoring the state of aquatic bioresources.</text:p>
      <text:p text:style-name="P4">
As reported <text:a xlink:type="simple" xlink:href="https://www.ukrinform.ua/rubric-other_news/3720776-pidriv-rosianami-kahovskoi-ges-usi-novini.html" text:style-name="Internet_20_link" text:visited-style-name="Visited_20_Internet_20_Link">
Ukrinform</text:a>
, at night, on June 6, the Russian army blown up the dam of Kakhovka hydroelectric power station. The Kherson region and rescue work and measures to overcome the consequences of this crime.</text:p>
      <text:p text:style-name="P4">
<text:span text:style-name="T5">
Foto: Zaporizhzhya Fish Patrol</text:span>
</text:p>
      <text:p text:style-name="P4">
News Source: <text:a xlink:type="simple" xlink:href="https://www.ukrinform.ua/rubric-regions/3723389-u-zaplavnij-castini-kahovskogo-vodoshovisa-na-zaporizzi-pocala-ginuti-riba.html" text:style-name="Internet_20_link" text:visited-style-name="Visited_20_Internet_20_Link">
https://www.ukrinform.ua/rubric-regions/3723389-u-zaplavnij-castini-kahovskogo-vodoshovisa-na-zaporizzi-pocala-ginuti-riba.html</text:a>
</text:p>
      <!--NEWS-->
      <text:h text:style-name="P10" text:outline-level="1">
<text:span text:style-name="T4">
Through the shadow fuel market, it has lost up to ₴ 10 billion - MP</text:span>
</text:h>
      <text:p text:style-name="P4">
Authors: Ukrinform (Person)</text:p>
      <text:p text:style-name="P4">
Publisher: Укринформ (Organization)</text:p>
      <text:p text:style-name="P4">
Published Time: 2023-06-15T18:09:49+03:00</text:p>
      <text:p text:style-name="P4">
Modified Time: 2023-06-15T18:09:49+03:00</text:p>
      <text:p text:style-name="P4">
Description: Due to the shadow market of fuel budget of Ukraine lost UAH 5-10 billion. - Ukrinform.</text:p>
      <text:p text:style-name="P4">
Images: ['<text:a xlink:type="simple" xlink:href="https://static.ukrinform.com/photos/2023_01/thumb_files/630_360_1673594754-631.jpg" text:style-name="Internet_20_link" text:visited-style-name="Visited_20_Internet_20_Link">
630_360_16735...</text:a>
']</text:p>
      <text:p text:style-name="P4">
Tags: ['Бюджет', 'Податки', 'Пальне']</text:p>
      <text:p text:style-name="P4">
Type: Article</text:p>
      <!--METADATA-->
      <text:p text:style-name="P4">
<draw:frame draw:style-name="fr1" draw:name="Image193" text:anchor-type="as-char" svg:width="6.9236in" svg:height="3.956343in" draw:z-index="0">
<draw:image xlink:href="../Images/yкринформ/2023-06-15T18-09-49-03-00/630_360_1673594754-631.jpg" xlink:type="simple" xlink:show="embed" xlink:actuate="onLoad" draw:mime-type="image/jpeg"/>
</draw:frame>
The fact that the shadow market of fuel budget of Ukraine has lost 5-10 billion hryvnias.</text:p>
      <text:p text:style-name="P4">
According to Ukrinform, the MP, the first deputy chairman of the Verkhovna Rada Committee on Finance, Tax and Customs Policy Yaroslav Zheleznyak in [telegram] reports it.(https://t.me/yzheleznyak/4304).</text:p>
      <text:p text:style-name="P4">
“Now we see the growth of shadows up to 10-15% in the market, the heyday of the Ministry of InnPR and" barrels "for sale, and a very suspicious tax burden in some <text:a xlink:type="simple" xlink:href="https://www.ukrinform.ua/tag-azs" text:style-name="Internet_20_link" text:visited-style-name="Visited_20_Internet_20_Link">
gas station</text:a>
. Losses for the budget: UAH 5-10 billion, and a conservative estimate will be prescribed, ”Zheleznyak stressed.</text:p>
      <text:p text:style-name="P4">
<text:span text:style-name="T4">
 Read also: </text:span>
 <text:a xlink:type="simple" xlink:href="https://www.ukrinform.ua/rubric-economy/3709767-palne-tutun-alkogol-ak-navesti-lad-na-rinkah-pidakciznih-tovariv.html" text:style-name="Internet_20_link" text:visited-style-name="Visited_20_Internet_20_Link">
fuel, tobacco, alcohol: How to put up in the markets of hooded goods</text:a>
According to the Economic Expert Platform and Oil and Gas Association of Ukraine, the share of illegal fuel in May 2023 decreased to the lowest level - about 11%. At the same time, at the beginning of 2020, this part was almost three times higher - at the level of 30%.</text:p>
      <text:p text:style-name="P4">
News Source: <text:a xlink:type="simple" xlink:href="https://www.ukrinform.ua/rubric-economy/3723390-cerez-tinovij-rinok-palnogo-budzet-vtrativ-do-10-milardiv-deputat.html" text:style-name="Internet_20_link" text:visited-style-name="Visited_20_Internet_20_Link">
https://www.ukrinform.ua/rubric-economy/3723390-cerez-tinovij-rinok-palnogo-budzet-vtrativ-do-10-milardiv-deputat.html</text:a>
</text:p>
      <!--NEWS-->
      <text:h text:style-name="P10" text:outline-level="1">
<text:span text:style-name="T4">
USA, Britain, Denmark and Netherlands will give Ukraine hundreds of missiles for air defense</text:span>
</text:h>
      <text:p text:style-name="P4">
Authors: Ukrinform (Person)</text:p>
      <text:p text:style-name="P4">
Publisher: Укринформ (Organization)</text:p>
      <text:p text:style-name="P4">
Published Time: 2023-06-15T18:11:00+03:00</text:p>
      <text:p text:style-name="P4">
Modified Time: 2023-06-15T18:11:00+03:00</text:p>
      <text:p text:style-name="P4">
Description: Defense Ministers of the United States, the United Kingdom, Denmark and the Netherlands on Thursday, June 15, have announced the provision of air defense to Ukraine against the background of Russian missile attacks. - Ukrinform.</text:p>
      <text:p text:style-name="P4">
Images: ['<text:a xlink:type="simple" xlink:href="https://static.ukrinform.com/photos/2022_12/thumb_files/630_360_1671446457-251.jpg" text:style-name="Internet_20_link" text:visited-style-name="Visited_20_Internet_20_Link">
630_360_16714...</text:a>
']</text:p>
      <text:p text:style-name="P4">
Tags: ['Британія', 'Данія', 'США', 'ППО']</text:p>
      <text:p text:style-name="P4">
Type: Article</text:p>
      <!--METADATA-->
      <text:p text:style-name="P4">
<draw:frame draw:style-name="fr1" draw:name="Image194" text:anchor-type="as-char" svg:width="6.9236in" svg:height="3.956343in" draw:z-index="0">
<draw:image xlink:href="../Images/yкринформ/2023-06-15T18-11-00-03-00/630_360_1671446457-251.jpg" xlink:type="simple" xlink:show="embed" xlink:actuate="onLoad" draw:mime-type="image/jpeg"/>
</draw:frame>
The United States Ministers of Defense, the United Kingdom, Denmark and the Netherlands on Thursday, June 15, have announced the provision of air defense to Ukraine on Tlirosian missile attacks.</text:p>
      <text:p text:style-name="P4">
This is stated in <text:a xlink:type="simple" xlink:href="https://www.gov.uk/government/news/joint-statement-by-denmark-the-netherlands-the-uk-and-the-usa" text:style-name="Internet_20_link" text:visited-style-name="Visited_20_Internet_20_Link">
joint statement of ministers</text:a>
, reports Ukrinform.</text:p>
      <text:p text:style-name="P4">
According to the Ministry of Defense <text:a xlink:type="simple" xlink:href="https://www.ukrinform.ua/tag-britania" text:style-name="Internet_20_link" text:visited-style-name="Visited_20_Internet_20_Link">
Britain</text:a>
, four countries in cooperation will supply "High Air Defense to Ukraine", as Russia continues to attack Ukrainian cities with rockets and drones.</text:p>
      <text:p text:style-name="P4">
"As part of this initiative, hundreds of low -range anti -aircraft missiles and related systems necessary to protect the critical national infrastructure of Ukraine will be set," the joint statement reads.</text:p>
      <text:p text:style-name="P4">
<text:span text:style-name="T4">
 Read also: </text:span>
 [Austin has announced billions of contributions of the countries "<text:span text:style-name="T4">
 Ramstein </text:span>
" to strengthen the defense of Ukraine]](https://www.ukrinform.ua/rubric-ato/3723367-ostin-ogolosiv-pro-milardni-vneski-krain-grupi-ramstajn-u-zmicnenna-oboroni-ukraini.html)In addition, the importance of providing this help package within the "counter -offensive(Ukrainian)operations in the coming months. "</text:p>
      <text:p text:style-name="P4">
It is noted that the supply of equipment has already been started and is completed for several weeks.</text:p>
      <text:p text:style-name="P4">
<text:span text:style-name="T4">
 Read also: </text:span>
 <text:a xlink:type="simple" xlink:href="https://www.ukrinform.ua/rubric-ato/3723370-na-ramstajni-zasluhali-plani-pidgotovki-ukrainskih-vijskovih-na-litakah-i-tankah.html" text:style-name="Internet_20_link" text:visited-style-name="Visited_20_Internet_20_Link">
on "<text:span text:style-name="T4">
 Ramstein </text:span>
 I" heard plans for Ukrainian military on aircraft and tanks</text:a>
According to Ukrinform, President Volodymyr Zelenskyy thanked Norway Idania for a new package of military assistance to Ukraine.</text:p>
      <text:p text:style-name="P4">
According to the General Staff, [Russia has used more than 140 missile types in Ukraine in two weeks] in Ukraine](https://www.ukrinform.ua/rubric-ato/3723302-vorog-za-dva-tizni-zastosuvav-v-ukraini-ponad-140-raket-riznih-tipiv-genstab.html)and more than 250 UAVs.</text:p>
      <text:p text:style-name="P4">
News Source: <text:a xlink:type="simple" xlink:href="https://www.ukrinform.ua/rubric-ato/3723391-ssa-britania-dania-ta-niderlandi-nadadut-ukraini-sotni-raket-dla-ppo.html" text:style-name="Internet_20_link" text:visited-style-name="Visited_20_Internet_20_Link">
https://www.ukrinform.ua/rubric-ato/3723391-ssa-britania-dania-ta-niderlandi-nadadut-ukraini-sotni-raket-dla-ppo.html</text:a>
</text:p>
      <!--NEWS-->
      <text:h text:style-name="P10" text:outline-level="1">
<text:span text:style-name="T4">
Reznikov discussed with NATO General Projects to strengthen Ukraine's defense capability</text:span>
</text:h>
      <text:p text:style-name="P4">
Authors: Ukrinform (Person)</text:p>
      <text:p text:style-name="P4">
Publisher: Укринформ (Organization)</text:p>
      <text:p text:style-name="P4">
Published Time: 2023-06-15T18:15:27+03:00</text:p>
      <text:p text:style-name="P4">
Modified Time: 2023-06-15T18:15:27+03:00</text:p>
      <text:p text:style-name="P4">
Description: The Minister of Defense of Ukraine Oleksiy Reznikov discussed at a meeting with NATO Secretary of General Jens Stoltenberg Projects to strengthen Ukraine's defense capability. - Ukrinform.</text:p>
      <text:p text:style-name="P4">
Images: ['<text:a xlink:type="simple" xlink:href="https://static.ukrinform.com/photos/2023_06/thumb_files/630_360_1686842115-320.jpg" text:style-name="Internet_20_link" text:visited-style-name="Visited_20_Internet_20_Link">
630_360_16868...</text:a>
']</text:p>
      <text:p text:style-name="P4">
Tags: ['Оборона', 'Столтенберг', 'Україна', 'Резніков']</text:p>
      <text:p text:style-name="P4">
Type: Article</text:p>
      <!--METADATA-->
      <text:p text:style-name="P4">
<draw:frame draw:style-name="fr1" draw:name="Image195" text:anchor-type="as-char" svg:width="6.9236in" svg:height="3.956343in" draw:z-index="0">
<draw:image xlink:href="../Images/yкринформ/2023-06-15T18-15-27-03-00/630_360_1686842115-320.jpg" xlink:type="simple" xlink:show="embed" xlink:actuate="onLoad" draw:mime-type="image/jpeg"/>
</draw:frame>
The Ministry of Ministry of Ukraine Oleksiy Reznikov discussed at a meeting with NATO Secretary of General Yinstoltenberg Projects to strengthen Ukraine's defense capability.</text:p>
      <text:p text:style-name="P4">
According to Ukrinform, the minister reported in <text:a xlink:type="simple" xlink:href="http://twitter.com/oleksiireznikov/status/1669357267400159233" text:style-name="Internet_20_link" text:visited-style-name="Visited_20_Internet_20_Link">
Twitter</text:a>
.</text:p>
      <text:p text:style-name="P4">
"He has a very productive meeting with Jens Stoltenberg," - wrote <text:a xlink:type="simple" xlink:href="https://www.ukrinform.ua/tag-reznikov" text:style-name="Internet_20_link" text:visited-style-name="Visited_20_Internet_20_Link">
Reznikov</text:a>
.</text:p>
      <text:p text:style-name="P4">
The minister added that the parties discussed the projects that will promote bilateral work and give practical results in strengthening the defense capability of Ukraine.</text:p>
      <text:p text:style-name="P4">
<text:span text:style-name="T4">
 Read also: </text:span>
 [Austin has announced billions of contributions of the countries "<text:span text:style-name="T4">
 Ramstein </text:span>
" to strengthen the defense of Ukraine]](https://www.ukrinform.ua/rubric-ato/3723367-ostin-ogolosiv-pro-milardni-vneski-krain-grupi-ramstajn-u-zmicnenna-oboroni-ukraini.html)As reported by Ukrinform, today, June 15, in Brussels, a 13-Tzozhda Contact Group on Defense of Ukraine took place in Brussels(«Ramisen»).</text:p>
      <text:p text:style-name="P4">
News Source: <text:a xlink:type="simple" xlink:href="https://www.ukrinform.ua/rubric-ato/3723394-reznikov-obgovoriv-z-gensekom-nato-proekti-dla-zmicnenna-oboronozdatnosti-ukraini.html" text:style-name="Internet_20_link" text:visited-style-name="Visited_20_Internet_20_Link">
https://www.ukrinform.ua/rubric-ato/3723394-reznikov-obgovoriv-z-gensekom-nato-proekti-dla-zmicnenna-oboronozdatnosti-ukraini.html</text:a>
</text:p>
      <!--NEWS-->
      <text:h text:style-name="P10" text:outline-level="1">
<text:span text:style-name="T4">
Since the beginning of the year, ARMA has searched for assets for ₴ 27.6 billion</text:span>
</text:h>
      <text:p text:style-name="P4">
Authors: Ukrinform (Person)</text:p>
      <text:p text:style-name="P4">
Publisher: Укринформ (Organization)</text:p>
      <text:p text:style-name="P4">
Published Time: 2023-06-15T18:15:36+03:00</text:p>
      <text:p text:style-name="P4">
Modified Time: 2023-06-15T18:15:36+03:00</text:p>
      <text:p text:style-name="P4">
Description: Since the beginning of 2023, the National Agency for Investigation and Management of Assets (ARMA) has searched assets totaling more than UAH 27.6 billion in UAH in UAH.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Арешт', 'Гроші', 'АРМА', 'Активи']</text:p>
      <text:p text:style-name="P4">
Type: Article</text:p>
      <!--METADATA-->
      <text:p text:style-name="P4">
<draw:frame draw:style-name="fr1" draw:name="Image196" text:anchor-type="as-char" svg:width="6.9236in" svg:height="3.956343in" draw:z-index="0">
<draw:image xlink:href="../Images/yкринформ/2023-06-15T18-15-36-03-00/630_360_1660553796-610.jpg" xlink:type="simple" xlink:show="embed" xlink:actuate="onLoad" draw:mime-type="image/jpeg"/>
</draw:frame>
National Agency for Investigation and Management of Assets(Arma)In the early 2023, assets totaling more than UAH 27.6 billion were searched for.</text:p>
      <text:p text:style-name="P4">
This was reported by the press service <text:a xlink:type="simple" xlink:href="https://arma.gov.ua/news/typical/z-pochatku-roku-arma-rozshukalo-aktivi-na-ponad-27-milyardiv-griven" text:style-name="Internet_20_link" text:visited-style-name="Visited_20_Internet_20_Link">
National Agency</text:a>
, reports Ukrinform.</text:p>
      <text:p text:style-name="P4">
"Since the beginning of 2023, the ARMA has searched for share in the authorized capital and monetary costs with a total value of more than 27.6 billion in UAH equivalent," - the message reads.</text:p>
      <text:p text:style-name="P4">
In particular, in May, according to the results of processing the requests of law enforcement agencies of requests of the Ministry of Justice of Ukraine, ARMA experts searched for funds of corporate rights(Share in the authorized capital)for the amount of more than 3.5 billion, 26 intellectual property rights, 644 residential dungeon real estate, 799 land plots, 795 units <text:a xlink:type="simple" xlink:href="https://www.ukrinform.ua/tag-transport" text:style-name="Internet_20_link" text:visited-style-name="Visited_20_Internet_20_Link">
Transport</text:a>
, 136 units of agricultural machinery and the like.</text:p>
      <text:p text:style-name="P4">
<text:span text:style-name="T4">
 Read also: </text:span>
 [in control <text:span text:style-name="T4">
 ARMA </text:span>
 Trailer was transferred(https://www.ukrinform.ua/rubric-economy/3714498-v-upravlinna-arma-peredali-trauler-pidsankcijnogo-rosijskogo-oligarha.html)As it was reported, the National Agency for Detecting, Investigation(Arma)It predicts that according to the results of 2023 <text:a xlink:type="simple" xlink:href="https://www.ukrinform.ua/rubric-economy/3713742-arma-planue-cogoric-pererahuvati-do-budzetu-14-milarda.html" text:style-name="Internet_20_link" text:visited-style-name="Visited_20_Internet_20_Link">
the state budget will be transferred UAH 1.4 billion</text:a>
 .</text:p>
      <text:p text:style-name="P4">
News Source: <text:a xlink:type="simple" xlink:href="https://www.ukrinform.ua/rubric-economy/3723395-z-pocatku-roku-arma-rozsukalo-aktiviv-na-276-milarda.html" text:style-name="Internet_20_link" text:visited-style-name="Visited_20_Internet_20_Link">
https://www.ukrinform.ua/rubric-economy/3723395-z-pocatku-roku-arma-rozsukalo-aktiviv-na-276-milarda.html</text:a>
</text:p>
      <!--NEWS-->
      <text:h text:style-name="P10" text:outline-level="1">
<text:span text:style-name="T4">
In the Kherson community, a siren was launched that announces air alarm</text:span>
</text:h>
      <text:p text:style-name="P4">
Authors: Ukrinform (Person)</text:p>
      <text:p text:style-name="P4">
Publisher: Укринформ (Organization)</text:p>
      <text:p text:style-name="P4">
Published Time: 2023-06-15T18:18:00+03:00</text:p>
      <text:p text:style-name="P4">
Modified Time: 2023-06-15T18:18:00+03:00</text:p>
      <text:p text:style-name="P4">
Description: In the Kherson community, a siren was launched, which announces air alarm. - Ukrinform.</text:p>
      <text:p text:style-name="P4">
Images: ['<text:a xlink:type="simple" xlink:href="https://static.ukrinform.com/photos/2023_02/thumb_files/630_360_1677573461-244.jpg" text:style-name="Internet_20_link" text:visited-style-name="Visited_20_Internet_20_Link">
630_360_16775...</text:a>
']</text:p>
      <text:p text:style-name="P4">
Tags: ['Херсонщина', 'Сирена', 'Повітряна тривога']</text:p>
      <text:p text:style-name="P4">
Type: Article</text:p>
      <!--METADATA-->
      <text:p text:style-name="P4">
<draw:frame draw:style-name="fr1" draw:name="Image198" text:anchor-type="as-char" svg:width="6.9236in" svg:height="3.956343in" draw:z-index="0">
<draw:image xlink:href="../Images/yкринформ/2023-06-15T18-18-00-03-00/630_360_1677573461-244.jpg" xlink:type="simple" xlink:show="embed" xlink:actuate="onLoad" draw:mime-type="image/jpeg"/>
</draw:frame>
The Uherson community was erected by a siren, who announces air alarm.</text:p>
      <text:p text:style-name="P4">
About it in <text:a xlink:type="simple" xlink:href="https://t.me/roman_mrochko/1231" text:style-name="Internet_20_link" text:visited-style-name="Visited_20_Internet_20_Link">
telegram</text:a>
Roman Mrochko reported to the heads of the City Military Administration, Ukrinform reports.</text:p>
      <text:p text:style-name="P4">
“From now on in the territory of <text:a xlink:type="simple" xlink:href="https://www.ukrinform.ua/tag-hersonsina" text:style-name="Internet_20_link" text:visited-style-name="Visited_20_Internet_20_Link">
community</text:a>
The siren will work, announcing air alarm, ”the testimony reads.</text:p>
      <text:p text:style-name="P4">
As it is noted, the cost of a complex completed notification system is oriented UAH 5 million. From the budget of the city military administration, UAH 1.5 million is now being divided.</text:p>
      <text:p text:style-name="P4">
In some places, the siren may work a little quieter, but this problem will be aggravated in the near future after the supply of all the necessary components for the notification system.</text:p>
      <text:p text:style-name="P4">
<text:span text:style-name="T4">
 Read also: </text:span>
 <text:a xlink:type="simple" xlink:href="https://www.ukrinform.ua/rubric-ato/3699497-izrailska-sistema-rannogo-opovisenna-suttevo-dopomoze-ukraini-ignat.html" text:style-name="Internet_20_link" text:visited-style-name="Visited_20_Internet_20_Link">
Israeli Early Alert System Significantly Help Ukraine - Ignatius</text:a>
As reported by Ukrinform, in Kherson OVA during the internal audit established facts of violations when purchasing video surveillance systems. It has been found that there was no need to buy a new one, as there is a city's publication that simply needed refinement.</text:p>
      <text:p text:style-name="P4">
It was planned by the end of May to fully regulate the Kherson Storetoria Alert system.</text:p>
      <text:p text:style-name="P4">
News Source: <text:a xlink:type="simple" xlink:href="https://www.ukrinform.ua/rubric-regions/3723396-u-hersonskij-gromadi-zapracuvala-sirena-aka-spovisae-pro-povitranu-trivogu.html" text:style-name="Internet_20_link" text:visited-style-name="Visited_20_Internet_20_Link">
https://www.ukrinform.ua/rubric-regions/3723396-u-hersonskij-gromadi-zapracuvala-sirena-aka-spovisae-pro-povitranu-trivogu.html</text:a>
</text:p>
      <!--NEWS-->
      <text:h text:style-name="P10" text:outline-level="1">
<text:span text:style-name="T4">
A new grant project starts in Ukraine - who can apply</text:span>
</text:h>
      <text:p text:style-name="P4">
Authors: Ukrinform (Person)</text:p>
      <text:p text:style-name="P4">
Publisher: Укринформ (Organization)</text:p>
      <text:p text:style-name="P4">
Published Time: 2023-06-15T18:20:47+03:00</text:p>
      <text:p text:style-name="P4">
Modified Time: 2023-06-15T18:20:47+03:00</text:p>
      <text:p text:style-name="P4">
Description: A new grant project will start in Ukraine, which provides for irreversible microbusiness grants from the affected regions. - Ukrinform.</text:p>
      <text:p text:style-name="P4">
Images: ['<text:a xlink:type="simple" xlink:href="https://static.ukrinform.com/photos/2020_12/thumb_files/630_360_1608662067-933.jpg" text:style-name="Internet_20_link" text:visited-style-name="Visited_20_Internet_20_Link">
630_360_16086...</text:a>
']</text:p>
      <text:p text:style-name="P4">
Tags: ['Бізнес', 'Євросоюз', 'Німеччина', 'Ощадбанк', 'Мікрогрант']</text:p>
      <text:p text:style-name="P4">
Type: Article</text:p>
      <!--METADATA-->
      <text:p text:style-name="P4">
<draw:frame draw:style-name="fr1" draw:name="Image199" text:anchor-type="as-char" svg:width="6.9236in" svg:height="3.956343in" draw:z-index="0">
<draw:image xlink:href="../Images/yкринформ/2023-06-15T18-20-47-03-00/630_360_1608662067-933.jpg" xlink:type="simple" xlink:show="embed" xlink:actuate="onLoad" draw:mime-type="image/jpeg"/>
</draw:frame>
The Ukrainian grant project is in Ukrainian, which provides for irreversible grattes from the affected regions.</text:p>
      <text:p text:style-name="P4">
According to Ukrinform, the Ministry of Reintegration of the Temporarily -Coupled Territories of Ukraine reports this in <text:a xlink:type="simple" xlink:href="https://t.me/minre_ua/3565" text:style-name="Internet_20_link" text:visited-style-name="Visited_20_Internet_20_Link">
telegram</text:a>
, with reference to the Savings Bank's press service.</text:p>
      <text:p text:style-name="P4">
An application for a grant selection may be submitted by micro -enterprises of the most affected regions(Mykolaiv, Dnipropetrovsk, Zaporizhia, Kharkiv, Donetsk, Kyiv, Chernihiv, Sumy, Lugansk and Kherson region). Також бізнеси, які повернулися на звільнені території (Earlier territories of Kyiv, Chernihiv, Kharkiv, Kherson, Donetsk and Sumy or other regions, which will be released at the time of grant applications). У відборі можуть взяти участь і компанії, важливідля забезпечення основними товарами та послугами в усіх підконтрольнихобластях.</text:p>
      <text:p text:style-name="P4">
Проєкт передбачає безповоротне фінансування на суму до 4 тисяч євро дляблизько 750 <text:a xlink:type="simple" xlink:href="https://www.ukrinform.ua/tag-biznes" text:style-name="Internet_20_link" text:visited-style-name="Visited_20_Internet_20_Link">
 мікробізнесів </text:a>
for 6 months after selection.</text:p>
      <text:p text:style-name="P4">
The received funds can be used to replace the damaged equipment, transportation costs for moving or refunds or the need for working capital.</text:p>
      <text:p text:style-name="P4">
To participate in the project you need to register in the digital application "Action". The start of the application is July 1, 2023.</text:p>
      <text:p text:style-name="P4">
*!(https://www.ukrinform.ua/rubric-economy/3711604-urad-rozsiriv-naprami-vikoristanna-mikrograntiv-za-programou-vlasna-sprava.html)The project is implemented by the German Society for International Cooperation with the GIZ Tax Development of the Enterprise within the initiative "EU4Business: restoration, competitiveness and internationalization of SMEs in Ukraine" with the participation of the Savings Bank and some other banking institutions.</text:p>
      <text:p text:style-name="P4">
As reported by Ukrinform, since the beginning of the year as of May 30, 2023, 68 agro -enterprises received for the development of gardening, berry, viticulture and theteral farm <text:a xlink:type="simple" xlink:href="https://www.ukrinform.ua/rubric-economy/3716020-agrarii-vze-otrimali-232-miljoni-grantiv-na-rozvitok-sadivnictva-ta-teplic.html" text:style-name="Internet_20_link" text:visited-style-name="Visited_20_Internet_20_Link">
232 million UAH of government grant assistance</text:a>
 .</text:p>
      <text:p text:style-name="P4">
News Source: <text:a xlink:type="simple" xlink:href="https://www.ukrinform.ua/rubric-economy/3723397-v-ukraini-startue-novij-grantovij-proekt-hto-moze-podati-zaavku.html" text:style-name="Internet_20_link" text:visited-style-name="Visited_20_Internet_20_Link">
https://www.ukrinform.ua/rubric-economy/3723397-v-ukraini-startue-novij-grantovij-proekt-hto-moze-podati-zaavku.html</text:a>
</text:p>
      <!--NEWS-->
      <text:h text:style-name="P10" text:outline-level="1">
<text:span text:style-name="T4">
Ukrainians have the opportunity to restore damaged equipment and return it to the battle - Austin</text:span>
</text:h>
      <text:p text:style-name="P4">
Authors: Ukrinform (Person)</text:p>
      <text:p text:style-name="P4">
Publisher: Укринформ (Organization)</text:p>
      <text:p text:style-name="P4">
Published Time: 2023-06-15T18:27:00+03:00</text:p>
      <text:p text:style-name="P4">
Modified Time: 2023-06-15T18:27:00+03:00</text:p>
      <text:p text:style-name="P4">
Description: US Secretary of Defense Lloyd Austin considers combat losses transferred to Ukraine by the inevitable consequences of the war and is convinced that the Armed Forces have the great and powerful potential of military equipment. - Ukrinform.</text:p>
      <text:p text:style-name="P4">
Images: ['<text:a xlink:type="simple" xlink:href="https://static.ukrinform.com/photos/2022_09/thumb_files/630_360_1662624642-390.jpeg" text:style-name="Internet_20_link" text:visited-style-name="Visited_20_Internet_20_Link">
630_360_16626...</text:a>
']</text:p>
      <text:p text:style-name="P4">
Tags: ['США', 'Військова техніка', 'Остін', 'Війна з Росією']</text:p>
      <text:p text:style-name="P4">
Type: Article</text:p>
      <!--METADATA-->
      <text:p text:style-name="P4">
<draw:frame draw:style-name="fr1" draw:name="Image200" text:anchor-type="as-char" svg:width="6.9236in" svg:height="3.956343in" draw:z-index="0">
<draw:image xlink:href="../Images/yкринформ/2023-06-15T18-27-00-03-00/630_360_1662624642-390.jpeg" xlink:type="simple" xlink:show="embed" xlink:actuate="onLoad" draw:mime-type="image/jpeg"/>
</draw:frame>
US Ministry Lloyd Austin considers combat losses transferred to Ukraine by technical consequences of the war and is convinced that the Armed Forces have a great and powerful potential of military equipment.</text:p>
      <text:p text:style-name="P4">
He said this on Thursday at a press conference in Brussels as a result of Ramstein, reports Ukrinform's own correspondent.</text:p>
      <text:p text:style-name="P4">
“With regard to combat losses and weapons, this is a war. So we know that both sides will suffer combat loss. And importantly, Ukrainians have a possible to restore the equipment that has been damaged, to repair it, to put this equipment back into battle, ”the Pentagon head said.</text:p>
      <text:p text:style-name="P4">
<text:span text:style-name="T4">
 Read also: </text:span>
 <text:a xlink:type="simple" xlink:href="https://www.ukrinform.ua/rubric-ato/3723365-rosia-prograe-vijnu-akso-kontrnastup-ukraini-vdastsa-zelenskij.html" text:style-name="Internet_20_link" text:visited-style-name="Visited_20_Internet_20_Link">
Russia loses the war if <text:span text:style-name="T4">
 counter -offensive </text:span>
 Ukraine is Zelensky</text:a>
He also noted that Russian propaganda in its own manner exceeds the consequences of such losses on the Ukrainian side.</text:p>
      <text:p text:style-name="P4">
“The Russians showed us the same five cars, about a thousand times from ten -different angles. But, frankly, Ukrainians still have great potential, combat capacity, ”Austin emphasized.</text:p>
      <text:p text:style-name="P4">
The US Secretary of Defense also expressed the expectation that in Ukraine it would continue to be, and the victory will not be determined by logistics and delivery. Therefore, in words, the US and other countries are focused on continuing Ukraine's support for everything necessary for its success.</text:p>
      <text:p text:style-name="P4">
<text:span text:style-name="T4">
 Read also: </text:span>
 [<text:span text:style-name="T4">
 painter </text:span>
 showed Bradley armored vehic(https://www.ukrinform.ua/rubric-ato/3723328-malar-pokazala-bronemasinu-bradley-ta-ii-ekipaz-pisla-vlucanna-z-grada.html)As reported by Ukrinform, on Thursday in Brussels the 13th meeting of the Contact Group on [Defense] took place(https://www.ukrinform.ua/tag-oborona)Ukraine, in the so -called Ramstein format with the participation of about 50 countries.</text:p>
      <text:p text:style-name="P4">
_ Photo: cnn_</text:p>
      <text:p text:style-name="P4">
News Source: <text:a xlink:type="simple" xlink:href="https://www.ukrinform.ua/rubric-ato/3723399-ukrainci-maut-mozlivist-vidnoviti-poskodzenu-tehniku-i-povernuti-ii-u-bij-ostin.html" text:style-name="Internet_20_link" text:visited-style-name="Visited_20_Internet_20_Link">
https://www.ukrinform.ua/rubric-ato/3723399-ukrainci-maut-mozlivist-vidnoviti-poskodzenu-tehniku-i-povernuti-ii-u-bij-ostin.html</text:a>
</text:p>
      <!--NEWS-->
      <text:h text:style-name="P10" text:outline-level="1">
<text:span text:style-name="T4">
The digital diagnostic diagnostic program started in Ukraine</text:span>
</text:h>
      <text:p text:style-name="P4">
Authors: Ukrinform (Person)</text:p>
      <text:p text:style-name="P4">
Publisher: Укринформ (Organization)</text:p>
      <text:p text:style-name="P4">
Published Time: 2023-06-15T18:28:00+03:00</text:p>
      <text:p text:style-name="P4">
Modified Time: 2023-06-15T18:28:00+03:00</text:p>
      <text:p text:style-name="P4">
Description: In Ukraine, the National Program for the introduction of digital cancer diagnostic technology has started, which will twice accelerate the detection of malignant tumors. - Ukrinform.</text:p>
      <text:p text:style-name="P4">
Images: ['<text:a xlink:type="simple" xlink:href="https://static.ukrinform.com/photos/2023_06/thumb_files/630_360_1686842804-522.jpg" text:style-name="Internet_20_link" text:visited-style-name="Visited_20_Internet_20_Link">
630_360_16868...</text:a>
']</text:p>
      <text:p text:style-name="P4">
Tags: ['Медицина', 'Рак', 'Онкологія', 'Діагностика']</text:p>
      <text:p text:style-name="P4">
Type: Article</text:p>
      <!--METADATA-->
      <text:p text:style-name="P4">
<draw:frame draw:style-name="fr1" draw:name="Image201" text:anchor-type="as-char" svg:width="6.9236in" svg:height="3.958313in" draw:z-index="0">
<draw:image xlink:href="../Images/yкринформ/2023-06-15T18-28-00-03-00/630_360_1686842804-522.jpg" xlink:type="simple" xlink:show="embed" xlink:actuate="onLoad" draw:mime-type="image/jpeg"/>
</draw:frame>
In the Ukrainian, the national program for the introduction of digital diagnostic technology, which will twice accelerate the detection of malignant tumors.</text:p>
      <text:p text:style-name="P4">
This is stated in a release transmitted by Ukrinform.</text:p>
      <text:p text:style-name="P4">
"The program envisages the introduction of unique for Ukraine <text:a xlink:type="simple" xlink:href="https://www.ukrinform.ua/tag-medicina" text:style-name="Internet_20_link" text:visited-style-name="Visited_20_Internet_20_Link">
medical</text:a>
Digital scanning, storage and processing technologies, infrastructure, digital storage facilities and national library for the training of pathologists, as well as the installation of more than 100 digital scanners of Wmedzaclas and laboratories throughout Ukraine, " - reported.</text:p>
      <text:p text:style-name="P4">
The purpose of the program is to implement a plan of "national digital pathology", which is an Estandar for Europe, Israel, the United Kingdom and America. It is assumed that the program will twice accelerate the detection of malignancies of accurate diagnosis. The first digital scanner is already going to Ukraine, it will be transferred to one of the Kyiv histological laboratories.</text:p>
      <text:p text:style-name="P4">
"Due to digitization, patients will be able to consult with other experts from any point in the world, simply transmitting a file link. In addition, it is scanned to use databases of digital images in research work for diagnosis and proper treatment of atypical illness. Or artificial intelligence, " - said one of the initiators of the program, doctor Tigran Amalan.</text:p>
      <text:p text:style-name="P4">
<text:span text:style-name="T4">
 Read also: </text:span>
 <text:a xlink:type="simple" xlink:href="https://www.ukrinform.ua/rubric-society/3673351-nacionalnij-institut-raku-zapuskae-informacijnij-videoproekt-onkosvidomist.html" text:style-name="Internet_20_link" text:visited-style-name="Visited_20_Internet_20_Link">
National Cancer Institute launches information video draft “Oncociousness”</text:a>
It is noted that the budget of the National Program for Implementation of Digital Cancer Diagnosis of Cancer is over UAH 7,500,000.</text:p>
      <text:p text:style-name="P4">
As reported <text:a xlink:type="simple" xlink:href="https://www.ukrinform.ua/rubric-society/3717503-ohmatdit-otrimav-sucasnij-komputernij-tomograf.html" text:style-name="Internet_20_link" text:visited-style-name="Visited_20_Internet_20_Link">
Ukrinform</text:a>
, National Children's Specialized Hospital "Okhmatdit" received an expert computational tomograph Siemens.</text:p>
      <text:p text:style-name="P4">
News Source: <text:a xlink:type="simple" xlink:href="https://www.ukrinform.ua/rubric-society/3723400-v-ukraini-startuvala-programa-cifrovoi-diagnostiki-raku.html" text:style-name="Internet_20_link" text:visited-style-name="Visited_20_Internet_20_Link">
https://www.ukrinform.ua/rubric-society/3723400-v-ukraini-startuvala-programa-cifrovoi-diagnostiki-raku.html</text:a>
</text:p>
      <!--NEWS-->
      <text:h text:style-name="P10" text:outline-level="1">
<text:span text:style-name="T4">
Ukraine at a summit in Vilnius has to get a clear prospect of NATO -Blaschak membership</text:span>
</text:h>
      <text:p text:style-name="P4">
Authors: Ukrinform (Person)</text:p>
      <text:p text:style-name="P4">
Publisher: Укринформ (Organization)</text:p>
      <text:p text:style-name="P4">
Published Time: 2023-06-15T18:29:26+03:00</text:p>
      <text:p text:style-name="P4">
Modified Time: 2023-06-15T18:29:26+03:00</text:p>
      <text:p text:style-name="P4">
Description: Ukraine should become a NATO member, so at the Vilnius summit should get a clear prospect of joining the Alliance. - Ukrinform.</text:p>
      <text:p text:style-name="P4">
Images: ['<text:a xlink:type="simple" xlink:href="https://static.ukrinform.com/photos/2017_09/thumb_files/630_360_1505155377-6522.jpg" text:style-name="Internet_20_link" text:visited-style-name="Visited_20_Internet_20_Link">
630_360_15051...</text:a>
']</text:p>
      <text:p text:style-name="P4">
Tags: ['Саміт НАТО', 'Україна', 'Росія']</text:p>
      <text:p text:style-name="P4">
Type: Article</text:p>
      <!--METADATA-->
      <text:p text:style-name="P4">
<draw:frame draw:style-name="fr1" draw:name="Image202" text:anchor-type="as-char" svg:width="6.9236in" svg:height="3.956343in" draw:z-index="0">
<draw:image xlink:href="../Images/yкринформ/2023-06-15T18-29-26-03-00/630_360_1505155377-6522.jpg" xlink:type="simple" xlink:show="embed" xlink:actuate="onLoad" draw:mime-type="image/jpeg"/>
</draw:frame>
It is a member of NATO, so at a summit in Vilnius, Kiev must receive a clear authorization of entry into the Alliance.</text:p>
      <text:p text:style-name="P4">
This was stated in Brussels Viceremier, National Defense Minister Polandimarius Blaschak, Ukrinform correspondent reports.</text:p>
      <text:p text:style-name="P4">
“From our Polish perspective, Ukraine should become a member of the North Atlantic Aless. Because this is evidence of our common security. Of course we need to be connected(Within NATO - Ed.)so we must be open to Tsuthem talk. In my opinion, we have to offer(Ukraine - ed.)The path to this goal. I take this path during the NATO summit in Vilnius, perhaps even as scaffolding, it will be presented, ”said Blaschak.</text:p>
      <text:p text:style-name="P4">
According to the Polish Minister, a significant achievement is that among countries that support Ukraine, there is a consensus that the Russian Empire is evil.</text:p>
      <text:p text:style-name="P4">
"We condemn all the actions of Russia, which end with military crimes. Sumostically, undermining the dam on the Dnieper is such a crime. It is a real threat of thousands of people and it is also an environmental threat, so we condemn such actions, ”Blaschak said.</text:p>
      <text:p text:style-name="P4">
He added that he evaluates the crime in Nova Kakhovka as an attempt to stop or slow down the Ukrainian counter -offensive.</text:p>
      <text:p text:style-name="P4">
According to him, during the counter -offensive, the Ukrainian army uses the technique of such equipment that the event provides.</text:p>
      <text:p text:style-name="P4">
“We support Ukraine because we do not want <text:a xlink:type="simple" xlink:href="https://www.ukrinform.ua/tag-rosia" text:style-name="Internet_20_link" text:visited-style-name="Visited_20_Internet_20_Link">
Russia</text:a>
After the conquest of Ukraine went on. Undoubtedly, that the true intentions of Russia, the true intentions of Putin, ”said Blaschak.</text:p>
      <text:p text:style-name="P4">
<text:span text:style-name="T4">
 Read also: </text:span>
 <text:a xlink:type="simple" xlink:href="https://www.ukrinform.ua/rubric-polytics/3723221-ukraina-hoce-otrimati-u-vilnusi-garantii-bezpeki-do-vstupu-v-nato-a-ne-zamist-nogo-mzs.html" text:style-name="Internet_20_link" text:visited-style-name="Visited_20_Internet_20_Link">
Ukraine wants to receive in Vilnius guarantees of NATO's admission, not instead - the Foreign Ministry</text:a>
It was reported that a two -day NATO summit lasts in Brussels. The first ministers took place in Ramstein.</text:p>
      <text:p text:style-name="P4">
News Source: <text:a xlink:type="simple" xlink:href="https://www.ukrinform.ua/rubric-polytics/3723401-ukraina-na-samiti-u-vilnusi-mae-otrimati-citku-perspektivu-clenstva-v-nato-blasak.html" text:style-name="Internet_20_link" text:visited-style-name="Visited_20_Internet_20_Link">
https://www.ukrinform.ua/rubric-polytics/3723401-ukraina-na-samiti-u-vilnusi-mae-otrimati-citku-perspektivu-clenstva-v-nato-blasak.html</text:a>
</text:p>
      <!--NEWS-->
      <text:h text:style-name="P10" text:outline-level="1">
<text:span text:style-name="T4">
The Supreme Court confirmed the verdict by the expense of the Holosiivskyi District Court of Kyiv</text:span>
</text:h>
      <text:p text:style-name="P4">
Authors: Ukrinform (Person)</text:p>
      <text:p text:style-name="P4">
Publisher: Укринформ (Organization)</text:p>
      <text:p text:style-name="P4">
Published Time: 2023-06-15T18:30:58+03:00</text:p>
      <text:p text:style-name="P4">
Modified Time: 2023-06-15T18:30:58+03:00</text:p>
      <text:p text:style-name="P4">
Description: The Supreme Court confirmed the legality of the sentence of the former judges of the Holosiivskyi District Court of Kyiv Alexander Bilyk and Andriy Novak - 7 and 7.5 years of imprisonment, respectively, which were found guilty of 8,000 dollars of bribes. - Ukrinform.</text:p>
      <text:p text:style-name="P4">
Images: ['<text:a xlink:type="simple" xlink:href="https://static.ukrinform.com/photos/2018_10/thumb_files/630_360_1540839872-223.jpg" text:style-name="Internet_20_link" text:visited-style-name="Visited_20_Internet_20_Link">
630_360_15408...</text:a>
']</text:p>
      <text:p text:style-name="P4">
Tags: ['Хабар', 'Верховний Суд', 'Вирок', 'Київ']</text:p>
      <text:p text:style-name="P4">
Type: Article</text:p>
      <!--METADATA-->
      <text:p text:style-name="P4">
<draw:frame draw:style-name="fr1" draw:name="Image203" text:anchor-type="as-char" svg:width="6.9236in" svg:height="3.956343in" draw:z-index="0">
<draw:image xlink:href="../Images/yкринформ/2023-06-15T18-30-58-03-00/630_360_1540839872-223.jpg" xlink:type="simple" xlink:show="embed" xlink:actuate="onLoad" draw:mime-type="image/jpeg"/>
</draw:frame>
The Supreme Court confirmed the legality of the sentence of the former judges of the Holosiivskyi District Court of Kyiv Alexander Bilyk and Andriy Novak - 7 and 7.5 years of imprisonment, respectively, which were found guilty of 8,000 dollars of bribes.</text:p>
      <text:p text:style-name="P4">
According to Ukrinform, the National Anti -Corruption Bureau of Ukraine reports in <text:a xlink:type="simple" xlink:href="https://t.me/nab_ukraine/1925" text:style-name="Internet_20_link" text:visited-style-name="Visited_20_Internet_20_Link">
telegram.</text:a>
“On June 15, the Cassation Criminal Court of the Supreme Court decided to leave the immune to the Wax, taking into account the decision of the Appeal Chamber of Anti -Corruption Court, which former judges of the Holosiivskyi district court O. Bilyk and A. Novak were found to be guilty of obtaining $ 8,000 and the case Advancement of will, ”the message reads.</text:p>
      <text:p text:style-name="P4">
The Supreme Court agreed with the arguments of the prosecutor of the Specialized Anti -Corruption Prosecutor's Office, rejected the cassation complaint of the party of defense and confirmed the law of the court of first instance.</text:p>
      <text:p text:style-name="P4">
NABU reminded that on July 11, 2022, the Chamber of Appeal of the High Anti -Corruption Court was confirmed to imprisonment.</text:p>
      <text:p text:style-name="P4">
<text:span text:style-name="T4">
 Read also: </text:span>
 <text:a xlink:type="simple" xlink:href="https://www.ukrinform.ua/rubric-regions/3676728-u-dnipri-ekssuddu-posadili-na-10-rokiv-za-vimaganna-habara.html" text:style-name="Internet_20_link" text:visited-style-name="Visited_20_Internet_20_Link">
in <text:span text:style-name="T4">
 Dnipro </text:span>
 <text:span text:style-name="T4">
 Exudd </text:span>
 <text:span text:style-name="T4">
 planted </text:span>
 for 10 <text:span text:style-name="T4">
 years </text:span>
 for <text:span text:style-name="T4">
 solicitation </text:span>
 <text:span text:style-name="T4">
 </text:span>
 bribe **</text:a>
The Court of Appeal has partially softened O. Bilyk's punishment, imposing a penalty of 7 years in prison with confiscation of all property.</text:p>
      <text:p text:style-name="P4">
A. Novak's sentence was left unchanged - 7 years 6 months of imprisonment with the right to hold the position of judge for three years with confiscation of all property.</text:p>
      <text:p text:style-name="P4">
The Supreme Court's ruling is final and is not subject to appeal.</text:p>
      <text:p text:style-name="P4">
As reported by Ukrinform, in April <text:a xlink:type="simple" xlink:href="https://www.ukrinform.ua/tag-verhovnij-sud" text:style-name="Internet_20_link" text:visited-style-name="Visited_20_Internet_20_Link">
Supreme Court</text:a>
He confirmed the sentence to the police officer-the ten years of imprisonment, which in the Kiev region, under the action of alcohol, committed a deadly road accident with two dead.</text:p>
      <text:p text:style-name="P4">
News Source: <text:a xlink:type="simple" xlink:href="https://www.ukrinform.ua/rubric-kyiv/3723402-verhovnij-sud-pidtverdiv-virok-ekssuddam-golosiivskogo-rajsudu-kieva.html" text:style-name="Internet_20_link" text:visited-style-name="Visited_20_Internet_20_Link">
https://www.ukrinform.ua/rubric-kyiv/3723402-verhovnij-sud-pidtverdiv-virok-ekssuddam-golosiivskogo-rajsudu-kieva.html</text:a>
</text:p>
      <!--NEWS-->
      <text:h text:style-name="P10" text:outline-level="1">
<text:span text:style-name="T4">
The President noted six units of the Armed Forces for performance on the front</text:span>
</text:h>
      <text:p text:style-name="P4">
Authors: Ukrinform (Person)</text:p>
      <text:p text:style-name="P4">
Publisher: Укринформ (Organization)</text:p>
      <text:p text:style-name="P4">
Published Time: 2023-06-15T18:32:00+03:00</text:p>
      <text:p text:style-name="P4">
Modified Time: 2023-06-15T23:32:00+03:00</text:p>
      <text:p text:style-name="P4">
Description: President of Ukraine Volodymyr Zelensky noted six units of the Armed Forces for performance at the front. - Ukrinform.</text:p>
      <text:p text:style-name="P4">
Images: ['<text:a xlink:type="simple" xlink:href="https://static.ukrinform.com/photos/2023_05/thumb_files/630_360_1685041512-288.jpeg" text:style-name="Internet_20_link" text:visited-style-name="Visited_20_Internet_20_Link">
630_360_16850...</text:a>
']</text:p>
      <text:p text:style-name="P4">
Tags: ['ЗСУ', 'Зеленський', 'Війна з Росією', 'Контрнаступ']</text:p>
      <text:p text:style-name="P4">
Type: Article</text:p>
      <!--METADATA-->
      <text:p text:style-name="P4">
<draw:frame draw:style-name="fr1" draw:name="Image204" text:anchor-type="as-char" svg:width="6.9236in" svg:height="3.956343in" draw:z-index="0">
<draw:image xlink:href="../Images/yкринформ/2023-06-15T18-32-00-03-00/630_360_1685041512-288.jpeg" xlink:type="simple" xlink:show="embed" xlink:actuate="onLoad" draw:mime-type="image/jpeg"/>
</draw:frame>
President of Ukraine Volodymyr Zelensky noted six units of the Armed Forces.</text:p>
      <text:p text:style-name="P4">
He said this in his evening <text:a xlink:type="simple" xlink:href="https://t.me/OP_UA/9733" text:style-name="Internet_20_link" text:visited-style-name="Visited_20_Internet_20_Link">
video closer</text:a>
, reports Ukrinform.</text:p>
      <text:p text:style-name="P4">
"I thank all our soldiers, every unit, every combat brigade of the day-for today's battles. her separate mechanized brigade, Marines of the 35th I37th Separate Brigades, Soldiers of the 128th Separate Mountain Assault Transcarpathian Brigade and the 128th Separate Brigade of Forces TE.</text:p>
      <text:p text:style-name="P4">
<text:span text:style-name="T4">
 Read also: </text:span>
 <text:span text:style-name="T4">
 <text:a xlink:type="simple" xlink:href="https://www.ukrinform.ua/rubric-polytics/3723475-zelenskij-obgovoriv-z-prezidentom-kostariki-stvorenna-miznarodnogo-tribunalu-dla-rf.html" text:style-name="Internet_20_link" text:visited-style-name="Visited_20_Internet_20_Link">
Zelensky discussed with the President of Costa Riskying of the International Tribunal for Russia</text:a>
</text:span>
</text:p>
      <text:p text:style-name="P4">
He also thanked the Ukrainian soldiers for their strength, courage and for the fact that Ukraine's land and strengthening Ukrainian will.</text:p>
      <text:p text:style-name="P4">
"Glory to everyone and everyone who is now in battle, at combat posts and in combat facilities!</text:p>
      <text:p text:style-name="P4">
<text:span text:style-name="T4">
 Read also: </text:span>
 <text:span text:style-name="T4">
 <text:a xlink:type="simple" xlink:href="https://www.ukrinform.ua/rubric-ato/3723472-zelenskij-parlamentu-svejcarii-dzerelo-vijni-j-pricina-agresii-poza-mezami-kordoniv-ukraini.html" text:style-name="Internet_20_link" text:visited-style-name="Visited_20_Internet_20_Link">
Zelensky Parliament of Switzerland: Source of war and cause of aggression - outside the borders of Ukraine</text:a>
</text:span>
</text:p>
      <text:p text:style-name="P4">
According to Ukrinform, according to the Deputy Minister of Defense Gannymimar, despite the fierce resistance of the enemy in different sections of the front occur <text:span text:style-name="T4">
 <text:a xlink:type="simple" xlink:href="https://www.ukrinform.ua/tag-kontrnastup" text:style-name="Internet_20_link" text:visited-style-name="Visited_20_Internet_20_Link">
offensive actions</text:a>
</text:span>
 Armed strongholds, successes are different, but they are everywhere.</text:p>
      <text:p text:style-name="P4">
News Source: <text:a xlink:type="simple" xlink:href="https://www.ukrinform.ua/rubric-ato/3723509-prezident-vidznaciv-sist-pidrozdiliv-zsu-za-rezultativnist-na-fronti.html" text:style-name="Internet_20_link" text:visited-style-name="Visited_20_Internet_20_Link">
https://www.ukrinform.ua/rubric-ato/3723509-prezident-vidznaciv-sist-pidrozdiliv-zsu-za-rezultativnist-na-fronti.html</text:a>
</text:p>
      <!--NEWS-->
      <text:h text:style-name="P10" text:outline-level="1">
<text:span text:style-name="T4">
Russian aggression against Ukraine is a frontal attack on international order and peace - Millie</text:span>
</text:h>
      <text:p text:style-name="P4">
Authors: Ukrinform (Person)</text:p>
      <text:p text:style-name="P4">
Publisher: Укринформ (Organization)</text:p>
      <text:p text:style-name="P4">
Published Time: 2023-06-15T18:37:37+03:00</text:p>
      <text:p text:style-name="P4">
Modified Time: 2023-06-15T18:37:37+03:00</text:p>
      <text:p text:style-name="P4">
Description: Unprovured and criminal aggression of Russia is not only an attack on Ukraine and its people, it is a frontal attack on the whole world order, which has been providing global peace, wealth and stability for a long time. - Ukrinform.</text:p>
      <text:p text:style-name="P4">
Images: ['<text:a xlink:type="simple" xlink:href="https://static.ukrinform.com/photos/2023_02/thumb_files/630_360_1676392962-723.jpg" text:style-name="Internet_20_link" text:visited-style-name="Visited_20_Internet_20_Link">
630_360_16763...</text:a>
']</text:p>
      <text:p text:style-name="P4">
Tags: ['Україна', 'Зброя', 'Війна з Росією', 'Марк Міллі ']</text:p>
      <text:p text:style-name="P4">
Type: Article</text:p>
      <!--METADATA-->
      <text:p text:style-name="P4">
<draw:frame draw:style-name="fr1" draw:name="Image205" text:anchor-type="as-char" svg:width="6.9236in" svg:height="3.956343in" draw:z-index="0">
<draw:image xlink:href="../Images/yкринформ/2023-06-15T18-37-37-03-00/630_360_1676392962-723.jpg" xlink:type="simple" xlink:show="embed" xlink:actuate="onLoad" draw:mime-type="image/jpeg"/>
</draw:frame>
Unprovured and criminal aggression of Russia is not only an attack on Ukraine and its people, it is a frontal attack on the whole world order, which has been providing global peace, wealth and stability.</text:p>
      <text:p text:style-name="P4">
This was announced in Brussels today during a press conference following the work of the Constact Defense Group of Ukraine in Ramstein format, the head of the United States Chiefs of Staff, General Mark Millie, Ukrinform reports.</text:p>
      <text:p text:style-name="P4">
“We stand not just as a group of states together today, but as a united front that stands for values. We stand as the fundamental principles - nationality and freedom, for the principles that undermines criminal tape -provoked Russian aggression against Ukraine. This arbitrary war is not only act of aggression against Ukraine. It, by definition, is a frontal attack by the international order, which guarantees peace, wealth and freedom for our states, ”the US military commander stressed.</text:p>
      <text:p text:style-name="P4">
He recalled that the President <text:a xlink:type="simple" xlink:href="https://www.ukrinform.ua/tag-zelenskij" text:style-name="Internet_20_link" text:visited-style-name="Visited_20_Internet_20_Link">
Volodymyr Zelenskyy</text:a>
He recently announced that the Ukrainian was undergoing an offensive operation to liberate its country. According to him, this campaign is now very early, so it is very early to make some meaningful estimates. But every day, Ukrainians demonstrate the persistence of tachaic, sustainability and military skill, which allows them to methodologically release their territories from Russian invaders, Millie said.</text:p>
      <text:p text:style-name="P4">
Such a struggle, according to the general, always has a high price, which is paid by Ukrainian defenders who are fighting not only with iron and weapons - they are fighting a non -leisure steel will and a combat spirit. This struggle leading to the people of Ukraine resonates far beyond Ukraine in many countries of the world that value freedom and reject tyranny. Therefore, the coalition of the states that united the contact group of the Defense of Ukraine continues to provide Ukraine that allow it to succeed, to defend its freedom and independence, Millie emphasized.As it was reported, the first day of two-day defense ministers of NATO countries is ongoing in Brussels, the main issues of which are the continuation of assistance for Ukraine in its fight against Russian aggression, as well as the preparation for the Alliance for the Vilnius Summit on July 11-12.</text:p>
      <text:p text:style-name="P4">
As part of the meeting, a meeting of the Ramstein Defense Group in Ramstein was held for US leadership, which brought together 50 countries, including 31 NATO countries and partner countries.</text:p>
      <text:p text:style-name="P4">
<text:span text:style-name="T4">
 Read also: </text:span>
 <text:a xlink:type="simple" xlink:href="https://www.ukrinform.ua/rubric-ato/3723399-ukrainci-maut-mozlivist-vidnoviti-poskodzenu-tehniku-i-povernuti-ii-u-bij-ostin.html" text:style-name="Internet_20_link" text:visited-style-name="Visited_20_Internet_20_Link">
Ukrainians have the opportunity to restore the damaged equipment to reconcile it into battle - <text:span text:style-name="T4">
 Austin </text:span>
</text:a>
Now in Brussels a meeting of the Natto-Ukraine commission with the participation of Defense of Ukraine Alexei Reznikov, which is dedicated to the provision of Ukraine to continue the offensive and the release of territories that were occupied by Russia.</text:p>
      <text:p text:style-name="P4">
<text:span text:style-name="T5">
Foto: AA</text:span>
</text:p>
      <text:p text:style-name="P4">
News Source: <text:a xlink:type="simple" xlink:href="https://www.ukrinform.ua/rubric-ato/3723406-rosijska-agresia-proti-ukraini-e-frontalnou-atakou-na-miznarodnij-poradok-ta-mir-milli.html" text:style-name="Internet_20_link" text:visited-style-name="Visited_20_Internet_20_Link">
https://www.ukrinform.ua/rubric-ato/3723406-rosijska-agresia-proti-ukraini-e-frontalnou-atakou-na-miznarodnij-poradok-ta-mir-milli.html</text:a>
</text:p>
      <!--NEWS-->
      <text:h text:style-name="P10" text:outline-level="1">
<text:span text:style-name="T4">
In the occupied Volnovakh, explosions were heard - Andryushchenko</text:span>
</text:h>
      <text:p text:style-name="P4">
Authors: Ukrinform (Person)</text:p>
      <text:p text:style-name="P4">
Publisher: Укринформ (Organization)</text:p>
      <text:p text:style-name="P4">
Published Time: 2023-06-15T18:39:50+03:00</text:p>
      <text:p text:style-name="P4">
Modified Time: 2023-06-15T18:39:50+03:00</text:p>
      <text:p text:style-name="P4">
Description: In the temporarily captured by the Russian Army Volnovak, explosions are recorded in Donetsk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онеччина', 'Вибух', 'Волноваха', 'Війна з Росією']</text:p>
      <text:p text:style-name="P4">
Type: Article</text:p>
      <!--METADATA-->
      <text:p text:style-name="P4">
<draw:frame draw:style-name="fr1" draw:name="Image206" text:anchor-type="as-char" svg:width="6.9236in" svg:height="3.956343in" draw:z-index="0">
<draw:image xlink:href="../Images/yкринформ/2023-06-15T18-39-50-03-00/630_360_1669987737-966.jpg" xlink:type="simple" xlink:show="embed" xlink:actuate="onLoad" draw:mime-type="image/jpeg"/>
</draw:frame>
The Volnovaka captured by the Russian Army in Donetsk fixes the explosions.</text:p>
      <text:p text:style-name="P4">
As Ukrinform reports, about it in <text:a xlink:type="simple" xlink:href="http://t.me/andriyshTime/10785" text:style-name="Internet_20_link" text:visited-style-name="Visited_20_Internet_20_Link">
telegram</text:a>
The mayor of Mariupol Mayor Petro Andryushchenko reports and publishing answers on which the smoke clubs of explosions are raised in the sky above Volnovakha.</text:p>
      <text:p text:style-name="P4">
"Volnovakha" cotton ". Beautiful "cotton". Mariupol District - Fixed Air Defense. While just aircraft, but we are waiting for "cotton", - wrote Andryushchenkop.</text:p>
      <text:p text:style-name="P4">
</text:p>
      <text:p text:style-name="P4">
In the next post in <text:a xlink:type="simple" xlink:href="http://t.me/andriyshTime/10787" text:style-name="Internet_20_link" text:visited-style-name="Visited_20_Internet_20_Link">
telegram</text:a>
Vida reported that from the place, from Volnovakha, they confirm the data on the explosions. “Oh-vay. The contents are talking about nice detonation after "cotton". Well hit. And where is the Torosian Piveo? Just a day of Volnovakha ... ”, - added the mayor advisor.</text:p>
      <text:p text:style-name="P4">
*!(https://www.ukrinform.ua/rubric-ato/3719952-u-lugansku-prolunali-vibuhi-nad-mistom-vidno-gustij-dim.html)As it was reported, during the invasion of Russia in Ukraine in 2022, the citywide was almost completely destroyed as a result of long -term battles between the Armed Forces of Ukraine and the Russian Federation, as well as the DNR and LNR supported by it.</text:p>
      <text:p text:style-name="P4">
<text:span text:style-name="T4">
 Read also: </text:span>
 <text:a xlink:type="simple" xlink:href="https://www.ukrinform.ua/rubric-regions/3721422-u-berdansku-prolunali-vibuhi-v-rajoni-portu-socmerezi.html" text:style-name="Internet_20_link" text:visited-style-name="Visited_20_Internet_20_Link">
in Berdyansk <text:span text:style-name="T4">
 heard </text:span>
 <text:span text:style-name="T4">
 explosions </text:span>
 in the port area -Social network</text:a>
On March 6, 2022, the Decree of the President of Ukraine Volodymyr Zelensky Volnovil was granted the title "City-Hero of Ukraine". On March 11, 2022, the Ministry of Defense announced the capture of the city by the DNR forces.</text:p>
      <text:p text:style-name="P4">
_ First photo illustrative_</text:p>
      <text:p text:style-name="P4">
News Source: <text:a xlink:type="simple" xlink:href="https://www.ukrinform.ua/rubric-regions/3723408-v-okupovanij-volnovasi-prolunali-vibuhi-andrusenko.html" text:style-name="Internet_20_link" text:visited-style-name="Visited_20_Internet_20_Link">
https://www.ukrinform.ua/rubric-regions/3723408-v-okupovanij-volnovasi-prolunali-vibuhi-andrusenko.html</text:a>
</text:p>
      <!--NEWS-->
      <text:h text:style-name="P10" text:outline-level="1">
<text:span text:style-name="T4">
In Britain presented a compact double electric car</text:span>
</text:h>
      <text:p text:style-name="P4">
Authors: Ukrinform (Person)</text:p>
      <text:p text:style-name="P4">
Publisher: Укринформ (Organization)</text:p>
      <text:p text:style-name="P4">
Published Time: 2023-06-15T18:40:00+03:00</text:p>
      <text:p text:style-name="P4">
Modified Time: 2023-06-15T18:40:00+03:00</text:p>
      <text:p text:style-name="P4">
Description: The British electric startup ARK has released an electric four -wheeled car called ZERO. The vehicle costs $ 7,500 and declared as "the most accessible electric car in the UK". - Ukrinform.</text:p>
      <text:p text:style-name="P4">
Images: ['<text:a xlink:type="simple" xlink:href="https://static.ukrinform.com/photos/2023_06/thumb_files/630_360_1686843561-624.jpg" text:style-name="Internet_20_link" text:visited-style-name="Visited_20_Internet_20_Link">
630_360_16868...</text:a>
']</text:p>
      <text:p text:style-name="P4">
Tags: ['Британія', 'Електромобілі', 'Технології']</text:p>
      <text:p text:style-name="P4">
Type: Article</text:p>
      <!--METADATA-->
      <text:p text:style-name="P4">
<draw:frame draw:style-name="fr1" draw:name="Image209" text:anchor-type="as-char" svg:width="6.9236in" svg:height="3.956343in" draw:z-index="0">
<draw:image xlink:href="../Images/yкринформ/2023-06-15T18-40-00-03-00/630_360_1686843561-624.jpg" xlink:type="simple" xlink:show="embed" xlink:actuate="onLoad" draw:mime-type="image/jpeg"/>
</draw:frame>
The British electric startup ARK has released an electric four -wheeled car called ZERO. The vehicle costs $ 7,500 and declared as "the most accessible electric car in the UK".</text:p>
      <text:p text:style-name="P4">
As Ukrinform reports, it reports <text:a xlink:type="simple" xlink:href="https://www.autocar.co.uk/car-news/new-cars/ark-zero-launched-%C2%A35995-citroen-ami-rival" text:style-name="Internet_20_link" text:visited-style-name="Visited_20_Internet_20_Link">
Autocar</text:a>
.</text:p>
      <text:p text:style-name="P4">
Double <text:a xlink:type="simple" xlink:href="https://www.ukrinform.ua/tag-elektromobili" text:style-name="Internet_20_link" text:visited-style-name="Visited_20_Internet_20_Link">
electric car</text:a>
The London manufacturer weighing 489 kg develops a maximum speed of 45 km/h, has a reserve of 50.3 miles and is designed for two adults and a dog.</text:p>
      <text:p text:style-name="P4">
It uses an engine with a power of 3 hp, which feeds on the lithium-ionic battery. It is noted that the vehicle is currently available for ordering on the company's website.</text:p>
      <text:p text:style-name="P4">
The car body is fully made of aluminum and is available in four colors. It better absorbs and scatters energy in the event of an accident than a regular steel -crank, and also provides better handling and maneuverability in cities.</text:p>
      <text:p text:style-name="P4">
In the standard configuration it is equipped with a hatch, a rear-view camera, LED headlights, the central display of the Bluetooth information system.</text:p>
      <text:p text:style-name="P4">
According to the company, full charging at a speed of up to 7.4 kW takes six hours and costs "less than £ 1".</text:p>
      <text:p text:style-name="P4">
<text:span text:style-name="T4">
 Read also: </text:span>
 [in the US presented a mini-robot for charging electric car(https://www.ukrinform.ua/rubric-technology/3705961-u-ssa-predstavili-minirobota-dla-zaradki-elektrokariv.html)The firm has further plans for launching the A-segment in the closest, and from next year will offer autonomous taxi services in London.</text:p>
      <text:p text:style-name="P4">
As reported <text:a xlink:type="simple" xlink:href="https://www.ukrinform.ua/rubric-technology/3722278-toyota-vipustit-elektrokar-z-tverdotilnim-akumulatorom-u-2027-roci.html" text:style-name="Internet_20_link" text:visited-style-name="Visited_20_Internet_20_Link">
Ukrinform</text:a>
, Japanese carmaker Toyota Motor Corplanns to release an electric car that works from a completely solid -state vehicle, already in 2027.</text:p>
      <text:p text:style-name="P4">
<text:span text:style-name="T5">
Foto: autocar.co.uk</text:span>
</text:p>
      <text:p text:style-name="P4">
News Source: <text:a xlink:type="simple" xlink:href="https://www.ukrinform.ua/rubric-technology/3723410-u-britanii-prezentuvali-kompaktnij-dvomisnij-elektromobil.html" text:style-name="Internet_20_link" text:visited-style-name="Visited_20_Internet_20_Link">
https://www.ukrinform.ua/rubric-technology/3723410-u-britanii-prezentuvali-kompaktnij-dvomisnij-elektromobil.html</text:a>
</text:p>
      <!--NEWS-->
      <text:h text:style-name="P10" text:outline-level="1">
<text:span text:style-name="T4">
During the war, the Guarantee Fund sold assets for ₴ 3.7 billion</text:span>
</text:h>
      <text:p text:style-name="P4">
Authors: Ukrinform (Person)</text:p>
      <text:p text:style-name="P4">
Publisher: Укринформ (Organization)</text:p>
      <text:p text:style-name="P4">
Published Time: 2023-06-15T18:42:19+03:00</text:p>
      <text:p text:style-name="P4">
Modified Time: 2023-06-15T18:42:19+03:00</text:p>
      <text:p text:style-name="P4">
Description: Since the summer of 2022, the Deposit Guarantee Fund has received more than UAH 3.7 billion in revenues from the sale of assets of banks withdrawn from the market. - Ukrinform.</text:p>
      <text:p text:style-name="P4">
Images: ['<text:a xlink:type="simple" xlink:href="https://static.ukrinform.com/photos/2018_10/thumb_files/630_360_1539178844-949.jpeg" text:style-name="Internet_20_link" text:visited-style-name="Visited_20_Internet_20_Link">
630_360_15391...</text:a>
']</text:p>
      <text:p text:style-name="P4">
Tags: ['Фонд гарантування', 'Продаж', 'Активи']</text:p>
      <text:p text:style-name="P4">
Type: Article</text:p>
      <!--METADATA-->
      <text:p text:style-name="P4">
<draw:frame draw:style-name="fr1" draw:name="Image214" text:anchor-type="as-char" svg:width="6.9236in" svg:height="3.956343in" draw:z-index="0">
<draw:image xlink:href="../Images/yкринформ/2023-06-15T18-42-19-03-00/630_360_1539178844-949.jpeg" xlink:type="simple" xlink:show="embed" xlink:actuate="onLoad" draw:mime-type="image/jpeg"/>
</draw:frame>
From the summer of 20122, the Deposit Guarantee Fund has received more than UAH 3,7 million UAH from the sale of assets of banks derived from the market.</text:p>
      <text:p text:style-name="P4">
According to Ukrinform, it reports <text:a xlink:type="simple" xlink:href="https://www.fg.gov.ua/articles/54464-za-chas-povnomasshtabno-viyni-fond-garantuvannya-vkladiv-prodav-aktiviv-na-ponad-37-mlrd-grn---olga-bilay-.html" text:style-name="Internet_20_link" text:visited-style-name="Visited_20_Internet_20_Link">
the press service of the Guarantee Fund.</text:a>
"From the summer of 2022, that is, after the renewal of auctions that have suspended the temporary closure of the state registers at the beginning of full -scale maintenance of the Russian Federation, the Deposit Guarantee Fund received more(https://www.ukrinform.ua/tag-bank), which are removed from the market, " - the message reads.</text:p>
      <text:p text:style-name="P4">
According to the Guarantee Fund, the greatest demand is in charge. The conversion when selling it, that is, the cost of realization for balancer value, in some places reaches 200%.</text:p>
      <text:p text:style-name="P4">
“Transparent bidding and competition always raise the price. It is important for investors to be stable for them to understand that their investments are protected by the state, legislation; And the second is competition. When the asset is attractive in the market, of course, it will fight for it. If it is not a credit, for example, there will be no competition, ”said Olga Bilai, Deputy Director of the Managing Federation.</text:p>
      <text:p text:style-name="P4">
<text:span text:style-name="T4">
 Read also: </text:span>
 <text:a xlink:type="simple" xlink:href="https://www.ukrinform.ua/rubric-economy/3715947-fond-garantuvanna-prodae-aktivi-banku-sic.html" text:style-name="Internet_20_link" text:visited-style-name="Visited_20_Internet_20_Link">
<text:span text:style-name="T4">
 Fund </text:span>
 <text:span text:style-name="T4">
 Guarantee </text:span>
 sells Bank Sich</text:a>
The loan portfolio of banks under the control of the Guarantee Fund now exceeds UAH 100 billion. The lion's share of these loans is a loan.</text:p>
      <text:p text:style-name="P4">
As reported by Ukrinform, the Deposit Guarantee Fund for the current Senny set assets of 8 banks for UAH 4.49 billion.</text:p>
      <text:p text:style-name="P4">
News Source: <text:a xlink:type="simple" xlink:href="https://www.ukrinform.ua/rubric-economy/3723409-za-cas-vijni-fond-garantuvanna-prodav-aktiviv-na-37-milarda.html" text:style-name="Internet_20_link" text:visited-style-name="Visited_20_Internet_20_Link">
https://www.ukrinform.ua/rubric-economy/3723409-za-cas-vijni-fond-garantuvanna-prodav-aktiviv-na-37-milarda.html</text:a>
</text:p>
      <!--NEWS-->
      <text:h text:style-name="P10" text:outline-level="1">
<text:span text:style-name="T4">
Drone Army: More than 3.8 thousand drones were purchased at the UNITED24 expense</text:span>
</text:h>
      <text:p text:style-name="P4">
Authors: Ukrinform (Person)</text:p>
      <text:p text:style-name="P4">
Publisher: Укринформ (Organization)</text:p>
      <text:p text:style-name="P4">
Published Time: 2023-06-15T18:43:00+03:00</text:p>
      <text:p text:style-name="P4">
Modified Time: 2023-06-15T18:43:00+03:00</text:p>
      <text:p text:style-name="P4">
Description: During the over 11 months of the existence of the Drone Army Project, 3,864 UAV complexes were purchased at the UAV. The amount of contracts concluded is over UAH 4.3 billion. - Ukrinform.</text:p>
      <text:p text:style-name="P4">
Images: ['<text:a xlink:type="simple" xlink:href="https://static.ukrinform.com/photos/2023_06/thumb_files/630_360_1686837654-4047.jpeg" text:style-name="Internet_20_link" text:visited-style-name="Visited_20_Internet_20_Link">
630_360_16868...</text:a>
']</text:p>
      <text:p text:style-name="P4">
Tags: ['Безпілотник', 'Федоров', 'United24', 'Армія дронів']</text:p>
      <text:p text:style-name="P4">
Type: Article</text:p>
      <!--METADATA-->
      <text:p text:style-name="P4">
<draw:frame draw:style-name="fr1" draw:name="Image215" text:anchor-type="as-char" svg:width="6.9236in" svg:height="3.956343in" draw:z-index="0">
<draw:image xlink:href="../Images/yкринформ/2023-06-15T18-43-00-03-00/630_360_1686837654-4047.jpeg" xlink:type="simple" xlink:show="embed" xlink:actuate="onLoad" draw:mime-type="image/jpeg"/>
</draw:frame>
During the over 11 months of the existence of the Drone Army Project, 3,864 complexes of UAVs were purchased at the expense of United24. The amount of contracts concluded is over UAH 4.3 billion.</text:p>
      <text:p text:style-name="P4">
Viceremier-Minister for Innovation, Development of Education, Science and Technologies-Minister of Digital Transformation Mikhail Fedorov, reported to reporters, Ukrinform reports.</text:p>
      <text:p text:style-name="P4">
“Drone army is an important project that is aimed at providing force and defense with modern, high -quality <text:a xlink:type="simple" xlink:href="https://www.ukrinform.ua/tag-bezpilotnik" text:style-name="Internet_20_link" text:visited-style-name="Visited_20_Internet_20_Link">
drones</text:a>
in sufficient quantity. For 11 months we have purchased 3,864 UAVs for more than UAH 4.3 billion at the expense, ”the minister said.</text:p>
      <text:p text:style-name="P4">
Fedorov added that the first stage of the Army of Drone Army has ended. According to its results, the centers of preparation of UAV operators were taught 10 thousand military to keep "wings" in 10 months. Within the second - there will be another 10,000 UAV pilots.</text:p>
      <text:p text:style-name="P4">
<text:span text:style-name="T4">
 Read also: </text:span>
 [in Ukraine the second stage of the project "<text:span text:style-name="T4">
 Army </text:span>
<text:span text:style-name="T4">
 drones </text:span>
"] began(https://www.ukrinform.ua/rubric-technology/3723359-v-ukraini-startuvav-drugij-etap-proektu-armia-droniv.html)As it was reported, the Drone Army is a project started by the General Staff and the Ministry of Defense. It is a comprehensive program within which systeminasacup of drones, their repair, as well as training courses of relevant specialists. The program started on July 1.</text:p>
      <text:p text:style-name="P4">
News Source: <text:a xlink:type="simple" xlink:href="https://www.ukrinform.ua/rubric-technology/3723411-armia-droniv-za-kosti-united24-pridbali-ponad-38-tisaci-bezpilotnikiv.html" text:style-name="Internet_20_link" text:visited-style-name="Visited_20_Internet_20_Link">
https://www.ukrinform.ua/rubric-technology/3723411-armia-droniv-za-kosti-united24-pridbali-ponad-38-tisaci-bezpilotnikiv.html</text:a>
</text:p>
      <!--NEWS-->
      <text:h text:style-name="P10" text:outline-level="1">
<text:span text:style-name="T4">
At least $ 14 billion - UkraineInvest is required to recover industry</text:span>
</text:h>
      <text:p text:style-name="P4">
Authors: Ukrinform (Person)</text:p>
      <text:p text:style-name="P4">
Publisher: Укринформ (Organization)</text:p>
      <text:p text:style-name="P4">
Published Time: 2023-06-15T18:49:00+03:00</text:p>
      <text:p text:style-name="P4">
Modified Time: 2023-06-15T18:49:00+03:00</text:p>
      <text:p text:style-name="P4">
Description: In order to restore the enemy of industrial sites in the next decade, Ukraine will require at least $ 14 billion, another $ 4 billion. will go to restore business service system. - Ukrinform.</text:p>
      <text:p text:style-name="P4">
Images: ['<text:a xlink:type="simple" xlink:href="https://static.ukrinform.com/photos/2023_02/thumb_files/630_360_1676874938-992.jpg" text:style-name="Internet_20_link" text:visited-style-name="Visited_20_Internet_20_Link">
630_360_16768...</text:a>
']</text:p>
      <text:p text:style-name="P4">
Tags: ['Бізнес', 'Інвестиції', 'Промисловість', 'Відбудова']</text:p>
      <text:p text:style-name="P4">
Type: Article</text:p>
      <!--METADATA-->
      <text:p text:style-name="P4">
<draw:frame draw:style-name="fr1" draw:name="Image216" text:anchor-type="as-char" svg:width="6.9236in" svg:height="3.956343in" draw:z-index="0">
<draw:image xlink:href="../Images/yкринформ/2023-06-15T18-49-00-03-00/630_360_1676874938-992.jpg" xlink:type="simple" xlink:show="embed" xlink:actuate="onLoad" draw:mime-type="image/jpeg"/>
</draw:frame>
At least $ 14 billion, another $ 4 billion, will be required for the enemy of industrial sites destroyed by the enemy in the next decade. Business service will go.</text:p>
      <text:p text:style-name="P4">
According to the Ukrinform correspondent, such calculations were made during the Fit for Ukraine: Investment Innovation: Investment Innovation Executive Director of the Government Office for Investing and Investment Support(Ukraineinvest)Sergey Tsivkach.</text:p>
      <text:p text:style-name="P4">
According to him, after the war, Ukraine will need not only huge <text:a xlink:type="simple" xlink:href="https://www.ukrinform.ua/tag-investicii" text:style-name="Internet_20_link" text:visited-style-name="Visited_20_Internet_20_Link">
investment</text:a>
and modern technologies, but also timely and effective solutions.</text:p>
      <text:p text:style-name="P4">
“We need to work out new solutions and completely new investment mechanisms. First of all, I mean the support of small and medium-sized enterprises, ”Tsivkach said.</text:p>
      <text:p text:style-name="P4">
He cited the World Bank, according to which at least $ 14 billion in Ukraine will take at least $ 14 billion. Only in order to rebuild industrial capacity enemy. Almost $ 4 billion. It is necessary to inquire a business service system.</text:p>
      <text:p text:style-name="P4">
“Moreover, it is only a direct loss. And we also have a multi -billionaire loss that the country has already suffered as a result of Russian aggression. In the future, the figures will, unfortunately, grow, ”Tsivkach added.</text:p>
      <text:p text:style-name="P4">
*!(https://www.ukrinform.ua/rubric-vidbudova/3720211-vidbudova-derzavi-mae-vidbuvatisa-kostom-80-privatnogo-kapitalu-minekonomiki.html)As the participants of the forum emphasized, immediate actions are needed to revive the economy and the industrial sector, in particular, in the form of impactivity(attachments that affect individual social or environmental phenomena and improve social infrastructure)Using mixed financing, which will combine state, donor and private capital, as well as mechanism of insurance of military and political risks. These measures will help stimulate economic growth and attract international companies that are interested in the Vididin market of Ukraine.</text:p>
      <text:p text:style-name="P4">
As reported, Ukraineinvest has already held three Fitfor Ukraine investment forums. They were devoted to the production of building materials for post -war development, restoration and modernization of logistics infrastructure, prospects for the development of high cost agro -processing agro -processing.</text:p>
      <text:p text:style-name="P4">
News Source: <text:a xlink:type="simple" xlink:href="https://www.ukrinform.ua/rubric-vidbudova/3723414-dla-vidnovlenna-promislovosti-znadobitsa-sonajmense-14-milardiv-ukraineinvest.html" text:style-name="Internet_20_link" text:visited-style-name="Visited_20_Internet_20_Link">
https://www.ukrinform.ua/rubric-vidbudova/3723414-dla-vidnovlenna-promislovosti-znadobitsa-sonajmense-14-milardiv-ukraineinvest.html</text:a>
</text:p>
      <!--NEWS-->
      <text:h text:style-name="P10" text:outline-level="1">
<text:span text:style-name="T4">
In Bakhmut area with Himars destroyed two enemy complexes</text:span>
</text:h>
      <text:p text:style-name="P4">
Authors: Ukrinform (Person)</text:p>
      <text:p text:style-name="P4">
Publisher: Укринформ (Organization)</text:p>
      <text:p text:style-name="P4">
Published Time: 2023-06-15T18:50:17+03:00</text:p>
      <text:p text:style-name="P4">
Modified Time: 2023-06-15T18:50:17+03:00</text:p>
      <text:p text:style-name="P4">
Description: In the Bakhmut area of the Special Operations of the Armed Forces of Ukraine, in cooperation with Himars, they destroyed the enemy complex "Zoo-1" and the station of electronic struggle "Brisoglebsk-2". - Ukrinform.</text:p>
      <text:p text:style-name="P4">
Images: ['<text:a xlink:type="simple" xlink:href="https://static.ukrinform.com/photos/2022_09/thumb_files/630_360_1662821775-754.jpg" text:style-name="Internet_20_link" text:visited-style-name="Visited_20_Internet_20_Link">
630_360_16628...</text:a>
']</text:p>
      <text:p text:style-name="P4">
Tags: ['Бахмут', 'Військова техніка', 'ССО', 'Війна з Росією', 'HIMARS']</text:p>
      <text:p text:style-name="P4">
Type: Article</text:p>
      <!--METADATA-->
      <text:p text:style-name="P4">
<draw:frame draw:style-name="fr1" draw:name="Image217" text:anchor-type="as-char" svg:width="6.9236in" svg:height="3.956343in" draw:z-index="0">
<draw:image xlink:href="../Images/yкринформ/2023-06-15T18-50-17-03-00/630_360_1662821775-754.jpg" xlink:type="simple" xlink:show="embed" xlink:actuate="onLoad" draw:mime-type="image/jpeg"/>
</draw:frame>
In the district of Bakhmut the forces of special operations of the Armed Forces of Ukraine in cooperation with Himars reduced the enemy complex "Zoo-1" and the station of electronic struggle "Brisoglebsk-2".</text:p>
      <text:p text:style-name="P4">
As Ukrinform reports, this SCO reports in <text:a xlink:type="simple" xlink:href="https://t.me/ukr_sof/600" text:style-name="Internet_20_link" text:visited-style-name="Visited_20_Internet_20_Link">
telegram</text:a>
.</text:p>
      <text:p text:style-name="P4">
Source: <text:a xlink:type="simple" xlink:href="http://t.me/ukr_sof/600" text:style-name="Internet_20_link" text:visited-style-name="Visited_20_Internet_20_Link">
forces of special operations of the Armed Forces of Ukraine</text:a>
"In the area of Bakhmut city, operators of one of the SCO units in interaction with Himars aligned two enemy complexes. The SCO soldiers explored the positions of the Radiolocating Complex ”, - the message reads.</text:p>
      <text:p text:style-name="P4">
During the fire damage, enemy equipment and almost all the living silica were destroyed. "It was possible to survive a few, but not for a long time ...", - said the SCO.</text:p>
      <text:p text:style-name="P4">
<text:span text:style-name="T4">
 Read also: </text:span>
 [Marines <text:span text:style-name="T4">
 destroyed </text:span>
 Russian aligator helicopter]](https://www.ukrinform.ua/rubric-ato/3723306-morpihi-znisili-rosijskij-vertolit-aligator.html)As reported by Ukrinform, the Command of Special Operations forces of Armed Forces <text:a xlink:type="simple" xlink:href="https://www.ukrinform.ua/rubric-ato/3719845-sili-specoperacij-pokazali-svou-robotu-v-sirij-zoni-u-kaskadi-ostroviv-na-dnipri.html" text:style-name="Internet_20_link" text:visited-style-name="Visited_20_Internet_20_Link">
made public</text:a>
The story of the work of warriors of the SCO Marine Center in the "gray zone" in a cascade of islands between the left and right shores of the Dnieper was filmed in the winter.</text:p>
      <text:p text:style-name="P4">
News Source: <text:a xlink:type="simple" xlink:href="https://www.ukrinform.ua/rubric-ato/3723415-u-rajoni-bahmuta-za-dopomogou-himars-znisili-dva-vorozih-kompleksi.html" text:style-name="Internet_20_link" text:visited-style-name="Visited_20_Internet_20_Link">
https://www.ukrinform.ua/rubric-ato/3723415-u-rajoni-bahmuta-za-dopomogou-himars-znisili-dva-vorozih-kompleksi.html</text:a>
</text:p>
      <!--NEWS-->
      <text:h text:style-name="P10" text:outline-level="1">
<text:span text:style-name="T4">
Khersonvodokanal received a modular installation of water purification</text:span>
</text:h>
      <text:p text:style-name="P4">
Authors: Ukrinform (Person)</text:p>
      <text:p text:style-name="P4">
Publisher: Укринформ (Organization)</text:p>
      <text:p text:style-name="P4">
Published Time: 2023-06-15T18:53:00+03:00</text:p>
      <text:p text:style-name="P4">
Modified Time: 2023-06-15T18:53:00+03:00</text:p>
      <text:p text:style-name="P4">
Description: The Kherson Vodokanal received a modular installation of water purification, its cost more than 3 million UAH. - Ukrinform.</text:p>
      <text:p text:style-name="P4">
Images: ['<text:a xlink:type="simple" xlink:href="https://static.ukrinform.com/photos/2023_06/thumb_files/630_360_1686844342-200.jpg" text:style-name="Internet_20_link" text:visited-style-name="Visited_20_Internet_20_Link">
630_360_16868...</text:a>
']</text:p>
      <text:p text:style-name="P4">
Tags: ['Херсон', 'Вода', 'Водоканал', 'Затоплення']</text:p>
      <text:p text:style-name="P4">
Type: Article</text:p>
      <!--METADATA-->
      <text:p text:style-name="P4">
<draw:frame draw:style-name="fr1" draw:name="Image218" text:anchor-type="as-char" svg:width="6.9236in" svg:height="3.956343in" draw:z-index="0">
<draw:image xlink:href="../Images/yкринформ/2023-06-15T18-53-00-03-00/630_360_1686844342-200.jpg" xlink:type="simple" xlink:show="embed" xlink:actuate="onLoad" draw:mime-type="image/jpeg"/>
</draw:frame>
Kherson Vodokanal received a modular installation of water purification, its cost over 3 million UAH.</text:p>
      <text:p text:style-name="P4">
According to Ukrinform, it reports <text:a xlink:type="simple" xlink:href="https://t.me/khersonskaODA/6945" text:style-name="Internet_20_link" text:visited-style-name="Visited_20_Internet_20_Link">
Kherson Ova</text:a>
.</text:p>
      <text:p text:style-name="P4">
“Kherson Vodokanal received a modular cleaning installation <text:a xlink:type="simple" xlink:href="https://www.ukrinform.ua/tag-voda" text:style-name="Internet_20_link" text:visited-style-name="Visited_20_Internet_20_Link">
water</text:a>
”, - the message said.</text:p>
      <text:p text:style-name="P4">
As it is noted, its acquisition was made possible by the Kherson Regional Harmonic Fund "Association" with the financial support of the United States(USAID)Obsecration with Kherson Ova.</text:p>
      <text:p text:style-name="P4">
It is emphasized that this mobile container will be effectively used by a city water utility to meet the needs of the Kherson drinking water and after treatment of the consequences of flooding.</text:p>
      <text:p text:style-name="P4">
<text:span text:style-name="T4">
 Read also: </text:span>
 <text:a xlink:type="simple" xlink:href="https://www.ukrinform.ua/rubric-regions/3722929-na-hersonsinu-vidpravili-gumanitarnu-dopomogu-z-sesti-oblastej-ta-kievaa.html" text:style-name="Internet_20_link" text:visited-style-name="Visited_20_Internet_20_Link">
to Kherson region sent humanitarian aid from six -region and Kieva</text:a>
As reported <text:a xlink:type="simple" xlink:href="https://www.ukrinform.ua/rubric-other_news/3720776-pidriv-rosianami-kahovskoi-ges-usi-novini.html" text:style-name="Internet_20_link" text:visited-style-name="Visited_20_Internet_20_Link">
Ukrinform</text:a>
, on the night of June 6, the Russian army blew up Kakhovskaya hydroelectric power plants.</text:p>
      <text:p text:style-name="P4">
According to Hokova, the control over the epidemic situation in the submerged regions and region is carried out daily, the condition of drinking water and water, wells and wells is constantly monitored. Water is also monitored from water reservoirs.</text:p>
      <text:p text:style-name="P4">
<text:span text:style-name="T5">
Foto: Chercona Ode</text:span>
</text:p>
      <text:p text:style-name="P4">
News Source: <text:a xlink:type="simple" xlink:href="https://www.ukrinform.ua/rubric-regions/3723417-hersonvodokanal-otrimav-modulnu-ustanovku-ocisenna-vodi.html" text:style-name="Internet_20_link" text:visited-style-name="Visited_20_Internet_20_Link">
https://www.ukrinform.ua/rubric-regions/3723417-hersonvodokanal-otrimav-modulnu-ustanovku-ocisenna-vodi.html</text:a>
</text:p>
      <!--NEWS-->
      <text:h text:style-name="P10" text:outline-level="1">
<text:span text:style-name="T4">
The military of the Russian Federation unsuccessfully stepped in the Donbass, in the south - defending</text:span>
</text:h>
      <text:p text:style-name="P4">
Authors: Ukrinform (Person)</text:p>
      <text:p text:style-name="P4">
Publisher: Укринформ (Organization)</text:p>
      <text:p text:style-name="P4">
Published Time: 2023-06-15T19:03:31+03:00</text:p>
      <text:p text:style-name="P4">
Modified Time: 2023-06-15T19:03:31+03:00</text:p>
      <text:p text:style-name="P4">
Description: Russian invaders have unsuccessful offensive actions in Liman, Bakhmut, Marinsk and Shakhtar. During the day, 26 combat clashes took place on the front. - Ukrinform.</text:p>
      <text:p text:style-name="P4">
Images: ['<text:a xlink:type="simple" xlink:href="https://static.ukrinform.com/photos/2023_06/thumb_files/630_360_1686844020-670.jpg" text:style-name="Internet_20_link" text:visited-style-name="Visited_20_Internet_20_Link">
630_360_16868...</text:a>
']</text:p>
      <text:p text:style-name="P4">
Tags: ['Генштаб', 'ЗСУ', 'Війна з Росією']</text:p>
      <text:p text:style-name="P4">
Type: Article</text:p>
      <!--METADATA-->
      <text:p text:style-name="P4">
<draw:frame draw:style-name="fr1" draw:name="Image219" text:anchor-type="as-char" svg:width="6.9236in" svg:height="3.956343in" draw:z-index="0">
<draw:image xlink:href="../Images/yкринформ/2023-06-15T19-03-31-03-00/630_360_1686844020-670.jpg" xlink:type="simple" xlink:show="embed" xlink:actuate="onLoad" draw:mime-type="image/jpeg"/>
</draw:frame>
The Russian -classified offensive offensive action in Liman, Bakhmut, Marinsk and minerals. During the day, 26 combat junctions took place on the front.</text:p>
      <text:p text:style-name="P4">
According to Ukrinform, the General Staff of the Armed Forces of Ukraine reported on <text:a xlink:type="simple" xlink:href="https://www.facebook.com/GeneralStaff.ua/posts/pfbid0KsTL88z36u3wSbNdVNBFXqi17cdsyhiJoDvV7BegBjUQXBnX3FQoWNzJBndBZQLhl" text:style-name="Internet_20_link" text:visited-style-name="Visited_20_Internet_20_Link">
Facebook</text:a>
Having published the prompt information as of 18:00 on June 15.</text:p>
      <text:p text:style-name="P4">
“Aviation of defense forces per day made 13 beats in the areas of concentration of the personal staff of the enemy. Our defenders also destroyed 20 Iranian shock UAVs of the type "Shahd", as well as UAV of the operative-tactical level "Orlan-10",-the message reads.</text:p>
      <text:p text:style-name="P4">
In addition, the missile troops and artillery units were struck by two-bank management, C-300 anti-aircraft missile system, the area of concentration of the enemy personal staff, three ammunition warehouses and five artillery units at firing positions.</text:p>
      <text:p text:style-name="P4">
Instead, the enemy struck 5 rocket strokes during the day, using the winged X-101/X-555 and X-59. In addition, more than 40 aviation strikes have been recorded more than 20 shelling of rocket launchers on the positions of Ukrainian troops and settlements.</text:p>
      <text:p text:style-name="P4">
<text:span text:style-name="T4">
 Read also: </text:span>
 [Ukrainian military has advanced in the area(https://www.ukrinform.ua/rubric-ato/3723344-ukrainski-vijskovi-prosunulisa-u-rajoni-vugledara-na-kilometr-sili-oboroni.html)Unfortunately, there are killed and injured among civilians, damaged industrial sites in Kryvyi Rih, residential buildings and administrative infrastructure in Kherson region.</text:p>
      <text:p text:style-name="P4">
The likelihood of rocket and aviation strikes throughout Ukraine is very high in Ukraine.</text:p>
      <text:p text:style-name="P4">
“The enemy continues to focus on the Bakhmut, Avdeev and Marinsky directions in the Liman, Bakhmut, Avdiiv and Mariin directions. There were 26 combat clashes during the General, ”the General Staff was informed.</text:p>
      <text:p text:style-name="P4">
On <text:span text:style-name="T4">
 Volynskyi </text:span>
 and <text:span text:style-name="T4">
 Polissya directions </text:span>
 Operational situation of non -significant changes. No signs of formation of offensive groups of the enemy were identified. The Republic of Belarus continues to support the armed aggression of the Russian Federation in the opposite of Ukraine - the training of individual units of the enemy continues on its landfills.In the <text:span text:style-name="T4">
 Kupyansk direction </text:span>
 the enemy caused air strikes in the areas of Merry Tabestov Kharkiv region. Artillery and mortar shelling of Visnohlinsk, Masyutivka, Western, Lyman First, Kislivka of Kharkiv region Tanovoselivska Luhansk region.</text:p>
      <text:p text:style-name="P4">
On the <text:span text:style-name="T4">
 Liman direction </text:span>
 during the day the Russians kept unsuccessful offensive in the areas of Stelmachivka of Luhansk region and recesses, Vesely and Razdolivkin Donetsk region. They caused an aviation strike in the area of Raygorodka of the Lugansk region. Artillery shellings were suffered by Stelmakhivka, Nevskoye, Bigoriv Kalugansk region and Yampolivka, Torske, Dibrova, Verkhnamyanskoye, controversial, serebryanka of Donetsk region.</text:p>
      <text:p text:style-name="P4">
<text:span text:style-name="T4">
 Read also: </text:span>
 <text:a xlink:type="simple" xlink:href="https://www.ukrinform.ua/rubric-ato/3723237-na-orihivskomu-napramku-pidrozdili-nacgvardii-prosunulisa-do-1500-metriv.html" text:style-name="Internet_20_link" text:visited-style-name="Visited_20_Internet_20_Link">
in Orikhivsky <text:span text:style-name="T4">
 Direction </text:span>
 Units of the National Guard have been up to 1500 meters</text:a>
In the <text:span text:style-name="T4">
 Bakhmut direction </text:span>
 during the day the enemy led unsuccessful offensive in the area of Orikhovo-Vasylivka of Donetsk region. Believed the White Mountain, Northern and Mayorsk Donetsk region. Vasyukivka, Orikhovo-Vasylivka, Yar, Kalinovka, Ivanivske, Zalarivka, Bila Gora, Konstantinovka, Kramatorsk, Katerynivka and Southern Donetsk region were injured from the fences.</text:p>
      <text:p text:style-name="P4">
In the <text:span text:style-name="T4">
 Avdiivsky direction </text:span>
 Russian troops caused airfares in the area <text:a xlink:type="simple" xlink:href="https://www.ukrinform.ua/tag-avdiivka" text:style-name="Internet_20_link" text:visited-style-name="Visited_20_Internet_20_Link">
Avdiivka</text:a>
. Illitellular shelling of areas of settlements of Ceramik, Orlovka, Avdiivka, Vesele, Semenivka, Vodyane, Sevene, Sveverne, Tonyne, Pervomaisko, Yusnobrodivka, Karlovka, Zhalana First, Novokalin and Neuelin Donetsk region.</text:p>
      <text:p text:style-name="P4">
In the <text:span text:style-name="T4">
 Marinsky direction </text:span>
 Ukrainian defenders repelled all the attacks opposed the districts of Marinka, Krasnogorivka and Novomikhailivka. The enemy was struck by aviation for the settlements of Novomikhailivka, Veliky Novosilka, Malynivka, Mala Tokmachka and the Blessed Donetsk region. At the same time, the enemy fell firing of Krasnogorivka, Marinka, Maksimilyanivka, Victory of Takaaterynivka of Donetsk region.</text:p>
      <text:p text:style-name="P4">
In the <text:span text:style-name="T4">
 mining direction </text:span>
 the aggressor carried out offensive actions in the direction of the Nonobylivka and Vodyany Donetsk region, there was no success. He fired at the Gracene, coal, carbon, Bogoyavlenka, Novoukrainka, Golden Niva, Shakhtarske, Veliky Novosilka and Novy Komar of Donetsk region.As reported by Ukrinform, the Defense Forces of Ukraine from February 24, 2022 to June 15, 2023 <text:a xlink:type="simple" xlink:href="https://www.ukrinform.ua/rubric-ato/3723060-sili-oboroni-znisili-vze-217-910-rosian.html" text:style-name="Internet_20_link" text:visited-style-name="Visited_20_Internet_20_Link">
eliminated about 217 thousand 910 Russian invaders</text:a>
, and another 580 people - over the past day.</text:p>
      <text:p text:style-name="P4">
<text:span text:style-name="T5">
Foto: General Staff of the Armed Forces</text:span>
</text:p>
      <text:p text:style-name="P4">
News Source: <text:a xlink:type="simple" xlink:href="https://www.ukrinform.ua/rubric-ato/3723424-vijskovi-rf-bezuspisno-nastupaut-na-donbasi-na-pivdni-oboronautsa.html" text:style-name="Internet_20_link" text:visited-style-name="Visited_20_Internet_20_Link">
https://www.ukrinform.ua/rubric-ato/3723424-vijskovi-rf-bezuspisno-nastupaut-na-donbasi-na-pivdni-oboronautsa.html</text:a>
</text:p>
      <!--NEWS-->
      <text:h text:style-name="P10" text:outline-level="1">
<text:span text:style-name="T4">
Kryvyi Rih's blow: The number of victims increased to 13</text:span>
</text:h>
      <text:p text:style-name="P4">
Authors: Ukrinform (Person)</text:p>
      <text:p text:style-name="P4">
Publisher: Укринформ (Organization)</text:p>
      <text:p text:style-name="P4">
Published Time: 2023-06-15T19:05:00+03:00</text:p>
      <text:p text:style-name="P4">
Modified Time: 2023-06-15T19:05:00+03:00</text:p>
      <text:p text:style-name="P4">
Description: A man who received burns as a result of a rocket attack by the enemy on June 13 died at the Kryvyi Rih hospital. The number of victims increased to 13. - Ukrinform.</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Смерть', 'Лікарня', 'Ракетний удар']</text:p>
      <text:p text:style-name="P4">
Type: Article</text:p>
      <!--METADATA-->
      <text:p text:style-name="P4">
<draw:frame draw:style-name="fr1" draw:name="Image220" text:anchor-type="as-char" svg:width="6.9236in" svg:height="3.956343in" draw:z-index="0">
<draw:image xlink:href="../Images/yкринформ/2023-06-15T19-05-00-03-00/630_360_1686647350-7474.jpeg" xlink:type="simple" xlink:show="embed" xlink:actuate="onLoad" draw:mime-type="image/jpeg"/>
</draw:frame>
A man who received burns as a result of the enemy rocket launcher on June 13 died. The number of casualties increased to 13.</text:p>
      <text:p text:style-name="P4">
About it in <text:a xlink:type="simple" xlink:href="https://t.me/vilkul/3591" text:style-name="Internet_20_link" text:visited-style-name="Visited_20_Internet_20_Link">
telegram</text:a>
Informs Alexander Vilkul, the chief administration of Kryvyi Rih.</text:p>
      <text:p text:style-name="P4">
"Unfortunately, the victims of the rocket stroke caused by the occupiers on the peaceful quarter of the wing horn the day before yesterday became 13," the statement said.</text:p>
      <text:p text:style-name="P4">
It is noted that from burns incompatible with life, today at 16:50 the 1985 dead man who worked as a installer at one of Kryvyi Rih enterprises. He was taken to a hospital from a five -storey building, doctors fought around his life around the clock.</text:p>
      <text:p text:style-name="P4">
<text:span text:style-name="T4">
 Read also: </text:span>
 <text:a xlink:type="simple" xlink:href="https://www.ukrinform.ua/rubric-ato/3723053-vorog-znovu-atakuvav-krivij-rig-raketami-e-poranenij.html" text:style-name="Internet_20_link" text:visited-style-name="Visited_20_Internet_20_Link">
in <text:span text:style-name="T4">
 crooked </text:span>
 In the corner, the Russians kissed two industrial enterprises, is injured</text:a>
As it was reported, on the night of June 13 in <text:a xlink:type="simple" xlink:href="https://www.ukrinform.ua/tag-krivij-rig" text:style-name="Internet_20_link" text:visited-style-name="Visited_20_Internet_20_Link">
Kryvyi Rih</text:a>
Under the strike of six rockets, peaceful objects - a five -storey residential building, a transport enterprise, a warehouse, which stored ordinary water and various civilians, other civilian objects.</text:p>
      <text:p text:style-name="P4">
News Source: <text:a xlink:type="simple" xlink:href="https://www.ukrinform.ua/rubric-regions/3723426-udar-po-krivomu-rogu-kilkist-zertv-zrosla-do-13.html" text:style-name="Internet_20_link" text:visited-style-name="Visited_20_Internet_20_Link">
https://www.ukrinform.ua/rubric-regions/3723426-udar-po-krivomu-rogu-kilkist-zertv-zrosla-do-13.html</text:a>
</text:p>
      <!--NEWS-->
      <text:h text:style-name="P10" text:outline-level="1">
<text:span text:style-name="T4">
At the Open Nikolaychuk Film Festival presented a book of songs from the director's films</text:span>
</text:h>
      <text:p text:style-name="P4">
Authors: Ukrinform (Person)</text:p>
      <text:p text:style-name="P4">
Publisher: Укринформ (Organization)</text:p>
      <text:p text:style-name="P4">
Published Time: 2023-06-15T19:15:00+03:00</text:p>
      <text:p text:style-name="P4">
Modified Time: 2023-06-15T19:15:00+03:00</text:p>
      <text:p text:style-name="P4">
Description: In Chernivtsi today, June 15, the Film Festival "Mykolaychuk Open" began. The first event on it was the presentation of a book with lyrics from Ivan Mykolaychuk's songs. - Ukrinform.</text:p>
      <text:p text:style-name="P4">
Images: ['<text:a xlink:type="simple" xlink:href="https://static.ukrinform.com/photos/2023_06/thumb_files/630_360_1686845116-3039.jpeg" text:style-name="Internet_20_link" text:visited-style-name="Visited_20_Internet_20_Link">
630_360_16868...</text:a>
']</text:p>
      <text:p text:style-name="P4">
Tags: ['Іван Миколайчук', 'Каннський кінофестиваль', 'Книги', 'Пісня']</text:p>
      <text:p text:style-name="P4">
Type: Article</text:p>
      <!--METADATA-->
      <text:p text:style-name="P4">
<draw:frame draw:style-name="fr1" draw:name="Image221" text:anchor-type="as-char" svg:width="6.9236in" svg:height="3.956343in" draw:z-index="0">
<draw:image xlink:href="../Images/yкринформ/2023-06-15T19-15-00-03-00/630_360_1686845116-3039.jpeg" xlink:type="simple" xlink:show="embed" xlink:actuate="onLoad" draw:mime-type="image/jpeg"/>
</draw:frame>
Evikhnivtsi today, June 15, the film festival "Mykolaychuk Open" began. The first event on it was a presentation of a book with texts of songs from the films of Nikolaychuk.</text:p>
      <text:p text:style-name="P4">
This was reported by Ukrinform correspondent.</text:p>
      <text:p text:style-name="P4">
Presented <text:a xlink:type="simple" xlink:href="http://Книга     https://www.ukrinform.ua/tag-knigahttps://www.ukrinform.ru/tag-kniga" text:style-name="Internet_20_link" text:visited-style-name="Visited_20_Internet_20_Link">
book</text:a>
"Song Tree Ivan Mykolaychuk" participants of the original trio "Golden Keys" - Nina Matvienko and author of the edition of Valentina Koroty -Kovalskaya. The third participant of the team was the wife of the famous manager Maria Mykolaychuk.</text:p>
      <text:p text:style-name="P4">
</text:p>
      <text:p text:style-name="P4">
<text:a xlink:type="simple" xlink:href="https://static.ukrinform.com/photos/2023_06/1686845116-5433.jpeg" text:style-name="Internet_20_link" text:visited-style-name="Visited_20_Internet_20_Link">
 </text:a>
 <text:a xlink:type="simple" xlink:href="https://static.ukrinform.com/photos/2023_06/1686845116-3496.jpeg" text:style-name="Internet_20_link" text:visited-style-name="Visited_20_Internet_20_Link">
</text:a>
 <text:a xlink:type="simple" xlink:href="https://static.ukrinform.com/photos/2023_06/1686845116-3786.jpeg" text:style-name="Internet_20_link" text:visited-style-name="Visited_20_Internet_20_Link">
</text:a>
 <text:a xlink:type="simple" xlink:href="https://static.ukrinform.com/photos/2023_06/1686845116-2872.jpeg" text:style-name="Internet_20_link" text:visited-style-name="Visited_20_Internet_20_Link">
</text:a>
 <text:a xlink:type="simple" xlink:href="https://static.ukrinform.com/photos/2023_06/1686845116-3039.jpeg" text:style-name="Internet_20_link" text:visited-style-name="Visited_20_Internet_20_Link">
<draw:frame draw:style-name="fr1" draw:name="Image227" text:anchor-type="as-char" svg:width="6.9236in" svg:height="3.956343in" draw:z-index="0">
<draw:image xlink:href="../Images/yкринформ/2023-06-15T19-15-00-03-00/630_360_1686845116-3039.jpeg" xlink:type="simple" xlink:show="embed" xlink:actuate="onLoad" draw:mime-type="image/jpeg"/>
</draw:frame>
</text:a>
 <text:a xlink:type="simple" xlink:href="https://static.ukrinform.com/photos/2023_06/1686845116-6775.jpeg" text:style-name="Internet_20_link" text:visited-style-name="Visited_20_Internet_20_Link">
</text:a>
"So it turned out that Marichka, who was singing with us in the choir at that time, invited herself home. There were all friends who studied with Ivan - there was Ivangavrylyuk, Ada Rogovtsev, and Stepankov, and many others. And our first song was "Oh Under Guy Green". We sang silence in the room. She broke the voice of Ivan, he said, "Yes, girls, you are mine now." His films, " - she remembered during the presentation of the book by her authorship Koroti -Kovalskaya.</text:p>
      <text:p text:style-name="P4">
She also said that their trio received the Record Book Award for performing acapely songs without any tools.</text:p>
      <text:p text:style-name="P4">
The book contains photos of Ivan Mykolaychuk from each movie, the author's memories and notes with the text. During the presentation, the books mentioned the past, told how it was and Maria Mykolaychuk, about their love and exciting relationships.<text:span text:style-name="T4">
 Read also: </text:span>
 <text:a xlink:type="simple" xlink:href="https://www.ukrinform.ua/rubric-culture/3719583-na-miznarodnij-konkurs-festivalu-mikolajcuk-open-vibrali-filmi-aki-ne-povazani-z-rf.html" text:style-name="Internet_20_link" text:visited-style-name="Visited_20_Internet_20_Link">
at the International Festival Competition "<text:span text:style-name="T4">
 Mykolaychuk </text:span>
 Open" selected films that are not related to the Russian Federation</text:a>
She believes that it is necessary to popularize the work of Ivanamikolaichuk as much as possible. Both such a festival and publishing a book with songs, which were found in the films of Bukovina director should contribute to this.</text:p>
      <text:p text:style-name="P4">
As it was reported, in Chernivtsi from June 15 to June 20, the Festival of the Cinema "Mykolaychuk Open" is held. On it [show eight Ukrainian prame]](https://www.ukrinform.ua/rubric-culture/3718673-na-kinofestivali-mikolajcuk-open-u-cernivcah-pokazut-visim-ukrainskih-premer.html). In the first day of the festival <text:a xlink:type="simple" xlink:href="https://www.ukrinform.ua/rubric-culture/3723043-u-persij-den-kinofestu-mikolajcuk-open-usi-pokazi-budut-bezkostovni.html" text:style-name="Internet_20_link" text:visited-style-name="Visited_20_Internet_20_Link">
all shows - free</text:a>
 .</text:p>
      <text:p text:style-name="P4">
News Source: <text:a xlink:type="simple" xlink:href="https://www.ukrinform.ua/rubric-culture/3723428-na-kinofestivali-mikolajcuk-open-prezentuvali-knigu-pisen-iz-filmiv-rezisera.html" text:style-name="Internet_20_link" text:visited-style-name="Visited_20_Internet_20_Link">
https://www.ukrinform.ua/rubric-culture/3723428-na-kinofestivali-mikolajcuk-open-prezentuvali-knigu-pisen-iz-filmiv-rezisera.html</text:a>
</text:p>
      <!--NEWS-->
      <text:h text:style-name="P10" text:outline-level="1">
<text:span text:style-name="T4">
Ribrov: I don't think we will be favorites in the game with Northern Macedonia</text:span>
</text:h>
      <text:p text:style-name="P4">
Authors: Ukrinform (Person)</text:p>
      <text:p text:style-name="P4">
Publisher: Укринформ (Organization)</text:p>
      <text:p text:style-name="P4">
Published Time: 2023-06-15T19:16:37+03:00</text:p>
      <text:p text:style-name="P4">
Modified Time: 2023-06-15T19:16:37+03:00</text:p>
      <text:p text:style-name="P4">
Description: The national team of Ukraine will hold a match with Northern Macedonia tomorrow, June 16. - Ukrinform.</text:p>
      <text:p text:style-name="P4">
Images: ['<text:a xlink:type="simple" xlink:href="https://static.ukrinform.com/photos/2023_06/thumb_files/630_360_1686845711-496.jpg" text:style-name="Internet_20_link" text:visited-style-name="Visited_20_Internet_20_Link">
630_360_16868...</text:a>
']</text:p>
      <text:p text:style-name="P4">
Tags: ['Ребров', 'Збірна України', 'Євро-2024']</text:p>
      <text:p text:style-name="P4">
Type: Article</text:p>
      <!--METADATA-->
      <text:p text:style-name="P4">
<draw:frame draw:style-name="fr1" draw:name="Image229" text:anchor-type="as-char" svg:width="6.9236in" svg:height="3.956343in" draw:z-index="0">
<draw:image xlink:href="../Images/yкринформ/2023-06-15T19-16-37-03-00/630_360_1686845711-496.jpg" xlink:type="simple" xlink:show="embed" xlink:actuate="onLoad" draw:mime-type="image/jpeg"/>
</draw:frame>
The national team will hold a match with Northern Macedonia tomorrow, June 16.</text:p>
      <text:p text:style-name="P4">
Head coach of the national team of Ukraine Sergey Rebrov gave <text:a xlink:type="simple" xlink:href="https://www.youtube.com/watch" text:style-name="Internet_20_link" text:visited-style-name="Visited_20_Internet_20_Link">
press conference</text:a>
On the eve of the match qualifying euro against Northern Macedonia, Ukrinform reports.</text:p>
      <text:p text:style-name="P4">
“I do not think we will be favorites. We will play on the departure against the Strong Command, which showed it in the last meetings. We should show Napoli that we are favorites. Tomorrow there will be another game than with Germany, because we understand who we play with. We understand the strength of Northern Macedonia, but as I said - the elaboral understand how we will play.</text:p>
      <text:p text:style-name="P4">
I am waiting for a very difficult game. And I think that our players are ready for such a game, ”Ribrov said.</text:p>
      <text:p text:style-name="P4">
<text:span text:style-name="T4">
 Read also: </text:span>
 <text:a xlink:type="simple" xlink:href="https://www.ukrinform.ua/rubric-sports/3722620-futbolisti-zbirnoi-ukraini-proveli-vidnovluvalne-trenuvanna-u-bremeni.html" text:style-name="Internet_20_link" text:visited-style-name="Visited_20_Internet_20_Link">
Ukraine's players of Ukraine conducted renewable -strain in Bremen</text:a>
Ukraine will play with Northern Macedonia as part of the Qualification at Euro-2024. Tomorrow will take place tomorrow, June 16, at 21:45.</text:p>
      <text:p text:style-name="P4">
Photo: uaf.ua</text:p>
      <text:p text:style-name="P4">
News Source: <text:a xlink:type="simple" xlink:href="https://www.ukrinform.ua/rubric-sports/3723429-rebrov-ne-vvazau-so-budemo-favoritami-v-gri-z-pivnicnou-makedonieu.html" text:style-name="Internet_20_link" text:visited-style-name="Visited_20_Internet_20_Link">
https://www.ukrinform.ua/rubric-sports/3723429-rebrov-ne-vvazau-so-budemo-favoritami-v-gri-z-pivnicnou-makedonieu.html</text:a>
</text:p>
      <!--NEWS-->
      <text:h text:style-name="P10" text:outline-level="1">
<text:span text:style-name="T4">
In all directions there is a promotion of about a kilometer - the Ministry of Defense about the situation on the front</text:span>
</text:h>
      <text:p text:style-name="P4">
Authors: Ukrinform (Person)</text:p>
      <text:p text:style-name="P4">
Publisher: Укринформ (Organization)</text:p>
      <text:p text:style-name="P4">
Published Time: 2023-06-15T19:20:00+03:00</text:p>
      <text:p text:style-name="P4">
Modified Time: 2023-06-15T19:20:00+03:00</text:p>
      <text:p text:style-name="P4">
Description: Despite the fierce resistance of the enemy in different sections of the front, the offensive actions of the Armed Forces of Ukraine take place, the successes are different, but they are everywhere. - Ukrinform.</text:p>
      <text:p text:style-name="P4">
Images: ['<text:a xlink:type="simple" xlink:href="https://static.ukrinform.com/photos/2023_06/thumb_files/630_360_1686844070-771.jpg" text:style-name="Internet_20_link" text:visited-style-name="Visited_20_Internet_20_Link">
630_360_16868...</text:a>
']</text:p>
      <text:p text:style-name="P4">
Tags: ['Міноборони', 'ЗСУ', 'Війна з Росією', '#stoprussia', 'Єдині новини']</text:p>
      <text:p text:style-name="P4">
Type: Article</text:p>
      <!--METADATA-->
      <text:p text:style-name="P4">
<draw:frame draw:style-name="fr1" draw:name="Image230" text:anchor-type="as-char" svg:width="6.9236in" svg:height="3.956343in" draw:z-index="0">
<draw:image xlink:href="../Images/yкринформ/2023-06-15T19-20-00-03-00/630_360_1686844070-771.jpg" xlink:type="simple" xlink:show="embed" xlink:actuate="onLoad" draw:mime-type="image/jpeg"/>
</draw:frame>
The enemy's resistance to different sections of the front, the offensive of the armory forces of Ukraine, the successes are different, but they are everywhere.</text:p>
      <text:p text:style-name="P4">
The Deputy Minister of Defense Anna Malyar said this on the broadcast of the only news, Ukrinform correspondent reports.</text:p>
      <text:p text:style-name="P4">
"We have both offensive and defensive actions now. In many directions, defense is performed on offensive, but the enemy also occurs, in particular, the Ranka. But the enemy can not move at all, and we have not lost any position. As for the offensive, then the opposite We are moving, and we do not allow the enemy.</text:p>
      <text:p text:style-name="P4">
She noted that we cannot see the rapid success of the defense forces now because there is a war, and all the processes here are much slower than they want, because the enemy also does not surrender its position. "The enemy resists, so the number of and [rocket] increased(https://www.ukrinform.ua/tag-raketa)blows, and aviation, and artillery and mortar shelling. The enemy is trying to stop the offensive of the Defense Forces of Ukraine. But we are moving, "said Deputy Minister.</text:p>
      <text:p text:style-name="P4">
She also said that in the east the enemy now concentrates a huge number of means, tightens reserves, and the Ukrainian military captures some of the technique. There are fighting there.</text:p>
      <text:p text:style-name="P4">
<text:span text:style-name="T4">
 Read also: </text:span>
 <text:a xlink:type="simple" xlink:href="https://www.ukrinform.ua/rubric-ato/3723424-vijskovi-rf-bezuspisno-nastupaut-na-donbasi-na-pivdni-oboronautsa.html" text:style-name="Internet_20_link" text:visited-style-name="Visited_20_Internet_20_Link">
Military Russian Federation is unsuccessfully stepped in the Donbass, in the south - <text:span text:style-name="T4">
 defended </text:span>
</text:a>
In the south, according to the painter, there is an offensive in several directions. These are, in particular, Berdyansk and Mariupol directions. "There are different areas, and in some places we have success. Our Armed Forces are also faced here with a powerful enemy resistance," - said.</text:p>
      <text:p text:style-name="P4">
Deputy Minister in <text:a xlink:type="simple" xlink:href="https://t.me/annamaliar/852" text:style-name="Internet_20_link" text:visited-style-name="Visited_20_Internet_20_Link">
Telegrams</text:a>
She also was that in the Bakhmut direction there are offensive actions in the directions of Razdolivka - Krasnopolivka and Lychivka - berry, there is a success. In the Berdyansk Tamariupol directions there are offensive actions.</text:p>
      <text:p text:style-name="P4">
<text:span text:style-name="T4">
 Read also: </text:span>
 <text:a xlink:type="simple" xlink:href="https://www.ukrinform.ua/rubric-ato/3723237-na-orihivskomu-napramku-pidrozdili-nacgvardii-prosunulisa-do-1500-metriv.html" text:style-name="Internet_20_link" text:visited-style-name="Visited_20_Internet_20_Link">
in Orikhivsky <text:span text:style-name="T4">
 Direction </text:span>
 Units of the National Guard have been up to 1500 meters</text:a>
According to her, in all directions of the offensive there is a promotion. About a kilometer tidy.As reported by Ukrinform, <text:a xlink:type="simple" xlink:href="https://www.ukrinform.ua/rubric-ato/3723344-ukrainski-vijskovi-prosunulisa-u-rajoni-vugledara-na-kilometr-sili-oboroni.html" text:style-name="Internet_20_link" text:visited-style-name="Visited_20_Internet_20_Link">
Under the colledar of the Tavriya defense forces, they were ahead up to 1 km</text:a>
 .</text:p>
      <text:p text:style-name="P4">
News Source: <text:a xlink:type="simple" xlink:href="https://www.ukrinform.ua/rubric-ato/3723430-na-vsih-napramkah-e-prosuvanna-blizko-kilometra-minoboroni-pro-situaciu-na-fronti.html" text:style-name="Internet_20_link" text:visited-style-name="Visited_20_Internet_20_Link">
https://www.ukrinform.ua/rubric-ato/3723430-na-vsih-napramkah-e-prosuvanna-blizko-kilometra-minoboroni-pro-situaciu-na-fronti.html</text:a>
</text:p>
      <!--NEWS-->
      <text:h text:style-name="P10" text:outline-level="1">
<text:span text:style-name="T4">
Kalinina completed the performances at the Nottingham Tournament</text:span>
</text:h>
      <text:p text:style-name="P4">
Authors: Ukrinform (Person)</text:p>
      <text:p text:style-name="P4">
Publisher: Укринформ (Organization)</text:p>
      <text:p text:style-name="P4">
Published Time: 2023-06-15T19:22:46+03:00</text:p>
      <text:p text:style-name="P4">
Modified Time: 2023-06-15T19:22:46+03:00</text:p>
      <text:p text:style-name="P4">
Description: The Ukrainian gave way to Gerrita Dart from the United Kingdom. - Ukrinform.</text:p>
      <text:p text:style-name="P4">
Images: ['<text:a xlink:type="simple" xlink:href="https://static.ukrinform.com/photos/2023_06/thumb_files/630_360_1686846102-229.jpg" text:style-name="Internet_20_link" text:visited-style-name="Visited_20_Internet_20_Link">
630_360_16868...</text:a>
']</text:p>
      <text:p text:style-name="P4">
Tags: ['Теніс', 'Ангеліна Калініна']</text:p>
      <text:p text:style-name="P4">
Type: Article</text:p>
      <!--METADATA-->
      <text:p text:style-name="P4">
<draw:frame draw:style-name="fr1" draw:name="Image231" text:anchor-type="as-char" svg:width="6.9236in" svg:height="3.956343in" draw:z-index="0">
<draw:image xlink:href="../Images/yкринформ/2023-06-15T19-22-46-03-00/630_360_1686846102-229.jpg" xlink:type="simple" xlink:show="embed" xlink:actuate="onLoad" draw:mime-type="image/jpeg"/>
</draw:frame>
The Ukrainian woman has given Gerrita Dart from the United Kingdom.</text:p>
      <text:p text:style-name="P4">
Angelina Kalinina did not go to the quarterfinals of the herbal tournament WTA 125 Vanglius Nottingham, as a result of two sets, the Ukrainian woman gave way to the competition Gerryt Dart - 0: 6, 5: 7, Ukrinform reports.</text:p>
      <text:p text:style-name="P4">
The first set Kalinin lost with a devastating score 0: 6. No game in the party first racket of Ukraine did not gain in August 2022 for the last time(in a match with cocogoff - 0: 2). Стартова партія протривала лише 23 хвилини, а Дарт реалізувалавсі три брейкпойнти. Перший брейк у другому сеті оформила Калініна — втретьому геймі за рахунку 1:1. Згодом британка відновила паритет на подачісуперниці (3:3).</text:p>
      <text:p text:style-name="P4">
На матчболи Дарт вийшла на подачі суперниці в 12-му геймі. Та з другої спроби«закрила» гру з рахунком 7:5. Матч тривав 1 годину 30 хвилин.</text:p>
      <text:p text:style-name="P4">
<text:span text:style-name="T4">
Читайте також:</text:span>
 <text:a xlink:type="simple" xlink:href="https://www.ukrinform.ua/rubric-sports/3723352-ukrainka-snigur-postupilasa-u-drugomu-koli-turniru-wta-250-v-nottingemi.html" text:style-name="Internet_20_link" text:visited-style-name="Visited_20_Internet_20_Link">
 Українка <text:span text:style-name="T4">
Снігур</text:span>
 поступилася у другому колі турніруWTA 250 в Ноттінгемі </text:a>
According to Ukrinform, another Ukrainian Daria Snigur also completed the performance of this tournament.</text:p>
      <text:p text:style-name="P4">
Photo: Jimmie48</text:p>
      <text:p text:style-name="P4">
News Source: <text:a xlink:type="simple" xlink:href="https://www.ukrinform.ua/rubric-sports/3723433-kalinina-zaversila-vistupi-na-turniri-v-nottingemi.html" text:style-name="Internet_20_link" text:visited-style-name="Visited_20_Internet_20_Link">
https://www.ukrinform.ua/rubric-sports/3723433-kalinina-zaversila-vistupi-na-turniri-v-nottingemi.html</text:a>
</text:p>
      <!--NEWS-->
      <text:h text:style-name="P10" text:outline-level="1">
<text:span text:style-name="T4">
In Chuguev restore the two most affected by Russian blows home</text:span>
</text:h>
      <text:p text:style-name="P4">
Authors: Ukrinform (Person)</text:p>
      <text:p text:style-name="P4">
Publisher: Укринформ (Organization)</text:p>
      <text:p text:style-name="P4">
Published Time: 2023-06-15T19:30:00+03:00</text:p>
      <text:p text:style-name="P4">
Modified Time: 2023-06-15T19:30:00+03:00</text:p>
      <text:p text:style-name="P4">
Description: In the city of Chuguev, Kharkiv region, in the Aviator neighborhood, two houses are being restored, which have been most destroyed as a result of Russian blows. - Ukrinform.</text:p>
      <text:p text:style-name="P4">
Images: ['<text:a xlink:type="simple" xlink:href="https://static.ukrinform.com/photos/2023_06/thumb_files/630_360_1686846562-137.jpg" text:style-name="Internet_20_link" text:visited-style-name="Visited_20_Internet_20_Link">
630_360_16868...</text:a>
']</text:p>
      <text:p text:style-name="P4">
Tags: ['Будинок', 'Харківщина', 'Відбудова', 'Чугуїв']</text:p>
      <text:p text:style-name="P4">
Type: Article</text:p>
      <!--METADATA-->
      <text:p text:style-name="P4">
<draw:frame draw:style-name="fr1" draw:name="Image232" text:anchor-type="as-char" svg:width="6.9236in" svg:height="3.956343in" draw:z-index="0">
<draw:image xlink:href="../Images/yкринформ/2023-06-15T19-30-00-03-00/630_360_1686846562-137.jpg" xlink:type="simple" xlink:show="embed" xlink:actuate="onLoad" draw:mime-type="image/jpeg"/>
</draw:frame>
In the city of Chuguev, Kharkiv region, in the Aviator neighborhood, two houses are being restored, which have been most destroyed as a result of Russian blows.</text:p>
      <text:p text:style-name="P4">
This was reported in <text:a xlink:type="simple" xlink:href="https://t.me/GalinaMinaeva/3166" text:style-name="Internet_20_link" text:visited-style-name="Visited_20_Internet_20_Link">
telegram</text:a>
Chuguevsky City Chairman Galina Minaeva, Ukrinform reports.</text:p>
      <text:p text:style-name="P4">
“Today I have visited several extremely important facilities where the work on recovery and [construction] is currently going on.(https://www.ukrinform.ua/tag-budivnictvo). First of all, these are two of our most affected house in the aviator - 155 and 157. Here began yesterday from the most difficult stages of reconstruction of the house number 155, the injured out -Russian missiles on the first day of a full -scale invasion: with the help of a wall of the house. After its completion, the walls will be completely rebuilt. Now work is underway to strengthen internal structures, ”Minaeva said.</text:p>
      <text:p text:style-name="P4">
She noted that work is also underway in the least affected units of the houses.</text:p>
      <text:p text:style-name="P4">
<text:span text:style-name="T4">
 Read also: </text:span>
 <text:a xlink:type="simple" xlink:href="https://www.ukrinform.ua/rubric-vidbudova/3710075-ukraini-dla-vidnovlenna-moze-znadobitis-250-milardiv-ebrr.html" text:style-name="Internet_20_link" text:visited-style-name="Visited_20_Internet_20_Link">
Ukraine for recovery may need $ 250 billion -ebrr</text:a>
Also in the city continue to build and repair shelters.</text:p>
      <text:p text:style-name="P4">
“One of them is now equipped in the remote part of Chuguev, the other in the center. Here we are conducting the involvement of considerable forces and means. We understand, unfortunately, these objects are still needed by the community, because they will help save human lives in the rapids, ”Minaeva emphasized.</text:p>
      <text:p text:style-name="P4">
As it was reported, Chuguev suffered Russian strikes from the first days of the full -scale war. The city has killed, wounded, houses, infrastructure and communal facilities.</text:p>
      <text:p text:style-name="P4">
<text:span text:style-name="T5">
Foto: Galina Minaeva / Telegram</text:span>
</text:p>
      <text:p text:style-name="P4">
News Source: <text:a xlink:type="simple" xlink:href="https://www.ukrinform.ua/rubric-vidbudova/3723437-u-cuguevi-vidnovluut-dva-najbils-postrazdalih-vid-rosijskih-udariv-budinki.html" text:style-name="Internet_20_link" text:visited-style-name="Visited_20_Internet_20_Link">
https://www.ukrinform.ua/rubric-vidbudova/3723437-u-cuguevi-vidnovluut-dva-najbils-postrazdalih-vid-rosijskih-udariv-budinki.html</text:a>
</text:p>
      <!--NEWS-->
      <text:h text:style-name="P10" text:outline-level="1">
<text:span text:style-name="T4">
For a day in Kherson pumped more than 22 thousand tons of water from houses and cellars</text:span>
</text:h>
      <text:p text:style-name="P4">
Authors: Ukrinform (Person)</text:p>
      <text:p text:style-name="P4">
Publisher: Укринформ (Organization)</text:p>
      <text:p text:style-name="P4">
Published Time: 2023-06-15T19:33:49+03:00</text:p>
      <text:p text:style-name="P4">
Modified Time: 2023-06-15T19:33:49+03:00</text:p>
      <text:p text:style-name="P4">
Description: During the day of June 15, rescuers of the SES pumped more than 22 thousand tons of water from 88 houses and cellars in Kherson. - Ukrinform.</text:p>
      <text:p text:style-name="P4">
Images: ['<text:a xlink:type="simple" xlink:href="https://static.ukrinform.com/photos/2023_06/thumb_files/630_360_1686846699-7203.jpeg" text:style-name="Internet_20_link" text:visited-style-name="Visited_20_Internet_20_Link">
630_360_16868...</text:a>
']</text:p>
      <text:p text:style-name="P4">
Tags: ['ДСНС', 'Херсон', 'Каховська ГЕС', 'Підтоплення']</text:p>
      <text:p text:style-name="P4">
Type: Article</text:p>
      <!--METADATA-->
      <text:p text:style-name="P4">
<draw:frame draw:style-name="fr1" draw:name="Image233" text:anchor-type="as-char" svg:width="6.9236in" svg:height="3.956343in" draw:z-index="0">
<draw:image xlink:href="../Images/yкринформ/2023-06-15T19-33-49-03-00/630_360_1686846699-7203.jpeg" xlink:type="simple" xlink:show="embed" xlink:actuate="onLoad" draw:mime-type="image/jpeg"/>
</draw:frame>
On June 15, SESS rescuers pumped more than 22,000 tons of water from 88 buildings and cellars in Kherson on June 15.</text:p>
      <text:p text:style-name="P4">
About it in <text:a xlink:type="simple" xlink:href="https://t.me/dsns_telegram/17715" text:style-name="Internet_20_link" text:visited-style-name="Visited_20_Internet_20_Link">
telegram</text:a>
She reported to the press service for emergencies, Ukrinform reports.</text:p>
      <text:p text:style-name="P4">
“During the day of June 15, rescuers of the SES conducted more than 22 thousand tons of 88 houses and basements in <text:a xlink:type="simple" xlink:href="https://www.ukrinform.ua/tag-herson" text:style-name="Internet_20_link" text:visited-style-name="Visited_20_Internet_20_Link">
Kherson</text:a>
”, - the message said.</text:p>
      <text:p text:style-name="P4">
It is noted that 68 motor pumps are currently involved.</text:p>
      <text:p text:style-name="P4">
</text:p>
      <text:p text:style-name="P4">
<text:a xlink:type="simple" xlink:href="https://static.ukrinform.com/photos/2023_06/1686846699-2579.jpeg" text:style-name="Internet_20_link" text:visited-style-name="Visited_20_Internet_20_Link">
 </text:a>
 <text:a xlink:type="simple" xlink:href="https://static.ukrinform.com/photos/2023_06/1686846699-7203.jpeg" text:style-name="Internet_20_link" text:visited-style-name="Visited_20_Internet_20_Link">
<draw:frame draw:style-name="fr1" draw:name="Image236" text:anchor-type="as-char" svg:width="6.9236in" svg:height="3.956343in" draw:z-index="0">
<draw:image xlink:href="../Images/yкринформ/2023-06-15T19-33-49-03-00/630_360_1686846699-7203.jpeg" xlink:type="simple" xlink:show="embed" xlink:actuate="onLoad" draw:mime-type="image/jpeg"/>
</draw:frame>
</text:a>
 <text:a xlink:type="simple" xlink:href="https://static.ukrinform.com/photos/2023_06/1686846699-9340.jpeg" text:style-name="Internet_20_link" text:visited-style-name="Visited_20_Internet_20_Link">
</text:a>
 <text:a xlink:type="simple" xlink:href="https://static.ukrinform.com/photos/2023_06/1686846699-9222.jpeg" text:style-name="Internet_20_link" text:visited-style-name="Visited_20_Internet_20_Link">
</text:a>
 <text:a xlink:type="simple" xlink:href="https://static.ukrinform.com/photos/2023_06/1686846699-5641.jpeg" text:style-name="Internet_20_link" text:visited-style-name="Visited_20_Internet_20_Link">
</text:a>
 <text:a xlink:type="simple" xlink:href="https://static.ukrinform.com/photos/2023_06/1686846699-8320.jpeg" text:style-name="Internet_20_link" text:visited-style-name="Visited_20_Internet_20_Link">
</text:a>
 <text:a xlink:type="simple" xlink:href="https://static.ukrinform.com/photos/2023_06/1686846700-3628.jpeg" text:style-name="Internet_20_link" text:visited-style-name="Visited_20_Internet_20_Link">
</text:a>
 <text:a xlink:type="simple" xlink:href="https://static.ukrinform.com/photos/2023_06/1686846700-6088.jpeg" text:style-name="Internet_20_link" text:visited-style-name="Visited_20_Internet_20_Link">
</text:a>
 <text:a xlink:type="simple" xlink:href="https://static.ukrinform.com/photos/2023_06/1686846700-5738.jpeg" text:style-name="Internet_20_link" text:visited-style-name="Visited_20_Internet_20_Link">
</text:a>
 <text:a xlink:type="simple" xlink:href="https://static.ukrinform.com/photos/2023_06/1686846700-7346.jpeg" text:style-name="Internet_20_link" text:visited-style-name="Visited_20_Internet_20_Link">
</text:a>
In addition, rescuers bring drinking and technical water to the affected in the island neighborhood, send medicines, food and things first.Also, to ensure the passage of the necessary equipment, the cutting was cut.</text:p>
      <text:p text:style-name="P4">
As reported, more than 59 thousand tons of 245 buildings and cellars have been pumped out of the beginning of the work.</text:p>
      <text:p text:style-name="P4">
News Source: <text:a xlink:type="simple" xlink:href="https://www.ukrinform.ua/rubric-regions/3723439-za-den-u-hersoni-vidkacali-bils-ak-22-tisaci-ton-vodi-z-budinkiv-ta-pidvaliv.html" text:style-name="Internet_20_link" text:visited-style-name="Visited_20_Internet_20_Link">
https://www.ukrinform.ua/rubric-regions/3723439-za-den-u-hersoni-vidkacali-bils-ak-22-tisaci-ton-vodi-z-budinkiv-ta-pidvaliv.html</text:a>
</text:p>
      <!--NEWS-->
      <text:h text:style-name="P10" text:outline-level="1">
<text:span text:style-name="T4">
States imposed sanctions against DPRK officials for developing ballistic missiles</text:span>
</text:h>
      <text:p text:style-name="P4">
Authors: Ukrinform (Person)</text:p>
      <text:p text:style-name="P4">
Publisher: Укринформ (Organization)</text:p>
      <text:p text:style-name="P4">
Published Time: 2023-06-15T19:39:00+03:00</text:p>
      <text:p text:style-name="P4">
Modified Time: 2023-06-15T19:39:00+03:00</text:p>
      <text:p text:style-name="P4">
Description: The US Department of Finance has announced sanctions against two high -ranking representatives of the North Korean regime abroad involved in the purchase of equipment for the DPRK ballistic missile program. - Ukrinform.</text:p>
      <text:p text:style-name="P4">
Images: ['<text:a xlink:type="simple" xlink:href="https://static.ukrinform.com/photos/2018_12/thumb_files/630_360_1544470492-627.jpeg" text:style-name="Internet_20_link" text:visited-style-name="Visited_20_Internet_20_Link">
630_360_15444...</text:a>
']</text:p>
      <text:p text:style-name="P4">
Tags: ['КНДР', 'Ракета', 'Санкції', 'США']</text:p>
      <text:p text:style-name="P4">
Type: Article</text:p>
      <!--METADATA-->
      <text:p text:style-name="P4">
<draw:frame draw:style-name="fr1" draw:name="Image245" text:anchor-type="as-char" svg:width="6.9236in" svg:height="3.956343in" draw:z-index="0">
<draw:image xlink:href="../Images/yкринформ/2023-06-15T19-39-00-03-00/630_360_1544470492-627.jpeg" xlink:type="simple" xlink:show="embed" xlink:actuate="onLoad" draw:mime-type="image/jpeg"/>
</draw:frame>
The US Ministry of Finance has announced sanctions against two -exposed representatives of the North Korean regime abroad involved in the purchase of equipment for the DPRK ballistic missile program.</text:p>
      <text:p text:style-name="P4">
This is stated in the official message of the Office of Control of Foreign Assets(OFAC)The American Ministry of Finance, widespread on Thursday, reports Ukrinform.</text:p>
      <text:p text:style-name="P4">
"The DPRK continues to use a network of representatives in foreign countries, including in China and Iran, for the illegal import of prohibited components necessary for research and development within the framework of illegal programs of production of mass destruction and ballistic missiles," the document said.</text:p>
      <text:p text:style-name="P4">
It emphasizes that the actions of the regime in Pyongyang violate numerous resellences of the UN Security Council.</text:p>
      <text:p text:style-name="P4">
<text:span text:style-name="T4">
 Read also: </text:span>
 <text:a xlink:type="simple" xlink:href="https://www.ukrinform.ua/rubric-world/3718507-adernij-poligon-u-kndr-zalisaetsa-gotovim-do-provedenna-viprobuvanna-grossi.html" text:style-name="Internet_20_link" text:visited-style-name="Visited_20_Internet_20_Link">
nuclear landfill in <text:span text:style-name="T4">
 DPRK </text:span>
 remains ready for the test of the test - Grossi</text:a>
The DPRK is looking for components for the manufacture of ballistic missiles that can not produce in the country and wants to get them from abroad. For this purpose, the regime is used by a branched foreign network of agents, including persons in official positions in embassies or trade representations of a mining Korea. Sometimes citizens and companies of the third -year are involved for this purpose.</text:p>
      <text:p text:style-name="P4">
As reported by Ukrinform, on Thursday <text:a xlink:type="simple" xlink:href="https://www.ukrinform.ua/rubric-world/3723295-kndr-zapustila-dvi-balisticni-raketi-u-napramku-aponskogo-mora-zmi.html" text:style-name="Internet_20_link" text:visited-style-name="Visited_20_Internet_20_Link">
North Korea has launched two -babies missiles</text:a>
Low -food in the direction of the Japanese Sea. The Ministry of Defense of Japanese has assigned that <text:a xlink:type="simple" xlink:href="https://www.ukrinform.ua/rubric-world/3723346-aponia-zaavlae-so-raketi-kndr-upali-v-ii-ekonomicnij-zoni.html" text:style-name="Internet_20_link" text:visited-style-name="Visited_20_Internet_20_Link">
rockets have fallen within its exclusive economic zone.</text:a>
</text:p>
      <text:p text:style-name="P4">
News Source: <text:a xlink:type="simple" xlink:href="https://www.ukrinform.ua/rubric-world/3723444-stati-zaprovadili-sankcii-proti-cinovnikiv-kndr-za-rozrobku-balisticnih-raket.html" text:style-name="Internet_20_link" text:visited-style-name="Visited_20_Internet_20_Link">
https://www.ukrinform.ua/rubric-world/3723444-stati-zaprovadili-sankcii-proti-cinovnikiv-kndr-za-rozrobku-balisticnih-raket.html</text:a>
</text:p>
      <!--NEWS-->
      <text:h text:style-name="P10" text:outline-level="1">
<text:span text:style-name="T4">
The flooded Kherson region from the regions sent hundreds of tons of humanitarian aid</text:span>
</text:h>
      <text:p text:style-name="P4">
Authors: Ukrinform (Person)</text:p>
      <text:p text:style-name="P4">
Publisher: Укринформ (Organization)</text:p>
      <text:p text:style-name="P4">
Published Time: 2023-06-15T19:43:00+03:00</text:p>
      <text:p text:style-name="P4">
Modified Time: 2023-06-15T19:43:00+03:00</text:p>
      <text:p text:style-name="P4">
Description: Different regions of Ukraine continue to direct assistance to the Kherson people affected by flooding as a result of the exploration of the Russians of the Kakhovka Hydroelectric Power Plant. - Ukrinform.</text:p>
      <text:p text:style-name="P4">
Images: ['<text:a xlink:type="simple" xlink:href="https://static.ukrinform.com/photos/2023_06/thumb_files/630_360_1686847116-992.jpg" text:style-name="Internet_20_link" text:visited-style-name="Visited_20_Internet_20_Link">
630_360_16868...</text:a>
']</text:p>
      <text:p text:style-name="P4">
Tags: ['Гуманітарна допомога', 'Херсонщина', 'Каховська ГЕС', 'Затоплення']</text:p>
      <text:p text:style-name="P4">
Type: Article</text:p>
      <!--METADATA-->
      <text:p text:style-name="P4">
<draw:frame draw:style-name="fr1" draw:name="Image246" text:anchor-type="as-char" svg:width="6.9236in" svg:height="3.956343in" draw:z-index="0">
<draw:image xlink:href="../Images/yкринформ/2023-06-15T19-43-00-03-00/630_360_1686847116-992.jpg" xlink:type="simple" xlink:show="embed" xlink:actuate="onLoad" draw:mime-type="image/jpeg"/>
</draw:frame>
Different regions of Ukraine continue to direct assistance to the Kherson, affected by the underwriting as a result of the exploration of the Russians of the Kakhovka hydroelectric power station.</text:p>
      <text:p text:style-name="P4">
This was reported in telegrams-channels of regional administrations, reports Ukrinform.</text:p>
      <text:p text:style-name="P4">
In particular, the head of the Cherkasy Ova Igor Storerets <text:a xlink:type="simple" xlink:href="https://t.me/cherkaskaODA/5087" text:style-name="Internet_20_link" text:visited-style-name="Visited_20_Internet_20_Link">
reported</text:a>
More than 20 tonnes of humanitarian aid were brought to the Khikopilsk Terkhov region.</text:p>
      <text:p text:style-name="P4">
“A new load of support was sent to the High Kherson region: more than 20 tons of drinking water, products, medicines, animal feed. First of all, Tamzaraz needs drinking water. For the one in the wells is now unusable, ”he said.</text:p>
      <text:p text:style-name="P4">
Kherson MBA Head Roman Mrochko <text:a xlink:type="simple" xlink:href="https://t.me/roman_mrochko/1222" text:style-name="Internet_20_link" text:visited-style-name="Visited_20_Internet_20_Link">
thanked</text:a>
Vinnytsia for the assistance to the community: “I am very grateful to our Vinnytsia colleagues and personally the head of Vinnytsia Odosergiy Borzov for the assistance provided for our community. In particular, the Mercedes shipment car with thermal buildings and a lot of humanitarian assistance to the population of the Kherson City Territorial Community!”</text:p>
      <text:p text:style-name="P4">
Press Service <text:a xlink:type="simple" xlink:href="https://t.me/zhytomyrmilitaryadministration/7612" text:style-name="Internet_20_link" text:visited-style-name="Visited_20_Internet_20_Link">
Zhytomyr Ova</text:a>
She informed that for 9 days of the community, public, charitable and religious organizations, funds, volunteers and indifferent citizens of Zhytomyr region transferred about 370 tons of humanitarian assistance to the Kherson victims.</text:p>
      <text:p text:style-name="P4">
“From the first days of the catastrophe, the emphasis was placed on its overcoming and transmission more necessary - drinking water, motor pumps, pumps and sleeves, rubber inflatable. In the future, the forces were accumulated to collect drinking water, foods, clothing, vegetables and fruits, conservation, hygiene, medicines, etc. ”, - the message reads.</text:p>
      <text:p text:style-name="P4">
In addition, to ensure the transportation of water, Zhytomyr transmits to Nikopol a specialized car, a tanker truck. The employees of KP "Zhytomyrvodokanal" also help.</text:p>
      <text:p text:style-name="P4">
<text:span text:style-name="T4">
 Read also: </text:span>
 <text:a xlink:type="simple" xlink:href="https://www.ukrinform.ua/rubric-regions/3723285-avstria-peredala-ukraini-obladnanna-dla-likvidacii-pidtoplen-ta-poratunku-ludej.html" text:style-name="Internet_20_link" text:visited-style-name="Visited_20_Internet_20_Link">
Austria handed Ukraine equipment for elimination of folding and rescue of people</text:a>
“Nikopol is now catastrophically lacking cars to carry drinking water. If necessary, we will help for longer, ”<text:a xlink:type="simple" xlink:href="https://t.me/zhtmr/8527" text:style-name="Internet_20_link" text:visited-style-name="Visited_20_Internet_20_Link">
said</text:a>
Deputy Mayor Sergey Kondratyuk.Mayor of Kremenchuk Vitaliy Maletsky <text:a xlink:type="simple" xlink:href="https://www.facebook.com/vitalii.maletskyi.official/posts/pfbid02qCwsKFDTpybUuhFTekzKS6rC5zhFduxiST9GZt1oARoq9xnsoH8b1X6FDEjvnBPil" text:style-name="Internet_20_link" text:visited-style-name="Visited_20_Internet_20_Link">
noted</text:a>
, which, in particular, KP "Kremenchukvodokanal" sent a car for transportation of drinking derivatives to the manganese of Dnipropetrovsk region. The car is equipped so that five people can collect water from it. He added that such humanitarian flights will be regular until the need.</text:p>
      <text:p text:style-name="P4">
<text:span text:style-name="T4">
 Read also: </text:span>
 <text:a xlink:type="simple" xlink:href="https://www.ukrinform.ua/rubric-society/3723229-azerbajdzan-peredav-gumanitarnu-dopomogu-ratuvalnikam-dsns.html" text:style-name="Internet_20_link" text:visited-style-name="Visited_20_Internet_20_Link">
Azerbaijan transferred to the humanitarian <text:span text:style-name="T4">
 assistance </text:span>
 SES rescuers</text:a>
The big business also joined the assistance of the victims. Press service <text:a xlink:type="simple" xlink:href="https://t.me/khersonskaODA/6934" text:style-name="Internet_20_link" text:visited-style-name="Visited_20_Internet_20_Link">
Kherson Ova</text:a>
She reported that Komfy has provided 100 sets of home appliances that will allow you to build a comfortable life. The set included a refrigerator, a washing machine, a microwave, a kettle and a network filter to connect everything. The company also transmitted 26 generators who will work on the restoration of life support for communities of the region.</text:p>
      <text:p text:style-name="P4">
Also <text:a xlink:type="simple" xlink:href="https://t.me/ukrhydroenergo/3715" text:style-name="Internet_20_link" text:visited-style-name="Visited_20_Internet_20_Link">
Ukrhydroenergo</text:a>
It reports that the employees of the Dniester HPP continued to purchase the most necessary. In particular, a second party of assistance was delivered to the city's staff(Drinking water, personal hygiene and protection, fast -cooked foods, lighting devices and faster cooking, cords, personal use).</text:p>
      <text:p text:style-name="P4">
До надання гуманітарної допомоги постраждалим херсонцям долучилися іспівробітники КП “Харківводоканал”.</text:p>
      <text:p text:style-name="P4">
“У стислий термін зібрали все обладнання та матеріали. Зокрема, це мотопомпи,різні електричні кабелі, пожежні та напірні рукави”, - повідомила пресслужба <text:a xlink:type="simple" xlink:href="https://t.me/citykharkivua/33296" text:style-name="Internet_20_link" text:visited-style-name="Visited_20_Internet_20_Link">
Харківської міськради </text:a>
With the reference of the CEO of Kharkivvodokanal Taras Hruschak.<text:span text:style-name="T4">
 Read also: </text:span>
 <text:a xlink:type="simple" xlink:href="https://www.ukrinform.ua/rubric-regions/3723417-hersonvodokanal-otrimav-modulnu-ustanovku-ocisenna-vodi.html" text:style-name="Internet_20_link" text:visited-style-name="Visited_20_Internet_20_Link">
Khersonvodokanal received a modular purification installation <text:span text:style-name="T4">
 water </text:span>
</text:a>
As it was reported, on the night of June 6 <text:a xlink:type="simple" xlink:href="https://www.ukrinform.ua/rubric-other_news/3720776-pidriv-rosianami-kahovskoi-ges-usi-novini.html" text:style-name="Internet_20_link" text:visited-style-name="Visited_20_Internet_20_Link">
the Russian army undermined the Greblyukakhov hydroelectric power station</text:a>
. As of June 15, 44 settlements, 27 on the Right Bank, and 17, have been left in the Kherson region, and 17 - 27 on the Right Bank and 17 - by the time occupied by the Russians on the left bank.</text:p>
      <text:p text:style-name="P4">
News Source: <text:a xlink:type="simple" xlink:href="https://www.ukrinform.ua/rubric-regions/3723443-zatoplenij-hersonsini-z-regioniv-vidpravili-se-sotni-tonn-gumanitarnoi-dopomogi.html" text:style-name="Internet_20_link" text:visited-style-name="Visited_20_Internet_20_Link">
https://www.ukrinform.ua/rubric-regions/3723443-zatoplenij-hersonsini-z-regioniv-vidpravili-se-sotni-tonn-gumanitarnoi-dopomogi.html</text:a>
</text:p>
      <!--NEWS-->
      <text:h text:style-name="P10" text:outline-level="1">
<text:span text:style-name="T4">
Zelensky spoke with Prime Minister Belize about the possible Summit of Ukraine - Latin America</text:span>
</text:h>
      <text:p text:style-name="P4">
Authors: Ukrinform (Person)</text:p>
      <text:p text:style-name="P4">
Publisher: Укринформ (Organization)</text:p>
      <text:p text:style-name="P4">
Published Time: 2023-06-15T19:45:00+03:00</text:p>
      <text:p text:style-name="P4">
Modified Time: 2023-06-15T19:45:00+03:00</text:p>
      <text:p text:style-name="P4">
Description: President of Ukraine Volodymyr Zelensky had a telephone conversation with Prime Minister Beliza Juan Antonio Briseno, invited the country to join the Coalition for the Creation of the International Tribunal and discussed the possibility of holding the Ukrainian Summit-Latin America. - Ukrinform.</text:p>
      <text:p text:style-name="P4">
Images: ['<text:a xlink:type="simple" xlink:href="https://static.ukrinform.com/photos/2023_06/thumb_files/630_360_1686847485-928.jpg" text:style-name="Internet_20_link" text:visited-style-name="Visited_20_Internet_20_Link">
630_360_16868...</text:a>
']</text:p>
      <text:p text:style-name="P4">
Tags: None</text:p>
      <text:p text:style-name="P4">
Type: Article</text:p>
      <!--METADATA-->
      <text:p text:style-name="P4">
<draw:frame draw:style-name="fr1" draw:name="Image247" text:anchor-type="as-char" svg:width="6.9236in" svg:height="3.956343in" draw:z-index="0">
<draw:image xlink:href="../Images/yкринформ/2023-06-15T19-45-00-03-00/630_360_1686847485-928.jpg" xlink:type="simple" xlink:show="embed" xlink:actuate="onLoad" draw:mime-type="image/jpeg"/>
</draw:frame>
President of Ukraine Volodymyr Zelensky had a telephone conversation with Prime Minister Juan Antonio Briseno, invited the country to join the Coalition of Construction of the International Tribunal and discussed the possibility of holding a summit-Latin America.</text:p>
      <text:p text:style-name="P4">
The president told about it in <text:a xlink:type="simple" xlink:href="http://t.me/V_Zelenskiy_official/6587" text:style-name="Internet_20_link" text:visited-style-name="Visited_20_Internet_20_Link">
telegram</text:a>
, reports Ukrinform.</text:p>
      <text:p text:style-name="P4">
"He spent a telephone conversation with Prime Minister Belize Juan Antonoberseno ... We are important to support the Ukrainian initiative to create a special international tribunal on the crime of aggression against Ukraine, so he asked Belize to join the coalition to create a tribunal," - wrote.</text:p>
      <text:p text:style-name="P4">
He also noted that when talking to Prime Minister Belize, Ukraine-Latin America was discussed.</text:p>
      <text:p text:style-name="P4">
The President also gratefully expressed gratitude to the Belize people for consistent support of Ukraine in the UN, the Caribbean, the Crimean Platform and other international venues.</text:p>
      <text:p text:style-name="P4">
Zelensky invited Belize to take part in the implementation of the Ukrainian formula of peace in the organization of the Global Peace Summit.</text:p>
      <text:p text:style-name="P4">
News Source: <text:a xlink:type="simple" xlink:href="https://www.ukrinform.ua/rubric-polytics/3723442-zelenskij-obgovoriv-iz-premerom-belizu-mozlivist-provedenna-samitu-ukraina-latinska-amerika.html" text:style-name="Internet_20_link" text:visited-style-name="Visited_20_Internet_20_Link">
https://www.ukrinform.ua/rubric-polytics/3723442-zelenskij-obgovoriv-iz-premerom-belizu-mozlivist-provedenna-samitu-ukraina-latinska-amerika.html</text:a>
</text:p>
      <!--NEWS-->
      <text:h text:style-name="P10" text:outline-level="1">
<text:span text:style-name="T4">
The first lady received an international award for contribution to mental health care of Ukrainians</text:span>
</text:h>
      <text:p text:style-name="P4">
Authors: Ukrinform (Person)</text:p>
      <text:p text:style-name="P4">
Publisher: Укринформ (Organization)</text:p>
      <text:p text:style-name="P4">
Published Time: 2023-06-15T19:47:00+03:00</text:p>
      <text:p text:style-name="P4">
Modified Time: 2023-06-15T23:47:00+03:00</text:p>
      <text:p text:style-name="P4">
Description: The first lady of Ukraine Olena Zelenska received an international award for the efforts to health care of Ukrainians. - Ukrinform.</text:p>
      <text:p text:style-name="P4">
Images: ['<text:a xlink:type="simple" xlink:href="https://static.ukrinform.com/photos/2023_06/thumb_files/630_360_1686861504-311.jpg" text:style-name="Internet_20_link" text:visited-style-name="Visited_20_Internet_20_Link">
630_360_16868...</text:a>
']</text:p>
      <text:p text:style-name="P4">
Tags: ['Нагорода', 'Премія', 'Олена Зеленська', 'Психічне здоров’я']</text:p>
      <text:p text:style-name="P4">
Type: Article</text:p>
      <!--METADATA-->
      <text:p text:style-name="P4">
<draw:frame draw:style-name="fr1" draw:name="Image248" text:anchor-type="as-char" svg:width="6.9236in" svg:height="3.956343in" draw:z-index="0">
<draw:image xlink:href="../Images/yкринформ/2023-06-15T19-47-00-03-00/630_360_1686861504-311.jpg" xlink:type="simple" xlink:show="embed" xlink:actuate="onLoad" draw:mime-type="image/jpeg"/>
</draw:frame>
Olena Zelenskaya's first lady Ukraine received an international award for the efforts on the protected psychic health of Ukrainians.</text:p>
      <text:p text:style-name="P4">
According to Ukrinform, the web resource of the international organization [Healthright] reports it(https://www.healthright.org.ua/news-by-hr/olena-zelenska-otrimala-mizhnarodnu-nagorodu-za-zusillya-z-oxoroni-psixichnogo-zdorovya-ukrayinciv/).</text:p>
      <text:p text:style-name="P4">
“Healthright hands this year <text:a xlink:type="simple" xlink:href="https://www.ukrinform.ua/tag-nagoroda" text:style-name="Internet_20_link" text:visited-style-name="Visited_20_Internet_20_Link">
award</text:a>
For "Health and Human Rights Leadership", the first lady of Ukraine, Ms. Olena Zelenskaya as acknowledging her tireless activity to raise public awareness of mental health problems and to develop access to mental health services in Ukraine, "the organization's more thanks.</text:p>
      <text:p text:style-name="P4">
It is noted that Zelenskaya makes efforts to overcome the prejudice to this problem, advocates changes in the policy and financing and obstruction of mental health care, playing a key role in creating and developing the National Tapsychosocial Support Mental Program.</text:p>
      <text:p text:style-name="P4">
In 2022 alone, 60,000 specialists have passed various training forms within this program.</text:p>
      <text:p text:style-name="P4">
Thanks to the program "Mental Health System throughout Ukraine, the quality of mental health services and expands every Ukrainian," Healthight, Director of the Representative Office of Healthright in Ukraine, said Galina Skipalskaya.</text:p>
      <text:p text:style-name="P4">
Healthright Healthright Peter Navario has passed the award to the First Ledicheresa General Consul of Ukraine in New York Alexei Golubov.</text:p>
      <text:p text:style-name="P4">
"We are glad to hand over Ms. Zelenskaya this year's distinction for the leadership in the field of health and human rights," he said, emphasizing "devotion to the right of improving mental health for all Ukrainians, including those who were forced to leave their homes As a result of this war. "</text:p>
      <text:p text:style-name="P4">
<text:span text:style-name="T4">
 Read also: </text:span>
 [Zelenskaya and Vice president of the European Commission Discussed the Ukrainian Mental Health Program]](https://www.ukrinform.ua/rubric-society/3723508-zelenska-i-viceprezident-evrokomisii-obgovorili-vseukrainsku-programu-mentalnogo-zdorova.html)Healthright is proud of working with the first lady to ensure the publication of Ukrainians to mental health services, Navario added.Every year, the organization celebrates individuals and organizations for the significant contribution of global public health by expanding accessible population groups to medical services.</text:p>
      <text:p text:style-name="P4">
<text:span text:style-name="T5">
Foto: www.healthright.org.ua</text:span>
</text:p>
      <text:p text:style-name="P4">
News Source: <text:a xlink:type="simple" xlink:href="https://www.ukrinform.ua/rubric-society/3723511-persa-ledi-otrimala-miznarodnu-premiu-za-vnesok-v-ohoronu-psihicnogo-zdorova-ukrainciv.html" text:style-name="Internet_20_link" text:visited-style-name="Visited_20_Internet_20_Link">
https://www.ukrinform.ua/rubric-society/3723511-persa-ledi-otrimala-miznarodnu-premiu-za-vnesok-v-ohoronu-psihicnogo-zdorova-ukrainciv.html</text:a>
</text:p>
      <!--NEWS-->
      <text:h text:style-name="P10" text:outline-level="1">
<text:span text:style-name="T4">
Reznikov announced the creation of "IT Coalition" within the framework of "Ramstin"</text:span>
</text:h>
      <text:p text:style-name="P4">
Authors: Ukrinform (Person)</text:p>
      <text:p text:style-name="P4">
Publisher: Укринформ (Organization)</text:p>
      <text:p text:style-name="P4">
Published Time: 2023-06-15T19:53:03+03:00</text:p>
      <text:p text:style-name="P4">
Modified Time: 2023-06-15T19:53:03+03:00</text:p>
      <text:p text:style-name="P4">
Description: The Minister of Defense of Ukraine Oleksiy Reznikov announced the creation of the IT Coalition within the framework of the contact group on defense of Ukraine in Ramstein format. - Ukrinform.</text:p>
      <text:p text:style-name="P4">
Images: ['<text:a xlink:type="simple" xlink:href="https://static.ukrinform.com/photos/2023_06/thumb_files/630_360_1686847843-196.jpg" text:style-name="Internet_20_link" text:visited-style-name="Visited_20_Internet_20_Link">
630_360_16868...</text:a>
']</text:p>
      <text:p text:style-name="P4">
Tags: ['IT-технології', 'Резніков', 'Зустріч Рамштайн']</text:p>
      <text:p text:style-name="P4">
Type: Article</text:p>
      <!--METADATA-->
      <text:p text:style-name="P4">
<draw:frame draw:style-name="fr1" draw:name="Image249" text:anchor-type="as-char" svg:width="6.9236in" svg:height="3.956343in" draw:z-index="0">
<draw:image xlink:href="../Images/yкринформ/2023-06-15T19-53-03-03-00/630_360_1686847843-196.jpg" xlink:type="simple" xlink:show="embed" xlink:actuate="onLoad" draw:mime-type="image/jpeg"/>
</draw:frame>
Ministry of Ministry of Ukraine Alexei Reznikov announced the creation of an "IT coalition" within the framework of the Contact Group on Defense of Ukraine in Ramstein format.</text:p>
      <text:p text:style-name="P4">
He reported this in <text:a xlink:type="simple" xlink:href="http://twitter.com/oleksiireznikov/status/1669382057921769473" text:style-name="Internet_20_link" text:visited-style-name="Visited_20_Internet_20_Link">
Twitter,</text:a>
reports Ukrinform.</text:p>
      <text:p text:style-name="P4">
"Today, at the meeting of the Defense Group of Ukraine in Ramstein, my colleagues of Defense Luxembourg François Baush and Estonia Minister of Estonia Hannovurus have supported my idea of creating" IT Coalition "Ramstein. They are ready to take over the leadership role in creating this group, "Reznikov wrote.</text:p>
      <text:p text:style-name="P4">
According to him, on the horizon the new coalition to ensure the victory of Ukraine. "This will definitely turn into something fascinating, so follow the resumption," the minister said.</text:p>
      <text:p text:style-name="P4">
*!(https://www.ukrinform.ua/rubric-polytics/3723419-reznikov-bere-ucast-u-persomu-za-sim-rokiv-zasidanni-komisii-ukrainanato-na-rivni-minoboroni.html)As it was reported, today, June 15, in Brussels the first day of the day meeting of the Ministers of Defense of countries [NATO] is ongoing(https://www.ukrinform.ua/tag-nato), the main issues of which are the continuation of assistance for Ukraine in its fight against Russian aggression, as well as the preparation for the Alliance of the Vilnius Summit on July 11-12.</text:p>
      <text:p text:style-name="P4">
As part of the meeting, a meeting of the Ramstein Defense Group in Ramstein was held for US leadership, which brought together 50 countries, including 31 NATO countries and partner countries.</text:p>
      <text:p text:style-name="P4">
Now in Brussels a meeting of the Natto-Ukraine commission with the participation of Defense of Ukraine Reznikov, which is devoted to the provision of Ukraine to the continuation of the offensive and the release of territories that were occupied by Russia.</text:p>
      <text:p text:style-name="P4">
News Source: <text:a xlink:type="simple" xlink:href="https://www.ukrinform.ua/rubric-ato/3723445-reznikov-anonsuvav-stvorenna-itkoalicii-v-ramkah-ramstajnu.html" text:style-name="Internet_20_link" text:visited-style-name="Visited_20_Internet_20_Link">
https://www.ukrinform.ua/rubric-ato/3723445-reznikov-anonsuvav-stvorenna-itkoalicii-v-ramkah-ramstajnu.html</text:a>
</text:p>
      <!--NEWS-->
      <text:h text:style-name="P10" text:outline-level="1">
<text:span text:style-name="T4">
The Pharmacy Museum in Kiev has become a municipal institution</text:span>
</text:h>
      <text:p text:style-name="P4">
Authors: Ukrinform (Person)</text:p>
      <text:p text:style-name="P4">
Publisher: Укринформ (Organization)</text:p>
      <text:p text:style-name="P4">
Published Time: 2023-06-15T19:56:00+03:00</text:p>
      <text:p text:style-name="P4">
Modified Time: 2023-06-15T19:56:00+03:00</text:p>
      <text:p text:style-name="P4">
Description: KP "Pharmacy-Museum" in Kiev became a municipal museum institution. - Ukrinform.</text:p>
      <text:p text:style-name="P4">
Images: ['<text:a xlink:type="simple" xlink:href="https://static.ukrinform.com/photos/2023_06/thumb_files/630_360_1686848141-842.jpg" text:style-name="Internet_20_link" text:visited-style-name="Visited_20_Internet_20_Link">
630_360_16868...</text:a>
']</text:p>
      <text:p text:style-name="P4">
Tags: ['Музей', 'Київ', 'Аптека']</text:p>
      <text:p text:style-name="P4">
Type: Article</text:p>
      <!--METADATA-->
      <text:p text:style-name="P4">
<draw:frame draw:style-name="fr1" draw:name="Image250" text:anchor-type="as-char" svg:width="6.9236in" svg:height="3.956343in" draw:z-index="0">
<draw:image xlink:href="../Images/yкринформ/2023-06-15T19-56-00-03-00/630_360_1686848141-842.jpg" xlink:type="simple" xlink:show="embed" xlink:actuate="onLoad" draw:mime-type="image/jpeg"/>
</draw:frame>
KP "Pharmacy-Museum" in Kiev became a municipal museum institution.</text:p>
      <text:p text:style-name="P4">
This decision was made at a plenary session of the Kyiv City Council by 72 voices, Ukrinform reports with reference to <text:a xlink:type="simple" xlink:href="https://kmr.gov.ua/uk/content/kyyivsku-merezhu-muzeynyh-zakladiv-stolyci-dopovnyla-apteka-muzey" text:style-name="Internet_20_link" text:visited-style-name="Visited_20_Internet_20_Link">
KSCA press service</text:a>
.</text:p>
      <text:p text:style-name="P4">
According to the deputy of the Kyiv City Council, the chairman of the Standing Commission on Culture, Tourism and Public Communications, Victoria Muha, it is important to bring the organizational and legal form of this object and create a full museum institution.</text:p>
      <text:p text:style-name="P4">
“The pharmacy in this house was opened in 1728. Since then, the owners and functionality of the building have been constantly changing, and in 1988 it has been open. Currently in the collection <text:a xlink:type="simple" xlink:href="https://www.ukrinform.ua/tag-muzej" text:style-name="Internet_20_link" text:visited-style-name="Visited_20_Internet_20_Link">
museum</text:a>
Thousands of exhibits, including pharmacy furniture of the XVIII-XIX centuries, samples of pharmacy trial of different epochs, fragments of manuscripts of the times of Kievan Rus, textbooks of Syditcine and therapy. The exhibition occupies 12 halls, ”the fly said.</text:p>
      <text:p text:style-name="P4">
She stressed that the Pharmacy Museum is in fact a museum institution of culture, the main task of which should be research and cultural and educational activity to preserve and promote the museum collection, involve citizens in the assets of national and world cultural heritage.</text:p>
      <text:p text:style-name="P4">
<text:span text:style-name="T4">
 Read also: </text:span>
 <text:a xlink:type="simple" xlink:href="https://www.ukrinform.ua/rubric-culture/3711835-tkacenko-obgovoriv-iz-muzejnikami-rozvitok-sferi-u-voennij-cas.html" text:style-name="Internet_20_link" text:visited-style-name="Visited_20_Internet_20_Link">
Tkachenko discussed with <text:span text:style-name="T4">
 museum </text:span>
 The development of the UVER TIME</text:a>
The Pharmacy Museum Municipal Museum will be subordinated to the KSCA Department.</text:p>
      <text:p text:style-name="P4">
As <text:a xlink:type="simple" xlink:href="https://www.ukrinform.ua/rubric-regions/3722919-v-odesi-rosijska-raketa-poskodila-muzej-cikavoi-nauki.html" text:style-name="Internet_20_link" text:visited-style-name="Visited_20_Internet_20_Link">
reported</text:a>
, in Odessa, the museum of interesting science was damaged in Odessa.</text:p>
      <text:p text:style-name="P4">
<text:span text:style-name="T5">
Foto: kmr.gov.ua</text:span>
</text:p>
      <text:p text:style-name="P4">
News Source: <text:a xlink:type="simple" xlink:href="https://www.ukrinform.ua/rubric-kyiv/3723446-aptekamuzej-u-kievi-stala-komunalnim-zakladom.html" text:style-name="Internet_20_link" text:visited-style-name="Visited_20_Internet_20_Link">
https://www.ukrinform.ua/rubric-kyiv/3723446-aptekamuzej-u-kievi-stala-komunalnim-zakladom.html</text:a>
</text:p>
      <!--NEWS-->
      <text:h text:style-name="P10" text:outline-level="1">
<text:span text:style-name="T4">
Re -export of weapons for the protection of Ukraine: Zelensky appealed to Switzerland Parliament</text:span>
</text:h>
      <text:p text:style-name="P4">
Authors: Ukrinform (Person)</text:p>
      <text:p text:style-name="P4">
Publisher: Укринформ (Organization)</text:p>
      <text:p text:style-name="P4">
Published Time: 2023-06-15T19:58:00+03:00</text:p>
      <text:p text:style-name="P4">
Modified Time: 2023-06-15T19:58:00+03:00</text:p>
      <text:p text:style-name="P4">
Description: Ukraine asks for weapons in the world only to ensure that our territory is again the territory of peace, as envisaged by international law. - Ukrinform.</text:p>
      <text:p text:style-name="P4">
Images: ['<text:a xlink:type="simple" xlink:href="https://static.ukrinform.com/photos/2023_06/thumb_files/630_360_1686849169-798.jpeg" text:style-name="Internet_20_link" text:visited-style-name="Visited_20_Internet_20_Link">
630_360_16868...</text:a>
']</text:p>
      <text:p text:style-name="P4">
Tags: ['Парламент', 'Швейцарія', 'Зброя', 'Зеленський']</text:p>
      <text:p text:style-name="P4">
Type: Article</text:p>
      <!--METADATA-->
      <text:p text:style-name="P4">
<draw:frame draw:style-name="fr1" draw:name="Image251" text:anchor-type="as-char" svg:width="6.9236in" svg:height="3.956343in" draw:z-index="0">
<draw:image xlink:href="../Images/yкринформ/2023-06-15T19-58-00-03-00/630_360_1686849169-798.jpeg" xlink:type="simple" xlink:show="embed" xlink:actuate="onLoad" draw:mime-type="image/jpeg"/>
</draw:frame>
Ukraine will only invite weapons in the world so that our territory is again the territory of the mir, as envisaged by international law.</text:p>
      <text:p text:style-name="P4">
This was stated by President of Ukraine Volodymyr Zelensky in his video convex Parliament of Switzerland, where there is now a discussion on re -exporting usaries for the protection of Ukraine, Ukrinform reports, citing(https://www.president.gov.ua/news/pidtrimuyuchi-ukrayinu-svit-pidtrimuye-zahist-vid-vijni-bo-d-83613).</text:p>
      <text:p text:style-name="P4">
"I know that you have a discussion on weapons re -export for protection of Ukraine. And I want every participant, every participant in the discussion will remember one facility: we ask in the world weapons, so that our Ukrainian territory is again a bullet of peace - all our land, all our people … Only for this!That's the way it is as advanced by international law, ”the President emphasized.</text:p>
      <text:p text:style-name="P4">
<text:span text:style-name="T5">
Viso: <text:a xlink:type="simple" xlink:href="https://t.me/OP_UA/9729" text:style-name="Internet_20_link" text:visited-style-name="Visited_20_Internet_20_Link">
op</text:a>
</text:span>
</text:p>
      <text:p text:style-name="P4">
According to him, against such Russian aggression, our peace can withstand vicious weapons. "And I thank the world for every unit of weapon that helps save people from Russian terror," said <text:a xlink:type="simple" xlink:href="https://www.ukrinform.ua/tag-zelenskij" text:style-name="Internet_20_link" text:visited-style-name="Visited_20_Internet_20_Link">
Zelensky</text:a>
.</text:p>
      <text:p text:style-name="P4">
He also emphasized the importance of the maximum unity of the whole civilized world against Russian evil.</text:p>
      <text:p text:style-name="P4">
"Now, when we protect our people's lives from Russian blows and overcome of terrible crimes of war, including the largest ecocid in Europe, we need maximum unity. The unity of all who together divide the cell values with us: the value of life, the value of freedom, the value of freedom and value For every nation, every community and every person. The soul of the reality that unite us with you is peace. Ukraine has never been a source of the wrestling wars. Today I appeal to the Swiss Parliament to talk about this unity, "the president emphasized.</text:p>
      <text:p text:style-name="P4">
<text:span text:style-name="T4">
 Read also: </text:span>
 <text:a xlink:type="simple" xlink:href="https://www.ukrinform.ua/rubric-ato/3717023-svejcarskij-koncern-prosit-dozvolu-na-eksport-leopard-1.html" text:style-name="Internet_20_link" text:visited-style-name="Visited_20_Internet_20_Link">
Swiss concern asks for export Leopard 1</text:a>
Now, he said, Ukraine is protecting against aggression that imitates the worst past and is looking for the best technologies of today to terrorize people, states and even continents. That is why Zelensky said nothing but unity. "Our unity with you, Switzer's!" He said.It has been reported that Switzerland continues to maintain neutrality, does not provide a waste and does not allow re -export of Swiss weapons from other countries.</text:p>
      <text:p text:style-name="P4">
At the same time, on June 7, the upper house of Swiss Parliament approved an initiative that <text:a xlink:type="simple" xlink:href="https://www.ukrinform.ua/rubric-world/3719556-senat-svejcarii-pidtrimav-reeksport-zbroi.html" text:style-name="Internet_20_link" text:visited-style-name="Visited_20_Internet_20_Link">
will allow other states to re -export the weapons of Swiss production under certain conditions</text:a>
countries involved in armed conflicts.</text:p>
      <text:p text:style-name="P4">
Foreign Minister of Ukraine Dmytro Kuleba <text:a xlink:type="simple" xlink:href="https://www.ukrinform.ua/rubric-world/3719556-senat-svejcarii-pidtrimav-reeksport-zbroi.html" text:style-name="Internet_20_link" text:visited-style-name="Visited_20_Internet_20_Link">
expressed gratitude for such a hem on unblocking re -export</text:a>
Swiss weapon.</text:p>
      <text:p text:style-name="P4">
Although before that on June 2, the Lower House of Parliament of Switzerland dismissed Lalazaconovroectk, known as "lex Ukraine", which would allow the third states to transfer to Ukraine the weapons of Swiss production. However, after the decision of the top chamber, she will now have to consider this issue again.</text:p>
      <text:p text:style-name="P4">
<text:span text:style-name="T5">
Foto: op</text:span>
</text:p>
      <text:p text:style-name="P4">
News Source: <text:a xlink:type="simple" xlink:href="https://www.ukrinform.ua/rubric-ato/3723451-zelenskij-zvernuvsa-do-parlamentu-svejcarii-prosimo-zbrou-sob-v-ukraini-znovu-buv-mir.html" text:style-name="Internet_20_link" text:visited-style-name="Visited_20_Internet_20_Link">
https://www.ukrinform.ua/rubric-ato/3723451-zelenskij-zvernuvsa-do-parlamentu-svejcarii-prosimo-zbrou-sob-v-ukraini-znovu-buv-mir.html</text:a>
</text:p>
      <!--NEWS-->
      <text:h text:style-name="P10" text:outline-level="1">
<text:span text:style-name="T4">
The tenth Children Film Fest will open the world premiere of Ukrainian fantasy "Dzhura-Korolevich"</text:span>
</text:h>
      <text:p text:style-name="P4">
Authors: Ukrinform (Person)</text:p>
      <text:p text:style-name="P4">
Publisher: Укринформ (Organization)</text:p>
      <text:p text:style-name="P4">
Published Time: 2023-06-15T1:23:00+03:00</text:p>
      <text:p text:style-name="P4">
Modified Time: 2023-06-15T22:23:00+03:00</text:p>
      <text:p text:style-name="P4">
Description: The tenth Children Film Fest will begin with the world premiere of the fantasy painting "Dzhura-Korolevich" with Ukrainian movie stars. - Ukrinform.</text:p>
      <text:p text:style-name="P4">
Images: ['<text:a xlink:type="simple" xlink:href="https://static.ukrinform.com/photos/2023_06/thumb_files/630_360_1686855900-464.jpg" text:style-name="Internet_20_link" text:visited-style-name="Visited_20_Internet_20_Link">
630_360_16868...</text:a>
']</text:p>
      <text:p text:style-name="P4">
Tags: ['Фентезі', 'Кіно', 'фільм', 'Чілдрен Кінофест']</text:p>
      <text:p text:style-name="P4">
Type: Article</text:p>
      <!--METADATA-->
      <text:p text:style-name="P4">
<draw:frame draw:style-name="fr1" draw:name="Image253" text:anchor-type="as-char" svg:width="6.9236in" svg:height="3.956343in" draw:z-index="0">
<draw:image xlink:href="../Images/yкринформ/2023-06-15T1-23-00-03-00/630_360_1686855900-464.jpg" xlink:type="simple" xlink:show="embed" xlink:actuate="onLoad" draw:mime-type="image/jpeg"/>
</draw:frame>
Tenchilrdren Film Fest will begin with the world premiere of the fantasy painting "Dzhura-Korolevich" with Ukrainian movie stars.</text:p>
      <text:p text:style-name="P4">
Ukrinform was reported in the Arthouse Film Company, which is the well -being of the largest Ukrainian film festival for children and adolescents.</text:p>
      <text:p text:style-name="P4">
"The World Premiere of the Ukrainian Fantasy" Jura-Korolevich "by Anton Goidid will resist June 30 and will open the 10th anniversary Children Cinema Fest. The free screening of the tape this day will take place in the cinemas of ten cities: Kiev, Lviv, Odessa, Dnipro, Poltava, Vinnytsia, Zhytomyr, Lutsk, Khmelnitsky and Chernihiv. .</text:p>
      <text:p text:style-name="P4">
Famous Ukrainian actors played in the tape: Maxim Samchyk(“Pulse”, “First Labels”), Taisiya Oxana Schuruk(“First swallows”), Alina Kovalenko("Serfs", "Zakhar Berkut"), Vyacheslav Dovzhenko(“Division from DVRZ”, “Cyborgs”), Alexei Vertinsky(“Dzidzio counterbas”), Vitaliy Saliy(“I am on the cemetery”)and other. <text:a xlink:type="simple" xlink:href="https://www.ukrinform.ua/tag-kino" text:style-name="Internet_20_link" text:visited-style-name="Visited_20_Internet_20_Link">
 Film </text:a>
She was shot with the support of the State Film Agency of Ukraine.</text:p>
      <text:p text:style-name="P4">
You can visit a free painting by Dzhura-Korolevich and other Children film fest(https://childrenkinofest.com/ua/program.htm).</text:p>
      <text:p text:style-name="P4">
Also within the framework of Children the Film Festival there will be a children's film contest. The work of young directors and directors from 1 to 8 minutes. 21 Movies have passed to the final of the children's film contest(List of finalists - <text:a xlink:type="simple" xlink:href="https://childrenkinofest.com/ua/contest/best-contest-2023.htm" text:style-name="Internet_20_link" text:visited-style-name="Visited_20_Internet_20_Link">
here</text:a>
 )Young creators will compete for cash prizes, and most importantly-all films-finalistist will be renovated by a thousandth audience of Children movie Festival in cinema-participants on July 8, as well as in the online cinema of the festival .</text:p>
      <text:p text:style-name="P4">
This year's children's film contest, announced in the fall of 2022, gathered more than 100 lands from children from different parts of Ukraine and temporarily displaced abroad. The tapes of different genres were presented: melodrama, adventures, westerns, etc. Among the topics dedicated to their paintings by young directors and directors - war, ecology, love and friendship, as well as the future.On July 9, at the Festival Closing Ceremony, the Honorary Jury will name the best Ukrainian children's film that will receive a reward of 10,000 UAH. Also, the best game and animation films in categories from 7 to 10 years, as well as from 11 to 14 years will be selected.(5000 UAH). Обрати свогофаворита зможуть і глядачі — лауреат Призу глядацьких симпатій отримає 7000гривень. Усі фіналісти конкурсу одержать іменні сертифікати.</text:p>
      <text:p text:style-name="P4">
<text:span text:style-name="T4">
Читайте також:</text:span>
 <text:a xlink:type="simple" xlink:href="https://www.ukrinform.ua/rubric-culture/3723428-na-kinofestivali-mikolajcuk-open-prezentuvali-knigu-pisen-iz-filmiv-rezisera.html" text:style-name="Internet_20_link" text:visited-style-name="Visited_20_Internet_20_Link">
 На кінофестивалі «Миколайчук OPEN» презентували книгупісень із фільмів режисера </text:a>
Also at the Festival for viewing in cinemas will be available selection of European films for children and adolescents(International competitive program), retrospective program(Agneshka's movie "The Secret Garden" to the 30th Anniversary of Output Date)And the show of last year's winner - the adventure fantasy "Hell Korugva, or Christmas Cossack" of Ukrainian production. For online viewing, the organizers have prepared a special anniversary program-the collection-minute of the winners of the Children Film Festival of previous years.</text:p>
      <text:p text:style-name="P4">
Children Cinema Fest is the largest film festival for children and adolescents in Ukraine, created to educate a new generation of moviegoers in Ukraine, develop a practitioner of family cultural leisure and promotion of cinema. Over 250,000 spectators of the Views attended the event at the time of 2014. From the start of the children's film contest, it has already been given a thousand works, 25 of which became winners.</text:p>
      <text:p text:style-name="P4">
The tenth Children Film Fest will take place from June 30 to July 9.</text:p>
      <text:p text:style-name="P4">
News Source: <text:a xlink:type="simple" xlink:href="https://www.ukrinform.ua/rubric-culture/3723487-desatij-cildren-kinofest-vidkrie-svitova-premera-ukrainskogo-fentezi-dzurakorolevic.html" text:style-name="Internet_20_link" text:visited-style-name="Visited_20_Internet_20_Link">
https://www.ukrinform.ua/rubric-culture/3723487-desatij-cildren-kinofest-vidkrie-svitova-premera-ukrainskogo-fentezi-dzurakorolevic.html</text:a>
</text:p>
      <!--NEWS-->
      <text:h text:style-name="P10" text:outline-level="1">
<text:span text:style-name="T4">
The Ministry of Defense has completed the second stage of military research tests of summer field form for women</text:span>
</text:h>
      <text:p text:style-name="P4">
Author: ['АРМІЯINFORM']</text:p>
      <text:p text:style-name="P4">
Time: 2023-06-15T20:00:00-04:00</text:p>
      <text:p text:style-name="P4">
Description: About the PID Hour Bryfinds representing the forces of the nonsense of the defense of Ukrainian Skhodo operational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9/img_0475.jpg" text:style-name="Internet_20_link" text:visited-style-name="Visited_20_Internet_20_Link">
img_0475.jpg</text:a>
']</text:p>
      <text:p text:style-name="P4">
Tags: ['MILITARY MEDIA CENTER', 'ВТОРГНЕННЯ РФ', 'ГАННА МАЛЯР', 'МІНОБОРОНИ', 'РЕЧОВЕ ЗАБЕЗПЕЧЕННЯ']</text:p>
      <text:p text:style-name="P4">
Category: News</text:p>
      <!--METADATA-->
      <text:p text:style-name="P4">
<draw:frame draw:style-name="fr1" draw:name="Image254" text:anchor-type="as-char" svg:width="6.9236in" svg:height="4.615733in" draw:z-index="0">
<draw:image xlink:href="../Images/AРМІЯINFORM/2023-06-15T20-00-00-04-00/img_0475.jpg" xlink:type="simple" xlink:show="embed" xlink:actuate="onLoad" draw:mime-type="image/jpeg"/>
</draw:frame>
Illustrative photo</text:p>
      <text:p text:style-name="P4">
This was reported by Deputy Ministers of Ukraine, Anna Malyar, told this during a briefing of representatives of the security and defense forces of Ukraine on the front of the Russian-Ukrainian War and Security in Ukraine at the Military Media Center.</text:p>
      <ul>
        <li>
The main goal of the Ministry of Defense remains unchanged - to be the support of the days of the Armed Forces. We are working on providing the Armed Forces with Ukrainian resources. Over the last period, the Ministry of Defense has supplied four models of modular vests and four models of Sholomovboy. The procedure of purchasing them through the ProZorro system was performed. We are preparing contracting. In addition, work is currently underway to set up women's bulletproof vests, bulletproof vests with positive buoyancy of the tables of lightweight. We are interested in maximizing the expansion of carrots and suppliers of these personal protective equipment for our military, - said Anna Malyar.</li>
      </ul>
      <text:p text:style-name="P4">
Currently, the Ministry of Defense units with the participation of volunteer organizations are operating in the introduction of a summer field and underwear costume for women servicemen.</text:p>
      <text:p text:style-name="P4">
-at the final stage-the development of appropriate regulatory and technical documentation for underwear. Regarding the summer field costume for women, the second stage of military research tests has been completed. Our specialists operate and take into account the comments and proposals of our servicemen who directly carried out this experimental exploitation, - said Hannamal.</text:p>
      <text:p text:style-name="P4">
News Source: <text:a xlink:type="simple" xlink:href="https://armyinform.com.ua/2023/06/15/u-minoborony-zaversheno-drugyj-etap-vijskovyh-doslidnyczkyh-vyprobuvan-litnoyi-polovoyi-formy-dlya-zhinok/" text:style-name="Internet_20_link" text:visited-style-name="Visited_20_Internet_20_Link">
https://armyinform.com.ua/2023/06/15/u-minoborony-zaversheno-drugyj-etap-vijskovyh-doslidnyczkyh-vyprobuvan-litnoyi-polovoyi-formy-dlya-zhinok/</text:a>
</text:p>
      <!--NEWS-->
      <text:h text:style-name="P10" text:outline-level="1">
<text:span text:style-name="T4">
In some areas of the Front, the loss of Russian up to nine times larger than Ukrainian - painter</text:span>
</text:h>
      <text:p text:style-name="P4">
Authors: Ukrinform (Person)</text:p>
      <text:p text:style-name="P4">
Publisher: Укринформ (Organization)</text:p>
      <text:p text:style-name="P4">
Published Time: 2023-06-15T20:03:00+03:00</text:p>
      <text:p text:style-name="P4">
Modified Time: 2023-06-15T20:03:00+03:00</text:p>
      <text:p text:style-name="P4">
Description: Russian propaganda produces the last one and a half weeks of absolutely fake news about the loss of Ukraine, since in some areas of the front the loss of the enemy is 6-9 times greater than the Ukrainian side. - Ukrinform.</text:p>
      <text:p text:style-name="P4">
Images: ['<text:a xlink:type="simple" xlink:href="https://static.ukrinform.com/photos/2022_11/thumb_files/630_360_1668083138-704.jpg" text:style-name="Internet_20_link" text:visited-style-name="Visited_20_Internet_20_Link">
630_360_16680...</text:a>
']</text:p>
      <text:p text:style-name="P4">
Tags: ['Фейк', 'Російські військові', 'Війна з Росією', 'Ганна Маляр']</text:p>
      <text:p text:style-name="P4">
Type: Article</text:p>
      <!--METADATA-->
      <text:p text:style-name="P4">
<draw:frame draw:style-name="fr1" draw:name="Image255" text:anchor-type="as-char" svg:width="6.9236in" svg:height="3.956343in" draw:z-index="0">
<draw:image xlink:href="../Images/yкринформ/2023-06-15T20-03-00-03-00/630_360_1668083138-704.jpg" xlink:type="simple" xlink:show="embed" xlink:actuate="onLoad" draw:mime-type="image/jpeg"/>
</draw:frame>
Russian propaganda has produced the last one and a half weeks of absolutely fake news about the loss of Ukraine, since in some areas of the front the loss of the enemy in live power is 6-9 times greater than the Ukrainian side.</text:p>
      <text:p text:style-name="P4">
The Deputy Minister of Defense Anna Malyar said this on the broadcast of the only news, Ukrinform correspondent reports.</text:p>
      <text:p text:style-name="P4">
"In the last one and a half weeks, we have noticed the activation of Russian propagandifactically by two narratives. They try to disseminate information about the cuddly losses on the Ukrainian side and discredit Western assistance. than in Ukraine. Therefore, these <text:a xlink:type="simple" xlink:href="https://www.ukrinform.ua/tag-fejk" text:style-name="Internet_20_link" text:visited-style-name="Visited_20_Internet_20_Link">
fakes</text:a>
It is easy to refute, " - said the painter.</text:p>
      <text:p text:style-name="P4">
According to her, the enemy is such fakes about the loss among Ukrainian military personnel to sow panic, disrupt mobilization processes and vice versa. "But our losses are disorderly smaller than that of the enemy," the deputy minister said.</text:p>
      <text:p text:style-name="P4">
<text:span text:style-name="T4">
 Read also: </text:span>
 <text:a xlink:type="simple" xlink:href="https://www.ukrinform.ua/rubric-ato/3723217-zagarbniki-na-bahmutskomu-napramku-pidtaguut-dodatkovi-rezervi-malar.html" text:style-name="Internet_20_link" text:visited-style-name="Visited_20_Internet_20_Link">
Invarbs in the Bakhmut direction tighten the additional reaches - <text:span text:style-name="T4">
 painter </text:span>
</text:a>
As for the second fake about military assistance to Ukraine, in the belief, the task of the enemy is to discredit Western weapons, but they are also not available.</text:p>
      <text:p text:style-name="P4">
"We do not hide that there are losses, but our losses are much smaller than Russian. We destroy much more of their equipment and weapons, and secondly, we have renovated that the equipment provided by Western partners, performs multi-different tasks and allows the maximum allowing Save life to our military. And it is the technique that we release our territories. Therefore, all information will not be long -lived in the information field, "she stressed.</text:p>
      <text:p text:style-name="P4">
As reported <text:a xlink:type="simple" xlink:href="https://www.ukrinform.ua/rubric-ato/3723430-na-vsih-napramkah-e-prosuvanna-blizko-kilometra-minoboroni-pro-situaciu-na-fronti.html" text:style-name="Internet_20_link" text:visited-style-name="Visited_20_Internet_20_Link">
Ukrinform</text:a>
, according to the Ministry of Defense, in all directions of the front there is a promotion of siloboron about a kilometer.</text:p>
      <text:p text:style-name="P4">
News Source: <text:a xlink:type="simple" xlink:href="https://www.ukrinform.ua/rubric-ato/3723449-na-deakih-dilankah-frontu-vtrati-rf-do-devati-raziv-bilsi-za-ukrainski-malar.html" text:style-name="Internet_20_link" text:visited-style-name="Visited_20_Internet_20_Link">
https://www.ukrinform.ua/rubric-ato/3723449-na-deakih-dilankah-frontu-vtrati-rf-do-devati-raziv-bilsi-za-ukrainski-malar.html</text:a>
</text:p>
      <!--NEWS-->
      <text:h text:style-name="P10" text:outline-level="1">
<text:span text:style-name="T4">
Kuleba invited Bulgaria to join the coalition to create a tribunal for the Russian Federation</text:span>
</text:h>
      <text:p text:style-name="P4">
Authors: Ukrinform (Person)</text:p>
      <text:p text:style-name="P4">
Publisher: Укринформ (Organization)</text:p>
      <text:p text:style-name="P4">
Published Time: 2023-06-15T20:03:35+03:00</text:p>
      <text:p text:style-name="P4">
Modified Time: 2023-06-15T20:03:35+03:00</text:p>
      <text:p text:style-name="P4">
Description: Foreign Minister of Ukraine Dmytro Kuleba has a telephone conversation with the newly appointed Viceremier and the Foreign Minister of Bulgaria Maria Gabriel.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Болгарія', 'Дмитро Кулеба', 'Трибунал', 'Росія']</text:p>
      <text:p text:style-name="P4">
Type: Article</text:p>
      <!--METADATA-->
      <text:p text:style-name="P4">
<draw:frame draw:style-name="fr1" draw:name="Image256" text:anchor-type="as-char" svg:width="6.9236in" svg:height="3.956343in" draw:z-index="0">
<draw:image xlink:href="../Images/yкринформ/2023-06-15T20-03-35-03-00/630_360_1683309991-286.png" xlink:type="simple" xlink:show="embed" xlink:actuate="onLoad" draw:mime-type="image/png"/>
</draw:frame>
Ukraine's Minister of Ukraine Dmytro Kuleba has spent a telephone conversation with a worn -out viceremer and the Foreign Minister of Bulgaria Maria Gabriel.</text:p>
      <text:p text:style-name="P4">
According to Ukrinform, he reported this in <text:a xlink:type="simple" xlink:href="http://twitter.com/DmytroKuleba/status/1669373795562291200" text:style-name="Internet_20_link" text:visited-style-name="Visited_20_Internet_20_Link">
Twitter</text:a>
.</text:p>
      <text:p text:style-name="P4">
“During our first telephone conversation, I congratulated Maria Gabriel on her purpose. We discussed ways of activating bilateral cooperation. I thank you for the support of Ukraine on our journey to EU and NATO membership. I also asked Bulgaria to join the main group of a special tribunal ”,” I wrote <text:a xlink:type="simple" xlink:href="https://www.ukrinform.ua/tag-kuleba" text:style-name="Internet_20_link" text:visited-style-name="Visited_20_Internet_20_Link">
Kuleba</text:a>
.</text:p>
      <text:p text:style-name="P4">
In turn, Garbiel <text:a xlink:type="simple" xlink:href="http://twitter.com/GabrielMariya/status/1669368784476426240" text:style-name="Internet_20_link" text:visited-style-name="Visited_20_Internet_20_Link">
noted</text:a>
that Bulgaria expresses solidarity with Ukraine and the Ukrainian people.</text:p>
      <text:p text:style-name="P4">
<text:span text:style-name="T4">
 Read also: </text:span>
 <text:a xlink:type="simple" xlink:href="https://www.ukrinform.ua/rubric-world/3723151-parlament-estonii-uhvaliv-zaavu-na-pidtrimku-stvorenna-spectribunalu-dla-rf.html" text:style-name="Internet_20_link" text:visited-style-name="Visited_20_Internet_20_Link">
Parliament of Estonia has approved a statement to support the creation <text:span text:style-name="T4">
 special tribunal </text:span>
 U for the Russian Federation</text:a>
As reported by Ukrinform, on June 6, the Bulgaria Parliament approved the composition of the novel.</text:p>
      <text:p text:style-name="P4">
News Source: <text:a xlink:type="simple" xlink:href="https://www.ukrinform.ua/rubric-polytics/3723448-kuleba-zaprosiv-bolgariu-priednatisa-do-koalicii-zi-stvorenna-tribunalu-dla-rf.html" text:style-name="Internet_20_link" text:visited-style-name="Visited_20_Internet_20_Link">
https://www.ukrinform.ua/rubric-polytics/3723448-kuleba-zaprosiv-bolgariu-priednatisa-do-koalicii-zi-stvorenna-tribunalu-dla-rf.html</text:a>
</text:p>
      <!--NEWS-->
      <text:h text:style-name="P10" text:outline-level="1">
<text:span text:style-name="T4">
Luxembourg, Luxembourg has collected more than ₴ 34 million in the Ukrainian box office</text:span>
</text:h>
      <text:p text:style-name="P4">
Authors: Ukrinform (Person)</text:p>
      <text:p text:style-name="P4">
Publisher: Укринформ (Organization)</text:p>
      <text:p text:style-name="P4">
Published Time: 2023-06-15T20:19:00+03:00</text:p>
      <text:p text:style-name="P4">
Modified Time: 2023-06-15T20:19:00+03:00</text:p>
      <text:p text:style-name="P4">
Description: In nine weeks of rental, Antonio Lukich's tape "Luxembourg, Luxembourg" raised more than 34 million UAH. - Ukrinform.</text:p>
      <text:p text:style-name="P4">
Images: ['<text:a xlink:type="simple" xlink:href="https://static.ukrinform.com/photos/2023_06/thumb_files/630_360_1686848885-279.jpg" text:style-name="Internet_20_link" text:visited-style-name="Visited_20_Internet_20_Link">
630_360_16868...</text:a>
']</text:p>
      <text:p text:style-name="P4">
Tags: ['Кіно', 'Культура', 'Люксембург', 'фільм']</text:p>
      <text:p text:style-name="P4">
Type: Article</text:p>
      <!--METADATA-->
      <text:p text:style-name="P4">
<draw:frame draw:style-name="fr1" draw:name="Image257" text:anchor-type="as-char" svg:width="6.9236in" svg:height="3.956343in" draw:z-index="0">
<draw:image xlink:href="../Images/yкринформ/2023-06-15T20-19-00-03-00/630_360_1686848885-279.jpg" xlink:type="simple" xlink:show="embed" xlink:actuate="onLoad" draw:mime-type="image/jpeg"/>
</draw:frame>
For the nine -run rental, Antonio Lukich's tape "Luxembourg, Luxembourg" raised more than UAH 34 million.</text:p>
      <text:p text:style-name="P4">
This was reported by the press service of the State Cinema Agency in <text:a xlink:type="simple" xlink:href="https://www.facebook.com/ukrainefilmagency/posts/pfbid0dmiR1fcKGiF5QNvJpbcHpEwxZBDwFi88XbHcmo1ZX8MHPYHRCipW2eWx4RYVLoATl" text:style-name="Internet_20_link" text:visited-style-name="Visited_20_Internet_20_Link">
Facebook</text:a>
, reports Ukrinform.</text:p>
      <text:p text:style-name="P4">
" <text:a xlink:type="simple" xlink:href="https://www.ukrinform.ua/tag-kino" text:style-name="Internet_20_link" text:visited-style-name="Visited_20_Internet_20_Link">
 Film </text:a>
Luxembourg, Luxembourg has raised more than 34 million UAH after a day. The tape of the director Antoniolukich for nine weekends of rental saw 228 110 spectators, " - the testimony said.</text:p>
      <text:p text:style-name="P4">
The department also reminds that the movie is available for viewing in Konotop Yolexandria in Premiera cinemas, in Kiev in the Planet Cinema, Svitnik, Lira, Multiplex, as well as in Lviv Cinema Planet.</text:p>
      <text:p text:style-name="P4">
<text:span text:style-name="T4">
 Read also: </text:span>
 <text:a xlink:type="simple" xlink:href="https://www.ukrinform.ua/rubric-culture/3722347-mavka-zibrala-v-ukrainskomu-prokati-vze-ponad-150-miljoniv.html" text:style-name="Internet_20_link" text:visited-style-name="Visited_20_Internet_20_Link">
"<text:span text:style-name="T4">
 Mavka </text:span>
" has collected more than ₴ 150 million in the Ukrainian box office</text:a>
As it was reported, the movie "Luxembourg, Luxembourg" tells the story of the twin-twin ribbons, who will learn that their long-missed father became ill with Ulyuxembourg, after which they go on a journey to see him for the last time. -The ward "Mound and Agregat" -to take Ramil and Amil Nasirov.</text:p>
      <text:p text:style-name="P4">
News Source: <text:a xlink:type="simple" xlink:href="https://www.ukrinform.ua/rubric-culture/3723452-luksemburg-luksemburg-zibrav-v-ukrainskomu-prokati-vze-ponad-34-miljoni.html" text:style-name="Internet_20_link" text:visited-style-name="Visited_20_Internet_20_Link">
https://www.ukrinform.ua/rubric-culture/3723452-luksemburg-luksemburg-zibrav-v-ukrainskomu-prokati-vze-ponad-34-miljoni.html</text:a>
</text:p>
      <!--NEWS-->
      <text:h text:style-name="P10" text:outline-level="1">
<text:span text:style-name="T4">
Switzerland's ambassador to Ankara called to the Foreign Ministry through Anti -Turkish protest in Zurich</text:span>
</text:h>
      <text:p text:style-name="P4">
Authors: Ukrinform (Person)</text:p>
      <text:p text:style-name="P4">
Publisher: Укринформ (Organization)</text:p>
      <text:p text:style-name="P4">
Published Time: 2023-06-15T20:29:00+03:00</text:p>
      <text:p text:style-name="P4">
Modified Time: 2023-06-15T20:29:00+03:00</text:p>
      <text:p text:style-name="P4">
Description: Switzerland's ambassador to Ankara was summoned to the Ministry of Foreign Affairs in connection with the events of an anti -Turkish protest in Zurich. - Ukrinform.</text:p>
      <text:p text:style-name="P4">
Images: ['<text:a xlink:type="simple" xlink:href="https://static.ukrinform.com/photos/2023_06/thumb_files/630_360_1686850126-829.jpg" text:style-name="Internet_20_link" text:visited-style-name="Visited_20_Internet_20_Link">
630_360_16868...</text:a>
']</text:p>
      <text:p text:style-name="P4">
Tags: ['МЗС', 'Протест', 'Швейцарія', 'Туреччина']</text:p>
      <text:p text:style-name="P4">
Type: Article</text:p>
      <!--METADATA-->
      <text:p text:style-name="P4">
<draw:frame draw:style-name="fr1" draw:name="Image258" text:anchor-type="as-char" svg:width="6.9236in" svg:height="3.956343in" draw:z-index="0">
<draw:image xlink:href="../Images/yкринформ/2023-06-15T20-29-00-03-00/630_360_1686850126-829.jpg" xlink:type="simple" xlink:show="embed" xlink:actuate="onLoad" draw:mime-type="image/jpeg"/>
</draw:frame>
The Ministry of Foreign Affairs was summoned in Ankara in connection with an anti -Turkish protest in Zurich.</text:p>
      <text:p text:style-name="P4">
As Ukrinform reports, it reports <text:a xlink:type="simple" xlink:href="https://www.trthaber.com/haber/gundem/isvicrenin-ankara-buyukelcisi-disisleri-bakanligina-cagrildi-775178.html" text:style-name="Internet_20_link" text:visited-style-name="Visited_20_Internet_20_Link">
TT HABER</text:a>
.</text:p>
      <text:p text:style-name="P4">
“Diplomatic sources have spread information that the ambassador <text:a xlink:type="simple" xlink:href="https://www.ukrinform.ua/tag-svejcaria" text:style-name="Internet_20_link" text:visited-style-name="Visited_20_Internet_20_Link">
Switzerland</text:a>
In Ankara, Jean Daniel Rukh, the Deputy Minister and Ambassador to Jesmehmet Kemal Bozai called the Ministry of Foreign Affairs after the incident with the burning of the layout and the demonstration of the Bainer, directed against President Recep Taip Erdogan, in Zurich, ”the TV channel reports.</text:p>
      <text:p text:style-name="P4">
It is noted that at a meeting in the Turkish Foreign Ministry, Swiss Ambassadors emphasized that "these provocative actions against President Erdogan in no way accept." It was also necessary to immediately investigate the incident, install the perpetrators and take the necessary measures.</text:p>
      <text:p text:style-name="P4">
<text:span text:style-name="T4">
 Read also: </text:span>
 <text:a xlink:type="simple" xlink:href="https://www.ukrinform.ua/rubric-world/3687809-mzs-tureccini-zasudilo-spalenna-koranu-v-danii.html" text:style-name="Internet_20_link" text:visited-style-name="Visited_20_Internet_20_Link">
<text:span text:style-name="T4">
 Foreign Ministry </text:span>
 <text:span text:style-name="T4">
 Turkey </text:span>
 condemned the burning of the Koran in Denmark</text:a>
As reported by Ukrinform, earlier <text:a xlink:type="simple" xlink:href="https://www.ukrinform.ua/rubric-world/3658295-tureccina-viklikala-posla-niderlandiv-cerez-protest-z-rozirvanim-koranom.html" text:style-name="Internet_20_link" text:visited-style-name="Visited_20_Internet_20_Link">
Turkey called the Netherlands Ambassador</text:a>
In Ankara after a protest in the Hague with a torn Root.</text:p>
      <text:p text:style-name="P4">
News Source: <text:a xlink:type="simple" xlink:href="https://www.ukrinform.ua/rubric-world/3723453-posla-svejcarii-v-ankari-viklikali-do-mzs-cerez-antitureckij-protestu-u-curihu.html" text:style-name="Internet_20_link" text:visited-style-name="Visited_20_Internet_20_Link">
https://www.ukrinform.ua/rubric-world/3723453-posla-svejcarii-v-ankari-viklikali-do-mzs-cerez-antitureckij-protestu-u-curihu.html</text:a>
</text:p>
      <!--NEWS-->
      <text:h text:style-name="P10" text:outline-level="1">
<text:span text:style-name="T4">
The US Congress presented a bill on the transfer of confiscated assets of the Russian Federation of Ukraine</text:span>
</text:h>
      <text:p text:style-name="P4">
Authors: Ukrinform (Person)</text:p>
      <text:p text:style-name="P4">
Publisher: Укринформ (Organization)</text:p>
      <text:p text:style-name="P4">
Published Time: 2023-06-15T20:33:00+03:00</text:p>
      <text:p text:style-name="P4">
Modified Time: 2023-06-15T20:33:00+03:00</text:p>
      <text:p text:style-name="P4">
Description: The two -party group of members of the US Congress presented a project of the Law on the restoration of economic prosperity and opportunities for Ukrainians (Repo), which provides for the allocation of additional assistance to Ukraine at the expense of confiscated Russian assets. - Ukrinform.</text:p>
      <text:p text:style-name="P4">
Images: ['<text:a xlink:type="simple" xlink:href="https://static.ukrinform.com/photos/2019_11/thumb_files/630_360_1573026861-807.jpg" text:style-name="Internet_20_link" text:visited-style-name="Visited_20_Internet_20_Link">
630_360_15730...</text:a>
']</text:p>
      <text:p text:style-name="P4">
Tags: ['Законопроєкт', 'Гроші', 'Конгрес США', 'Війна з Росією']</text:p>
      <text:p text:style-name="P4">
Type: Article</text:p>
      <!--METADATA-->
      <text:p text:style-name="P4">
<draw:frame draw:style-name="fr1" draw:name="Image259" text:anchor-type="as-char" svg:width="6.9236in" svg:height="3.956343in" draw:z-index="0">
<draw:image xlink:href="../Images/yкринформ/2023-06-15T20-33-00-03-00/630_360_1573026861-807.jpg" xlink:type="simple" xlink:show="embed" xlink:actuate="onLoad" draw:mime-type="image/jpeg"/>
</draw:frame>
A two -party group of US Congress members presented a project of the Law "Conducting Economic Prosperity and Opportunities for Ukrainians"(REPO), which provides for the allocation of additional assistance to Ukraine at the expense of confiscated Russian assets.</text:p>
      <text:p text:style-name="P4">
This is stated in the official <text:a xlink:type="simple" xlink:href="https://www.foreign.senate.gov/press/rep/release/risch-whitehouse-mccaul-kaptur-reintroduce-legislation-to-repurpose-sovereign-russian-assets-for-ukraine" text:style-name="Internet_20_link" text:visited-style-name="Visited_20_Internet_20_Link">
message</text:a>
Released on Thursday on the website of the Committee on International Reports of the US Senate, Ukrinform reports.</text:p>
      <text:p text:style-name="P4">
“More than a year from the beginning of the full -scale war of the Russian Federation against Ukraine throughout the world, Russian state assets worth more than $ 300 million remain frozen. Given the cruelty <text:a xlink:type="simple" xlink:href="https://www.ukrinform.ua/tag-rosia" text:style-name="Internet_20_link" text:visited-style-name="Visited_20_Internet_20_Link">
Russia</text:a>
But its military crimes against the Ukrainian people will be correct that the Cost of the Government of the Russian Federation in the United States have been confiscated and re -profiled in order to help Ukraine to recover, ”one of the works of the bill Jim Rish said in this connection.</text:p>
      <text:p text:style-name="P4">
His colleague from the Democratic Party, who also spoke the document, Senator Sheldon Whitehaus, emphasized that hundreds of billions of dollars would come to the restoration of Ukraine.</text:p>
      <text:p text:style-name="P4">
"The two -party bill Repo guarantees that the United States - as an Obostransatlantic Alliance - can take a leading role in achieving this goal," the legislator stressed.</text:p>
      <text:p text:style-name="P4">
The law provides for the President of the United States to confiscate Russian sovereign assets frozen in the United States and transfer them to the reconstruction of Ukraine. It also prohibits the transfer of funds to Russian organizations that are re -inspired. In addition, the document instructs the President to work with allies and partners to create an international compensation mechanism in order to transfer to Ukraine confiscated assets of the Russian Federation.</text:p>
      <text:p text:style-name="P4">
<text:span text:style-name="T4">
 Read also: </text:span>
 <text:a xlink:type="simple" xlink:href="https://www.ukrinform.ua/rubric-economy/3720662-sbu-arestuvala-aktivi-rosijskogo-deputata-v-ukraini-na-ponad-180-miljoniv.html" text:style-name="Internet_20_link" text:visited-style-name="Visited_20_Internet_20_Link">
SBU arrested <text:span text:style-name="T4">
 assets </text:span>
 Russian deputy in Ukraine more than 180 million</text:a>
The bill also provides US State Department with additional resources for work with partners abroad for confiscation of additional sovereign assets in other countries.The bill was presented on Thursday in the US Senate Jim Rish and Sheldon Waithaus, the wrap of representatives - Congressman Michael McCol, Marsy Kapur, Joe Wilson, Steve Cohen, Thomas Kin, Mike Quiglii Brayan Fitzpatrick.</text:p>
      <text:p text:style-name="P4">
News Source: <text:a xlink:type="simple" xlink:href="https://www.ukrinform.ua/rubric-economy/3723456-u-kongresi-ssa-predstavili-zakonoproekt-pro-peredacu-konfiskovanih-aktiviv-rf-ukraini.html" text:style-name="Internet_20_link" text:visited-style-name="Visited_20_Internet_20_Link">
https://www.ukrinform.ua/rubric-economy/3723456-u-kongresi-ssa-predstavili-zakonoproekt-pro-peredacu-konfiskovanih-aktiviv-rf-ukraini.html</text:a>
</text:p>
      <!--NEWS-->
      <text:h text:style-name="P10" text:outline-level="1">
<text:span text:style-name="T4">
The enemy fired at Berislav and Cossack - is dead and wounded</text:span>
</text:h>
      <text:p text:style-name="P4">
Authors: Ukrinform (Person)</text:p>
      <text:p text:style-name="P4">
Publisher: Укринформ (Organization)</text:p>
      <text:p text:style-name="P4">
Published Time: 2023-06-15T20:40:00+03:00</text:p>
      <text:p text:style-name="P4">
Modified Time: 2023-06-15T20:40:00+03:00</text:p>
      <text:p text:style-name="P4">
Description: In the Kherson region, Russian military fired at the city of Berislav and the village of Cossack city, as a result of the shelling was killed by a 55-year-old man and an 86-year-old woman was injured.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Загибель', 'Війна з Росією', 'Берислав']</text:p>
      <text:p text:style-name="P4">
Type: Article</text:p>
      <!--METADATA-->
      <text:p text:style-name="P4">
<draw:frame draw:style-name="fr1" draw:name="Image260" text:anchor-type="as-char" svg:width="6.9236in" svg:height="3.956343in" draw:z-index="0">
<draw:image xlink:href="../Images/yкринформ/2023-06-15T20-40-00-03-00/630_360_1640330796-210.jpeg" xlink:type="simple" xlink:show="embed" xlink:actuate="onLoad" draw:mime-type="image/jpeg"/>
</draw:frame>
Nakherson region Russian military fired at the city of Berislav and the village of Kozatsk, a 55-year-old man and a 86-year-old woman was killed as a result of shelling.</text:p>
      <text:p text:style-name="P4">
On this in <text:a xlink:type="simple" xlink:href="https://t.me/olexandrprokudin/669" text:style-name="Internet_20_link" text:visited-style-name="Visited_20_Internet_20_Link">
telegram</text:a>
Alexander Prodkudin reported to the heads of the Khiorson Military Administration, reports Ukrinform.</text:p>
      <text:p text:style-name="P4">
“The Russian Army <text:a xlink:type="simple" xlink:href="https://www.ukrinform.ua/tag-obstril" text:style-name="Internet_20_link" text:visited-style-name="Visited_20_Internet_20_Link">
fired</text:a>
Berislav, a 55-year-old man died in his own apartment. Also, Russian aviation hit the Cossack. An 86 -year -old woman was injured there, she was being taken off, ”the head of the region wrote.</text:p>
      <text:p text:style-name="P4">
*!(https://www.ukrinform.ua/rubric-ato/3723376-vnaslidok-obstrilu-avdiivki-i-pivnicnogo-poraneni-semero-civilnih.html)It was reported that the Kherson region is currently under the constant units of Russian troops, every day the enemy kills and injures civilians and destroys the infrastructure objects of the region.</text:p>
      <text:p text:style-name="P4">
News Source: <text:a xlink:type="simple" xlink:href="https://www.ukrinform.ua/rubric-ato/3723458-vorog-obstrilav-berislav-ta-kozacke-e-zagiblij-i-poranena.html" text:style-name="Internet_20_link" text:visited-style-name="Visited_20_Internet_20_Link">
https://www.ukrinform.ua/rubric-ato/3723458-vorog-obstrilav-berislav-ta-kozacke-e-zagiblij-i-poranena.html</text:a>
</text:p>
      <!--NEWS-->
      <text:h text:style-name="P10" text:outline-level="1">
<text:span text:style-name="T4">
Zelensky invited Switzerland to join the preparation of the Global Peace Summit</text:span>
</text:h>
      <text:p text:style-name="P4">
Authors: Ukrinform (Person)</text:p>
      <text:p text:style-name="P4">
Publisher: Укринформ (Organization)</text:p>
      <text:p text:style-name="P4">
Published Time: 2023-06-15T20:50:00+03:00</text:p>
      <text:p text:style-name="P4">
Modified Time: 2023-06-15T20:50:00+03:00</text:p>
      <text:p text:style-name="P4">
Description: President of Ukraine Volodymyr Zelensky invited Switzerland to join the preparation of the Global Peace Summit and to show his leadership in the formula in which her experience can be the most useful for the world. - Ukrinform.</text:p>
      <text:p text:style-name="P4">
Images: ['<text:a xlink:type="simple" xlink:href="https://static.ukrinform.com/photos/2023_06/thumb_files/630_360_1686849169-690.jpeg" text:style-name="Internet_20_link" text:visited-style-name="Visited_20_Internet_20_Link">
630_360_16868...</text:a>
']</text:p>
      <text:p text:style-name="P4">
Tags: ['Парламент', 'Швейцарія', 'Зеленський']</text:p>
      <text:p text:style-name="P4">
Type: Article</text:p>
      <!--METADATA-->
      <text:p text:style-name="P4">
<draw:frame draw:style-name="fr1" draw:name="Image261" text:anchor-type="as-char" svg:width="6.9236in" svg:height="3.956343in" draw:z-index="0">
<draw:image xlink:href="../Images/yкринформ/2023-06-15T20-50-00-03-00/630_360_1686849169-690.jpeg" xlink:type="simple" xlink:show="embed" xlink:actuate="onLoad" draw:mime-type="image/jpeg"/>
</draw:frame>
President of Ukraine Volodymyr Zelensky invited Switzerland to join the preparation of the Global Peace Summit and to show her leadership in the formula, her experience can be the most useful for the world.</text:p>
      <text:p text:style-name="P4">
He said this in his video address to the Switzerland Parliament, which was presented in <text:a xlink:type="simple" xlink:href="https://t.me/V_Zelenskiy_official/6588" text:style-name="Internet_20_link" text:visited-style-name="Visited_20_Internet_20_Link">
telegram</text:a>
, reports Ukrinform.</text:p>
      <text:p text:style-name="P4">
"Last year - in the fall, at the G19 Summit - I introduced the Ukrainian formulaumir. Different states, different leaders are already involved in the efforts of the formula. It is created so that everyone in the world can choose for themselves a component of peace and safety recovery that can help To implement the most effective ... In March in our conversation with Mr. President of Schwitzerland, with Mr Berce, I presented the points of the formula and our approach to its realization. And now I invite you all, ladies and gentlemen, all of you, <text:a xlink:type="simple" xlink:href="https://www.ukrinform.ua/tag-svejcaria" text:style-name="Internet_20_link" text:visited-style-name="Visited_20_Internet_20_Link">
Switzarium</text:a>
, to join the preparation of the world of peace and show your leadership in that part of the formula, you consider your national experience the most useful for the world Tamir, "the President emphasized.</text:p>
      <text:p text:style-name="P4">
<text:span text:style-name="T5">
Viso: <text:a xlink:type="simple" xlink:href="https://t.me/OP_UA/9729" text:style-name="Internet_20_link" text:visited-style-name="Visited_20_Internet_20_Link">
op</text:a>
</text:span>
</text:p>
      <text:p text:style-name="P4">
He noted that there are partners who have chosen radiation food in the selling formula, others are ready to help with the return of children, what Russian occupiers deported into the aggressor and hiding from their relatives, and there are those who are ready to help with the restoration and with demining.</text:p>
      <text:p text:style-name="P4">
Zelensky expressed his gratitude to Switzerland that she did not remain indifferent, which Russia throws on our land by its aggression, and supported common European sanctions against Russia. "This is an important solidarity because the sanctions are being finalized. They should be strengthened," the President said.</text:p>
      <text:p text:style-name="P4">
<text:span text:style-name="T4">
 Read also: </text:span>
 <text:a xlink:type="simple" xlink:href="https://www.ukrinform.ua/rubric-ato/3723451-zelenskij-zvernuvsa-do-parlamentu-svejcarii-prosimo-zbrou-sob-v-ukraini-znovu-buv-mir.html" text:style-name="Internet_20_link" text:visited-style-name="Visited_20_Internet_20_Link">
re -export of weapons for protection of Ukraine: <text:span text:style-name="T4">
 Zelensky </text:span>
 appealed to the Switzerland Parliament</text:a>
According to him, sanctions and weapons help to restrict Russia's aggression, and they do not adapt to the pressure of the world.</text:p>
      <text:p text:style-name="P4">
In addition, he noted, it is extremely important to create an international tribunal, which will be a fair payment for the actions of the Russians.During a speech at the G7 summit in Hiroshima in May, Zelensky suggested that Ulipna gather an international summit dedicated to the Ukrainian formula of peace.</text:p>
      <text:p text:style-name="P4">
<text:span text:style-name="T5">
Foto: op</text:span>
</text:p>
      <text:p text:style-name="P4">
News Source: <text:a xlink:type="simple" xlink:href="https://www.ukrinform.ua/rubric-polytics/3723463-zelenskij-zaprosiv-svejcariu-priednatisa-do-pidgotovki-globalnogo-samitu-miru.html" text:style-name="Internet_20_link" text:visited-style-name="Visited_20_Internet_20_Link">
https://www.ukrinform.ua/rubric-polytics/3723463-zelenskij-zaprosiv-svejcariu-priednatisa-do-pidgotovki-globalnogo-samitu-miru.html</text:a>
</text:p>
      <!--NEWS-->
      <text:h text:style-name="P10" text:outline-level="1">
<text:span text:style-name="T4">
UPL clubs are close to creating a single television - media</text:span>
</text:h>
      <text:p text:style-name="P4">
Authors: Ukrinform (Person)</text:p>
      <text:p text:style-name="P4">
Publisher: Укринформ (Organization)</text:p>
      <text:p text:style-name="P4">
Published Time: 2023-06-15T20:50:47+03:00</text:p>
      <text:p text:style-name="P4">
Modified Time: 2023-06-15T20:50:47+03:00</text:p>
      <text:p text:style-name="P4">
Description: The possibility of broadcasting fights on YouTube is considered. - Ukrinform.</text:p>
      <text:p text:style-name="P4">
Images: ['<text:a xlink:type="simple" xlink:href="https://static.ukrinform.com/photos/2023_06/thumb_files/630_360_1686851360-547.jpg" text:style-name="Internet_20_link" text:visited-style-name="Visited_20_Internet_20_Link">
630_360_16868...</text:a>
']</text:p>
      <text:p text:style-name="P4">
Tags: ['Футбол']</text:p>
      <text:p text:style-name="P4">
Type: Article</text:p>
      <!--METADATA-->
      <text:p text:style-name="P4">
<draw:frame draw:style-name="fr1" draw:name="Image262" text:anchor-type="as-char" svg:width="6.9236in" svg:height="3.956343in" draw:z-index="0">
<draw:image xlink:href="../Images/yкринформ/2023-06-15T20-50-47-03-00/630_360_1686851360-547.jpg" xlink:type="simple" xlink:show="embed" xlink:actuate="onLoad" draw:mime-type="image/jpeg"/>
</draw:frame>
The possibility of broadcasting fights on YouTube is considered.</text:p>
      <text:p text:style-name="P4">
The centralized pool of the rights to television duels after the Universons-2022/23 broke out the differences, resulting in the Agreement of Issetanta Sports and has not been fully implemented, [reports] <text:a xlink:type="simple" xlink:href="https://www.sportbusiness.com/news/exclusive-ukrainian-clubs-close-to-tv-pact-eye-youtube-project/" text:style-name="Internet_20_link" text:visited-style-name="Visited_20_Internet_20_Link">
reports</text:a>
Sportbusiness, reports Ukrinform.</text:p>
      <text:p text:style-name="P4">
Representatives of 16 UPL clubs will be gathered to the meeting tomorrow so that the final strokes under the agreement on the creation of a single television.</text:p>
      <text:p text:style-name="P4">
It is known that among the working options, the possibility of broadcasting the UPL matches in the season-2023/24 on the YouTube platform is considered.</text:p>
      <text:p text:style-name="P4">
<text:span text:style-name="T4">
 Read also: </text:span>
 <text:a xlink:type="simple" xlink:href="https://www.ukrinform.ua/rubric-sports/3722896-ingulec-postupivsa-lnz-cerkasam-i-viletiv-z-upl.html" text:style-name="Internet_20_link" text:visited-style-name="Visited_20_Internet_20_Link">
Ingulets gave way to Cherkasy LNZ and flew from <text:span text:style-name="T4">
 UPL </text:span>
</text:a>
As reported by Ukrinform earlier, Setanta Sports offered 6 million eurozes television right to UPL clubs for the 2023/24 season, but they aim to create a product-UPL-TV.</text:p>
      <text:p text:style-name="P4">
Photo: upl.ua</text:p>
      <text:p text:style-name="P4">
News Source: <text:a xlink:type="simple" xlink:href="https://www.ukrinform.ua/rubric-sports/3723460-klubi-upl-blizki-do-stvorenna-edinogo-telepulu-zmi.html" text:style-name="Internet_20_link" text:visited-style-name="Visited_20_Internet_20_Link">
https://www.ukrinform.ua/rubric-sports/3723460-klubi-upl-blizki-do-stvorenna-edinogo-telepulu-zmi.html</text:a>
</text:p>
      <!--NEWS-->
      <text:h text:style-name="P10" text:outline-level="1">
<text:span text:style-name="T4">
The Armed Forces Air Force warned about the Shahheda movement in the south</text:span>
</text:h>
      <text:p text:style-name="P4">
Authors: Ukrinform (Person)</text:p>
      <text:p text:style-name="P4">
Publisher: Укринформ (Organization)</text:p>
      <text:p text:style-name="P4">
Published Time: 2023-06-15T20:56:00+03:00</text:p>
      <text:p text:style-name="P4">
Modified Time: 2023-06-15T23:56:00+03:00</text:p>
      <text:p text:style-name="P4">
Description: In the evening of June 15, in the south of Ukraine, several shock UAVs of the Shahaneda type were recorded. - Ukrinform.</text:p>
      <text:p text:style-name="P4">
Images: ['<text:a xlink:type="simple" xlink:href="https://static.ukrinform.com/photos/2023_06/thumb_files/630_360_1686799345-820.jpeg" text:style-name="Internet_20_link" text:visited-style-name="Visited_20_Internet_20_Link">
630_360_16867...</text:a>
']</text:p>
      <text:p text:style-name="P4">
Tags: ['БПЛА', 'Війна з Росією', 'Повітряна тривога', 'Південь України']</text:p>
      <text:p text:style-name="P4">
Type: Article</text:p>
      <!--METADATA-->
      <text:p text:style-name="P4">
<draw:frame draw:style-name="fr1" draw:name="Image263" text:anchor-type="as-char" svg:width="6.9236in" svg:height="3.956343in" draw:z-index="0">
<draw:image xlink:href="../Images/yкринформ/2023-06-15T20-56-00-03-00/630_360_1686799345-820.jpeg" xlink:type="simple" xlink:show="embed" xlink:actuate="onLoad" draw:mime-type="image/jpeg"/>
</draw:frame>
In the evening of June 15, in the south of Ukraine, several shock UAVs of the Shahaneda type were recorded.</text:p>
      <text:p text:style-name="P4">
Ukrinform transfers this with <text:a xlink:type="simple" xlink:href="https://t.me/kpszsu/2565" text:style-name="Internet_20_link" text:visited-style-name="Visited_20_Internet_20_Link">
reference</text:a>
The Vergal forces of the Armed Forces of Ukraine.</text:p>
      <text:p text:style-name="P4">
"The traffic of several shock UAVs of the Shahaneda type in the south!Go to the shelter!", - the message reads.</text:p>
      <text:p text:style-name="P4">
<text:span text:style-name="T4">
 Read also: </text:span>
 <text:span text:style-name="T4">
 <text:a xlink:type="simple" xlink:href="https://www.ukrinform.ua/rubric-regions/3723396-u-hersonskij-gromadi-zapracuvala-sirena-aka-spovisae-pro-povitranu-trivogu.html" text:style-name="Internet_20_link" text:visited-style-name="Visited_20_Internet_20_Link">
In the Kherson community, a siren that reports on air alarm has been launched</text:a>
</text:span>
</text:p>
      <text:p text:style-name="P4">
Currently, air alarm has been declared in the territory of Kherson and Mykolaiv region. People are urged to immediately go to the cover of civil protection.</text:p>
      <text:p text:style-name="P4">
</text:p>
      <text:p text:style-name="P4">
News Source: <text:a xlink:type="simple" xlink:href="https://www.ukrinform.ua/rubric-regions/3723513-povitrani-sili-zsu-poperedili-pro-ruh-sahediv-na-pivdni.html" text:style-name="Internet_20_link" text:visited-style-name="Visited_20_Internet_20_Link">
https://www.ukrinform.ua/rubric-regions/3723513-povitrani-sili-zsu-poperedili-pro-ruh-sahediv-na-pivdni.html</text:a>
</text:p>
      <!--NEWS-->
      <text:h text:style-name="P10" text:outline-level="1">
<text:span text:style-name="T4">
Due to Kakhovskaya hydroelectric power plants, 37 settlements remain flooded</text:span>
</text:h>
      <text:p text:style-name="P4">
Authors: Ukrinform (Person)</text:p>
      <text:p text:style-name="P4">
Publisher: Укринформ (Organization)</text:p>
      <text:p text:style-name="P4">
Published Time: 2023-06-15T20:57:00+03:00</text:p>
      <text:p text:style-name="P4">
Modified Time: 2023-06-15T20:57:00+03:00</text:p>
      <text:p text:style-name="P4">
Description: As a result of the exploration of the Kakhovskaya hydroelectric power plants, 37 settlements remain flooded, of which 20 are in the territory controlled by Ukraine. - Ukrinform.</text:p>
      <text:p text:style-name="P4">
Images: ['<text:a xlink:type="simple" xlink:href="https://static.ukrinform.com/photos/2023_06/thumb_files/630_360_1686851044-839.jpg" text:style-name="Internet_20_link" text:visited-style-name="Visited_20_Internet_20_Link">
630_360_16868...</text:a>
']</text:p>
      <text:p text:style-name="P4">
Tags: ['Вода', 'Каховська ГЕС', 'Затоплення']</text:p>
      <text:p text:style-name="P4">
Type: Article</text:p>
      <!--METADATA-->
      <text:p text:style-name="P4">
<draw:frame draw:style-name="fr1" draw:name="Image265" text:anchor-type="as-char" svg:width="6.9236in" svg:height="3.956343in" draw:z-index="0">
<draw:image xlink:href="../Images/yкринформ/2023-06-15T20-57-00-03-00/630_360_1686851044-839.jpg" xlink:type="simple" xlink:show="embed" xlink:actuate="onLoad" draw:mime-type="image/jpeg"/>
</draw:frame>
As a result of the heating of the Kakhovka hydroelectric power plants, 37hal points remain flooded, of which 20 are in the territory controlled by Ukraine.</text:p>
      <text:p text:style-name="P4">
About it in <text:a xlink:type="simple" xlink:href="https://t.me/Klymenko_MVS/17" text:style-name="Internet_20_link" text:visited-style-name="Visited_20_Internet_20_Link">
telegram</text:a>
Igor Klimenko reported to the Minister of Internal Affairs, Ukrinform reports.</text:p>
      <text:p text:style-name="P4">
“37 settlements remain flooded, of which 20 are on the territory controlled by Ukraine. These are more than 1800 homes, ”Klimenko said.</text:p>
      <text:p text:style-name="P4">
He noted that there are 68 motor pumps in the Kherson region. Currently pumping 60 thousand tons <text:a xlink:type="simple" xlink:href="https://www.ukrinform.ua/tag-voda" text:style-name="Internet_20_link" text:visited-style-name="Visited_20_Internet_20_Link">
water</text:a>
Of the 245 houses of the cellars of Kherson.</text:p>
      <text:p text:style-name="P4">
In addition, in the territory of the settlements where the water came out, there are changes. They also work out the territory of the documentation group.</text:p>
      <text:p text:style-name="P4">
According to Klimenko, more than 220 inspections of the premises of citizens have been conducted. More than 3700 appeals from the residents of Kherson region have been recorded about damage to the property. At the same time, more than 760 applications were made from the residents of the left -bank part of the region.</text:p>
      <text:p text:style-name="P4">
<text:span text:style-name="T4">
 Read also: </text:span>
 <text:a xlink:type="simple" xlink:href="https://www.ukrinform.ua/rubric-regions/3723439-za-den-u-hersoni-vidkacali-bils-ak-22-tisaci-ton-vodi-z-budinkiv-ta-pidvaliv.html" text:style-name="Internet_20_link" text:visited-style-name="Visited_20_Internet_20_Link">
for <text:span text:style-name="T4">
 day </text:span>
 U <text:span text:style-name="T4">
 Kherson </text:span>
 <text:span text:style-name="T4">
 pumped </text:span>
 <text:span text:style-name="T4">
 </text:span>
 more <text:span text:style-name="T4">
 as 22 </text:span>
 thousand <text:span text:style-name="T4">
 </text:span>
 tone <text:span text:style-name="T4">
 </text:span>
 <text:span text:style-name="T4">
 Water </text:span>
 with <text:span text:style-name="T4">
 houses </text:span>
 and <text:span text:style-name="T4">
 cellars </text:span>
</text:a>
The epidemiological situation, Klimenko noted, is controlled.</text:p>
      <text:p text:style-name="P4">
“But I urge citizens to vaccinate their animals. In the Kherson region, 7 thousand doses of rabies vaccine were also imported. Vaccination is needed to minimize the risks of outbreaks of any diseases and epidemics, ”the Minister of Internal Affairs proclaimed.</text:p>
      <text:p text:style-name="P4">
As reported <text:a xlink:type="simple" xlink:href="https://www.ukrinform.ua/rubric-regions/3723093-u-snigurivskij-gromadi-na-mikolaivsini-riven-vodi-znizivsa-na-ponad-34-metra.html" text:style-name="Internet_20_link" text:visited-style-name="Visited_20_Internet_20_Link">
Ukrinform</text:a>
, in the Deo -Kupovan Snigurov community, water has already decreased by more than 3.4 meters in the Mykolaiv region.</text:p>
      <text:p text:style-name="P4">
<text:span text:style-name="T5">
Foto: SNNS</text:span>
</text:p>
      <text:p text:style-name="P4">
News Source: <text:a xlink:type="simple" xlink:href="https://www.ukrinform.ua/rubric-regions/3723464-cerez-pidriv-kahovskoi-ges-pidtoplenimi-zalisautsa-37-naselenih-punktiv.html" text:style-name="Internet_20_link" text:visited-style-name="Visited_20_Internet_20_Link">
https://www.ukrinform.ua/rubric-regions/3723464-cerez-pidriv-kahovskoi-ges-pidtoplenimi-zalisautsa-37-naselenih-punktiv.html</text:a>
</text:p>
      <!--NEWS-->
      <text:h text:style-name="P10" text:outline-level="1">
<text:span text:style-name="T4">
The IAEA will continue to monitor the pond</text:span>
</text:h>
      <text:p text:style-name="P4">
Authors: Ukrinform (Person)</text:p>
      <text:p text:style-name="P4">
Publisher: Укринформ (Organization)</text:p>
      <text:p text:style-name="P4">
Published Time: 2023-06-15T21:08:00+03:00</text:p>
      <text:p text:style-name="P4">
Modified Time: 2023-06-15T21:08:00+03:00</text:p>
      <text:p text:style-name="P4">
Description: The CEO Rafael Grosssey said that the observers of the organization will continue to monitor the pond of the Zaporizhzhya NPP. - Ukrinform.</text:p>
      <text:p text:style-name="P4">
Images: ['<text:a xlink:type="simple" xlink:href="https://static.ukrinform.com/photos/2023_03/thumb_files/630_360_1680164641-712.jpg" text:style-name="Internet_20_link" text:visited-style-name="Visited_20_Internet_20_Link">
630_360_16801...</text:a>
']</text:p>
      <text:p text:style-name="P4">
Tags: ['МАГАТЕ', 'Каховська ГЕС', 'Запорізька АЕС', 'Війна з Росією']</text:p>
      <text:p text:style-name="P4">
Type: Article</text:p>
      <!--METADATA-->
      <text:p text:style-name="P4">
<draw:frame draw:style-name="fr1" draw:name="Image266" text:anchor-type="as-char" svg:width="6.9236in" svg:height="3.956343in" draw:z-index="0">
<draw:image xlink:href="../Images/yкринформ/2023-06-15T21-08-00-03-00/630_360_1680164641-712.jpg" xlink:type="simple" xlink:show="embed" xlink:actuate="onLoad" draw:mime-type="image/jpeg"/>
</draw:frame>
CEO Raphael Grosssey said that the observers of organizations will be carefully monitored at the rate of the Zaporizhzhya NPP.</text:p>
      <text:p text:style-name="P4">
As Ukrinform reports, he said in published in <text:a xlink:type="simple" xlink:href="https://twitter.com/rafaelmgrossi/status/1669388059656306688" text:style-name="Internet_20_link" text:visited-style-name="Visited_20_Internet_20_Link">
Twitter</text:a>
Video, after your visit to the ZPP.</text:p>
      <text:p text:style-name="P4">
“With the amount of water that is here(In the cooler pond-ed.), NPPs can be safe. The NPP will work to replenish the water so that its safety functions can continue to work properly. Of course, this is what we will continue to watch carefully, ”Grossi said.</text:p>
      <text:p text:style-name="P4">
<text:span text:style-name="T4">
 Read also: </text:span>
 <text:span text:style-name="T4">
 [CEO of Grossi's CEO began to visit Zaporizhzhya)(https://www.ukrinform.ua/rubric-economy/3723174-gendirektor-magate-grossi-rozpocav-vizit-na-zaporizku-aes.html)</text:span>
</text:p>
      <text:p text:style-name="P4">
He added that it is very important that the water level in the cooler is maintained as it is now.</text:p>
      <text:p text:style-name="P4">
“There is evaporation. There may be some origins, but it is important that the water level is maintained at the same level, ”said the CEO of the IAEA.</text:p>
      <text:p text:style-name="Quotations">

<text:p text:style-name="P4">
Today, I Visited the <text:a xlink:type="simple" xlink:href="https://twitter.com/hashtag/Zaporizhzhya" text:style-name="Internet_20_link" text:visited-style-name="Visited_20_Internet_20_Link">
#Zaporizhzhya&gt;
</text:a>
&gt;
 nuclear power plant to assess the situation after the catastrophic Nova&gt;
 Kakhovka dam flooding. <text:a xlink:type="simple" xlink:href="https://t.co/TSO5ml0cJa" text:style-name="Internet_20_link" text:visited-style-name="Visited_20_Internet_20_Link">
 pic.twitter.com/TSO5ml0cJa&gt;
 </text:a>
&gt;
&gt;
 - Rafael Marianogrossi(@rafaelmgrossi)<text:a xlink:type="simple" xlink:href="https://twitter.com/rafaelmgrossi/status/1669388059656306688" text:style-name="Internet_20_link" text:visited-style-name="Visited_20_Internet_20_Link">
 June 15, 2023&gt;
 </text:a>
<text:span text:style-name="T4">
 Read also: </text:span>
 <text:span text:style-name="T4">
 <text:a xlink:type="simple" xlink:href="https://www.ukrinform.ua/rubric-economy/3722541-magate-rozrobilo-programu-dopomogi-ukraini-u-podolanni-naslidkiv-pidrivu-kahovskoi-dambi.html" text:style-name="Internet_20_link" text:visited-style-name="Visited_20_Internet_20_Link">
IAEA has developed a program of assistance to Ukraine in the overcome of the Kakhovsky Dam Blocation</text:a>
</text:span>
</text:p>

</text:p>
      <text:p text:style-name="P4">
As reported by Ukrinform, June 15 _ <text:span text:style-name="T4">
 <text:a xlink:type="simple" xlink:href="https://www.ukrinform.ua/rubric-economy/3723174-gendirektor-magate-grossi-rozpocav-vizit-na-zaporizku-aes.html" text:style-name="Internet_20_link" text:visited-style-name="Visited_20_Internet_20_Link">
Grossi started a visit</text:a>
</text:span>
 _ on temporarily captured by Russian wars <text:span text:style-name="T4">
 <text:a xlink:type="simple" xlink:href="https://www.ukrinform.ua/tag-zaporizka-aes" text:style-name="Internet_20_link" text:visited-style-name="Visited_20_Internet_20_Link">
Zaporizhzhya NPP</text:a>
 </text:span>
.</text:p>
      <text:p text:style-name="P4">
News Source: <text:a xlink:type="simple" xlink:href="https://www.ukrinform.ua/rubric-economy/3723468-magate-prodovzit-uvazno-steziti-za-stavkomoholodzuvacem-zaes-grossi.html" text:style-name="Internet_20_link" text:visited-style-name="Visited_20_Internet_20_Link">
https://www.ukrinform.ua/rubric-economy/3723468-magate-prodovzit-uvazno-steziti-za-stavkomoholodzuvacem-zaes-grossi.html</text:a>
</text:p>
      <!--NEWS-->
      <text:h text:style-name="P10" text:outline-level="1">
<text:span text:style-name="T4">
Podolyak urged to find out the news of a counter -offensive from the Armed Forces</text:span>
</text:h>
      <text:p text:style-name="P4">
Authors: Ukrinform (Person)</text:p>
      <text:p text:style-name="P4">
Publisher: Укринформ (Organization)</text:p>
      <text:p text:style-name="P4">
Published Time: 2023-06-15T21:15:00+03:00</text:p>
      <text:p text:style-name="P4">
Modified Time: 2023-06-15T21:15:00+03:00</text:p>
      <text:p text:style-name="P4">
Description: The office of the President of Ukraine emphasizes that the news of a counter -offensive can only be trusted from the Armed Forces of Ukraine. - Ukrinform.</text:p>
      <text:p text:style-name="P4">
Images: ['<text:a xlink:type="simple" xlink:href="https://static.ukrinform.com/photos/2022_03/thumb_files/630_360_1647521740-212.jpeg" text:style-name="Internet_20_link" text:visited-style-name="Visited_20_Internet_20_Link">
630_360_16475...</text:a>
']</text:p>
      <text:p text:style-name="P4">
Tags: ['Пропаганда', 'ЗСУ', 'Подоляк', 'Війна з Росією', 'Контрнаступ']</text:p>
      <text:p text:style-name="P4">
Type: Article</text:p>
      <!--METADATA-->
      <text:p text:style-name="P4">
<draw:frame draw:style-name="fr1" draw:name="Image267" text:anchor-type="as-char" svg:width="6.9236in" svg:height="3.956343in" draw:z-index="0">
<draw:image xlink:href="../Images/yкринформ/2023-06-15T21-15-00-03-00/630_360_1647521740-212.jpeg" xlink:type="simple" xlink:show="embed" xlink:actuate="onLoad" draw:mime-type="image/jpeg"/>
</draw:frame>
The Office of the President of Ukraine emphasizes that only the Armed Forces of Ukraine can be trusted about the counter -offensive.</text:p>
      <text:p text:style-name="P4">
He wrote about it in <text:a xlink:type="simple" xlink:href="https://twitter.com/Podolyak_M/status/1669374290481799169" text:style-name="Internet_20_link" text:visited-style-name="Visited_20_Internet_20_Link">
Twitter</text:a>
Advisor to the head of the president Mikhail Podolyak, Ukrinform reports.</text:p>
      <text:p text:style-name="P4">
"About the counter -offensive and commentators ... The Russian propagandist offers only a foamer -greener ... Anonymous" European or American official "sitting thousands of kilometers from the front line, offers only" blinding ". He is unlikely 'Electric specificity, listen only to music that the Armed Forces is created daily, "Podolyak said.</text:p>
      <text:p text:style-name="P4">
<text:span text:style-name="T4">
 Read also: </text:span>
 <text:span text:style-name="T4">
 <text:a xlink:type="simple" xlink:href="https://www.ukrinform.ua/rubric-polytics/3721387-bezgluzdo-i-vbivco-dla-ukraini-i-evropi-podolak-pro-peregovori-z-ninisnim-moskovskim-rezimom.html" text:style-name="Internet_20_link" text:visited-style-name="Visited_20_Internet_20_Link">
pointless and murdered for Ukraine and Europe: Podolyak protrudes with the current Moscow regime</text:a>
</text:span>
</text:p>
      <text:p text:style-name="P4">
As reported, the UA Anti Spam Bot Volunteer Project team develops, which will block comments on the Armed Forces Counter-offshore in the Telegram-channel groups.</text:p>
      <text:p text:style-name="P4">
Deputy Minister of Defense Anna Malyar said on the air of the television "Unin" that _ <text:span text:style-name="T4">
 <text:a xlink:type="simple" xlink:href="https://www.ukrinform.ua/rubric-ato/3723430-na-vsih-napramkah-e-prosuvanna-blizko-kilometra-minoboroni-pro-situaciu-na-fronti.html" text:style-name="Internet_20_link" text:visited-style-name="Visited_20_Internet_20_Link">
offensive actions of the Armed Forces of Ukraine are taking place</text:a>
</text:span>
 _ Despite the crazy enemy in different parts of the front, the successes are different, but they are everywhere.</text:p>
      <text:p text:style-name="P4">
News Source: <text:a xlink:type="simple" xlink:href="https://www.ukrinform.ua/rubric-ato/3723476-podolak-zaklikav-diznavatis-novini-pro-kontrnastup-lise-vid-zsu.html" text:style-name="Internet_20_link" text:visited-style-name="Visited_20_Internet_20_Link">
https://www.ukrinform.ua/rubric-ato/3723476-podolak-zaklikav-diznavatis-novini-pro-kontrnastup-lise-vid-zsu.html</text:a>
</text:p>
      <!--NEWS-->
      <text:h text:style-name="P10" text:outline-level="1">
<text:span text:style-name="T4">
Zelensky Parliament of Switzerland: the source of war and the cause of aggression - outside the borders of Ukraine</text:span>
</text:h>
      <text:p text:style-name="P4">
Authors: Ukrinform (Person)</text:p>
      <text:p text:style-name="P4">
Publisher: Укринформ (Organization)</text:p>
      <text:p text:style-name="P4">
Published Time: 2023-06-15T21:19:00+03:00</text:p>
      <text:p text:style-name="P4">
Modified Time: 2023-06-15T21:19:00+03:00</text:p>
      <text:p text:style-name="P4">
Description: President of Ukraine Volodymyr Zelensky states that Ukraine has never been a source of invading wars, it still remains the territory of peace, this war has come from Russia. - Ukrinform.</text:p>
      <text:p text:style-name="P4">
Images: ['<text:a xlink:type="simple" xlink:href="https://static.ukrinform.com/photos/2023_06/thumb_files/630_360_1686849169-798.jpeg" text:style-name="Internet_20_link" text:visited-style-name="Visited_20_Internet_20_Link">
630_360_16868...</text:a>
']</text:p>
      <text:p text:style-name="P4">
Tags: ['Швейцарія', 'Україна', 'Зеленський', 'Війна з Росією']</text:p>
      <text:p text:style-name="P4">
Type: Article</text:p>
      <!--METADATA-->
      <text:p text:style-name="P4">
<draw:frame draw:style-name="fr1" draw:name="Image268" text:anchor-type="as-char" svg:width="6.9236in" svg:height="3.956343in" draw:z-index="0">
<draw:image xlink:href="../Images/yкринформ/2023-06-15T21-19-00-03-00/630_360_1686849169-798.jpeg" xlink:type="simple" xlink:show="embed" xlink:actuate="onLoad" draw:mime-type="image/jpeg"/>
</draw:frame>
President of Ukraine Volodymyr Zelensky states that Ukraine has never been a source of warfare wars, it still remains the territory of peace, this war of Prischlase Russia.</text:p>
      <text:p text:style-name="P4">
He said this in an appeal to Switzerland Parliament, where there is now a proceeding on the re -export of weapons for the protection of Ukraine, whose video is presented in <text:a xlink:type="simple" xlink:href="https://t.me/V_Zelenskiy_official/6588" text:style-name="Internet_20_link" text:visited-style-name="Visited_20_Internet_20_Link">
telegram</text:a>
, reports Ukrinform.</text:p>
      <text:p text:style-name="P4">
"Ukraine has never been a source of any invading wars. And even now, although it sounds somewhat paradoxical, Ukrainian land is the territory of peace, the goddelo of this <text:a xlink:type="simple" xlink:href="https://www.ukrinform.ua/tag-vijna" text:style-name="Internet_20_link" text:visited-style-name="Visited_20_Internet_20_Link">
war</text:a>
, the source and cause of agression are outside our borders, "the President said.</text:p>
      <text:p text:style-name="P4">
<text:span text:style-name="T5">
Viso: <text:a xlink:type="simple" xlink:href="https://t.me/OP_UA/9729" text:style-name="Internet_20_link" text:visited-style-name="Visited_20_Internet_20_Link">
op</text:a>
</text:span>
</text:p>
      <text:p text:style-name="P4">
He appealed to the parliamentarians of Swiss to imagine how to fall asleep every night, our people are checking in the news whether there is a warning of pro -Russian bombing aviation that goes on the border of launching missiles by the Naddaspian Sea or somewhere. "It is more than one and a half thousand kilometers from our land!There is a war on the wings. shelter, "Zelensky explained.</text:p>
      <text:p text:style-name="P4">
He also spoke about how Ukrainian communities bordering on Russia live. In his words, these are three areas that are constantly suffering from Suterrorist shelling from the Russian territory almost every night and daily. "They are being shot across the border from the territory of Russia from artillery or mortars, rocket -propelled airbags ... It is a death or threat of death that comes to the landlord from Russia," the President said.</text:p>
      <text:p text:style-name="P4">
In addition, Zelensky emphasized, hundreds of Ukrainian families have lost their native margins of Iranian drones-Kamikadze-"Shahaned", which the Russians launch in our cities almost every night, and they take our people's lives, constantly destroy our infrastructure!"And all this is also the death that has come to the Irrigation," he emphasized.</text:p>
      <text:p text:style-name="P4">
And, according to him, there is nothing in this cruel war on our land, absolutely nothing that would do our land, our people, it is our Ukrainian source of war or the territory of those who want to seize something in another noun.That is why, he emphasized, any impartial look would testify one thing: if Russia had not brought war to our peaceful Ukrainian land, then the war would be, the source of evil and death-outside our borders.</text:p>
      <text:p text:style-name="P4">
The President explained that supporting Ukraine, the world supports the protection against war. "That is why solidarity with our people show, in particular, even those nations that we had no meaningful relations until February 24, 2022, when Russia transformed hybrid aggression against our country to Open -large -scale warride war, ”he said.</text:p>
      <text:p text:style-name="P4">
In this context, Zelensky expressed gratitude to all countries of the civilized world for every package of sanctions against Russia, which limit Russian terrorist potential, for every unit B The terrorist state.</text:p>
      <text:p text:style-name="P4">
<text:span text:style-name="T4">
 Read also: </text:span>
 <text:a xlink:type="simple" xlink:href="https://www.ukrinform.ua/rubric-ato/3723451-zelenskij-zvernuvsa-do-parlamentu-svejcarii-prosimo-zbrou-sob-v-ukraini-znovu-buv-mir.html" text:style-name="Internet_20_link" text:visited-style-name="Visited_20_Internet_20_Link">
<text:span text:style-name="T4">
 re -export </text:span>
 Weapons for Ukraine's protection: Zelensky turned to the Switzerland Parliament</text:a>
It has been reported that Switzerland continues to maintain neutrality, does not provide a waste and does not allow re -export of Swiss weapons from other countries.</text:p>
      <text:p text:style-name="P4">
At the same time, June 7 <text:a xlink:type="simple" xlink:href="https://www.ukrinform.ua/rubric-world/3719556-senat-svejcarii-pidtrimav-reeksport-zbroi.html" text:style-name="Internet_20_link" text:visited-style-name="Visited_20_Internet_20_Link">
Switzerland's upper house approved the initiative</text:a>
, which will allow other states under certain conditions to re -export the weapons of Swiss production to countries involved in armed conflicts.</text:p>
      <text:p text:style-name="P4">
Foreign Minister of Ukraine Dmytro Kuleba expressed his gratitude for such a trick of unblocking the re -export of Swiss weapons.</text:p>
      <text:p text:style-name="P4">
Although before that on June 2 <text:a xlink:type="simple" xlink:href="https://www.ukrinform.ua/rubric-ato/3717289-u-svejcarii-provalili-zakon-pro-reeksport-zbroi-v-ukrainu.html" text:style-name="Internet_20_link" text:visited-style-name="Visited_20_Internet_20_Link">
the lower house of Parliament of Switzerland dismissed Lalazaconovroectk</text:a>
, known as "Lexukraine", which would allow the third states to transfer to Ukraine a marshwiss production. However, after the decision of the upper house, she will now be able to consider this issue again.</text:p>
      <text:p text:style-name="P4">
<text:span text:style-name="T5">
Foto: op</text:span>
</text:p>
      <text:p text:style-name="P4">
News Source: <text:a xlink:type="simple" xlink:href="https://www.ukrinform.ua/rubric-ato/3723472-zelenskij-parlamentu-svejcarii-dzerelo-vijni-j-pricina-agresii-poza-mezami-kordoniv-ukraini.html" text:style-name="Internet_20_link" text:visited-style-name="Visited_20_Internet_20_Link">
https://www.ukrinform.ua/rubric-ato/3723472-zelenskij-parlamentu-svejcarii-dzerelo-vijni-j-pricina-agresii-poza-mezami-kordoniv-ukraini.html</text:a>
</text:p>
      <!--NEWS-->
      <text:h text:style-name="P10" text:outline-level="1">
<text:span text:style-name="T4">
Zelensky discussed with President Costa Rica Creation of the International Tribunal for the Russian Federation</text:span>
</text:h>
      <text:p text:style-name="P4">
Authors: Ukrinform (Person)</text:p>
      <text:p text:style-name="P4">
Publisher: Укринформ (Organization)</text:p>
      <text:p text:style-name="P4">
Published Time: 2023-06-15T21:26:00+03:00</text:p>
      <text:p text:style-name="P4">
Modified Time: 2023-06-15T21:26:00+03:00</text:p>
      <text:p text:style-name="P4">
Description: President of Ukraine Volodymyr Zelensky had a telephone conversation with the President of Costa Rica Rodrigo Chavez Robles, discussing the situation in Kherson region after the Russian Hydroe Public Hydroelectric Power and the prospects for establishing the International Tribunal. - Ukrinform.</text:p>
      <text:p text:style-name="P4">
Images: ['<text:a xlink:type="simple" xlink:href="https://static.ukrinform.com/photos/2023_06/thumb_files/630_360_1686853473-722.jpg" text:style-name="Internet_20_link" text:visited-style-name="Visited_20_Internet_20_Link">
630_360_16868...</text:a>
']</text:p>
      <text:p text:style-name="P4">
Tags: ['Трибунал', 'Коста-Рика', 'Зеленський', 'Війна з Росією']</text:p>
      <text:p text:style-name="P4">
Type: Article</text:p>
      <!--METADATA-->
      <text:p text:style-name="P4">
<draw:frame draw:style-name="fr1" draw:name="Image269" text:anchor-type="as-char" svg:width="6.9236in" svg:height="3.956343in" draw:z-index="0">
<draw:image xlink:href="../Images/yкринформ/2023-06-15T21-26-00-03-00/630_360_1686853473-722.jpg" xlink:type="simple" xlink:show="embed" xlink:actuate="onLoad" draw:mime-type="image/jpeg"/>
</draw:frame>
President of Ukraine Volodymyr Zelensky had a telephone conversation with the President of Costa Rikirorodrigo Chavez Robles, discussed the situation in Kherson region after the Kakhovskaya hydroelectric power station and the prospects for the creation of the International Tribunal.</text:p>
      <text:p text:style-name="P4">
The head of state told about it in <text:a xlink:type="simple" xlink:href="https://t.me/V_Zelenskiy_official/6589" text:style-name="Internet_20_link" text:visited-style-name="Visited_20_Internet_20_Link">
telegram</text:a>
, reports Ukrinform.</text:p>
      <text:p text:style-name="P4">
"He had a telephone conversation with the President of Costa Richa Rodrigo Chavez Robbed. He told the situation that arose from the destruction of the Dambikakhovsky Hydroelectric Power Plant in the Kherson region. It is important to attract the reference aggressor," Zelensky said.</text:p>
      <text:p text:style-name="P4">
The head of the Ukrainian state thanked the interlocutor for the constant support of Ukraine by Costa Rica at international venues and the introduction of sanctions in front of Russia.</text:p>
      <text:p text:style-name="P4">
He noted the regional leadership of Costa Rica in the work of a coalition in the creation of a special international <text:a xlink:type="simple" xlink:href="https://www.ukrinform.ua/tag-tribunal" text:style-name="Internet_20_link" text:visited-style-name="Visited_20_Internet_20_Link">
tribunal</text:a>
regarding the crime of aggression against our country.</text:p>
      <text:p text:style-name="P4">
<text:span text:style-name="T4">
 Read also: </text:span>
 [Zelensky instructed to develop a project of the General Assembly resolution on the creation(https://www.ukrinform.ua/rubric-polytics/3722465-zelenskij-doruciv-rozrobiti-proekt-rezolucii-genasamblei-oon-sodo-stvorenna-spectribunalu.html)The President of Ukraine also thanked for the support of the UN General Assembly resolution on the Ukrainian peace formula and invited Costa Rica to join it.</text:p>
      <text:p text:style-name="P4">
The interlocutors discussed the possibility of organizing the Summit of Ukraine - Latin American and coordinated positions on the eve of future international events.</text:p>
      <text:p text:style-name="P4">
<text:span text:style-name="T5">
Foto: op</text:span>
</text:p>
      <text:p text:style-name="P4">
News Source: <text:a xlink:type="simple" xlink:href="https://www.ukrinform.ua/rubric-polytics/3723475-zelenskij-obgovoriv-z-prezidentom-kostariki-stvorenna-miznarodnogo-tribunalu-dla-rf.html" text:style-name="Internet_20_link" text:visited-style-name="Visited_20_Internet_20_Link">
https://www.ukrinform.ua/rubric-polytics/3723475-zelenskij-obgovoriv-z-prezidentom-kostariki-stvorenna-miznarodnogo-tribunalu-dla-rf.html</text:a>
</text:p>
      <!--NEWS-->
      <text:h text:style-name="P10" text:outline-level="1">
<text:span text:style-name="T4">
Two Ukrainian women in the top 7 in running 400 m with barriers at the Diamond League in Oslo</text:span>
</text:h>
      <text:p text:style-name="P4">
Authors: Ukrinform (Person)</text:p>
      <text:p text:style-name="P4">
Publisher: Укринформ (Organization)</text:p>
      <text:p text:style-name="P4">
Published Time: 2023-06-15T21:33:00+03:00</text:p>
      <text:p text:style-name="P4">
Modified Time: 2023-06-15T21:33:00+03:00</text:p>
      <text:p text:style-name="P4">
Description: The victory was won by Femke Bol from the Netherlands. - Ukrinform.</text:p>
      <text:p text:style-name="P4">
Images: ['<text:a xlink:type="simple" xlink:href="https://static.ukrinform.com/photos/2023_06/thumb_files/630_360_1686853920-112.jpg" text:style-name="Internet_20_link" text:visited-style-name="Visited_20_Internet_20_Link">
630_360_16868...</text:a>
']</text:p>
      <text:p text:style-name="P4">
Tags: ['Легка атлетика']</text:p>
      <text:p text:style-name="P4">
Type: Article</text:p>
      <!--METADATA-->
      <text:p text:style-name="P4">
<draw:frame draw:style-name="fr1" draw:name="Image270" text:anchor-type="as-char" svg:width="6.9236in" svg:height="3.956343in" draw:z-index="0">
<draw:image xlink:href="../Images/yкринформ/2023-06-15T21-33-00-03-00/630_360_1686853920-112.jpg" xlink:type="simple" xlink:show="embed" xlink:actuate="onLoad" draw:mime-type="image/jpeg"/>
</draw:frame>
The victory of Femke Bol from the Netherlands.</text:p>
      <text:p text:style-name="P4">
Ukrainian athletes Anna Ryzhikova and Victoria Tkachuk performed at the Diamond League stage in Oslo, Ukrinform reports.</text:p>
      <text:p text:style-name="P4">
In running 400 meters with barriers, Tkachuk showed the 6th result-55.36 C, Ryzhikova became 7th-55.53 s.</text:p>
      <text:p text:style-name="P4">
The victory was won by Femke Bol from the Netherlands - 52.30 s.</text:p>
      <text:p text:style-name="P4">
<text:span text:style-name="T4">
 Read also: </text:span>
 <text:a xlink:type="simple" xlink:href="https://www.ukrinform.ua/rubric-sports/3717663-behromancuk-zdobula-bronzu-na-etapi-diamantovoi-ligi-v-italii.html" text:style-name="Internet_20_link" text:visited-style-name="Visited_20_Internet_20_Link">
<text:span text:style-name="T4">
 Beh </text:span>
 - <text:span text:style-name="T4">
 Romanchuk </text:span>
 won "bronze" at the "Diamond League" stage in Italy</text:a>
As reported by Ukrinform, in addition to Ryzhikova and Tkachuk, Ukraine will be presented at this stage by Marina Beh-Romanchuk, she will compete for the second medal of the triple jump.</text:p>
      <text:p text:style-name="P4">
Photo: Getty Images</text:p>
      <text:p text:style-name="P4">
News Source: <text:a xlink:type="simple" xlink:href="https://www.ukrinform.ua/rubric-sports/3723478-dvoe-ukrainok-u-top7-v-bigu-na-400-m-z-barerami-na-diamantovi-lizi-v-oslo.html" text:style-name="Internet_20_link" text:visited-style-name="Visited_20_Internet_20_Link">
https://www.ukrinform.ua/rubric-sports/3723478-dvoe-ukrainok-u-top7-v-bigu-na-400-m-z-barerami-na-diamantovi-lizi-v-oslo.html</text:a>
</text:p>
      <!--NEWS-->
      <text:h text:style-name="P10" text:outline-level="1">
<text:span text:style-name="T4">
The death of wild animals due to Kakhovskaya hydroelectric power station is estimated at more than ₴ 880 million</text:span>
</text:h>
      <text:p text:style-name="P4">
Authors: Ukrinform (Person)</text:p>
      <text:p text:style-name="P4">
Publisher: Укринформ (Organization)</text:p>
      <text:p text:style-name="P4">
Published Time: 2023-06-15T21:39:00+03:00</text:p>
      <text:p text:style-name="P4">
Modified Time: 2023-06-15T21:39:00+03:00</text:p>
      <text:p text:style-name="P4">
Description: The death of wild animals due to the undermining by Russian invaders of the Dams of the Kakhovka hydroelectric power station is previously estimated at over UAH 883 million. - Ukrinform.</text:p>
      <text:p text:style-name="P4">
Images: ['<text:a xlink:type="simple" xlink:href="https://static.ukrinform.com/photos/2023_06/thumb_files/630_360_1686854113-331.jpg" text:style-name="Internet_20_link" text:visited-style-name="Visited_20_Internet_20_Link">
630_360_16868...</text:a>
']</text:p>
      <text:p text:style-name="P4">
Tags: ['Тварини', 'Загибель', 'Каховська ГЕС', 'Затоплення']</text:p>
      <text:p text:style-name="P4">
Type: Article</text:p>
      <!--METADATA-->
      <text:p text:style-name="P4">
<draw:frame draw:style-name="fr1" draw:name="Image271" text:anchor-type="as-char" svg:width="6.9236in" svg:height="3.956343in" draw:z-index="0">
<draw:image xlink:href="../Images/yкринформ/2023-06-15T21-39-00-03-00/630_360_1686854113-331.jpg" xlink:type="simple" xlink:show="embed" xlink:actuate="onLoad" draw:mime-type="image/jpeg"/>
</draw:frame>
Possible of wild animals due to the undermining by Russian invaders of the dams of Kakhovskaya HEP is previously estimated at over UAH 883 million.</text:p>
      <text:p text:style-name="P4">
According to Ukrinform, the Ministry of Environmental Protection and Natural Resources of Ukraine reports in <text:a xlink:type="simple" xlink:href="https://t.me/mindovkillia/1140" text:style-name="Internet_20_link" text:visited-style-name="Visited_20_Internet_20_Link">
telegram</text:a>
.</text:p>
      <text:p text:style-name="P4">
The Minister of Protection of the Environment and Natural Resources of Ukraine Ruslan Rifle reported that according to the estimated calculations of the State Inspectorate of Ukraine, due to the blowing of the Kakhovsky dam the death of wild [animals] is possible(https://www.ukrinform.ua/tag-tvarini)It is already estimated at over 883 million. According to the minister, these losses are not final. The calculations continue.</text:p>
      <text:p text:style-name="P4">
Sagittarius noted that the Russians committed a crime in the season of mass reproduction. So many animals have not yet been born, but have already been deprived of a chance.</text:p>
      <text:p text:style-name="P4">
"Horses, fallow deer, deer, wild boars, roe deer, muskles, beavers, foxes, hares, and wings do not guarantee birds survival after this catastrophe. , - the message reads.</text:p>
      <text:p text:style-name="P4">
"On the example of the Russian war in Ukraine, the world has to understand once and for all. The other Russia. The invaders do not come to establish their rules. They come to destroy and kill all living things without exceptions," - the Szlerglis stressed.</text:p>
      <text:p text:style-name="P4">
<text:span text:style-name="T4">
 Read also: </text:span>
 <text:a xlink:type="simple" xlink:href="https://www.ukrinform.ua/rubric-regions/3723389-u-zaplavnij-castini-kahovskogo-vodoshovisa-na-zaporizzi-pocala-ginuti-riba.html" text:style-name="Internet_20_link" text:visited-style-name="Visited_20_Internet_20_Link">
in the floodplain part of the Kakhovka reservoir in Zaporizhzhzhzhal to die <text:span text:style-name="T4">
 fish </text:span>
</text:a>
The Mindovquil was reminded that in general, the estimated amount of losses to the environment because of the blowing of the Kakhovka hydroelectric power station by Russia is already over UAH 55 billion.</text:p>
      <text:p text:style-name="P4">
As reported <text:a xlink:type="simple" xlink:href="https://www.ukrinform.ua/rubric-other_news/3720776-pidriv-rosianami-kahovskoi-ges-usi-novini.html" text:style-name="Internet_20_link" text:visited-style-name="Visited_20_Internet_20_Link">
Ukrinform</text:a>
, at night, on June 6, the Russian army blown up the dam of Kakhovka hydroelectric power station. The Kherson region and rescue work and measures to overcome the consequences of this crime.</text:p>
      <text:p text:style-name="P4">
_Foto: National Park "Tuzlsky estuaries" _</text:p>
      <text:p text:style-name="P4">
News Source: <text:a xlink:type="simple" xlink:href="https://www.ukrinform.ua/rubric-society/3723479-zagibel-dikih-tvarin-cerez-pidriv-kahovskoi-ges-ocinuetsa-u-ponad-880-miljoniv.html" text:style-name="Internet_20_link" text:visited-style-name="Visited_20_Internet_20_Link">
https://www.ukrinform.ua/rubric-society/3723479-zagibel-dikih-tvarin-cerez-pidriv-kahovskoi-ges-ocinuetsa-u-ponad-880-miljoniv.html</text:a>
</text:p>
      <!--NEWS-->
      <text:h text:style-name="P10" text:outline-level="1">
<text:span text:style-name="T4">
Beh-Romanchuk won the Bronze at the Diamond League stage in Oslo</text:span>
</text:h>
      <text:p text:style-name="P4">
Authors: Ukrinform (Person)</text:p>
      <text:p text:style-name="P4">
Publisher: Укринформ (Organization)</text:p>
      <text:p text:style-name="P4">
Published Time: 2023-06-15T21:39:47+03:00</text:p>
      <text:p text:style-name="P4">
Modified Time: 2023-06-15T21:39:47+03:00</text:p>
      <text:p text:style-name="P4">
Description: The Ukrainka set a personal record of the season in a triple jump. - Ukrinform.</text:p>
      <text:p text:style-name="P4">
Images: ['<text:a xlink:type="simple" xlink:href="https://static.ukrinform.com/photos/2023_06/thumb_files/630_360_1686854328-562.jpg" text:style-name="Internet_20_link" text:visited-style-name="Visited_20_Internet_20_Link">
630_360_16868...</text:a>
']</text:p>
      <text:p text:style-name="P4">
Tags: ['Легка атлетика', 'Марина Бех-Романчук']</text:p>
      <text:p text:style-name="P4">
Type: Article</text:p>
      <!--METADATA-->
      <text:p text:style-name="P4">
<draw:frame draw:style-name="fr1" draw:name="Image272" text:anchor-type="as-char" svg:width="6.9236in" svg:height="3.956343in" draw:z-index="0">
<draw:image xlink:href="../Images/yкринформ/2023-06-15T21-39-47-03-00/630_360_1686854328-562.jpg" xlink:type="simple" xlink:show="embed" xlink:actuate="onLoad" draw:mime-type="image/jpeg"/>
</draw:frame>
Ukrainian has made a personal record of the season in a triple jump.</text:p>
      <text:p text:style-name="P4">
Ukrainian athlete Marina Beh-Romanchuk won the award at the Diamond League stage in Oslo, Ukrinform reports.</text:p>
      <text:p text:style-name="P4">
The Ukrainian became the third in the triple jump, she set a personal recordse season in this discipline - 14.75 m.</text:p>
      <text:p text:style-name="P4">
For Beh-Romanchuk, this is the second award in a triple jump on the Diamond League-then it was a "silver" at a stage in a rabat.</text:p>
      <text:p text:style-name="P4">
<text:span text:style-name="T4">
 Read also: </text:span>
 <text:a xlink:type="simple" xlink:href="https://www.ukrinform.ua/rubric-sports/3723478-dvoe-ukrainok-u-top7-v-bigu-na-400-m-z-barerami-na-diamantovi-lizi-v-oslo.html" text:style-name="Internet_20_link" text:visited-style-name="Visited_20_Internet_20_Link">
two Ukrainian women in the top 7 in 400 m running with barriers to the Diamond League in Oslo</text:a>
As reported by Ukrinform, Tkachuk and Ryzhikov were finished sixth and seventhly responsible in running 400 meters with barriers at the Diamond League stage.</text:p>
      <text:p text:style-name="P4">
Photo: Getty Images</text:p>
      <text:p text:style-name="P4">
News Source: <text:a xlink:type="simple" xlink:href="https://www.ukrinform.ua/rubric-sports/3723480-behromancuk-zdobula-bronzu-na-etapi-diamantovoi-ligi-v-oslo.html" text:style-name="Internet_20_link" text:visited-style-name="Visited_20_Internet_20_Link">
https://www.ukrinform.ua/rubric-sports/3723480-behromancuk-zdobula-bronzu-na-etapi-diamantovoi-ligi-v-oslo.html</text:a>
</text:p>
      <!--NEWS-->
      <text:h text:style-name="P10" text:outline-level="1">
<text:span text:style-name="T4">
Ukraine on Friday warms up to +28 °, in the west - cool and rain</text:span>
</text:h>
      <text:p text:style-name="P4">
Authors: Ukrinform (Person)</text:p>
      <text:p text:style-name="P4">
Publisher: Укринформ (Organization)</text:p>
      <text:p text:style-name="P4">
Published Time: 2023-06-15T21:49:00+03:00</text:p>
      <text:p text:style-name="P4">
Modified Time: 2023-06-15T21:49:00+03:00</text:p>
      <text:p text:style-name="P4">
Description: On Friday, June 16, in the western regions of Ukraine it will be cloudy with clearings, there will be moderate, in places significant rains, sometimes thunderstorms; wind northwest, 5-10 m/s; Temperature at night 10-15 °, in the daytime 18-23 ° (on the high mountains of the Carpathians at night 6-11 °, in the afternoon 12-15 °). - Ukrinform.</text:p>
      <text:p text:style-name="P4">
Images: ['<text:a xlink:type="simple" xlink:href="https://static.ukrinform.com/photos/2022_06/thumb_files/630_360_1655207823-384.jpeg" text:style-name="Internet_20_link" text:visited-style-name="Visited_20_Internet_20_Link">
630_360_16552...</text:a>
']</text:p>
      <text:p text:style-name="P4">
Tags: ['Дощ', 'Погода', 'Тепло', 'Літо']</text:p>
      <text:p text:style-name="P4">
Type: Article</text:p>
      <!--METADATA-->
      <text:p text:style-name="P4">
<draw:frame draw:style-name="fr1" draw:name="Image273" text:anchor-type="as-char" svg:width="6.9236in" svg:height="3.956343in" draw:z-index="0">
<draw:image xlink:href="../Images/yкринформ/2023-06-15T21-49-00-03-00/630_360_1655207823-384.jpeg" xlink:type="simple" xlink:show="embed" xlink:actuate="onLoad" draw:mime-type="image/jpeg"/>
</draw:frame>
In the western regions of Ukraine will be cloudy in the western regions of Ukraine on June 16, there will be moderate, and heavy rains, sometimes thunderstorms; wind northwest, 5-10 m/s; Temperature at night 10-15 °, in the afternoon 18-23 °(On the highlands of the Carpathians at night 6-11 °, in the afternoon 12-15 °).</text:p>
      <text:p text:style-name="P4">
Як повідомили Укрінформу в Українському гідрометцентрі, на решті територіїкраїни – мінлива хмарність, без опадів, лише вдень на південному сході країни,Житомирщині та Вінниччині місцями невеликий дощ, гроза; вітер північно-східний, 5-10 м/с; температура вночі 13-18°, вдень 23-28°.</text:p>
      <text:p text:style-name="P4">
У столичному регіоні завтра мінлива хмарність, без опадів. Вітер північно-східний, 5-10 м/с. Температура по Києву вночі 15-17°, вдень 26-28°; по областівночі 13-18°, вдень 23-28°.</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According to the weather forecasters, on June 17-18, the western regions will be cloudy, rains, thunderstorms, and on June 17, heavy rains in places; wind northwest, 5-10 m/s; The temperature at night is 11-16 °, in the afternoon 18-23 °. In the rest of the territory - changing cloudiness, sometimes short -term rains, thunderstorms(In most northern central areas without precipitation); East wind, northeast, 5-10m/s; The temperature at night is 13-18 °, on the coast of the seas up to 21 °, in the afternoon 25-30 °, in the external regions and in the Crimea 23-28 °.</text:p>
      <text:p text:style-name="P4">
In the capital and in <text:a xlink:type="simple" xlink:href="https://www.ukrinform.ua/tag-kiivsina" text:style-name="Internet_20_link" text:visited-style-name="Visited_20_Internet_20_Link">
Kyiv region</text:a>
June 17-18 variable cloudiness, without precipitation. East wind, 5-10 m/s. The temperature of the time is 16-18 ° at night, 27-29 ° in the afternoon; In the area at night 13-18 °, in the afternoon 25-30 °.</text:p>
      <text:p text:style-name="P4">
On June 19-20, forecasters are predicted in the western, southern, most central, in the afternoon on June 20 and in the northern regions, short-term rains, thunderstorms; In the rest of the territory - without precipitation. Temperature is 13-19 °, day23-29 °, June 19 in the western regions 21-26 °.</text:p>
      <text:p text:style-name="P4">
<text:span text:style-name="T4">
 Read also: </text:span>
 <text:a xlink:type="simple" xlink:href="https://www.ukrinform.ua/rubric-world/3711348-bils-ak-polovina-velikih-ozer-svitu-visihaut-cerez-zmini-klimatu.html" text:style-name="Internet_20_link" text:visited-style-name="Visited_20_Internet_20_Link">
more than half of the large lakes of the world dry through climate change</text:a>
In the capital region, June 19-20 will be without precipitation, only in the afternoon of June 20, short-term rain, thunderstorm. The temperature in Kiev at night is 15-17 °, in the afternoon26-28 °; In the area at night 13-18 °, in the afternoon 24-29 °.</text:p>
      <text:p text:style-name="P4">
News Source: <text:a xlink:type="simple" xlink:href="https://www.ukrinform.ua/rubric-regions/3723314-ukrainu-u-patnicu-progrie-do-28-na-zahodi-proholodno-ta-dosi.html" text:style-name="Internet_20_link" text:visited-style-name="Visited_20_Internet_20_Link">
https://www.ukrinform.ua/rubric-regions/3723314-ukrainu-u-patnicu-progrie-do-28-na-zahodi-proholodno-ta-dosi.html</text:a>
</text:p>
      <!--NEWS-->
      <text:h text:style-name="P10" text:outline-level="1">
<text:span text:style-name="T4">
In Kharkiv region, epidemiological supervision was exacerbated due to Kakhovskaya hydroelectric power plants</text:span>
</text:h>
      <text:p text:style-name="P4">
Authors: Ukrinform (Person)</text:p>
      <text:p text:style-name="P4">
Publisher: Укринформ (Organization)</text:p>
      <text:p text:style-name="P4">
Published Time: 2023-06-15T21:52:00+03:00</text:p>
      <text:p text:style-name="P4">
Modified Time: 2023-06-15T21:52:00+03:00</text:p>
      <text:p text:style-name="P4">
Description: Due to the undermining of the Kakhovka hydroelectric power station in the Kharkiv region, epidemiological surveillance measures were strengthened. - Ukrinform.</text:p>
      <text:p text:style-name="P4">
Images: ['<text:a xlink:type="simple" xlink:href="https://static.ukrinform.com/photos/2023_06/thumb_files/630_360_1686855084-593.jpg" text:style-name="Internet_20_link" text:visited-style-name="Visited_20_Internet_20_Link">
630_360_16868...</text:a>
']</text:p>
      <text:p text:style-name="P4">
Tags: ['Харківщина', 'Каховська ГЕС', 'Інфекційні хвороби']</text:p>
      <text:p text:style-name="P4">
Type: Article</text:p>
      <!--METADATA-->
      <text:p text:style-name="P4">
<draw:frame draw:style-name="fr1" draw:name="Image274" text:anchor-type="as-char" svg:width="6.9236in" svg:height="3.956343in" draw:z-index="0">
<draw:image xlink:href="../Images/yкринформ/2023-06-15T21-52-00-03-00/630_360_1686855084-593.jpg" xlink:type="simple" xlink:show="embed" xlink:actuate="onLoad" draw:mime-type="image/jpeg"/>
</draw:frame>
Due to the blowing of the Kakhovka hydroelectric power station in the Kharkiv region, the epidemiological surveillance measures were exacerbated.</text:p>
      <text:p text:style-name="P4">
About it in the telegram <text:a xlink:type="simple" xlink:href="https://t.me/kharkivoda/10498" text:style-name="Internet_20_link" text:visited-style-name="Visited_20_Internet_20_Link">
reported</text:a>
Kharkiv regional military administration, Ukrinform reports.</text:p>
      <text:p text:style-name="P4">
“In Kharkiv region, epidemiological surveillance measures are increased. Due to the Podryvkakhovsky hydroelectric power station in the Kharkiv region, increased attention is paid to the cholera disease prophylactics, ”the message reads.</text:p>
      <text:p text:style-name="P4">
<text:span text:style-name="T4">
 Read also: </text:span>
 <text:span text:style-name="T4">
 [peak of incidence of acute intestinal infections(https://www.ukrinform.ua/rubric-society/3723358-pik-zahvoruvanosti-na-gostri-kiskovi-infekcii-ocikuetsa-u-lipniserpni-moz.html)</text:span>
</text:p>
      <text:p text:style-name="P4">
It is noted that there are no cases or suspicion of nursing in Kharkiv region.</text:p>
      <text:p text:style-name="P4">
For 5 months of this year, more than 52 thousand cases of infectious diseases were registered in the region against almost 108 thousand for the same period of the past year. In general, the incidence rate has decreased, but without influenza tagorostical respiratory viral infections.</text:p>
      <text:p text:style-name="P4">
<text:span text:style-name="T4">
 Read also: </text:span>
 <text:span text:style-name="T4">
 <text:a xlink:type="simple" xlink:href="https://www.ukrinform.ua/rubric-regions/3723125-na-hersonsini-narazi-ne-viavili-spalahiv-infekcijnih-zahvoruvan.html" text:style-name="Internet_20_link" text:visited-style-name="Visited_20_Internet_20_Link">
in Kherson region have not now found outbreaks of infectious diseases</text:a>
</text:span>
</text:p>
      <text:p text:style-name="P4">
As it was reported, on the night of June 6, the Russian army blown up the dam <text:span text:style-name="T4">
 <text:a xlink:type="simple" xlink:href="https://uk.wikipedia.org/wiki/%D0%9A%D0%B0%D1%85%D0%BE%D0%B2%D1%81%D1%8C%D0%BA%D0%B0_%D0%93%D0%95%D0%A1" text:style-name="Internet_20_link" text:visited-style-name="Visited_20_Internet_20_Link">
Kakhovskaya hydroelectric power station.</text:a>
</text:span>
 Rescue work and measures to overcome the criminal offenses continue in Kherson region.</text:p>
      <text:p text:style-name="P4">
On the fact of undermining the hydroelectric power station, law enforcement officers began investigations under the article "Ecocid".</text:p>
      <text:p text:style-name="P4">
News Source: <text:a xlink:type="simple" xlink:href="https://www.ukrinform.ua/rubric-regions/3723482-na-harkivsini-posilili-epidemiologicnij-naglad-cerez-pidriv-kahovskoi-ges.html" text:style-name="Internet_20_link" text:visited-style-name="Visited_20_Internet_20_Link">
https://www.ukrinform.ua/rubric-regions/3723482-na-harkivsini-posilili-epidemiologicnij-naglad-cerez-pidriv-kahovskoi-ges.html</text:a>
</text:p>
      <!--NEWS-->
      <text:h text:style-name="P10" text:outline-level="1">
<text:span text:style-name="T4">
In Kiev on Friday will restrict the movement of central streets</text:span>
</text:h>
      <text:p text:style-name="P4">
Authors: Ukrinform (Person)</text:p>
      <text:p text:style-name="P4">
Publisher: Укринформ (Organization)</text:p>
      <text:p text:style-name="P4">
Published Time: 2023-06-15T21:59:00+03:00</text:p>
      <text:p text:style-name="P4">
Modified Time: 2023-06-15T21:59:00+03:00</text:p>
      <text:p text:style-name="P4">
Description: In Kiev on Friday, June 16, traffic for vehicles will be restricted during the day. - Ukrinform.</text:p>
      <text:p text:style-name="P4">
Images: ['<text:a xlink:type="simple" xlink:href="https://static.ukrinform.com/photos/2022_01/thumb_files/630_360_1642512439-303.jpg" text:style-name="Internet_20_link" text:visited-style-name="Visited_20_Internet_20_Link">
630_360_16425...</text:a>
']</text:p>
      <text:p text:style-name="P4">
Tags: ['Поліція', 'Транспорт', 'Київ']</text:p>
      <text:p text:style-name="P4">
Type: Article</text:p>
      <!--METADATA-->
      <text:p text:style-name="P4">
<draw:frame draw:style-name="fr1" draw:name="Image275" text:anchor-type="as-char" svg:width="6.9236in" svg:height="3.956343in" draw:z-index="0">
<draw:image xlink:href="../Images/yкринформ/2023-06-15T21-59-00-03-00/630_360_1642512439-303.jpg" xlink:type="simple" xlink:show="embed" xlink:actuate="onLoad" draw:mime-type="image/jpeg"/>
</draw:frame>
In Kiev, Friday, June 16, will restrict traffic for vehicles central streets during the day.</text:p>
      <text:p text:style-name="P4">
According to Ukrinform, the Patrol Police of Ukraine reports in <text:a xlink:type="simple" xlink:href="https://t.me/patrolpolice_ua/3059" text:style-name="Internet_20_link" text:visited-style-name="Visited_20_Internet_20_Link">
telegram</text:a>
.</text:p>
      <text:p text:style-name="P4">
"For the attention of Kyivans and city guests. Tomorrow, June 16, in connection with the conduct of wages during the day, traffic for vehicles will be restricted by central fans <text:a xlink:type="simple" xlink:href="https://www.ukrinform.ua/tag-kiiv" text:style-name="Internet_20_link" text:visited-style-name="Visited_20_Internet_20_Link">
Kiev</text:a>
", - it is a testament.</text:p>
      <text:p text:style-name="P4">
Movement will be reported additionally.</text:p>
      <text:p text:style-name="P4">
<text:span text:style-name="T4">
 Read also: </text:span>
 <text:a xlink:type="simple" xlink:href="https://www.ukrinform.ua/rubric-kyiv/3722229-u-kievi-na-prospekti-voskresenskomu-castkovo-obmezili-ruh-do-30-veresna.html" text:style-name="Internet_20_link" text:visited-style-name="Visited_20_Internet_20_Link">
in Kiev on the Resurrection Avenue partially restricted by September 30</text:a>
"Dear drivers, we ask you to understand the temporary restrictions tamping your route in advance," the police said.</text:p>
      <text:p text:style-name="P4">
News Source: <text:a xlink:type="simple" xlink:href="https://www.ukrinform.ua/rubric-kyiv/3723484-u-kievi-v-patnicu-obmezat-ruh-centralnimi-vulicami.html" text:style-name="Internet_20_link" text:visited-style-name="Visited_20_Internet_20_Link">
https://www.ukrinform.ua/rubric-kyiv/3723484-u-kievi-v-patnicu-obmezat-ruh-centralnimi-vulicami.html</text:a>
</text:p>
      <!--NEWS-->
      <text:h text:style-name="P10" text:outline-level="1">
<text:span text:style-name="T4">
Dmytro Kuleba: Na-Ukraine Council without the prospects of membership-like a tank without a gun</text:span>
</text:h>
      <text:p text:style-name="P4">
Author: ['АРМІЯINFORM']</text:p>
      <text:p text:style-name="P4">
Time: 2023-06-15T22:00:00-04:00</text:p>
      <text:p text:style-name="P4">
Description: The Ministry of Law Formation Dmitro Kuleba, having discussed iz іz iz iz rygoi Annalane Berobo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52196778-410-1.jpg" text:style-name="Internet_20_link" text:visited-style-name="Visited_20_Internet_20_Link">
630_360_1652196778-410-1.jpg</text:a>
']</text:p>
      <text:p text:style-name="P4">
Tags: ['АННАЛЕНА БЕРБОК', 'ВІЙНА', 'ДМИТРО КУЛЕБА', 'МЗС НІМЕЧЧИНИ']</text:p>
      <text:p text:style-name="P4">
Category: News</text:p>
      <!--METADATA-->
      <text:p text:style-name="P4">
<draw:frame draw:style-name="fr1" draw:name="Image276" text:anchor-type="as-char" svg:width="6.9236in" svg:height="3.956343in" draw:z-index="0">
<draw:image xlink:href="../Images/AРМІЯINFORM/2023-06-15T22-00-00-04-00/630_360_1652196778-410-1.jpg" xlink:type="simple" xlink:show="embed" xlink:actuate="onLoad" draw:mime-type="image/jpeg"/>
</draw:frame>
Foreign Minister Dmytro Kuleba discussed the preparation for the North Atlantic Alliance summit in Vilnius with the German colleague.</text:p>
      <text:p text:style-name="P4">
He <text:a xlink:type="simple" xlink:href="https://twitter.com/DmytroKuleba/status/1668999587955081217" text:style-name="Internet_20_link" text:visited-style-name="Visited_20_Internet_20_Link">
reported</text:a>
In his tweet.</text:p>
      <text:p text:style-name="P4">
“The position of Ukraine is clear: the creation of the Nato-Ukraine Council without adopting a strong march on membership is like a tank without a gun. NATO needs a Ukrainian ally, not just a privileged partner, ”his post reads.</text:p>
      <text:p text:style-name="P4">
Dmytro Kuleba also thanked the German Foreign Minister for the support of Ukraine.</text:p>
      <text:p text:style-name="P4">
News Source: <text:a xlink:type="simple" xlink:href="https://armyinform.com.ua/2023/06/15/dmytro-kuleba-rada-nato-ukrayina-bez-perspektyv-chlenstva-nache-tank-bez-garmaty/" text:style-name="Internet_20_link" text:visited-style-name="Visited_20_Internet_20_Link">
https://armyinform.com.ua/2023/06/15/dmytro-kuleba-rada-nato-ukrayina-bez-perspektyv-chlenstva-nache-tank-bez-garmaty/</text:a>
</text:p>
      <!--NEWS-->
      <text:h text:style-name="P10" text:outline-level="1">
<text:span text:style-name="T4">
Zelenskaya and the Vice -Cresident of the European Commission discussed the All -Ukrainian Mental Health Program</text:span>
</text:h>
      <text:p text:style-name="P4">
Authors: Ukrinform (Person)</text:p>
      <text:p text:style-name="P4">
Publisher: Укринформ (Organization)</text:p>
      <text:p text:style-name="P4">
Published Time: 2023-06-15T22:01:00+03:00</text:p>
      <text:p text:style-name="P4">
Modified Time: 2023-06-15T22:01:00+03:00</text:p>
      <text:p text:style-name="P4">
Description: President's wife Olena Zelenskaya and the Vice -Cresident of the European Commission on the Promotion of European Life Styris Schinas in Kiev discussed the All -Ukrainian Mental Health Program. - Ukrinform.</text:p>
      <text:p text:style-name="P4">
Images: ['<text:a xlink:type="simple" xlink:href="https://static.ukrinform.com/photos/2023_06/thumb_files/630_360_1686861278-323.jpg" text:style-name="Internet_20_link" text:visited-style-name="Visited_20_Internet_20_Link">
630_360_16868...</text:a>
']</text:p>
      <text:p text:style-name="P4">
Tags: ['Єврокомісія', 'Олена Зеленська', 'Ментальне здоров’я']</text:p>
      <text:p text:style-name="P4">
Type: Article</text:p>
      <!--METADATA-->
      <text:p text:style-name="P4">
<draw:frame draw:style-name="fr1" draw:name="Image277" text:anchor-type="as-char" svg:width="6.9236in" svg:height="3.956343in" draw:z-index="0">
<draw:image xlink:href="../Images/yкринформ/2023-06-15T22-01-00-03-00/630_360_1686861278-323.jpg" xlink:type="simple" xlink:show="embed" xlink:actuate="onLoad" draw:mime-type="image/jpeg"/>
</draw:frame>
The president's wife Elena Zelenskaya and the Vice -Cresident of the European Commission on the popularization of the European lifestyle Margaritis SHINAS in Kiev discussed the All -Ukrainian Mental Health Program.</text:p>
      <text:p text:style-name="P4">
According to Ukrinform, Zelenskaya wrote about it in <text:a xlink:type="simple" xlink:href="https://t.me/FirstLadyOfUkraine/3396" text:style-name="Internet_20_link" text:visited-style-name="Visited_20_Internet_20_Link">
telegram</text:a>
.</text:p>
      <text:p text:style-name="P4">
"We appreciate everyone and each of our foreign friends who all these months of a large -scale Russian invasion will come to Ukraine personally.(https://www.ukrinform.ua/tag-evrokomisia)On issues of popularizing the European lifestyle, Margaritis Schinas in Kiev for the third time from the beginning of Russian aggression. And for the second time we meet him personally, " - said.</text:p>
      <text:p text:style-name="P4">
According to her, Skinas is taken care of by education, medicine, cultural direction.</text:p>
      <text:p text:style-name="P4">
The interlocutors discussed the All -Ukrainian Mental Health Program for the possible help of European specialists in the restoration of mental state of Ukrainians, as well as the projects of the Foundation of Elena Zelenskaya: building shelters for Shkil, providing laptops for distance education teachers and students.</text:p>
      <text:p text:style-name="P4">
"In addition, in the control of Mr. Skinasa training and medicine of Ukrainian -time migrants in the EU. We hope to make education and medicine more quality and accessible to Ukrainians, at least where they are," Zelensk emphasized.</text:p>
      <text:p text:style-name="P4">
<text:span text:style-name="T4">
 Read also: </text:span>
 <text:a xlink:type="simple" xlink:href="https://www.ukrinform.ua/rubric-society/3721944-olena-zelenska-zustrilas-iz-ditmigeroami.html" text:style-name="Internet_20_link" text:visited-style-name="Visited_20_Internet_20_Link">
<text:span text:style-name="T4">
 Elena </text:span>
 <text:span text:style-name="T4">
 Zelenskaya </text:span>
 met with heroes</text:a>
As reported <text:a xlink:type="simple" xlink:href="https://www.ukrinform.ua/rubric-society/3723275-viceprezident-evrokomisii-ukraina-z-nastupnogo-roku-zmoze-brati-ucast-v-usih-zahodah-erasmus.html" text:style-name="Internet_20_link" text:visited-style-name="Visited_20_Internet_20_Link">
Ukrinform</text:a>
, On June 15, Schinas, when signing a speech on cooperation with the Ministry of Education and Science of Ukraine, said that from next year Ukraine will be able to participate in all EUSMUS+EU measures.</text:p>
      <text:p text:style-name="P4">
<text:span text:style-name="T5">
Foto: Elena Zelenska / Telegram</text:span>
</text:p>
      <text:p text:style-name="P4">
News Source: <text:a xlink:type="simple" xlink:href="https://www.ukrinform.ua/rubric-society/3723508-zelenska-i-viceprezident-evrokomisii-obgovorili-vseukrainsku-programu-mentalnogo-zdorova.html" text:style-name="Internet_20_link" text:visited-style-name="Visited_20_Internet_20_Link">
https://www.ukrinform.ua/rubric-society/3723508-zelenska-i-viceprezident-evrokomisii-obgovorili-vseukrainsku-programu-mentalnogo-zdorova.html</text:a>
</text:p>
      <!--NEWS-->
      <text:h text:style-name="P10" text:outline-level="1">
<text:span text:style-name="T4">
Reznikov presented the Order of Princess Olga II degree</text:span>
</text:h>
      <text:p text:style-name="P4">
Authors: Ukrinform (Person)</text:p>
      <text:p text:style-name="P4">
Publisher: Укринформ (Organization)</text:p>
      <text:p text:style-name="P4">
Published Time: 2023-06-15T22:05:00+03:00</text:p>
      <text:p text:style-name="P4">
Modified Time: 2023-06-15T22:05:00+03:00</text:p>
      <text:p text:style-name="P4">
Description: The Minister of Defense of Ukraine Alexei Reznikov handed over the Order of Princess Olga II to the Ministry of Defense of the Czech Republic for strengthening the capacity of the Armed Forces of Ukraine. - Ukrinform.</text:p>
      <text:p text:style-name="P4">
Images: ['<text:a xlink:type="simple" xlink:href="https://static.ukrinform.com/photos/2023_06/thumb_files/630_360_1686855799-880.jpg" text:style-name="Internet_20_link" text:visited-style-name="Visited_20_Internet_20_Link">
630_360_16868...</text:a>
']</text:p>
      <text:p text:style-name="P4">
Tags: ['Чехія', 'Міноборони', 'Військова техніка', 'Резніков']</text:p>
      <text:p text:style-name="P4">
Type: Article</text:p>
      <!--METADATA-->
      <text:p text:style-name="P4">
<draw:frame draw:style-name="fr1" draw:name="Image278" text:anchor-type="as-char" svg:width="6.9236in" svg:height="3.956343in" draw:z-index="0">
<draw:image xlink:href="../Images/yкринформ/2023-06-15T22-05-00-03-00/630_360_1686855799-880.jpg" xlink:type="simple" xlink:show="embed" xlink:actuate="onLoad" draw:mime-type="image/jpeg"/>
</draw:frame>
The Minister of Defense of Ukraine Oleksiy Reznikov was devoted to Princess Olga II degree Minister of Defense of the Czech Republic of Czech Republic of Czech Republic.</text:p>
      <text:p text:style-name="P4">
The celebration of the Czech colleague took place within the framework of the contact group on the Defense of Ukraine in Ramstein format in Brussels, Reznikov said in <text:a xlink:type="simple" xlink:href="https://twitter.com/oleksiireznikov/status/1669390646438658048" text:style-name="Internet_20_link" text:visited-style-name="Visited_20_Internet_20_Link">
Twitter</text:a>
, reports Ukrinform.</text:p>
      <text:p text:style-name="P4">
"It was a honor for me to hand over the Order of Princess Olga II degree to my Czech Defense College Jana Chernokhov on behalf of the President of Ukraine Zelensky," Reznikov wrote.</text:p>
      <text:p text:style-name="P4">
<text:span text:style-name="T4">
 Read also: </text:span>
 <text:span text:style-name="T4">
 <text:a xlink:type="simple" xlink:href="https://www.ukrinform.ua/rubric-polytics/3719217-prezident-cehii-pidtrimka-ukraini-ce-ne-vibir-a-neobhidnist.html" text:style-name="Internet_20_link" text:visited-style-name="Visited_20_Internet_20_Link">
Czech President: Support of Ukraine is not a choice, anepit</text:a>
</text:span>
</text:p>
      <text:p text:style-name="P4">
According to him, his girlfriend and colleague was awarded for efforts in supporting Ukraine and strengthening the ability of our Armed Forces.</text:p>
      <text:p text:style-name="Quotations">

<text:p text:style-name="P4">
IT WAS AN HONOR TO Present the Order of Princess Olha, 2nd Class Award to My&gt;
 Colleague <text:a xlink:type="simple" xlink:href="https://twitter.com/jana_cernochova" text:style-name="Internet_20_link" text:visited-style-name="Visited_20_Internet_20_Link">
@jana_Cernochova&gt;
</text:a>
on behalf of&gt;
 President <text:a xlink:type="simple" xlink:href="https://twitter.com/ZelenskyyUa" text:style-name="Internet_20_link" text:visited-style-name="Visited_20_Internet_20_Link">
 @ZelenskyyUa&gt;
 </text:a>
&gt;
  My friend and counterpart is awarded for her efforts in supporting Ukraine&gt;
 and strengthening our Armed Forces’ capabilities.  &gt;
  <text:a xlink:type="simple" xlink:href="https://t.co/oVnVEz2goY" text:style-name="Internet_20_link" text:visited-style-name="Visited_20_Internet_20_Link">
 pic.twitter.com/oVnVEz2goY </text:a>
&gt;
&gt;
 - Oleksiy Reznikov(@oleksireznikov)<text:a xlink:type="simple" xlink:href="https://twitter.com/oleksiireznikov/status/1669390646438658048" text:style-name="Internet_20_link" text:visited-style-name="Visited_20_Internet_20_Link">
 June 15, 2023&gt;
 </text:a>
As reported by Ukrinform, the Czech Republic began to transfer weapons to Ukraine several days before the war. Subsequently, it became one of the largest suppliers <text:span text:style-name="T4">
 <text:a xlink:type="simple" xlink:href="https://www.ukrinform.ua/tag-vijskova-tehnika" text:style-name="Internet_20_link" text:visited-style-name="Visited_20_Internet_20_Link">
military equipment</text:a>
</text:span>
 to Ukraine. Throughout the year, Prague handed over about 422 million euros to Ukraine, including tanks, infantry fighting vehicles, armored personnel carriers, howitzers, helicopters and anti -aircraft systems.</text:p>

</text:p>
      <text:p text:style-name="P4">
<text:span text:style-name="T4">
 Read also: </text:span>
 <text:span text:style-name="T4">
 <text:a xlink:type="simple" xlink:href="https://www.ukrinform.ua/rubric-polytics/3723401-ukraina-na-samiti-u-vilnusi-mae-otrimati-citku-perspektivu-clenstva-v-nato-blasak.html" text:style-name="Internet_20_link" text:visited-style-name="Visited_20_Internet_20_Link">
Ukraine at a summit in Vilnius should get a clear noun for NATO - Blaschak</text:a>
</text:span>
</text:p>
      <text:p text:style-name="P4">
In total, eighty percent of the population of the Czech Republic has been given to the assistance of Ukraine that Russia attacked.<text:span text:style-name="T4">
 Read also: </text:span>
 <text:span text:style-name="T4">
 <text:a xlink:type="simple" xlink:href="https://www.ukrinform.ua/rubric-ato/3723394-reznikov-obgovoriv-z-gensekom-nato-proekti-dla-zmicnenna-oboronozdatnosti-ukraini.html" text:style-name="Internet_20_link" text:visited-style-name="Visited_20_Internet_20_Link">
Reznikov discussed with NATO Secretary -General Projects for Ukraine's defense capability</text:a>
</text:span>
</text:p>
      <text:p text:style-name="P4">
On April 14, the President of Ukraine _ <text:span text:style-name="T4">
 [Volodymyr Zelenskyy signed a decree of the Order of Prince Yaroslav the Wise II degree(https://www.ukrinform.ua/rubric-polytics/3696111-zelenskij-nagorodiv-ordenom-aroslava-mudrogo-goliv-ceskogo-senatu-ta-parlamentu.html)</text:span>
 _ "For prominent personal services in strengthening the Ukrainian-Czech interstate cooperation, support of state-sevotory and territorial integrity of Ukraine".</text:p>
      <text:p text:style-name="P4">
<text:span text:style-name="T5">
Foto: twitter.com/oleksiireznikov</text:span>
</text:p>
      <text:p text:style-name="P4">
News Source: <text:a xlink:type="simple" xlink:href="https://www.ukrinform.ua/rubric-polytics/3723486-reznikov-vruciv-orden-knagini-olgi-ii-stupena-ministru-oboroni-cehii-cernohovij.html" text:style-name="Internet_20_link" text:visited-style-name="Visited_20_Internet_20_Link">
https://www.ukrinform.ua/rubric-polytics/3723486-reznikov-vruciv-orden-knagini-olgi-ii-stupena-ministru-oboroni-cehii-cernohovij.html</text:a>
</text:p>
      <!--NEWS-->
      <text:h text:style-name="P10" text:outline-level="1">
<text:span text:style-name="T4">
US work with allies to protect Ukrainian refugees from human trafficking - State Department</text:span>
</text:h>
      <text:p text:style-name="P4">
Authors: Ukrinform (Person)</text:p>
      <text:p text:style-name="P4">
Publisher: Укринформ (Organization)</text:p>
      <text:p text:style-name="P4">
Published Time: 2023-06-15T22:11:00+03:00</text:p>
      <text:p text:style-name="P4">
Modified Time: 2023-06-15T22:11:00+03:00</text:p>
      <text:p text:style-name="P4">
Description: The United States is concerned that refugees from Ukraine face human trafficking and interact with other countries in Europe to keep the situation under control. - Ukrinform.</text:p>
      <text:p text:style-name="P4">
Images: ['<text:a xlink:type="simple" xlink:href="https://static.ukrinform.com/photos/2022_03/thumb_files/630_360_1646829555-795.jpg" text:style-name="Internet_20_link" text:visited-style-name="Visited_20_Internet_20_Link">
630_360_16468...</text:a>
']</text:p>
      <text:p text:style-name="P4">
Tags: ['Торгівля людьми', 'Україна', 'Держдеп', 'Біженці']</text:p>
      <text:p text:style-name="P4">
Type: Article</text:p>
      <!--METADATA-->
      <text:p text:style-name="P4">
<draw:frame draw:style-name="fr1" draw:name="Image279" text:anchor-type="as-char" svg:width="6.9236in" svg:height="3.956343in" draw:z-index="0">
<draw:image xlink:href="../Images/yкринформ/2023-06-15T22-11-00-03-00/630_360_1646829555-795.jpg" xlink:type="simple" xlink:show="embed" xlink:actuate="onLoad" draw:mime-type="image/jpeg"/>
</draw:frame>
Combine concerned that refugees from Ukraine face the problems of trade and interact with other countries in Europe to maintain the situation under control.</text:p>
      <text:p text:style-name="P4">
This was stated on Thursday by the US Ambassador on special assignments on the monitoring of a camp of trafficking in human beings Cindi, gives its own correspondent.</text:p>
      <text:p text:style-name="P4">
“We are deeply concerned about <text:a xlink:type="simple" xlink:href="https://www.ukrinform.ua/tag-torgivla-ludmi" text:style-name="Internet_20_link" text:visited-style-name="Visited_20_Internet_20_Link">
trafficking in human beings</text:a>
, which people who are faced with war in Ukraine are faced, ”the US foreign policy said.</text:p>
      <text:p text:style-name="P4">
She reminded that the full -scale invasion of the Russian Federation into Ukraine forced more than 8 million people to leave the country, and also turned 1.5 million of migrants. Guide noted that the United States carefully monitors the development of the situation.</text:p>
      <text:p text:style-name="P4">
According to her, "relatively few" cases of trade -lugs among refugees from Ukraine were found.</text:p>
      <text:p text:style-name="P4">
"However, we are still very concerned and working closely with our Union in Europe to actively monitor this system," the USA emphasized.</text:p>
      <text:p text:style-name="P4">
<text:span text:style-name="T4">
 Read also: </text:span>
 <text:a xlink:type="simple" xlink:href="https://www.ukrinform.ua/rubric-society/3692578-lubinec-dav-trudovi-poradi-ukrainskim-bizencam-za-kordonom.html" text:style-name="Internet_20_link" text:visited-style-name="Visited_20_Internet_20_Link">
Lubinets gave "labor" advice to Ukrainian refugees abroad</text:a>
As reported <text:a xlink:type="simple" xlink:href="https://www.ukrinform.ua/rubric-world/3722599-kilkist-vimuseno-peremisenih-ludej-u-sviti-dosagla-rekordnih-110-miljoniv-oon.html" text:style-name="Internet_20_link" text:visited-style-name="Visited_20_Internet_20_Link">
Ukrinform</text:a>
According to the UN High Commissioner for Affairs, the number of displaced people around the world has increased by the rectal 110 million people.</text:p>
      <text:p text:style-name="P4">
<text:span text:style-name="T5">
Foto: Jonas Walzberg, DPA</text:span>
</text:p>
      <text:p text:style-name="P4">
News Source: <text:a xlink:type="simple" xlink:href="https://www.ukrinform.ua/rubric-society/3723488-ssa-pracuut-iz-souznikami-sob-zahistiti-ukrainskih-bizenciv-vid-torgivli-ludmi-derzdep.html" text:style-name="Internet_20_link" text:visited-style-name="Visited_20_Internet_20_Link">
https://www.ukrinform.ua/rubric-society/3723488-ssa-pracuut-iz-souznikami-sob-zahistiti-ukrainskih-bizenciv-vid-torgivli-ludmi-derzdep.html</text:a>
</text:p>
      <!--NEWS-->
      <text:h text:style-name="P10" text:outline-level="1">
<text:span text:style-name="T4">
Reznikov about the prospects for obtaining F-16: "bird" coalition took place</text:span>
</text:h>
      <text:p text:style-name="P4">
Authors: Ukrinform (Person)</text:p>
      <text:p text:style-name="P4">
Publisher: Укринформ (Organization)</text:p>
      <text:p text:style-name="P4">
Published Time: 2023-06-15T22:17:00+03:00</text:p>
      <text:p text:style-name="P4">
Modified Time: 2023-06-15T22:17:00+03:00</text:p>
      <text:p text:style-name="P4">
Description: During the NATO-Ukraine commission meeting, the specific obligations of the Alliance's Alliance to organize specialized training for Ukrainian pilots on F-16 aircraft, which will open the way to the future delivery of these aircraft to Ukraine. - Ukrinform.</text:p>
      <text:p text:style-name="P4">
Images: ['<text:a xlink:type="simple" xlink:href="https://static.ukrinform.com/photos/2015_11/thumb_files/630_360_1447652579-5780.jpg" text:style-name="Internet_20_link" text:visited-style-name="Visited_20_Internet_20_Link">
630_360_14476...</text:a>
']</text:p>
      <text:p text:style-name="P4">
Tags: ['Коаліція', 'Літак', 'НАТО', 'Резніков', 'Зустріч Рамштайн', 'Авіаційна коаліція', 'Коаліція винищувачів', 'F-16']</text:p>
      <text:p text:style-name="P4">
Type: Article</text:p>
      <!--METADATA-->
      <text:p text:style-name="P4">
<draw:frame draw:style-name="fr1" draw:name="Image280" text:anchor-type="as-char" svg:width="6.9236in" svg:height="3.956343in" draw:z-index="0">
<draw:image xlink:href="../Images/yкринформ/2023-06-15T22-17-00-03-00/630_360_1447652579-5780.jpg" xlink:type="simple" xlink:show="embed" xlink:actuate="onLoad" draw:mime-type="image/jpeg"/>
</draw:frame>
During the time of the NATO-Ukraine commission, the specific obligations of the Alliance Allies to organize specialized training for Ukrainian pilots on F-16 aircraft, which will open the way to the future delivery of these aircraft in Ukraine, were made.</text:p>
      <text:p text:style-name="P4">
The Minister of Defense of Ukraine Oleksiy Reznikov stated this at a meeting with journalists after the meeting of the commission-Ukraine, reports Ukrinform.</text:p>
      <text:p text:style-name="P4">
“I am very pleased because today I heard what we expected for. Along with the appearance of various new weapons assistance and equipment from our partner countries, Ramstin participants, he clearly intended to create a training coalition on the F-16 or Coalition of combat aircraft. Everything begins with learning. But the "bird" coalition, I think, happened, ”the minister said.</text:p>
      <text:p text:style-name="P4">
<text:span text:style-name="T4">
 Read also: </text:span>
 <text:span text:style-name="T4">
 <text:a xlink:type="simple" xlink:href="https://www.ukrinform.ua/rubric-ato/3723370-na-ramstajni-zasluhali-plani-pidgotovki-ukrainskih-vijskovih-na-litakah-i-tankah.html" text:style-name="Internet_20_link" text:visited-style-name="Visited_20_Internet_20_Link">
on "Ramstayna" heard plans for Ukrainian -navals on planes and tanks</text:a>
</text:span>
</text:p>
      <text:p text:style-name="P4">
He reported that the Netherlands and Denmark have officially confirmed their leadership programs, as well as to organize and provide training for Ukrainian pilots, engineers and technicians for mastering the F-16. The connection is officially supported. Other countries have also expressed their willingness to join, the extent of the development of this project, in one way or another, including funding or specialized equipment.</text:p>
      <text:p text:style-name="P4">
“The appropriate program will now be written. I have not yet seen the representatives of our air forces. But by July, the pastoraded program of this training should already be prepared, and accordingly, the start will be clear when one of the countries for Ukrainians will be created a training center. Not to build in which - they will announce it themselves. But this will definitely be done by the arbitrary summit, ”Reznikov added.</text:p>
      <text:p text:style-name="P4">
<text:span text:style-name="T4">
 Read also: </text:span>
 <text:span text:style-name="T4">
 <text:a xlink:type="simple" xlink:href="https://www.ukrinform.ua/rubric-ato/3723149-trenuvanna-ukrainskih-pilotiv-dozvolae-gotuvati-postacanna-litakiv-stoltenberg.html" text:style-name="Internet_20_link" text:visited-style-name="Visited_20_Internet_20_Link">
training of Ukrainian pilots allows to prepare supply of aircraft - Stoltenberg</text:a>
</text:span>
</text:p>
      <text:p text:style-name="P4">
He noted that this training center will be necessary, refining to the appropriate equipment. In parallel, the Zakhoglian language will take place for Ukrainian pilots and engineers.<text:span text:style-name="T4">
 Read also: </text:span>
 <text:span text:style-name="T4">
 <text:a xlink:type="simple" xlink:href="https://www.ukrinform.ua/rubric-ato/3721953-navcanna-ukrainskih-pilotiv-na-f16-moze-rozpocatisa-vlitku-minoboroni-niderlandiv.html" text:style-name="Internet_20_link" text:visited-style-name="Visited_20_Internet_20_Link">
Learning Ukrainian pilots on F -16 can start the summer - the Ministry of Defense of the Netherlands</text:a>
</text:span>
</text:p>
      <text:p text:style-name="P4">
As it was reported, in Brussels today, within the framework of the first day of the work Council at the level of the Ministers of Defense, a meeting of the NATO-Ukraine Commission and the meeting of the contact group on defense of Ukraine under the age of Susha took place. The Minister of Defense of Ukraine Alexei Reznikov took part in these events.</text:p>
      <text:p text:style-name="P4">
The participants considered the ways of continuing and accelerating the provision of Ukraine's assistance to the offensive against Russian invaders and for the release of terminals, as well as the issue of the prospects of Ukraine's membership in NATO's TAVIGATION OF TAVIATION OF SECURITY TIME FOR THE PERIOD.</text:p>
      <text:p text:style-name="P4">
These and other major issues about the Alliance will be discussed during the NATO Vilnius Summit on July 11-12 this year.</text:p>
      <text:p text:style-name="P4">
News Source: <text:a xlink:type="simple" xlink:href="https://www.ukrinform.ua/rubric-ato/3723489-reznikov-pro-perspektivu-otrimanna-ukrainou-f16-ptaskova-koalicia-vidbulasa.html" text:style-name="Internet_20_link" text:visited-style-name="Visited_20_Internet_20_Link">
https://www.ukrinform.ua/rubric-ato/3723489-reznikov-pro-perspektivu-otrimanna-ukrainou-f16-ptaskova-koalicia-vidbulasa.html</text:a>
</text:p>
      <!--NEWS-->
      <text:h text:style-name="P10" text:outline-level="1">
<text:span text:style-name="T4">
The tenth Children Film Fest will open the world premiere of Ukrainian fantasy "Dzhura-Korolevich"</text:span>
</text:h>
      <text:p text:style-name="P4">
Authors: Ukrinform (Person)</text:p>
      <text:p text:style-name="P4">
Publisher: Укринформ (Organization)</text:p>
      <text:p text:style-name="P4">
Published Time: 2023-06-15T22:23:00+03:00</text:p>
      <text:p text:style-name="P4">
Modified Time: 2023-06-15T22:23:00+03:00</text:p>
      <text:p text:style-name="P4">
Description: The tenth Children Film Fest will begin with the world premiere of the fantasy painting "Dzhura-Korolevich" with Ukrainian movie stars. - Ukrinform.</text:p>
      <text:p text:style-name="P4">
Images: ['<text:a xlink:type="simple" xlink:href="https://static.ukrinform.com/photos/2023_06/thumb_files/630_360_1686855900-464.jpg" text:style-name="Internet_20_link" text:visited-style-name="Visited_20_Internet_20_Link">
630_360_16868...</text:a>
']</text:p>
      <text:p text:style-name="P4">
Tags: ['Фентезі', 'Кіно', 'фільм', 'Чілдрен Кінофест']</text:p>
      <text:p text:style-name="P4">
Type: Article</text:p>
      <!--METADATA-->
      <text:p text:style-name="P4">
<draw:frame draw:style-name="fr1" draw:name="Image281" text:anchor-type="as-char" svg:width="6.9236in" svg:height="3.956343in" draw:z-index="0">
<draw:image xlink:href="../Images/yкринформ/2023-06-15T22-23-00-03-00/630_360_1686855900-464.jpg" xlink:type="simple" xlink:show="embed" xlink:actuate="onLoad" draw:mime-type="image/jpeg"/>
</draw:frame>
Tenchilrdren Film Fest will begin with the world premiere of the fantasy painting "Dzhura-Korolevich" with Ukrainian movie stars.</text:p>
      <text:p text:style-name="P4">
Ukrinform was reported in the Arthouse Film Company, which is the well -being of the largest Ukrainian film festival for children and adolescents.</text:p>
      <text:p text:style-name="P4">
"The World Premiere of the Ukrainian Fantasy" Jura-Korolevich "by Anton Goidid will resist June 30 and will open the 10th anniversary Children Cinema Fest. The free screening of the tape this day will take place in the cinemas of ten cities: Kiev, Lviv, Odessa, Dnipro, Poltava, Vinnytsia, Zhytomyr, Lutsk, Khmelnitsky and Chernihiv. .</text:p>
      <text:p text:style-name="P4">
Famous Ukrainian actors played in the tape: Maxim Samchyk(“Pulse”, “First Labels”), Taisiya Oxana Schuruk(“First swallows”), Alina Kovalenko("Serfs", "Zakhar Berkut"), Vyacheslav Dovzhenko(“Division from DVRZ”, “Cyborgs”), Alexei Vertinsky(“Dzidzio counterbas”), Vitaliy Saliy(“I am on the cemetery”)and other. <text:a xlink:type="simple" xlink:href="https://www.ukrinform.ua/tag-kino" text:style-name="Internet_20_link" text:visited-style-name="Visited_20_Internet_20_Link">
 Film </text:a>
She was shot with the support of the State Film Agency of Ukraine.</text:p>
      <text:p text:style-name="P4">
You can visit a free painting by Dzhura-Korolevich and other Children film fest(https://childrenkinofest.com/ua/program.htm).</text:p>
      <text:p text:style-name="P4">
Also within the framework of Children the Film Festival there will be a children's film contest. The work of young directors and directors from 1 to 8 minutes. 21 Movies have passed to the final of the children's film contest(List of finalists - <text:a xlink:type="simple" xlink:href="https://childrenkinofest.com/ua/contest/best-contest-2023.htm" text:style-name="Internet_20_link" text:visited-style-name="Visited_20_Internet_20_Link">
here</text:a>
 )Young creators will compete for cash prizes, and most importantly-all films-finalistist will be renovated by a thousandth audience of Children movie Festival in cinema-participants on July 8, as well as in the online cinema of the festival .</text:p>
      <text:p text:style-name="P4">
This year's children's film contest, announced in the fall of 2022, gathered more than 100 lands from children from different parts of Ukraine and temporarily displaced abroad. The tapes of different genres were presented: melodrama, adventures, westerns, etc. Among the topics dedicated to their paintings by young directors and directors - war, ecology, love and friendship, as well as the future.On July 9, at the Festival Closing Ceremony, the Honorary Jury will name the best Ukrainian children's film that will receive a reward of 10,000 UAH. Also, the best game and animation films in categories from 7 to 10 years, as well as from 11 to 14 years will be selected.(5000 UAH). Обрати свогофаворита зможуть і глядачі — лауреат Призу глядацьких симпатій отримає 7000гривень. Усі фіналісти конкурсу одержать іменні сертифікати.</text:p>
      <text:p text:style-name="P4">
<text:span text:style-name="T4">
Читайте також:</text:span>
 <text:a xlink:type="simple" xlink:href="https://www.ukrinform.ua/rubric-culture/3723428-na-kinofestivali-mikolajcuk-open-prezentuvali-knigu-pisen-iz-filmiv-rezisera.html" text:style-name="Internet_20_link" text:visited-style-name="Visited_20_Internet_20_Link">
 На кінофестивалі «Миколайчук OPEN» презентували книгупісень із фільмів режисера </text:a>
Also at the Festival for viewing in cinemas will be available selection of European films for children and adolescents(International competitive program), retrospective program(Agneshka's movie "The Secret Garden" to the 30th Anniversary of Output Date)And the show of last year's winner - the adventure fantasy "Hell Korugva, or Christmas Cossack" of Ukrainian production. For online viewing, the organizers have prepared a special anniversary program-the collection-minute of the winners of the Children Film Festival of previous years.</text:p>
      <text:p text:style-name="P4">
Children Cinema Fest is the largest film festival for children and adolescents in Ukraine, created to educate a new generation of moviegoers in Ukraine, develop a practitioner of family cultural leisure and promotion of cinema. Over 250,000 spectators of the Views attended the event at the time of 2014. From the start of the children's film contest, it has already been given a thousand works, 25 of which became winners.</text:p>
      <text:p text:style-name="P4">
The tenth Children Film Fest will take place from June 30 to July 9.</text:p>
      <text:p text:style-name="P4">
News Source: <text:a xlink:type="simple" xlink:href="https://www.ukrinform.ua/rubric-culture/3723487-desatij-cildren-kinofest-vidkrie-svitova-premera-ukrainskogo-fentezi-dzurakorolevic.html" text:style-name="Internet_20_link" text:visited-style-name="Visited_20_Internet_20_Link">
https://www.ukrinform.ua/rubric-culture/3723487-desatij-cildren-kinofest-vidkrie-svitova-premera-ukrainskogo-fentezi-dzurakorolevic.html</text:a>
</text:p>
      <!--NEWS-->
      <text:h text:style-name="P10" text:outline-level="1">
<text:span text:style-name="T4">
Register of losses caused by Russia: Zelensky appointed a representative of Ukraine in the conference of participants</text:span>
</text:h>
      <text:p text:style-name="P4">
Authors: Ukrinform (Person)</text:p>
      <text:p text:style-name="P4">
Publisher: Укринформ (Organization)</text:p>
      <text:p text:style-name="P4">
Published Time: 2023-06-15T22:26:00+03:00</text:p>
      <text:p text:style-name="P4">
Modified Time: 2023-06-15T22:26:00+03:00</text:p>
      <text:p text:style-name="P4">
Description: President Volodymyr Zelensky appointed Deputy Minister of Justice Irina Mudro representative of Ukraine in the conference of participants of the register of losses caused by aggression of the Russian Federation. - Ukrinform.</text:p>
      <text:p text:style-name="P4">
Images: ['<text:a xlink:type="simple" xlink:href="https://static.ukrinform.com/photos/2022_09/thumb_files/630_360_1664388416-236.jpg" text:style-name="Internet_20_link" text:visited-style-name="Visited_20_Internet_20_Link">
630_360_16643...</text:a>
']</text:p>
      <text:p text:style-name="P4">
Tags: ['Зеленський', 'Збитки', 'Конференція', 'Війна з Росією']</text:p>
      <text:p text:style-name="P4">
Type: Article</text:p>
      <!--METADATA-->
      <text:p text:style-name="P4">
<draw:frame draw:style-name="fr1" draw:name="Image282" text:anchor-type="as-char" svg:width="6.9236in" svg:height="3.956343in" draw:z-index="0">
<draw:image xlink:href="../Images/yкринформ/2023-06-15T22-26-00-03-00/630_360_1664388416-236.jpg" xlink:type="simple" xlink:show="embed" xlink:actuate="onLoad" draw:mime-type="image/jpeg"/>
</draw:frame>
The Presidential Lordir Zelensky appointed Deputy Minister of Justice Irina Mudruspanist of Ukraine in the conference of participants of the register of losses caused by the aggression of the Russian Federation.</text:p>
      <text:p text:style-name="P4">
The relevant decree No. 334/2023 was published on <text:a xlink:type="simple" xlink:href="https://www.president.gov.ua/documents/3342023-47065" text:style-name="Internet_20_link" text:visited-style-name="Visited_20_Internet_20_Link">
Presidential site</text:a>
, reports Ukrinform.</text:p>
      <text:p text:style-name="P4">
"To appoint the Deputy Minister of Justice of Ukraine Wise Irina Romanivdivistor of Ukraine in the conference of participants of the register of losses caused <text:a xlink:type="simple" xlink:href="https://www.ukrinform.ua/tag-russian-aggression" text:style-name="Internet_20_link" text:visited-style-name="Visited_20_Internet_20_Link">
aggression of the Russian Federation</text:a>
against Ukraine created in accordance with CM/RES resolution(2023)3 on the establishment of an extended partial agreement on the register of losses caused by the aggression of the Russian Federation against Ukraine, adopted by the Committee of the Minister of Ministers of Europe on May 12, 2023, " - said in the decree.</text:p>
      <text:p text:style-name="P4">
As reported by Ukrinform, on May 16-17 in Reykjavik at the Council of Europe Summit, it was announced on the creation of an international register of losses that Russia has caused Ukraine since the beginning of a full-scale invasion.</text:p>
      <text:p text:style-name="P4">
<text:span text:style-name="T4">
 Read also: </text:span>
 <text:a xlink:type="simple" xlink:href="https://www.ukrinform.ua/rubric-society/3712735-reestr-zbitkiv-zavdanih-agresieu-rf-vklucatime-i-skodu-zertvam-seksualnogo-nasilstva-minust.html" text:style-name="Internet_20_link" text:visited-style-name="Visited_20_Internet_20_Link">
register of losses caused by aggression of the Russian Federation, will include the regulation of sexual abuse - Ministry of Justice</text:a>
This register of losses caused by Russian aggression to Ukraine will work since August this year.  <text:span text:style-name="T5">
Foto: op</text:span>
</text:p>
      <text:p text:style-name="P4">
News Source: <text:a xlink:type="simple" xlink:href="https://www.ukrinform.ua/rubric-polytics/3723490-reestr-zbitkiv-zavdanih-rosieu-zelenskij-priznaciv-predstavnika-ukraini-u-konferencii-ucasnikiv.html" text:style-name="Internet_20_link" text:visited-style-name="Visited_20_Internet_20_Link">
https://www.ukrinform.ua/rubric-polytics/3723490-reestr-zbitkiv-zavdanih-rosieu-zelenskij-priznaciv-predstavnika-ukraini-u-konferencii-ucasnikiv.html</text:a>
</text:p>
      <!--NEWS-->
      <text:h text:style-name="P10" text:outline-level="1">
<text:span text:style-name="T4">
The invaders in a day 21 times fired at Sumy region border - wounded three children</text:span>
</text:h>
      <text:p text:style-name="P4">
Authors: Ukrinform (Person)</text:p>
      <text:p text:style-name="P4">
Publisher: Укринформ (Organization)</text:p>
      <text:p text:style-name="P4">
Published Time: 2023-06-15T22:31:00+03:00</text:p>
      <text:p text:style-name="P4">
Modified Time: 2023-06-15T22:31:00+03:00</text:p>
      <text:p text:style-name="P4">
Description: During the day, the Russian army carried out 21 shelling of the border communities of Sumy region, causing a number of damage and injuring three children, one child was hospitaliz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Поранені', 'Сумщина', 'Війна з Росією']</text:p>
      <text:p text:style-name="P4">
Type: Article</text:p>
      <!--METADATA-->
      <text:p text:style-name="P4">
<draw:frame draw:style-name="fr1" draw:name="Image283" text:anchor-type="as-char" svg:width="6.9236in" svg:height="3.956343in" draw:z-index="0">
<draw:image xlink:href="../Images/yкринформ/2023-06-15T22-31-00-03-00/630_360_1667124180-530.jpg" xlink:type="simple" xlink:show="embed" xlink:actuate="onLoad" draw:mime-type="image/jpeg"/>
</draw:frame>
During the day, the Russian army carried out 21 shelling of the border communities of Sumy region, causing a number of damage and injuring three children, one child was hospitalized.</text:p>
      <text:p text:style-name="P4">
According to Ukrinform, the Sumy Regional Military Administration reported in <text:a xlink:type="simple" xlink:href="https://t.me/Sumy_news_ODA/16987" text:style-name="Internet_20_link" text:visited-style-name="Visited_20_Internet_20_Link">
telegram</text:a>
.</text:p>
      <text:p text:style-name="P4">
According to Ova, 98 explosions were heard a day in the region. The Krasnopil, Belopilsk, Glukhiv, Essmanskaya, Svessky, and the Seredi-Budsk communities were fired.</text:p>
      <text:p text:style-name="P4">
In particular, mortar shelling was heard in the Glukhiv community(19 explosions).</text:p>
      <text:p text:style-name="P4">
Внаслідок одного з <text:a xlink:type="simple" xlink:href="https://www.ukrinform.ua/tag-obstril" text:style-name="Internet_20_link" text:visited-style-name="Visited_20_Internet_20_Link">
 обстрілів </text:a>
Three children were injured - 2010, 2013 and 2014. One was hospitalized, others were provided with medical care without hospitalization.</text:p>
      <text:p text:style-name="P4">
In the Essman community, the enemy dropped six mines.</text:p>
      <text:p text:style-name="P4">
In the Belopil community, 23 explosions of mortar were recorded. There was also a helicopter airline - starting 9 uncontrollable missiles(Lose).</text:p>
      <text:p text:style-name="P4">
По Свеській громаді росіяни били з міномету – зафіксовано чотири вибухи.</text:p>
      <text:p text:style-name="P4">
По Середино-Будській громаді ворог здійснив авіаудар із гелікоптеру - бувзафіксований пуск п’яти ракет типу НУРС (5 explosions). Також були мінометніобстріли (15 explosions). Внаслідок одного з мінометних обстрілів загоріласьпокрівля двоповерхової адміністративної будівлі підприємства.</text:p>
      <text:p text:style-name="P4">
<text:span text:style-name="T4">
Читайте також:</text:span>
 <text:a xlink:type="simple" xlink:href="https://www.ukrinform.ua/rubric-ato/3723458-vorog-obstrilav-berislav-ta-kozacke-e-zagiblij-i-poranena.html" text:style-name="Internet_20_link" text:visited-style-name="Visited_20_Internet_20_Link">
 Ворог <text:span text:style-name="T4">
обстріл</text:span>
 яв Берислав та Козацьке - є загиблий іпоранена </text:a>
In the Nikolaev community, a mortar firing is recorded(6 explosions).</text:p>
      <text:p text:style-name="P4">
У Краснопільській громаді був мінометний обстріл (one explosion).</text:p>
      <text:p text:style-name="P4">
Як повідомляв Укрінформ, російська армія у першій половині дня четверга, 15червня, шість разів обстріляла прикордонні райони Сумської та Чернігівськоїобластей, пролунали 23 вибухи.</text:p>
      <text:p text:style-name="P4">
News Source: <text:a xlink:type="simple" xlink:href="https://www.ukrinform.ua/rubric-ato/3723491-zagarbniki-za-den-21-raz-obstrilali-prikordonna-sumsini-poraneni-troe-ditej.html" text:style-name="Internet_20_link" text:visited-style-name="Visited_20_Internet_20_Link">
https://www.ukrinform.ua/rubric-ato/3723491-zagarbniki-za-den-21-raz-obstrilali-prikordonna-sumsini-poraneni-troe-ditej.html</text:a>
</text:p>
      <!--NEWS-->
      <text:h text:style-name="P10" text:outline-level="1">
<text:span text:style-name="T4">
Rudy Garcia is Napoli's new head coach</text:span>
</text:h>
      <text:p text:style-name="P4">
Authors: Ukrinform (Person)</text:p>
      <text:p text:style-name="P4">
Publisher: Укринформ (Organization)</text:p>
      <text:p text:style-name="P4">
Published Time: 2023-06-15T22:35:56+03:00</text:p>
      <text:p text:style-name="P4">
Modified Time: 2023-06-15T22:35:56+03:00</text:p>
      <text:p text:style-name="P4">
Description: The terms of the contract are not called. - Ukrinform.</text:p>
      <text:p text:style-name="P4">
Images: ['<text:a xlink:type="simple" xlink:href="https://static.ukrinform.com/photos/2023_06/thumb_files/630_360_1686857613-404.jpg" text:style-name="Internet_20_link" text:visited-style-name="Visited_20_Internet_20_Link">
630_360_16868...</text:a>
']</text:p>
      <text:p text:style-name="P4">
Tags: ['Футбол', 'Наполі']</text:p>
      <text:p text:style-name="P4">
Type: Article</text:p>
      <!--METADATA-->
      <text:p text:style-name="P4">
<draw:frame draw:style-name="fr1" draw:name="Image284" text:anchor-type="as-char" svg:width="6.9236in" svg:height="3.956343in" draw:z-index="0">
<draw:image xlink:href="../Images/yкринформ/2023-06-15T22-35-56-03-00/630_360_1686857613-404.jpg" xlink:type="simple" xlink:show="embed" xlink:actuate="onLoad" draw:mime-type="image/jpeg"/>
</draw:frame>
Contractions are not called.</text:p>
      <text:p text:style-name="P4">
Napoli officially <text:a xlink:type="simple" xlink:href="https://sscnapoli.it/" text:style-name="Internet_20_link" text:visited-style-name="Visited_20_Internet_20_Link">
reported</text:a>
The appointment of the head coach of Rudy Garcia, the terms of the contract are not called, reports Ukrinform.</text:p>
      <text:p text:style-name="P4">
In the post of head coach "Napoli" Garcia replaced Luciano Spalletti, who brought the club to the first 33 years of the championship.</text:p>
      <text:p text:style-name="P4">
<text:span text:style-name="T4">
 Read also: </text:span>
 <text:a xlink:type="simple" xlink:href="https://www.ukrinform.ua/rubric-sports/3705248-ponad-200-osib-gospitalizuvali-pid-cas-svatkuvanna-cempionstva-napoli.html" text:style-name="Internet_20_link" text:visited-style-name="Visited_20_Internet_20_Link">
more than 200 people were hospitalized during the Celebration of "<text:span text:style-name="T4">
 Napoli </text:span>
"</text:a>
Garcia had already worked in the series A with Roma in 2013 - 2016. The previous work of the 59-year-old Frenchman was "Al-Zakr", which he left in April.</text:p>
      <text:p text:style-name="P4">
Photo: sscnapoli.it</text:p>
      <text:p text:style-name="P4">
News Source: <text:a xlink:type="simple" xlink:href="https://www.ukrinform.ua/rubric-sports/3723492-rudi-garsia-novij-golovnij-trener-napoli.html" text:style-name="Internet_20_link" text:visited-style-name="Visited_20_Internet_20_Link">
https://www.ukrinform.ua/rubric-sports/3723492-rudi-garsia-novij-golovnij-trener-napoli.html</text:a>
</text:p>
      <!--NEWS-->
      <text:h text:style-name="P10" text:outline-level="1">
<text:span text:style-name="T4">
Meeting of the Ukraine-NATO Commission: Reznikov told about a new format of relations with the Alliance</text:span>
</text:h>
      <text:p text:style-name="P4">
Authors: Ukrinform (Person)</text:p>
      <text:p text:style-name="P4">
Publisher: Укринформ (Organization)</text:p>
      <text:p text:style-name="P4">
Published Time: 2023-06-15T22:38:00+03:00</text:p>
      <text:p text:style-name="P4">
Modified Time: 2023-06-15T22:38:00+03:00</text:p>
      <text:p text:style-name="P4">
Description: The NATO-Ukraine Commission meeting, which took place today at the level of defense ministers, will be the last, since in the future, the relations between the parties will be bred to a new format provided for Ukraine-NATO. - Ukrinform.</text:p>
      <text:p text:style-name="P4">
Images: ['<text:a xlink:type="simple" xlink:href="https://static.ukrinform.com/photos/2023_03/thumb_files/630_360_1680107367-495.jpg" text:style-name="Internet_20_link" text:visited-style-name="Visited_20_Internet_20_Link">
630_360_16801...</text:a>
']</text:p>
      <text:p text:style-name="P4">
Tags: ['Кібербезпека', 'НАТО', 'Комісія Україна-НАТО', 'Резніков', 'Війна з Росією', 'Зустріч Рамштайн']</text:p>
      <text:p text:style-name="P4">
Type: Article</text:p>
      <!--METADATA-->
      <text:p text:style-name="P4">
<draw:frame draw:style-name="fr1" draw:name="Image286" text:anchor-type="as-char" svg:width="6.9236in" svg:height="3.956343in" draw:z-index="0">
<draw:image xlink:href="../Images/yкринформ/2023-06-15T22-38-00-03-00/630_360_1680107367-495.jpg" xlink:type="simple" xlink:show="embed" xlink:actuate="onLoad" draw:mime-type="image/jpeg"/>
</draw:frame>
The NATO-Ukraine Commission, which took place today at the level of defense ministers today, will be the last time, since in the future, the relations between the parties will be derived to the new format provided for Ukraine-NATO Council.</text:p>
      <text:p text:style-name="P4">
The Minister of Defense of Ukraine Alexei Reznikov stated this during a meeting with journalists after the meeting of the NATO-Ukraine COMMISSION COMMISSION, Ukrinform correspondent reports.</text:p>
      <text:p text:style-name="P4">
“As a lawyer, I do not like to make forecasts, but I can prophesy: it was the first since 2016 meeting of the Commission Ukraine-Ukraine, and I have a serious hope that it was. The next meeting of Defense Ministers from Ukraine and NATO, I hope, reconciliation or immediately after(Summit in)Vilnius - it will be the advice of Ukraine -NATO. This is a new level of relations, a new and higher level of interaction, if not a member of NATO, but will already be in all committees, in all representative meetings, with the right to raise issues that are issued in the relevant agreements. So, the next will be the meeting of the Ukrainian Council, with more opportunities, ”said Alexei Reznikov.</text:p>
      <text:p text:style-name="P4">
<text:span text:style-name="T4">
 Read also: </text:span>
 <text:span text:style-name="T4">
 <text:a xlink:type="simple" xlink:href="https://www.ukrinform.ua/rubric-ato/3723394-reznikov-obgovoriv-z-gensekom-nato-proekti-dla-zmicnenna-oboronozdatnosti-ukraini.html" text:style-name="Internet_20_link" text:visited-style-name="Visited_20_Internet_20_Link">
Reznikov discussed with NATO Secretary -General Projects for Ukraine's defense capability</text:a>
</text:span>
</text:p>
      <text:p text:style-name="P4">
He recalled that on June 15, 2016, the last meeting of the Ukrainian Commission was held. Later, this format was blocked as a result of veto from Hungary. The first year later, this commission was held at the Defense Minister, with the participation of all 31 NATO Defense Minister Tukraine.</text:p>
      <text:p text:style-name="P4">
“It was an opportunity to convey our vision. Of course, we talked about our application in NATO, Vilnius, expectations, and strengthening our disability. The main thing that is very inspired and is important - from the morning, devouting with the US Secretary of Defense Lloyd Austin, we have already said industrial. We talked about future forces, the development of the capabilities of the Ukrainian defense forces even after we win - which at the time they are the Armed Forces of Ukraine on the eastern flank of Europe and NATO, ” - said the Ukrainian military director.</text:p>
      <text:p text:style-name="P4">
<text:span text:style-name="T4">
 Read also: </text:span>
 <text:span text:style-name="T4">
 <text:a xlink:type="simple" xlink:href="https://www.ukrinform.ua/rubric-ato/3723489-reznikov-pro-perspektivu-otrimanna-ukrainou-f16-ptaskova-koalicia-vidbulasa.html" text:style-name="Internet_20_link" text:visited-style-name="Visited_20_Internet_20_Link">
Reznikov on the prospects of obtaining F-16: "Bird" Coalition took place</text:a>
 </text:span>
</text:p>
      <text:p text:style-name="P4">
Another achievement of this "last" commission of Ukraine-NATO was initiative and Luxembourg for the creation in IT coalition, which will be able to increase the knowledge of Ukraine, in particular, in matters of cyber defense. In addition, such ainitative will join those countries that, for certain political measuring or reasons, cannot join a fatal coalition but will be able to join an IT coalition that can be formed within the frame.</text:p>
      <text:p text:style-name="P4">
<text:span text:style-name="T4">
 Read also: </text:span>
 <text:span text:style-name="T4">
 <text:a xlink:type="simple" xlink:href="https://www.ukrinform.ua/rubric-polytics/3723221-ukraina-hoce-otrimati-u-vilnusi-garantii-bezpeki-do-vstupu-v-nato-a-ne-zamist-nogo-mzs.html" text:style-name="Internet_20_link" text:visited-style-name="Visited_20_Internet_20_Link">
Ukraine wants to receive in Vilnius guarantees of NATO's admission, not instead - the Foreign Ministry</text:a>
</text:span>
</text:p>
      <text:p text:style-name="P4">
As it was reported earlier, today in Brussels, within the framework of the first day of the work Council at the level of the Ministers of Defense, a meeting of the NATO-Ukraine Commission and the meeting of the contact group on defense of Ukraine under the age of Susha took place. The Minister of Defense of Ukraine Alexei Reznikov took part in these events.</text:p>
      <text:p text:style-name="P4">
Participants considered ways to continue and accelerate the provision of Ukraine's assistance for offensive against Russian invaders and for the release of terminals, as well as the issue of prospects of Ukraine's membership in <text:span text:style-name="T4">
 <text:a xlink:type="simple" xlink:href="https://www.ukrinform.ua/tag-nato" text:style-name="Internet_20_link" text:visited-style-name="Visited_20_Internet_20_Link">
NATO</text:a>
</text:span>
 and receipt of safety guarantees by the time as long as such membership happens.</text:p>
      <text:p text:style-name="P4">
These and other major issues about the Alliance will be discussed during the NATO Vilnius Summit on July 11-12 this year.</text:p>
      <text:p text:style-name="P4">
News Source: <text:a xlink:type="simple" xlink:href="https://www.ukrinform.ua/rubric-ato/3723493-zasidanna-komisii-ukrainanato-reznikov-rozpoviv-pro-novij-format-vidnosin-z-alansom.html" text:style-name="Internet_20_link" text:visited-style-name="Visited_20_Internet_20_Link">
https://www.ukrinform.ua/rubric-ato/3723493-zasidanna-komisii-ukrainanato-reznikov-rozpoviv-pro-novij-format-vidnosin-z-alansom.html</text:a>
</text:p>
      <!--NEWS-->
      <text:h text:style-name="P10" text:outline-level="1">
<text:span text:style-name="T4">
The path of Ukraine in NATO should be developed in the context of preparation for the summit in Vilnius - Zelensky</text:span>
</text:h>
      <text:p text:style-name="P4">
Authors: Ukrinform (Person)</text:p>
      <text:p text:style-name="P4">
Publisher: Укринформ (Organization)</text:p>
      <text:p text:style-name="P4">
Published Time: 2023-06-15T22:42:00+03:00</text:p>
      <text:p text:style-name="P4">
Modified Time: 2023-06-15T22:42:00+03:00</text:p>
      <text:p text:style-name="P4">
Description: Ukraine's path to NATO and political invitation to accession should be developed in the context of preparation for the Alliance summit in Vilnius.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НАТО', 'Україна', 'Звернення', 'Зеленський']</text:p>
      <text:p text:style-name="P4">
Type: Article</text:p>
      <!--METADATA-->
      <text:p text:style-name="P4">
<draw:frame draw:style-name="fr1" draw:name="Image287" text:anchor-type="as-char" svg:width="6.9236in" svg:height="3.956343in" draw:z-index="0">
<draw:image xlink:href="../Images/yкринформ/2023-06-15T22-42-00-03-00/630_360_1685119271-129.jpeg" xlink:type="simple" xlink:show="embed" xlink:actuate="onLoad" draw:mime-type="image/jpeg"/>
</draw:frame>
NATO and political invitations to accession should already be developed by the preparation for the Alliance Summit in Vilnius.</text:p>
      <text:p text:style-name="P4">
About it during your <text:a xlink:type="simple" xlink:href="https://www.youtube.com/watch" text:style-name="Internet_20_link" text:visited-style-name="Visited_20_Internet_20_Link">
appeal</text:a>
At the end of the 477th of the war, President of Ukraine Volodymyr Zelenskyy said, Ukrinform reports.</text:p>
      <text:p text:style-name="P4">
<text:span text:style-name="T5">
Viso: <text:a xlink:type="simple" xlink:href="https://www.youtube.com/watch" text:style-name="Internet_20_link" text:visited-style-name="Visited_20_Internet_20_Link">
op</text:a>
</text:span>
</text:p>
      <text:p text:style-name="P4">
<text:span text:style-name="T4">
 _ I wish health, dear Ukrainians!_ </text:span>
</text:p>
      <text:p text:style-name="P4">
Report for this day. The first is that we have significant international steps that intensify our position in several directions.</text:p>
      <text:p text:style-name="P4">
The European Parliament has adopted a powerful resolution to support the European Taiuro -Atlantic aspirations of our people. There is a specific call for a leadership euro union to define a clear way of acquiring our state membership in the EU.</text:p>
      <text:p text:style-name="P4">
And in the issue of the Alliance, the European Parliament captures the meaning of our Ukrainian universal in Euro -Atlantic security, which stipulates that the path of Ukraine in NATO is a state -of -the -art invitation to entry in the context of the preparation for the Alliance Summit in Vilnius. Time for integration and security is obvious, and I thank you for the actual statement of this to all members of the European Parliament and Ms. President of the European Parliament Roberti Metzoli, as well as the Chairman of the Verkhovna Rada of Ukraine Ruslan Stefanchuk for his constant irregular work with the parliament.</text:p>
      <text:p text:style-name="P4">
The second significant international step for today is the bill on confiscation and transfer of our country as a reparation assets of the Russian state-a terrorist state. I thank the US senators who have a biparty support for this issue for justice for Ukraine's Tavi victims of Russian terror.</text:p>
      <text:p text:style-name="P4">
In dictatorships such as Russian, money is the highest value. And even more of persons who serve the management regime or are actually owners of state structures.Today he continued to appeal to the parliaments of our partners.</text:p>
      <text:p text:style-name="P4">
He called on the parliamentarians and the people of Switzerland and continue to maintain the unity of tasolidarity with us in protecting common values and freedom. It is very important that all in Europe we understand equally: only the power of weapons can now protect the life of the life that we all appreciate, in all countries - from the Atlantic of Durane, including Switzerland. This is our common task - to protect freedom, international law and human life.</text:p>
      <text:p text:style-name="P4">
He also spent telephone conversations with representatives of the two countries-Belize and Costa Rica. We build new partnerships for Ukraine-to support the formula of peace and our resolution in the UN in defense of the UN Charter and international law as a whole. The discussion of Mr. Costa Rica and Mr. Prime Minister Belize is the opportunity to organize a meeting of Ukraine-Latin America. We can together give much more protection for freedom and equality of nations in the modern world.</text:p>
      <text:p text:style-name="P4">
An important report was today on the situation in Kherson region and in general, half -day countries, in our Dnieper after the Russian terrorist attack on Kakhovskaya HEP. Elimination of the consequences of catastrophe, assistance to people, providing drinking and all other sensitive and important issues. Government Schmigal, Klimenko Minister of Internal Affairs, Profile Deputy Head of the Kuleb Office, representatives of local authorities. Another report is the situation in Kryvyi Rih Taodes after recent strikes of terrorists.</text:p>
      <text:p text:style-name="P4">
And, of course, the front. I thank all our soldiers, every unit, every boost brigade for today - for today's fighting.</text:p>
      <text:p text:style-name="P4">
I will note especially six units. Khortytsia dawn-paratroopers of our powerful 80th separate Brigade of DShV. "Tavriya"-warriors of our 23rd separate mechanized brigade, Marines of the 35th and 37th separate brigades, warriors of the 128th-equally mountain and assault Transcarpathian brigade and the 128th separate brigade of Silro ... Your performance!For strength, courage, but that you return to Ukraine the Ukrainian land and strengthen our Ukrainian will.</text:p>
      <text:p text:style-name="P4">
Glory to everyone and everyone who is now in battle, at combat posts and at combat operations!Glory to all who train our warriors!Who treats and rehabilitates defects and defenders after injuries!</text:p>
      <text:p text:style-name="P4">
Thank you all in the world who helps. And, by the way, the next "Ramstein" today has been quite effective. We are still strong!</text:p>
      <text:p text:style-name="P4">
<text:span text:style-name="T4">
<text:span text:style-name="T5">
Glory to Ukraine!</text:span>
 </text:span>
</text:p>
      <text:p text:style-name="P4">
News Source: <text:a xlink:type="simple" xlink:href="https://www.ukrinform.ua/rubric-ato/3723498-slah-ukraini-v-nato-mae-buti-napracovanij-v-konteksti-pidgotovki-do-samitu-u-vilnusi-zelenskij.html" text:style-name="Internet_20_link" text:visited-style-name="Visited_20_Internet_20_Link">
https://www.ukrinform.ua/rubric-ato/3723498-slah-ukraini-v-nato-mae-buti-napracovanij-v-konteksti-pidgotovki-do-samitu-u-vilnusi-zelenskij.html</text:a>
</text:p>
      <!--NEWS-->
      <text:h text:style-name="P10" text:outline-level="1">
<text:span text:style-name="T4">
In Kryvyi Rih Hospital there are eight victims of rocket stroke</text:span>
</text:h>
      <text:p text:style-name="P4">
Authors: Ukrinform (Person)</text:p>
      <text:p text:style-name="P4">
Publisher: Укринформ (Organization)</text:p>
      <text:p text:style-name="P4">
Published Time: 2023-06-15T22:44:00+03:00</text:p>
      <text:p text:style-name="P4">
Modified Time: 2023-06-15T22:44:00+03:00</text:p>
      <text:p text:style-name="P4">
Description: There are 8 people in Kryvyi Rih in the hospital who were injured as a result of an enemy attack on June 13.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Кривий Ріг', 'Обстріл', 'Поранені', 'Війна з Росією']</text:p>
      <text:p text:style-name="P4">
Type: Article</text:p>
      <!--METADATA-->
      <text:p text:style-name="P4">
<draw:frame draw:style-name="fr1" draw:name="Image288" text:anchor-type="as-char" svg:width="6.9236in" svg:height="3.956343in" draw:z-index="0">
<draw:image xlink:href="../Images/yкринформ/2023-06-15T22-44-00-03-00/630_360_1572005821-673.jpg" xlink:type="simple" xlink:show="embed" xlink:actuate="onLoad" draw:mime-type="image/jpeg"/>
</draw:frame>
There are 8 people in the hospital in the hospital who were injured as a result of a female gate on June 13.</text:p>
      <text:p text:style-name="P4">
About it in <text:a xlink:type="simple" xlink:href="https://t.me/vilkul/3592" text:style-name="Internet_20_link" text:visited-style-name="Visited_20_Internet_20_Link">
telegram</text:a>
Informs Alexander Vilkul, the chief military administration of Kryvyi Rih, Ukrinform reports.</text:p>
      <text:p text:style-name="P4">
"Unfortunately, the victims of this missile strike have become 13 ... There are 8 [wounded] in the hospital(https://www.ukrinform.ua/tag-poraneni), they are given all the input help, "he wrote.</text:p>
      <text:p text:style-name="P4">
According to Vilkul, the help of residents of the lady -racing from the rocket strike continues in Kryvyi Rih on June 13. There are commissions for assessments and are already the first decisions made by the Executive Committee to provide people with material assistance. Currently, 20 households will receive assistance, an amount of UAH 275 thousand. For each apartment, the amount of cash assistance is determined depending on the damage caused. Also, the city has allocated funds for social and household issues to the residents of the destroyed five-storey building. 12 Rodine will receive 320 thousand hryvnias, the amount of payments will be from 20 to 40 thousand. Also, the families of the dead Kryvorizhivtsi were given 25 thousand hryvnias for burial.</text:p>
      <text:p text:style-name="P4">
<text:span text:style-name="T4">
 Read also: </text:span>
 <text:a xlink:type="simple" xlink:href="https://www.ukrinform.ua/rubric-regions/3722478-u-krivomu-rozi-vnaslidok-raketnoi-ataki-poskodzeni-majze-400-kvartir-vilkul.html" text:style-name="Internet_20_link" text:visited-style-name="Visited_20_Internet_20_Link">
in Kryvyi Rih due to rocket attack almost 400 apartments are damaged - <text:span text:style-name="T4">
 Vilkul </text:span>
</text:a>
Earlier <text:a xlink:type="simple" xlink:href="https://www.ukrinform.ua/rubric-regions/3723426-udar-po-krivomu-rogu-kilkist-zertv-zrosla-do-13.html" text:style-name="Internet_20_link" text:visited-style-name="Visited_20_Internet_20_Link">
reported</text:a>
who died in the hospital today a man of 1985 died.</text:p>
      <text:p text:style-name="P4">
News Source: <text:a xlink:type="simple" xlink:href="https://www.ukrinform.ua/rubric-regions/3723495-u-likarni-krivogo-rogu-zalisautsa-vosmero-postrazdalih-vid-raketnogo-udaru.html" text:style-name="Internet_20_link" text:visited-style-name="Visited_20_Internet_20_Link">
https://www.ukrinform.ua/rubric-regions/3723495-u-likarni-krivogo-rogu-zalisautsa-vosmero-postrazdalih-vid-raketnogo-udaru.html</text:a>
</text:p>
      <!--NEWS-->
      <text:h text:style-name="P10" text:outline-level="1">
<text:span text:style-name="T4">
Cultural landing released a new song "Belgorod"</text:span>
</text:h>
      <text:p text:style-name="P4">
Authors: Ukrinform (Person)</text:p>
      <text:p text:style-name="P4">
Publisher: Укринформ (Organization)</text:p>
      <text:p text:style-name="P4">
Published Time: 2023-06-15T22:50:00+03:00</text:p>
      <text:p text:style-name="P4">
Modified Time: 2023-06-15T22:50:00+03:00</text:p>
      <text:p text:style-name="P4">
Description: The artists of Kolya Serga, Sasha Chemerov and Misha Krupin in the new song "Belgorod" turned to the inhabitants of Russia. - Ukrinform.</text:p>
      <text:p text:style-name="P4">
Images: ['<text:a xlink:type="simple" xlink:href="https://static.ukrinform.com/photos/2023_06/thumb_files/630_360_1686858572-582.jpg" text:style-name="Internet_20_link" text:visited-style-name="Visited_20_Internet_20_Link">
630_360_16868...</text:a>
']</text:p>
      <text:p text:style-name="P4">
Tags: ['Культура', 'Музика', 'Пісня', 'Кліп']</text:p>
      <text:p text:style-name="P4">
Type: Article</text:p>
      <!--METADATA-->
      <text:p text:style-name="P4">
<draw:frame draw:style-name="fr1" draw:name="Image289" text:anchor-type="as-char" svg:width="6.9236in" svg:height="3.956343in" draw:z-index="0">
<draw:image xlink:href="../Images/yкринформ/2023-06-15T22-50-00-03-00/630_360_1686858572-582.jpg" xlink:type="simple" xlink:show="embed" xlink:actuate="onLoad" draw:mime-type="image/jpeg"/>
</draw:frame>
The Sierega Artist, Sasha Chemerov and Misha Krupin in the new song "Belgorod" addressed the Russian survivers.</text:p>
      <text:p text:style-name="P4">
This was reported by the press service of the Ministry of Culture and Information Policy in <text:a xlink:type="simple" xlink:href="https://t.me/mkipu/6482" text:style-name="Internet_20_link" text:visited-style-name="Visited_20_Internet_20_Link">
telegram</text:a>
, reports Ukrinform.</text:p>
      <text:p text:style-name="P4">
"The artists of Kolya Serga, Sasha Chemerov and Misha Krupin released a common <text:a xlink:type="simple" xlink:href="https://www.ukrinform.ua/tag-muzika" text:style-name="Internet_20_link" text:visited-style-name="Visited_20_Internet_20_Link">
song</text:a>
, in which the inhabitants of the aggressor country were not afraid and promised that freedom would come very soon, ”the message will come.</text:p>
      <text:p text:style-name="P4">
It is noted that the main character of the video for the song was the commander -in -chief of the landslide Zaluzhny, who goes on the tank with Belgorod, in which Ukrainian works are written.</text:p>
      <text:p text:style-name="P4">
The song is available on all strings platforms.</text:p>
      <text:p text:style-name="P4">
<text:span text:style-name="T4">
 Read also: </text:span>
 <text:a xlink:type="simple" xlink:href="https://www.ukrinform.ua/rubric-culture/3714576-gurt-balaklava-blues-vipustiv-klip-na-pisnu-let-me-out.html" text:style-name="Internet_20_link" text:visited-style-name="Visited_20_Internet_20_Link">
Balaklava Blues released <text:span text:style-name="T4">
 clip </text:span>
 per song let meout</text:a>
Cultural landing is a unification of well -known artists whose all strengths are nowadays. They have already given more than 1000 concerts at the Front Line, military hospitals, in the rescuers and in the Ukrainian cities.</text:p>
      <text:p text:style-name="P4">
News Source: <text:a xlink:type="simple" xlink:href="https://www.ukrinform.ua/rubric-culture/3723497-kulturnij-desant-vipustiv-novu-pisnu-bilgorod.html" text:style-name="Internet_20_link" text:visited-style-name="Visited_20_Internet_20_Link">
https://www.ukrinform.ua/rubric-culture/3723497-kulturnij-desant-vipustiv-novu-pisnu-bilgorod.html</text:a>
</text:p>
      <!--NEWS-->
      <text:h text:style-name="P10" text:outline-level="1">
<text:span text:style-name="T4">
Zelensky on the resolution of the European Parliament: Ukraine has come time for integration certainty</text:span>
</text:h>
      <text:p text:style-name="P4">
Authors: Ukrinform (Person)</text:p>
      <text:p text:style-name="P4">
Publisher: Укринформ (Organization)</text:p>
      <text:p text:style-name="P4">
Published Time: 2023-06-15T22:52:00+03:00</text:p>
      <text:p text:style-name="P4">
Modified Time: 2023-06-15T22:52:00+03:00</text:p>
      <text:p text:style-name="P4">
Description: President of Ukraine Volodymyr Zelensky thanked the members of the European Parliament for the adoption of a resolution aimed at supporting Ukraine's restoration and its integration into the Euro -Atlantic community, and called it in fact that the time for integration for Ukraine has come. - Ukrinform.</text:p>
      <text:p text:style-name="P4">
Images: ['<text:a xlink:type="simple" xlink:href="https://static.ukrinform.com/photos/2022_08/thumb_files/630_360_1661929020-295.jpeg" text:style-name="Internet_20_link" text:visited-style-name="Visited_20_Internet_20_Link">
630_360_16619...</text:a>
']</text:p>
      <text:p text:style-name="P4">
Tags: ['Євроінтеграція', 'Європарламент', 'Резолюція', 'Зеленський']</text:p>
      <text:p text:style-name="P4">
Type: Article</text:p>
      <!--METADATA-->
      <text:p text:style-name="P4">
<draw:frame draw:style-name="fr1" draw:name="Image290" text:anchor-type="as-char" svg:width="6.9236in" svg:height="3.956343in" draw:z-index="0">
<draw:image xlink:href="../Images/yкринформ/2023-06-15T22-52-00-03-00/630_360_1661929020-295.jpeg" xlink:type="simple" xlink:show="embed" xlink:actuate="onLoad" draw:mime-type="image/jpeg"/>
</draw:frame>
Volodymyr Zelensky thanked the President of Ukraine to members of the European Parliament for the adoption of the reselitation aimed at supporting the restoration of Ukraine and its integration of the pre -Atlantic community, and called it in fact the statement that the time for integration for Ukraine has come.</text:p>
      <text:p text:style-name="P4">
He said this in his evening <text:a xlink:type="simple" xlink:href="https://t.me/OP_UA/9733" text:style-name="Internet_20_link" text:visited-style-name="Visited_20_Internet_20_Link">
video closer</text:a>
, reports Ukrinform.</text:p>
      <text:p text:style-name="P4">
"We have significant international steps that strengthen our positions at once in several ways. <text:a xlink:type="simple" xlink:href="https://www.ukrinform.ua/tag-evroparlament" text:style-name="Internet_20_link" text:visited-style-name="Visited_20_Internet_20_Link">
European Parliament</text:a>
He adopted a powerful resolution to support the European and Euro -Atlantic aspirational people. In the question of the Alliance, the European Parliament captures the meaning of our Ukrainian contribution to Euro -Atlantic security, which stipulates that the path of Ukraine in NATO and a political invitation to access should be developed in the first time of preparation for the Alliance Summit in Vilnius. The time for integration taboo certainty is obvious, "the President said.</text:p>
      <text:p text:style-name="P4">
<text:span text:style-name="T5">
Viso: <text:a xlink:type="simple" xlink:href="https://t.me/OP_UA/9733" text:style-name="Internet_20_link" text:visited-style-name="Visited_20_Internet_20_Link">
op</text:a>
</text:span>
</text:p>
      <text:p text:style-name="P4">
He also recalled that the resolution also has a specific call to the leaders of the European Union to determine the clear way of acquiring our state membership in the EU.</text:p>
      <text:p text:style-name="P4">
Zelensky thanked for the actual statement of this to all members of the European Parliamentus by the President of the European Parliament Roberti Metzoli.</text:p>
      <text:p text:style-name="P4">
<text:span text:style-name="T4">
 Read also: </text:span>
 <text:a xlink:type="simple" xlink:href="https://www.ukrinform.ua/rubric-polytics/3723297-evroparlament-zasudiv-rujnaciu-rosijskou-armieu-grebli-kahovskoi-ges.html" text:style-name="Internet_20_link" text:visited-style-name="Visited_20_Internet_20_Link">
<text:span text:style-name="T4">
 European Parliament </text:span>
 condemned the destruction of the Russian Army of Kakhovska hydroelectric power station</text:a>
He also expressed gratitude to the Chairman of the Verkhovna Rada Ruslan Stefanchuk a fair and effective cooperation with the parliaments of the countries.</text:p>
      <text:p text:style-name="P4">
As reported <text:a xlink:type="simple" xlink:href="https://www.ukrinform.ua/rubric-polytics/3723279-evroparlament-uhvaliv-rezoluciu-pro-vidnovlenna-ta-evroatlanticnu-integraciu-ukraini.html" text:style-name="Internet_20_link" text:visited-style-name="Visited_20_Internet_20_Link">
Ukrinform</text:a>
, The European Parliament, by majority of June 15, adopted a resolution aimed at supporting the restoration of Ukraine and its integration to the Euro -Atlantic community. The vote of the document took place in the meeting of the European Parliament in Strasbourg.</text:p>
      <text:p text:style-name="P4">
<text:span text:style-name="T5">
Foto: op</text:span>
</text:p>
      <text:p text:style-name="P4">
News Source: <text:a xlink:type="simple" xlink:href="https://www.ukrinform.ua/rubric-polytics/3723499-zelenskij-pro-rezoluciu-evroparlamentu-dla-ukraini-nastav-cas-integracijnoi-viznacenosti.html" text:style-name="Internet_20_link" text:visited-style-name="Visited_20_Internet_20_Link">
https://www.ukrinform.ua/rubric-polytics/3723499-zelenskij-pro-rezoluciu-evroparlamentu-dla-ukraini-nastav-cas-integracijnoi-viznacenosti.html</text:a>
</text:p>
      <!--NEWS-->
      <text:h text:style-name="P10" text:outline-level="1">
<text:span text:style-name="T4">
Messi scored the fastest goal in his career</text:span>
</text:h>
      <text:p text:style-name="P4">
Authors: Ukrinform (Person)</text:p>
      <text:p text:style-name="P4">
Publisher: Укринформ (Organization)</text:p>
      <text:p text:style-name="P4">
Published Time: 2023-06-15T22:56:00+03:00</text:p>
      <text:p text:style-name="P4">
Modified Time: 2023-06-15T22:56:00+03:00</text:p>
      <text:p text:style-name="P4">
Description: It took 80 seconds to do this. - Ukrinform.</text:p>
      <text:p text:style-name="P4">
Images: ['<text:a xlink:type="simple" xlink:href="https://static.ukrinform.com/photos/2023_06/thumb_files/630_360_1686858182-877.jpg" text:style-name="Internet_20_link" text:visited-style-name="Visited_20_Internet_20_Link">
630_360_16868...</text:a>
']</text:p>
      <text:p text:style-name="P4">
Tags: None</text:p>
      <text:p text:style-name="P4">
Type: Article</text:p>
      <!--METADATA-->
      <text:p text:style-name="P4">
<draw:frame draw:style-name="fr1" draw:name="Image291" text:anchor-type="as-char" svg:width="6.9236in" svg:height="3.956343in" draw:z-index="0">
<draw:image xlink:href="../Images/yкринформ/2023-06-15T22-56-00-03-00/630_360_1686858182-877.jpg" xlink:type="simple" xlink:show="embed" xlink:actuate="onLoad" draw:mime-type="image/jpeg"/>
</draw:frame>
It took 80 seconds for this.</text:p>
      <text:p text:style-name="P4">
Lionel Messi scored his 103rd goal as part of the Argentina national team, forward opened the score in a friendly match with Australia(2:0), reports Ukrinform.</text:p>
      <text:p text:style-name="P4">
Lionel scored the first goal in the match only after 80 seconds of the game time - the faster ball in the career of the titled attacker. So far, he has not been able to determine for two minutes of the match.</text:p>
      <text:p text:style-name="P4">
Messi scored the earliest goal in the 2017/18 Champions League, when the 1/8 finals in the Chelsea Gate after 217 seconds on the field.</text:p>
      <text:p text:style-name="P4">
Argentina won her first match from March 2-0. The second goal after an hour of gaming time was spent by the defender of Betis, Herman Pessel, which came out Nazamine on a break.</text:p>
      <text:p text:style-name="P4">
<text:span text:style-name="T4">
 Read also: </text:span>
 <text:a xlink:type="simple" xlink:href="https://www.ukrinform.ua/rubric-sports/3722354-messi-ce-buv-mij-ostannij-cempionat-svitu.html" text:style-name="Internet_20_link" text:visited-style-name="Visited_20_Internet_20_Link">
<text:span text:style-name="T4">
 Messi </text:span>
: This was my last World Championship</text:a>
As reported by Ukrinform, in December 2022, Messi for the first time in his career, the worldwide world with Argentina.</text:p>
      <text:p text:style-name="P4">
Photo: Getty Images</text:p>
      <text:p text:style-name="P4">
News Source: <text:a xlink:type="simple" xlink:href="https://www.ukrinform.ua/rubric-sports/3723496-messi-zabiv-najsvidsij-gol-u-kareri.html" text:style-name="Internet_20_link" text:visited-style-name="Visited_20_Internet_20_Link">
https://www.ukrinform.ua/rubric-sports/3723496-messi-zabiv-najsvidsij-gol-u-kareri.html</text:a>
</text:p>
      <!--NEWS-->
      <text:h text:style-name="P10" text:outline-level="1">
<text:span text:style-name="T4">
Ukrainians abroad were simplified to check the readiness of passports</text:span>
</text:h>
      <text:p text:style-name="P4">
Authors: Ukrinform (Person)</text:p>
      <text:p text:style-name="P4">
Publisher: Укринформ (Organization)</text:p>
      <text:p text:style-name="P4">
Published Time: 2023-06-15T23:00:00+03:00</text:p>
      <text:p text:style-name="P4">
Modified Time: 2023-06-15T23:00:00+03:00</text:p>
      <text:p text:style-name="P4">
Description: The updated service allows Ukrainians who are temporarily abroad to quickly obtain information about the readiness of passport documents. - Ukrinform.</text:p>
      <text:p text:style-name="P4">
Images: ['<text:a xlink:type="simple" xlink:href="https://static.ukrinform.com/photos/2019_02/thumb_files/630_360_1551350677-896.jpg" text:style-name="Internet_20_link" text:visited-style-name="Visited_20_Internet_20_Link">
630_360_15513...</text:a>
']</text:p>
      <text:p text:style-name="P4">
Tags: ['Омбудсмен', 'Паспорт', 'Дмитро Лубінець']</text:p>
      <text:p text:style-name="P4">
Type: Article</text:p>
      <!--METADATA-->
      <text:p text:style-name="P4">
<draw:frame draw:style-name="fr1" draw:name="Image292" text:anchor-type="as-char" svg:width="6.9236in" svg:height="3.956343in" draw:z-index="0">
<draw:image xlink:href="../Images/yкринформ/2023-06-15T23-00-00-03-00/630_360_1551350677-896.jpg" xlink:type="simple" xlink:show="embed" xlink:actuate="onLoad" draw:mime-type="image/jpeg"/>
</draw:frame>
The updated service allows Ukrainians who are temporarily abroad to quickly hold information about the readiness of passport documents.</text:p>
      <text:p text:style-name="P4">
According to Ukrinform, he reported this in <text:a xlink:type="simple" xlink:href="https://t.me/dmytro_lubinetzs/2724" text:style-name="Internet_20_link" text:visited-style-name="Visited_20_Internet_20_Link">
telegram</text:a>
Commissioner of the Verkhovna Rada of Ukraine for Human Rights Dmitry Lubinets.</text:p>
      <text:p text:style-name="P4">
According to the Ombudsman, the office of the Commissioner receive numerous appeals from Ukrainians abroad about the complexity in obtaining information on the term of receipt <text:a xlink:type="simple" xlink:href="https://www.ukrinform.ua/tag-pasport" text:style-name="Internet_20_link" text:visited-style-name="Visited_20_Internet_20_Link">
passport</text:a>
documents.</text:p>
      <text:p text:style-name="P4">
“Now Ukrainians who have received shelter in other countries will be able to quickly check the status of their passport documents with the updated service that allows you to get information about your readiness for your documents for <text:a xlink:type="simple" xlink:href="https://dmsu.gov.ua/services/docstate.html" text:style-name="Internet_20_link" text:visited-style-name="Visited_20_Internet_20_Link">
several clicks</text:a>
”,” Lubinets reported.</text:p>
      <text:p text:style-name="P4">
*!(https://www.ukrinform.ua/rubric-society/3722737-u-mzs-sprostuvali-naavnist-problem-iz-vigotovlennam-zakordonnih-pasportiv.html)As reported by Ukrinform, the Government has approved a resolution according to which [State Gygration Service and Diplomatic Institutions will be able to receive extracts(https://www.ukrinform.ua/rubric-society/3718958-urad-sprostiv-oformlenna-i-vidnovlenna-pasportiv.html)which will greatly simplify the procedure for registration of passport documents for citizens.</text:p>
      <text:p text:style-name="P4">
News Source: <text:a xlink:type="simple" xlink:href="https://www.ukrinform.ua/rubric-society/3723500-ukraincam-za-kordonom-sprostili-perevirku-gotovnosti-pasportiv.html" text:style-name="Internet_20_link" text:visited-style-name="Visited_20_Internet_20_Link">
https://www.ukrinform.ua/rubric-society/3723500-ukraincam-za-kordonom-sprostili-perevirku-gotovnosti-pasportiv.html</text:a>
</text:p>
      <!--NEWS-->
      <text:h text:style-name="P10" text:outline-level="1">
<text:span text:style-name="T4">
Lukashenko is inferior to the Kremlin with increasing control over Belarus - State Department</text:span>
</text:h>
      <text:p text:style-name="P4">
Authors: Ukrinform (Person)</text:p>
      <text:p text:style-name="P4">
Publisher: Укринформ (Organization)</text:p>
      <text:p text:style-name="P4">
Published Time: 2023-06-15T23:05:00+03:00</text:p>
      <text:p text:style-name="P4">
Modified Time: 2023-06-15T23:05:00+03:00</text:p>
      <text:p text:style-name="P4">
Description: The agreement on the movement of tactical nuclear weapons to the territory of the RB indicates that Lukashenko is inferior to the country in favor of the Kremlin. - Ukrinform.</text:p>
      <text:p text:style-name="P4">
Images: ['<text:a xlink:type="simple" xlink:href="https://static.ukrinform.com/photos/2021_02/thumb_files/630_360_1612536757-234.png" text:style-name="Internet_20_link" text:visited-style-name="Visited_20_Internet_20_Link">
630_360_16125...</text:a>
']</text:p>
      <text:p text:style-name="P4">
Tags: ['Білорусь', 'Лукашенко', 'США', 'Ядерна зброя', 'Держдеп']</text:p>
      <text:p text:style-name="P4">
Type: Article</text:p>
      <!--METADATA-->
      <text:p text:style-name="P4">
<draw:frame draw:style-name="fr1" draw:name="Image293" text:anchor-type="as-char" svg:width="6.9236in" svg:height="3.956343in" draw:z-index="0">
<draw:image xlink:href="../Images/yкринформ/2023-06-15T23-05-00-03-00/630_360_1612536757-234.png" xlink:type="simple" xlink:show="embed" xlink:actuate="onLoad" draw:mime-type="image/png"/>
</draw:frame>
The claimers of Belarus and Russia Agreement to move tactical nuclear weapons to the territory of the RB indicates that Lukashenko is inferior to the country's increasingly control over the Kremlin.</text:p>
      <text:p text:style-name="P4">
This was said on Thursday during a briefing in Washington, a spokesman for US State Department Matthew Miller, Ukrinform reports his own correspondent.</text:p>
      <text:p text:style-name="P4">
“In terms of Belarus, this is another example of how <text:span text:style-name="T4">
 <text:a xlink:type="simple" xlink:href="https://www.ukrinform.ua/tag-lukasenko" text:style-name="Internet_20_link" text:visited-style-name="Visited_20_Internet_20_Link">
Lukashenko</text:a>
</text:span>
 Makes an irresponsible and provocative choice to give in to the Kremlin even more control of Nadbilerus- contrary to the will of the Belarusian people, ”the US State Department spoke.</text:p>
      <text:p text:style-name="P4">
<text:span text:style-name="T4">
 Read also: </text:span>
 <text:span text:style-name="T4">
 <text:a xlink:type="simple" xlink:href="https://www.ukrinform.ua/rubric-world/3722813-lukasenko-zaaviv-pro-pocatok-nadhodzenna-rosijskoi-adernoi-zbroi-do-bilorusi.html" text:style-name="Internet_20_link" text:visited-style-name="Visited_20_Internet_20_Link">
Belarus began to receive Russian nuclear weapons -Lukashenko</text:a>
</text:span>
</text:p>
      <text:p text:style-name="P4">
At the same time, he said, it also indicates another "irresponsible Kremlin".</text:p>
      <text:p text:style-name="P4">
At the same time, the spokesman of the foreign policy department repeated the position that Vvashington see no grounds that would require adjusting the position of the US nuclear forces.</text:p>
      <text:p text:style-name="P4">
<text:span text:style-name="T4">
 Read also: </text:span>
 <text:span text:style-name="T4">
 <text:a xlink:type="simple" xlink:href="https://www.ukrinform.ua/rubric-world/3721627-kitaj-za-rik-zbilsiv-svij-adernij-arsenal-sipri.html" text:style-name="Internet_20_link" text:visited-style-name="Visited_20_Internet_20_Link">
China in the year increased its nuclear arsenal - sipri</text:a>
</text:span>
</text:p>
      <text:p text:style-name="P4">
As reported by Ukrinform, on the eve of the self -proclaimed President of Belarusian Lukashenko stated that Russian tactical <text:span text:style-name="T4">
 [nuclear weapons] began to come to the country.(https://www.ukrinform.ua/tag-aderna-zbroa) </text:span>
 .</text:p>
      <text:p text:style-name="P4">
News Source: <text:a xlink:type="simple" xlink:href="https://www.ukrinform.ua/rubric-world/3723501-lukasenko-postupaetsa-kremlu-vse-bilsim-kontrolem-nad-bilorussu-derzdep.html" text:style-name="Internet_20_link" text:visited-style-name="Visited_20_Internet_20_Link">
https://www.ukrinform.ua/rubric-world/3723501-lukasenko-postupaetsa-kremlu-vse-bilsim-kontrolem-nad-bilorussu-derzdep.html</text:a>
</text:p>
      <!--NEWS-->
      <text:h text:style-name="P10" text:outline-level="1">
<text:span text:style-name="T4">
Transfer of confiscated assets of the Russian Federation of Ukraine: Zelensky thanked US senators</text:span>
</text:h>
      <text:p text:style-name="P4">
Authors: Ukrinform (Person)</text:p>
      <text:p text:style-name="P4">
Publisher: Укринформ (Organization)</text:p>
      <text:p text:style-name="P4">
Published Time: 2023-06-15T23:10:00+03:00</text:p>
      <text:p text:style-name="P4">
Modified Time: 2023-06-15T23:10:00+03:00</text:p>
      <text:p text:style-name="P4">
Description: President of Ukraine Volodymyr Zelensky thanked the US senators for the registration of the bill on the transfer of confiscated assets of the Russian Federation of Ukraine. - Ukrinform.</text:p>
      <text:p text:style-name="P4">
Images: ['<text:a xlink:type="simple" xlink:href="https://static.ukrinform.com/photos/2023_05/thumb_files/630_360_1685475414-889.png" text:style-name="Internet_20_link" text:visited-style-name="Visited_20_Internet_20_Link">
630_360_16854...</text:a>
']</text:p>
      <text:p text:style-name="P4">
Tags: ['Економіка', 'США', 'Росія', 'Зеленський', 'Війна з Росією', 'Конфіскація активів']</text:p>
      <text:p text:style-name="P4">
Type: Article</text:p>
      <!--METADATA-->
      <text:p text:style-name="P4">
<draw:frame draw:style-name="fr1" draw:name="Image294" text:anchor-type="as-char" svg:width="6.9236in" svg:height="3.956343in" draw:z-index="0">
<draw:image xlink:href="../Images/yкринформ/2023-06-15T23-10-00-03-00/630_360_1685475414-889.png" xlink:type="simple" xlink:show="embed" xlink:actuate="onLoad" draw:mime-type="image/png"/>
</draw:frame>
President of Ukraine Volodymyr Zelensky thanked the US senators for registration of a law -enforcement draft for the transfer of confiscated assets of the Russian Federation of Ukraine.</text:p>
      <text:p text:style-name="P4">
He said this in his evening <text:a xlink:type="simple" xlink:href="https://t.me/OP_UA/9733" text:style-name="Internet_20_link" text:visited-style-name="Visited_20_Internet_20_Link">
video closer</text:a>
, reports Ukrinform.</text:p>
      <text:p text:style-name="P4">
"The second significant international step for today is a law on confiscation and transfer of our state as a reparation of the Russian state - a terrorist state. .</text:p>
      <text:p text:style-name="P4">
<text:span text:style-name="T4">
 Read also: </text:span>
 <text:span text:style-name="T4">
 <text:a xlink:type="simple" xlink:href="https://www.ukrinform.ua/rubric-economy/3723456-u-kongresi-ssa-predstavili-zakonoproekt-pro-peredacu-konfiskovanih-aktiviv-rf-ukraini.html" text:style-name="Internet_20_link" text:visited-style-name="Visited_20_Internet_20_Link">
in the US Congress presented a bill on the transfer of confiscated assets of the Russian Federation of Ukraine</text:a>
</text:span>
</text:p>
      <text:p text:style-name="P4">
He emphasized that in dictatorships such as Russian, money is the highest value, and especially for persons who serve the management regime or are the actual economies of state structures.</text:p>
      <text:p text:style-name="P4">
"When the state -terrorist and all Russian persons whose labore with the Kremlin loses its money, the Kremlin created the conditions for Russian aggression or which are an invigel cover for Russian corrupt officials, then a very important goal will be achieved - they will feel what is loss," Zelensky said.</text:p>
      <text:p text:style-name="P4">
According to him, the Russians do not respect life and do not regret when people's lives are lost, because the Russian dominant class is ready to spend human lives hundreds of thousands, but they spare money, first of all, those who have appropriated.</text:p>
      <text:p text:style-name="P4">
"They appreciate their assets. They must completely lose them, and the taller of those who suffered from their aggression, from this terrorist in favor of our country, our people," the President emphasized.</text:p>
      <text:p text:style-name="P4">
<text:span text:style-name="T4">
 Read also: </text:span>
 <text:span text:style-name="T4">
 <text:a xlink:type="simple" xlink:href="https://www.ukrinform.ua/rubric-vidbudova/3707503-genprokuror-ssa-sankcionuvav-peredacu-konfiskovanih-aktiviv-rf-na-vidbudovu-ukraini.html" text:style-name="Internet_20_link" text:visited-style-name="Visited_20_Internet_20_Link">
US Prosecutor General has sanctioned the transfer of confiscated assets of the Russian Federation for Ukraine's rebuilding</text:a>
</text:span>
</text:p>
      <text:p text:style-name="P4">
As reported by Ukrinform, a two -party group of members of the US Congress presented the law "On restoration of economic prosperity and opportunities for Ukrainians"(REPO), which provides for the allocation of additional assistance to Ukraine the enrollment of confiscated Russian assets.</text:p>
      <text:p text:style-name="P4">
News Source: <text:a xlink:type="simple" xlink:href="https://www.ukrinform.ua/rubric-polytics/3723502-peredaca-konfiskovanih-aktiviv-rf-ukraini-zelenskij-podakuvav-senatoram-ssa.html" text:style-name="Internet_20_link" text:visited-style-name="Visited_20_Internet_20_Link">
https://www.ukrinform.ua/rubric-polytics/3723502-peredaca-konfiskovanih-aktiviv-rf-ukraini-zelenskij-podakuvav-senatoram-ssa.html</text:a>
</text:p>
      <!--NEWS-->
      <text:h text:style-name="P10" text:outline-level="1">
<text:span text:style-name="T4">
Zelensky heard reports about the situation in Kherson region, in Kryvyi Rih and Odessa</text:span>
</text:h>
      <text:p text:style-name="P4">
Authors: Ukrinform (Person)</text:p>
      <text:p text:style-name="P4">
Publisher: Укринформ (Organization)</text:p>
      <text:p text:style-name="P4">
Published Time: 2023-06-15T23:11:00+03:00</text:p>
      <text:p text:style-name="P4">
Modified Time: 2023-06-15T23:11:00+03:00</text:p>
      <text:p text:style-name="P4">
Description: President of Ukraine Volodymyr Zelensky heard two reports on the situation in Kherson, in Kryvyi Rih and Odessa. - Ukrinform.</text:p>
      <text:p text:style-name="P4">
Images: ['<text:a xlink:type="simple" xlink:href="https://static.ukrinform.com/photos/2023_06/thumb_files/630_360_1686066777-580.jpeg" text:style-name="Internet_20_link" text:visited-style-name="Visited_20_Internet_20_Link">
630_360_16860...</text:a>
']</text:p>
      <text:p text:style-name="P4">
Tags: ['Кривий Ріг', 'Одеса', 'Зеленський', 'Каховська ГЕС']</text:p>
      <text:p text:style-name="P4">
Type: Article</text:p>
      <!--METADATA-->
      <text:p text:style-name="P4">
<draw:frame draw:style-name="fr1" draw:name="Image295" text:anchor-type="as-char" svg:width="6.9236in" svg:height="3.956343in" draw:z-index="0">
<draw:image xlink:href="../Images/yкринформ/2023-06-15T23-11-00-03-00/630_360_1686066777-580.jpeg" xlink:type="simple" xlink:show="embed" xlink:actuate="onLoad" draw:mime-type="image/jpeg"/>
</draw:frame>
Volodymyr Zelensky's Presidential Ukrainian heard two reports on the situation in Kherson, in Kryvyi Rih and Odessa.</text:p>
      <text:p text:style-name="P4">
He said this in his evening <text:a xlink:type="simple" xlink:href="https://t.me/OP_UA/9733" text:style-name="Internet_20_link" text:visited-style-name="Visited_20_Internet_20_Link">
video closer</text:a>
, reports Ukrinform.</text:p>
      <text:p text:style-name="P4">
"An important report was today on the situation in Kherson region and in general, half -day countries, in our Dnieper after the Russian terrorist attack on the Kakhovsk Hes.</text:p>
      <text:p text:style-name="P4">
<text:span text:style-name="T4">
 Read also: </text:span>
 <text:span text:style-name="T4">
 <text:a xlink:type="simple" xlink:href="https://www.ukrinform.ua/rubric-polytics/3722949-evroparlament-zasudiv-rosijskij-zlocin-na-kahovskij-ges.html" text:style-name="Internet_20_link" text:visited-style-name="Visited_20_Internet_20_Link">
European Parliament condemned the Russian crime on Kakhovskaya HEP</text:a>
</text:span>
</text:p>
      <text:p text:style-name="P4">
He noted that Prime Minister Denis Shmigal, Minister of Internal Affairs Igor Klimenko, profile deputy head of the office-presidential office Alexei Kuleb, representatives of local authorities reported on this issue.</text:p>
      <text:p text:style-name="P4">
Another report, according to him, concerned the situation in Kryvyi Rih and Odessapisian of recent strikes of terrorists.</text:p>
      <text:p text:style-name="P4">
<text:span text:style-name="T4">
 Read also: </text:span>
 <text:span text:style-name="T4">
 [Belgium has allocated € 3.5 million to eliminate the consequences(https://www.ukrinform.ua/rubric-economy/3723284-belgia-vidilila-35-miljona-dla-likvidacii-naslidkiv-pidrivu-kahovskoi-ges.html)</text:span>
</text:p>
      <text:p text:style-name="P4">
As reported by Ukrinform, on the night of June 6, the Russian army blew a dam <text:span text:style-name="T4">
 <text:a xlink:type="simple" xlink:href="https://www.ukrinform.ua/tag-kahovska-ges" text:style-name="Internet_20_link" text:visited-style-name="Visited_20_Internet_20_Link">
Kakhovskaya hydroelectric power station</text:a>
</text:span>
.</text:p>
      <text:p text:style-name="P4">
In Kryvyi River, the army of the Russian Federation on the night of June 13 kissed other objects in the residential five -storey buildings, resulting in killed 12 people.</text:p>
      <text:p text:style-name="P4">
<text:span text:style-name="T4">
 Read also: </text:span>
 <text:span text:style-name="T4">
 [IAEA will continue to monitor the pond(https://www.ukrinform.ua/rubric-economy/3723468-magate-prodovzit-uvazno-steziti-za-stavkomoholodzuvacem-zaes-grossi.html)</text:span>
</text:p>
      <text:p text:style-name="P4">
On the night of June 14, the Russian occupation army directed four "calibers" on the civil infrastructure of Odessa. Three people were killed, 13 people were injured, and four wounded are in critical condition.</text:p>
      <text:p text:style-name="P4">
News Source: <text:a xlink:type="simple" xlink:href="https://www.ukrinform.ua/rubric-ato/3723507-zelenskij-zasluhav-dopovidi-pro-situaciu-na-hersonsini-u-krivomu-rozi-ta-odesi.html" text:style-name="Internet_20_link" text:visited-style-name="Visited_20_Internet_20_Link">
https://www.ukrinform.ua/rubric-ato/3723507-zelenskij-zasluhav-dopovidi-pro-situaciu-na-hersonsini-u-krivomu-rozi-ta-odesi.html</text:a>
</text:p>
      <!--NEWS-->
      <text:h text:style-name="P10" text:outline-level="1">
<text:span text:style-name="T4">
Ukraine has built and develops a reliable air defense system</text:span>
</text:h>
      <text:p text:style-name="P4">
Authors: Ukrinform (Person)</text:p>
      <text:p text:style-name="P4">
Publisher: Укринформ (Organization)</text:p>
      <text:p text:style-name="P4">
Published Time: 2023-06-15T23:19:00+03:00</text:p>
      <text:p text:style-name="P4">
Modified Time: 2023-06-15T23:19:00+03:00</text:p>
      <text:p text:style-name="P4">
Description: Ukraine, with the help of NATO partners, has already been able to build a reliable air protection system and considers its further development as number one priority. - Ukrinform.</text:p>
      <text:p text:style-name="P4">
Images: ['<text:a xlink:type="simple" xlink:href="https://static.ukrinform.com/photos/2023_04/thumb_files/630_360_1682673652-303.jpg" text:style-name="Internet_20_link" text:visited-style-name="Visited_20_Internet_20_Link">
630_360_16826...</text:a>
']</text:p>
      <text:p text:style-name="P4">
Tags: ['Україна', 'Резніков', 'Війна з Росією', 'ППО']</text:p>
      <text:p text:style-name="P4">
Type: Article</text:p>
      <!--METADATA-->
      <text:p text:style-name="P4">
<draw:frame draw:style-name="fr1" draw:name="Image296" text:anchor-type="as-char" svg:width="6.9236in" svg:height="3.956343in" draw:z-index="0">
<draw:image xlink:href="../Images/yкринформ/2023-06-15T23-19-00-03-00/630_360_1682673652-303.jpg" xlink:type="simple" xlink:show="embed" xlink:actuate="onLoad" draw:mime-type="image/jpeg"/>
</draw:frame>
Ukraine, with the help of NATO partners, has already been able to build a reliable pro -emptyic protection system and considers its further development as a priority of numbers.</text:p>
      <text:p text:style-name="P4">
The Minister of Defense of Ukraine Alexei Reznikov stated this during a meeting with journalists after the meeting of the NATO-Ukraine COMMISSION COMMISSION, Ukrinform correspondent reports.</text:p>
      <text:p text:style-name="P4">
This is exactly how the military manager answered the question of Ukrinform correspondent, at which Ukraine is still a Ukraine from the goal of the development of the elaboral air defense system.</text:p>
      <text:p text:style-name="P4">
“We're not far from this purpose. We've already built it(Anti -air system <text:a xlink:type="simple" xlink:href="https://www.ukrinform.ua/tag-oborona" text:style-name="Internet_20_link" text:visited-style-name="Visited_20_Internet_20_Link">
Defense</text:a>
- order.), and now we develop. We have the most developed in the world Patriot, Nasams Iris-T and SAMP/T. Ade-stunning level are other systems-"Kottali", "Cheetahs", as well as Soviet, which we still have, and even to manual MAZRCs, that is, a system of different range of action. The fact of creating a plane, but we will know that we will have planes as part of air defense, says that this system continues development, ”Oleksiresnikov said. .</text:p>
      <text:p text:style-name="P4">
He reported that during a meeting in Brussels, there were a duty on partner countries to continue providing Ukraine with no need to Ukraine and launch systems.</text:p>
      <text:p text:style-name="P4">
"This month, or in the next months, we will be able to get the first -sisters of HAWK, which we have not yet, and the corresponding equipment and missiles to them. So, the air defense is developing. Today, I have repeated to my partners that the prototyped defense is the first priority. Our task is that our children grow up and study under the peaceful sky. Therefore, we need to develop the system. In fact, not everyone is today, every second of the defense ministers spoke - about the continuation of Ukraine's provision with rockets and systems of retorting protection, ”the Minister of Defense of Ukraine emphasized.</text:p>
      <text:p text:style-name="P4">
*!(https://www.ukrinform.ua/rubric-ato/3723489-reznikov-pro-perspektivu-otrimanna-ukrainou-f16-ptaskova-koalicia-vidbulasa.html)</text:p>
      <text:p text:style-name="P4">
News Source: <text:a xlink:type="simple" xlink:href="https://www.ukrinform.ua/rubric-ato/3723504-ukraina-pobuduvala-ta-rozvivae-nadijnu-sistemu-ppo-reznikov.html" text:style-name="Internet_20_link" text:visited-style-name="Visited_20_Internet_20_Link">
https://www.ukrinform.ua/rubric-ato/3723504-ukraina-pobuduvala-ta-rozvivae-nadijnu-sistemu-ppo-reznikov.html</text:a>
</text:p>
      <!--NEWS-->
      <text:h text:style-name="P10" text:outline-level="1">
<text:span text:style-name="T4">
The world's first space plant has started work</text:span>
</text:h>
      <text:p text:style-name="P4">
Authors: Ukrinform (Person)</text:p>
      <text:p text:style-name="P4">
Publisher: Укринформ (Organization)</text:p>
      <text:p text:style-name="P4">
Published Time: 2023-06-15T23:27:00+03:00</text:p>
      <text:p text:style-name="P4">
Modified Time: 2023-06-15T23:27:00+03:00</text:p>
      <text:p text:style-name="P4">
Description: The new satellite from Varda Space Industries on June 13 began work in space. It is the world's first space pharmaceutical plant that can also be used for hypersonic research. - Ukrinform.</text:p>
      <text:p text:style-name="P4">
Images: ['<text:a xlink:type="simple" xlink:href="https://static.ukrinform.com/photos/2023_06/thumb_files/630_360_1686860720-865.jpg" text:style-name="Internet_20_link" text:visited-style-name="Visited_20_Internet_20_Link">
630_360_16868...</text:a>
']</text:p>
      <text:p text:style-name="P4">
Tags: ['Космос', 'Технології', 'Завод', 'Фармацевтика']</text:p>
      <text:p text:style-name="P4">
Type: Article</text:p>
      <!--METADATA-->
      <text:p text:style-name="P4">
<draw:frame draw:style-name="fr1" draw:name="Image297" text:anchor-type="as-char" svg:width="6.9236in" svg:height="3.956343in" draw:z-index="0">
<draw:image xlink:href="../Images/yкринформ/2023-06-15T23-27-00-03-00/630_360_1686860720-865.jpg" xlink:type="simple" xlink:show="embed" xlink:actuate="onLoad" draw:mime-type="image/jpeg"/>
</draw:frame>
The new companion from Varda Space Industries on June 13 began its work. It is the world's first cosmic pharmaceutical plant that can also be used for hypersonic research.</text:p>
      <text:p text:style-name="P4">
As Ukrinform reports, it reports <text:a xlink:type="simple" xlink:href="https://newatlas.com/space/worlds-first-space-factory-varda/" text:style-name="Internet_20_link" text:visited-style-name="Visited_20_Internet_20_Link">
New Atlas</text:a>
.</text:p>
      <text:p text:style-name="P4">
According to representatives of Varda Space Industries, such production is very useful for growing protein crystals. Since gravity is not influencing the properties of chemical compounds in <text:a xlink:type="simple" xlink:href="https://www.ukrinform.ua/tag-kosmos" text:style-name="Internet_20_link" text:visited-style-name="Visited_20_Internet_20_Link">
space</text:a>
, the production of medicines in extraterrestrial conditions can make a revolution in this industry.</text:p>
      <text:p text:style-name="P4">
Particularly important is the possibility for manufacturers of medicines that can use a space plant with weightlessness for crystallization of biological proteins in order to analyze their structure and create medicines.</text:p>
      <text:p text:style-name="P4">
Such a space plant can also be used for the production of medicines with extraordinary precision. And such production costs a lot less than on Earth. Due to the fact that the cost of launch into space becomes less costly, such production can be success.</text:p>
      <text:p text:style-name="P4">
So far, Varda Space Industries was the first to send to the space production and at the same time a laboratory satellite. It will fly in orbit for more than a month at an approximate height of 1000 km. The plant launched Falcon 9 on June 12. After the mission is completed, the device will return to the ground.</text:p>
      <text:p text:style-name="P4">
Varda believes that their new development can also be used to carry out various research in the field of hypersonic.</text:p>
      <text:p text:style-name="P4">
If everything goes by, Varda Space Industries plans to send a similar device to space at the end of this year. The American company has plans to create multiple production space modules and even has a plan to create a production space station in the orbit of the Earth.</text:p>
      <text:p text:style-name="P4">
<text:span text:style-name="T4">
 Read also: </text:span>
 <text:a xlink:type="simple" xlink:href="https://www.ukrinform.ua/rubric-technology/3723356-nasa-vidpravit-misiu-na-asteroid-psihea-akij-kostue-10-kvadriljoniv.html" text:style-name="Internet_20_link" text:visited-style-name="Visited_20_Internet_20_Link">
NASA will send a mission to <text:span text:style-name="T4">
 asteroid </text:span>
 Psyche that costs $ 10 quadrillions</text:a>
</text:p>
      <text:p text:style-name="P4">
<text:span text:style-name="T5">
Foto: Varda</text:span>
</text:p>
      <text:p text:style-name="P4">
News Source: <text:a xlink:type="simple" xlink:href="https://www.ukrinform.ua/rubric-technology/3723505-persij-u-sviti-kosmicnij-zavod-pocav-robotu.html" text:style-name="Internet_20_link" text:visited-style-name="Visited_20_Internet_20_Link">
https://www.ukrinform.ua/rubric-technology/3723505-persij-u-sviti-kosmicnij-zavod-pocav-robotu.html</text:a>
</text:p>
      <!--NEWS-->
      <text:h text:style-name="P10" text:outline-level="1">
<text:span text:style-name="T4">
The President noted six units of the Armed Forces for performance on the front</text:span>
</text:h>
      <text:p text:style-name="P4">
Authors: Ukrinform (Person)</text:p>
      <text:p text:style-name="P4">
Publisher: Укринформ (Organization)</text:p>
      <text:p text:style-name="P4">
Published Time: 2023-06-15T23:32:00+03:00</text:p>
      <text:p text:style-name="P4">
Modified Time: 2023-06-15T23:32:00+03:00</text:p>
      <text:p text:style-name="P4">
Description: President of Ukraine Volodymyr Zelensky noted six units of the Armed Forces for performance at the front. - Ukrinform.</text:p>
      <text:p text:style-name="P4">
Images: ['<text:a xlink:type="simple" xlink:href="https://static.ukrinform.com/photos/2023_05/thumb_files/630_360_1685041512-288.jpeg" text:style-name="Internet_20_link" text:visited-style-name="Visited_20_Internet_20_Link">
630_360_16850...</text:a>
']</text:p>
      <text:p text:style-name="P4">
Tags: ['ЗСУ', 'Зеленський', 'Війна з Росією', 'Контрнаступ']</text:p>
      <text:p text:style-name="P4">
Type: Article</text:p>
      <!--METADATA-->
      <text:p text:style-name="P4">
<draw:frame draw:style-name="fr1" draw:name="Image302" text:anchor-type="as-char" svg:width="6.9236in" svg:height="3.956343in" draw:z-index="0">
<draw:image xlink:href="../Images/yкринформ/2023-06-15T23-32-00-03-00/630_360_1685041512-288.jpeg" xlink:type="simple" xlink:show="embed" xlink:actuate="onLoad" draw:mime-type="image/jpeg"/>
</draw:frame>
President of Ukraine Volodymyr Zelensky noted six units of the Armed Forces.</text:p>
      <text:p text:style-name="P4">
He said this in his evening <text:a xlink:type="simple" xlink:href="https://t.me/OP_UA/9733" text:style-name="Internet_20_link" text:visited-style-name="Visited_20_Internet_20_Link">
video closer</text:a>
, reports Ukrinform.</text:p>
      <text:p text:style-name="P4">
"I thank all our soldiers, every unit, every combat brigade of the day-for today's battles. her separate mechanized brigade, Marines of the 35th I37th Separate Brigades, Soldiers of the 128th Separate Mountain Assault Transcarpathian Brigade and the 128th Separate Brigade of Forces TE.</text:p>
      <text:p text:style-name="P4">
<text:span text:style-name="T4">
 Read also: </text:span>
 <text:span text:style-name="T4">
 <text:a xlink:type="simple" xlink:href="https://www.ukrinform.ua/rubric-polytics/3723475-zelenskij-obgovoriv-z-prezidentom-kostariki-stvorenna-miznarodnogo-tribunalu-dla-rf.html" text:style-name="Internet_20_link" text:visited-style-name="Visited_20_Internet_20_Link">
Zelensky discussed with the President of Costa Riskying of the International Tribunal for Russia</text:a>
</text:span>
</text:p>
      <text:p text:style-name="P4">
He also thanked the Ukrainian soldiers for their strength, courage and for the fact that Ukraine's land and strengthening Ukrainian will.</text:p>
      <text:p text:style-name="P4">
"Glory to everyone and everyone who is now in battle, at combat posts and in combat facilities!</text:p>
      <text:p text:style-name="P4">
<text:span text:style-name="T4">
 Read also: </text:span>
 <text:span text:style-name="T4">
 <text:a xlink:type="simple" xlink:href="https://www.ukrinform.ua/rubric-ato/3723472-zelenskij-parlamentu-svejcarii-dzerelo-vijni-j-pricina-agresii-poza-mezami-kordoniv-ukraini.html" text:style-name="Internet_20_link" text:visited-style-name="Visited_20_Internet_20_Link">
Zelensky Parliament of Switzerland: Source of war and cause of aggression - outside the borders of Ukraine</text:a>
</text:span>
</text:p>
      <text:p text:style-name="P4">
According to Ukrinform, according to the Deputy Minister of Defense Gannymimar, despite the fierce resistance of the enemy in different sections of the front occur <text:span text:style-name="T4">
 <text:a xlink:type="simple" xlink:href="https://www.ukrinform.ua/tag-kontrnastup" text:style-name="Internet_20_link" text:visited-style-name="Visited_20_Internet_20_Link">
offensive actions</text:a>
</text:span>
 Armed strongholds, successes are different, but they are everywhere.</text:p>
      <text:p text:style-name="P4">
News Source: <text:a xlink:type="simple" xlink:href="https://www.ukrinform.ua/rubric-ato/3723509-prezident-vidznaciv-sist-pidrozdiliv-zsu-za-rezultativnist-na-fronti.html" text:style-name="Internet_20_link" text:visited-style-name="Visited_20_Internet_20_Link">
https://www.ukrinform.ua/rubric-ato/3723509-prezident-vidznaciv-sist-pidrozdiliv-zsu-za-rezultativnist-na-fronti.html</text:a>
</text:p>
      <!--NEWS-->
      <text:h text:style-name="P10" text:outline-level="1">
<text:span text:style-name="T4">
The first lady received an international award for contribution to mental health care of Ukrainians</text:span>
</text:h>
      <text:p text:style-name="P4">
Authors: Ukrinform (Person)</text:p>
      <text:p text:style-name="P4">
Publisher: Укринформ (Organization)</text:p>
      <text:p text:style-name="P4">
Published Time: 2023-06-15T23:47:00+03:00</text:p>
      <text:p text:style-name="P4">
Modified Time: 2023-06-15T23:47:00+03:00</text:p>
      <text:p text:style-name="P4">
Description: The first lady of Ukraine Olena Zelenska received an international award for the efforts to health care of Ukrainians. - Ukrinform.</text:p>
      <text:p text:style-name="P4">
Images: ['<text:a xlink:type="simple" xlink:href="https://static.ukrinform.com/photos/2023_06/thumb_files/630_360_1686861504-311.jpg" text:style-name="Internet_20_link" text:visited-style-name="Visited_20_Internet_20_Link">
630_360_16868...</text:a>
']</text:p>
      <text:p text:style-name="P4">
Tags: ['Нагорода', 'Премія', 'Олена Зеленська', 'Психічне здоров’я']</text:p>
      <text:p text:style-name="P4">
Type: Article</text:p>
      <!--METADATA-->
      <text:p text:style-name="P4">
<draw:frame draw:style-name="fr1" draw:name="Image303" text:anchor-type="as-char" svg:width="6.9236in" svg:height="3.956343in" draw:z-index="0">
<draw:image xlink:href="../Images/yкринформ/2023-06-15T23-47-00-03-00/630_360_1686861504-311.jpg" xlink:type="simple" xlink:show="embed" xlink:actuate="onLoad" draw:mime-type="image/jpeg"/>
</draw:frame>
Olena Zelenskaya's first lady Ukraine received an international award for the efforts on the protected psychic health of Ukrainians.</text:p>
      <text:p text:style-name="P4">
According to Ukrinform, the web resource of the international organization [Healthright] reports it(https://www.healthright.org.ua/news-by-hr/olena-zelenska-otrimala-mizhnarodnu-nagorodu-za-zusillya-z-oxoroni-psixichnogo-zdorovya-ukrayinciv/).</text:p>
      <text:p text:style-name="P4">
“Healthright hands this year <text:a xlink:type="simple" xlink:href="https://www.ukrinform.ua/tag-nagoroda" text:style-name="Internet_20_link" text:visited-style-name="Visited_20_Internet_20_Link">
award</text:a>
For "Health and Human Rights Leadership", the first lady of Ukraine, Ms. Olena Zelenskaya as acknowledging her tireless activity to raise public awareness of mental health problems and to develop access to mental health services in Ukraine, "the organization's more thanks.</text:p>
      <text:p text:style-name="P4">
It is noted that Zelenskaya makes efforts to overcome the prejudice to this problem, advocates changes in the policy and financing and obstruction of mental health care, playing a key role in creating and developing the National Tapsychosocial Support Mental Program.</text:p>
      <text:p text:style-name="P4">
In 2022 alone, 60,000 specialists have passed various training forms within this program.</text:p>
      <text:p text:style-name="P4">
Thanks to the program "Mental Health System throughout Ukraine, the quality of mental health services and expands every Ukrainian," Healthight, Director of the Representative Office of Healthright in Ukraine, said Galina Skipalskaya.</text:p>
      <text:p text:style-name="P4">
Healthright Healthright Peter Navario has passed the award to the First Ledicheresa General Consul of Ukraine in New York Alexei Golubov.</text:p>
      <text:p text:style-name="P4">
"We are glad to hand over Ms. Zelenskaya this year's distinction for the leadership in the field of health and human rights," he said, emphasizing "devotion to the right of improving mental health for all Ukrainians, including those who were forced to leave their homes As a result of this war. "</text:p>
      <text:p text:style-name="P4">
<text:span text:style-name="T4">
 Read also: </text:span>
 [Zelenskaya and Vice president of the European Commission Discussed the Ukrainian Mental Health Program]](https://www.ukrinform.ua/rubric-society/3723508-zelenska-i-viceprezident-evrokomisii-obgovorili-vseukrainsku-programu-mentalnogo-zdorova.html)Healthright is proud of working with the first lady to ensure the publication of Ukrainians to mental health services, Navario added.Every year, the organization celebrates individuals and organizations for the significant contribution of global public health by expanding accessible population groups to medical services.</text:p>
      <text:p text:style-name="P4">
<text:span text:style-name="T5">
Foto: www.healthright.org.ua</text:span>
</text:p>
      <text:p text:style-name="P4">
News Source: <text:a xlink:type="simple" xlink:href="https://www.ukrinform.ua/rubric-society/3723511-persa-ledi-otrimala-miznarodnu-premiu-za-vnesok-v-ohoronu-psihicnogo-zdorova-ukrainciv.html" text:style-name="Internet_20_link" text:visited-style-name="Visited_20_Internet_20_Link">
https://www.ukrinform.ua/rubric-society/3723511-persa-ledi-otrimala-miznarodnu-premiu-za-vnesok-v-ohoronu-psihicnogo-zdorova-ukrainciv.html</text:a>
</text:p>
      <!--NEWS-->
      <text:h text:style-name="P10" text:outline-level="1">
<text:span text:style-name="T4">
The Armed Forces Air Force warned about the Shahheda movement in the south</text:span>
</text:h>
      <text:p text:style-name="P4">
Authors: Ukrinform (Person)</text:p>
      <text:p text:style-name="P4">
Publisher: Укринформ (Organization)</text:p>
      <text:p text:style-name="P4">
Published Time: 2023-06-15T23:56:00+03:00</text:p>
      <text:p text:style-name="P4">
Modified Time: 2023-06-15T23:56:00+03:00</text:p>
      <text:p text:style-name="P4">
Description: In the evening of June 15, in the south of Ukraine, several shock UAVs of the Shahaneda type were recorded. - Ukrinform.</text:p>
      <text:p text:style-name="P4">
Images: ['<text:a xlink:type="simple" xlink:href="https://static.ukrinform.com/photos/2023_06/thumb_files/630_360_1686799345-820.jpeg" text:style-name="Internet_20_link" text:visited-style-name="Visited_20_Internet_20_Link">
630_360_16867...</text:a>
']</text:p>
      <text:p text:style-name="P4">
Tags: ['БПЛА', 'Війна з Росією', 'Повітряна тривога', 'Південь України']</text:p>
      <text:p text:style-name="P4">
Type: Article</text:p>
      <!--METADATA-->
      <text:p text:style-name="P4">
<draw:frame draw:style-name="fr1" draw:name="Image304" text:anchor-type="as-char" svg:width="6.9236in" svg:height="3.956343in" draw:z-index="0">
<draw:image xlink:href="../Images/yкринформ/2023-06-15T23-56-00-03-00/630_360_1686799345-820.jpeg" xlink:type="simple" xlink:show="embed" xlink:actuate="onLoad" draw:mime-type="image/jpeg"/>
</draw:frame>
In the evening of June 15, in the south of Ukraine, several shock UAVs of the Shahaneda type were recorded.</text:p>
      <text:p text:style-name="P4">
Ukrinform transfers this with <text:a xlink:type="simple" xlink:href="https://t.me/kpszsu/2565" text:style-name="Internet_20_link" text:visited-style-name="Visited_20_Internet_20_Link">
reference</text:a>
The Vergal forces of the Armed Forces of Ukraine.</text:p>
      <text:p text:style-name="P4">
"The traffic of several shock UAVs of the Shahaneda type in the south!Go to the shelter!", - the message reads.</text:p>
      <text:p text:style-name="P4">
<text:span text:style-name="T4">
 Read also: </text:span>
 <text:span text:style-name="T4">
 <text:a xlink:type="simple" xlink:href="https://www.ukrinform.ua/rubric-regions/3723396-u-hersonskij-gromadi-zapracuvala-sirena-aka-spovisae-pro-povitranu-trivogu.html" text:style-name="Internet_20_link" text:visited-style-name="Visited_20_Internet_20_Link">
In the Kherson community, a siren that reports on air alarm has been launched</text:a>
</text:span>
</text:p>
      <text:p text:style-name="P4">
Currently, air alarm has been declared in the territory of Kherson and Mykolaiv region. People are urged to immediately go to the cover of civil protection.</text:p>
      <text:p text:style-name="P4">
</text:p>
      <text:p text:style-name="P4">
News Source: <text:a xlink:type="simple" xlink:href="https://www.ukrinform.ua/rubric-regions/3723513-povitrani-sili-zsu-poperedili-pro-ruh-sahediv-na-pivdni.html" text:style-name="Internet_20_link" text:visited-style-name="Visited_20_Internet_20_Link">
https://www.ukrinform.ua/rubric-regions/3723513-povitrani-sili-zsu-poperedili-pro-ruh-sahediv-na-pivdni.html</text:a>
</text:p>
      <!--NEWS-->
      <text:h text:style-name="P10" text:outline-level="1">
<text:span text:style-name="T4">
The Russian army in May recruited 460 prisoners - Alexei Gromov</text:span>
</text:h>
      <text:p text:style-name="P4">
Author: ['АРМІЯINFORM']</text:p>
      <text:p text:style-name="P4">
Time: 2023-06-15T24:00:00-04:00</text:p>
      <text:p text:style-name="P4">
Description: Suppresses of the Kremlin is traditional to be traditional to Virishiti for Rahunok Verbuva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74931.jpg" text:style-name="Internet_20_link" text:visited-style-name="Visited_20_Internet_20_Link">
74931.jpg</text:a>
']</text:p>
      <text:p text:style-name="P4">
Tags: ['MILITARY MEDIA CENTER', 'ОЛЕКСІЙ ГРОМОВ']</text:p>
      <text:p text:style-name="P4">
Category: News</text:p>
      <!--METADATA-->
      <text:p text:style-name="P4">
<draw:frame draw:style-name="fr1" draw:name="Image306" text:anchor-type="as-char" svg:width="6.9236in" svg:height="4.395937in" draw:z-index="0">
<draw:image xlink:href="../Images/AРМІЯINFORM/2023-06-15T24-00-00-04-00/74931.jpg" xlink:type="simple" xlink:show="embed" xlink:actuate="onLoad" draw:mime-type="image/jpeg"/>
</draw:frame>
The Kremlin authorities have traditionally been trying to resolve replenishment of the loss of the Kremlin by considering the mercenaries from the prisoners. This was announced by the Deputy Chief of Operational Office of the General Staff of the Armed Forces of Ukraine Bryadny General Alexei Gromov during a briefing at the Military Media Center.</text:p>
      <text:p text:style-name="P4">
According to information, about 460 prisoners of Zatumen, Lipetsk and Smolensk regions, including citizens of other countries serving sentences in the Russian Federation, were recruited in May.</text:p>
      <text:p text:style-name="P4">
According to Alexei Gromov, in case of refusal to the convicted person, the criminal case is threatened under the article "Disorganization of the activity of the institution".</text:p>
      <text:p text:style-name="P4">
"At the same time, the FSB staff prove the administration of prisons oral instructions to attach a set of special contingent to the Wagner PEC, conditioned by the relationship with the interaction with the departments of the Armed Forces at the Front," he said.</text:p>
      <text:p text:style-name="P4">
News Source: <text:a xlink:type="simple" xlink:href="https://armyinform.com.ua/2023/06/15/rosijska-armiya-v-travni-zaverbuvala-na-vijnu-460-vyazniv-oleksij-gromov/" text:style-name="Internet_20_link" text:visited-style-name="Visited_20_Internet_20_Link">
https://armyinform.com.ua/2023/06/15/rosijska-armiya-v-travni-zaverbuvala-na-vijnu-460-vyazniv-oleksij-gromov/</text:a>
</text:p>
      <!--NEWS-->
      <text:h text:style-name="P10" text:outline-level="1">
<text:span text:style-name="T4">
The Ministry of Defense invites the developers and suppliers of the OVT with proposals of its innovative projects - Anna Malyar</text:span>
</text:h>
      <text:p text:style-name="P4">
Author: ['АРМІЯINFORM']</text:p>
      <text:p text:style-name="P4">
Time: 2023-06-15T26:00:00-04:00</text:p>
      <text:p text:style-name="P4">
Description: The intercessor of the Ministra defense of Ukraine Ganna Marlar Rospovіla about Tse PID Hour Bryfin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MILITARY MEDIA CENTER', 'ГАННА МАЛЯР']</text:p>
      <text:p text:style-name="P4">
Category: News</text:p>
      <!--METADATA-->
      <text:p text:style-name="P4">
<draw:frame draw:style-name="fr1" draw:name="Image307" text:anchor-type="as-char" svg:width="6.9236in" svg:height="4.615733in" draw:z-index="0">
<draw:image xlink:href="../Images/AРМІЯINFORM/2023-06-15T26-00-00-04-00/77acfef9ac002e47cfc3020e10de49c60959d638.jpg" xlink:type="simple" xlink:show="embed" xlink:actuate="onLoad" draw:mime-type="image/jpeg"/>
</draw:frame>
Deputy Minister of Defense of Ukraine Anna Malyar told about it during the time briefing of representatives of the Safety and Defense forces of Ukraine at Military Media Center.</text:p>
      <ul>
        <li>
I would like to remind you that the Ministry of Defense has already reported that an accelerator of innovative development has been painted. We see it as a search for modern new samples of weapons and military equipment. In addition, the accelerator will accelerate the work on processing applications from the developers of technical innovations. Currently, the most relevant for the Armed Forces of Ukraine are, in particular, unmanned systems, communication systems, intelligence and analytics of collected, as well as modernization and improvement of ammunition efficiency and sampling and military equipment. That is why we will once again attract the attention of all the delayed developers and suppliers and invite you to offer our innovative projects to the Ministry of Defense of Ukraine, - said Anna Malyar.</li>
      </ul>
      <text:p text:style-name="P4">
News Source: <text:a xlink:type="simple" xlink:href="https://armyinform.com.ua/2023/06/15/minoborony-zaproshuye-rozrobnykiv-i-postachalnykiv-ovt-z-propozycziyamy-svoyih-innovaczijnyh-proyektiv-ganna-malyar/" text:style-name="Internet_20_link" text:visited-style-name="Visited_20_Internet_20_Link">
https://armyinform.com.ua/2023/06/15/minoborony-zaproshuye-rozrobnykiv-i-postachalnykiv-ovt-z-propozycziyamy-svoyih-innovaczijnyh-proyektiv-ganna-malyar/</text:a>
</text:p>
      <!--NEWS-->
      <text:h text:style-name="P10" text:outline-level="1">
<text:span text:style-name="T4">
MoU returned an illegally removed property complex of nearly 8,000 square meters - Anna Malyar</text:span>
</text:h>
      <text:p text:style-name="P4">
Author: ['АРМІЯINFORM']</text:p>
      <text:p text:style-name="P4">
Time: 2023-06-15T28:00:00-04:00</text:p>
      <text:p text:style-name="P4">
Description: About the PID Hour Bryfinds represented the forces of the nonsense of the defense of Ukraine in Military Med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023-06-15_131212-e1686823959789.jpg" text:style-name="Internet_20_link" text:visited-style-name="Visited_20_Internet_20_Link">
2023-06-15_131212-e1686823959789.jpg</text:a>
']</text:p>
      <text:p text:style-name="P4">
Tags: ['MILITARY MEDIA CENTER', 'ГАННА МАЛЯР']</text:p>
      <text:p text:style-name="P4">
Category: News</text:p>
      <!--METADATA-->
      <text:p text:style-name="P4">
<draw:frame draw:style-name="fr1" draw:name="Image308" text:anchor-type="as-char" svg:width="6.9236in" svg:height="4.598424in" draw:z-index="0">
<draw:image xlink:href="../Images/AРМІЯINFORM/2023-06-15T28-00-00-04-00/2023-06-15_131212-e1686823959789.jpg" xlink:type="simple" xlink:show="embed" xlink:actuate="onLoad" draw:mime-type="image/jpeg"/>
</draw:frame>
The Deputy Minister of Defense of Ukraine Anna Malyar said this during a briefing of representatives of the Security and Defense Forces of Ukraine VMILITARY Media Center.</text:p>
      <text:p text:style-name="P4">
The Ministry of Defense units, in addition to the front on the battlefield, also hold the Juridian Front and defend the rights and legitimate interests of the MOU.</text:p>
      <ul>
        <li>
Our legal service managed to return the property complex of nearly 8 thousand square meters, which was illegally removed from the management of the border department during the previous years. The court decided to return the property complex for illegal ownership in favor of the state in the person of the Ministry of Defense of Ukraine. The protection of rights and legitimate interests is ongoing, - said Hannamal.</li>
      </ul>
      <text:p text:style-name="P4">
News Source: <text:a xlink:type="simple" xlink:href="https://armyinform.com.ua/2023/06/15/mou-povernuly-nezakonno-vyluchenyj-majnovyj-kompleks-ploshheyu-majzhe-8-tysyach-kvadratnyh-metriv-ganna-malyar/" text:style-name="Internet_20_link" text:visited-style-name="Visited_20_Internet_20_Link">
https://armyinform.com.ua/2023/06/15/mou-povernuly-nezakonno-vyluchenyj-majnovyj-kompleks-ploshheyu-majzhe-8-tysyach-kvadratnyh-metriv-ganna-malyar/</text:a>
</text:p>
      <!--NEWS-->
      <text:h text:style-name="P10" text:outline-level="1">
<text:span text:style-name="T4">
On June 15, a briefing of Ukrainian Security and Defense Forces will take place at Military Media Center</text:span>
</text:h>
      <text:p text:style-name="P4">
Author: ['АРМІЯINFORM']</text:p>
      <text:p text:style-name="P4">
Time: 2023-06-15T2:00:00-04:00</text:p>
      <text:p text:style-name="P4">
Description: 15 worm, about 12:00, the Military Media Center WIDE BRIFIGINE represented by the forces of the flapekes ... The war with Ukraine 2022, the war with Ukraine Latest news today, news war with Ukraine 2022 Last for today, will there be a war between Ukraine and Russia and when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309" text:anchor-type="as-char" svg:width="6.9236in" svg:height="3.894525in" draw:z-index="0">
<draw:image xlink:href="../Images/AРМІЯINFORM/2023-06-15T2-00-00-04-00/military-media-center.jpg" xlink:type="simple" xlink:show="embed" xlink:actuate="onLoad" draw:mime-type="image/jpeg"/>
</draw:frame>
<text:span text:style-name="T4">
 June 15, at 12: 00 </text:span>
, in <text:a xlink:type="simple" xlink:href="https://t.me/militarymediacenter/2235" text:style-name="Internet_20_link" text:visited-style-name="Visited_20_Internet_20_Link">
Military Mediacenter</text:a>
There will be briefing representatives of the Safety and Defense Forces on the operational information of the Nafron Russo-Ukrainian War and the security situation in Ukraine.</text:p>
      <text:p text:style-name="P4">
Briefing participants:</text:p>
      <text:p text:style-name="P4">
• Deputy Minister of Defense of Ukraine <text:span text:style-name="T4">
 Anna Malyar; </text:span>
</text:p>
      <text:p text:style-name="P4">
• Deputy Chief of the Main Operational Office of the General Staffing Forces of Ukraine <text:span text:style-name="T4">
 Brigade General Alexey Gromov; </text:span>
</text:p>
      <text:p text:style-name="P4">
• Deputy Director of Planning Department of Application of the Main Department of the National Guard of Ukraine <text:span text:style-name="T4">
 Colonel Mykola Urshalovich; </text:span>
</text:p>
      <text:p text:style-name="P4">
• Head of the Department of Environmental Safety and Mine Activities of Defense of Ukraine <text:span text:style-name="T4">
 Colonel Ruslan Beregul. </text:span>
</text:p>
      <text:p text:style-name="P4">
Briefing will be broadcast online on YouTube Channel of military television-&lt;https://www.youtube.com/channel/ucwrz7Gegbry5fi2-46Ex3ja&gt;
</text:p>
      <text:p text:style-name="P4">
News Source: <text:a xlink:type="simple" xlink:href="https://armyinform.com.ua/2023/06/15/15-chervnya-u-military-media-center-vidbudetsya-bryfing-predstavnykiv-syl-bezpeky-ta-oborony-ukrayiny/" text:style-name="Internet_20_link" text:visited-style-name="Visited_20_Internet_20_Link">
https://armyinform.com.ua/2023/06/15/15-chervnya-u-military-media-center-vidbudetsya-bryfing-predstavnykiv-syl-bezpeky-ta-oborony-ukrayiny/</text:a>
</text:p>
      <!--NEWS-->
      <text:h text:style-name="P10" text:outline-level="1">
<text:span text:style-name="T4">
Register of losses caused by Russia: Zelensky appointed a representative of Ukraine in the conference of participants</text:span>
</text:h>
      <text:p text:style-name="P4">
Authors: Ukrinform (Person)</text:p>
      <text:p text:style-name="P4">
Publisher: Укринформ (Organization)</text:p>
      <text:p text:style-name="P4">
Published Time: 2023-06-15T2:26:00+03:00</text:p>
      <text:p text:style-name="P4">
Modified Time: 2023-06-15T22:26:00+03:00</text:p>
      <text:p text:style-name="P4">
Description: President Volodymyr Zelensky appointed Deputy Minister of Justice Irina Mudro representative of Ukraine in the conference of participants of the register of losses caused by aggression of the Russian Federation. - Ukrinform.</text:p>
      <text:p text:style-name="P4">
Images: ['<text:a xlink:type="simple" xlink:href="https://static.ukrinform.com/photos/2022_09/thumb_files/630_360_1664388416-236.jpg" text:style-name="Internet_20_link" text:visited-style-name="Visited_20_Internet_20_Link">
630_360_16643...</text:a>
']</text:p>
      <text:p text:style-name="P4">
Tags: ['Зеленський', 'Збитки', 'Конференція', 'Війна з Росією']</text:p>
      <text:p text:style-name="P4">
Type: Article</text:p>
      <!--METADATA-->
      <text:p text:style-name="P4">
<draw:frame draw:style-name="fr1" draw:name="Image310" text:anchor-type="as-char" svg:width="6.9236in" svg:height="3.956343in" draw:z-index="0">
<draw:image xlink:href="../Images/yкринформ/2023-06-15T2-26-00-03-00/630_360_1664388416-236.jpg" xlink:type="simple" xlink:show="embed" xlink:actuate="onLoad" draw:mime-type="image/jpeg"/>
</draw:frame>
The Presidential Lordir Zelensky appointed Deputy Minister of Justice Irina Mudruspanist of Ukraine in the conference of participants of the register of losses caused by the aggression of the Russian Federation.</text:p>
      <text:p text:style-name="P4">
The relevant decree No. 334/2023 was published on <text:a xlink:type="simple" xlink:href="https://www.president.gov.ua/documents/3342023-47065" text:style-name="Internet_20_link" text:visited-style-name="Visited_20_Internet_20_Link">
Presidential site</text:a>
, reports Ukrinform.</text:p>
      <text:p text:style-name="P4">
"To appoint the Deputy Minister of Justice of Ukraine Wise Irina Romanivdivistor of Ukraine in the conference of participants of the register of losses caused <text:a xlink:type="simple" xlink:href="https://www.ukrinform.ua/tag-russian-aggression" text:style-name="Internet_20_link" text:visited-style-name="Visited_20_Internet_20_Link">
aggression of the Russian Federation</text:a>
against Ukraine created in accordance with CM/RES resolution(2023)3 on the establishment of an extended partial agreement on the register of losses caused by the aggression of the Russian Federation against Ukraine, adopted by the Committee of the Minister of Ministers of Europe on May 12, 2023, " - said in the decree.</text:p>
      <text:p text:style-name="P4">
As reported by Ukrinform, on May 16-17 in Reykjavik at the Council of Europe Summit, it was announced on the creation of an international register of losses that Russia has caused Ukraine since the beginning of a full-scale invasion.</text:p>
      <text:p text:style-name="P4">
<text:span text:style-name="T4">
 Read also: </text:span>
 <text:a xlink:type="simple" xlink:href="https://www.ukrinform.ua/rubric-society/3712735-reestr-zbitkiv-zavdanih-agresieu-rf-vklucatime-i-skodu-zertvam-seksualnogo-nasilstva-minust.html" text:style-name="Internet_20_link" text:visited-style-name="Visited_20_Internet_20_Link">
register of losses caused by aggression of the Russian Federation, will include the regulation of sexual abuse - Ministry of Justice</text:a>
This register of losses caused by Russian aggression to Ukraine will work since August this year.  <text:span text:style-name="T5">
Foto: op</text:span>
</text:p>
      <text:p text:style-name="P4">
News Source: <text:a xlink:type="simple" xlink:href="https://www.ukrinform.ua/rubric-polytics/3723490-reestr-zbitkiv-zavdanih-rosieu-zelenskij-priznaciv-predstavnika-ukraini-u-konferencii-ucasnikiv.html" text:style-name="Internet_20_link" text:visited-style-name="Visited_20_Internet_20_Link">
https://www.ukrinform.ua/rubric-polytics/3723490-reestr-zbitkiv-zavdanih-rosieu-zelenskij-priznaciv-predstavnika-ukraini-u-konferencii-ucasnikiv.html</text:a>
</text:p>
      <!--NEWS-->
      <text:h text:style-name="P10" text:outline-level="1">
<text:span text:style-name="T4">
During the day, rescuers went out more than 200 times to eliminate the consequences of enemy shelling</text:span>
</text:h>
      <text:p text:style-name="P4">
Author: ['АРМІЯINFORM']</text:p>
      <text:p text:style-name="P4">
Time: 2023-06-15T30:00:00-04:00</text:p>
      <text:p text:style-name="P4">
Description: The last time, 14 worms, the holding of the Service of Ukraine Zvazvichahi ...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11" text:anchor-type="as-char" svg:width="6.9236in" svg:height="4.592655in" draw:z-index="0">
<draw:image xlink:href="../Images/AРМІЯINFORM/2023-06-15T30-00-00-04-00/ac9232d099cb3d54f7d73ef2deca81a2_l.jpg" xlink:type="simple" xlink:show="embed" xlink:actuate="onLoad" draw:mime-type="image/jpeg"/>
</draw:frame>
Illustrative photo</text:p>
      <text:p text:style-name="P4">
During the last day, <text:span text:style-name="T4">
 June 14, </text:span>
 Subdivisions of the Civil Service of Ukraine of Uncertain Situations <text:span text:style-name="T4">
 205 departures </text:span>
 to eliminate the consequences of the occupants of settlements and infrastructure. 3 fires were eliminated. Psychological assistance was provided to 158 people.</text:p>
      <text:p text:style-name="P4">
This is stated in <text:a xlink:type="simple" xlink:href="https://dsns.gov.ua/uk/news/nadzvicaini-podiyi/operativna-informaciia-dsns-shhodo-naslidkiv-vedennia-boiovix-dii-rosiiskoiu-federacijeiu-188" text:style-name="Internet_20_link" text:visited-style-name="Visited_20_Internet_20_Link">
message</text:a>
SES of Ukraine.</text:p>
      <text:p text:style-name="P4">
Since the beginning of large -scale aggression of Russia, the units of the SES of Ukraine made 99 886 trips to eliminate the consequences of shelling, 14,907 fires have been eliminated, 4146 persons were rescued, 218 107 persons were provided with psychological assistance.</text:p>
      <text:p text:style-name="P4">
News Source: <text:a xlink:type="simple" xlink:href="https://armyinform.com.ua/2023/06/15/za-dobu-ryatuvalnyky-ponad-200-raziv-vyyizhdzhaly-na-likvidacziyu-naslidkiv-vorozhyh-obstriliv-3/" text:style-name="Internet_20_link" text:visited-style-name="Visited_20_Internet_20_Link">
https://armyinform.com.ua/2023/06/15/za-dobu-ryatuvalnyky-ponad-200-raziv-vyyizhdzhaly-na-likvidacziyu-naslidkiv-vorozhyh-obstriliv-3/</text:a>
</text:p>
      <!--NEWS-->
      <text:h text:style-name="P10" text:outline-level="1">
<text:span text:style-name="T4">
During the rescue operation, the National Guards evacuated more than 500 people - Mykola Urshalovich</text:span>
</text:h>
      <text:p text:style-name="P4">
Author: ['АРМІЯINFORM']</text:p>
      <text:p text:style-name="P4">
Time: 2023-06-15T32:00:00-04:00</text:p>
      <text:p text:style-name="P4">
Description: Particularly warehouse of the National Guard of Ukraine at the same mutual assassin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01/c28.jpg" text:style-name="Internet_20_link" text:visited-style-name="Visited_20_Internet_20_Link">
c28.jpg</text:a>
']</text:p>
      <text:p text:style-name="P4">
Tags: ['MILITARY MEDIA CENTER', 'МИКОЛА УРШАЛОВИЧ', 'НАЦГВАРДІЯ']</text:p>
      <text:p text:style-name="P4">
Category: News</text:p>
      <!--METADATA-->
      <text:p text:style-name="P4">
<draw:frame draw:style-name="fr1" draw:name="Image312" text:anchor-type="as-char" svg:width="6.9236in" svg:height="3.704126in" draw:z-index="0">
<draw:image xlink:href="../Images/AРМІЯINFORM/2023-06-15T32-00-00-04-00/c28.jpg" xlink:type="simple" xlink:show="embed" xlink:actuate="onLoad" draw:mime-type="image/jpeg"/>
</draw:frame>
The staff of the National Guard of Ukraine in close cooperation with other units of the Ministry of Internal Affairs system, especially the State Emergency Service, continues to ensure evacuation of the victims who have fallen in a water trap after the Kakhovsky Hydroelectric Power Plant.</text:p>
      <text:p text:style-name="P4">
About this during a briefing in Military Media Center <text:a xlink:type="simple" xlink:href="https://www.youtube.com/watch" text:style-name="Internet_20_link" text:visited-style-name="Visited_20_Internet_20_Link">
reported</text:a>
Colonel Mykola Urshalovych, Deputy Director Administrative Administration of the Use of the Main Directorate of the National Guard.</text:p>
      <ul>
        <li>
During the rescue operation, the National Guards evacuated more than 500 people, including three children, provided food and water with 56 inhabitants, and 23 animals. In addition to evacuation, the National Guards provide duded and medical assistance to the victims of citizens, - said Mykolaurshalovich.</li>
      </ul>
      <text:p text:style-name="P4">
News Source: <text:a xlink:type="simple" xlink:href="https://armyinform.com.ua/2023/06/15/za-chas-ryatuvalnoyi-operacziyi-naczgvardijczi-evakuyuvaly-ponad-500-lyudej-mykola-urshalovych/" text:style-name="Internet_20_link" text:visited-style-name="Visited_20_Internet_20_Link">
https://armyinform.com.ua/2023/06/15/za-chas-ryatuvalnoyi-operacziyi-naczgvardijczi-evakuyuvaly-ponad-500-lyudej-mykola-urshalovych/</text:a>
</text:p>
      <!--NEWS-->
      <text:h text:style-name="P10" text:outline-level="1">
<text:span text:style-name="T4">
In just two days in the occupying troops over 200 "three hundred" - Alexei Gromov</text:span>
</text:h>
      <text:p text:style-name="P4">
Author: ['АРМІЯINFORM']</text:p>
      <text:p text:style-name="P4">
Time: 2023-06-15T34:00:00-04:00</text:p>
      <text:p text:style-name="P4">
Description: About the intercessor of the head of the head of the head management of the General Staff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nt_0143-scaled.jpg" text:style-name="Internet_20_link" text:visited-style-name="Visited_20_Internet_20_Link">
ant_0143-scaled.jpg</text:a>
']</text:p>
      <text:p text:style-name="P4">
Tags: ['MILITARY MEDIA CENTER', 'ОЛЕКСІЙ ГРОМОВ']</text:p>
      <text:p text:style-name="P4">
Category: News</text:p>
      <!--METADATA-->
      <text:p text:style-name="P4">
<draw:frame draw:style-name="fr1" draw:name="Image313" text:anchor-type="as-char" svg:width="6.9236in" svg:height="4.615733in" draw:z-index="0">
<draw:image xlink:href="../Images/AРМІЯINFORM/2023-06-15T34-00-00-04-00/ant_0143-scaled.jpg" xlink:type="simple" xlink:show="embed" xlink:actuate="onLoad" draw:mime-type="image/jpeg"/>
</draw:frame>
Photo: Anton Shevelyov</text:p>
      <text:p text:style-name="P4">
This was stated by the Deputy Chief of the Main Operational Office of the General Staff of the Armed Forces of Ukraine Brigade General Alexei Gromov during a briefing at the Military Media Center.</text:p>
      <ul>
        <li>
The invaders continue to suffer losses. Only during June 3 and 4, more than 200 seriously wounded Russian troops were delivered in the Luhansk region in the Luhansk region,-he said.</li>
      </ul>
      <text:p text:style-name="P4">
News Source: <text:a xlink:type="simple" xlink:href="https://armyinform.com.ua/2023/06/15/lyshe-za-dva-dni-v-okupaczijnyh-vijsk-ponad-200-trohsotyh-oleksij-gromov/" text:style-name="Internet_20_link" text:visited-style-name="Visited_20_Internet_20_Link">
https://armyinform.com.ua/2023/06/15/lyshe-za-dva-dni-v-okupaczijnyh-vijsk-ponad-200-trohsotyh-oleksij-gromov/</text:a>
</text:p>
      <!--NEWS-->
      <text:h text:style-name="P10" text:outline-level="1">
<text:span text:style-name="T4">
The enemy hopes to stop the Ukrainian counter -offensive, but in vain - Natalia Humeniuk.</text:span>
</text:h>
      <text:p text:style-name="P4">
Author: ['Олексій Тригуб']</text:p>
      <text:p text:style-name="P4">
Time: 2023-06-15T36:00:00-04:00</text:p>
      <text:p text:style-name="P4">
Description: Kosumentychi has a direct Efirphone “єini novel” misses that drone attack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01-6.jpg" text:style-name="Internet_20_link" text:visited-style-name="Visited_20_Internet_20_Link">
01-6.jpg</text:a>
']</text:p>
      <text:p text:style-name="P4">
Tags: ['НАТАЛІЯ ГУМЕНЮК']</text:p>
      <text:p text:style-name="P4">
Category: News</text:p>
      <!--METADATA-->
      <text:p text:style-name="P4">
<draw:frame draw:style-name="fr1" draw:name="Image314" text:anchor-type="as-char" svg:width="6.9236in" svg:height="4.845976in" draw:z-index="0">
<draw:image xlink:href="../Images/AРМІЯINFORM/2023-06-15T36-00-00-04-00/01-6.jpg" xlink:type="simple" xlink:show="embed" xlink:actuate="onLoad" draw:mime-type="image/jpeg"/>
</draw:frame>
Commenting on a live broadcast <text:a xlink:type="simple" xlink:href="https://www.youtube.com/watch" text:style-name="Internet_20_link" text:visited-style-name="Visited_20_Internet_20_Link">
Telernorphone</text:a>
The "only news" rocket strokes and drone attacks of the Muscovites of the last day, the chief coordinating press center of defense forces of southern Ukraine, Captain 1 RUNGA Natalia Humeniuk explained the enemy's air activity to try to stop the enemy in this way to stop the inadvertent.</text:p>
      <ul>
        <li>
The enemy feels the pressure of the Defense Forces of Ukraine and, accordingly, tries to relieve it and makes it painful, as he believes, the blows into our rear, where, as it is so, our additional forces and reserves are located, - says Natalia Gumeniuk.</li>
      </ul>
      <text:p text:style-name="P4">
This is the cause of the enemy's air strikes in the Dnipropetrovsk, Odessa Tamikolaev regions, the head of the united coordination of the forces of defense of southern Ukraine. Attacking the rear, they try to relieve us, deprive us of the opportunity to attack, and at the same time - to distract the consolidation of the population. But it is not possible for the enemy, because, first, it involves not on the reserves of defense forces, but on civilian objects, reaching the opposite effect-even greater hatred of Ukrainians as a whole and defenders of Ukraine, in particular to everything related to the country of- aggressor, and even greater in the counter -offensive.</text:p>
      <text:p text:style-name="P4">
News Source: <text:a xlink:type="simple" xlink:href="https://armyinform.com.ua/2023/06/15/udaramy-po-nashyh-tylah-vorog-spodivayetsya-zupynyty-ukrayinskyj-kontrnastup-prote-marno-nataliya-gumenyuk/" text:style-name="Internet_20_link" text:visited-style-name="Visited_20_Internet_20_Link">
https://armyinform.com.ua/2023/06/15/udaramy-po-nashyh-tylah-vorog-spodivayetsya-zupynyty-ukrayinskyj-kontrnastup-prote-marno-nataliya-gumenyuk/</text:a>
</text:p>
      <!--NEWS-->
      <text:h text:style-name="P10" text:outline-level="1">
<text:span text:style-name="T4">
Anna Malyar has debunked two major narratives of Russian propagandists</text:span>
</text:h>
      <text:p text:style-name="P4">
Author: ['АРМІЯINFORM']</text:p>
      <text:p text:style-name="P4">
Time: 2023-06-15T38:00:00-04:00</text:p>
      <text:p text:style-name="P4">
Description: PID Hour Brifіngu represented the forces of the nonsense of the defense of Ukraine in the Military Media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propaganda-1.jpg" text:style-name="Internet_20_link" text:visited-style-name="Visited_20_Internet_20_Link">
propaganda-1.jpg</text:a>
', '<text:a xlink:type="simple" xlink:href="https://armyinform.com.ua/wp-content/uploads/2023/06/photo_2023-06-15-13.58.56-150x150.jpeg" text:style-name="Internet_20_link" text:visited-style-name="Visited_20_Internet_20_Link">
photo_2023-06-15-13.58.56-150x150.jpeg</text:a>
', '<text:a xlink:type="simple" xlink:href="https://armyinform.com.ua/wp-content/uploads/2023/06/photo_2023-06-15-13.58.58-150x150.jpeg" text:style-name="Internet_20_link" text:visited-style-name="Visited_20_Internet_20_Link">
photo_2023-06-15-13.58.58-150x150.jpeg</text:a>
']</text:p>
      <text:p text:style-name="P4">
Tags: ['MILITARY MEDIA CENTER', 'ГАННА МАЛЯР', 'РОСІЙСЬКА ПРОПАГАНДА', 'РОСІЙСЬКІ ФЕЙКИ']</text:p>
      <text:p text:style-name="P4">
Category: News</text:p>
      <!--METADATA-->
      <text:p text:style-name="P4">
<draw:frame draw:style-name="fr1" draw:name="Image315" text:anchor-type="as-char" svg:width="6.9236in" svg:height="3.808558in" draw:z-index="0">
<draw:image xlink:href="../Images/AРМІЯINFORM/2023-06-15T38-00-00-04-00/propaganda-1.jpg" xlink:type="simple" xlink:show="embed" xlink:actuate="onLoad" draw:mime-type="image/jpeg"/>
</draw:frame>
During a briefing of representatives of the Security and Defense Forces of Ukraine in Military Mediacenter, Deputy Minister of Defense of Ukraine Anna Malyar said that the Ministry of Defense monitors how the enemy fights against Ukraine in the information field, and in real examples, unto the two main theses that are trying to give up Russian propaganda:</text:p>
      <text:p text:style-name="P4">
“Now the Russians are spreading two main theses. The first is about the allegedly large losses of the personal staff of the Armed Forces of Ukraine. Such information is aimed at demoralizing the Ukrainian army from one way, and on the other, on the contrary, to raise a spiritual army. Therefore, in this situation, it can be noted that, first, during the war, the same of the parties does not publish accurate data of its losses, because the enemy is nigger and can adjust its plans, including to assume and calculate our plans. Now we can talk only about the ratio, which at the beginning of the 2014 and a large -scale invasion of 2022, brief: the number of dead on the Ukrainian side is much or much or more than times lower than the loss of the enemy. Yesterday we published these figures. If we talk about last week, in the area of operational responsibility of the operative-strategic groups of the Khortytsia troops, enemies were killed almost more times more than our servicemen. Speaking of the pronounced direction, the enemies were killed 5.3 times more than the Ukrainian people. The life of our warriors is the most valuable for us and is a priority in the time of planning military operations.</text:p>
      <text:p text:style-name="P4">
The second narrative, spread by the Russians to discredit military aid, refers to Bradley armored vehicles that partners provide us. " During the time briefing, Anna Malyar demonstrated a photo of Bradley BMP(M2 Bradley), in which the shell of the RSZV "Grad" was combined. In the first photo - the machine immediately after the direct number, on the second - a crew, which was successfully evacuated and continues to fulfill the tasks on other technique.</text:p>
      <text:p text:style-name="P4">
<text:a xlink:type="simple" xlink:href="https://armyinform.com.ua/wp-content/uploads/2023/06/photo_2023-06-15-13.58.56.jpeg" text:style-name="Internet_20_link" text:visited-style-name="Visited_20_Internet_20_Link">
!(Images/AРМІЯINFORM/2023-06-15T38-00-00-04-00/photo_2023-06-15-13.58.56-150x150.jpeg)</text:a>
</text:p>
      <text:p text:style-name="P4">
<text:a xlink:type="simple" xlink:href="https://armyinform.com.ua/wp-content/uploads/2023/06/photo_2023-06-15-13.58.58.jpeg" text:style-name="Internet_20_link" text:visited-style-name="Visited_20_Internet_20_Link">
<draw:frame draw:style-name="fr1" draw:name="Image316" text:anchor-type="as-char" svg:width="6.9236in" svg:height="6.9236in" draw:z-index="0">
<draw:image xlink:href="../Images/AРМІЯINFORM/2023-06-15T38-00-00-04-00/photo_2023-06-15-13.58.58-150x150.jpeg" xlink:type="simple" xlink:show="embed" xlink:actuate="onLoad" draw:mime-type="image/jpeg"/>
</draw:frame>
</text:a>
</text:p>
      <text:p text:style-name="P4">
News Source: <text:a xlink:type="simple" xlink:href="https://armyinform.com.ua/2023/06/15/ganna-malyar-rozvinchala-dva-osnovni-naratyvy-propagandystiv-rf/" text:style-name="Internet_20_link" text:visited-style-name="Visited_20_Internet_20_Link">
https://armyinform.com.ua/2023/06/15/ganna-malyar-rozvinchala-dva-osnovni-naratyvy-propagandystiv-rf/</text:a>
</text:p>
      <!--NEWS-->
      <text:h text:style-name="P10" text:outline-level="1">
<text:span text:style-name="T4">
The destruction of the Kakhovka hydroelectric power plant has led to a catastrophe in cities receiving water from this reservoir</text:span>
</text:h>
      <text:p text:style-name="P4">
Author: ['АРМІЯINFORM']</text:p>
      <text:p text:style-name="P4">
Time: 2023-06-15T39:00:00-04:00</text:p>
      <text:p text:style-name="P4">
Description: The sectors of the Water High Schools are swayed, to give the RIZKY Padіnnya RIVNYA DRIL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STOPRUSSIA', 'АГРЕСІЯ РФ', 'ВТОРГНЕННЯ РФ', 'ГРЕБЛЯ КАХОВСЬКОЇ ГЕС']</text:p>
      <text:p text:style-name="P4">
Category: News</text:p>
      <!--METADATA-->
      <text:p text:style-name="P4">
<draw:frame draw:style-name="fr1" draw:name="Image317" text:anchor-type="as-char" svg:width="6.9236in" svg:height="4.116297in" draw:z-index="0">
<draw:image xlink:href="../Images/AРМІЯINFORM/2023-06-15T39-00-00-04-00/photo_5201956740311140880_y.jpg" xlink:type="simple" xlink:show="embed" xlink:actuate="onLoad" draw:mime-type="image/jpeg"/>
</draw:frame>
The reservoir continues now, which leads to a sharp fall of water levels in areas, such as Dnipropetrovsk, Mykolaiv and Zaporizhzhia.</text:p>
      <text:p text:style-name="P4">
About it <text:a xlink:type="simple" xlink:href="https://t.me/shtab_kakhovska_hes/748" text:style-name="Internet_20_link" text:visited-style-name="Visited_20_Internet_20_Link">
reports</text:a>
Headquarters for the elimination</text:p>
      <text:p text:style-name="P4">
Ukrhydroenergo, together with the Project Institute, develops a project of a jumper to restore the Kakhovka reservoir and carry out the necessary examination. The reconstruction of the transport connection between the banks of the Dnieper is also a priority.</text:p>
      <text:p text:style-name="P4">
The project should be ready in a few weeks and implemented after a de -occupation region, - said Igor Sirota.</text:p>
      <text:p text:style-name="P4">
News Source: <text:a xlink:type="simple" xlink:href="https://armyinform.com.ua/2023/06/15/rujnuvannya-kahovskoyi-ges-pryzviv-do-katastrofy-v-mistah-shho-otrymuyut-vodu-z-czogo-vodoshovyshha/" text:style-name="Internet_20_link" text:visited-style-name="Visited_20_Internet_20_Link">
https://armyinform.com.ua/2023/06/15/rujnuvannya-kahovskoyi-ges-pryzviv-do-katastrofy-v-mistah-shho-otrymuyut-vodu-z-czogo-vodoshovyshha/</text:a>
</text:p>
      <!--NEWS-->
      <text:h text:style-name="P10" text:outline-level="1">
<text:span text:style-name="T4">
The invaders in a day 21 times fired at Sumy region border - wounded three children</text:span>
</text:h>
      <text:p text:style-name="P4">
Authors: Ukrinform (Person)</text:p>
      <text:p text:style-name="P4">
Publisher: Укринформ (Organization)</text:p>
      <text:p text:style-name="P4">
Published Time: 2023-06-15T3:31:00+03:00</text:p>
      <text:p text:style-name="P4">
Modified Time: 2023-06-15T22:31:00+03:00</text:p>
      <text:p text:style-name="P4">
Description: During the day, the Russian army carried out 21 shelling of the border communities of Sumy region, causing a number of damage and injuring three children, one child was hospitaliz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Поранені', 'Сумщина', 'Війна з Росією']</text:p>
      <text:p text:style-name="P4">
Type: Article</text:p>
      <!--METADATA-->
      <text:p text:style-name="P4">
<draw:frame draw:style-name="fr1" draw:name="Image318" text:anchor-type="as-char" svg:width="6.9236in" svg:height="3.956343in" draw:z-index="0">
<draw:image xlink:href="../Images/yкринформ/2023-06-15T3-31-00-03-00/630_360_1667124180-530.jpg" xlink:type="simple" xlink:show="embed" xlink:actuate="onLoad" draw:mime-type="image/jpeg"/>
</draw:frame>
During the day, the Russian army carried out 21 shelling of the border communities of Sumy region, causing a number of damage and injuring three children, one child was hospitalized.</text:p>
      <text:p text:style-name="P4">
According to Ukrinform, the Sumy Regional Military Administration reported in <text:a xlink:type="simple" xlink:href="https://t.me/Sumy_news_ODA/16987" text:style-name="Internet_20_link" text:visited-style-name="Visited_20_Internet_20_Link">
telegram</text:a>
.</text:p>
      <text:p text:style-name="P4">
According to Ova, 98 explosions were heard a day in the region. The Krasnopil, Belopilsk, Glukhiv, Essmanskaya, Svessky, and the Seredi-Budsk communities were fired.</text:p>
      <text:p text:style-name="P4">
In particular, mortar shelling was heard in the Glukhiv community(19 explosions).</text:p>
      <text:p text:style-name="P4">
Внаслідок одного з <text:a xlink:type="simple" xlink:href="https://www.ukrinform.ua/tag-obstril" text:style-name="Internet_20_link" text:visited-style-name="Visited_20_Internet_20_Link">
 обстрілів </text:a>
Three children were injured - 2010, 2013 and 2014. One was hospitalized, others were provided with medical care without hospitalization.</text:p>
      <text:p text:style-name="P4">
In the Essman community, the enemy dropped six mines.</text:p>
      <text:p text:style-name="P4">
In the Belopil community, 23 explosions of mortar were recorded. There was also a helicopter airline - starting 9 uncontrollable missiles(Lose).</text:p>
      <text:p text:style-name="P4">
По Свеській громаді росіяни били з міномету – зафіксовано чотири вибухи.</text:p>
      <text:p text:style-name="P4">
По Середино-Будській громаді ворог здійснив авіаудар із гелікоптеру - бувзафіксований пуск п’яти ракет типу НУРС (5 explosions). Також були мінометніобстріли (15 explosions). Внаслідок одного з мінометних обстрілів загоріласьпокрівля двоповерхової адміністративної будівлі підприємства.</text:p>
      <text:p text:style-name="P4">
<text:span text:style-name="T4">
Читайте також:</text:span>
 <text:a xlink:type="simple" xlink:href="https://www.ukrinform.ua/rubric-ato/3723458-vorog-obstrilav-berislav-ta-kozacke-e-zagiblij-i-poranena.html" text:style-name="Internet_20_link" text:visited-style-name="Visited_20_Internet_20_Link">
 Ворог <text:span text:style-name="T4">
обстріл</text:span>
 яв Берислав та Козацьке - є загиблий іпоранена </text:a>
In the Nikolaev community, a mortar firing is recorded(6 explosions).</text:p>
      <text:p text:style-name="P4">
У Краснопільській громаді був мінометний обстріл (one explosion).</text:p>
      <text:p text:style-name="P4">
Як повідомляв Укрінформ, російська армія у першій половині дня четверга, 15червня, шість разів обстріляла прикордонні райони Сумської та Чернігівськоїобластей, пролунали 23 вибухи.</text:p>
      <text:p text:style-name="P4">
News Source: <text:a xlink:type="simple" xlink:href="https://www.ukrinform.ua/rubric-ato/3723491-zagarbniki-za-den-21-raz-obstrilali-prikordonna-sumsini-poraneni-troe-ditej.html" text:style-name="Internet_20_link" text:visited-style-name="Visited_20_Internet_20_Link">
https://www.ukrinform.ua/rubric-ato/3723491-zagarbniki-za-den-21-raz-obstrilali-prikordonna-sumsini-poraneni-troe-ditej.html</text:a>
</text:p>
      <!--NEWS-->
      <text:h text:style-name="P10" text:outline-level="1">
<text:span text:style-name="T4">
Manipulations with water levels in the Kakhovsky reservoir Russians began in October last year - Ruslan Beregul</text:span>
</text:h>
      <text:p text:style-name="P4">
Author: ['АРМІЯINFORM']</text:p>
      <text:p text:style-name="P4">
Time: 2023-06-15T40:00:00-04:00</text:p>
      <text:p text:style-name="P4">
Description: About the PID Hour Briffing at the Military Media Center, the head of the management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ant_0173-scaled.jpg" text:style-name="Internet_20_link" text:visited-style-name="Visited_20_Internet_20_Link">
ant_0173-scaled.jpg</text:a>
']</text:p>
      <text:p text:style-name="P4">
Tags: ['MILITARY MEDIA CENTER', 'КАХОВСЬКА ГЕС', 'РУСЛАН БЕРЕГУЛЯ']</text:p>
      <text:p text:style-name="P4">
Category: News</text:p>
      <!--METADATA-->
      <text:p text:style-name="P4">
<draw:frame draw:style-name="fr1" draw:name="Image319" text:anchor-type="as-char" svg:width="6.9236in" svg:height="4.615733in" draw:z-index="0">
<draw:image xlink:href="../Images/AРМІЯINFORM/2023-06-15T40-00-00-04-00/ant_0173-scaled.jpg" xlink:type="simple" xlink:show="embed" xlink:actuate="onLoad" draw:mime-type="image/jpeg"/>
</draw:frame>
Colonel Ruslan Beregul, Head of Ecological Safety and Medarial Safety and Media Center, announced this during a briefing at Military Media Center.</text:p>
      <ul>
        <li>
The Russian occupation troops took the Kakhovsky Hydroelectric power plant under February 26, 2022, - recalled Ruslan Beregul. - Manipulations of water with water in the Kakhovka reservoir began in October after the occupation of the Right Bank of the Kherson region in order to influence the defense force at the mouth of the Dnieper, as well as the injection of the situation on nuclear security at the Zaporizhzhia NPP.</li>
      </ul>
      <text:p text:style-name="P4">
On May 21, 2023, two weeks before the undermining of the Kakhovka hydroelectric power station, the Russians were drawn to drain the Kakhovka reservoir and increased the volume of water in it is 17.6 meters in it.</text:p>
      <text:p text:style-name="P4">
In addition, the Head of the Department of Environmental Safety and Mine Activities, that on October 20 last year, President of Ukraine Vladimir Zelensky reported about the replacement of the Russians of the dams and units of the Kakhovka hydroelectric power station and the fact that the occupiers plan to carry out a terrorist act under a foreign flag.</text:p>
      <ul>
        <li>
International observation mission to Kakhovsk hydroelectric power station is needed. It is necessary to return the Ukrainian staff and to provide immediate and professional demining of aggregates and dams. Russia does this to arrange another operation with a front flag - to carry out a terrorist attack and accuse Ukraine. But we know what is true. We know that the territory is controlled by the occupiers and that they were already capable. They themselves will not stop. But we can stop them. We can stop the onset of catastrophic consequences. We can, and therefore - should!- <text:a xlink:type="simple" xlink:href="https://www.president.gov.ua/news/rosijskij-teror-maye-prograti-ukrayina-j-usya-yevropa-mayut-78613" text:style-name="Internet_20_link" text:visited-style-name="Visited_20_Internet_20_Link">
said</text:a>
Volodymyr Zelenskyy in his address to the European Council.</li>
      </ul>
      <text:p text:style-name="P4">
News Source: <text:a xlink:type="simple" xlink:href="https://armyinform.com.ua/2023/06/15/manipulyacziyi-z-rivnem-vody-u-kahovskomu-vodoshovyshhi-rosiyany-rozpochaly-u-zhovtni-mynulogo-roku-ruslan-beregulya/" text:style-name="Internet_20_link" text:visited-style-name="Visited_20_Internet_20_Link">
https://armyinform.com.ua/2023/06/15/manipulyacziyi-z-rivnem-vody-u-kahovskomu-vodoshovyshhi-rosiyany-rozpochaly-u-zhovtni-mynulogo-roku-ruslan-beregulya/</text:a>
</text:p>
      <!--NEWS-->
      <text:h text:style-name="P10" text:outline-level="1">
<text:span text:style-name="T4">
Russia is preparing infoalibiba for the outburst</text:span>
</text:h>
      <text:p text:style-name="P4">
Author: ['АРМІЯINFORM']</text:p>
      <text:p text:style-name="P4">
Time: 2023-06-15T41:00:00-04:00</text:p>
      <text:p text:style-name="P4">
Description: Vorozhi TG channel launched a desi-format-manipuli campania, meta-Zalakat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zaes-2-e1673427105382.jpg" text:style-name="Internet_20_link" text:visited-style-name="Visited_20_Internet_20_Link">
zaes-2-e1673427105382.jpg</text:a>
']</text:p>
      <text:p text:style-name="P4">
Tags: ['STOPRUSSIA', 'АГРЕСІЯ РФ', 'ВТОРГНЕННЯ РФ', 'ЦЕНТР ПРОТИДІЇ ДЕЗІНФОРМАЦІЇ']</text:p>
      <text:p text:style-name="P4">
Category: News</text:p>
      <!--METADATA-->
      <text:p text:style-name="P4">
<draw:frame draw:style-name="fr1" draw:name="Image320" text:anchor-type="as-char" svg:width="6.9236in" svg:height="3.269783in" draw:z-index="0">
<draw:image xlink:href="../Images/AРМІЯINFORM/2023-06-15T41-00-00-04-00/zaes-2-e1673427105382.jpg" xlink:type="simple" xlink:show="embed" xlink:actuate="onLoad" draw:mime-type="image/jpeg"/>
</draw:frame>
The hostile TG channels launched a misinformation and manipulative campaign, the purpose of which is to make Ukrainians.</text:p>
      <text:p text:style-name="P4">
About it <text:a xlink:type="simple" xlink:href="https://www.facebook.com/protydiyadezinformatsiyi.cpd/posts/pfbid02WNJJvKTDeii61VwYcNZkJoLUHyoAnVPKdXTRpp8BJDs6gRkSxoeEkWA8fVxsdwVbl" text:style-name="Internet_20_link" text:visited-style-name="Visited_20_Internet_20_Link">
reports</text:a>
Center for combating misinformation.</text:p>
      <text:p text:style-name="P4">
Rospropagandists will spread the provocative video, where they hint at the undermining of the Zaporozhye AAZ. In the video, the racists showed an explosion on the Crimean bridge, undermined the Nord Stream - 2, as well as undermining the Kakhovka hydroelectric power station. In such a manipulative method, the enemy hints that it is all the case of the hands of Ukraine and tries to remove the responsibility for the committed.</text:p>
      <text:p text:style-name="P4">
The video ends with a photograph of the ZPP and date 03.07.2023, which is evidenced by the elastic terrorist attack on a nuclear facility. In this way, the racists try to make Ukrainians, and also create for themselves infoaliba in the case of realization of the second Fantasy of Putin.</text:p>
      <text:p text:style-name="P4">
News Source: <text:a xlink:type="simple" xlink:href="https://armyinform.com.ua/2023/06/15/rosiya-gotuye-infoalibi-shhodo-pidryvu-zaes/" text:style-name="Internet_20_link" text:visited-style-name="Visited_20_Internet_20_Link">
https://armyinform.com.ua/2023/06/15/rosiya-gotuye-infoalibi-shhodo-pidryvu-zaes/</text:a>
</text:p>
      <!--NEWS-->
      <text:h text:style-name="P10" text:outline-level="1">
<text:span text:style-name="T4">
During the day, Russia fired 187 settlements of Ukraine, among civilians are killed and injured</text:span>
</text:h>
      <text:p text:style-name="P4">
Author: ['АРМІЯINFORM']</text:p>
      <text:p text:style-name="P4">
Time: 2023-06-15T42:00:00-04:00</text:p>
      <text:p text:style-name="P4">
Description: The last passes of the Rosiyski Vіsyska firing the Teritarian of 10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f5ef5918-b731-4c2d-aeb2-b236e07062fa.jpg" text:style-name="Internet_20_link" text:visited-style-name="Visited_20_Internet_20_Link">
f5ef5918-b731-4c2d-aeb2-b236e07062fa.jpg</text:a>
']</text:p>
      <text:p text:style-name="P4">
Tags: ['STOPRUSSIA', 'АГРЕСІЯ РФ', 'ВІЙНА', 'ВТОРГНЕННЯ РФ', 'НАСЛІДКИ ВОРОЖИХ ОБСТРІЛІВ', 'ХАРКІВСЬКИЙ ТРИБУНАЛ']</text:p>
      <text:p text:style-name="P4">
Category: News</text:p>
      <!--METADATA-->
      <text:p text:style-name="P4">
<draw:frame draw:style-name="fr1" draw:name="Image321" text:anchor-type="as-char" svg:width="6.9236in" svg:height="4.76863in" draw:z-index="0">
<draw:image xlink:href="../Images/AРМІЯINFORM/2023-06-15T42-00-00-04-00/f5ef5918-b731-4c2d-aeb2-b236e07062fa.jpg" xlink:type="simple" xlink:show="embed" xlink:actuate="onLoad" draw:mime-type="image/jpeg"/>
</draw:frame>
During the last day, Russian troops fired at the territory of 10 regions of Ukraine.</text:p>
      <text:p text:style-name="P4">
About it in Telegram <text:a xlink:type="simple" xlink:href="https://t.me/militarymediacenter/2236" text:style-name="Internet_20_link" text:visited-style-name="Visited_20_Internet_20_Link">
informs</text:a>
MilitaryMedia Center.</text:p>
      <text:p text:style-name="P4">
The shelling was carried out from different types of weapons, namely: grenade launchers, mortars, artillery, rocket launchers, anti-aircraft missile systems. Also used UAVs, strategic and tactical aviation were used.</text:p>
      <text:p text:style-name="P4">
"187 settlements and 184 infrastructure sites have been attacked," Military Media Center reports.</text:p>
      <text:p text:style-name="P4">
There are killed and injured among civilians, the number of victims is clarified.</text:p>
      <text:p text:style-name="P4">
News Source: <text:a xlink:type="simple" xlink:href="https://armyinform.com.ua/2023/06/15/za-dobu-rosiya-obstrilyala-187-naselenyh-punktiv-ukrayiny-sered-czyvilnyh-ye-zagybli-ta-poraneni/" text:style-name="Internet_20_link" text:visited-style-name="Visited_20_Internet_20_Link">
https://armyinform.com.ua/2023/06/15/za-dobu-rosiya-obstrilyala-187-naselenyh-punktiv-ukrayiny-sered-czyvilnyh-ye-zagybli-ta-poraneni/</text:a>
</text:p>
      <!--NEWS-->
      <text:h text:style-name="P10" text:outline-level="1">
<text:span text:style-name="T4">
At night the air defense forces destroyed 22 enemy targets</text:span>
</text:h>
      <text:p text:style-name="P4">
Author: ['АРМІЯINFORM']</text:p>
      <text:p text:style-name="P4">
Time: 2023-06-15T43:00:00-04:00</text:p>
      <text:p text:style-name="P4">
Description: Unoch 15 Chervnya 2023 Rock in the perіod z 00:20 to 04:30 Rosiyski Passed the impact on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po.jpg" text:style-name="Internet_20_link" text:visited-style-name="Visited_20_Internet_20_Link">
ppo.jpg</text:a>
']</text:p>
      <text:p text:style-name="P4">
Tags: ['STOPRUSSIA', 'АГРЕСІЯ РФ', 'ВІЙНА', 'ВТОРГНЕННЯ РФ', 'ПОВІТРЯНІ СИЛИ']</text:p>
      <text:p text:style-name="P4">
Category: News</text:p>
      <!--METADATA-->
      <text:p text:style-name="P4">
<draw:frame draw:style-name="fr1" draw:name="Image322" text:anchor-type="as-char" svg:width="6.9236in" svg:height="3.899934in" draw:z-index="0">
<draw:image xlink:href="../Images/AРМІЯINFORM/2023-06-15T43-00-00-04-00/ppo.jpg" xlink:type="simple" xlink:show="embed" xlink:actuate="onLoad" draw:mime-type="image/jpeg"/>
</draw:frame>
On the night of June 15, 2023, from 00:20 to 04:30, Russian occupiers of the lady winged air base X-101/X-555, as well as SHAHED-136/131.</text:p>
      <text:p text:style-name="P4">
About it <text:a xlink:type="simple" xlink:href="https://t.me/kpszsu/2563" text:style-name="Internet_20_link" text:visited-style-name="Visited_20_Internet_20_Link">
reports</text:a>
Armed Forces Command.</text:p>
      <text:p text:style-name="P4">
“Four Tu-95MC strategic aviation aircraft were made of four winged Khitichraketh X-101/X-555 from the Caspian Sea. One of the rockets was destroyed, the rest was built in industrial sites in Dnipropetrovsk region. Local military administrations will report the consequences of the impact.</text:p>
      <text:p text:style-name="P4">
The Opponent launched the Iranian Shakhs from the north and southern directions.</text:p>
      <text:p text:style-name="P4">
All 20 shock drones were destroyed by the Air Force forces and means of responsibility of the South and East Air Commands, the presentation.</text:p>
      <text:p text:style-name="P4">
In addition, the enemy UAV of the operative-tactical level was destroyed, which carried out air intelligence in the eastern direction.</text:p>
      <text:p text:style-name="P4">
News Source: <text:a xlink:type="simple" xlink:href="https://armyinform.com.ua/2023/06/15/unochi-syly-ppo-znyshhyly-22-czili-protyvnyka/" text:style-name="Internet_20_link" text:visited-style-name="Visited_20_Internet_20_Link">
https://armyinform.com.ua/2023/06/15/unochi-syly-ppo-znyshhyly-22-czili-protyvnyka/</text:a>
</text:p>
      <!--NEWS-->
      <text:h text:style-name="P10" text:outline-level="1">
<text:span text:style-name="T4">
Ukraine does everything to be paid in full for terrible crimes of the Russian measure - Anna Malyar</text:span>
</text:h>
      <text:p text:style-name="P4">
Author: ['АРМІЯINFORM']</text:p>
      <text:p text:style-name="P4">
Time: 2023-06-15T44:00:00-04:00</text:p>
      <text:p text:style-name="P4">
Description: PID Hour Brifіngu represented the forces of the nonsense of the defense of Ukraine in the Military Media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anna-malyar-1.jpg" text:style-name="Internet_20_link" text:visited-style-name="Visited_20_Internet_20_Link">
ganna-malyar-1.jpg</text:a>
']</text:p>
      <text:p text:style-name="P4">
Tags: ['MILITARY MEDIA CENTER', 'ВОЄННІ ЗЛОЧИНИ', 'ВТОРГНЕННЯ РФ', 'ГАННА МАЛЯР']</text:p>
      <text:p text:style-name="P4">
Category: News</text:p>
      <!--METADATA-->
      <text:p text:style-name="P4">
<draw:frame draw:style-name="fr1" draw:name="Image323" text:anchor-type="as-char" svg:width="6.9236in" svg:height="4.339965in" draw:z-index="0">
<draw:image xlink:href="../Images/AРМІЯINFORM/2023-06-15T44-00-00-04-00/ganna-malyar-1.jpg" xlink:type="simple" xlink:show="embed" xlink:actuate="onLoad" draw:mime-type="image/jpeg"/>
</draw:frame>
During a briefing of representatives of the Security and Defense Forces of Ukraine on Military Mediacenter, Deputy Minister of Defense of Ukraine Anna Malyar noted that Silioborons are releasing Ukrainian territories, but the state will not only rebuild, but will do everything for the crimes committed in the territory of Ukraine. .</text:p>
      <ul>
        <li>
We not only release the territory, but also create the conditions for their restoration and return life there. Ukraine does everything to be paid in full for the terrible crimes of the Russian Mir. For every tortured and executed person, for every time school and kindergarten, hospital, for the destruction of houses, Russia should present international criminal liability. 2023 - the year of retribution!Glory to all who frees Ukraine from the aggressor. Eternal memory of all the victims of Russian invaders, - said Anna Malyar.</li>
      </ul>
      <text:p text:style-name="P4">
News Source: <text:a xlink:type="simple" xlink:href="https://armyinform.com.ua/2023/06/15/ukrayina-robyt-use-shhob-za-strashni-zlochyny-russkogo-mira-bulo-vidplacheno-spovna-ganna-malyar/" text:style-name="Internet_20_link" text:visited-style-name="Visited_20_Internet_20_Link">
https://armyinform.com.ua/2023/06/15/ukrayina-robyt-use-shhob-za-strashni-zlochyny-russkogo-mira-bulo-vidplacheno-spovna-ganna-malyar/</text:a>
</text:p>
      <!--NEWS-->
      <text:h text:style-name="P10" text:outline-level="1">
<text:span text:style-name="T4">
Ukrainian defenders eliminated nearly 600 invaders, destroyed 12 tanks and 14 BBM</text:span>
</text:h>
      <text:p text:style-name="P4">
Author: ['АРМІЯINFORM']</text:p>
      <text:p text:style-name="P4">
Time: 2023-06-15T45:00:00-04:00</text:p>
      <text:p text:style-name="P4">
Description: Zagalni Boyov, Find the enemy on 02/24/22 to 06/1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e4e19dba-0bd2-480b-9e70-8ef8afc39a05-scaled.jpg" text:style-name="Internet_20_link" text:visited-style-name="Visited_20_Internet_20_Link">
e4e19dba-0bd2-480b-9e70-8ef8afc39a05-scaled.jpg</text:a>
']</text:p>
      <text:p text:style-name="P4">
Tags: ['АГРЕСІЯ РФ', 'ВТОРГНЕННЯ РФ', 'ВТРАТИ ВОРОГА', 'ГШ ЗСУ']</text:p>
      <text:p text:style-name="P4">
Category: News</text:p>
      <!--METADATA-->
      <text:p text:style-name="P4">
<draw:frame draw:style-name="fr1" draw:name="Image324" text:anchor-type="as-char" svg:width="6.9236in" svg:height="6.975527in" draw:z-index="0">
<draw:image xlink:href="../Images/AРМІЯINFORM/2023-06-15T45-00-00-04-00/e4e19dba-0bd2-480b-9e70-8ef8afc39a05-scaled.jpg" xlink:type="simple" xlink:show="embed" xlink:actuate="onLoad" draw:mime-type="image/jpeg"/>
</draw:frame>
The total combat loss of the enemy from 24.02.22 to 15.06.23 will be orientated:</text:p>
      <text:p text:style-name="P4">
<text:span text:style-name="T4">
<text:span text:style-name="T5">
 Personnel - </text:span>
* 217910(+580)persons eliminated</text:span>
<text:span text:style-name="T5">
 tanks - </text:span>
<text:span text:style-name="T5">
 3955(+12)</text:span>
<text:span text:style-name="T4">
 combat armored vehicles - </text:span>
 7667(+14)<text:span text:style-name="T4">
<text:span text:style-name="T5">
 Artillery systems - </text:span>
<text:span text:style-name="T5">
 3793(+10)</text:span>
 </text:span>
 RSZV - <text:span text:style-name="T4">
 604(+1)</text:span>
<text:span text:style-name="T5">
 air defense - </text:span>
<text:span text:style-name="T5">
 364(0)</text:span>
<text:span text:style-name="T4">
 aircraft - </text:span>
 314(0)<text:span text:style-name="T4">
<text:span text:style-name="T5">
 helicopters - </text:span>
* 301(+1)</text:span>
<text:span text:style-name="T5">
 UAV Operative Tactical Level-</text:span>
<text:span text:style-name="T5">
 3333(+9)</text:span>
<text:span text:style-name="T4">
 Winged missiles - </text:span>
 1199(+3)<text:span text:style-name="T4">
<text:span text:style-name="T5">
 ships / boats - </text:span>
* 18(0)</text:span>
<text:span text:style-name="T5">
 Automobile equipment and tanks - </text:span>
<text:span text:style-name="T5">
 6506(+24)</text:span>
<text:span text:style-name="T4">
 SPECIAL TECHANGE - </text:span>
 519(+3)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July 15, 23.</text:p>
      <text:p text:style-name="P4">
News Source: <text:a xlink:type="simple" xlink:href="https://armyinform.com.ua/2023/06/15/ukrayinski-zahysnyky-likviduvaly-majzhe-600-okupantiv-znyshhyly-12-tankiv-i-14-bbm/" text:style-name="Internet_20_link" text:visited-style-name="Visited_20_Internet_20_Link">
https://armyinform.com.ua/2023/06/15/ukrayinski-zahysnyky-likviduvaly-majzhe-600-okupantiv-znyshhyly-12-tankiv-i-14-bbm/</text:a>
</text:p>
      <!--NEWS-->
      <text:h text:style-name="P10" text:outline-level="1">
<text:span text:style-name="T4">
The military leadership of the Russian Federation is completing the so -called "volunteer corps" with ZEKs - GUR</text:span>
</text:h>
      <text:p text:style-name="P4">
Author: ['АРМІЯINFORM']</text:p>
      <text:p text:style-name="P4">
Time: 2023-06-15T46:00:00-04:00</text:p>
      <text:p text:style-name="P4">
Description: the dumping of the bindings of the Zekiv-Okupantiv Is so called the assaults “z” to so calle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7371e177-ee07ca57349b38ee4072e5321f82142e-1.jpg" text:style-name="Internet_20_link" text:visited-style-name="Visited_20_Internet_20_Link">
7371e177-ee07ca57349b38ee4072e5321f82142e-1.jpg</text:a>
']</text:p>
      <text:p text:style-name="P4">
Tags: ['ВОЄННА РОЗВІДКА', 'ВТРАТИ ОКУПАНТА', 'ГУР МО УКРАЇНИ']</text:p>
      <text:p text:style-name="P4">
Category: News</text:p>
      <!--METADATA-->
      <text:p text:style-name="P4">
<draw:frame draw:style-name="fr1" draw:name="Image325" text:anchor-type="as-char" svg:width="6.9236in" svg:height="3.499428in" draw:z-index="0">
<draw:image xlink:href="../Images/AРМІЯINFORM/2023-06-15T46-00-00-04-00/7371e177-ee07ca57349b38ee4072e5321f82142e-1.jpg" xlink:type="simple" xlink:show="embed" xlink:actuate="onLoad" draw:mime-type="image/jpeg"/>
</draw:frame>
Russia throws the remains of ZEK-occupiers from the so-called assault mouth "Z" to the so-called "volunteer corps".</text:p>
      <text:p text:style-name="P4">
About it <text:a xlink:type="simple" xlink:href="https://gur.gov.ua/content/derzhava-ahresor-perekydaie-zalyshky-zekiv-okupantiv-iz-tak-zvanykh-shturmovykh-rot-z-do-tak-zvanoho-dobrovolchoho-korpusu.html" text:style-name="Internet_20_link" text:visited-style-name="Visited_20_Internet_20_Link">
reports</text:a>
MOV Intelligence Directorate.</text:p>
      <text:p text:style-name="P4">
"For the regrouping and completion of the so -called volunteer corps" convicted persons, the military leadership of the Russian Federation formed a special commission, " - said the message.</text:p>
      <text:p text:style-name="P4">
This commission was headed by the Deputy Chief of Staff of the Russian occupation troops in Ukraine Major General Oleg Polgaev.</text:p>
      <text:p text:style-name="P4">
The GUR added that the members of the Special Commission of Polguyev on the temporarily occupied territories of Ukraine have enhanced security.</text:p>
      <text:p text:style-name="P4">
According to intelligence, the commission issued an order to select about 2,000 people who were prisoners, conducting training with them at landfills located at a time of occupied Ukrainian territories, and transfer to the war zone.</text:p>
      <text:p text:style-name="P4">
The discipline among the volunteers will be monitored by groups of military police of the Russian Federation.</text:p>
      <text:p text:style-name="P4">
It is noted that by order of Russian dictator Vladimir Putin, assault companies "Z" from convicted persons were formed to conduct offensive acts of city battles during the war against Ukraine.</text:p>
      <text:p text:style-name="P4">
“In practice, the occupation units, completed in prisoners, showed extremely combat capability. Among the bugs, alcoholism, looting, and desertion, including catastrophic losses, are flourishing, ”the renovation said.</text:p>
      <text:p text:style-name="P4">
News Source: <text:a xlink:type="simple" xlink:href="https://armyinform.com.ua/2023/06/15/vijskove-kerivnycztvo-rf-doukomplektovuye-tak-zvanyj-dobrovolchyj-korpus-zekamy-gur/" text:style-name="Internet_20_link" text:visited-style-name="Visited_20_Internet_20_Link">
https://armyinform.com.ua/2023/06/15/vijskove-kerivnycztvo-rf-doukomplektovuye-tak-zvanyj-dobrovolchyj-korpus-zekamy-gur/</text:a>
</text:p>
      <!--NEWS-->
      <text:h text:style-name="P10" text:outline-level="1">
<text:span text:style-name="T4">
In Ukraine a moment of silence</text:span>
</text:h>
      <text:p text:style-name="P4">
Author: ['АРМІЯINFORM']</text:p>
      <text:p text:style-name="P4">
Time: 2023-06-15T47: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26" text:anchor-type="as-char" svg:width="6.9236in" svg:height="3.895992in" draw:z-index="0">
<draw:image xlink:href="../Images/AРМІЯINFORM/2023-06-15T47-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5/v-ukrayini-hvylyna-movchannya/" text:style-name="Internet_20_link" text:visited-style-name="Visited_20_Internet_20_Link">
https://armyinform.com.ua/2023/06/15/v-ukrayini-hvylyna-movchannya/</text:a>
</text:p>
      <!--NEWS-->
      <text:h text:style-name="P10" text:outline-level="1">
<text:span text:style-name="T4">
In the temporarily occupied territories of Ukraine, Russian troops are changing hydraulic structures</text:span>
</text:h>
      <text:p text:style-name="P4">
Author: ['АРМІЯINFORM']</text:p>
      <text:p text:style-name="P4">
Time: 2023-06-15T48:00:00-04:00</text:p>
      <text:p text:style-name="P4">
Description: About Tsdomiv, the chief of the management of the Ekologa Bezpeki of the Office of the DIYLOSTI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ahovska-damba.jpg" text:style-name="Internet_20_link" text:visited-style-name="Visited_20_Internet_20_Link">
kahovska-damba.jpg</text:a>
']</text:p>
      <text:p text:style-name="P4">
Tags: ['MILITARY MEDIA CENTER', 'КАХОВСЬКА ГЕС', 'РУСЛАН БЕРЕГУЛЯ']</text:p>
      <text:p text:style-name="P4">
Category: News</text:p>
      <!--METADATA-->
      <text:p text:style-name="P4">
<draw:frame draw:style-name="fr1" draw:name="Image327" text:anchor-type="as-char" svg:width="6.9236in" svg:height="3.894525in" draw:z-index="0">
<draw:image xlink:href="../Images/AРМІЯINFORM/2023-06-15T48-00-00-04-00/kahovska-damba.jpg" xlink:type="simple" xlink:show="embed" xlink:actuate="onLoad" draw:mime-type="image/jpeg"/>
</draw:frame>
This was reported by the Head of the Department of Environmental Safety and Mine Activities Colonel Ruslan Beregul during <text:a xlink:type="simple" xlink:href="https://armyinform.com.ua/2023/06/15/bryfing-predstavnykiv-syl-bezpeky-ta-oborony-ukrayiny-u-military-media-center-5/" text:style-name="Internet_20_link" text:visited-style-name="Visited_20_Internet_20_Link">
briefing</text:a>
In Military Mediacenter.</text:p>
      <ul>
        <li>
Russian troops have been changing the hydraulic structures of Vzapozhya, Donetsk and Kherson regions since May 2023, and began to flood the farm fields in order to create artificial obstacles to the forces of defense of Ukraine, - said Colonel Ruslan Beregul.</li>
      </ul>
      <text:p text:style-name="P4">
Read also:</text:p>
      <text:p text:style-name="P4">
<text:a xlink:type="simple" xlink:href="https://armyinform.com.ua/2023/06/15/manipulyacziyi-z-rivnem-vody-u-kahovskomu-vodoshovyshhi-rosiyany-rozpochaly-u-zhovtni-mynulogo-roku-ruslan-beregulya/" text:style-name="Internet_20_link" text:visited-style-name="Visited_20_Internet_20_Link">
Manipulations with water levels in the Kakhovka reservoir Russians began last year - Ruslanberegul</text:a>
In addition, the Head of the Department of Environmental Safety and Mine Activities proclaimed that due to the complete destruction of the Kakhovka hydroelectric power station, runoff from the Kakhovka reservoir is approximately 80 % of the total volume of water storage(The total volume of water is 18.18 km³)which will lead to serious ecological consequences.</text:p>
      <ul>
        <li>
As of June 12, 2023, the Kakhovka reservoir shaved 72 % of the tact loss of about 14.395 km³ of water, - he added.</li>
      </ul>
      <text:p text:style-name="P4">
News Source: <text:a xlink:type="simple" xlink:href="https://armyinform.com.ua/2023/06/15/na-tymchasovo-okupovanyh-terytoriyah-ukrayiny-rosijski-vijska-minuyut-gidrotehnichni-sporudy/" text:style-name="Internet_20_link" text:visited-style-name="Visited_20_Internet_20_Link">
https://armyinform.com.ua/2023/06/15/na-tymchasovo-okupovanyh-terytoriyah-ukrayiny-rosijski-vijska-minuyut-gidrotehnichni-sporudy/</text:a>
</text:p>
      <!--NEWS-->
      <text:h text:style-name="P10" text:outline-level="1">
<text:span text:style-name="T4">
Started the online course for veterans "Return from war: mind, body, society"</text:span>
</text:h>
      <text:p text:style-name="P4">
Author: ['АРМІЯINFORM']</text:p>
      <text:p text:style-name="P4">
Time: 2023-06-15T49:00:00-04:00</text:p>
      <text:p text:style-name="P4">
Description: The course “Pulls z Viyni: Rosum, TILO, SOSIUM” Roz Rozyanki Veteran Fund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velyke.jpeg" text:style-name="Internet_20_link" text:visited-style-name="Visited_20_Internet_20_Link">
1-—-velyke.jpeg</text:a>
', '<text:a xlink:type="simple" xlink:href="https://armyinform.com.ua/wp-content/uploads/2023/06/povernennya-z-vijny.jpg" text:style-name="Internet_20_link" text:visited-style-name="Visited_20_Internet_20_Link">
povernennya-z-vijny.jpg</text:a>
']</text:p>
      <text:p text:style-name="P4">
Tags: ['ВТОРГНЕННЯ РФ', 'РЕАБІЛІТАЦІЯ']</text:p>
      <text:p text:style-name="P4">
Category: News</text:p>
      <!--METADATA-->
      <text:p text:style-name="P4">
<draw:frame draw:style-name="fr1" draw:name="Image328" text:anchor-type="as-char" svg:width="6.9236in" svg:height="6.9236in" draw:z-index="0">
<draw:image xlink:href="../Images/AРМІЯINFORM/2023-06-15T49-00-00-04-00/1-—-velyke.jpeg" xlink:type="simple" xlink:show="embed" xlink:actuate="onLoad" draw:mime-type="image/jpeg"/>
</draw:frame>
The Course "Return from War: Mind, Body, Soium" developed the Ukrainian Veteran Foundation for Veterans Affairs together with the Ukrainian Catholic University. It will prepare and help it easier to return to a pre -trial life to those who defended Ukraine.</text:p>
      <text:p text:style-name="P4">
<text:span text:style-name="T4">
 Course provides 14 lectures on topics: </text:span>
</text:p>
      <text:p text:style-name="P4">
● Work with the body: primary medical link and path to physical rehabilitation</text:p>
      <text:p text:style-name="P4">
● Mining injury</text:p>
      <text:p text:style-name="P4">
● How to get a job in civilian life?</text:p>
      <text:p text:style-name="P4">
● From choosing a specialty to compiling resumes and interviewing</text:p>
      <text:p text:style-name="P4">
● Working with consciousness. Fundamentals of understanding of different emotional states</text:p>
      <text:p text:style-name="P4">
● PTSD. Post -traumatic growth</text:p>
      <text:p text:style-name="P4">
● Prosthetics, repair and replacement of prostheses</text:p>
      <text:p text:style-name="P4">
● Status of combatants(Ubd): What is it like to get and what rights do you give?</text:p>
      <text:p text:style-name="P4">
● Own business: where to start? Portrait of veteran-businessman</text:p>
      <text:p text:style-name="P4">
● Business from registration to implementation: Practical Instruction</text:p>
      <text:p text:style-name="P4">
● Business opportunities from the state and international organizations</text:p>
      <text:p text:style-name="P4">
● Features of funding from the state budget. Financing of the Ukrainian Veteran Foundation</text:p>
      <text:p text:style-name="P4">
● Fundamentals of Project Management</text:p>
      <text:p text:style-name="P4">
● Fundamentals of communications</text:p>
      <text:p text:style-name="P4">
Each lecture is conducted by a specialist with practical experience. Listeners will have no resting access to the course - 24/7.</text:p>
      <text:p text:style-name="P4">
During the course, participants will be waiting for an online meeting with lecturers, where you can ask questions that are interested and get a comprehensive professional report on them.</text:p>
      <text:p text:style-name="P4">
<draw:frame draw:style-name="fr1" draw:name="Image329" text:anchor-type="as-char" svg:width="6.9236in" svg:height="6.9236in" draw:z-index="0">
<draw:image xlink:href="../Images/AРМІЯINFORM/2023-06-15T49-00-00-04-00/povernennya-z-vijny.jpg" xlink:type="simple" xlink:show="embed" xlink:actuate="onLoad" draw:mime-type="image/jpeg"/>
</draw:frame>
<text:span text:style-name="T4">
 Registration by </text:span>
 <text:a xlink:type="simple" xlink:href="https://online.ucu.edu.ua/courses/course-v1:UCU+EC16+2023_EC16/about" text:style-name="Internet_20_link" text:visited-style-name="Visited_20_Internet_20_Link">
<text:span text:style-name="T4">
 by reference </text:span>
</text:a>
<text:span text:style-name="T4">
: </text:span>
</text:p>
      <text:p text:style-name="P4">
● First you need to register on the UCU platform here - <text:a xlink:type="simple" xlink:href="https://online.ucu.edu.ua/courses/coursev1:UCU+EC16+2023_EC16/about" text:style-name="Internet_20_link" text:visited-style-name="Visited_20_Internet_20_Link">
online</text:a>
;</text:p>
      <text:p text:style-name="P4">
● Then book a place for the course.</text:p>
      <text:p text:style-name="P4">
News Source: <text:a xlink:type="simple" xlink:href="https://armyinform.com.ua/2023/06/15/startuvav-onlajn-kurs-dlya-veteraniv-povernennya-z-vijny-rozum-tilo-soczium/" text:style-name="Internet_20_link" text:visited-style-name="Visited_20_Internet_20_Link">
https://armyinform.com.ua/2023/06/15/startuvav-onlajn-kurs-dlya-veteraniv-povernennya-z-vijny-rozum-tilo-soczium/</text:a>
</text:p>
      <!--NEWS-->
      <text:h text:style-name="P10" text:outline-level="1">
<text:span text:style-name="T4">
More than 400 explosive items have been neutralized per day</text:span>
</text:h>
      <text:p text:style-name="P4">
Author: ['АРМІЯINFORM']</text:p>
      <text:p text:style-name="P4">
Time: 2023-06-15T4:00:00-04:00</text:p>
      <text:p text:style-name="P4">
Description: Last of Passing, 14 worms, pirotechnicly, the holding of the Ukrodrozhny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330" text:anchor-type="as-char" svg:width="6.9236in" svg:height="3.89773in" draw:z-index="0">
<draw:image xlink:href="../Images/AРМІЯINFORM/2023-06-15T4-00-00-04-00/051f0000-0aff-0242-be2f-08da173df50a_w1080_h608.png" xlink:type="simple" xlink:show="embed" xlink:actuate="onLoad" draw:mime-type="image/png"/>
</draw:frame>
Illustrative photo</text:p>
      <text:p text:style-name="P4">
During the last day, <text:span text:style-name="T4">
 June 14 </text:span>
, pyrotechnic units of the State Service of Ukraine for Emergency Situations <text:span text:style-name="T4">
 147 times </text:span>
 involved in the execution of demining.</text:p>
      <text:p text:style-name="P4">
About it _ <text:a xlink:type="simple" xlink:href="https://dsns.gov.ua/uk/news/nadzvicaini-podiyi/informaciia-shhodo-diialnosti-pirotexnicnix-pidrozdiliv-dsns-126" text:style-name="Internet_20_link" text:visited-style-name="Visited_20_Internet_20_Link">
reports</text:a>
_ SESU Ukraine.</text:p>
      <text:p text:style-name="P4">
Pyrotechnical units revealed, seized and disposed of <text:span text:style-name="T4">
 427 exquisite </text:span>
 <text:span text:style-name="T4">
 items. </text:span>
 examined(cleared)territory over <text:span text:style-name="T4">
 100 hectares </text:span>
.</text:p>
      <text:p text:style-name="P4">
Most often pyrotechnic units worked: in Kharkiv region 19 240 times, Kyiv region - 7961, Donetsk region - 6034, Mykolaiv region - 5162, Kherson region - 5570, Chernihiv - 4714, Sumy - 2191, Cherkasy region - 1 thousand 115.</text:p>
      <text:p text:style-name="P4">
Background: from the beginning of large -scale aggression of the Russian Federation of Ukrainian Federation of Ukraine, 400 767 units have been disposed of. Explosive objects and 2891 kg of explosive, including 3000 units. aviation bombs. A survey of almost 90,000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15/za-dobu-pirotehniky-dsns-zneshkodyly-ponad-400-vybuhonebezpechnyh-predmetiv-6/" text:style-name="Internet_20_link" text:visited-style-name="Visited_20_Internet_20_Link">
https://armyinform.com.ua/2023/06/15/za-dobu-pirotehniky-dsns-zneshkodyly-ponad-400-vybuhonebezpechnyh-predmetiv-6/</text:a>
</text:p>
      <!--NEWS-->
      <text:h text:style-name="P10" text:outline-level="1">
<text:span text:style-name="T4">
Rudy Garcia is Napoli's new head coach</text:span>
</text:h>
      <text:p text:style-name="P4">
Authors: Ukrinform (Person)</text:p>
      <text:p text:style-name="P4">
Publisher: Укринформ (Organization)</text:p>
      <text:p text:style-name="P4">
Published Time: 2023-06-15T4:35:56+03:00</text:p>
      <text:p text:style-name="P4">
Modified Time: 2023-06-15T22:35:56+03:00</text:p>
      <text:p text:style-name="P4">
Description: The terms of the contract are not called. - Ukrinform.</text:p>
      <text:p text:style-name="P4">
Images: ['<text:a xlink:type="simple" xlink:href="https://static.ukrinform.com/photos/2023_06/thumb_files/630_360_1686857613-404.jpg" text:style-name="Internet_20_link" text:visited-style-name="Visited_20_Internet_20_Link">
630_360_16868...</text:a>
']</text:p>
      <text:p text:style-name="P4">
Tags: ['Футбол', 'Наполі']</text:p>
      <text:p text:style-name="P4">
Type: Article</text:p>
      <!--METADATA-->
      <text:p text:style-name="P4">
<draw:frame draw:style-name="fr1" draw:name="Image331" text:anchor-type="as-char" svg:width="6.9236in" svg:height="3.956343in" draw:z-index="0">
<draw:image xlink:href="../Images/yкринформ/2023-06-15T4-35-56-03-00/630_360_1686857613-404.jpg" xlink:type="simple" xlink:show="embed" xlink:actuate="onLoad" draw:mime-type="image/jpeg"/>
</draw:frame>
Contractions are not called.</text:p>
      <text:p text:style-name="P4">
Napoli officially <text:a xlink:type="simple" xlink:href="https://sscnapoli.it/" text:style-name="Internet_20_link" text:visited-style-name="Visited_20_Internet_20_Link">
reported</text:a>
The appointment of the head coach of Rudy Garcia, the terms of the contract are not called, reports Ukrinform.</text:p>
      <text:p text:style-name="P4">
In the post of head coach "Napoli" Garcia replaced Luciano Spalletti, who brought the club to the first 33 years of the championship.</text:p>
      <text:p text:style-name="P4">
<text:span text:style-name="T4">
 Read also: </text:span>
 <text:a xlink:type="simple" xlink:href="https://www.ukrinform.ua/rubric-sports/3705248-ponad-200-osib-gospitalizuvali-pid-cas-svatkuvanna-cempionstva-napoli.html" text:style-name="Internet_20_link" text:visited-style-name="Visited_20_Internet_20_Link">
more than 200 people were hospitalized during the Celebration of "<text:span text:style-name="T4">
 Napoli </text:span>
"</text:a>
Garcia had already worked in the series A with Roma in 2013 - 2016. The previous work of the 59-year-old Frenchman was "Al-Zakr", which he left in April.</text:p>
      <text:p text:style-name="P4">
Photo: sscnapoli.it</text:p>
      <text:p text:style-name="P4">
News Source: <text:a xlink:type="simple" xlink:href="https://www.ukrinform.ua/rubric-sports/3723492-rudi-garsia-novij-golovnij-trener-napoli.html" text:style-name="Internet_20_link" text:visited-style-name="Visited_20_Internet_20_Link">
https://www.ukrinform.ua/rubric-sports/3723492-rudi-garsia-novij-golovnij-trener-napoli.html</text:a>
</text:p>
      <!--NEWS-->
      <text:h text:style-name="P10" text:outline-level="1">
<text:span text:style-name="T4">
The enemy's activity in the Bakhmut direction has decreased significantly</text:span>
</text:h>
      <text:p text:style-name="P4">
Author: ['АРМІЯINFORM']</text:p>
      <text:p text:style-name="P4">
Time: 2023-06-15T50:00:00-04:00</text:p>
      <text:p text:style-name="P4">
Description: The camp for 15 worms has been promptly at the Oblagovikhi RIZKY Zmin, the war was not accumulated by that ... War with Ukraine 2022, the war with Ukraine is the latest news today, the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258528.jpg" text:style-name="Internet_20_link" text:visited-style-name="Visited_20_Internet_20_Link">
258528.jpg</text:a>
']</text:p>
      <text:p text:style-name="P4">
Tags: ['MILITARY MEDIA CENTER', 'ОЛЕКСІЙ ГРОМОВ']</text:p>
      <text:p text:style-name="P4">
Category: News</text:p>
      <!--METADATA-->
      <text:p text:style-name="P4">
<draw:frame draw:style-name="fr1" draw:name="Image333" text:anchor-type="as-char" svg:width="6.9236in" svg:height="3.900295in" draw:z-index="0">
<draw:image xlink:href="../Images/AРМІЯINFORM/2023-06-15T50-00-00-04-00/258528.jpg" xlink:type="simple" xlink:show="embed" xlink:actuate="onLoad" draw:mime-type="image/jpeg"/>
</draw:frame>
Illustrative photo</text:p>
      <text:p text:style-name="P4">
As of June 15, the operational situation in the area of hostilities has not been insured and is characterized by the enemy's efforts to perform the task from the exit of the administrative border of Donetsk region and the reflection of the offensive of our troops of Donetsk and Tavriya operating areas. This was stated by the deputy commander of the Main Operational Administration of the General Staff of Armed Forces Brigade General Alexei Gromov during a briefing at Military Mediacenter.</text:p>
      <ul>
        <li>
Today, the enemy's activity in the Bakhmut direction is significantly reminiscent. The invaders are fighting, because more "second army of the world" is incapable, - he emphasized.</li>
      </ul>
      <text:p text:style-name="P4">
Brigade General Alexei Gromov added that the forces of defense are actively and south of Bakhmut to release our land with the land and to cause significant losses to the enemy. At the same time, the enemy's efforts focus on leading the offensives in the Kupyansk, Lyman and Mariinsky directions in the Donetsk Operations.</text:p>
      <text:p text:style-name="P4">
In the Kupyansk direction, the enemy intensified the assault in the district -populated point of Masyutivka of Kharkiv region, where recently the significant transfer of mercenaries from the number of prisoners recruited.</text:p>
      <text:p text:style-name="P4">
In the Lyman direction, the enemy continues to actively use operational-tactical and army aviation to defeat in the positions of our Wavorsk. Defenders of Ukraine in the areas of Serebryansky forestry, Bigorivka, controversial raise the enemy's attempt to improve their tactical position.</text:p>
      <text:p text:style-name="P4">
News Source: <text:a xlink:type="simple" xlink:href="https://armyinform.com.ua/2023/06/15/aktyvnist-protyvnyka-na-bahmutskomu-napryamku-znachno-zmenshylas/" text:style-name="Internet_20_link" text:visited-style-name="Visited_20_Internet_20_Link">
https://armyinform.com.ua/2023/06/15/aktyvnist-protyvnyka-na-bahmutskomu-napryamku-znachno-zmenshylas/</text:a>
</text:p>
      <!--NEWS-->
      <text:h text:style-name="P10" text:outline-level="1">
<text:span text:style-name="T4">
The event was not ready for such a large -scale war in Ukraine, but now weapons production is increasing - Yuri Ignati</text:span>
</text:h>
      <text:p text:style-name="P4">
Author: ['Олексій Тригуб']</text:p>
      <text:p text:style-name="P4">
Time: 2023-06-15T51: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shahed_136_iranskiy_dron_ivgettyimages_1244030755_14_650x410.jpg" text:style-name="Internet_20_link" text:visited-style-name="Visited_20_Internet_20_Link">
shahed_136_iranskiy_dron_ivgettyimages_1244030755_14_650x410.jpg</text:a>
']</text:p>
      <text:p text:style-name="P4">
Tags: ['БОЄПРИПАСИ', 'БПЛА "ОРЛАН-10"', 'ВТОРГНЕННЯ РФ', 'ДРОН-КАМІКАДЗЕ', 'ЄДИНІ НОВИНИ', 'ОБСТРІЛИ', 'ЮРІЙ ІГНАТ']</text:p>
      <text:p text:style-name="P4">
Category: News</text:p>
      <!--METADATA-->
      <text:p text:style-name="P4">
<draw:frame draw:style-name="fr1" draw:name="Image334" text:anchor-type="as-char" svg:width="6.9236in" svg:height="4.367194in" draw:z-index="0">
<draw:image xlink:href="../Images/AРМІЯINFORM/2023-06-15T51-00-00-04-00/shahed_136_iranskiy_dron_ivgettyimages_1244030755_14_650x410.jpg" xlink:type="simple" xlink:show="embed" xlink:actuate="onLoad" draw:mime-type="image/jpeg"/>
</draw:frame>
Live broadcast <text:a xlink:type="simple" xlink:href="https://www.youtube.com/watch" text:style-name="Internet_20_link" text:visited-style-name="Visited_20_Internet_20_Link">
TEMACHORFON</text:a>
The only news spokesman for the Air Forces of Ukraine Colonel Yuri Ignatius reported about the current situation in the sky of Ukraine, as well as how much the air forces of anti -aircraft managed missiles are in the Air Force.</text:p>
      <ul>
        <li>
As for this night, it was, unfortunately, the traditional scheme of the air attack of recent times, - says Yuri Ignat. -rockets launch strategic Tu-95MC rocket launchers from the Caspian Sea. The four rockets, one of which were destroyed, were unfortunately struck by objects in Dnipropetrovsk. The drones are being resolved, the statistics are much better here, because we were affected by 20 20-weaned enemy of Iranian UAVS Shahd 136/Shahd 131. Also, a shotable UAV "Orlan-10", and, as it became known, it became 3333 IM destroyed by the unmanned aircraft of the operative-tactical level of Ukraine destroyed.</li>
      </ul>
      <text:p text:style-name="P4">
Colonel Yuri Ignat notes that recently there is an activation of the enemy of unmanned aviation for intelligence purposes: at the beginning of the Ukrainian counter -offensive, and even earlier, in his anticipation - the war increases the pace of use of reconnaissance UAVs above the line of collision. They will be beaten in the future.</text:p>
      <text:p text:style-name="P4">
However, the Head of the Command of the Command of Air Forces emphasizes, it is always necessary to remember at what price of Ukrainian prototypical defense these whipped UAVs, missiles and other aircraft are given. This is the main thing, it is about the number of anti -aircraft managed missiles, which are used to destroy these air goals. Their consumption, reminiscent of Yurignat, on average for two for each goal, so that there is a confidence in its destruction. So Ukraine requires a huge number of not only modern Western anti -aircraft missile complexes, but also an extremely large number of ammunition for them. West, according to Colonel Yuri Ignat. He was not ready for such large -scale fighting in Ukraine. However, the shock has passed, the production of the means of the impression is growing, and partner countries are actively helping Ukraine, continuing to supplement weapons and ammunition.</text:p>
      <text:p text:style-name="P4">
News Source: <text:a xlink:type="simple" xlink:href="https://armyinform.com.ua/2023/06/15/zahid-ne-buv-gotovyj-do-takoyi-masshtabnoyi-vijny-v-ukrayini-ale-zaraz-vyrobnycztvo-ozbroyennya-naroshhuyetsya-yurij-ignat/" text:style-name="Internet_20_link" text:visited-style-name="Visited_20_Internet_20_Link">
https://armyinform.com.ua/2023/06/15/zahid-ne-buv-gotovyj-do-takoyi-masshtabnoyi-vijny-v-ukrayini-ale-zaraz-vyrobnycztvo-ozbroyennya-naroshhuyetsya-yurij-ignat/</text:a>
</text:p>
      <!--NEWS-->
      <text:h text:style-name="P10" text:outline-level="1">
<text:span text:style-name="T4">
NSU sappers joined in search</text:span>
</text:h>
      <text:p text:style-name="P4">
Author: ['АРМІЯINFORM']</text:p>
      <text:p text:style-name="P4">
Time: 2023-06-15T52:00:00-04:00</text:p>
      <text:p text:style-name="P4">
Description: Minoi Tizhnya, INZHENERNI, PIDRODILIAL WISHARDISALY OF WASHER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msg1022585055-186102.jpg" text:style-name="Internet_20_link" text:visited-style-name="Visited_20_Internet_20_Link">
msg1022585055-186102.jpg</text:a>
']</text:p>
      <text:p text:style-name="P4">
Tags: ['МИКОЛА УРШАЛОВИЧ']</text:p>
      <text:p text:style-name="P4">
Category: News</text:p>
      <!--METADATA-->
      <text:p text:style-name="P4">
<draw:frame draw:style-name="fr1" draw:name="Image335" text:anchor-type="as-char" svg:width="6.9236in" svg:height="4.569576in" draw:z-index="0">
<draw:image xlink:href="../Images/AРМІЯINFORM/2023-06-15T52-00-00-04-00/msg1022585055-186102.jpg" xlink:type="simple" xlink:show="embed" xlink:actuate="onLoad" draw:mime-type="image/jpeg"/>
</draw:frame>
Last week, the engineering units of the National Guard of Ukraine continued to change agricultural territories in the Kherson and Sumy regions. They surveyed about 1640 gambles and neutralized 75 explosive objects.</text:p>
      <text:p text:style-name="P4">
This was announced during a briefing at the Military Media Center by the Deputy Director Administration of Planning of the Use of the Main Directorate of National Guard Colonel Mykola Urshalovich.</text:p>
      <ul>
        <li>
Since June 14, he started carrying out the search for explosive objects, from which water was departed in the district of the island of ships(M. Herson), a detachment of NSU demining. These are 32 servicemen in 6 groups, who have appropriate equipment and craft - 1 motor boat, 10 vehicles of equipment, - said the representative of the State Technical University of NSU.</li>
      </ul>
      <text:p text:style-name="P4">
News Source: <text:a xlink:type="simple" xlink:href="https://armyinform.com.ua/2023/06/15/sapery-ngu-doluchylysya-do-poshuku-vybuhonebezpechnyh-predmetiv-na-terytoriyah-z-yakyh-vidijshla-voda/" text:style-name="Internet_20_link" text:visited-style-name="Visited_20_Internet_20_Link">
https://armyinform.com.ua/2023/06/15/sapery-ngu-doluchylysya-do-poshuku-vybuhonebezpechnyh-predmetiv-na-terytoriyah-z-yakyh-vidijshla-voda/</text:a>
</text:p>
      <!--NEWS-->
      <text:h text:style-name="P10" text:outline-level="1">
<text:span text:style-name="T4">
There are 44 settlements left in Kherson region</text:span>
</text:h>
      <text:p text:style-name="P4">
Author: ['АРМІЯINFORM']</text:p>
      <text:p text:style-name="P4">
Time: 2023-06-15T53:00:00-04:00</text:p>
      <text:p text:style-name="P4">
Description: The village on the wounds is 15 worms of Vnaslіdok Pіdriva Kakhovo Ges Rosieki Teroris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9214929-b3e85eccc6f7a14a28ba8a4496b21a5e.jpg" text:style-name="Internet_20_link" text:visited-style-name="Visited_20_Internet_20_Link">
b9214929-b3e85eccc6f7a14a28ba8a4496b21a5e.jpg</text:a>
']</text:p>
      <text:p text:style-name="P4">
Tags: ['КАХОВСЬКА ГЕС']</text:p>
      <text:p text:style-name="P4">
Category: News</text:p>
      <!--METADATA-->
      <text:p text:style-name="P4">
<draw:frame draw:style-name="fr1" draw:name="Image336" text:anchor-type="as-char" svg:width="6.9236in" svg:height="3.499428in" draw:z-index="0">
<draw:image xlink:href="../Images/AРМІЯINFORM/2023-06-15T53-00-00-04-00/b9214929-b3e85eccc6f7a14a28ba8a4496b21a5e.jpg" xlink:type="simple" xlink:show="embed" xlink:actuate="onLoad" draw:mime-type="image/jpeg"/>
</draw:frame>
As of the morning of June 15, 44 settlements remain flooded by Russian terrorists as a result of Kakhovskaya hydroelectric power plants, 27 of them - the right bank(1923 Houses). Вода знаходиться на позначці 2,04 м.</text:p>
      <text:p text:style-name="P4">
Про це <text:a xlink:type="simple" xlink:href="https://t.me/shtab_kakhovska_hes/765" text:style-name="Internet_20_link" text:visited-style-name="Visited_20_Internet_20_Link">
повідомляє</text:a>
Headquarters for the elimination of consequences of Kakhovskaya hydroelectric power station.</text:p>
      <text:p text:style-name="P4">
2782 persons evacuated from the Right Bank.</text:p>
      <text:p text:style-name="P4">
“From the first day of the catastrophe evacuation takes place under the fire of the Russian army yesterday(June 14)Terrorists again <text:a xlink:type="simple" xlink:href="https://t.me/shtab_kakhovska_hes/763" text:style-name="Internet_20_link" text:visited-style-name="Visited_20_Internet_20_Link">
attacked</text:a>
people. In Kherson, she was fired with volunteers. Two people are injured, ”the staff noted.</text:p>
      <text:p text:style-name="P4">
The work of 14 evacuation points was deployed. In the territories from which the respectively, stabilization and restoration work continue. The area of flooded farmland in the deocal areas decreased by 600 hectares.</text:p>
      <text:p text:style-name="P4">
From the beginning of the day, 21 thousand tons of water from 84 houses and cellars have been pumped out(In the beginning of the work, more than 37 thousand tons of 157 houses and cellars have been pumped out).</text:p>
      <text:p text:style-name="P4">
Випадків інфекційних захворювань не виявлено.</text:p>
      <text:p text:style-name="P4">
News Source: <text:a xlink:type="simple" xlink:href="https://armyinform.com.ua/2023/06/15/na-hersonshhyni-pidtoplenymy-zalyshayutsya-44-naseleni-punkty/" text:style-name="Internet_20_link" text:visited-style-name="Visited_20_Internet_20_Link">
https://armyinform.com.ua/2023/06/15/na-hersonshhyni-pidtoplenymy-zalyshayutsya-44-naseleni-punkty/</text:a>
</text:p>
      <!--NEWS-->
      <text:h text:style-name="P10" text:outline-level="1">
<text:span text:style-name="T4">
We will expel Russia from our earth and honor the memory of all our heroes - Volodymyr Zelenskyy</text:span>
</text:h>
      <text:p text:style-name="P4">
Author: ['АРМІЯINFORM']</text:p>
      <text:p text:style-name="P4">
Time: 2023-06-15T54:00:00-04:00</text:p>
      <text:p text:style-name="P4">
Description: President of Ukraine Volodymyr Zelensky, having voted at Telegram-channel, Sho Lesha Spyno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0afbeb4-2b23-43b9-9f31-06236aa99c74.jpg" text:style-name="Internet_20_link" text:visited-style-name="Visited_20_Internet_20_Link">
60afbeb4-2b23-43b9-9f31-06236aa99c74.jpg</text:a>
', '<text:a xlink:type="simple" xlink:href="https://armyinform.com.ua/wp-content/uploads/2023/06/77b374d5-a6f9-4be0-985c-6de739fcdd23-150x150.jpg" text:style-name="Internet_20_link" text:visited-style-name="Visited_20_Internet_20_Link">
77b374d5-a6f9-4be0-985c-6de739fcdd23-150x150.jpg</text:a>
', '<text:a xlink:type="simple" xlink:href="https://armyinform.com.ua/wp-content/uploads/2023/06/30cbc513-09c8-4fbc-b4dc-45cda058184f-150x150.jpg" text:style-name="Internet_20_link" text:visited-style-name="Visited_20_Internet_20_Link">
30cbc513-09c8-4fbc-b4dc-45cda058184f-150x150.jpg</text:a>
', '<text:a xlink:type="simple" xlink:href="https://armyinform.com.ua/wp-content/uploads/2023/06/8362c7f6-e0f8-41fe-98ee-90ae4c96728e-150x150.jpg" text:style-name="Internet_20_link" text:visited-style-name="Visited_20_Internet_20_Link">
8362c7f6-e0f8-41fe-98ee-90ae4c96728e-150x150.jpg</text:a>
', '<text:a xlink:type="simple" xlink:href="https://armyinform.com.ua/wp-content/uploads/2023/06/e72ba3e8-d92c-4178-a94a-4b29402ae4a9-150x150.jpg" text:style-name="Internet_20_link" text:visited-style-name="Visited_20_Internet_20_Link">
e72ba3e8-d92c-4178-a94a-4b29402ae4a9-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337" text:anchor-type="as-char" svg:width="6.9236in" svg:height="4.608521in" draw:z-index="0">
<draw:image xlink:href="../Images/AРМІЯINFORM/2023-06-15T54-00-00-04-00/60afbeb4-2b23-43b9-9f31-06236aa99c74.jpg" xlink:type="simple" xlink:show="embed" xlink:actuate="onLoad" draw:mime-type="image/jpeg"/>
</draw:frame>
President of Ukraine Volodymyr Zelenskyy <text:a xlink:type="simple" xlink:href="https://t.me/V_Zelenskiy_official/6586" text:style-name="Internet_20_link" text:visited-style-name="Visited_20_Internet_20_Link">
emphasized</text:a>
In a telegram-channel that the enemy can stop the enemy.</text:p>
      <text:p text:style-name="P4">
“We will definitely stop Russia. We will expel it from our land and honor the will of everyone and everyone who gave their lives for Ukraine, the memory of our heroes of different times, who equally dreamed of Ukrainians to live. He livedly, ”the Head of State said.</text:p>
      <text:p text:style-name="P4">
<text:a xlink:type="simple" xlink:href="https://armyinform.com.ua/wp-content/uploads/2023/06/77b374d5-a6f9-4be0-985c-6de739fcdd23.jpg" text:style-name="Internet_20_link" text:visited-style-name="Visited_20_Internet_20_Link">
!(Images/AРМІЯINFORM/2023-06-15T54-00-00-04-00/77b374d5-a6f9-4be0-985c-6de739fcdd23-150x150.jpg)</text:a>
</text:p>
      <text:p text:style-name="P4">
<text:a xlink:type="simple" xlink:href="https://armyinform.com.ua/wp-content/uploads/2023/06/30cbc513-09c8-4fbc-b4dc-45cda058184f.jpg" text:style-name="Internet_20_link" text:visited-style-name="Visited_20_Internet_20_Link">
<draw:frame draw:style-name="fr1" draw:name="Image338" text:anchor-type="as-char" svg:width="6.9236in" svg:height="6.9236in" draw:z-index="0">
<draw:image xlink:href="../Images/AРМІЯINFORM/2023-06-15T54-00-00-04-00/30cbc513-09c8-4fbc-b4dc-45cda058184f-150x150.jpg" xlink:type="simple" xlink:show="embed" xlink:actuate="onLoad" draw:mime-type="image/jpeg"/>
</draw:frame>
</text:a>
</text:p>
      <text:p text:style-name="P4">
<text:a xlink:type="simple" xlink:href="https://armyinform.com.ua/wp-content/uploads/2023/06/8362c7f6-e0f8-41fe-98ee-90ae4c96728e.jpg" text:style-name="Internet_20_link" text:visited-style-name="Visited_20_Internet_20_Link">
<draw:frame draw:style-name="fr1" draw:name="Image339" text:anchor-type="as-char" svg:width="6.9236in" svg:height="6.9236in" draw:z-index="0">
<draw:image xlink:href="../Images/AРМІЯINFORM/2023-06-15T54-00-00-04-00/8362c7f6-e0f8-41fe-98ee-90ae4c96728e-150x150.jpg" xlink:type="simple" xlink:show="embed" xlink:actuate="onLoad" draw:mime-type="image/jpeg"/>
</draw:frame>
</text:a>
</text:p>
      <text:p text:style-name="P4">
<text:a xlink:type="simple" xlink:href="https://armyinform.com.ua/wp-content/uploads/2023/06/e72ba3e8-d92c-4178-a94a-4b29402ae4a9.jpg" text:style-name="Internet_20_link" text:visited-style-name="Visited_20_Internet_20_Link">
<draw:frame draw:style-name="fr1" draw:name="Image340" text:anchor-type="as-char" svg:width="6.9236in" svg:height="6.9236in" draw:z-index="0">
<draw:image xlink:href="../Images/AРМІЯINFORM/2023-06-15T54-00-00-04-00/e72ba3e8-d92c-4178-a94a-4b29402ae4a9-150x150.jpg" xlink:type="simple" xlink:show="embed" xlink:actuate="onLoad" draw:mime-type="image/jpeg"/>
</draw:frame>
</text:a>
</text:p>
      <text:p text:style-name="P4">
News Source: <text:a xlink:type="simple" xlink:href="https://armyinform.com.ua/2023/06/15/my-vyzhenemo-rosiyu-z-nashoyi-zemli-i-vshanuyemo-pamyat-usih-nashyh-geroyiv-volodymyr-zelenskyj/" text:style-name="Internet_20_link" text:visited-style-name="Visited_20_Internet_20_Link">
https://armyinform.com.ua/2023/06/15/my-vyzhenemo-rosiyu-z-nashoyi-zemli-i-vshanuyemo-pamyat-usih-nashyh-geroyiv-volodymyr-zelenskyj/</text:a>
</text:p>
      <!--NEWS-->
      <text:h text:style-name="P10" text:outline-level="1">
<text:span text:style-name="T4">
The Navy of the Armed Forces told how many rocket launchers keep Russia in the Black Sea</text:span>
</text:h>
      <text:p text:style-name="P4">
Author: ['АРМІЯINFORM']</text:p>
      <text:p text:style-name="P4">
Time: 2023-06-15T55:00:00-04:00</text:p>
      <text:p text:style-name="P4">
Description: At the Chorny Morce on the Boyal Cherguvanni, the shyvyhihi shirts, there are two of them ... the war with Ukraine 2022, the war with Ukraine is the latest news today, the News War with Ukraine 2022 is the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idvodnyj-choven-kalibry.jpg" text:style-name="Internet_20_link" text:visited-style-name="Visited_20_Internet_20_Link">
pidvodnyj-choven-kalibry.jpg</text:a>
']</text:p>
      <text:p text:style-name="P4">
Tags: ['ВІЙСЬКОВО-МОРСЬКІ СИЛИ ЗСУ', 'КАЛІБРИ', 'ЧОРНЕ МОРЕ']</text:p>
      <text:p text:style-name="P4">
Category: News</text:p>
      <!--METADATA-->
      <text:p text:style-name="P4">
<draw:frame draw:style-name="fr1" draw:name="Image341" text:anchor-type="as-char" svg:width="6.9236in" svg:height="4.366107in" draw:z-index="0">
<draw:image xlink:href="../Images/AРМІЯINFORM/2023-06-15T55-00-00-04-00/pidvodnyj-choven-kalibry.jpg" xlink:type="simple" xlink:show="embed" xlink:actuate="onLoad" draw:mime-type="image/jpeg"/>
</draw:frame>
There are six enemy ships in the Black Sea, including two rocket launchers with 16 calibers.</text:p>
      <text:p text:style-name="P4">
About it <text:a xlink:type="simple" xlink:href="https://t.me/ukrainian_navy/3281" text:style-name="Internet_20_link" text:visited-style-name="Visited_20_Internet_20_Link">
reports</text:a>
The press service of the Navy of the Armed Forces.</text:p>
      <text:p text:style-name="P4">
There is one enemy ship in the Sea of Azov. In the Mediterranean there is an octal.</text:p>
      <text:p text:style-name="P4">
During the day in the interests of the Russian Federation the passage of the Kerch-Yenikhal Strait made:</text:p>
      <ul>
        <li>
19 vessels to the Azov Sea, 9 of them moved in the direction of the Bosphorus Strait; * To the Black Sea - 17 vessels, 5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15/u-vms-zsu-rozpovily-skilky-raketonosiyiv-trymaye-rosiya-u-chornomu-mori/" text:style-name="Internet_20_link" text:visited-style-name="Visited_20_Internet_20_Link">
https://armyinform.com.ua/2023/06/15/u-vms-zsu-rozpovily-skilky-raketonosiyiv-trymaye-rosiya-u-chornomu-mori/</text:a>
</text:p>
      <!--NEWS-->
      <text:h text:style-name="P10" text:outline-level="1">
<text:span text:style-name="T4">
Sergey Yaremenko: "Almost simultaneously 16 ballistic goals were flying, most are aimed at Patriot"</text:span>
</text:h>
      <text:p text:style-name="P4">
Author: ['АРМІЯINFORM']</text:p>
      <text:p text:style-name="P4">
Time: 2023-06-15T56:00:00-04:00</text:p>
      <text:p text:style-name="P4">
Description: Colonel Sergey Yaremenko, commander of the 96-ї ven, rocket brigades of the Divat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text:p>
      <text:p text:style-name="P4">
Category: News</text:p>
      <!--METADATA-->
      <text:p text:style-name="P4">
<draw:frame draw:style-name="fr1" draw:name="Image342" text:anchor-type="as-char" svg:width="6.9236in" svg:height="4.615733in" draw:z-index="0">
<draw:image xlink:href="../Images/AРМІЯINFORM/2023-06-15T56-00-00-04-00/2bcd0586-8010-497b-8ef7-1992968be9b5.jpg" xlink:type="simple" xlink:show="embed" xlink:actuate="onLoad" draw:mime-type="image/jpeg"/>
</draw:frame>
Colonel Sergey Yaremenko, commander of the 96th anti-aircraft missile brigade of the Center Air Force <text:a xlink:type="simple" xlink:href="https://armyinform.com.ua/2023/06/15/kombryg-granit-nihto-u-sviti-ne-buv-peven-shho-kyndzhal-mozhlyvo-znyshhyty-a-my-dovely-cze-na-praktyczi/" text:style-name="Internet_20_link" text:visited-style-name="Visited_20_Internet_20_Link">
shared</text:a>
As the Ukrainians were the first in the world to destroy the X-47 dagger missiles. And before May 4 this year, no one was sure that the Patriotna complex was capable.</text:p>
      <ul>
        <li>
All Patriot training training is conducted in the regimen by different types of baptist missiles, which are in service with the countries of the aggressor. But even during the simulation of the air situation, the results were not 100 percent. Our subdivision, the first calculations that less than three months studied, were able to destroy the X-47 hypersonic missile, which Putin was attributed to the category of "Analognit". Frankly, I myself realized that we were knocking down the "dagger" only after the study of the debris with expert analysts. And already on May 16, it was clear that it is definitely not a chance. Almost simultaneously, from different directions, there were16 ballistic goals, most of them are aimed at the Patriot complex. I always write down my subordinates, but this time I was shocked by their endurance. People realized that ballistic missiles were moving directly on them. They were not planted for a second, acted harmoniously and organized, distributed whole sectors, ensured their destruction at a minimum range, sufficiently high to reduce the likelihood of infrastructure damage. I was in contact with the division commander and understood what a serious professional and moral testing. After the report: "Air space is pure, all goals were destroyed" —Mebration no one restrained ... Later we learned that there were 6 "daggers" among these purposes. I think the same emotions as we have had partner countries. You do not come up with the best advertising for manufacturers, their complex has realized themselves with a complete measure, proved that he was able to destroy the goals that the Russians positioned impossible for beating.</li>
      </ul>
      <text:p text:style-name="P4">
The anti -aircraft has a tradition of marked on the complexes destroyed goals. However, Colonelmanko says that the dagger stencil has not yet been made, although in total Patriotz has already destroyed more than 80 air purposes for a month.</text:p>
      <text:p text:style-name="P4">
News Source: <text:a xlink:type="simple" xlink:href="https://armyinform.com.ua/2023/06/15/sergij-yaremenko-majzhe-odnochasno-letilo-16-balistychnyh-czilej-bilshist-pryczilno-na-patriot/" text:style-name="Internet_20_link" text:visited-style-name="Visited_20_Internet_20_Link">
https://armyinform.com.ua/2023/06/15/sergij-yaremenko-majzhe-odnochasno-letilo-16-balistychnyh-czilej-bilshist-pryczilno-na-patriot/</text:a>
</text:p>
      <!--NEWS-->
      <text:h text:style-name="P10" text:outline-level="1">
<text:span text:style-name="T4">
Briefing of Safety and Defense Forces of Ukraine at Military Media Center</text:span>
</text:h>
      <text:p text:style-name="P4">
Author: ['АРМІЯINFORM']</text:p>
      <text:p text:style-name="P4">
Time: 2023-06-15T57:00:00-04:00</text:p>
      <text:p text:style-name="P4">
Description: https://www.youtube.com/watch?v=lmwy1obnzwu Participants of Briffing: • Executioner of Ministra ... War with Ukraine 2022, War with Ukraine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БРИФІНГ', 'ВТОРГНЕННЯ РФ']</text:p>
      <text:p text:style-name="P4">
Category: News</text:p>
      <!--METADATA-->
      <text:p text:style-name="P4">
Briefing participants:</text:p>
      <text:p text:style-name="P4">
• Deputy Minister of Defense of Ukraine <text:span text:style-name="T4">
 Anna Malyar; </text:span>
</text:p>
      <text:p text:style-name="P4">
• Deputy Chief of the Main Operational Office of the General Staffing Forces of Ukraine <text:span text:style-name="T4">
 Brigade General Alexey Gromov; </text:span>
</text:p>
      <text:p text:style-name="P4">
• Deputy Director of Planning Department of Application of the Main Department of the National Guard of Ukraine <text:span text:style-name="T4">
 Colonel Mykola Urshalovich; </text:span>
</text:p>
      <text:p text:style-name="P4">
• Head of the Department of Environmental Safety and Mine Activities of Defense of Ukraine <text:span text:style-name="T4">
 Colonel Ruslan Beregul. </text:span>
</text:p>
      <text:p text:style-name="P4">
News Source: <text:a xlink:type="simple" xlink:href="https://armyinform.com.ua/2023/06/15/bryfing-predstavnykiv-syl-bezpeky-ta-oborony-ukrayiny-u-military-media-center-5/" text:style-name="Internet_20_link" text:visited-style-name="Visited_20_Internet_20_Link">
https://armyinform.com.ua/2023/06/15/bryfing-predstavnykiv-syl-bezpeky-ta-oborony-ukrayiny-u-military-media-center-5/</text:a>
</text:p>
      <!--NEWS-->
      <text:h text:style-name="P10" text:outline-level="1">
<text:span text:style-name="T4">
The coordination headquarters delegation exchanged experience with US experts</text:span>
</text:h>
      <text:p text:style-name="P4">
Author: ['АРМІЯINFORM']</text:p>
      <text:p text:style-name="P4">
Time: 2023-06-15T58:00:00-04:00</text:p>
      <text:p text:style-name="P4">
Description: PID Hour Zustychi representer of the Coordinatial Headquarters of the Roboti presentation of Robot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3-5.jpg" text:style-name="Internet_20_link" text:visited-style-name="Visited_20_Internet_20_Link">
ksh3-5.jpg</text:a>
']</text:p>
      <text:p text:style-name="P4">
Tags: ['КООРДИНАЦІЙНИЙ ШТАБ З ПИТАНЬ ПОВОДЖЕННЯ З ВІЙСЬКОВОПОЛОНЕНИМИ', 'ПСИХОЛОГІЧНА ПІДТРИМКА']</text:p>
      <text:p text:style-name="P4">
Category: News</text:p>
      <!--METADATA-->
      <text:p text:style-name="P4">
<draw:frame draw:style-name="fr1" draw:name="Image343" text:anchor-type="as-char" svg:width="6.9236in" svg:height="4.823441in" draw:z-index="0">
<draw:image xlink:href="../Images/AРМІЯINFORM/2023-06-15T58-00-00-04-00/ksh3-5.jpg" xlink:type="simple" xlink:show="embed" xlink:actuate="onLoad" draw:mime-type="image/jpeg"/>
</draw:frame>
During the meeting, a representative of the coordination staff conducted acquaintance with the structure of the structure, and the head of the Joint Center of the SBU showed the release of prisoners of war.</text:p>
      <text:p text:style-name="P4">
About it <text:a xlink:type="simple" xlink:href="https://t.me/Koord_shtab/1235" text:style-name="Internet_20_link" text:visited-style-name="Visited_20_Internet_20_Link">
reports</text:a>
Coordinating headquarters of inquiries for the treatment of prisoners of war.</text:p>
      <text:p text:style-name="P4">
Representatives of the coordination, the United SBU Center and the rehabilitation team, presented the existing order of work and highlighted current problems.</text:p>
      <text:p text:style-name="P4">
The representative of the Air Force presented the methodology of the disseminated survey, which gives the opportunity to systematize data, draw conclusions, learn lessons.</text:p>
      <text:p text:style-name="P4">
During the meeting, they also discussed important methods and practices of the work of Zaporizhia servants who have experienced captivity, as well as the stages of their reintegration.</text:p>
      <text:p text:style-name="P4">
Experts from the United States noted that it is very important and necessary for the training of each serviceman for survival in case of possible time in captivity. American experts got acquainted with the methods of work of Ukrainians with prisoners of war and recognized them as optimal in such quantities and available resources: material base and specialists, in particular prepared psychologists.</text:p>
      <text:p text:style-name="P4">
Important stages in working with defenders and defenders who have experiences were named at the meeting:</text:p>
      <ul>
        <li>
Obtaining important information about those who are still in captivity * work to ensure the psychological stability and sustainability of the released, * support of the fighting spirit of troops, nation and will to fight.</li>
      </ul>
      <text:p text:style-name="P4">
The main focus of the reintegration program is the restoration of physical tap psychological state starting from the first minutes after returning. In the United States, reintegration groups can conduct a serviceman with experience of Polonivida 24 hours to 5 years after his release.</text:p>
      <text:p text:style-name="P4">
Ukraine is currently introducing new training programs for staff. It is important that they are ready, because the release of captivity occurs regularly and the time will come when we release all the prisoners. So now you need to increase the professional team.</text:p>
      <text:p text:style-name="P4">
News Source: <text:a xlink:type="simple" xlink:href="https://armyinform.com.ua/2023/06/15/delegacziya-koordynaczijnogo-shtabu-obminyalasya-dosvidom-z-fahivczyamy-ssha/" text:style-name="Internet_20_link" text:visited-style-name="Visited_20_Internet_20_Link">
https://armyinform.com.ua/2023/06/15/delegacziya-koordynaczijnogo-shtabu-obminyalasya-dosvidom-z-fahivczyamy-ssha/</text:a>
</text:p>
      <!--NEWS-->
      <text:h text:style-name="P10" text:outline-level="1">
<text:span text:style-name="T4">
Office of the Prosecutor General of Ukraine: More than 93 thousand military crimes are documented</text:span>
</text:h>
      <text:p text:style-name="P4">
Author: ['АРМІЯINFORM']</text:p>
      <text:p text:style-name="P4">
Time: 2023-06-15T5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15062023ua.jpg" text:style-name="Internet_20_link" text:visited-style-name="Visited_20_Internet_20_Link">
warcrime-15062023ua.jpg</text:a>
', '<text:a xlink:type="simple" xlink:href="https://armyinform.com.ua/wp-content/uploads/2023/06/warcrime-15062023en.jpg" text:style-name="Internet_20_link" text:visited-style-name="Visited_20_Internet_20_Link">
warcrime-15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44" text:anchor-type="as-char" svg:width="6.9236in" svg:height="4.448413in" draw:z-index="0">
<draw:image xlink:href="../Images/AРМІЯINFORM/2023-06-15T59-00-00-04-00/warcrime-15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15 </text:span>
 <text:span text:style-name="T4">
 June </text:span>
 registered:</text:p>
      <ul>
        <li>
93 564 Military Crimes, * 17 355 Crimes against National Security of Ukraine.</li>
      </ul>
      <text:p text:style-name="P4">
in addition(We remind you that), according to official juvenile prosecutors, <text:span text:style-name="T4">
 1504 children were affected </text:span>
 as a result of Russian aggression, of which:</text:p>
      <ul>
        <li>
488 - children were killed, * 101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45" text:anchor-type="as-char" svg:width="6.9236in" svg:height="4.448413in" draw:z-index="0">
<draw:image xlink:href="../Images/AРМІЯINFORM/2023-06-15T59-00-00-04-00/warcrime-15062023en.jpg" xlink:type="simple" xlink:show="embed" xlink:actuate="onLoad" draw:mime-type="image/jpeg"/>
</draw:frame>
</text:p>
      <text:p text:style-name="P4">
News Source: <text:a xlink:type="simple" xlink:href="https://armyinform.com.ua/2023/06/15/ofis-genprokurora-ukrayiny-zadokumentovano-ponad-93-tysyachu-voyennyh-zlochyniv/" text:style-name="Internet_20_link" text:visited-style-name="Visited_20_Internet_20_Link">
https://armyinform.com.ua/2023/06/15/ofis-genprokurora-ukrayiny-zadokumentovano-ponad-93-tysyachu-voyennyh-zlochyniv/</text:a>
</text:p>
      <!--NEWS-->
      <text:h text:style-name="P10" text:outline-level="1">
<text:span text:style-name="T4">
Meeting of the Ukraine-NATO Commission: Reznikov told about a new format of relations with the Alliance</text:span>
</text:h>
      <text:p text:style-name="P4">
Authors: Ukrinform (Person)</text:p>
      <text:p text:style-name="P4">
Publisher: Укринформ (Organization)</text:p>
      <text:p text:style-name="P4">
Published Time: 2023-06-15T5:38:00+03:00</text:p>
      <text:p text:style-name="P4">
Modified Time: 2023-06-15T22:38:00+03:00</text:p>
      <text:p text:style-name="P4">
Description: The NATO-Ukraine Commission meeting, which took place today at the level of defense ministers, will be the last, since in the future, the relations between the parties will be bred to a new format provided for Ukraine-NATO. - Ukrinform.</text:p>
      <text:p text:style-name="P4">
Images: ['<text:a xlink:type="simple" xlink:href="https://static.ukrinform.com/photos/2023_03/thumb_files/630_360_1680107367-495.jpg" text:style-name="Internet_20_link" text:visited-style-name="Visited_20_Internet_20_Link">
630_360_16801...</text:a>
']</text:p>
      <text:p text:style-name="P4">
Tags: ['Кібербезпека', 'НАТО', 'Комісія Україна-НАТО', 'Резніков', 'Війна з Росією', 'Зустріч Рамштайн']</text:p>
      <text:p text:style-name="P4">
Type: Article</text:p>
      <!--METADATA-->
      <text:p text:style-name="P4">
<draw:frame draw:style-name="fr1" draw:name="Image346" text:anchor-type="as-char" svg:width="6.9236in" svg:height="3.956343in" draw:z-index="0">
<draw:image xlink:href="../Images/yкринформ/2023-06-15T5-38-00-03-00/630_360_1680107367-495.jpg" xlink:type="simple" xlink:show="embed" xlink:actuate="onLoad" draw:mime-type="image/jpeg"/>
</draw:frame>
The NATO-Ukraine Commission, which took place today at the level of defense ministers today, will be the last time, since in the future, the relations between the parties will be derived to the new format provided for Ukraine-NATO Council.</text:p>
      <text:p text:style-name="P4">
The Minister of Defense of Ukraine Alexei Reznikov stated this during a meeting with journalists after the meeting of the NATO-Ukraine COMMISSION COMMISSION, Ukrinform correspondent reports.</text:p>
      <text:p text:style-name="P4">
“As a lawyer, I do not like to make forecasts, but I can prophesy: it was the first since 2016 meeting of the Commission Ukraine-Ukraine, and I have a serious hope that it was. The next meeting of Defense Ministers from Ukraine and NATO, I hope, reconciliation or immediately after(Summit in)Vilnius - it will be the advice of Ukraine -NATO. This is a new level of relations, a new and higher level of interaction, if not a member of NATO, but will already be in all committees, in all representative meetings, with the right to raise issues that are issued in the relevant agreements. So, the next will be the meeting of the Ukrainian Council, with more opportunities, ”said Alexei Reznikov.</text:p>
      <text:p text:style-name="P4">
<text:span text:style-name="T4">
 Read also: </text:span>
 <text:span text:style-name="T4">
 <text:a xlink:type="simple" xlink:href="https://www.ukrinform.ua/rubric-ato/3723394-reznikov-obgovoriv-z-gensekom-nato-proekti-dla-zmicnenna-oboronozdatnosti-ukraini.html" text:style-name="Internet_20_link" text:visited-style-name="Visited_20_Internet_20_Link">
Reznikov discussed with NATO Secretary -General Projects for Ukraine's defense capability</text:a>
</text:span>
</text:p>
      <text:p text:style-name="P4">
He recalled that on June 15, 2016, the last meeting of the Ukrainian Commission was held. Later, this format was blocked as a result of veto from Hungary. The first year later, this commission was held at the Defense Minister, with the participation of all 31 NATO Defense Minister Tukraine.</text:p>
      <text:p text:style-name="P4">
“It was an opportunity to convey our vision. Of course, we talked about our application in NATO, Vilnius, expectations, and strengthening our disability. The main thing that is very inspired and is important - from the morning, devouting with the US Secretary of Defense Lloyd Austin, we have already said industrial. We talked about future forces, the development of the capabilities of the Ukrainian defense forces even after we win - which at the time they are the Armed Forces of Ukraine on the eastern flank of Europe and NATO, ” - said the Ukrainian military director.</text:p>
      <text:p text:style-name="P4">
<text:span text:style-name="T4">
 Read also: </text:span>
 <text:span text:style-name="T4">
 <text:a xlink:type="simple" xlink:href="https://www.ukrinform.ua/rubric-ato/3723489-reznikov-pro-perspektivu-otrimanna-ukrainou-f16-ptaskova-koalicia-vidbulasa.html" text:style-name="Internet_20_link" text:visited-style-name="Visited_20_Internet_20_Link">
Reznikov on the prospects of obtaining F-16: "Bird" Coalition took place</text:a>
 </text:span>
</text:p>
      <text:p text:style-name="P4">
Another achievement of this "last" commission of Ukraine-NATO was initiative and Luxembourg for the creation in IT coalition, which will be able to increase the knowledge of Ukraine, in particular, in matters of cyber defense. In addition, such ainitative will join those countries that, for certain political measuring or reasons, cannot join a fatal coalition but will be able to join an IT coalition that can be formed within the frame.</text:p>
      <text:p text:style-name="P4">
<text:span text:style-name="T4">
 Read also: </text:span>
 <text:span text:style-name="T4">
 <text:a xlink:type="simple" xlink:href="https://www.ukrinform.ua/rubric-polytics/3723221-ukraina-hoce-otrimati-u-vilnusi-garantii-bezpeki-do-vstupu-v-nato-a-ne-zamist-nogo-mzs.html" text:style-name="Internet_20_link" text:visited-style-name="Visited_20_Internet_20_Link">
Ukraine wants to receive in Vilnius guarantees of NATO's admission, not instead - the Foreign Ministry</text:a>
</text:span>
</text:p>
      <text:p text:style-name="P4">
As it was reported earlier, today in Brussels, within the framework of the first day of the work Council at the level of the Ministers of Defense, a meeting of the NATO-Ukraine Commission and the meeting of the contact group on defense of Ukraine under the age of Susha took place. The Minister of Defense of Ukraine Alexei Reznikov took part in these events.</text:p>
      <text:p text:style-name="P4">
Participants considered ways to continue and accelerate the provision of Ukraine's assistance for offensive against Russian invaders and for the release of terminals, as well as the issue of prospects of Ukraine's membership in <text:span text:style-name="T4">
 <text:a xlink:type="simple" xlink:href="https://www.ukrinform.ua/tag-nato" text:style-name="Internet_20_link" text:visited-style-name="Visited_20_Internet_20_Link">
NATO</text:a>
</text:span>
 and receipt of safety guarantees by the time as long as such membership happens.</text:p>
      <text:p text:style-name="P4">
These and other major issues about the Alliance will be discussed during the NATO Vilnius Summit on July 11-12 this year.</text:p>
      <text:p text:style-name="P4">
News Source: <text:a xlink:type="simple" xlink:href="https://www.ukrinform.ua/rubric-ato/3723493-zasidanna-komisii-ukrainanato-reznikov-rozpoviv-pro-novij-format-vidnosin-z-alansom.html" text:style-name="Internet_20_link" text:visited-style-name="Visited_20_Internet_20_Link">
https://www.ukrinform.ua/rubric-ato/3723493-zasidanna-komisii-ukrainanato-reznikov-rozpoviv-pro-novij-format-vidnosin-z-alansom.html</text:a>
</text:p>
      <!--NEWS-->
      <text:h text:style-name="P10" text:outline-level="1">
<text:span text:style-name="T4">
The European Parliament has approved a resolution on Euro -Atlantic integration and restoration of Ukraine</text:span>
</text:h>
      <text:p text:style-name="P4">
Author: ['АРМІЯINFORM']</text:p>
      <text:p text:style-name="P4">
Time: 2023-06-15T60:00:00-04:00</text:p>
      <text:p text:style-name="P4">
Description: Єvroopanda, having sprinkled a resolution, hid on the piditrim of the worship of Ukraine,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9a7a583011b9c6de8af3506a41c8234b_w640.jpg" text:style-name="Internet_20_link" text:visited-style-name="Visited_20_Internet_20_Link">
9a7a583011b9c6de8af3506a41c8234b_w640.jpg</text:a>
']</text:p>
      <text:p text:style-name="P4">
Tags: ['ВІДБУДОВА УКРАЇНИ', 'ЄВРОАТЛАНТИЧНА ІНТЕГРАЦІЇ', 'ЄВРОПАРЛАМЕНТ', 'СВІТ ПІДТРИМУЄ УКРАЇНУ']</text:p>
      <text:p text:style-name="P4">
Category: News</text:p>
      <!--METADATA-->
      <text:p text:style-name="P4">
<draw:frame draw:style-name="fr1" draw:name="Image347" text:anchor-type="as-char" svg:width="6.9236in" svg:height="3.894525in" draw:z-index="0">
<draw:image xlink:href="../Images/AРМІЯINFORM/2023-06-15T60-00-00-04-00/9a7a583011b9c6de8af3506a41c8234b_w640.jpg" xlink:type="simple" xlink:show="embed" xlink:actuate="onLoad" draw:mime-type="image/jpeg"/>
</draw:frame>
The European Parliament has approved a resolution aimed at supporting Ukraine's restoration of its integration into the Alliance.</text:p>
      <text:p text:style-name="P4">
About this <text:a xlink:type="simple" xlink:href="https://www.europarl.europa.eu/news/en/press-room/20230609IPR96214/parliament-calls-on-nato-to-invite-ukraine-to-join-the-alliance" text:style-name="Internet_20_link" text:visited-style-name="Visited_20_Internet_20_Link">
it is referred</text:a>
on the site of the European Parliament.</text:p>
      <text:p text:style-name="P4">
It is noted that <text:span text:style-name="T4">
 425 </text:span>
 deputies were made <text:span text:style-name="T4">
 "for" </text:span>
, <text:span text:style-name="T4">
 38 </text:span>
 <text:span text:style-name="T4">
 </text:span>
 "against" ** and42 abstained.</text:p>
      <text:p text:style-name="P4">
"The MEPs are calling on NATO allies to fulfill their obligations to the pre -Ukraine and to pave the way to invite Kiev to join the defense allege," the statement said.</text:p>
      <text:p text:style-name="P4">
The resolution states that the MEPs expect the process of accession to develop after the end of the war and end as soon as possible.</text:p>
      <text:p text:style-name="P4">
The report also emphasizes that until the membership is reached, by the Esar with NATO allies and like-minded partners, they should "work closely with Ukraine in order to develop temporary security guarantees." Everoduta insist that they should be introduced immediately after the war.</text:p>
      <text:p text:style-name="P4">
"Parliament emphasizes that Ukraine's integration into both NATO and the EU will strengthen regional and global security and strengthen the tie between Ukraine's Taiurotlantic community," the message said.</text:p>
      <text:p text:style-name="P4">
Parliament is called for a comprehensive and adequate package of EU renewal measures for Ukraine, which should be focused on immediate, medium-and long-term assistance, reconstruction and restoration of the country.</text:p>
      <text:p text:style-name="P4">
"They are looking forward to the future review of the current long -term financial program and the proposed mechanism of Rebuild Ukraine Facility, which will cover the financing of the need for Ukraine in the coming years," the statement reads.</text:p>
      <text:p text:style-name="P4">
News Source: <text:a xlink:type="simple" xlink:href="https://armyinform.com.ua/2023/06/15/yevroparlament-uhvalyv-rezolyucziyu-pro-yevroatlantychnu-integracziyu-ta-vidnovlennya-ukrayiny/" text:style-name="Internet_20_link" text:visited-style-name="Visited_20_Internet_20_Link">
https://armyinform.com.ua/2023/06/15/yevroparlament-uhvalyv-rezolyucziyu-pro-yevroatlantychnu-integracziyu-ta-vidnovlennya-ukrayiny/</text:a>
</text:p>
      <!--NEWS-->
      <text:h text:style-name="P10" text:outline-level="1">
<text:span text:style-name="T4">
Mobilization in the Russian Federation: Signs of preparation for the next wave is not fixed</text:span>
</text:h>
      <text:p text:style-name="P4">
Author: ['АРМІЯINFORM']</text:p>
      <text:p text:style-name="P4">
Time: 2023-06-15T61:00:00-04:00</text:p>
      <text:p text:style-name="P4">
Description: About the prone of the head of the head of the head management of the general ... war with Ukraine 2022, the war with Ukrain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0/4-43.jpg" text:style-name="Internet_20_link" text:visited-style-name="Visited_20_Internet_20_Link">
4-43.jpg</text:a>
']</text:p>
      <text:p text:style-name="P4">
Tags: ['MILITARY MEDIA CENTER', 'МОБІЛІЗАЦІЯ В РФ', 'ОЛЕКСІЙ ГРОМОВ']</text:p>
      <text:p text:style-name="P4">
Category: News</text:p>
      <!--METADATA-->
      <text:p text:style-name="P4">
<draw:frame draw:style-name="fr1" draw:name="Image348" text:anchor-type="as-char" svg:width="6.9236in" svg:height="3.894525in" draw:z-index="0">
<draw:image xlink:href="../Images/AРМІЯINFORM/2023-06-15T61-00-00-04-00/4-43.jpg" xlink:type="simple" xlink:show="embed" xlink:actuate="onLoad" draw:mime-type="image/jpeg"/>
</draw:frame>
Illustrative photo</text:p>
      <text:p text:style-name="P4">
This was announced by the Deputy Chief of the Main Operational Office of the General Staff of the Armed Forces of Ukraine Brigade General Alexei Gromov during a briefing at the Military Media Center.</text:p>
      <text:p text:style-name="P4">
"It is probably due to the growing awareness of Russian society the serious loss of its own losses in Ukraine and the unwillingness of even poorer strata, which formed the basis of the previous last year's mobilization wave, to participate in the war," - suggested Alexei Gromov.</text:p>
      <text:p text:style-name="P4">
News Source: <text:a xlink:type="simple" xlink:href="https://armyinform.com.ua/2023/06/15/mobilizacziya-u-rf-oznak-pidgotovky-do-provedennya-chergovoyi-hvyli-ne-fiksuyetsya/" text:style-name="Internet_20_link" text:visited-style-name="Visited_20_Internet_20_Link">
https://armyinform.com.ua/2023/06/15/mobilizacziya-u-rf-oznak-pidgotovky-do-provedennya-chergovoyi-hvyli-ne-fiksuyetsya/</text:a>
</text:p>
      <!--NEWS-->
      <text:h text:style-name="P10" text:outline-level="1">
<text:span text:style-name="T4">
The water level in the Dnieper at the Kherson mark decreased by more than 3.5 meters</text:span>
</text:h>
      <text:p text:style-name="P4">
Author: ['АРМІЯINFORM']</text:p>
      <text:p text:style-name="P4">
Time: 2023-06-15T62:00:00-04:00</text:p>
      <text:p text:style-name="P4">
Description: Shchogodini RIVEN DAY 2-5 cm. So, the back of 15 worms for the Obtyn Godin ... War with Ukraine 2022, War with Ukraine Latest news today, News War with Ukraine 2022 Last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kam-sich-1024x768-1-e1686832306914.jpg" text:style-name="Internet_20_link" text:visited-style-name="Visited_20_Internet_20_Link">
kam-sich-1024x768-1-e1686832306914.jpg</text:a>
']</text:p>
      <text:p text:style-name="P4">
Tags: ['КАХОВСЬКА ГЕС']</text:p>
      <text:p text:style-name="P4">
Category: News</text:p>
      <!--METADATA-->
      <text:p text:style-name="P4">
<draw:frame draw:style-name="fr1" draw:name="Image349" text:anchor-type="as-char" svg:width="6.9236in" svg:height="3.975661in" draw:z-index="0">
<draw:image xlink:href="../Images/AРМІЯINFORM/2023-06-15T62-00-00-04-00/kam-sich-1024x768-1-e1686832306914.jpg" xlink:type="simple" xlink:show="embed" xlink:actuate="onLoad" draw:mime-type="image/jpeg"/>
</draw:frame>
Mill the coast at Kamyanskaya Sich NPP</text:p>
      <text:p text:style-name="P4">
Every hour the water level is reduced by 2-5 cm. Yes, as of June 15, the water level in the Dnieper at the Dnieper at Kherson decreased by more than 3.5 m.</text:p>
      <text:p text:style-name="P4">
About this <text:a xlink:type="simple" xlink:href="https://www.kmu.gov.ua/news/stanom-na-15-chervnia-riven-vody-u-dnipri-na-poznachtsi-kherson-znyzyvsia-na-ponad-35-m-i-stanovyt-maizhe-2-m" text:style-name="Internet_20_link" text:visited-style-name="Visited_20_Internet_20_Link">
informs</text:a>
Government portal.</text:p>
      <text:p text:style-name="P4">
In the area of the Natnodniprovsky Nature Park, the water gradually goes down. Currently, the level is less than 2 m. At the Kamyanska Sich National Park, the level decreased by more than 11 m.</text:p>
      <text:p text:style-name="P4">
Specialists of the State Environmental Inspectorate, State Agency and Mobile Laboratories, in places where possible, permanently monitors the quality and fix losses of the environment due to Russia's terrorist attack on Kakhovskaya HEP. We will just be prepared about the results of the next check.</text:p>
      <text:p text:style-name="P4">
News Source: <text:a xlink:type="simple" xlink:href="https://armyinform.com.ua/2023/06/15/riven-vody-u-dnipri-na-poznachczi-herson-znyzyvsya-na-ponad-35-metra/" text:style-name="Internet_20_link" text:visited-style-name="Visited_20_Internet_20_Link">
https://armyinform.com.ua/2023/06/15/riven-vody-u-dnipri-na-poznachczi-herson-znyzyvsya-na-ponad-35-metra/</text:a>
</text:p>
      <!--NEWS-->
      <text:h text:style-name="P10" text:outline-level="1">
<text:span text:style-name="T4">
In two weeks of June, the occupiers used more than 140 missiles of different types - Alexei Gromov</text:span>
</text:h>
      <text:p text:style-name="P4">
Author: ['АРМІЯINFORM']</text:p>
      <text:p text:style-name="P4">
Time: 2023-06-15T63:00:00-04:00</text:p>
      <text:p text:style-name="P4">
Description: Kremlin Vlada Viddavati Vitaminni Pokazi on Uzhennnya Ophtyktivov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MILITARY MEDIA CENTER', 'ВТОРГНЕННЯ РФ', 'ОЛЕКСІЙ ГРОМОВ']</text:p>
      <text:p text:style-name="P4">
Category: News</text:p>
      <!--METADATA-->
      <text:p text:style-name="P4">
<draw:frame draw:style-name="fr1" draw:name="Image350" text:anchor-type="as-char" svg:width="6.9236in" svg:height="3.893007in" draw:z-index="0">
<draw:image xlink:href="../Images/AРМІЯINFORM/2023-06-15T63-00-00-04-00/2022-10-31-raketnyj-udar-po-harkivshhyni.jpg" xlink:type="simple" xlink:show="embed" xlink:actuate="onLoad" draw:mime-type="image/jpeg"/>
</draw:frame>
Illustrative photo</text:p>
      <text:p text:style-name="P4">
The Kremlin authorities continue to give criminal orders to defeat object infrastructure in Ukraine. This was announced by the deputy commander of the Main Operational Office of the General Staff of Armed Forces Brigade General Alexei Gromov during a briefing at Military Mediacenter.</text:p>
      <ul>
        <li>
Yes, only two weeks of June, the enemy used more than 140 missiles of different types and more than 250 strikes, - he stressed.</li>
      </ul>
      <text:p text:style-name="P4">
Brigade General Alexei Gromov also noted that the aggressor has now focused on logistics, industrial sites, and oil and gas supply.</text:p>
      <text:p text:style-name="P4">
News Source: <text:a xlink:type="simple" xlink:href="https://armyinform.com.ua/2023/06/15/za-dva-tyzhni-chervnya-okupanty-zastosuvaly-ponad-140-raket-riznyh-typiv-oleksij-gromov/" text:style-name="Internet_20_link" text:visited-style-name="Visited_20_Internet_20_Link">
https://armyinform.com.ua/2023/06/15/za-dva-tyzhni-chervnya-okupanty-zastosuvaly-ponad-140-raket-riznyh-typiv-oleksij-gromov/</text:a>
</text:p>
      <!--NEWS-->
      <text:h text:style-name="P10" text:outline-level="1">
<text:span text:style-name="T4">
Denmark and Norway pass nine thousand artillery shells to Ukraine</text:span>
</text:h>
      <text:p text:style-name="P4">
Author: ['АРМІЯINFORM']</text:p>
      <text:p text:style-name="P4">
Time: 2023-06-15T64:00:00-04:00</text:p>
      <text:p text:style-name="P4">
Description: President of Ukraine Volodymyr Zelensky penting Norwegian I Dan for the New Packag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m_norge-dk-donation_1146-2023-artikel.jpg" text:style-name="Internet_20_link" text:visited-style-name="Visited_20_Internet_20_Link">
pm_norge-dk-donation_1146-2023-artikel.jpg</text:a>
']</text:p>
      <text:p text:style-name="P4">
Tags: ['БЕЗПЕКОВА ДОПОМОГА УКРАЇНІ', 'КОРОЛІВСТВО ДАНІЯ', 'КОРОЛІВСТВО НОРВЕГІЯ']</text:p>
      <text:p text:style-name="P4">
Category: News</text:p>
      <!--METADATA-->
      <text:p text:style-name="P4">
<draw:frame draw:style-name="fr1" draw:name="Image351" text:anchor-type="as-char" svg:width="6.9236in" svg:height="4.192826in" draw:z-index="0">
<draw:image xlink:href="../Images/AРМІЯINFORM/2023-06-15T64-00-00-04-00/pm_norge-dk-donation_1146-2023-artikel.jpg" xlink:type="simple" xlink:show="embed" xlink:actuate="onLoad" draw:mime-type="image/jpeg"/>
</draw:frame>
President of Ukraine Volodymyr Zelensky thanked Norway and Denmark for a new pack of military assistance to Ukraine, in particular for providing nine thousands of artillery shells.</text:p>
      <text:p text:style-name="P4">
The head of state [wrote] about it(https://twitter.com/ZelenskyyUa/status/1669263712627073026)in your level.</text:p>
      <text:p text:style-name="P4">
“I am grateful to the governments of Norway and Denmark, led by Jonas Gara Stere and Mettefrederixen for a new joint shared defense package. Together, you are approaching a common victory, ”his post reads.</text:p>
      <text:p text:style-name="P4">
Volodymyr Zelensky stressed that an additional party of artillery shells is needed by Ukraine on the battlefield.</text:p>
      <text:p text:style-name="P4">
In the Denmark Ministry of Defense <text:a xlink:type="simple" xlink:href="https://www.fmn.dk/da/nyheder/2023/danmark-og-norge-gar-sammen-om-ny-donation-til-ukraine/" text:style-name="Internet_20_link" text:visited-style-name="Visited_20_Internet_20_Link">
reported</text:a>
that Norway transmits shells, Adanias - charges to them, ignite, arresters and fire tubes.</text:p>
      <text:p text:style-name="P4">
News Source: <text:a xlink:type="simple" xlink:href="https://armyinform.com.ua/2023/06/15/daniya-ta-norvegiya-peredayut-ukrayini-devyat-tysyach-artylerijskyh-snaryadiv/" text:style-name="Internet_20_link" text:visited-style-name="Visited_20_Internet_20_Link">
https://armyinform.com.ua/2023/06/15/daniya-ta-norvegiya-peredayut-ukrayini-devyat-tysyach-artylerijskyh-snaryadiv/</text:a>
</text:p>
      <!--NEWS-->
      <text:h text:style-name="P10" text:outline-level="1">
<text:span text:style-name="T4">
Alexei Gromov: Slovak and Polish fighters MiG-29 were "put on the wing" of Slovak and Polish fighters</text:span>
</text:h>
      <text:p text:style-name="P4">
Author: ['АРМІЯINFORM']</text:p>
      <text:p text:style-name="P4">
Time: 2023-06-15T65:00:00-04:00</text:p>
      <text:p text:style-name="P4">
Description: PROPR TRIVARI IMPARY OF THE CANTER-AGRESORKI, our SILS PPO PPO PPOSTA TILKA MITSNISH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d7063e27318091d3.jpg" text:style-name="Internet_20_link" text:visited-style-name="Visited_20_Internet_20_Link">
d7063e27318091d3.jpg</text:a>
']</text:p>
      <text:p text:style-name="P4">
Tags: ['MILITARY MEDIA CENTER', 'МІГ-29', 'ППО']</text:p>
      <text:p text:style-name="P4">
Category: News</text:p>
      <!--METADATA-->
      <text:p text:style-name="P4">
<draw:frame draw:style-name="fr1" draw:name="Image352" text:anchor-type="as-char" svg:width="6.9236in" svg:height="3.750283in" draw:z-index="0">
<draw:image xlink:href="../Images/AРМІЯINFORM/2023-06-15T65-00-00-04-00/d7063e27318091d3.jpg" xlink:type="simple" xlink:show="embed" xlink:actuate="onLoad" draw:mime-type="image/jpeg"/>
</draw:frame>
MiG-29 Fighters Poland, illustrative photo from open sources</text:p>
      <text:p text:style-name="P4">
Despite the prolonged missile strikes of the aggressor country, our air defense forces are only more clear, in particular through the supply of modern weapons and military equipment provided by partners. This was stated by the Deputy Chief of Operational Office of the General Staff of the Armed Forces of Ukraine Bryadny General Alexei Gromov during a briefing at the Military Media Center.</text:p>
      <text:p text:style-name="P4">
-During June, the MiG-29 fighters were "put on the wing", obtained within the framework of international technical assistance from Poland and Slovakia,-he stressed.</text:p>
      <text:p text:style-name="P4">
Brigade General Alexei Gromov thanked our partners for their support and expressed his hope that in the near future we will see the legendary F-16 fighter jets in the Ukrainian sky.</text:p>
      <text:p text:style-name="P4">
News Source: <text:a xlink:type="simple" xlink:href="https://armyinform.com.ua/2023/06/15/oleksij-gromov-protyagom-chervnya-postavleni-na-krylo-slovaczki-ta-polski-vynyshhuvachi-mig-29/" text:style-name="Internet_20_link" text:visited-style-name="Visited_20_Internet_20_Link">
https://armyinform.com.ua/2023/06/15/oleksij-gromov-protyagom-chervnya-postavleni-na-krylo-slovaczki-ta-polski-vynyshhuvachi-mig-29/</text:a>
</text:p>
      <!--NEWS-->
      <text:h text:style-name="P10" text:outline-level="1">
<text:span text:style-name="T4">
The FSB agent who "cited" the Russian C-300 on the leading positions of defense forces under Bakhmut was detained</text:span>
</text:h>
      <text:p text:style-name="P4">
Author: ['АРМІЯINFORM']</text:p>
      <text:p text:style-name="P4">
Time: 2023-06-15T66:00:00-04:00</text:p>
      <text:p text:style-name="P4">
Description: PID Hour of the counter -personnel Zakhodin on the Donechchini Vikrit Rosiyki agent, having transmitt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avantazhennya-1.jpg" text:style-name="Internet_20_link" text:visited-style-name="Visited_20_Internet_20_Link">
zavantazhennya-1.jpg</text:a>
']</text:p>
      <text:p text:style-name="P4">
Tags: ['АГЕНТ ФСБ', 'АГРЕСІЯ РФ', 'ВТОРГНЕННЯ РФ', 'СБУ']</text:p>
      <text:p text:style-name="P4">
Category: News</text:p>
      <!--METADATA-->
      <text:p text:style-name="P4">
<draw:frame draw:style-name="fr1" draw:name="Image353" text:anchor-type="as-char" svg:width="6.9236in" svg:height="5.098523in" draw:z-index="0">
<draw:image xlink:href="../Images/AРМІЯINFORM/2023-06-15T66-00-00-04-00/zavantazhennya-1.jpg" xlink:type="simple" xlink:show="embed" xlink:actuate="onLoad" draw:mime-type="image/jpeg"/>
</draw:frame>
During counter -pride -acting events, a Russian agent was exposed in Donetsk region, who transferred to the FSB location of combat positions and routes of moving the leading units of Ukrainian troops in the Bakhmut area.</text:p>
      <text:p text:style-name="P4">
About it <text:a xlink:type="simple" xlink:href="https://ssu.gov.ua/novyny/sbu-zatrymala-ahenta-fsb-yakyi-navodyv-rosiiski-s300-na-peredovi-pozytsii-ukrainskykh-viisk-pid-bakhmutom" text:style-name="Internet_20_link" text:visited-style-name="Visited_20_Internet_20_Link">
reports</text:a>
Security Service of Ukraine.</text:p>
      <text:p text:style-name="P4">
Most of the enemy was interested in the directions of the movement of foreign military equipment of the Armed Forces, which is azadian in counter -offensive operations of Ukrainian troops. The intelligence was the invaders for the implementation of massive strikes from Russian-s-racing complexes C-300 in the areas of concentration of units of the Armed Forces of Ukraine.</text:p>
      <text:p text:style-name="P4">
The person involved was detained during his hostile task. The delayed mobile phone with the electronic cards prepared for "shipment", where he marked the coordinates of the Armed Forces.</text:p>
      <text:p text:style-name="P4">
According to the investigation, the detainee was the resident of Konstantinovka of Donetsk region. At the end of May 2022, he was remotely recruited by the FSB staffer through the forbidden social network "Classmates".</text:p>
      <text:p text:style-name="P4">
At the instructions of the Russian intelligence service, their agent personally bypassed the terrain and the places of base or movement of defense forces near the line of collision.</text:p>
      <text:p text:style-name="P4">
The collected information sent to the FSB under the fictional name through the messenger "Telegrams".</text:p>
      <text:p text:style-name="P4">
On the basis of the evidence -assembled base, the attacker was informed of the suspicion of a subtrade, committed in the state of martial law. He is currently underway. The attacker is threatened with life imprisonment.</text:p>
      <text:p text:style-name="P4">
News Source: <text:a xlink:type="simple" xlink:href="https://armyinform.com.ua/2023/06/15/zatrymano-agenta-fsb-yakyj-navodyv-rosijski-s-300-na-peredovi-pozycziyi-syl-oborony-pid-bahmutom/" text:style-name="Internet_20_link" text:visited-style-name="Visited_20_Internet_20_Link">
https://armyinform.com.ua/2023/06/15/zatrymano-agenta-fsb-yakyj-navodyv-rosijski-s-300-na-peredovi-pozycziyi-syl-oborony-pid-bahmutom/</text:a>
</text:p>
      <!--NEWS-->
      <text:h text:style-name="P10" text:outline-level="1">
<text:span text:style-name="T4">
Mykola Urshalovich: National Guards advanced to a depth of 650 to 1500 meters in the direction of Novoborovka</text:span>
</text:h>
      <text:p text:style-name="P4">
Author: ['АРМІЯINFORM']</text:p>
      <text:p text:style-name="P4">
Time: 2023-06-15T67:00:00-04:00</text:p>
      <text:p text:style-name="P4">
Description: National Guard Minoi Tizhnya Vikon was Vikonheni Zavdannya at the Ugro -Ugrapan defense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pkaneven_1.jpg" text:style-name="Internet_20_link" text:visited-style-name="Visited_20_Internet_20_Link">
1pkaneven_1.jpg</text:a>
']</text:p>
      <text:p text:style-name="P4">
Tags: ['МИКОЛА УРШАЛОВИЧ', 'НАЦГВАРДІЯ']</text:p>
      <text:p text:style-name="P4">
Category: News</text:p>
      <!--METADATA-->
      <text:p text:style-name="P4">
<draw:frame draw:style-name="fr1" draw:name="Image354" text:anchor-type="as-char" svg:width="6.9236in" svg:height="4.615733in" draw:z-index="0">
<draw:image xlink:href="../Images/AРМІЯINFORM/2023-06-15T67-00-00-04-00/1pkaneven_1.jpg" xlink:type="simple" xlink:show="embed" xlink:actuate="onLoad" draw:mime-type="image/jpeg"/>
</draw:frame>
Photo press service of NSU</text:p>
      <text:p text:style-name="P4">
Last week, the National Guards performed certain tasks as part of the Defense of Ukraine with consistently high combat efficiency.</text:p>
      <text:p text:style-name="P4">
About this during a briefing in Military Media Center <text:a xlink:type="simple" xlink:href="https://www.youtube.com/watch" text:style-name="Internet_20_link" text:visited-style-name="Visited_20_Internet_20_Link">
reported</text:a>
Colonel Mykola Urshalovych, Deputy Director Administrative Administration of the Use of the Main Directorate of the National Guard.</text:p>
      <ul>
        <li>
In the Kupyansk, Lyman and Seversky directions, despite the enemy in the air and intensive fire influence, which is 8 aircraft hacks and more than 550 shelling of RSSS, artillery and mortars, losses of positions were not allowed, - said the NSU representative. -In the Bakhmut direction, this week, Guards intelligence and UAVs contributed to the promotion of armory forces, effectively destroying enemy tanks and other combat equipment. In the rayon and large Novosilka, the Guards steadily hold the positions of the enemy's dense firing, which, including, allows the Silhofron to maintain the offensive initiative in this direction.</li>
      </ul>
      <text:p text:style-name="P4">
Colonel Mykola Urshalovich also told about the success of the NSU in the offensive events:</text:p>
      <ul>
        <li>
In the Orikhiv direction, individual units of the National Guard take assault actions as part of the defense forces. Despite the considerable density of mine-explosive barriers and intense artillery shelling, they have partial success, advanced to a depth of 650 to 1500 m in the direction of Novobrovka.</li>
      </ul>
      <text:p text:style-name="P4">
Last week, more than 80 invaders were harmed by the National Guards of the National Guard, of which 42 were irreversible losses; They destroyed combat and automobile equipment, artillery systems and mortars.</text:p>
      <text:p text:style-name="P4">
Also actively destroyed by the invaders of NSU intelligence officers, who found 371 targets, some of the enemy forces were destroyed by interaction with the units of the Armed Forces.</text:p>
      <ul>
        <li>
Our special forces work efficiently, who have transformed about 25 "Liman" in Limansky and Donetskamkamki, as well as destroyed 4 enemy tanks and 1 special car, - Mykola Urshalovich said. -As always, quality work is demonstrated by groups of air intelligence of the 27th Pechersk Brigadine Lymansky, Donetsk and Zaporizhzhya directions, which during the week have led and destroyed: 14 tanks, 1 SAU, 7 combat armored vehicles and 1 unit car.Last week, the National Guard Aviation made 16 combat departments for the enemy. As a result - about 25 invaders and 2 ammunition warehouses were destroyed, 1 platoon stronghold and 3 armors were affected.</li>
      </ul>
      <text:p text:style-name="P4">
Unit of unmanned aviation in Zaporizhzhya and Kherson directions reached 21 departments to perform intelligence tasks, which were shown: 2 tanks. SAU, cannon, 7 combat armored vehicles, 11 unified vehicles and coordinates for their fire damage were provided.</text:p>
      <text:p text:style-name="P4">
-An example of the coordinated work of the NSU and Armed Forces units can be the destruction of the significant flamethrower system of the voluntary fire of the SOLNPENCECE in the Zaporizhzhkovka Nampryamka on June 9, 2023. The fighters of the Air Intelligence of the Haubician Artillery Division of the 3rd Brigade of Operational Purpose "Spartan" discovered the hostile-1A "SolnPepke" and adjusted the fire of artillery,-said the Colonel Urshalovich.</text:p>
      <text:p text:style-name="P4">
News Source: <text:a xlink:type="simple" xlink:href="https://armyinform.com.ua/2023/06/15/mykola-urshalovych-naczgvardijczi-prosunulysya-na-glybynu-vid-650-do-1500-metriv-u-napryamku-novopokrovky/" text:style-name="Internet_20_link" text:visited-style-name="Visited_20_Internet_20_Link">
https://armyinform.com.ua/2023/06/15/mykola-urshalovych-naczgvardijczi-prosunulysya-na-glybynu-vid-650-do-1500-metriv-u-napryamku-novopokrovky/</text:a>
</text:p>
      <!--NEWS-->
      <text:h text:style-name="P10" text:outline-level="1">
<text:span text:style-name="T4">
Belgium has allocated € 3.5 million to eliminate the consequences</text:span>
</text:h>
      <text:p text:style-name="P4">
Author: ['АРМІЯINFORM']</text:p>
      <text:p text:style-name="P4">
Time: 2023-06-15T68:00:00-04:00</text:p>
      <text:p text:style-name="P4">
Description: Belgiye Vidilil € 3.5 milions for pre -post in Likvidatsіyatkiv Pіdriva Kakhovko ... war with Ukraine 2022, war with Ukraine Latest news today,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1686319164-3445.webp" text:style-name="Internet_20_link" text:visited-style-name="Visited_20_Internet_20_Link">
1686319164-3445.webp</text:a>
']</text:p>
      <text:p text:style-name="P4">
Tags: ['БЕЛЬГІЯ', 'КАХОВСЬКА ГЕС', 'КАХОВСЬКА ГЕС/ШТАБ INFO', 'МІЖНАРОДНА ПІДТРИМКА УКРАЇНИ']</text:p>
      <text:p text:style-name="P4">
Category: News</text:p>
      <!--METADATA-->
      <text:p text:style-name="P4">
<draw:frame draw:style-name="fr1" draw:name="Image355" text:anchor-type="as-char" svg:width="6.9236in" svg:height="3.80798in" draw:z-index="0">
<draw:image xlink:href="../ConvertedIMGs/AРМІЯINFORM/2023-06-15T68-00-00-04-00/1686319164-3445.png" xlink:type="simple" xlink:show="embed" xlink:actuate="onLoad" draw:mime-type="image/png"/>
</draw:frame>
Belgium has allocated € 3.5 million to help eliminate the consequences of the Podrivakhovsky Hydroelectric Power Plant.</text:p>
      <text:p text:style-name="P4">
About it <text:a xlink:type="simple" xlink:href="https://t.me/Denys_Smyhal/5385" text:style-name="Internet_20_link" text:visited-style-name="Visited_20_Internet_20_Link">
reported</text:a>
Prime Minister of Ukraine Schmigal after talking with Belgian colleague Alexander Decroo.</text:p>
      <text:p text:style-name="P4">
The assistance package, in particular, contains electrical generators, medical equipment, medicines, drinking water storage tanks, tents and more.</text:p>
      <text:p text:style-name="P4">
Belgium and Ukraine's premieres also discussed the humanitarian and environmental consequences of the number and the need to strengthen sanctions against Russia.</text:p>
      <text:p text:style-name="P4">
The parties also coordinated the needs of Ukraine to strengthen the protection of the sky and have prepared preparations for the Recovery Conference in London.</text:p>
      <text:p text:style-name="P4">
News Source: <text:a xlink:type="simple" xlink:href="https://armyinform.com.ua/2023/06/15/belgiya-vydilyla-e35-miljona-na-likvidacziyu-naslidkiv-teraktu-rf-na-kahovskij-ges/" text:style-name="Internet_20_link" text:visited-style-name="Visited_20_Internet_20_Link">
https://armyinform.com.ua/2023/06/15/belgiya-vydilyla-e35-miljona-na-likvidacziyu-naslidkiv-teraktu-rf-na-kahovskij-ges/</text:a>
</text:p>
      <!--NEWS-->
      <text:h text:style-name="P10" text:outline-level="1">
<text:span text:style-name="T4">
Alexei Gromov: Ukrainian soldiers in three directions lead active positional defense, some - successfully occur</text:span>
</text:h>
      <text:p text:style-name="P4">
Author: ['АРМІЯINFORM']</text:p>
      <text:p text:style-name="P4">
Time: 2023-06-15T69:00:00-04:00</text:p>
      <text:p text:style-name="P4">
Description: The capacity of the Ukrainian defense of the Ukrainian is to come up with the stable operations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MILITARY MEDIA CENTER', 'ОЛЕКСІЙ ГРОМОВ', 'СИЛИ ОБОРОНИ УКРАЇНИ', 'ХРОНІКА ОБОРОНИ']</text:p>
      <text:p text:style-name="P4">
Category: News</text:p>
      <!--METADATA-->
      <text:p text:style-name="P4">
<draw:frame draw:style-name="fr1" draw:name="Image356" text:anchor-type="as-char" svg:width="6.9236in" svg:height="4.615733in" draw:z-index="0">
<draw:image xlink:href="../Images/AРМІЯINFORM/2023-06-15T69-00-00-04-00/artyleriya.jpg" xlink:type="simple" xlink:show="embed" xlink:actuate="onLoad" draw:mime-type="image/jpeg"/>
</draw:frame>
Illustrative photo</text:p>
      <text:p text:style-name="P4">
The Defense Forces of Ukraine continue the measures of defense and stabilization operations of certain operating areas, conduct active position defense to the Donetsk, Lugansk and Zaporizhzhya operating areas, and on some premises carry out successful offensive actions and release the crook -heated territories.</text:p>
      <text:p text:style-name="P4">
This was stated by the Deputy Chief of the Main Operational Office of the General Staff of the Armed Forces of Ukraine Brigade General Alexei Gromov during a briefing at the Military Media Center.</text:p>
      <text:p text:style-name="P4">
He emphasized that Ukraine's defense forces have an extreme degree of motivation for the protection of their own home from the enemy.</text:p>
      <ul>
        <li>
The Ukrainian army has gained considerable experience and skills on the battlefield for Curic, we will be ready and will continue to fight to fully release our own territories, even with bare hands. With heavy allies weapons, it will happen faster. And we are grateful for this help, grateful to the whole democratic world, - said Alexei Gromov.</li>
      </ul>
      <text:p text:style-name="P4">
News Source: <text:a xlink:type="simple" xlink:href="https://armyinform.com.ua/2023/06/15/oleksij-gromov-ukrayinski-voyiny-na-troh-napryamkah-vedut-aktyvnu-pozyczijnu-oboronu-na-deyakyh-uspishno-nastupayut/" text:style-name="Internet_20_link" text:visited-style-name="Visited_20_Internet_20_Link">
https://armyinform.com.ua/2023/06/15/oleksij-gromov-ukrayinski-voyiny-na-troh-napryamkah-vedut-aktyvnu-pozyczijnu-oboronu-na-deyakyh-uspishno-nastupayut/</text:a>
</text:p>
      <!--NEWS-->
      <text:h text:style-name="P10" text:outline-level="1">
<text:span text:style-name="T4">
Lloyd Austin in Brussels: I am waiting for a meeting of defense ministers. We stay on the side of Ukraine</text:span>
</text:h>
      <text:p text:style-name="P4">
Author: ['АРМІЯINFORM']</text:p>
      <text:p text:style-name="P4">
Time: 2023-06-15T6:00:00-04:00</text:p>
      <text:p text:style-name="P4">
Description: The US defense of the United States Lloyd Ostin Vidvіdavaavu by the NATO headquarters at Brussels, which declared it, the war with Ukraine 2022, the war with Ukraine Latest news today, the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1/01/llojd-ostin.jpg" text:style-name="Internet_20_link" text:visited-style-name="Visited_20_Internet_20_Link">
llojd-ostin.jpg</text:a>
']</text:p>
      <text:p text:style-name="P4">
Tags: ['ЛЛОЙД ДЖ. ОСТІН III', 'РАМШТАЙН']</text:p>
      <text:p text:style-name="P4">
Category: News</text:p>
      <!--METADATA-->
      <text:p text:style-name="P4">
<draw:frame draw:style-name="fr1" draw:name="Image357" text:anchor-type="as-char" svg:width="6.9236in" svg:height="3.956343in" draw:z-index="0">
<draw:image xlink:href="../Images/AРМІЯINFORM/2023-06-15T6-00-00-04-00/llojd-ostin.jpg" xlink:type="simple" xlink:show="embed" xlink:actuate="onLoad" draw:mime-type="image/jpeg"/>
</draw:frame>
US Secretary of Defense Lloyd Austin visited NATO headquarters in Brussels Tasaya that he was looking forward to starting a meeting of the contact group on Ukraine as part of Ramstein.</text:p>
      <text:p text:style-name="P4">
About this <text:a xlink:type="simple" xlink:href="https://twitter.com/SecDef/status/1669235979024998402" text:style-name="Internet_20_link" text:visited-style-name="Visited_20_Internet_20_Link">
it is referred</text:a>
In his floor.</text:p>
      <text:p text:style-name="P4">
“I thank the US ambassador at NATO Juliani Smith for the warm reception. I look forward to meeting with defense ministers from all over the world, as I decided to continue supporting Ukraine as much as they would need, ”Lloyd Austin wrote.</text:p>
      <text:p text:style-name="P4">
US Ambassador at NATO Julian Smith <text:a xlink:type="simple" xlink:href="https://twitter.com/USAmbNATO/status/1669237688656961536" text:style-name="Internet_20_link" text:visited-style-name="Visited_20_Internet_20_Link">
reported,</text:a>
The day -off day will envisage the coordination of strengthening Ukraine, strengthening the restraint and defense of the Alliance and preparing a NATO Summit in Vilnius for the next two days.</text:p>
      <text:p text:style-name="P4">
It is known that today, <text:span text:style-name="T4">
 June 15, 2023, </text:span>
 <text:a xlink:type="simple" xlink:href="https://armyinform.com.ua/2023/06/09/stala-vidoma-data-provedennya-zasidannya-kontaktnoyi-grupy-z-pytan-oborony-ukrayiny-u-formati-ramshtajn/" text:style-name="Internet_20_link" text:visited-style-name="Visited_20_Internet_20_Link">
will take place</text:a>
Thirteenth meeting of the contact group on defense of Ukraine Uramakh Ramstein format.</text:p>
      <text:p text:style-name="P4">
News Source: <text:a xlink:type="simple" xlink:href="https://armyinform.com.ua/2023/06/15/llojd-ostin-u-bryusseli-chekayu-na-zustrich-ministriv-oborony-my-zalyshayemosya-na-boczi-ukrayiny/" text:style-name="Internet_20_link" text:visited-style-name="Visited_20_Internet_20_Link">
https://armyinform.com.ua/2023/06/15/llojd-ostin-u-bryusseli-chekayu-na-zustrich-ministriv-oborony-my-zalyshayemosya-na-boczi-ukrayiny/</text:a>
</text:p>
      <!--NEWS-->
      <text:h text:style-name="P10" text:outline-level="1">
<text:span text:style-name="T4">
The path of Ukraine in NATO should be developed in the context of preparation for the summit in Vilnius - Zelensky</text:span>
</text:h>
      <text:p text:style-name="P4">
Authors: Ukrinform (Person)</text:p>
      <text:p text:style-name="P4">
Publisher: Укринформ (Organization)</text:p>
      <text:p text:style-name="P4">
Published Time: 2023-06-15T6:42:00+03:00</text:p>
      <text:p text:style-name="P4">
Modified Time: 2023-06-15T22:42:00+03:00</text:p>
      <text:p text:style-name="P4">
Description: Ukraine's path to NATO and political invitation to accession should be developed in the context of preparation for the Alliance summit in Vilnius.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НАТО', 'Україна', 'Звернення', 'Зеленський']</text:p>
      <text:p text:style-name="P4">
Type: Article</text:p>
      <!--METADATA-->
      <text:p text:style-name="P4">
<draw:frame draw:style-name="fr1" draw:name="Image358" text:anchor-type="as-char" svg:width="6.9236in" svg:height="3.956343in" draw:z-index="0">
<draw:image xlink:href="../Images/yкринформ/2023-06-15T6-42-00-03-00/630_360_1685119271-129.jpeg" xlink:type="simple" xlink:show="embed" xlink:actuate="onLoad" draw:mime-type="image/jpeg"/>
</draw:frame>
NATO and political invitations to accession should already be developed by the preparation for the Alliance Summit in Vilnius.</text:p>
      <text:p text:style-name="P4">
About it during your <text:a xlink:type="simple" xlink:href="https://www.youtube.com/watch" text:style-name="Internet_20_link" text:visited-style-name="Visited_20_Internet_20_Link">
appeal</text:a>
At the end of the 477th of the war, President of Ukraine Volodymyr Zelenskyy said, Ukrinform reports.</text:p>
      <text:p text:style-name="P4">
<text:span text:style-name="T5">
Viso: <text:a xlink:type="simple" xlink:href="https://www.youtube.com/watch" text:style-name="Internet_20_link" text:visited-style-name="Visited_20_Internet_20_Link">
op</text:a>
</text:span>
</text:p>
      <text:p text:style-name="P4">
<text:span text:style-name="T4">
 _ I wish health, dear Ukrainians!_ </text:span>
</text:p>
      <text:p text:style-name="P4">
Report for this day. The first is that we have significant international steps that intensify our position in several directions.</text:p>
      <text:p text:style-name="P4">
The European Parliament has adopted a powerful resolution to support the European Taiuro -Atlantic aspirations of our people. There is a specific call for a leadership euro union to define a clear way of acquiring our state membership in the EU.</text:p>
      <text:p text:style-name="P4">
And in the issue of the Alliance, the European Parliament captures the meaning of our Ukrainian universal in Euro -Atlantic security, which stipulates that the path of Ukraine in NATO is a state -of -the -art invitation to entry in the context of the preparation for the Alliance Summit in Vilnius. Time for integration and security is obvious, and I thank you for the actual statement of this to all members of the European Parliament and Ms. President of the European Parliament Roberti Metzoli, as well as the Chairman of the Verkhovna Rada of Ukraine Ruslan Stefanchuk for his constant irregular work with the parliament.</text:p>
      <text:p text:style-name="P4">
The second significant international step for today is the bill on confiscation and transfer of our country as a reparation assets of the Russian state-a terrorist state. I thank the US senators who have a biparty support for this issue for justice for Ukraine's Tavi victims of Russian terror.</text:p>
      <text:p text:style-name="P4">
In dictatorships such as Russian, money is the highest value. And even more of persons who serve the management regime or are actually owners of state structures.Today he continued to appeal to the parliaments of our partners.</text:p>
      <text:p text:style-name="P4">
He called on the parliamentarians and the people of Switzerland and continue to maintain the unity of tasolidarity with us in protecting common values and freedom. It is very important that all in Europe we understand equally: only the power of weapons can now protect the life of the life that we all appreciate, in all countries - from the Atlantic of Durane, including Switzerland. This is our common task - to protect freedom, international law and human life.</text:p>
      <text:p text:style-name="P4">
He also spent telephone conversations with representatives of the two countries-Belize and Costa Rica. We build new partnerships for Ukraine-to support the formula of peace and our resolution in the UN in defense of the UN Charter and international law as a whole. The discussion of Mr. Costa Rica and Mr. Prime Minister Belize is the opportunity to organize a meeting of Ukraine-Latin America. We can together give much more protection for freedom and equality of nations in the modern world.</text:p>
      <text:p text:style-name="P4">
An important report was today on the situation in Kherson region and in general, half -day countries, in our Dnieper after the Russian terrorist attack on Kakhovskaya HEP. Elimination of the consequences of catastrophe, assistance to people, providing drinking and all other sensitive and important issues. Government Schmigal, Klimenko Minister of Internal Affairs, Profile Deputy Head of the Kuleb Office, representatives of local authorities. Another report is the situation in Kryvyi Rih Taodes after recent strikes of terrorists.</text:p>
      <text:p text:style-name="P4">
And, of course, the front. I thank all our soldiers, every unit, every boost brigade for today - for today's fighting.</text:p>
      <text:p text:style-name="P4">
I will note especially six units. Khortytsia dawn-paratroopers of our powerful 80th separate Brigade of DShV. "Tavriya"-warriors of our 23rd separate mechanized brigade, Marines of the 35th and 37th separate brigades, warriors of the 128th-equally mountain and assault Transcarpathian brigade and the 128th separate brigade of Silro ... Your performance!For strength, courage, but that you return to Ukraine the Ukrainian land and strengthen our Ukrainian will.</text:p>
      <text:p text:style-name="P4">
Glory to everyone and everyone who is now in battle, at combat posts and at combat operations!Glory to all who train our warriors!Who treats and rehabilitates defects and defenders after injuries!</text:p>
      <text:p text:style-name="P4">
Thank you all in the world who helps. And, by the way, the next "Ramstein" today has been quite effective. We are still strong!</text:p>
      <text:p text:style-name="P4">
<text:span text:style-name="T4">
<text:span text:style-name="T5">
Glory to Ukraine!</text:span>
 </text:span>
</text:p>
      <text:p text:style-name="P4">
News Source: <text:a xlink:type="simple" xlink:href="https://www.ukrinform.ua/rubric-ato/3723498-slah-ukraini-v-nato-mae-buti-napracovanij-v-konteksti-pidgotovki-do-samitu-u-vilnusi-zelenskij.html" text:style-name="Internet_20_link" text:visited-style-name="Visited_20_Internet_20_Link">
https://www.ukrinform.ua/rubric-ato/3723498-slah-ukraini-v-nato-mae-buti-napracovanij-v-konteksti-pidgotovki-do-samitu-u-vilnusi-zelenskij.html</text:a>
</text:p>
      <!--NEWS-->
      <text:h text:style-name="P10" text:outline-level="1">
<text:span text:style-name="T4">
There were no cases of infectious diseases - Ruslan Beregul on the consequences</text:span>
</text:h>
      <text:p text:style-name="P4">
Author: ['Євгеній Романов']</text:p>
      <text:p text:style-name="P4">
Time: 2023-06-15T70:00:00-04:00</text:p>
      <text:p text:style-name="P4">
Description: PISLAL PIDRIVA KAKHOVSKO GES BBULED PIDTOPLENNA COULE COULDSISHS, BULL was flooded with ... war with Ukraine 2022, War with Ukraine Latest news today, News War with Ukraine 2022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MILITARY MEDIA CENTER', 'ВТОРГНЕННЯ РФ', 'КАХОВСЬКА ГЕС', 'КИШКОВІ ІНФЕКЦІЇ', 'РУСЛАН БЕРЕГУЛЯ']</text:p>
      <text:p text:style-name="P4">
Category: News</text:p>
      <!--METADATA-->
      <text:p text:style-name="P4">
<draw:frame draw:style-name="fr1" draw:name="Image359" text:anchor-type="as-char" svg:width="6.9236in" svg:height="4.622144in" draw:z-index="0">
<draw:image xlink:href="../Images/AРМІЯINFORM/2023-06-15T70-00-00-04-00/303ec098-933f-4741-85d8-f883a75615cd.jpg" xlink:type="simple" xlink:show="embed" xlink:actuate="onLoad" draw:mime-type="image/jpeg"/>
</draw:frame>
Illustrative photo</text:p>
      <text:p text:style-name="P4">
After the Kakhovka hydroelectric power station, there were flooding of two cemeteries, five sewage pumping stations were dropped, but at the current time of infectious diseases associated with flooding, no flood was detected. Protess was reported by the Head of the Department of Environmental Safety and Mine Activities Colonel Ruslan Beregul during <text:a xlink:type="simple" xlink:href="https://armyinform.com.ua/2023/06/15/bryfing-predstavnykiv-syl-bezpeky-ta-oborony-ukrayiny-u-military-media-center-5/" text:style-name="Internet_20_link" text:visited-style-name="Visited_20_Internet_20_Link">
briefing</text:a>
In Military Mediacenter.</text:p>
      <text:p text:style-name="P4">
According to him, at the time of the peak of flooding, 612 -square kilometers of the territory were flooded, almost 560 square kilometers of Kherson region, and almost 60 square kilometers of the Nikolaev region were flooded.</text:p>
      <text:p text:style-name="P4">
Almost 1200 hectares of land was flooded in the territories of Ukraine.</text:p>
      <text:p text:style-name="P4">
The flooding of the places and enterprises that will be additional threats, the entry of liquid household waste into the water and the ground from the cector homes of the private sector were found.</text:p>
      <text:p text:style-name="P4">
There was a threat of flooding of two cattle motters that contain pathogens of siber ulcer, which can complicate the epidemic taepizootic situation(Left Bank: p. Cossacks Lageri, with. Podpne Oleshkiv district). Загроза підтоплення на поточний час відсутня.</text:p>
      <text:p text:style-name="P4">
На території Тягинської територіальної громади у районі селищ Ольгівка таОтрадокам’янка зафіксовано підтоплення двох кладовищ.</text:p>
      <text:p text:style-name="P4">
«Було затоплено п’ять каналізаційних насосних станцій, також затоплена головнанасосна станція каналізації забезпечує водовідведення частини Дніпровськогорайону та перекачування стічних вод з міста до міських очисних споруд, щопризвело до потрапляння стічних вод у річку Дніпро.</text:p>
      <text:p text:style-name="P4">
Випадків інфекційного захворювання на поточний час не виявлено», — зазначивРуслан Берегуля.</text:p>
      <text:p text:style-name="P4">
News Source: <text:a xlink:type="simple" xlink:href="https://armyinform.com.ua/2023/06/15/vypadkiv-infekczijnyh-zahvoryuvan-ne-vyyavleno-ruslan-beregulya-shhodo-naslidkiv-pidryvu-kahovskoyi-ges/" text:style-name="Internet_20_link" text:visited-style-name="Visited_20_Internet_20_Link">
https://armyinform.com.ua/2023/06/15/vypadkiv-infekczijnyh-zahvoryuvan-ne-vyyavleno-ruslan-beregulya-shhodo-naslidkiv-pidryvu-kahovskoyi-ges/</text:a>
</text:p>
      <!--NEWS-->
      <text:h text:style-name="P10" text:outline-level="1">
<text:span text:style-name="T4">
The promotion of defense forces is slow but confidently - Anna Malyar about a counter -offensive</text:span>
</text:h>
      <text:p text:style-name="P4">
Author: ['АРМІЯINFORM']</text:p>
      <text:p text:style-name="P4">
Time: 2023-06-15T71:00:00-04:00</text:p>
      <text:p text:style-name="P4">
Description: PID Hour Brifіngu represented the forces of the nonsense of the defense of Ukraine in the Military Media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686668773-1139.jpg" text:style-name="Internet_20_link" text:visited-style-name="Visited_20_Internet_20_Link">
1686668773-1139.jpg</text:a>
']</text:p>
      <text:p text:style-name="P4">
Tags: ['MILITARY MEDIA CENTER', 'ГАННА МАЛЯР']</text:p>
      <text:p text:style-name="P4">
Category: News</text:p>
      <!--METADATA-->
      <text:p text:style-name="P4">
<draw:frame draw:style-name="fr1" draw:name="Image360" text:anchor-type="as-char" svg:width="6.9236in" svg:height="4.615733in" draw:z-index="0">
<draw:image xlink:href="../Images/AРМІЯINFORM/2023-06-15T71-00-00-04-00/1686668773-1139.jpg" xlink:type="simple" xlink:show="embed" xlink:actuate="onLoad" draw:mime-type="image/jpeg"/>
</draw:frame>
During a briefing of representatives of the Security and Defense Forces of Ukraine on Military Mediacenter, Deputy Minister of Defense of Ukraine Anna Malyar reminded that the 4777777777th Age of Defense of Ukraine from Russian invaders, 68 weeks and more than 11 thousand and 400 hours of the Ukrainian people's struggle with Russian invaders. Ives this time of Ukraine's defense forces on all fronts together, including the information.</text:p>
      <ul>
        <li>
Our military leadership is focused on the implementation of the strategy, designed to achieve success for the defense forces. Not a hurry time, let us adhere to information discipline and give our soldiers the opportunity to make unpleasant surprises of the enemy, ”she said. - Our courageous defenders and defenders continue to demonstrate an extraordinary courage and gradually move forward on the most difficult. Our warriors go in the conditions of severe fighting, aviation blows and have advantages in artillery and mortar shelling. As of today, Ukraine has been armed and all defense forces both in the offensive process and the Voborone. We are currently in several directions and defense, because the enemy also takes offensive actions.</li>
      </ul>
      <text:p text:style-name="P4">
Anna Malyar said that the most fierce battles near Bakhmut and in the south of Ukraine, but the defense forces are gradually moving forward.</text:p>
      <ul>
        <li>
In the Bakhmut direction, the enemy now tightens additional reserves and is trying to prevent the Ukrainian forces of defense. Mizid moving from the south of a hostile landing unit of Samena Bakhmut direction. Actually, there the enemy continues to concentrate the vast efforts of both personnel and military equipment, so as not to give to the Armed Forces of Ukraine. At the same time, the defense forces do not allow them to realize their plans. Therefore, the enemy cannot move there effectively to restrain the Armed Forces of Ukraine.</li>
      </ul>
      <text:p text:style-name="P4">
News Source: <text:a xlink:type="simple" xlink:href="https://armyinform.com.ua/2023/06/15/prosuvannya-syl-oborony-vidbuvayetsya-povilno-ale-vpevneno-ganna-malyar-pro-kontrnastup/" text:style-name="Internet_20_link" text:visited-style-name="Visited_20_Internet_20_Link">
https://armyinform.com.ua/2023/06/15/prosuvannya-syl-oborony-vidbuvayetsya-povilno-ale-vpevneno-ganna-malyar-pro-kontrnastup/</text:a>
</text:p>
      <!--NEWS-->
      <text:h text:style-name="P10" text:outline-level="1">
<text:span text:style-name="T4">
Water level in the POCCUMENT COVERNOVER stable but in the future you need to find a way to replenish it</text:span>
</text:h>
      <text:p text:style-name="P4">
Author: ['АРМІЯINFORM']</text:p>
      <text:p text:style-name="P4">
Time: 2023-06-15T72:00:00-04:00</text:p>
      <text:p text:style-name="P4">
Description: For the sweating hour of the Energoblocks of the Construction Aesh, the nonsense is the stable station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aes.jpg" text:style-name="Internet_20_link" text:visited-style-name="Visited_20_Internet_20_Link">
zaes.jpg</text:a>
']</text:p>
      <text:p text:style-name="P4">
Tags: ['MILITARY MEDIA CENTER', 'ВОДА', 'ВТОРГНЕННЯ РФ', 'ЗАЕС', 'КАХОВСЬКА ГЕС', 'РУСЛАН БЕРЕГУЛЯ']</text:p>
      <text:p text:style-name="P4">
Category: News</text:p>
      <!--METADATA-->
      <text:p text:style-name="P4">
<draw:frame draw:style-name="fr1" draw:name="Image361" text:anchor-type="as-char" svg:width="6.9236in" svg:height="3.894525in" draw:z-index="0">
<draw:image xlink:href="../Images/AРМІЯINFORM/2023-06-15T72-00-00-04-00/zaes.jpg" xlink:type="simple" xlink:show="embed" xlink:actuate="onLoad" draw:mime-type="image/jpeg"/>
</draw:frame>
Currently, the Zaporizhzhya NPP units are safe and stable and are in a cold stop. The pumping of water from the Kakhovsky Drug to the Zaporizhzhya NPP cooler is stopped due to low water in the reservoir. Water level of the cooler pond stable tasnan 16.67 m and at the present time the water to cool the reactors is enough, but in the future the cooler pond will require additional pumping of water. Colonel Ruslan Beregul, Head of Ecological Safety Department and Mine Activity, reported about this during a briefing at Military Media Center.</text:p>
      <text:p text:style-name="P4">
As reported by the ArmyInform, due to the complete destruction of the Russian samples of the Kakhovka hydroelectric power station, the drainage of water from the Kakhovka reservoir is predicted by 80 % of the total water volume of the reservoir of the reservoir(The total volume of water is 18.18 km3).</text:p>
      <text:p text:style-name="P4">
Станом на 12 червня 2023 року Каховське водосховище обміліло на 72 % тавтратило близько 14,395 км3 води.</text:p>
      <text:p text:style-name="P4">
News Source: <text:a xlink:type="simple" xlink:href="https://armyinform.com.ua/2023/06/15/riven-vody-u-stavku-oholodzhuvachu-zaes-stabilnyj-ale-nadali-neobhidno-znajty-sposib-jogo-popovnennya/" text:style-name="Internet_20_link" text:visited-style-name="Visited_20_Internet_20_Link">
https://armyinform.com.ua/2023/06/15/riven-vody-u-stavku-oholodzhuvachu-zaes-stabilnyj-ale-nadali-neobhidno-znajty-sposib-jogo-popovnennya/</text:a>
</text:p>
      <!--NEWS-->
      <text:h text:style-name="P10" text:outline-level="1">
<text:span text:style-name="T4">
Our troops returned more than 100 square meters. km of Ukrainian territory</text:span>
</text:h>
      <text:p text:style-name="P4">
Author: ['АРМІЯINFORM']</text:p>
      <text:p text:style-name="P4">
Time: 2023-06-15T73:00:00-04:00</text:p>
      <text:p text:style-name="P4">
Description: For the remains of our doba, our enemy defended the enemy’s defense of up to 3 km near the district ... War with Ukraine 2022, war with Ukraine Latest news today, News War with Ukraine 2022 Last for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MILITARY MEDIA CENTER', 'ОЛЕКСІЙ ГРОМОВ']</text:p>
      <text:p text:style-name="P4">
Category: News</text:p>
      <!--METADATA-->
      <text:p text:style-name="P4">
<draw:frame draw:style-name="fr1" draw:name="Image362" text:anchor-type="as-char" svg:width="6.9236in" svg:height="3.956343in" draw:z-index="0">
<draw:image xlink:href="../Images/AРМІЯINFORM/2023-06-15T73-00-00-04-00/630_360_1676912332-614.jpg" xlink:type="simple" xlink:show="embed" xlink:actuate="onLoad" draw:mime-type="image/jpeg"/>
</draw:frame>
Illustrative photo</text:p>
      <text:p text:style-name="P4">
Over the last day, our troops advanced to the enemy's defense to 3 kMU of the area of the settlement of small Tokmachka and up to 7 km in the area of the settlement of Novoselivka. This was stated by the Deputy Chief of the General Operative Management of the General Staff of the Armed Forces of Ukraine Bragadniel Gravener Alexei Gromov during a briefing at the Military Media Center.</text:p>
      <ul>
        <li>
7 settlements in Donetsk and Zaporizhzhya regions were released, returned 100 square meters. km of Ukrainian territory. Our defenders will not be able to take the chances of mastering Marinka and surround Avdiivka. Nazaposhuzhian direction continues to clean the Ukrainian cities and towns of Odzagarbniki, - he said.</li>
      </ul>
      <text:p text:style-name="P4">
In the Kherson direction, according to the brigade General Alexei Gromov, the focus of the enemy is paid to the equipment of new defensive boundaries of the first line of defense due to the undermining of the Kakhovsky Hydroelectric Power Plant. Also, the opponent conducts intelligence.</text:p>
      <text:p text:style-name="P4">
News Source: <text:a xlink:type="simple" xlink:href="https://armyinform.com.ua/2023/06/15/nashi-vijska-povernuly-ponad-100-kv-km-ukrayinskoyi-terytoriyi-oleksij-gromov/" text:style-name="Internet_20_link" text:visited-style-name="Visited_20_Internet_20_Link">
https://armyinform.com.ua/2023/06/15/nashi-vijska-povernuly-ponad-100-kv-km-ukrayinskoyi-terytoriyi-oleksij-gromov/</text:a>
</text:p>
      <!--NEWS-->
      <text:h text:style-name="P10" text:outline-level="1">
<text:span text:style-name="T4">
Our military destroyed 20 Shahmed and Orlan-10</text:span>
</text:h>
      <text:p text:style-name="P4">
Author: ['АРМІЯINFORM']</text:p>
      <text:p text:style-name="P4">
Time: 2023-06-15T74:00:00-04:00</text:p>
      <text:p text:style-name="P4">
Description: Yak General Headquarters of the Zbroyni forces of Ukraine, Avіaatsia forces for the defense for Dob was searched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800_0_1672757266-4028.webp" text:style-name="Internet_20_link" text:visited-style-name="Visited_20_Internet_20_Link">
800_0_1672757266-4028.webp</text:a>
']</text:p>
      <text:p text:style-name="P4">
Tags: ['STOPRUSSIA', 'ВТОРГНЕННЯ РФ', 'ГШ ЗСУ', 'ОБОРОНА УКРАЇНИ', 'ХРОНІКА ОБОРОНИ']</text:p>
      <text:p text:style-name="P4">
Category: News</text:p>
      <!--METADATA-->
      <text:p text:style-name="P4">
<draw:frame draw:style-name="fr1" draw:name="Image363" text:anchor-type="as-char" svg:width="6.9236in" svg:height="4.612849in" draw:z-index="0">
<draw:image xlink:href="../ConvertedIMGs/AРМІЯINFORM/2023-06-15T74-00-00-04-00/800_0_1672757266-4028.png" xlink:type="simple" xlink:show="embed" xlink:actuate="onLoad" draw:mime-type="image/png"/>
</draw:frame>
Photo illustrative</text:p>
      <text:p text:style-name="P4">
<text:span text:style-name="T4">
 🔥 Situation on Russian invasion </text:span>
</text:p>
      <text:p text:style-name="P4">
As <text:a xlink:type="simple" xlink:href="https://www.facebook.com/GeneralStaff.ua/posts/pfbid0KsTL88z36u3wSbNdVNBFXqi17cdsyhiJoDvV7BegBjUQXBnX3FQoWNzJBndBZQLhl" text:style-name="Internet_20_link" text:visited-style-name="Visited_20_Internet_20_Link">
notes</text:a>
The General Staff of the Armed Forces of Ukraine, Aviation of Defense Forces for a day caused 13 Stravars in the areas of concentration of the enemy's personnel. Our defenders had destroyed 20 Iranian shock UAVs such as Shahd, as well as UAVs of the operative-tactical level "Orlan-10".</text:p>
      <text:p text:style-name="P4">
News Source: <text:a xlink:type="simple" xlink:href="https://armyinform.com.ua/2023/06/15/nashi-vijskovi-znyshhyly-20-shahediv-ta-orlan-10/" text:style-name="Internet_20_link" text:visited-style-name="Visited_20_Internet_20_Link">
https://armyinform.com.ua/2023/06/15/nashi-vijskovi-znyshhyly-20-shahediv-ta-orlan-10/</text:a>
</text:p>
      <!--NEWS-->
      <text:h text:style-name="P10" text:outline-level="1">
<text:span text:style-name="T4">
Due to the lack of qualified medical staff, difficult -to -injured occupiers die in hospitals - Alexei Gromov</text:span>
</text:h>
      <text:p text:style-name="P4">
Author: ['АРМІЯINFORM']</text:p>
      <text:p text:style-name="P4">
Time: 2023-06-15T75:00:00-04:00</text:p>
      <text:p text:style-name="P4">
Description: Before the VIISKOVA Gospital the Russian Federation at the Persian Rostovsky, the Rostovsoko in the middle for Dob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chmobik-rekordsmen.jpg" text:style-name="Internet_20_link" text:visited-style-name="Visited_20_Internet_20_Link">
chmobik-rekordsmen.jpg</text:a>
']</text:p>
      <text:p text:style-name="P4">
Tags: ['MILITARY MEDIA CENTER', 'ВТОРГНЕННЯ РФ', 'ОЛЕКСІЙ ГРОМОВ']</text:p>
      <text:p text:style-name="P4">
Category: News</text:p>
      <!--METADATA-->
      <text:p text:style-name="P4">
<draw:frame draw:style-name="fr1" draw:name="Image364" text:anchor-type="as-char" svg:width="6.9236in" svg:height="4.357711in" draw:z-index="0">
<draw:image xlink:href="../Images/AРМІЯINFORM/2023-06-15T75-00-00-04-00/chmobik-rekordsmen.jpg" xlink:type="simple" xlink:show="embed" xlink:actuate="onLoad" draw:mime-type="image/jpeg"/>
</draw:frame>
Illustrative photo</text:p>
      <text:p text:style-name="P4">
40-60 seriously wounded in the Military Hospital of the Russian Federation in the Persianovka of the Rostov region. These are primarily occupiers from the 12th MSP150 IAS of the Armed Forces of the Russian Federation, which were moved from the Mariinsky direction. This was announced by the head of the Main Operational Office of the General Staffing Forces of Ukraine Brigade General Alexei Gromov during a briefing of the VMILITARY MEDIA CENTER.</text:p>
      <ul>
        <li>
This hospital is crowded, there is not enough qualified medical staff, which is highly deducted from the deaths among the seriously injured, - he stressed.</li>
      </ul>
      <text:p text:style-name="P4">
As an example, General Alexei Gromov cited the statistics of one of the "Storm Z" in the 10th TP of the 6th IAS of 90 servicemen, which in the last days conducted assault actions on the position of the SUC and suffered irreversible losses of in70 people.</text:p>
      <text:p text:style-name="P4">
News Source: <text:a xlink:type="simple" xlink:href="https://armyinform.com.ua/2023/06/15/cherez-brak-kvalifikovanogo-medpersonalu-vazhkoporaneni-okupanty-vmyrayut-u-gospitalyah-oleksij-gromov/" text:style-name="Internet_20_link" text:visited-style-name="Visited_20_Internet_20_Link">
https://armyinform.com.ua/2023/06/15/cherez-brak-kvalifikovanogo-medpersonalu-vazhkoporaneni-okupanty-vmyrayut-u-gospitalyah-oleksij-gromov/</text:a>
</text:p>
      <!--NEWS-->
      <text:h text:style-name="P10" text:outline-level="1">
<text:span text:style-name="T4">
Ukrainian artillery units struck two enemy and S-300 SPR</text:span>
</text:h>
      <text:p text:style-name="P4">
Author: ['АРМІЯINFORM']</text:p>
      <text:p text:style-name="P4">
Time: 2023-06-15T76:00:00-04:00</text:p>
      <text:p text:style-name="P4">
Description: About the General Headquarters of the ZS Ukrainian. - PIDRODILI of rocket launches ... War with Ukraine 2022, war with Ukraine Latest news today, News War with Ukraine 2022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365" text:anchor-type="as-char" svg:width="6.9236in" svg:height="2.993015in" draw:z-index="0">
<draw:image xlink:href="../Images/AРМІЯINFORM/2023-06-15T76-00-00-04-00/arta.jpg" xlink:type="simple" xlink:show="embed" xlink:actuate="onLoad" draw:mime-type="image/jpeg"/>
</draw:frame>
<text:span text:style-name="T4">
 🔥 Situation on Russian invasion </text:span>
</text:p>
      <text:p text:style-name="P4">
About it <text:a xlink:type="simple" xlink:href="https://www.facebook.com/GeneralStaff.ua/posts/pfbid0KsTL88z36u3wSbNdVNBFXqi17cdsyhiJoDvV7BegBjUQXBnX3FQoWNzJBndBZQLhl" text:style-name="Internet_20_link" text:visited-style-name="Visited_20_Internet_20_Link">
reports</text:a>
The General Staff of the Armed Forces of Ukraine.</text:p>
      <text:p text:style-name="P4">
-Units of missile troops and artillery during the day were struck by 2 points of management, anti-aircraft missile complex C-300, the area of concentration of the personnel of the enemy, 3 ammunition warehouses and 5 artillery units of present positions,-the message reads.</text:p>
      <text:p text:style-name="P4">
News Source: <text:a xlink:type="simple" xlink:href="https://armyinform.com.ua/2023/06/15/pidrozdily-ukrayinskoyi-artyleriyi-urazyly-dva-punkty-upravlinnya-voroga-ta-zrk-s-300/" text:style-name="Internet_20_link" text:visited-style-name="Visited_20_Internet_20_Link">
https://armyinform.com.ua/2023/06/15/pidrozdily-ukrayinskoyi-artyleriyi-urazyly-dva-punkty-upravlinnya-voroga-ta-zrk-s-300/</text:a>
</text:p>
      <!--NEWS-->
      <text:h text:style-name="P10" text:outline-level="1">
<text:span text:style-name="T4">
During counter -pride -on measures, the National Guards detained 76 administrative offenders</text:span>
</text:h>
      <text:p text:style-name="P4">
Author: ['АРМІЯINFORM']</text:p>
      <text:p text:style-name="P4">
Time: 2023-06-15T77:00:00-04:00</text:p>
      <text:p text:style-name="P4">
Description: PID Hour Vikonnnya Zavdan Teritornya defending VIISKOVOKOVOSISKY Nation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12-11.jpg" text:style-name="Internet_20_link" text:visited-style-name="Visited_20_Internet_20_Link">
12-11.jpg</text:a>
']</text:p>
      <text:p text:style-name="P4">
Tags: ['MILITARY MEDIA CENTER', 'ВТОРГНЕННЯ РФ', 'КОНТРДИВЕРСІЙНІ ЗАХОДИ', 'МИКОЛА УРШАЛОВИЧ', 'НАЦГВАРДІЯ']</text:p>
      <text:p text:style-name="P4">
Category: News</text:p>
      <!--METADATA-->
      <text:p text:style-name="P4">
<draw:frame draw:style-name="fr1" draw:name="Image366" text:anchor-type="as-char" svg:width="6.9236in" svg:height="5.1927in" draw:z-index="0">
<draw:image xlink:href="../Images/AРМІЯINFORM/2023-06-15T77-00-00-04-00/12-11.jpg" xlink:type="simple" xlink:show="embed" xlink:actuate="onLoad" draw:mime-type="image/jpeg"/>
</draw:frame>
During the implementation of tasks on territorial defense of the military personnel of Ukraine, important state objects, ministries, agencies, state administrations, objects of regional tamystoral importance, diplomatic missions, consular institutions of foreign states and representations of international organizations in our country are protected and defended.</text:p>
      <text:p text:style-name="P4">
For violation of the bandwidth, they detained 50 persons on some of these objects.</text:p>
      <text:p text:style-name="P4">
About this during a briefing in Military Media Center <text:a xlink:type="simple" xlink:href="https://www.youtube.com/watch" text:style-name="Internet_20_link" text:visited-style-name="Visited_20_Internet_20_Link">
reported</text:a>
Colonel Mykola Urshalovych, Deputy Director Administrative Administration of the Use of the Main Directorate of the National Guard.</text:p>
      <text:p text:style-name="P4">
Also, a representative of the NSU NSU spoke about ensuring measures of legal regime.</text:p>
      <ul>
        <li>
for the introduction of a curfew and the provision of public safety service in 38 settlements of the state, 1,200 servicemen of the National Guard, 77 patrolmen and 46 dog breeders with service dogs are involved in every day. About 6000 servicemen at 129 checkpoints ensure the installation of special entry and departure to settlements, verification of documents, inspection of vehicles, luggage and cargoes, - said Mykola Urshalovich.</li>
      </ul>
      <text:p text:style-name="P4">
He also cited other figures of service and combat activities of the NSU: “In addition, we took the participation in 39 countertops in 114 settlements, about 1900 military personnel and 162 units of equipment were involved for a. It was verified: 7618 address, 3848 vehicles, 12 738 citizens and 2226 mobile terminals. 76 persons were detained for administrative offenses, 3 persons - on suspicion of involvement in committing a crime against the basics of national security, 16 persons were transferred to representatives of the Security Service of Ukraine for further verification. "</text:p>
      <text:p text:style-name="P4">
In total, during the implementation of the tasks to ensure legal regime measures, the National Guards detained 2221 persons for the commission of offenses, of which - 81 for criminal ones.</text:p>
      <text:p text:style-name="P4">
News Source: <text:a xlink:type="simple" xlink:href="https://armyinform.com.ua/2023/06/15/pid-chas-kontrdyversijnyh-zahodiv-naczgvardijczi-zatrymaly-76-adminpravoporushnykiv/" text:style-name="Internet_20_link" text:visited-style-name="Visited_20_Internet_20_Link">
https://armyinform.com.ua/2023/06/15/pid-chas-kontrdyversijnyh-zahodiv-naczgvardijczi-zatrymaly-76-adminpravoporushnykiv/</text:a>
</text:p>
      <!--NEWS-->
      <text:h text:style-name="P10" text:outline-level="1">
<text:span text:style-name="T4">
In the Tavriysk direction our units are defending and moving forward - Valery Shershn</text:span>
</text:h>
      <text:p text:style-name="P4">
Author: ['Олексій Тригуб']</text:p>
      <text:p text:style-name="P4">
Time: 2023-06-15T78:00:00-04:00</text:p>
      <text:p text:style-name="P4">
Description: The power of the defense of the Tavriyskoye is the renunciation of the Vedenna of the defense -in -law, the exaggeration of their own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text:p>
      <text:p text:style-name="P4">
Category: News</text:p>
      <!--METADATA-->
      <text:p text:style-name="P4">
<draw:frame draw:style-name="fr1" draw:name="Image367" text:anchor-type="as-char" svg:width="6.9236in" svg:height="4.858059in" draw:z-index="0">
<draw:image xlink:href="../Images/AРМІЯINFORM/2023-06-15T78-00-00-04-00/photo_2023-06-06_11-11-13.jpg" xlink:type="simple" xlink:show="embed" xlink:actuate="onLoad" draw:mime-type="image/jpeg"/>
</draw:frame>
Valery Shershn</text:p>
      <text:p text:style-name="P4">
The forces of Tavriya's defense continue to conduct defense actions, holding their positions and not losing them, and also perform offensive actions, having partial successes. About it on a live broadcast <text:a xlink:type="simple" xlink:href="https://www.youtube.com/watch" text:style-name="Internet_20_link" text:visited-style-name="Visited_20_Internet_20_Link">
Telelorphone</text:a>
The only news was told by the spokesman of the united Press Center of Defense forces of Tavriyskaya direction Valery Shershn.</text:p>
      <ul>
        <li>
Our units are moving forward in the conditions of rigid battles, the aviation Tarathillery advantage of the enemy, - the officer reports.</li>
      </ul>
      <text:p text:style-name="P4">
According to the spokesman in this direction, measures are underway to improve the tactical position of Ukrainian defense workers in the area of the Mistavugledar.</text:p>
      <ul>
        <li>
Yes, here our troops advanced towards the enemy up to 1 kilometer, - explains Valery Shershn. - At the same time, the enemy fired this inhabitant, as well as fired water, Kurakhovo, Maximivka, Elizabeth, Prychistivka, Uremivka, Greater Novosilka and Free Field. In addition to the shelling, he also struck the air strike near the settlement of Golden Niva.</li>
      </ul>
      <text:p text:style-name="P4">
Despite the firing activity of the enemy, Ukrainian defenders continue to destroy it. In the battles under Marinka, the enemy performed the most assault actions - 13, the enemy of the Aavdiivsky direction during the day 9 times went on the storm of our positions, and in Kulledar - 2.</text:p>
      <ul>
        <li>
In total, there were 25 combat clashes in Donetsk region, and at night - 7, most of all, in the Marinka area, - adds the spokesman.</li>
      </ul>
      <text:p text:style-name="P4">
Artillerymen and rockets dared Tavriya during the day 1577 firewalls, destroying a considerable amount of live power and enemy equipment. Thus, as of the morning, the enemy lost 34 soldiers killed, 85 - wounded and5 - captives. Also destroyed 2 ammunition storage and 9 single equipment and military equipment. In total, Ukrainian defenders destroyed the Ukrainian defenders in the day 59 units Howitzer "MSTA-B", anti-tank rocket complex "Cornet", station of radio electronic wrestling, as well as unmannedilitative devices "Zala", "Orlan-10" and "Orlan-30".</text:p>
      <text:p text:style-name="P4">
News Source: <text:a xlink:type="simple" xlink:href="https://armyinform.com.ua/2023/06/15/na-tavrijskomu-napryamku-nashi-pidrozdily-oboronyayutsya-ta-ruhayutsya-vpered-valerij-shershen/" text:style-name="Internet_20_link" text:visited-style-name="Visited_20_Internet_20_Link">
https://armyinform.com.ua/2023/06/15/na-tavrijskomu-napryamku-nashi-pidrozdily-oboronyayutsya-ta-ruhayutsya-vpered-valerij-shershen/</text:a>
</text:p>
      <!--NEWS-->
      <text:h text:style-name="P10" text:outline-level="1">
<text:span text:style-name="T4">
RF military refuses to fight and deliberately inflict physical harm</text:span>
</text:h>
      <text:p text:style-name="P4">
Author: ['АРМІЯINFORM']</text:p>
      <text:p text:style-name="P4">
Time: 2023-06-15T79:00:00-04:00</text:p>
      <text:p text:style-name="P4">
Description: Sereda Rosiyskiysky Service-Service-Novobrav, Yaki were fucked up to the front front of the fron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okupanty-plachut.jpg" text:style-name="Internet_20_link" text:visited-style-name="Visited_20_Internet_20_Link">
okupanty-plachut.jpg</text:a>
']</text:p>
      <text:p text:style-name="P4">
Tags: ['MILITARY MEDIA CENTER', 'ДУТА ВЕЛИЧ РОСАРМІЇ', 'ОЛЕКСІЙ ГРОМОВ']</text:p>
      <text:p text:style-name="P4">
Category: News</text:p>
      <!--METADATA-->
      <text:p text:style-name="P4">
<draw:frame draw:style-name="fr1" draw:name="Image368" text:anchor-type="as-char" svg:width="6.9236in" svg:height="4.424613in" draw:z-index="0">
<draw:image xlink:href="../Images/AРМІЯINFORM/2023-06-15T79-00-00-04-00/okupanty-plachut.jpg" xlink:type="simple" xlink:show="embed" xlink:actuate="onLoad" draw:mime-type="image/jpeg"/>
</draw:frame>
Illustrative photo</text:p>
      <text:p text:style-name="P4">
Among the Russian military personnel who came to the front of the front, there are panic moods because of the difference between the real affairs at the front and the information they receive from the Russian so-called media. The deputy chief of the Main Operational Administration of the General Staff of the Armed Forces of Ukraine Bragadny General Oleksigromov during a briefing at the Military Media Center.</text:p>
      <text:p text:style-name="P4">
-Among the occupiers who are stationed in the Bakhmut district are the conversation of conscious causing physical harm, such as mild wounds from the anti-personnel mines, with the hope of departure to medical institutions,-he said.</text:p>
      <text:p text:style-name="P4">
According to the brigade General Alexei Gromov, the servicemen of one of the enemy's posts in the same direction complain that "every second" in the precarious manner try to go to the assault units, but by the guilty of a large number of refusals to the "assault" can be published more than 5 persons. mouth.</text:p>
      <text:p text:style-name="P4">
News Source: <text:a xlink:type="simple" xlink:href="https://armyinform.com.ua/2023/06/15/vijskovi-rf-vidmovlyayutsya-voyuvaty-ta-svidomo-zapodiyuyut-sobi-fizychnoyi-shkody/" text:style-name="Internet_20_link" text:visited-style-name="Visited_20_Internet_20_Link">
https://armyinform.com.ua/2023/06/15/vijskovi-rf-vidmovlyayutsya-voyuvaty-ta-svidomo-zapodiyuyut-sobi-fizychnoyi-shkody/</text:a>
</text:p>
      <!--NEWS-->
      <text:h text:style-name="P10" text:outline-level="1">
<text:span text:style-name="T4">
In Kryvyi Rih Hospital there are eight victims of rocket stroke</text:span>
</text:h>
      <text:p text:style-name="P4">
Authors: Ukrinform (Person)</text:p>
      <text:p text:style-name="P4">
Publisher: Укринформ (Organization)</text:p>
      <text:p text:style-name="P4">
Published Time: 2023-06-15T7:44:00+03:00</text:p>
      <text:p text:style-name="P4">
Modified Time: 2023-06-15T22:44:00+03:00</text:p>
      <text:p text:style-name="P4">
Description: There are 8 people in Kryvyi Rih in the hospital who were injured as a result of an enemy attack on June 13.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Кривий Ріг', 'Обстріл', 'Поранені', 'Війна з Росією']</text:p>
      <text:p text:style-name="P4">
Type: Article</text:p>
      <!--METADATA-->
      <text:p text:style-name="P4">
<draw:frame draw:style-name="fr1" draw:name="Image369" text:anchor-type="as-char" svg:width="6.9236in" svg:height="3.956343in" draw:z-index="0">
<draw:image xlink:href="../Images/yкринформ/2023-06-15T7-44-00-03-00/630_360_1572005821-673.jpg" xlink:type="simple" xlink:show="embed" xlink:actuate="onLoad" draw:mime-type="image/jpeg"/>
</draw:frame>
There are 8 people in the hospital in the hospital who were injured as a result of a female gate on June 13.</text:p>
      <text:p text:style-name="P4">
About it in <text:a xlink:type="simple" xlink:href="https://t.me/vilkul/3592" text:style-name="Internet_20_link" text:visited-style-name="Visited_20_Internet_20_Link">
telegram</text:a>
Informs Alexander Vilkul, the chief military administration of Kryvyi Rih, Ukrinform reports.</text:p>
      <text:p text:style-name="P4">
"Unfortunately, the victims of this missile strike have become 13 ... There are 8 [wounded] in the hospital(https://www.ukrinform.ua/tag-poraneni), they are given all the input help, "he wrote.</text:p>
      <text:p text:style-name="P4">
According to Vilkul, the help of residents of the lady -racing from the rocket strike continues in Kryvyi Rih on June 13. There are commissions for assessments and are already the first decisions made by the Executive Committee to provide people with material assistance. Currently, 20 households will receive assistance, an amount of UAH 275 thousand. For each apartment, the amount of cash assistance is determined depending on the damage caused. Also, the city has allocated funds for social and household issues to the residents of the destroyed five-storey building. 12 Rodine will receive 320 thousand hryvnias, the amount of payments will be from 20 to 40 thousand. Also, the families of the dead Kryvorizhivtsi were given 25 thousand hryvnias for burial.</text:p>
      <text:p text:style-name="P4">
<text:span text:style-name="T4">
 Read also: </text:span>
 <text:a xlink:type="simple" xlink:href="https://www.ukrinform.ua/rubric-regions/3722478-u-krivomu-rozi-vnaslidok-raketnoi-ataki-poskodzeni-majze-400-kvartir-vilkul.html" text:style-name="Internet_20_link" text:visited-style-name="Visited_20_Internet_20_Link">
in Kryvyi Rih due to rocket attack almost 400 apartments are damaged - <text:span text:style-name="T4">
 Vilkul </text:span>
</text:a>
Earlier <text:a xlink:type="simple" xlink:href="https://www.ukrinform.ua/rubric-regions/3723426-udar-po-krivomu-rogu-kilkist-zertv-zrosla-do-13.html" text:style-name="Internet_20_link" text:visited-style-name="Visited_20_Internet_20_Link">
reported</text:a>
who died in the hospital today a man of 1985 died.</text:p>
      <text:p text:style-name="P4">
News Source: <text:a xlink:type="simple" xlink:href="https://www.ukrinform.ua/rubric-regions/3723495-u-likarni-krivogo-rogu-zalisautsa-vosmero-postrazdalih-vid-raketnogo-udaru.html" text:style-name="Internet_20_link" text:visited-style-name="Visited_20_Internet_20_Link">
https://www.ukrinform.ua/rubric-regions/3723495-u-likarni-krivogo-rogu-zalisautsa-vosmero-postrazdalih-vid-raketnogo-udaru.html</text:a>
</text:p>
      <!--NEWS-->
      <text:h text:style-name="P10" text:outline-level="1">
<text:span text:style-name="T4">
Rapid watering of water and its chemical contamination threatens the extinction of most living organisms on the Black Sea coast</text:span>
</text:h>
      <text:p text:style-name="P4">
Author: ['АРМІЯINFORM']</text:p>
      <text:p text:style-name="P4">
Time: 2023-06-15T80:00:00-04:00</text:p>
      <text:p text:style-name="P4">
Description: Shvidka Opranennya Morsko Khoi, TO NOT NEMICHICE RECHOVINS OPLARI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STOPRUSSIA', 'АГРЕСІЯ РФ', 'ВІЙНА', 'ВТОРГНЕННЯ РФ', 'КАХОВСЬКА ГЕС', 'РУСЛАН БЕРЕГУЛЯ']</text:p>
      <text:p text:style-name="P4">
Category: News</text:p>
      <!--METADATA-->
      <text:p text:style-name="P4">
<draw:frame draw:style-name="fr1" draw:name="Image370" text:anchor-type="as-char" svg:width="6.9236in" svg:height="4.116297in" draw:z-index="0">
<draw:image xlink:href="../Images/AРМІЯINFORM/2023-06-15T80-00-00-04-00/photo_5201956740311140880_y.jpg" xlink:type="simple" xlink:show="embed" xlink:actuate="onLoad" draw:mime-type="image/jpeg"/>
</draw:frame>
The rapid desalination of seawater and the ingress of chemicals to the extinction of most living organisms in the shallow sections of the Merkom Sea - these are the consequences of the exploration of Kherson hydroelectric power plants. The reporter of the Department of Environmental Safety and Mine Activities Colonelslan Beregul during <text:a xlink:type="simple" xlink:href="https://armyinform.com.ua/2023/06/15/bryfing-predstavnykiv-syl-bezpeky-ta-oborony-ukrayiny-u-military-media-center-5/" text:style-name="Internet_20_link" text:visited-style-name="Visited_20_Internet_20_Link">
briefing</text:a>
In Military Mediacenter.</text:p>
      <text:p text:style-name="P4">
According to him, the tightness and integrity of the containers for the storage of liquid fertilizers of the carbamid-amiatic mixture, which are located in the Kherson area of the Quarantine Island, which led to the entry of chemicals of Danction, was damaged.</text:p>
      <text:p text:style-name="P4">
Additionally, at the bottom of the Kakhovka reservoir there are a large number of shavulu, which over 50 years have accumulated pesticides and agrochemicals through the surface washed away from agricultural lands, as well as a large number of heavy metals, such as lead, cadmium, mercury, which has accumulated shifts of wastewater from wastewater. enterprises of the metallurgical industry. Some sludge will also have radioactive contamination due to runoff from Zaporizhzhya.</text:p>
      <text:p text:style-name="P4">
Read also:</text:p>
      <text:p text:style-name="P4">
<text:a xlink:type="simple" xlink:href="https://armyinform.com.ua/2023/06/15/na-tymchasovo-okupovanyh-terytoriyah-ukrayiny-rosijski-vijska-minuyut-gidrotehnichni-sporudy/" text:style-name="Internet_20_link" text:visited-style-name="Visited_20_Internet_20_Link">
In the temporarily occupied territories of Ukraine, Russian troops change hydrotechnical structures</text:a>
The total volume of water in the Kakhovka reservoir was 18.18 km³ or almost 7%of all continental runoff to the Black Sea per year. Due to the breakthrough of Kakhovskaya hydroelectric power plant, up to 80 % of the volume of water in the reservoir will flow into the Black Sea. This will lead to the Black Sea preoccupation up to four ppm.</text:p>
      <text:p text:style-name="P4">
“Rapid watering of water will lead to the death of the lion's part of living organismal shallow water. An additional threat will be the increase in the intensity of the "flowering" of the coastal strip, which will increase the extinction of many species. An additional muddy of the coastal strip of the Black Sea with an area of 1700 km2 is the wire of the removal of the mulus with water, the upper layer of soil and residues from the washing of inhabited.</text:p>
      <text:p text:style-name="P4">
As reported by the Armyinform, due to the complete destruction of the Kakhovskaya hydroelectric power plants, as of June 12, 2023, the Kakhovka reservoir had lost 72 % and lost about 14.395 km³ of water.</text:p>
      <text:p text:style-name="P4">
News Source: <text:a xlink:type="simple" xlink:href="https://armyinform.com.ua/2023/06/15/shvydke-oprisnennya-vody-ta-yiyi-himichne-zabrudnennya-zagrozhuye-vymyrannyam-bilshosti-zhyvyh-organizmiv-na-pryberezhzhi-chornogo-morya/" text:style-name="Internet_20_link" text:visited-style-name="Visited_20_Internet_20_Link">
https://armyinform.com.ua/2023/06/15/shvydke-oprisnennya-vody-ta-yiyi-himichne-zabrudnennya-zagrozhuye-vymyrannyam-bilshosti-zhyvyh-organizmiv-na-pryberezhzhi-chornogo-morya/</text:a>
</text:p>
      <!--NEWS-->
      <text:h text:style-name="P10" text:outline-level="1">
<text:span text:style-name="T4">
In Kherson and Odesa region, mines that have taken off after the blast of the Dams of the Kakhovka Hydro</text:span>
</text:h>
      <text:p text:style-name="P4">
Author: ['АРМІЯINFORM']</text:p>
      <text:p text:style-name="P4">
Time: 2023-06-15T81:00:00-04:00</text:p>
      <text:p text:style-name="P4">
Description: In the Khersonskiye, the dressing regions of the Group of the Group Dyleno, the Kinologiy Rozrakhunki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nt_0173-1-scaled.jpg" text:style-name="Internet_20_link" text:visited-style-name="Visited_20_Internet_20_Link">
ant_0173-1-scaled.jpg</text:a>
']</text:p>
      <text:p text:style-name="P4">
Tags: ['MILITARY MEDIA CENTER', 'РУСЛАН БЕРЕГУЛЯ']</text:p>
      <text:p text:style-name="P4">
Category: News</text:p>
      <!--METADATA-->
      <text:p text:style-name="P4">
<draw:frame draw:style-name="fr1" draw:name="Image371" text:anchor-type="as-char" svg:width="6.9236in" svg:height="4.615733in" draw:z-index="0">
<draw:image xlink:href="../Images/AРМІЯINFORM/2023-06-15T81-00-00-04-00/ant_0173-1-scaled.jpg" xlink:type="simple" xlink:show="embed" xlink:actuate="onLoad" draw:mime-type="image/jpeg"/>
</draw:frame>
In the Kherson and Odessa regions of the mine activity group and cinema calculations, the mines that have been made by the current after the blasting of the Greblykakhov Hydroelectric Power Plant are neutralized. This was reported during a briefing at the Military Media Center by Colonelslan Beregulus.</text:p>
      <ul>
        <li>
Minna danger is the possible flooding of replaced areas of the areas of immigrants that have remained not surveyed and not identified. It is also possible to detach anchor annual mines of the Yarm type, which can be detonated both when collided with the shore and in contact with a vessel or when trying to remove it, - said Ruslan Beregul.</li>
      </ul>
      <text:p text:style-name="P4">
According to him, the priority for the priority of the examination for the absence of such and other mines accounts for the neighborhood of the island located in the Kherson ship, where up to 6,000 people lived before flooding. There is also a thrill of mine-explosive devices on the coastal sections of the Black Sea coast.</text:p>
      <text:p text:style-name="P4">
Groups from explosive subjects from the Armed Forces from the Armed Forces, DSST, SEST, NSU, NSU, including cinematic calculations were involved in carrying out works on the demining of objects and cleaning the territory after the flooding of the Kakhovsk hydroelectric power station of the Khokhovsky Hydroelectric Power. As a result of raising raising, about 1.5 km of roads and about five hectares of territories were examined. Pyrotechnical groups were neutralized by six sea mines, which were removed due to the undermining of the Kakhovka Hydroelectric Power Dam.</text:p>
      <text:p text:style-name="P4">
News Source: <text:a xlink:type="simple" xlink:href="https://armyinform.com.ua/2023/06/15/na-hersonshhyni-ta-odeshhyni-zneshkodzhuyut-miny-yaki-vyneslo-techiyeyu-pislya-pidryvu-grebli-kahovskoyi-ges/" text:style-name="Internet_20_link" text:visited-style-name="Visited_20_Internet_20_Link">
https://armyinform.com.ua/2023/06/15/na-hersonshhyni-ta-odeshhyni-zneshkodzhuyut-miny-yaki-vyneslo-techiyeyu-pislya-pidryvu-grebli-kahovskoyi-ges/</text:a>
</text:p>
      <!--NEWS-->
      <text:h text:style-name="P10" text:outline-level="1">
<text:span text:style-name="T4">
The Armed Forces reflected all hostile attacks in the Marinka area</text:span>
</text:h>
      <text:p text:style-name="P4">
Author: ['АРМІЯINFORM']</text:p>
      <text:p text:style-name="P4">
Time: 2023-06-15T82:00:00-04:00</text:p>
      <text:p text:style-name="P4">
Description: Yak Higher General Headquarters of the Zbroyshany forces of Ukraine, at the Mar'anca of Our Strength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39274231_166620776310712_7462345269416254200_n-1.jpg" text:style-name="Internet_20_link" text:visited-style-name="Visited_20_Internet_20_Link">
339274231_166620776310712_7462345269416254200_n-1.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372" text:anchor-type="as-char" svg:width="6.9236in" svg:height="3.894525in" draw:z-index="0">
<draw:image xlink:href="../Images/AРМІЯINFORM/2023-06-15T82-00-00-04-00/339274231_166620776310712_7462345269416254200_n-1.jpg" xlink:type="simple" xlink:show="embed" xlink:actuate="onLoad" draw:mime-type="image/jpeg"/>
</draw:frame>
Photo Illustrative <text:span text:style-name="T4">
 🔥 Situation on Russian invasion </text:span>
</text:p>
      <text:p text:style-name="P4">
As <text:a xlink:type="simple" xlink:href="https://www.facebook.com/GeneralStaff.ua/posts/pfbid0KsTL88z36u3wSbNdVNBFXqi17cdsyhiJoDvV7BegBjUQXBnX3FQoWNzJBndBZQLhl" text:style-name="Internet_20_link" text:visited-style-name="Visited_20_Internet_20_Link">
notes</text:a>
The General Staff of the Armed Forces of Ukraine, in the Mariinsky direction, our defenders have reflected all the attacks of the enemy in the areas of Marinka, Krasnogorivka Tanovomikhailivka. At the same time, the enemy was struck near settlements, Veliky Novosilka, Malynivka, Mala Tokmachka and Blessed Oblast. At the same time, the enemy performed artillery shells of Krasrasnovka, Marinka, Maximilyanivka, Viceda and Katerynivka of Donetsk region.</text:p>
      <text:p text:style-name="P4">
News Source: <text:a xlink:type="simple" xlink:href="https://armyinform.com.ua/2023/06/15/zsu-vidbyly-vsi-vorozhi-ataky-u-rajoni-maryinky/" text:style-name="Internet_20_link" text:visited-style-name="Visited_20_Internet_20_Link">
https://armyinform.com.ua/2023/06/15/zsu-vidbyly-vsi-vorozhi-ataky-u-rajoni-maryinky/</text:a>
</text:p>
      <!--NEWS-->
      <text:h text:style-name="P10" text:outline-level="1">
<text:span text:style-name="T4">
It is necessary to create a mechanism that will protect humanity from nuclear blackmail - Alexey Danilov</text:span>
</text:h>
      <text:p text:style-name="P4">
Author: ['АРМІЯINFORM']</text:p>
      <text:p text:style-name="P4">
Time: 2023-06-15T83:00:00-04:00</text:p>
      <text:p text:style-name="P4">
Description: Ukrainian, stand up to the position of an inconsistent with be a nuclear blackmail. The war with Ukraine 2022, the war with Ukraine is the latest news today, the war with Ukraine,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АГРЕСІЯ РФ', 'ВТОРГНЕННЯ РФ', 'ОЛЕКСІЙ ДАНІЛОВ', 'СЕКРЕТАР РНБО УКРАЇНИ', 'ЯДЕРНИЙ ШАНТАЖ']</text:p>
      <text:p text:style-name="P4">
Category: News</text:p>
      <!--METADATA-->
      <text:p text:style-name="P4">
<draw:frame draw:style-name="fr1" draw:name="Image373" text:anchor-type="as-char" svg:width="6.9236in" svg:height="4.330592in" draw:z-index="0">
<draw:image xlink:href="../Images/AРМІЯINFORM/2023-06-15T83-00-00-04-00/4e613a013471eaae1b3aad63a09477f8.jpeg" xlink:type="simple" xlink:show="embed" xlink:actuate="onLoad" draw:mime-type="image/jpeg"/>
</draw:frame>
Alexei Danilov</text:p>
      <text:p text:style-name="P4">
Ukraine should stand in the position of rejection of any nuclear blackmail. This <text:a xlink:type="simple" xlink:href="https://www.facebook.com/danilov.oleksiy/posts/pfbid0CnPRp4XEt3t9UVaNdzSxpZxye8WfPqi48Cn2P6SdnjmrhdYrwzFjfVcWee3vGVdLl" text:style-name="Internet_20_link" text:visited-style-name="Visited_20_Internet_20_Link">
emphasized</text:a>
Secretary of the National Security and Defense Council of Ukraine Alexey Danilov.</text:p>
      <text:p text:style-name="P4">
He noted the increased mention of the threat of nuclear war and called the "manipulative" formulation of the question of the threat of Putin's use of nuclear weapons.</text:p>
      <text:p text:style-name="P4">
“The thesis that, in my opinion, will now actively move to the Kremlin(Yunovorskaya key to the fundamental Western Phobias)that the presence of a nuclear bomb should automatically exclude the resistance of a country that has no such weapons. The country is the object of an attack of a nuclear state, if you go proposed by logic, provokes the threat of nuclear apocalypse. And in such a sequence the object of condemnation becomes not the aggressor, but the victim</text:p>
      <text:p text:style-name="P4">
We want to tell us: give up and do not resist? We do not need your freedom, we need our comfort and safety? This opinion will be tried to form in the world to refuse to support Ukraine, which by its actions, it turns out, "provokes" Russia ", - said Alexei Danilov.</text:p>
      <text:p text:style-name="P4">
According to the NSDC Secretary, in order for this false and deceptive logic not to become, we must not tired firmly and consistently in the position of not receiving any nuclear blackmail.</text:p>
      <text:p text:style-name="P4">
"We are not afraid of the so -called" second army of the world "nor the first in size of existing Russia, nor Putin's bunker rats and his nuclear bunk. Let us only be one - to lose freedom and in the struggle for it we will go to the end, ”he added.</text:p>
      <text:p text:style-name="P4">
The problem of the Kremlin's nuclear madness, Oleksiy Danilov, is a non -violent exclusively Ukraine, it is the problem of the world.</text:p>
      <text:p text:style-name="P4">
“The world has long watched and if it did not knowingly help, then it did not interfere with the growth of the Russian monster. It was when Ukraine was forced to pass the second largest arsenal to the Russian nuclear arsenal, to equip the Russian Army Army with our winged rockets, when the world was a donor of modern technologies, a buyer of oil and gas, which became the basis for the financing of construction. When the international elites were corrupted and the Russian oligarchy was opened.</text:p>
      <text:p text:style-name="P4">
News Source: <text:a xlink:type="simple" xlink:href="https://armyinform.com.ua/2023/06/15/potribno-stvoryty-mehanizm-yakyj-zahystyt-lyudstvo-vid-yadernogo-shantazhu-oleksij-danilov/" text:style-name="Internet_20_link" text:visited-style-name="Visited_20_Internet_20_Link">
https://armyinform.com.ua/2023/06/15/potribno-stvoryty-mehanizm-yakyj-zahystyt-lyudstvo-vid-yadernogo-shantazhu-oleksij-danilov/</text:a>
</text:p>
      <!--NEWS-->
      <text:h text:style-name="P10" text:outline-level="1">
<text:span text:style-name="T4">
Alexei Reznikov will take part in a meeting of the Ministers of Defense of the Commission of Ukraine-Nato</text:span>
</text:h>
      <text:p text:style-name="P4">
Author: ['АРМІЯINFORM']</text:p>
      <text:p text:style-name="P4">
Time: 2023-06-15T84:00:00-04:00</text:p>
      <text:p text:style-name="P4">
Description: Minstro defense of Ukraine Oleksiy Reznikov Bratime Fate with the Vivedanni Min) Defen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STOPRUSSIA', 'ВТОРГНЕННЯ РФ', 'КОМІСІЯ УКРАЇНА-НАТО', 'ОЛЕКСІЙ РЕЗНІКОВ', 'ОФІЦІЙНО']</text:p>
      <text:p text:style-name="P4">
Category: News</text:p>
      <!--METADATA-->
      <text:p text:style-name="P4">
<draw:frame draw:style-name="fr1" draw:name="Image374" text:anchor-type="as-char" svg:width="6.9236in" svg:height="4.32725in" draw:z-index="0">
<draw:image xlink:href="../Images/AРМІЯINFORM/2023-06-15T84-00-00-04-00/reznikovvv.jpeg" xlink:type="simple" xlink:show="embed" xlink:actuate="onLoad" draw:mime-type="image/jpeg"/>
</draw:frame>
Photo illustrative</text:p>
      <text:p text:style-name="P4">
The Minister of Defense of Ukraine Oleksiy Reznikov will participate in the meeting of the Ministers of Defense of the Commission of Ukraine-NATO.</text:p>
      <text:p text:style-name="P4">
He [wrote] about it(https://twitter.com/oleksiireznikov/status/1669367343221288962?s=20)In your tweet.</text:p>
      <text:p text:style-name="P4">
-This dialogue gives impetus to political, military and bureaucratic mechanisms that exist in the partnership of Ukraine-Nato,-the minister said. As Reznikov, the previous assembly in this format took place exactly seven years ago, on this day - June 15, 2016.</text:p>
      <text:p text:style-name="P4">
News Source: <text:a xlink:type="simple" xlink:href="https://armyinform.com.ua/2023/06/15/oleksij-reznikov-vizme-uchast-u-zasidanni-ministriv-oborony-komisiyi-ukrayina-nato/" text:style-name="Internet_20_link" text:visited-style-name="Visited_20_Internet_20_Link">
https://armyinform.com.ua/2023/06/15/oleksij-reznikov-vizme-uchast-u-zasidanni-ministriv-oborony-komisiyi-ukrayina-nato/</text:a>
</text:p>
      <!--NEWS-->
      <text:h text:style-name="P10" text:outline-level="1">
<text:span text:style-name="T4">
Currently, the enemy shows greater fire activity in the Limano-Kupyan direction-Sergey Cherevaty</text:span>
</text:h>
      <text:p text:style-name="P4">
Author: ['Олексій Тригуб']</text:p>
      <text:p text:style-name="P4">
Time: 2023-06-15T85:00:00-04:00</text:p>
      <text:p text:style-name="P4">
Description: PID Hour of direct inclusion at the telemarathon "єini novel" River is a screenshot ugrapan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НАЦІОНАЛЬНИЙ СПРОТИВ', 'ТЕЛЕМАРАФОН "ЄДИНІ НОВИНИ"']</text:p>
      <text:p text:style-name="P4">
Category: News</text:p>
      <!--METADATA-->
      <text:p text:style-name="P4">
<draw:frame draw:style-name="fr1" draw:name="Image375" text:anchor-type="as-char" svg:width="6.9236in" svg:height="4.61393in" draw:z-index="0">
<draw:image xlink:href="../Images/AРМІЯINFORM/2023-06-15T85-00-00-04-00/cherevatyj-2.jpg" xlink:type="simple" xlink:show="embed" xlink:actuate="onLoad" draw:mime-type="image/jpeg"/>
</draw:frame>
During direct inclusion in <text:a xlink:type="simple" xlink:href="https://www.youtube.com/watch" text:style-name="Internet_20_link" text:visited-style-name="Visited_20_Internet_20_Link">
Telelorphone</text:a>
The "only news" of the spokesman for the Eastern Group of the Armed Forces of Ukraine, Colonel Sergeychycheriev told about the situation in the east of Ukraine and, in particular, in the district of Missabahmut.</text:p>
      <text:p text:style-name="P4">
Yes, the officer reported that in the Bakhmut front of the front is currently underway.</text:p>
      <text:p text:style-name="P4">
-Remembering that over the past two weeks we used any opportunity to counter-attack, and released about 16 square kilometers of our territory, the enemy, despite a significant advantage in the personal staff of the tacitics, works very carefully,-says Colonel Sergey Cherevaty. —To, in the Bakhmut direction, there were only two combatants. The active efficiency was in terms of the use of artillery: 285 times struck the trunk with jet artillery. Made 3 aircraft. During the battles, 67 samples were destroyed, 110 were injured, 4 were captured.</text:p>
      <text:p text:style-name="P4">
In addition, according to the officer, the Ukrainian defenders destroyed the self -propeller, anti -tank rocket complex, as well as the modern stations of the Triad radio. Two hostile field warehouses with ammunition were destroyed. The enemy used artillery in the Limano-Kupyansk direction-here the enemy was fired at the position of our Vivsk from various artillery systems 502 times. Seven times the Russians tried to attack our positions on the front of the front, made 9 aircraft. However, all that was brought to the enemy of any benefit, because all hostile attacks were reflected - Ukrainian defenders do not give the Muscovites a chance to advance on this way or at least shake our defense. During the fighting, 31 the occupier was reduced, 62 were injured. Also, as a result of strokes on the positions, the Voicebulo set the complex of visual observation "Mur-M" was destroyed.</text:p>
      <text:p text:style-name="P4">
News Source: <text:a xlink:type="simple" xlink:href="https://armyinform.com.ua/2023/06/15/narazi-bilshu-vognevu-aktyvnist-vorog-proyavlyaye-na-lymano-kupyanskomu-napryamku-sergij-cherevatyj/" text:style-name="Internet_20_link" text:visited-style-name="Visited_20_Internet_20_Link">
https://armyinform.com.ua/2023/06/15/narazi-bilshu-vognevu-aktyvnist-vorog-proyavlyaye-na-lymano-kupyanskomu-napryamku-sergij-cherevatyj/</text:a>
</text:p>
      <!--NEWS-->
      <text:h text:style-name="P10" text:outline-level="1">
<text:span text:style-name="T4">
A meeting with the families of servicemen, who provided the protection of the Chernobyl NPP, took place at the coordination headquarters</text:span>
</text:h>
      <text:p text:style-name="P4">
Author: ['АРМІЯINFORM']</text:p>
      <text:p text:style-name="P4">
Time: 2023-06-15T86:00:00-04:00</text:p>
      <text:p text:style-name="P4">
Description: Zcinity of the Plizi Podkhoneniy National Guard Svpilo were the representatives of the Coordinan ... War with Ukraine 2022, the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5213007742703355342_w.jpg" text:style-name="Internet_20_link" text:visited-style-name="Visited_20_Internet_20_Link">
photo_5213007742703355342_w.jpg</text:a>
', '<text:a xlink:type="simple" xlink:href="https://armyinform.com.ua/wp-content/uploads/2023/06/photo_5213007742703355339_w-150x150.jpg" text:style-name="Internet_20_link" text:visited-style-name="Visited_20_Internet_20_Link">
photo_5213007742703355339_w-150x150.jpg</text:a>
', '<text:a xlink:type="simple" xlink:href="https://armyinform.com.ua/wp-content/uploads/2023/06/photo_5213007742703355340_w-150x150.jpg" text:style-name="Internet_20_link" text:visited-style-name="Visited_20_Internet_20_Link">
photo_5213007742703355340_w-150x150.jpg</text:a>
', '<text:a xlink:type="simple" xlink:href="https://armyinform.com.ua/wp-content/uploads/2023/06/photo_5213007742703355341_w-150x150.jpg" text:style-name="Internet_20_link" text:visited-style-name="Visited_20_Internet_20_Link">
photo_5213007742703355341_w-150x150.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376" text:anchor-type="as-char" svg:width="6.9236in" svg:height="3.888755in" draw:z-index="0">
<draw:image xlink:href="../Images/AРМІЯINFORM/2023-06-15T86-00-00-04-00/photo_5213007742703355342_w.jpg" xlink:type="simple" xlink:show="embed" xlink:actuate="onLoad" draw:mime-type="image/jpeg"/>
</draw:frame>
Representatives of the Coordination Staff, the Main Directorate of the National Guard of Ukraine Tasluzhba of Ukraine communicated with relatives and close prisoners of the National Guard.(The united center).</text:p>
      <text:p text:style-name="P4">
Про це Координаційний штаб з питань поводження з військовополоненими<text:a xlink:type="simple" xlink:href="https://t.me/Koord_shtab/1242" text:style-name="Internet_20_link" text:visited-style-name="Visited_20_Internet_20_Link">
повідомляє</text:a>
In his official Telegram channel.</text:p>
      <text:p text:style-name="P4">
According to the headquarters, new information about prisoners of war is from various sources. In particular, important information is the postage of liberated defenders. They are shared not only about the conditions of detention, but they can also certify the alleged location of the hide of the health of brothers who are still in captivity.</text:p>
      <text:p text:style-name="P4">
He also added that the mission of the International Committee of the Red Cross has a relevant mandate for the maintenance of warriors. These places can only be distinguished with the permission of the country that holds prisoners of servicemen.</text:p>
      <text:p text:style-name="P4">
<text:a xlink:type="simple" xlink:href="https://armyinform.com.ua/wp-content/uploads/2023/06/photo_5213007742703355339_w.jpg" text:style-name="Internet_20_link" text:visited-style-name="Visited_20_Internet_20_Link">
!(Images/AРМІЯINFORM/2023-06-15T86-00-00-04-00/photo_5213007742703355339_w-150x150.jpg)</text:a>
</text:p>
      <text:p text:style-name="P4">
<text:a xlink:type="simple" xlink:href="https://armyinform.com.ua/wp-content/uploads/2023/06/photo_5213007742703355340_w.jpg" text:style-name="Internet_20_link" text:visited-style-name="Visited_20_Internet_20_Link">
<draw:frame draw:style-name="fr1" draw:name="Image377" text:anchor-type="as-char" svg:width="6.9236in" svg:height="6.9236in" draw:z-index="0">
<draw:image xlink:href="../Images/AРМІЯINFORM/2023-06-15T86-00-00-04-00/photo_5213007742703355340_w-150x150.jpg" xlink:type="simple" xlink:show="embed" xlink:actuate="onLoad" draw:mime-type="image/jpeg"/>
</draw:frame>
</text:a>
</text:p>
      <text:p text:style-name="P4">
<text:a xlink:type="simple" xlink:href="https://armyinform.com.ua/wp-content/uploads/2023/06/photo_5213007742703355341_w.jpg" text:style-name="Internet_20_link" text:visited-style-name="Visited_20_Internet_20_Link">
<draw:frame draw:style-name="fr1" draw:name="Image378" text:anchor-type="as-char" svg:width="6.9236in" svg:height="6.9236in" draw:z-index="0">
<draw:image xlink:href="../Images/AРМІЯINFORM/2023-06-15T86-00-00-04-00/photo_5213007742703355341_w-150x150.jpg" xlink:type="simple" xlink:show="embed" xlink:actuate="onLoad" draw:mime-type="image/jpeg"/>
</draw:frame>
</text:a>
It should be noted that information about the location of the serviceman is important, but it has no direct impact on the exchange processes.</text:p>
      <text:p text:style-name="P4">
Separately, the staff representative emphasized the importance of working with international organizations and coverage of existing problems for the world community. In particular, the conditions for the maintenance of prisoners of war, the provision of medical aid, the establishment of communication with relatives and the observance of their rights, as it is foreseen by the Geneva Conventions, are centered.</text:p>
      <text:p text:style-name="P4">
News Source: <text:a xlink:type="simple" xlink:href="https://armyinform.com.ua/2023/06/15/u-koordynaczijnomu-shtabi-vidbulasya-zustrich-z-rodynamy-vijskovosluzhbovcziv-yaki-zabezpechuvaly-ohoronu-chornobylskoyi-aes/" text:style-name="Internet_20_link" text:visited-style-name="Visited_20_Internet_20_Link">
https://armyinform.com.ua/2023/06/15/u-koordynaczijnomu-shtabi-vidbulasya-zustrich-z-rodynamy-vijskovosluzhbovcziv-yaki-zabezpechuvaly-ohoronu-chornobylskoyi-aes/</text:a>
</text:p>
      <!--NEWS-->
      <text:h text:style-name="P10" text:outline-level="1">
<text:span text:style-name="T4">
Granite Kombrig: "To protect Ukraine from rocket terror, we need much more modern SCRs"</text:span>
</text:h>
      <text:p text:style-name="P4">
Author: ['АРМІЯINFORM']</text:p>
      <text:p text:style-name="P4">
Time: 2023-06-15T87:00:00-04:00</text:p>
      <text:p text:style-name="P4">
Description: Sergiy Yaremenko explaining to the INTERVED Correspondent ArmiainForm, ShO Sama “Patriot” є one ... War with Ukraine 2022, War with Ukraine Latest news today,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2-57.jpg" text:style-name="Internet_20_link" text:visited-style-name="Visited_20_Internet_20_Link">
2-57.jpg</text:a>
']</text:p>
      <text:p text:style-name="P4">
Tags: ['STOPRUSSIA', 'АГРЕСІЯ РФ', 'ВІЙНА', 'ВТОРГНЕННЯ РФ', 'КИНДЖАЛ']</text:p>
      <text:p text:style-name="P4">
Category: News</text:p>
      <!--METADATA-->
      <text:p text:style-name="P4">
<draw:frame draw:style-name="fr1" draw:name="Image379" text:anchor-type="as-char" svg:width="6.9236in" svg:height="4.615733in" draw:z-index="0">
<draw:image xlink:href="../Images/AРМІЯINFORM/2023-06-15T87-00-00-04-00/2-57.jpg" xlink:type="simple" xlink:show="embed" xlink:actuate="onLoad" draw:mime-type="image/jpeg"/>
</draw:frame>
Sergey Yaremenko explained in <text:a xlink:type="simple" xlink:href="https://armyinform.com.ua/2023/06/15/kombryg-granit-nihto-u-sviti-ne-buv-peven-shho-kyndzhal-mozhlyvo-znyshhyty-a-my-dovely-cze-na-praktyczi/" text:style-name="Internet_20_link" text:visited-style-name="Visited_20_Internet_20_Link">
interview</text:a>
The correspondent of the Armyinform that Patriot is one of the most perfect air defense complexes. However, it is obvious that he cannot work on his own. To protect Ukraine requires a sufficient amount of SAC of different types, both small and medium range, which will cover the objects in a single air defense system.</text:p>
      <ul>
        <li>
That is, now the main problem in quantity, which is determined on the basis of the translation of important state objects that need cover. It is clear that we will not be able to quit the whole country in any case. Even Americans have closed expedited state sites, troops, training bases. The Ukrainian Ukraine has been closed except for Israel, thanks to modern technologies, a tweezing small area. We have a different situation. At the same time, there are no problems with the integration of complexes into the overall air defense system of Ukraine in general. We went through this stage after obtaining Iris-T, Crotale, NASAMS complexes ... Now we integrate at least an Indian complex and begin to consolidate. Our connectors do really incredible things - integrated the waxing system of information processing data that comes from radars of Western systems ...</li>
      </ul>
      <text:p text:style-name="P4">
News Source: <text:a xlink:type="simple" xlink:href="https://armyinform.com.ua/2023/06/15/kombryg-granit-shhob-zahystyty-ukrayinu-vid-raketnogo-teroru-nam-potribno-znachno-bilshe-suchasnyh-zrk/" text:style-name="Internet_20_link" text:visited-style-name="Visited_20_Internet_20_Link">
https://armyinform.com.ua/2023/06/15/kombryg-granit-shhob-zahystyty-ukrayinu-vid-raketnogo-teroru-nam-potribno-znachno-bilshe-suchasnyh-zrk/</text:a>
</text:p>
      <!--NEWS-->
      <text:h text:style-name="P10" text:outline-level="1">
<text:span text:style-name="T4">
Alexei Reznikov presented the Order of Princess Olga II degree to the Czech Defense Minister</text:span>
</text:h>
      <text:p text:style-name="P4">
Author: ['АРМІЯINFORM']</text:p>
      <text:p text:style-name="P4">
Time: 2023-06-15T88:00:00-04:00</text:p>
      <text:p text:style-name="P4">
Description: Mainstr defense of Ukraine Oleksiy Reznikov, having handed the Order of Princess Olga II Steps Minstr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a8dec1b-0bef-41ff-8cf0-bee802036016.jpg" text:style-name="Internet_20_link" text:visited-style-name="Visited_20_Internet_20_Link">
fa8dec1b-0bef-41ff-8cf0-bee802036016.jpg</text:a>
']</text:p>
      <text:p text:style-name="P4">
Tags: ['STOPRUSSIA', 'ВТОРГНЕННЯ РФ', 'ОЛЕКСІЙ РЕЗНІКОВ', 'ОФІЦІЙНО']</text:p>
      <text:p text:style-name="P4">
Category: News</text:p>
      <!--METADATA-->
      <text:p text:style-name="P4">
<draw:frame draw:style-name="fr1" draw:name="Image380" text:anchor-type="as-char" svg:width="6.9236in" svg:height="3.701012in" draw:z-index="0">
<draw:image xlink:href="../Images/AРМІЯINFORM/2023-06-15T88-00-00-04-00/fa8dec1b-0bef-41ff-8cf0-bee802036016.jpg" xlink:type="simple" xlink:show="embed" xlink:actuate="onLoad" draw:mime-type="image/jpeg"/>
</draw:frame>
The Minister of Defense of Ukraine Alexei Reznikov presented the Order of Princess Olga, II of the II degree of defense of the Czech Republic of Jana Chernokhov on behalf of President of Ukraine Vladimir Zelensky.</text:p>
      <text:p text:style-name="P4">
Alexei Reznikov [wrote] about it(https://twitter.com/oleksiireznikov/status/1669390646438658048?s=20)In your tweet.</text:p>
      <ul>
        <li>
My girlfriend and colleague have been awarded for efforts in supporting Ukraine and strengthening our armed forces, - the minister said.</li>
      </ul>
      <text:p text:style-name="P4">
News Source: <text:a xlink:type="simple" xlink:href="https://armyinform.com.ua/2023/06/15/oleksij-reznikov-vruchyv-orden-knyagyni-olgy-ii-stupenya-ministeru-oborony-chehiyi/" text:style-name="Internet_20_link" text:visited-style-name="Visited_20_Internet_20_Link">
https://armyinform.com.ua/2023/06/15/oleksij-reznikov-vruchyv-orden-knyagyni-olgy-ii-stupenya-ministeru-oborony-chehiyi/</text:a>
</text:p>
      <!--NEWS-->
      <text:h text:style-name="P10" text:outline-level="1">
<text:span text:style-name="T4">
The likelihood of rocket and air strikes remains high in Ukraine</text:span>
</text:h>
      <text:p text:style-name="P4">
Author: ['АРМІЯINFORM']</text:p>
      <text:p text:style-name="P4">
Time: 2023-06-15T89:00:00-04:00</text:p>
      <text:p text:style-name="P4">
Description: About the General Headquarters of the ZS Ukrainian. - The Vorog Khdavu is long ... The war with Ukraine 2022, the war with Ukraine is the latest news today, the war with Ukraine 2022 is the last for today, will there be a war between Ukraine and Russia and when, the war with Ukraine will be or not, it will be or not, there will be whether the war with Ukraine in the near future says, the war with Ukraine, Ukrainian news today, Ukrainian news in Ukrainian media in Russian</text:p>
      <text:p text:style-name="P4">
Images: ['<text:a xlink:type="simple" xlink:href="https://armyinform.com.ua/wp-content/uploads/2023/06/raketnyj-udar-1.jpg" text:style-name="Internet_20_link" text:visited-style-name="Visited_20_Internet_20_Link">
raketnyj-udar-1.jpg</text:a>
']</text:p>
      <text:p text:style-name="P4">
Tags: ['STOPRUSSIA', 'АГРЕСІЯ РФ', 'ВТОРГНЕННЯ РФ', 'ГШ ЗСУ']</text:p>
      <text:p text:style-name="P4">
Category: News</text:p>
      <!--METADATA-->
      <text:p text:style-name="P4">
<draw:frame draw:style-name="fr1" draw:name="Image381" text:anchor-type="as-char" svg:width="6.9236in" svg:height="3.893007in" draw:z-index="0">
<draw:image xlink:href="../Images/AРМІЯINFORM/2023-06-15T89-00-00-04-00/raketnyj-udar-1.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KsTL88z36u3wSbNdVNBFXqi17cdsyhiJoDvV7BegBjUQXBnX3FQoWNzJBndBZQLhl" text:style-name="Internet_20_link" text:visited-style-name="Visited_20_Internet_20_Link">
reports</text:a>
The General Staff of the Armed Forces of Ukraine.</text:p>
      <text:p text:style-name="P4">
-During the day, the enemy struck 5 rocket strokes, using the winged rockets-101/X-555 and X-59. In addition, more than 40 aviation strikes were recorded with a roaconic firing of rocket launchers on the positions of our military and settlements. Unfortunately, there are killed and injured among civilian regulations, damaged industrial sites in Kryvyi Rih of Dnipropetrovsk region, housing and administrative infrastructure in Kherson region.</text:p>
      <text:p text:style-name="P4">
The likelihood of rocket and aviation strikes throughout Ukraine is still very high.</text:p>
      <text:p text:style-name="P4">
News Source: <text:a xlink:type="simple" xlink:href="https://armyinform.com.ua/2023/06/15/zalyshayetsya-vysokoyu-jmovirnist-zavdavannya-raketnyh-ta-aviaudariv-po-terytoriyi-ukrayiny/" text:style-name="Internet_20_link" text:visited-style-name="Visited_20_Internet_20_Link">
https://armyinform.com.ua/2023/06/15/zalyshayetsya-vysokoyu-jmovirnist-zavdavannya-raketnyh-ta-aviaudariv-po-terytoriyi-ukrayiny/</text:a>
</text:p>
      <!--NEWS-->
      <text:h text:style-name="P10" text:outline-level="1">
<text:span text:style-name="T4">
Western aircraft our pilots are mastered in a short time: it will not be a training, but a retraining of experienced pilots - Yuri Ignat</text:span>
</text:h>
      <text:p text:style-name="P4">
Author: ['Олексій Тригуб']</text:p>
      <text:p text:style-name="P4">
Time: 2023-06-15T8:00:00-04:00</text:p>
      <text:p text:style-name="P4">
Description: Vidpovlychi with the direct Efirphon “єdini Novini” on the signing of the journalist Schoo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16.jpeg" text:style-name="Internet_20_link" text:visited-style-name="Visited_20_Internet_20_Link">
f-16.jpeg</text:a>
']</text:p>
      <text:p text:style-name="P4">
Tags: ['ВТОРГНЕННЯ РФ', 'ЄДИНІ НОВИНИ', 'ЛІТАКИ', 'ЮРІЙ ІГНАТ']</text:p>
      <text:p text:style-name="P4">
Category: News</text:p>
      <!--METADATA-->
      <text:p text:style-name="P4">
<draw:frame draw:style-name="fr1" draw:name="Image382" text:anchor-type="as-char" svg:width="6.9236in" svg:height="4.056076in" draw:z-index="0">
<draw:image xlink:href="../Images/AРМІЯINFORM/2023-06-15T8-00-00-04-00/f-16.jpeg" xlink:type="simple" xlink:show="embed" xlink:actuate="onLoad" draw:mime-type="image/jpeg"/>
</draw:frame>
By answering live broadcast <text:a xlink:type="simple" xlink:href="https://www.youtube.com/watch" text:style-name="Internet_20_link" text:visited-style-name="Visited_20_Internet_20_Link">
Telephane</text:a>
The "only news" of the calling of journalists on expectations from today's meeting of the ministers of the Defense countries in Ramstay and the prospects of training of Ukrainian aviators abroad, the spokesman of the Air Force of the Armed Forces of Ukraine Colonel Ignati Ignat Hand for pulsipodia.</text:p>
      <ul>
        <li>
We are in constant contact with Western partners, so we will continue to hold the weapons and ammunition we need - in this partnerships, - says Yuri Ignat.</li>
      </ul>
      <text:p text:style-name="P4">
The officer acknowledges that the needs for ammunition are large, because, as a result of the reflection of the Moscow Horde's air attacks in May-June, they were used, so we need to replenish the reserves of the defeat.</text:p>
      <text:p text:style-name="P4">
With regard to the future training of Ukrainian aviators in partner countries as a whole, Colonel Yuriy Ignat says that we are currently waiting for the aircraft decisions: who and how many will give them to the aviation coalition in which hubs and in which countries they will be served. Ukrainian pilots, technicians, engineers, combat officers and representatives of other aviation specialties will be trained. According to the spokesman of the air forces, the training programs have long been developed, probably, from the beginning of the large -scale invasion of Muscovy. Currently, the question is where exactly, what air buildings these programs will be implemented. At the same time, Colonel Yuri Ignata emphasizes that the preparing will be those that some Western media voic - a year or even more.</text:p>
      <ul>
        <li>
It should be understood here that it is not about learning, but about retraining, because the already experienced Ukrainian pilots will go to learn, - the officer explains. —Ah, they will master a more modern plane that has some differences of the drowned, on which they still had to fly, but it is still retraining, non -learning from scratch, and retraining pilots on a new type of aviation technology. Therefore, it is a process quite fast, and when answering questions about termins, our pilots voice very interesting figures. Let's say this: it will go quickly, and the practice will show how much.</li>
      </ul>
      <text:p text:style-name="P4">
News Source: <text:a xlink:type="simple" xlink:href="https://armyinform.com.ua/2023/06/15/zahidni-litaky-nashi-piloty-osvoyat-u-stysli-terminy-cze-bude-ne-navchannya-a-perenavchannya-dosvidchenyh-lotchykiv-yurij-ignat/" text:style-name="Internet_20_link" text:visited-style-name="Visited_20_Internet_20_Link">
https://armyinform.com.ua/2023/06/15/zahidni-litaky-nashi-piloty-osvoyat-u-stysli-terminy-cze-bude-ne-navchannya-a-perenavchannya-dosvidchenyh-lotchykiv-yurij-ignat/</text:a>
</text:p>
      <!--NEWS-->
      <text:h text:style-name="P10" text:outline-level="1">
<text:span text:style-name="T4">
Cultural landing released a new song "Belgorod"</text:span>
</text:h>
      <text:p text:style-name="P4">
Authors: Ukrinform (Person)</text:p>
      <text:p text:style-name="P4">
Publisher: Укринформ (Organization)</text:p>
      <text:p text:style-name="P4">
Published Time: 2023-06-15T8:50:00+03:00</text:p>
      <text:p text:style-name="P4">
Modified Time: 2023-06-15T22:50:00+03:00</text:p>
      <text:p text:style-name="P4">
Description: The artists of Kolya Serga, Sasha Chemerov and Misha Krupin in the new song "Belgorod" turned to the inhabitants of Russia. - Ukrinform.</text:p>
      <text:p text:style-name="P4">
Images: ['<text:a xlink:type="simple" xlink:href="https://static.ukrinform.com/photos/2023_06/thumb_files/630_360_1686858572-582.jpg" text:style-name="Internet_20_link" text:visited-style-name="Visited_20_Internet_20_Link">
630_360_16868...</text:a>
']</text:p>
      <text:p text:style-name="P4">
Tags: ['Культура', 'Музика', 'Пісня', 'Кліп']</text:p>
      <text:p text:style-name="P4">
Type: Article</text:p>
      <!--METADATA-->
      <text:p text:style-name="P4">
<draw:frame draw:style-name="fr1" draw:name="Image383" text:anchor-type="as-char" svg:width="6.9236in" svg:height="3.956343in" draw:z-index="0">
<draw:image xlink:href="../Images/yкринформ/2023-06-15T8-50-00-03-00/630_360_1686858572-582.jpg" xlink:type="simple" xlink:show="embed" xlink:actuate="onLoad" draw:mime-type="image/jpeg"/>
</draw:frame>
The Sierega Artist, Sasha Chemerov and Misha Krupin in the new song "Belgorod" addressed the Russian survivers.</text:p>
      <text:p text:style-name="P4">
This was reported by the press service of the Ministry of Culture and Information Policy in <text:a xlink:type="simple" xlink:href="https://t.me/mkipu/6482" text:style-name="Internet_20_link" text:visited-style-name="Visited_20_Internet_20_Link">
telegram</text:a>
, reports Ukrinform.</text:p>
      <text:p text:style-name="P4">
"The artists of Kolya Serga, Sasha Chemerov and Misha Krupin released a common <text:a xlink:type="simple" xlink:href="https://www.ukrinform.ua/tag-muzika" text:style-name="Internet_20_link" text:visited-style-name="Visited_20_Internet_20_Link">
song</text:a>
, in which the inhabitants of the aggressor country were not afraid and promised that freedom would come very soon, ”the message will come.</text:p>
      <text:p text:style-name="P4">
It is noted that the main character of the video for the song was the commander -in -chief of the landslide Zaluzhny, who goes on the tank with Belgorod, in which Ukrainian works are written.</text:p>
      <text:p text:style-name="P4">
The song is available on all strings platforms.</text:p>
      <text:p text:style-name="P4">
<text:span text:style-name="T4">
 Read also: </text:span>
 <text:a xlink:type="simple" xlink:href="https://www.ukrinform.ua/rubric-culture/3714576-gurt-balaklava-blues-vipustiv-klip-na-pisnu-let-me-out.html" text:style-name="Internet_20_link" text:visited-style-name="Visited_20_Internet_20_Link">
Balaklava Blues released <text:span text:style-name="T4">
 clip </text:span>
 per song let meout</text:a>
Cultural landing is a unification of well -known artists whose all strengths are nowadays. They have already given more than 1000 concerts at the Front Line, military hospitals, in the rescuers and in the Ukrainian cities.</text:p>
      <text:p text:style-name="P4">
News Source: <text:a xlink:type="simple" xlink:href="https://www.ukrinform.ua/rubric-culture/3723497-kulturnij-desant-vipustiv-novu-pisnu-bilgorod.html" text:style-name="Internet_20_link" text:visited-style-name="Visited_20_Internet_20_Link">
https://www.ukrinform.ua/rubric-culture/3723497-kulturnij-desant-vipustiv-novu-pisnu-bilgorod.html</text:a>
</text:p>
      <!--NEWS-->
      <text:h text:style-name="P10" text:outline-level="1">
<text:span text:style-name="T4">
The name of Sergei Parkhomenko's battle pilot in Vinnitsa will name the street</text:span>
</text:h>
      <text:p text:style-name="P4">
Author: ['Анастасія Олехнович']</text:p>
      <text:p text:style-name="P4">
Time: 2023-06-15T90:00:00-04:00</text:p>
      <text:p text:style-name="P4">
Description: In the new tenth of the Macro -Royon, the vylsi is the goner of the Immeni Bender ... The war with Ukraine 2022, the war with Ukraine is the latest news today, the News War with Ukraine 2022 is the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olovna-24-scaled-1.jpg" text:style-name="Internet_20_link" text:visited-style-name="Visited_20_Internet_20_Link">
golovna-24-scaled-1.jpg</text:a>
']</text:p>
      <text:p text:style-name="P4">
Tags: ['STOPRUSSIA', 'АГРЕСІЯ РФ', 'ВІЙНА', 'ВТОРГНЕННЯ РФ']</text:p>
      <text:p text:style-name="P4">
Category: News</text:p>
      <!--METADATA-->
      <text:p text:style-name="P4">
<draw:frame draw:style-name="fr1" draw:name="Image384" text:anchor-type="as-char" svg:width="6.9236in" svg:height="4.431104in" draw:z-index="0">
<draw:image xlink:href="../Images/AРМІЯINFORM/2023-06-15T90-00-00-04-00/golovna-24-scaled-1.jpg" xlink:type="simple" xlink:show="embed" xlink:actuate="onLoad" draw:mime-type="image/jpeg"/>
</draw:frame>
In the new tenth district of Vinnitsa there will be a street and lane of the named Pilot Hero of Ukraine <text:a xlink:type="simple" xlink:href="https://armyinform.com.ua/2023/05/14/rik-tomu-zagynuv-geroj-ukrayiny-sergij-parhomenko/" text:style-name="Internet_20_link" text:visited-style-name="Visited_20_Internet_20_Link">
Sergiy Parkhomenko</text:a>
.</text:p>
      <text:p text:style-name="P4">
Командир авіаційної ланки у свої 25 років встиг здійснити близько 40 бойовихвильотів у складних умовах протидії ворожих засобів ППО і винищувальноїавіації окупантів… А ще — десятки знищених ворожих танків, більше ніж півсотні броньованих машин, цистерн із пальним, транспортних засобів, сотніокупантів, тисячі врятованих життів українців… Він неодноразово уміло виводивукраїнську авіацію з-під ракетних ударів ворога та завжди першим рвався в бій…</text:p>
      <text:p text:style-name="P4">
Приклад молодому льотчику було з кого брати — вступив до військового вишу у2014-му, коли тато виконував бойові завдання в повітрі АТО… Та й дідусь Сергія— військовий авіатор, тож все дитинство Сергія минуло на аеродромах, угарнізонах…</text:p>
      <text:p text:style-name="P4">
У березні 2022-го Сергій і сам став батьком. Очевидно, що колеги зрозуміли би,якби капітан трішки більше часу проводив із родиною, та Сергій запевняв, щотепер, як ніколи, є задля кого воювати…</text:p>
      <text:p text:style-name="P4">
Офіцер загинув 14 травня 2022-го…</text:p>
      <text:p text:style-name="P4">
Ще одну вулицю планують назвати іменем повного кавалера Ордена «За мужність» —Сергія Хоміка,</text:p>
      <text:p text:style-name="P4">
News Source: <text:a xlink:type="simple" xlink:href="https://armyinform.com.ua/2023/06/15/imenem-bojovogo-lotchyka-sergiya-parhomenka-u-vinnyczi-nazvut-vulyczyu/" text:style-name="Internet_20_link" text:visited-style-name="Visited_20_Internet_20_Link">
https://armyinform.com.ua/2023/06/15/imenem-bojovogo-lotchyka-sergiya-parhomenka-u-vinnyczi-nazvut-vulyczyu/</text:a>
</text:p>
      <!--NEWS-->
      <text:h text:style-name="P10" text:outline-level="1">
<text:span text:style-name="T4">
The enemy is unable to advance and no position we have lost - Anna Malyar</text:span>
</text:h>
      <text:p text:style-name="P4">
Author: ['Олексій Тригуб']</text:p>
      <text:p text:style-name="P4">
Time: 2023-06-15T91:00:00-04:00</text:p>
      <text:p text:style-name="P4">
Description: The direct efiri telemarathon “єini novel” is an intercessor of Minstra defending Ukrainian Gann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АГРЕСІЯ РФ', 'ВІЙНА', 'ВТОРГНЕННЯ РФ', 'ГАННА МАЛЯР', 'ТЕЛЕМАРАФОН "ЄДИНІ НОВИНИ"']</text:p>
      <text:p text:style-name="P4">
Category: News</text:p>
      <!--METADATA-->
      <text:p text:style-name="P4">
<draw:frame draw:style-name="fr1" draw:name="Image385" text:anchor-type="as-char" svg:width="6.9236in" svg:height="4.615733in" draw:z-index="0">
<draw:image xlink:href="../Images/AРМІЯINFORM/2023-06-15T91-00-00-04-00/photo_2022-12-15_12-35-57.jpg" xlink:type="simple" xlink:show="embed" xlink:actuate="onLoad" draw:mime-type="image/jpeg"/>
</draw:frame>
Deputy Minister of Defense Anna Malyar. Photo by Dmitry Yurchenko.</text:p>
      <text:p text:style-name="P4">
Live broadcast <text:a xlink:type="simple" xlink:href="https://www.youtube.com/watch" text:style-name="Internet_20_link" text:visited-style-name="Visited_20_Internet_20_Link">
TEMACHORFON</text:a>
"The only news" of the Deputy Minister of Defense of Ukraine Anna Malyar explained that both defense and offensive actions are conducted by the day of defense forces of Ukraine.</text:p>
      <ul>
        <li>
If we talk about our defense actions, everything is simple here: the enemy fails to say at all, and we have not lost any position, - says the Deputy Minister of Defense of Ukraine. - As for the offensive, on the contrary, we move. Of course, there are different successes on different pieces, but they are in all directions. But we must understand that the enemy just will not give his position.</li>
      </ul>
      <text:p text:style-name="P4">
Yes, the enemy resists the forces of Ukraine's defense forces. Accordingly, the number of rocket and aviation strikes in the territory of Ukraine, and the number of artillery and mortar shelling of our troops. The enemy is all SIGHAMAK to stop the Ukrainian counter -offensive.</text:p>
      <text:p text:style-name="P4">
In the East, according to Anna Malyar, Rosarmia concentrates a huge amount of force. In particular, there is also a movement to the Bakhmut area of backup units and parts from other directions. Bakhmut's fighting is currently ongoing.</text:p>
      <text:p text:style-name="P4">
In the south, according to the Deputy Minister of Defense, our offensive is in several directions. But Ukrainian troops meet with the enemy's powerful.</text:p>
      <ul>
        <li>
These are Berdyansk and Mariupol directions, and a number of areas, decomposing our troops, and in some places we have some successes, - says Anna Malyar. - But again, I repeat: the resistance of the enemy is powerful, so it is a very serious and fierce fight.</li>
      </ul>
      <text:p text:style-name="P4">
News Source: <text:a xlink:type="simple" xlink:href="https://armyinform.com.ua/2023/06/15/vorogu-ne-vdayetsya-prosunutysya-i-zhodnoyi-pozycziyi-my-ne-vtratyly-ganna-malyar/" text:style-name="Internet_20_link" text:visited-style-name="Visited_20_Internet_20_Link">
https://armyinform.com.ua/2023/06/15/vorogu-ne-vdayetsya-prosunutysya-i-zhodnoyi-pozycziyi-my-ne-vtratyly-ganna-malyar/</text:a>
</text:p>
      <!--NEWS-->
      <text:h text:style-name="P10" text:outline-level="1">
<text:span text:style-name="T4">
Another 10,000 UAV operators plan to prepare by the end of the year</text:span>
</text:h>
      <text:p text:style-name="P4">
Author: ['Тетяна Головатюк']</text:p>
      <text:p text:style-name="P4">
Time: 2023-06-15T92:00:00-04:00</text:p>
      <text:p text:style-name="P4">
Description: The Academy of Army "Army Droniv" came out another Etap Nacchannya Operator BPP. Shche 10,000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89286986-5a36-4e54-9e0f-c0b65c927e33.jpg" text:style-name="Internet_20_link" text:visited-style-name="Visited_20_Internet_20_Link">
89286986-5a36-4e54-9e0f-c0b65c927e33.jpg</text:a>
', '<text:a xlink:type="simple" xlink:href="https://armyinform.com.ua/wp-content/uploads/2023/06/1h9a7206.jpg" text:style-name="Internet_20_link" text:visited-style-name="Visited_20_Internet_20_Link">
1h9a7206.jpg</text:a>
', '<text:a xlink:type="simple" xlink:href="https://armyinform.com.ua/wp-content/uploads/2023/06/1h9a7234-150x150.jpg" text:style-name="Internet_20_link" text:visited-style-name="Visited_20_Internet_20_Link">
1h9a7234-150x150.jpg</text:a>
', '<text:a xlink:type="simple" xlink:href="https://armyinform.com.ua/wp-content/uploads/2023/06/1h9a7170-150x150.jpg" text:style-name="Internet_20_link" text:visited-style-name="Visited_20_Internet_20_Link">
1h9a7170-150x150.jpg</text:a>
', '<text:a xlink:type="simple" xlink:href="https://armyinform.com.ua/wp-content/uploads/2023/06/1h9a7163-copy-150x150.jpg" text:style-name="Internet_20_link" text:visited-style-name="Visited_20_Internet_20_Link">
1h9a7163-copy-150x150.jpg</text:a>
', '<text:a xlink:type="simple" xlink:href="https://armyinform.com.ua/wp-content/uploads/2023/06/1h9a7104-150x150.jpg" text:style-name="Internet_20_link" text:visited-style-name="Visited_20_Internet_20_Link">
1h9a7104-150x150.jpg</text:a>
', '<text:a xlink:type="simple" xlink:href="https://armyinform.com.ua/wp-content/uploads/2023/06/1h9a7150-copy-150x150.jpg" text:style-name="Internet_20_link" text:visited-style-name="Visited_20_Internet_20_Link">
1h9a7150-copy-150x150.jpg</text:a>
', '<text:a xlink:type="simple" xlink:href="https://armyinform.com.ua/wp-content/uploads/2023/06/1h9a7303-150x150.jpg" text:style-name="Internet_20_link" text:visited-style-name="Visited_20_Internet_20_Link">
1h9a7303-150x150.jpg</text:a>
', '<text:a xlink:type="simple" xlink:href="https://armyinform.com.ua/wp-content/uploads/2023/06/1h9a7139-copy-150x150.jpg" text:style-name="Internet_20_link" text:visited-style-name="Visited_20_Internet_20_Link">
1h9a7139-copy-150x150.jpg</text:a>
', '<text:a xlink:type="simple" xlink:href="https://armyinform.com.ua/wp-content/uploads/2023/06/1h9a7173-copy-150x150.jpg" text:style-name="Internet_20_link" text:visited-style-name="Visited_20_Internet_20_Link">
1h9a7173-copy-150x150.jpg</text:a>
', '<text:a xlink:type="simple" xlink:href="https://armyinform.com.ua/wp-content/uploads/2023/06/1h9a7114-150x150.jpg" text:style-name="Internet_20_link" text:visited-style-name="Visited_20_Internet_20_Link">
1h9a7114-150x150.jpg</text:a>
', '<text:a xlink:type="simple" xlink:href="https://armyinform.com.ua/wp-content/uploads/2023/06/1h9a7145-150x150.jpg" text:style-name="Internet_20_link" text:visited-style-name="Visited_20_Internet_20_Link">
1h9a7145-150x150.jpg</text:a>
', '<text:a xlink:type="simple" xlink:href="https://armyinform.com.ua/wp-content/uploads/2023/06/1h9a7325-150x150.jpg" text:style-name="Internet_20_link" text:visited-style-name="Visited_20_Internet_20_Link">
1h9a7325-150x150.jpg</text:a>
', '<text:a xlink:type="simple" xlink:href="https://armyinform.com.ua/wp-content/uploads/2023/06/1h9a7336-150x150.jpg" text:style-name="Internet_20_link" text:visited-style-name="Visited_20_Internet_20_Link">
1h9a7336-150x150.jpg</text:a>
']</text:p>
      <text:p text:style-name="P4">
Tags: ['FPV-ДРОНИ', 'STOPRUSSIA', 'АРМІЯ ДРОНІВ', 'БПЛА']</text:p>
      <text:p text:style-name="P4">
Category: News</text:p>
      <!--METADATA-->
      <text:p text:style-name="P4">
<draw:frame draw:style-name="fr1" draw:name="Image386" text:anchor-type="as-char" svg:width="6.9236in" svg:height="4.431104in" draw:z-index="0">
<draw:image xlink:href="../Images/AРМІЯINFORM/2023-06-15T92-00-00-04-00/89286986-5a36-4e54-9e0f-c0b65c927e33.jpg" xlink:type="simple" xlink:show="embed" xlink:actuate="onLoad" draw:mime-type="image/jpeg"/>
</draw:frame>
The Drone Army Academy launched the second stage of UAV operators. Another 10,000 soldiers are mastering drone management and joined for the forces of defense with new effective skills. The ArmyInform correspondents visited one of the polygons of Kyiv region and learned about the stages of training of drones, their preparation process in special schools and who will be able to use future experts this time.</text:p>
      <text:p text:style-name="P4">
<text:span text:style-name="T4">
 Reference <text:span text:style-name="T5">
.</text:span>
 </text:span>
 <text:span text:style-name="T5">
armia drones are a joint project of the General Staff of the Armed Forces, the State Secretariat of Communications and the Ministry of Digital Transformation, the Ministry of Defense. During the over11 months of the Army of Drones, 3864 complexes were purchased at the United24 expense. The total amount of contracts concluded is over UAH 4.3 billion.</text:span>
</text:p>
      <text:p text:style-name="P4">
<draw:frame draw:style-name="fr1" draw:name="Image387" text:anchor-type="as-char" svg:width="6.9236in" svg:height="4.615733in" draw:z-index="0">
<draw:image xlink:href="../Images/AРМІЯINFORM/2023-06-15T92-00-00-04-00/1h9a7206.jpg" xlink:type="simple" xlink:show="embed" xlink:actuate="onLoad" draw:mime-type="image/jpeg"/>
</draw:frame>
- In the first stage of the training project, 10,000 operators passed. There is now a launch phase, within which another 10,000 soldiers are masked by driving drones. I explain that in the next six months we will be able to achieve this goal. It is to effectively perform tasks on the front, to reduce the loss of drones of Tanayalore - to save the life of as many defenders as possible, - said the Minister of Digital Transformation Mikhail Fedorov.</text:p>
      <text:p text:style-name="P4">
In total, the drone army has signed a memorandum with 26 schools that teach UAV operators. Some of them were present at today's event. The schools have renovated different types of unmanned aerial vehicles and showed how these "birds" work in combat.</text:p>
      <text:p text:style-name="P4">
<text:a xlink:type="simple" xlink:href="https://armyinform.com.ua/wp-content/uploads/2023/06/1h9a7234.jpg" text:style-name="Internet_20_link" text:visited-style-name="Visited_20_Internet_20_Link">
!(Images/AРМІЯINFORM/2023-06-15T92-00-00-04-00/1h9a7234-150x150.jpg)</text:a>
</text:p>
      <text:p text:style-name="P4">
<text:a xlink:type="simple" xlink:href="https://armyinform.com.ua/wp-content/uploads/2023/06/1h9a7170.jpg" text:style-name="Internet_20_link" text:visited-style-name="Visited_20_Internet_20_Link">
<draw:frame draw:style-name="fr1" draw:name="Image388" text:anchor-type="as-char" svg:width="6.9236in" svg:height="6.9236in" draw:z-index="0">
<draw:image xlink:href="../Images/AРМІЯINFORM/2023-06-15T92-00-00-04-00/1h9a7170-150x150.jpg" xlink:type="simple" xlink:show="embed" xlink:actuate="onLoad" draw:mime-type="image/jpeg"/>
</draw:frame>
</text:a>
</text:p>
      <text:p text:style-name="P4">
<text:a xlink:type="simple" xlink:href="https://armyinform.com.ua/wp-content/uploads/2023/06/1h9a7163-copy.jpg" text:style-name="Internet_20_link" text:visited-style-name="Visited_20_Internet_20_Link">
<draw:frame draw:style-name="fr1" draw:name="Image389" text:anchor-type="as-char" svg:width="6.9236in" svg:height="6.9236in" draw:z-index="0">
<draw:image xlink:href="../Images/AРМІЯINFORM/2023-06-15T92-00-00-04-00/1h9a7163-copy-150x150.jpg" xlink:type="simple" xlink:show="embed" xlink:actuate="onLoad" draw:mime-type="image/jpeg"/>
</draw:frame>
</text:a>
- We come to study motivated boys and girls. And even if they never kept drone in their hands, two to three weeks, each becomes a professional user. Our instructors have many years of experience in robotiza drones, so we know all the nuances in preparation and try to make everyone after these exercises a specialist in this case, - says Vyacheslav Ponomarev, instructor of the Center of UAV Kokrok.</text:p>
      <text:p text:style-name="P4">
<text:a xlink:type="simple" xlink:href="https://armyinform.com.ua/wp-content/uploads/2023/06/1h9a7150-copy.jpg" text:style-name="Internet_20_link" text:visited-style-name="Visited_20_Internet_20_Link">
<draw:frame draw:style-name="fr1" draw:name="Image390" text:anchor-type="as-char" svg:width="6.9236in" svg:height="6.9236in" draw:z-index="0">
<draw:image xlink:href="../Images/AРМІЯINFORM/2023-06-15T92-00-00-04-00/1h9a7150-copy-150x150.jpg" xlink:type="simple" xlink:show="embed" xlink:actuate="onLoad" draw:mime-type="image/jpeg"/>
</draw:frame>
</text:a>
</text:p>
      <text:p text:style-name="P4">
<text:a xlink:type="simple" xlink:href="https://armyinform.com.ua/wp-content/uploads/2023/06/1h9a7303.jpg" text:style-name="Internet_20_link" text:visited-style-name="Visited_20_Internet_20_Link">
<draw:frame draw:style-name="fr1" draw:name="Image391" text:anchor-type="as-char" svg:width="6.9236in" svg:height="6.9236in" draw:z-index="0">
<draw:image xlink:href="../Images/AРМІЯINFORM/2023-06-15T92-00-00-04-00/1h9a7303-150x150.jpg" xlink:type="simple" xlink:show="embed" xlink:actuate="onLoad" draw:mime-type="image/jpeg"/>
</draw:frame>
</text:a>
</text:p>
      <text:p text:style-name="P4">
<text:a xlink:type="simple" xlink:href="https://armyinform.com.ua/wp-content/uploads/2023/06/1h9a7139-copy.jpg" text:style-name="Internet_20_link" text:visited-style-name="Visited_20_Internet_20_Link">
<draw:frame draw:style-name="fr1" draw:name="Image392" text:anchor-type="as-char" svg:width="6.9236in" svg:height="6.9236in" draw:z-index="0">
<draw:image xlink:href="../Images/AРМІЯINFORM/2023-06-15T92-00-00-04-00/1h9a7139-copy-150x150.jpg" xlink:type="simple" xlink:show="embed" xlink:actuate="onLoad" draw:mime-type="image/jpeg"/>
</draw:frame>
</text:a>
</text:p>
      <text:p text:style-name="P4">
<text:a xlink:type="simple" xlink:href="https://armyinform.com.ua/wp-content/uploads/2023/06/1h9a7173-copy.jpg" text:style-name="Internet_20_link" text:visited-style-name="Visited_20_Internet_20_Link">
<draw:frame draw:style-name="fr1" draw:name="Image393" text:anchor-type="as-char" svg:width="6.9236in" svg:height="6.9236in" draw:z-index="0">
<draw:image xlink:href="../Images/AРМІЯINFORM/2023-06-15T92-00-00-04-00/1h9a7173-copy-150x150.jpg" xlink:type="simple" xlink:show="embed" xlink:actuate="onLoad" draw:mime-type="image/jpeg"/>
</draw:frame>
</text:a>
This time, the training will be held not only on copter, but also on FPV-ames and diggitacles. In total, the drone army plans to release 7 600 operators, 2,000 FPV-pilots and 400 UAV operators of the aircraft type.</text:p>
      <text:p text:style-name="P4">
The instructors also added that during training, all cadets first undergo the theoretical part, where they study the technical parameters of drones, maintenance of equipment, cartography, tactics of flights in the conditions of EWS, masking, demanding factors of the enemy, etc. And the practical part of the sprouts on landfills and missions that are as close as possible to real -wrote.</text:p>
      <text:p text:style-name="P4">
<text:a xlink:type="simple" xlink:href="https://armyinform.com.ua/wp-content/uploads/2023/06/1h9a7114.jpg" text:style-name="Internet_20_link" text:visited-style-name="Visited_20_Internet_20_Link">
!(Images/AРМІЯINFORM/2023-06-15T92-00-00-04-00/1h9a7114-150x150.jpg)</text:a>
</text:p>
      <text:p text:style-name="P4">
<text:a xlink:type="simple" xlink:href="https://armyinform.com.ua/wp-content/uploads/2023/06/1h9a7145.jpg" text:style-name="Internet_20_link" text:visited-style-name="Visited_20_Internet_20_Link">
<draw:frame draw:style-name="fr1" draw:name="Image394" text:anchor-type="as-char" svg:width="6.9236in" svg:height="6.9236in" draw:z-index="0">
<draw:image xlink:href="../Images/AРМІЯINFORM/2023-06-15T92-00-00-04-00/1h9a7145-150x150.jpg" xlink:type="simple" xlink:show="embed" xlink:actuate="onLoad" draw:mime-type="image/jpeg"/>
</draw:frame>
</text:a>
- Our school teaches us usually operating military people who are only planning to go to Naphront. We have many directions: we teach to fly both civilian drones and fpvrons, we have courses on radio electronic intelligence, radio communications and others. We have a powerful theoretical base, which is supported as powerful practical training. Now the war of technology is ongoing, accordingly, the better you have technologies and more promptly you respond to some danger, the more you have to stay alive, - says the head instructor of the school Bury Vierolexander Sky.</text:p>
      <text:p text:style-name="P4">
Training in these schools is free of charge for current representatives of the Defense Forces of Ukraine. The completion of the course will receive a school certificate, which confirms their readiness to apply developed skills at the front.</text:p>
      <text:p text:style-name="P4">
<text:a xlink:type="simple" xlink:href="https://armyinform.com.ua/wp-content/uploads/2023/06/1h9a7325.jpg" text:style-name="Internet_20_link" text:visited-style-name="Visited_20_Internet_20_Link">
!(Images/AРМІЯINFORM/2023-06-15T92-00-00-04-00/1h9a7325-150x150.jpg)</text:a>
</text:p>
      <text:p text:style-name="P4">
<text:a xlink:type="simple" xlink:href="https://armyinform.com.ua/wp-content/uploads/2023/06/1h9a7336.jpg" text:style-name="Internet_20_link" text:visited-style-name="Visited_20_Internet_20_Link">
<draw:frame draw:style-name="fr1" draw:name="Image395" text:anchor-type="as-char" svg:width="6.9236in" svg:height="6.9236in" draw:z-index="0">
<draw:image xlink:href="../Images/AРМІЯINFORM/2023-06-15T92-00-00-04-00/1h9a7336-150x150.jpg" xlink:type="simple" xlink:show="embed" xlink:actuate="onLoad" draw:mime-type="image/jpeg"/>
</draw:frame>
</text:a>
</text:p>
      <text:p text:style-name="P4">
<text:span text:style-name="T5">
Opto author</text:span>
</text:p>
      <text:p text:style-name="P4">
_ Video Nicholas Davidovsky_</text:p>
      <text:p text:style-name="P4">
News Source: <text:a xlink:type="simple" xlink:href="https://armyinform.com.ua/2023/06/15/shhe-10-tysyach-operatoriv-bpla-planuyut-pidgotuvaty-do-kinczya-roku/" text:style-name="Internet_20_link" text:visited-style-name="Visited_20_Internet_20_Link">
https://armyinform.com.ua/2023/06/15/shhe-10-tysyach-operatoriv-bpla-planuyut-pidgotuvaty-do-kinczya-roku/</text:a>
</text:p>
      <!--NEWS-->
      <text:h text:style-name="P10" text:outline-level="1">
<text:span text:style-name="T4">
The Minister of Defense of Ukraine announced the creation of "IT Coalition"</text:span>
</text:h>
      <text:p text:style-name="P4">
Author: ['АРМІЯINFORM']</text:p>
      <text:p text:style-name="P4">
Time: 2023-06-15T93:00:00-04:00</text:p>
      <text:p text:style-name="P4">
Description: The framework of the Contact Group Zwan defense of Ukraine on the format “Ramstein to seize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yrwignxwaeqfpj.jpg" text:style-name="Internet_20_link" text:visited-style-name="Visited_20_Internet_20_Link">
fyrwignxwaeqfpj.jpg</text:a>
']</text:p>
      <text:p text:style-name="P4">
Tags: ['STOPRUSSIA', 'АГРЕСІЯ РФ', 'ВТОРГНЕННЯ РФ', 'ГШ ЗСУ', 'ІТ-КОАЛІЦІЯ', 'ОЛЕКСІЙ РЕЗНІКОВ', 'ОФІЦІЙНО', 'РАМШТАЙН']</text:p>
      <text:p text:style-name="P4">
Category: News</text:p>
      <!--METADATA-->
      <text:p text:style-name="P4">
<draw:frame draw:style-name="fr1" draw:name="Image396" text:anchor-type="as-char" svg:width="6.9236in" svg:height="5.1927in" draw:z-index="0">
<draw:image xlink:href="../Images/AРМІЯINFORM/2023-06-15T93-00-00-04-00/fyrwignxwaeqfpj.jpg" xlink:type="simple" xlink:show="embed" xlink:actuate="onLoad" draw:mime-type="image/jpeg"/>
</draw:frame>
As part of the contact group on defense of Ukraine in the format "Ramstayanism will" IT coalition ".</text:p>
      <text:p text:style-name="P4">
Alexei Reznikov [wrote] about it(https://twitter.com/oleksiireznikov/status/1669382057921769473?s=20)In your tweet.</text:p>
      <text:p text:style-name="P4">
-At the UDCG meeting, my colleagues François Baush and Hanno Phokur supported my IT Coalition idea. They are ready to take the leadership role of creating this group. Another coalition will soon appear that will provide the winner of Ukraine. This is sure to turn into something fascinating, so follow the updates, ”the minister said.</text:p>
      <text:p text:style-name="P4">
News Source: <text:a xlink:type="simple" xlink:href="https://armyinform.com.ua/2023/06/15/ministr-oborony-ukrayiny-anonsuvav-stvorennya-it-koalicziyi/" text:style-name="Internet_20_link" text:visited-style-name="Visited_20_Internet_20_Link">
https://armyinform.com.ua/2023/06/15/ministr-oborony-ukrayiny-anonsuvav-stvorennya-it-koalicziyi/</text:a>
</text:p>
      <!--NEWS-->
      <text:h text:style-name="P10" text:outline-level="1">
<text:span text:style-name="T4">
"E-Berg" is a modern, fast and effective-a visitor of the hospital, in Slobozhanshchina</text:span>
</text:h>
      <text:p text:style-name="P4">
Author: ['Дмитро Горбунов']</text:p>
      <text:p text:style-name="P4">
Time: 2023-06-15T94:00:00-04:00</text:p>
      <text:p text:style-name="P4">
Description: Soldier Volodymyr service in one part of the Kharkivsky Garnizon. The middle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harkiv-gospital-0-golovna-scaled.jpg" text:style-name="Internet_20_link" text:visited-style-name="Visited_20_Internet_20_Link">
harkiv-gospital-0-golovna-scaled.jpg</text:a>
', '<text:a xlink:type="simple" xlink:href="https://armyinform.com.ua/wp-content/uploads/2023/06/harkiv-gospital-2-vidviduvach-volodymyr-scaled.jpg" text:style-name="Internet_20_link" text:visited-style-name="Visited_20_Internet_20_Link">
harkiv-gospital-2-vidviduvach-volodymyr-scaled.jpg</text:a>
', '<text:a xlink:type="simple" xlink:href="https://armyinform.com.ua/wp-content/uploads/2023/06/harkiv-gospital-5-150x150.jpg" text:style-name="Internet_20_link" text:visited-style-name="Visited_20_Internet_20_Link">
harkiv-gospital-5-150x150.jpg</text:a>
', '<text:a xlink:type="simple" xlink:href="https://armyinform.com.ua/wp-content/uploads/2023/06/harkiv-gospital-6-150x150.jpg" text:style-name="Internet_20_link" text:visited-style-name="Visited_20_Internet_20_Link">
harkiv-gospital-6-150x150.jpg</text:a>
', '<text:a xlink:type="simple" xlink:href="https://armyinform.com.ua/wp-content/uploads/2023/06/harkiv-gospital-1-scaled.jpg" text:style-name="Internet_20_link" text:visited-style-name="Visited_20_Internet_20_Link">
harkiv-gospital-1-scaled.jpg</text:a>
']</text:p>
      <text:p text:style-name="P4">
Tags: ['ВМКЦ ПІВНІЧНОГО РЕГІОНУ']</text:p>
      <text:p text:style-name="P4">
Category: News</text:p>
      <!--METADATA-->
      <text:p text:style-name="P4">
<draw:frame draw:style-name="fr1" draw:name="Image397" text:anchor-type="as-char" svg:width="6.9236in" svg:height="4.604194in" draw:z-index="0">
<draw:image xlink:href="../Images/AРМІЯINFORM/2023-06-15T94-00-00-04-00/harkiv-gospital-0-golovna-scaled.jpg" xlink:type="simple" xlink:show="embed" xlink:actuate="onLoad" draw:mime-type="image/jpeg"/>
</draw:frame>
The soldier Vladimir serves in one of the parts of the Kharkiv garrison. In the middle of June, he came to the Military Medical Officer, located in the Narobozhanshchyna to pass the Military Medical Commission.</text:p>
      <text:p text:style-name="P4">
He chose the time of visit himself, based on his official employment and state of health, with the help of special software "E-Merga".</text:p>
      <text:p text:style-name="P4">
<draw:frame draw:style-name="fr1" draw:name="Image398" text:anchor-type="as-char" svg:width="6.9236in" svg:height="4.575346in" draw:z-index="0">
<draw:image xlink:href="../Images/AРМІЯINFORM/2023-06-15T94-00-00-04-00/harkiv-gospital-2-vidviduvach-volodymyr-scaled.jpg" xlink:type="simple" xlink:show="embed" xlink:actuate="onLoad" draw:mime-type="image/jpeg"/>
</draw:frame>
Visitor of the NMCC PNR Soldier's Lordimir</text:p>
      <ul>
        <li>
In the medical service of our military unit, I was helped to register for a date convenient for me, - says the defender of Ukraine. -It so happened that during 2022-2023. For the second time, I have to pass the VLK in this hospital. So I have to compare. I have to say that E-Brga is modern, quickly and effectively. I will not say that the queues near certain offices in the clinic have completely disappeared, but there was definitely more.</li>
      </ul>
      <text:p text:style-name="P4">
According to the command of the military-medical institution, the first version of the e-n-monk was introduced in February 2023.</text:p>
      <text:p text:style-name="P4">
-Four months ago, we used our own technological development to record and pass the Military Medical Commission,-explains the head of the departmental medical staff. - The results were quite significant then. In May, we will establish a better version of "E-Berg". I note that we have successfully implemented other technological innovations, namely: MIS MISTS SMART, specialized ER Hospital software, Tracker software and others.</text:p>
      <text:p text:style-name="P4">
By the way, from the beginning of a large-scale invasion of occupiers in this medical facility has increased the number of visitors among the defenders and defenders of Ukraine. Of course, the burden on all doctors increased proportionally, working with visitors in the clinic.</text:p>
      <text:p text:style-name="P4">
<text:a xlink:type="simple" xlink:href="https://armyinform.com.ua/wp-content/uploads/2023/06/harkiv-gospital-5-scaled.jpg" text:style-name="Internet_20_link" text:visited-style-name="Visited_20_Internet_20_Link">
!(Images/AРМІЯINFORM/2023-06-15T94-00-00-04-00/harkiv-gospital-5-150x150.jpg)</text:a>
</text:p>
      <text:p text:style-name="P4">
<text:a xlink:type="simple" xlink:href="https://armyinform.com.ua/wp-content/uploads/2023/06/harkiv-gospital-6.jpg" text:style-name="Internet_20_link" text:visited-style-name="Visited_20_Internet_20_Link">
<draw:frame draw:style-name="fr1" draw:name="Image399" text:anchor-type="as-char" svg:width="6.9236in" svg:height="6.9236in" draw:z-index="0">
<draw:image xlink:href="../Images/AРМІЯINFORM/2023-06-15T94-00-00-04-00/harkiv-gospital-6-150x150.jpg" xlink:type="simple" xlink:show="embed" xlink:actuate="onLoad" draw:mime-type="image/jpeg"/>
</draw:frame>
</text:a>
The temporary executor of the chief of the clinic explained that through professional features, queues sometimes occur near the offices of such doctors as: neuropathologist, traumatologist or psychiatrist.She added that quite often they come to them boys and girls of the spare registration in the E-Brga system. For various reasons, some units of units do not yet enjoy the possibilities of innovation. Therefore, the warriors are divided by the corresponding paper documents for the VLK.</text:p>
      <text:p text:style-name="P4">
<draw:frame draw:style-name="fr1" draw:name="Image400" text:anchor-type="as-char" svg:width="6.9236in" svg:height="4.258014in" draw:z-index="0">
<draw:image xlink:href="../Images/AРМІЯINFORM/2023-06-15T94-00-00-04-00/harkiv-gospital-1-scaled.jpg" xlink:type="simple" xlink:show="embed" xlink:actuate="onLoad" draw:mime-type="image/jpeg"/>
</draw:frame>
-Of course, we do not refuse to anyone and accept everyone without records in "E-Berg". However, it should be understood that in such cases there is some correction of schedules of visiting doctors. There is another point here. Yes, if one is a well -deserved person after injury on crutches comes to us, then we somehow go to help her. But what do we do when such soldiers in one day do not get one or two? As a practitioner, E-Merga is a very efficiency in terms of the VLK. I believe that everything will gradually work out and all the employees will send people to us only after electronic registration, - said the military doctor.</text:p>
      <text:p text:style-name="P4">
According to this military medical institution, they do not hide problematic questions and are constantly working on their solution.</text:p>
      <ul>
        <li>
In the event of any difficulty in passing the VLK or on other questions, anyone can call in working hours at number(099)7692113.This is the hotline of our medical institution. Everyone is listened to and locked the call. Finally, I ask our visitors instead of unreasonable criticism of doctors in shoulder straps, first to understand the causes of the problem of thadiz to be tieddiz to our medical and diagnostic capabilities,-assured the head of the medical institution of the defense department.</li>
      </ul>
      <text:p text:style-name="P4">
<text:span text:style-name="T5">
Opto author</text:span>
</text:p>
      <text:p text:style-name="P4">
News Source: <text:a xlink:type="simple" xlink:href="https://armyinform.com.ua/2023/06/15/e-cherga-cze-suchasno-shvydko-ta-efektyvno-vidviduvach-gospitalyu-shho-na-slobozhanshhyni/" text:style-name="Internet_20_link" text:visited-style-name="Visited_20_Internet_20_Link">
https://armyinform.com.ua/2023/06/15/e-cherga-cze-suchasno-shvydko-ta-efektyvno-vidviduvach-gospitalyu-shho-na-slobozhanshhyni/</text:a>
</text:p>
      <!--NEWS-->
      <text:h text:style-name="P10" text:outline-level="1">
<text:span text:style-name="T4">
Granite: “A rather powerful air defense group was created in the Kyiv region. However, it does not guarantee a 100 % result ”</text:span>
</text:h>
      <text:p text:style-name="P4">
Author: ['АРМІЯINFORM']</text:p>
      <text:p text:style-name="P4">
Time: 2023-06-15T95:00:00-04:00</text:p>
      <text:p text:style-name="P4">
Description: Colonel Sergey Yaremenko, commander of the 96-ї ven, rocket brigades of the Divat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STOPRUSSIA', 'АГРЕСІЯ РФ', 'ВІЙНА', 'ВТОРГНЕННЯ РФ', 'КИНДЖАЛ']</text:p>
      <text:p text:style-name="P4">
Category: News</text:p>
      <!--METADATA-->
      <text:p text:style-name="P4">
<draw:frame draw:style-name="fr1" draw:name="Image401" text:anchor-type="as-char" svg:width="6.9236in" svg:height="4.615733in" draw:z-index="0">
<draw:image xlink:href="../Images/AРМІЯINFORM/2023-06-15T95-00-00-04-00/2bcd0586-8010-497b-8ef7-1992968be9b5.jpg" xlink:type="simple" xlink:show="embed" xlink:actuate="onLoad" draw:mime-type="image/jpeg"/>
</draw:frame>
Colonel Sergey Yaremenko, commander of the 96th anti-aircraft missile brigade of the Center Air Force <text:a xlink:type="simple" xlink:href="https://armyinform.com.ua/2023/06/15/kombryg-granit-nihto-u-sviti-ne-buv-peven-shho-kyndzhal-mozhlyvo-znyshhyty-a-my-dovely-cze-na-praktyczi/" text:style-name="Internet_20_link" text:visited-style-name="Visited_20_Internet_20_Link">
explained</text:a>
As it was possible to withstand crazy air attacks on Kyiv-June.</text:p>
      <ul>
        <li>
It is no secret that a rather powerful grouping of a prototype defense was created in the Kyiv region. However, even it cannot one hundred percent guarantee the cover of the sky. We are incredibly grateful to the Western partners of Nasams, Iris-T, and we couldn't dream about Patrioot a year ago. Here, for such a state as Ukraine, this amount is not enough. So, in the first place, the skills of the anti -aircraftmen, which almost never work template. The experience we gained during the year of the war, allows you to respond in a timely manner, bring up missiles, recharge, change positions. You see that no one in Kiev has achieved its success during May. I always say "thank" to the whole team after every destroyed purpose.</li>
      </ul>
      <text:p text:style-name="P4">
News Source: <text:a xlink:type="simple" xlink:href="https://armyinform.com.ua/2023/06/15/granit-na-kyyivshhyni-stvorene-dosyt-potuzhne-ugrupovannya-ppo-prote-navit-vono-ne-garantuye-100-vidsotkovogo-rezultatu/" text:style-name="Internet_20_link" text:visited-style-name="Visited_20_Internet_20_Link">
https://armyinform.com.ua/2023/06/15/granit-na-kyyivshhyni-stvorene-dosyt-potuzhne-ugrupovannya-ppo-prote-navit-vono-ne-garantuye-100-vidsotkovogo-rezultatu/</text:a>
</text:p>
      <!--NEWS-->
      <text:h text:style-name="P10" text:outline-level="1">
<text:span text:style-name="T4">
The next "Ramstein" happened quite effectively, even stronger - Volodymyr Zelenskyy</text:span>
</text:h>
      <text:p text:style-name="P4">
Author: ['АРМІЯINFORM']</text:p>
      <text:p text:style-name="P4">
Time: 2023-06-15T96:00:00-04:00</text:p>
      <text:p text:style-name="P4">
Description: https://youtu.be/-jhm8x_gqjk is healthy, Shanovni Ukrainian!Star for Tsei Day .... War with Ukraine 2022, War with Ukraine latest news today, News War with Ukraine 2022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I wish health, dear Ukrainians!</text:span>
</text:p>
      <text:p text:style-name="P4">
Report for this day. The first is that we have significant international steps that enhance our position in several directions.</text:p>
      <text:p text:style-name="P4">
The European Parliament has adopted a powerful resolution to support the European Taiuro -Atlantic aspirations of our people. There is a specific call for a leadership euro union to define a clear way of acquiring our state membership in the EU.</text:p>
      <text:p text:style-name="P4">
And in the issue of the Alliance, the European Parliament captures the meaning of our Ukrainian universal in Euro -Atlantic security, which stipulates that the path of Ukraine in NATO is a state -of -the -art invitation to entry in the context of the preparation for the Alliance Summit in Vilnius. Time for integration and security is obviously came, and I thank you for the actual statement of this to all members of the European Parliament and Ms. President of the European Parliament Roberti Metzoli, as well as the head of the Verkhovna Rada of Ukraine Ruslan Stefanchuk for constant irregular work with the parliament.</text:p>
      <text:p text:style-name="P4">
The second important international step for today is the bill on confiscation and transfer of our state as a reparation of the Russian state-the terrorist state. I thank the US senators who have a biparty support for this issue for justice for Ukraine's Tavi victims of Russian terror.</text:p>
      <text:p text:style-name="P4">
In dictatorships such as Russian, money is the highest value. And even more of persons who serve the management regime or are actually owners of state structures.</text:p>
      <text:p text:style-name="P4">
When the state-terrorist and all Russian persons whose labeling with the Kremlin loses its money with the Kremlin created the conditions for Russian aggression or which are an inviocean cover for Russian corrupt officials, then a very important goal will be achieved-they will feel what loss is. They do not respect life and are nothable when human lives are lost. The Russian dominant class does not appreciate the people and is ready to spend human lives for hundreds of thousands. But they regret the money - those who have appropriated by the way. They value their assets. They should be lost, and in favor of those who suffered from their aggression, from this terrorist war in favor of our country, our people.</text:p>
      <text:p text:style-name="P4">
Today he continued to appeal to the parliaments of our partners.He also spent telephone conversations with representatives of the two countries-Belize and Costa Rica. We build new partnerships for Ukraine-to support the formula of peace and our resolution in the UN in defense of the UN Charter and international law as a whole. The discussion of Mr. Costa Rica and Mr. Prime Minister Belize is the opportunity to organize a meeting of Ukraine-Latin America. We can together give much more protection for freedom and equality of nations in the modern world.</text:p>
      <text:p text:style-name="P4">
An important report was today on the situation in Kherson region and in general, half -day countries, in our Dnieper after the Russian terrorist attack on Kakhovskaya HEP. Elimination of the consequences of catastrophe, assistance to people, providing drinking and all other sensitive and important issues. Government Schmigal, Klimenko Minister of Internal Affairs, Profile Deputy Head of the Kuleb Office, representatives of local authorities. Another report is the situation in Kryvyi Rih Taodes after recent strikes of terrorists.</text:p>
      <text:p text:style-name="P4">
And, of course, the front. I thank all our soldiers, every unit, every boost brigade for today - for today's fighting.</text:p>
      <text:p text:style-name="P4">
I will note especially six units. The Khortytsia fell-paratroopers of our powerful 80th Separate Brigade of DShV. "Tavriya"-warriors of our 23rd separate mechanized brigade, Marines of the 35th and 37th separate brigades, warriors of the 128th-equally mountain-assault Transcarpathian brigade and the 128th separate brigade of Silro ... !For strength, courage, but that you return to Ukraine the Ukrainian land and strengthen our Ukrainian will.</text:p>
      <text:p text:style-name="P4">
Glory to everyone and everyone who is now in battle, at combat posts and at combat operations!Glory to all who train our warriors!Who treats and rehabilitates defects and defenders after injuries!</text:p>
      <text:p text:style-name="P4">
Thank you all in the world who helps. And, by the way, the next "Ramstein" today has been quite effective. We are still strong!</text:p>
      <text:p text:style-name="P4">
<text:span text:style-name="T4">
Glory to Ukraine!</text:span>
</text:p>
      <text:p text:style-name="P4">
News Source: <text:a xlink:type="simple" xlink:href="https://armyinform.com.ua/2023/06/15/chergovyj-ramshtajn-vidbuvsya-dovoli-rezultatyvno-shhe-micznishayemo-volodymyr-zelenskyj/" text:style-name="Internet_20_link" text:visited-style-name="Visited_20_Internet_20_Link">
https://armyinform.com.ua/2023/06/15/chergovyj-ramshtajn-vidbuvsya-dovoli-rezultatyvno-shhe-micznishayemo-volodymyr-zelenskyj/</text:a>
</text:p>
      <!--NEWS-->
      <text:h text:style-name="P10" text:outline-level="1">
<text:span text:style-name="T4">
The UN International Court of Justice has completed public hearings in Ukraine against Russia</text:span>
</text:h>
      <text:p text:style-name="P4">
Author: ['АРМІЯINFORM']</text:p>
      <text:p text:style-name="P4">
Time: 2023-06-15T97:00:00-04:00</text:p>
      <text:p text:style-name="P4">
Description: At the UN court of the UN court, the Publikyni -Vyukhannya was completed by the “Ukrainian Office” of the Skodo ...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ahr0chm6ly9ty3vzzxjjb250zw50lmnvbs80ndcznzezmwjhmge3mwuwowfiownkmty5l2ltywdlcy8wyti0ndi0zi1lmjq4ltq0mdgtogvlms0xzdjmnjiynze4m2yucg5n-1.png" text:style-name="Internet_20_link" text:visited-style-name="Visited_20_Internet_20_Link">
ahr0chm6ly9ty3vzzxjjb250zw50lmnvbs80ndcznzezmwjhmge3mwuwowfiownkmty5l2ltywdlcy8wyti0ndi0zi1lmjq4ltq0mdgtogvlms0xzdjmnjiynze4m2yucg5n-1.png</text:a>
']</text:p>
      <text:p text:style-name="P4">
Tags: ['МІЖНАРОДНИЙ СУД ООН']</text:p>
      <text:p text:style-name="P4">
Category: News</text:p>
      <!--METADATA-->
      <text:p text:style-name="P4">
<draw:frame draw:style-name="fr1" draw:name="Image402" text:anchor-type="as-char" svg:width="6.9236in" svg:height="5.416097in" draw:z-index="0">
<draw:image xlink:href="../Images/AРМІЯINFORM/2023-06-15T97-00-00-04-00/ahr0chm6ly9ty3vzzxjjb250zw50lmnvbs80ndcznzezmwjhmge3mwuwowfiownkmty5l2ltywdlcy8wyti0ndi0zi1lmjq4ltq0mdgtogvlms0xzdjmnjiynze4m2yucg5n-1.png" xlink:type="simple" xlink:show="embed" xlink:actuate="onLoad" draw:mime-type="image/png"/>
</draw:frame>
The UN International Court of Justice has completed public hearings in the Ukraine Anti-Protection Case on the violation of the two conventions by the occupying country-on the struggle of terrorism and the elimination of all forms of racial discrimination. This is the first case of Ukraine against the Russian Federation in international judicial institutions, which was heard.</text:p>
      <text:p text:style-name="P4">
Olga Kurishko was present at the hearings as an expert from the Ukrainian delegation. The delegation was headed by the Ambassador of the Foreign Ministry of Ukraine, the agent of Ukraine in court Anton Korinevich, and the representation of the President of Ukraine to the Autonomous Republic of Crimea and others also entrusted.</text:p>
      <text:p text:style-name="P4">
According to the representative office, two rounds of speeches of the parties took place in the Hague: on June 12, the legal team of Ukraine performed, and on June 8 and 14 - Russia. Listeners were devoted to the consideration of the case, so after the court heard to have a decision.</text:p>
      <text:p text:style-name="P4">
We will remind, Ukraine on January 16, 2017 filed a lawsuit in the International Court of Justice in front of the Russian Federation on violation of the Convention on the Prohibition of Financing of Terrorism of Taxism on Prohibition of Racial Discrimination. The United Nations International Court of Justice recognized its legal one in the case of violation of these two conventions on November 8, 2019.</text:p>
      <text:p text:style-name="P4">
The accusations, nominated The activities of the Majlisukrim Tatar people, a wave of violent disappearances, murders, illegal and arrests in the occupied Crimea, as well as restrictions on teaching Ukrainian and Crimean Tatar languages in Crimean educational institutions.</text:p>
      <text:p text:style-name="P4">
<text:span text:style-name="T5">
Worked Olga Mosonz</text:span>
</text:p>
      <text:p text:style-name="P4">
News Source: <text:a xlink:type="simple" xlink:href="https://armyinform.com.ua/2023/06/15/u-mizhnarodnomu-sudi-oon-zavershylysya-publichni-sluhannya-u-spravi-ukrayina-proty-rosiyi/" text:style-name="Internet_20_link" text:visited-style-name="Visited_20_Internet_20_Link">
https://armyinform.com.ua/2023/06/15/u-mizhnarodnomu-sudi-oon-zavershylysya-publichni-sluhannya-u-spravi-ukrayina-proty-rosiyi/</text:a>
</text:p>
      <!--NEWS-->
      <text:h text:style-name="P10" text:outline-level="1">
<text:span text:style-name="T4">
More "leopards", missiles for air defense and "fighter coalition": Allies summed up Ramstin-13</text:span>
</text:h>
      <text:p text:style-name="P4">
Author: ['Ольга Мосьондз']</text:p>
      <text:p text:style-name="P4">
Time: 2023-06-15T98:00:00-04:00</text:p>
      <text:p text:style-name="P4">
Description: Brussels Vidbuli Chergov, thirteen -Zustrich Contact Grupi Zwan Defens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30615b-017_rdax_775x517s.jpg" text:style-name="Internet_20_link" text:visited-style-name="Visited_20_Internet_20_Link">
230615b-017_rdax_775x517s.jpg</text:a>
', '<text:a xlink:type="simple" xlink:href="https://armyinform.com.ua/wp-content/uploads/2023/06/fyqk9fmxsaepeen-2.jpg" text:style-name="Internet_20_link" text:visited-style-name="Visited_20_Internet_20_Link">
fyqk9fmxsaepeen-2.jpg</text:a>
', '<text:a xlink:type="simple" xlink:href="https://armyinform.com.ua/wp-content/uploads/2023/06/230615a-007_rdax_775x440s.jpg" text:style-name="Internet_20_link" text:visited-style-name="Visited_20_Internet_20_Link">
230615a-007_rdax_775x440s.jpg</text:a>
']</text:p>
      <text:p text:style-name="P4">
Tags: ['РАМШТАЙН 13']</text:p>
      <text:p text:style-name="P4">
Category: News</text:p>
      <!--METADATA-->
      <text:p text:style-name="P4">
<draw:frame draw:style-name="fr1" draw:name="Image403" text:anchor-type="as-char" svg:width="6.9236in" svg:height="4.618711in" draw:z-index="0">
<draw:image xlink:href="../Images/AРМІЯINFORM/2023-06-15T98-00-00-04-00/230615b-017_rdax_775x517s.jpg" xlink:type="simple" xlink:show="embed" xlink:actuate="onLoad" draw:mime-type="image/jpeg"/>
</draw:frame>
General View of Themeting</text:p>
      <text:p text:style-name="P4">
In Brussels, the next, thirteenth meeting of the contact group on the Defense of Ukraine in Ramstein format took place. She, according to the Minister of Defense Shatloid Austin, took place "at a critical and historical moment" - against the backdrop of Ukraine on the liberation of its territories from Russian ash.</text:p>
      <text:p text:style-name="P4">
The ministers of defense agencies have agreed on more than 50 countries, which have been brought into the meeting - in the article by the Army.</text:p>
      <text:p text:style-name="P4">
<text:span text:style-name="T4">
 Allies of Ukraine have agreed new military assistance for defense forces </text:span>
</text:p>
      <text:p text:style-name="P4">
Pentagon Head Lloyd Austin at a briefing following the meeting of the contact group on Defense of Ukraine in Ramstein format on June 15 <text:a xlink:type="simple" xlink:href="https://www.youtube.com/watch" text:style-name="Internet_20_link" text:visited-style-name="Visited_20_Internet_20_Link">
declared</text:a>
that the Union countries of Ukraine have agreed on new military assistance for the defense forces.</text:p>
      <text:p text:style-name="P4">
Yes, a number of countries have reported training plans for Ukrainian military and support for Ukrainian equipment. Germany and Poland reported support for Ukrainian Leopard tanks. And the Netherlands and Denmark - about progress to train Ukrainian pilots.</text:p>
      <text:p text:style-name="P4">
<text:span text:style-name="T4">
 Canada </text:span>
 <text:a xlink:type="simple" xlink:href="https://www.canada.ca/en/department-national-defence/news/2023/06/defence-minister-anita-anand-participates-in-13th-meeting-of-the-ukraine-defense-contact-group.html" text:style-name="Internet_20_link" text:visited-style-name="Visited_20_Internet_20_Link">
declared</text:a>
On the allocation of the package for $ 500 million to support Ukraine. 288 AIM-7 missiles will be awarded to Ukraine's Armed Forces to protect the sky. Also Canada:</text:p>
      <ul>
        <li>
will provide 10,000 105mm artillery shells; * continue the UNIFIER operation to train the military until 2026; * will facilitate the preparation of pilots, maintenance and support of Ukrainian F-16; * will participate in the LEOPARD 2 tanks service center in Poland.</li>
      </ul>
      <text:p text:style-name="P4">
Canadian Defense Minister Anita Anand said 116 of 200 armored machines that promised Ukraine have already been delivered, and 18 more have to deliver a tank week.</text:p>
      <text:p text:style-name="P4">
6750 assault rifles will also be delivered in the coming days; 1.1 million of cartridges 7.62 mm; 250 000 caliber cartridges 5.56 mm; 70 000 Sniper ammunition.Lloyd Austin noted that <text:span text:style-name="T4">
 Italy </text:span>
 also announced the provision of new, critical need for Ukraine. And several partners consider Ukraine support in the long run.</text:p>
      <text:p text:style-name="P4">
<text:span text:style-name="T4">
 Norway </text:span>
 and <text:span text:style-name="T4">
 Germany </text:span>
 announced packages for several years, and <text:span text:style-name="T4">
 Denmark </text:span>
 announced its package for about $ 2.6 billion for military assistance for 20124.</text:p>
      <text:p text:style-name="P4">
Lloyd Austin also recalled that the equipment received by Ukraine and weapons are consumed by Ukrainians withstand and bring victory closer.</text:p>
      <text:p text:style-name="P4">
“Patriot, Iris-T and Nasams have saved the lives of Ukrainians,” the minister emphasized, and urged the group members to continue to provide NAPPO and ammunition systems.</text:p>
      <text:p text:style-name="P4">
Mr Austin also assured that partners will provide Ukraine with this stage of assistance, but also one that the state will need a long run so that Ukraine can protect itself from further possible aggression by Russia.</text:p>
      <ul>
        <li>
Currently, it is becoming more clear that Ukraine needs strength that is compatible knowing(Western)Armed forces, ”Austin said.</li>
      </ul>
      <text:p text:style-name="P4">
In particular, as he explained, it is about plans to prepare the military. In his opinion, this will establish the foundations of future cooperations and the Armed Forces.</text:p>
      <text:p text:style-name="P4">
The head of the US defense agency also mentioned the announced new package of the United States worth more than $ 2 billion, which includes additional tubes for Patriot and HAWK systems, missiles, 105- and 203 mm. In addition, he noted that Biden President approved the transfer of the next $ 25 million benefit, which includes Nasams and Himars, additional Bradley, anti -tank weapons and more.</text:p>
      <text:p text:style-name="P4">
The Pentagon Head also emphasized the recent missile attacks of the Russians with a cover horn and flooding of large territories of Kherson region through the destruction of Kakhovskaya hydroelectric power station. He noted that they are another reminder of the devastating innocent of Russian aggression for innocent civilians.</text:p>
      <text:p text:style-name="P4">
At the same time, Mr Austin noted that Ukrainians continue to inspire all the luminosity and resistance of the aggressor, the efforts to liberate their own territories and the restoration of the sovereignty of the state, and the Armed Forces by showing the extraordinary courage and skill.</text:p>
      <text:p text:style-name="P4">
He thanked all the participants in the Ramstein format for their support for Ukraine.</text:p>
      <text:p text:style-name="P4">
But once again he said that Russian President Putin, when starting his great war on Ukraine more than a year ago, thought he would easily win - he was wrong.<text:span text:style-name="T4">
 Fighters for Ukraine </text:span>
</text:p>
      <text:p text:style-name="P4">
The closure of the Ukrainian sky, in particular, the need to provide Ukraine with fighter generation was not for the first time voiced by the Ukrainian side, and the universities concentrated their efforts on strengthening the air defense systems for Ukraine, stating that giving fighters it is a long -term process.</text:p>
      <text:p text:style-name="P4">
However, today at the 13th meeting of the Contact Group on Assistance to Ukraine, Ramstein, Brussels, except the closure of the Ukrainian sky with the help of the Ukrainian air defense(Pentagon's head noted that strengthening the Ukrainian PPO is necessary for the protection of the civilian population and the critical infrastructure)Ukraine also received assurances from partners to start pilot training on modern fighters.  <draw:frame draw:style-name="fr1" draw:name="Image404" text:anchor-type="as-char" svg:width="6.9236in" svg:height="4.608521in" draw:z-index="0">
<draw:image xlink:href="../Images/AРМІЯINFORM/2023-06-15T98-00-00-04-00/fyqk9fmxsaepeen-2.jpg" xlink:type="simple" xlink:show="embed" xlink:actuate="onLoad" draw:mime-type="image/jpeg"/>
</draw:frame>
According to the Minister of Defense of Ukraine Alexei Reznikov after the meeting, he also wandered about the clear intention of the Allies to build a "fighter coalition".</text:p>
      <ul>
        <li>
Today I have heard very important news about the so -called "bird coalition" or "fighter coalition" ... Today we have obliged from our partners that the training will begin and that we will build the construction of this consorty together together, - Alexei Reznikov said during A common approach to the press by NATO by Jens Stoltenberg.</li>
      </ul>
      <text:p text:style-name="P4">
According to the Minister of Defense, the Ukrainians will first begin training exercises of F-16 led by the Netherlands and Denmark. And then othericraines join.</text:p>
      <ul>
        <li>
We also heard good news from our Swedish partners that he will be able to test, just test their opportunities, - Alexeyreznikov said, adding that "I am absolutely sure that we will have a" bird coalition "for the Armed Forces."</li>
      </ul>
      <text:p text:style-name="P4">
Earlier it became known that Ukrainians will go to study at the F-16. The pilots were selected, they had a number of requirements. The Ministry of Defense also named the required F-16 for Ukraine, in particular, Ukraine hopes to receive from the Winning partners about 40-50 F-16 fighters and form three or four-levels for protecting the sky.</text:p>
      <text:p text:style-name="P4">
Recall that a few weeks ago, US President Joe Biden gave good to training Ukrainian pilots to work at the F-16, and the subsequent transfer of these fighters to the Ukrainian side. The United States was categorically opposed to conversations about modern -year -olds for the Armed Forces. Also, the other day Alexei Reznikov reported that it is possible to receive from the Allies not F-16, but fighters of another type.“Today, my colleagues Luxembourg François Bausha and Estonia Minister Khan Hannovurus have supported my idea of creating an IT Coalition of Ramstin. They are ready to take the leadership role in creating this group, ”he wrote.</text:p>
      <text:p text:style-name="P4">
<text:span text:style-name="T4">
 Austin commented on the Russian statements about the Russian Allied Ukrainian Technology </text:span>
</text:p>
      <text:p text:style-name="P4">
US Secretary of Defense Lloyd Austin during a meeting of the Ramstein contact group stated that the Russians show the same tuning equipment from different angles.</text:p>
      <text:p text:style-name="P4">
The head of the Pentagon noted that damage to military equipment on the field is fighting, but the Russian side is distributing photos and videos, depicting "those self -apple cars almost a thousand times from ten different angles."</text:p>
      <text:p text:style-name="P4">
“As for the loss of technique: this is war. Yes, we know that the damage of Napoli battle will be on both sides. But it is important that Ukrainians have the opportunity to display damaged equipment, to repair where possible, and return this technique to the battle. And also that they have means to continue to move forward, ”Austin said at a briefing after meeting the contact group from Ukraine's defense in Brussels.</text:p>
      <text:p text:style-name="P4">
He stressed that the damage to military equipment will continue, but "if not, Ukrainians still have many combat capabilities." Lloyd Austin also asserted that, as expected, it was a "difficult battle", but he believes in the victory of Ukraine.</text:p>
      <text:p text:style-name="P4">
<draw:frame draw:style-name="fr1" draw:name="Image405" text:anchor-type="as-char" svg:width="6.9236in" svg:height="3.935897in" draw:z-index="0">
<draw:image xlink:href="../Images/AРМІЯINFORM/2023-06-15T98-00-00-04-00/230615a-007_rdax_775x440s.jpg" xlink:type="simple" xlink:show="embed" xlink:actuate="onLoad" draw:mime-type="image/jpeg"/>
</draw:frame>
<text:span text:style-name="T4">
 Ukraine is able to liberate its territories </text:span>
</text:p>
      <text:p text:style-name="P4">
NATO Secretary General Jens Stoltenberg at the Ramstein Meeting Pressing Form, said that NATO representatives have decided today "how to protect and strengthen Ukraine's support. After all, Ukraine has become a counter -offensive assistance to NATO countries is important for success in the battlefield.</text:p>
      <ul>
        <li>
NATO defense ministers meet at a critical time. Ukraine has gone on a counter -offensive. We see fierce battles. This is only the beginning, but we see that Ukrainians are successful and that Ukraine is able to liberate occupied lands, "Jens Stoltenberg said.</li>
      </ul>
      <text:p text:style-name="P4">
He noted that these successes are due to the courage and skills of Ukrainian soldiers, but they also demonstrate that the support of NATO countries as they attach Ukraine to Ukraine "actually relevant on the battlefield."We will remind, the day before, on June 14, Ukraine gave a clear signal to read the invitation to NATO membership during the July Summit of the Alliance.</text:p>
      <text:p text:style-name="P4">
Reference. The meeting of the contact group for assisting Ukraine in Ramstein format was founded in the spring of 2022 after the large -scale invasion of the Russian Federation in Ukraine. On April 26, Ramstein Air Force Air Force in Germany took place a first -time consultative group. The Minister of Defense of Ukraine Oleksiy Reznikov after the meeting stated that there were "tectonic changes" in the philosophy of partners on the transmission of weapons. Since then, meetings of the advisory group have decided to conduct a month.</text:p>
      <text:p text:style-name="P4">
The previous 12th meeting took place on May 25. It discussed the strengthening of Ukrainian air defense, strengthening of "armored fist", repair production of military equipment.</text:p>
      <text:p text:style-name="P4">
On June 12, the Minister of Defense of Ukraine Alexei Reznikov spoke about expectations from the future meeting in Ramstein format. .</text:p>
      <text:p text:style-name="P4">
According to the minister, these issues will be discussed during the Ramstin's Ramstein from the Netherlands, Denmark, USA and other countries of the Defense Commander. That is why, as Alexei Reznikov noted, representatives of the Air Force of the UKRAINE took part in the Ukrainian delegation at this meeting.</text:p>
      <text:p text:style-name="P4">
<text:span text:style-name="T5">
Opto from open sources</text:span>
</text:p>
      <text:p text:style-name="P4">
News Source: <text:a xlink:type="simple" xlink:href="https://armyinform.com.ua/2023/06/15/bilshe-leopardiv-rakety-dlya-ppo-ta-koalicziya-vynyshhuvachiv-soyuznyky-pidbyly-pidsumky-ramshtajnu-13/" text:style-name="Internet_20_link" text:visited-style-name="Visited_20_Internet_20_Link">
https://armyinform.com.ua/2023/06/15/bilshe-leopardiv-rakety-dlya-ppo-ta-koalicziya-vynyshhuvachiv-soyuznyky-pidbyly-pidsumky-ramshtajnu-13/</text:a>
</text:p>
      <!--NEWS-->
      <text:h text:style-name="P10" text:outline-level="1">
<text:span text:style-name="T4">
Short. War. Day 477. Videoodigest</text:span>
</text:h>
      <text:p text:style-name="P4">
Author: ['АРМІЯINFORM']</text:p>
      <text:p text:style-name="P4">
Time: 2023-06-15T99:00:00-04:00</text:p>
      <text:p text:style-name="P4">
Description: &amp; nbsp;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ЕНЕРАЛЬНИЙ ШТАБ ЗС УКРАЇНИ']</text:p>
      <text:p text:style-name="P4">
Category: News</text:p>
      <!--METADATA-->
      <text:p text:style-name="P4">
News Source: <text:a xlink:type="simple" xlink:href="https://armyinform.com.ua/2023/06/15/korotko-vijna-den-477-videodajdzhest/" text:style-name="Internet_20_link" text:visited-style-name="Visited_20_Internet_20_Link">
https://armyinform.com.ua/2023/06/15/korotko-vijna-den-477-videodajdzhest/</text:a>
</text:p>
      <!--NEWS-->
      <text:h text:style-name="P10" text:outline-level="1">
<text:span text:style-name="T4">
Zelensky on the resolution of the European Parliament: Ukraine has come time for integration certainty</text:span>
</text:h>
      <text:p text:style-name="P4">
Authors: Ukrinform (Person)</text:p>
      <text:p text:style-name="P4">
Publisher: Укринформ (Organization)</text:p>
      <text:p text:style-name="P4">
Published Time: 2023-06-15T9:52:00+03:00</text:p>
      <text:p text:style-name="P4">
Modified Time: 2023-06-15T22:52:00+03:00</text:p>
      <text:p text:style-name="P4">
Description: President of Ukraine Volodymyr Zelensky thanked the members of the European Parliament for the adoption of a resolution aimed at supporting Ukraine's restoration and its integration into the Euro -Atlantic community, and called it in fact that the time for integration for Ukraine has come. - Ukrinform.</text:p>
      <text:p text:style-name="P4">
Images: ['<text:a xlink:type="simple" xlink:href="https://static.ukrinform.com/photos/2022_08/thumb_files/630_360_1661929020-295.jpeg" text:style-name="Internet_20_link" text:visited-style-name="Visited_20_Internet_20_Link">
630_360_16619...</text:a>
']</text:p>
      <text:p text:style-name="P4">
Tags: ['Євроінтеграція', 'Європарламент', 'Резолюція', 'Зеленський']</text:p>
      <text:p text:style-name="P4">
Type: Article</text:p>
      <!--METADATA-->
      <text:p text:style-name="P4">
<draw:frame draw:style-name="fr1" draw:name="Image406" text:anchor-type="as-char" svg:width="6.9236in" svg:height="3.956343in" draw:z-index="0">
<draw:image xlink:href="../Images/yкринформ/2023-06-15T9-52-00-03-00/630_360_1661929020-295.jpeg" xlink:type="simple" xlink:show="embed" xlink:actuate="onLoad" draw:mime-type="image/jpeg"/>
</draw:frame>
Volodymyr Zelensky thanked the President of Ukraine to members of the European Parliament for the adoption of the reselitation aimed at supporting the restoration of Ukraine and its integration of the pre -Atlantic community, and called it in fact the statement that the time for integration for Ukraine has come.</text:p>
      <text:p text:style-name="P4">
He said this in his evening <text:a xlink:type="simple" xlink:href="https://t.me/OP_UA/9733" text:style-name="Internet_20_link" text:visited-style-name="Visited_20_Internet_20_Link">
video closer</text:a>
, reports Ukrinform.</text:p>
      <text:p text:style-name="P4">
"We have significant international steps that strengthen our positions at once in several ways. <text:a xlink:type="simple" xlink:href="https://www.ukrinform.ua/tag-evroparlament" text:style-name="Internet_20_link" text:visited-style-name="Visited_20_Internet_20_Link">
European Parliament</text:a>
He adopted a powerful resolution to support the European and Euro -Atlantic aspirational people. In the question of the Alliance, the European Parliament captures the meaning of our Ukrainian contribution to Euro -Atlantic security, which stipulates that the path of Ukraine in NATO and a political invitation to access should be developed in the first time of preparation for the Alliance Summit in Vilnius. The time for integration taboo certainty is obvious, "the President said.</text:p>
      <text:p text:style-name="P4">
<text:span text:style-name="T5">
Viso: <text:a xlink:type="simple" xlink:href="https://t.me/OP_UA/9733" text:style-name="Internet_20_link" text:visited-style-name="Visited_20_Internet_20_Link">
op</text:a>
</text:span>
</text:p>
      <text:p text:style-name="P4">
He also recalled that the resolution also has a specific call to the leaders of the European Union to determine the clear way of acquiring our state membership in the EU.</text:p>
      <text:p text:style-name="P4">
Zelensky thanked for the actual statement of this to all members of the European Parliamentus by the President of the European Parliament Roberti Metzoli.</text:p>
      <text:p text:style-name="P4">
<text:span text:style-name="T4">
 Read also: </text:span>
 <text:a xlink:type="simple" xlink:href="https://www.ukrinform.ua/rubric-polytics/3723297-evroparlament-zasudiv-rujnaciu-rosijskou-armieu-grebli-kahovskoi-ges.html" text:style-name="Internet_20_link" text:visited-style-name="Visited_20_Internet_20_Link">
<text:span text:style-name="T4">
 European Parliament </text:span>
 condemned the destruction of the Russian Army of Kakhovska hydroelectric power station</text:a>
He also expressed gratitude to the Chairman of the Verkhovna Rada Ruslan Stefanchuk a fair and effective cooperation with the parliaments of the countries.</text:p>
      <text:p text:style-name="P4">
As reported <text:a xlink:type="simple" xlink:href="https://www.ukrinform.ua/rubric-polytics/3723279-evroparlament-uhvaliv-rezoluciu-pro-vidnovlenna-ta-evroatlanticnu-integraciu-ukraini.html" text:style-name="Internet_20_link" text:visited-style-name="Visited_20_Internet_20_Link">
Ukrinform</text:a>
, The European Parliament, by majority of June 15, adopted a resolution aimed at supporting the restoration of Ukraine and its integration to the Euro -Atlantic community. The vote of the document took place in the meeting of the European Parliament in Strasbourg.</text:p>
      <text:p text:style-name="P4">
<text:span text:style-name="T5">
Foto: op</text:span>
</text:p>
      <text:p text:style-name="P4">
News Source: <text:a xlink:type="simple" xlink:href="https://www.ukrinform.ua/rubric-polytics/3723499-zelenskij-pro-rezoluciu-evroparlamentu-dla-ukraini-nastav-cas-integracijnoi-viznacenosti.html" text:style-name="Internet_20_link" text:visited-style-name="Visited_20_Internet_20_Link">
https://www.ukrinform.ua/rubric-polytics/3723499-zelenskij-pro-rezoluciu-evroparlamentu-dla-ukraini-nastav-cas-integracijnoi-viznacenosti.html</text:a>
</text:p>
      <!--NEWS-->
      <text:h text:style-name="P10" text:outline-level="1">
<text:span text:style-name="T4">
Moscow again demands from the UN investigation of the "North Stream"</text:span>
</text:h>
      <text:p text:style-name="P4">
Authors: Ukrinform (Person)</text:p>
      <text:p text:style-name="P4">
Publisher: Укринформ (Organization)</text:p>
      <text:p text:style-name="P4">
Published Time: 2023-06-16T-1:26:00+03:00</text:p>
      <text:p text:style-name="P4">
Modified Time: 2023-06-16T00:26:00+03:00</text:p>
      <text:p text:style-name="P4">
Description: Against the backdrop of the Russian terrorist attack on the Kakhovsky Dam, Russian diplomats on Thursday during a meeting of the UN Security Council again demanded the investigation of explosions at the Nord Stream gas pipeline, which took place a year ago. - Ukrinform.</text:p>
      <text:p text:style-name="P4">
Images: ['<text:a xlink:type="simple" xlink:href="https://static.ukrinform.com/photos/2017_11/thumb_files/630_360_1511288470-1706.jpg" text:style-name="Internet_20_link" text:visited-style-name="Visited_20_Internet_20_Link">
630_360_15112...</text:a>
']</text:p>
      <text:p text:style-name="P4">
Tags: ['ООН', 'Північний потік-2', 'Вибух', 'Радбез ООН', 'Розслідування']</text:p>
      <text:p text:style-name="P4">
Type: Article</text:p>
      <!--METADATA-->
      <text:p text:style-name="P4">
<draw:frame draw:style-name="fr1" draw:name="Image407" text:anchor-type="as-char" svg:width="6.9236in" svg:height="3.956343in" draw:z-index="0">
<draw:image xlink:href="../Images/yкринформ/2023-06-16T-1-26-00-03-00/630_360_1511288470-1706.jpg" xlink:type="simple" xlink:show="embed" xlink:actuate="onLoad" draw:mime-type="image/jpeg"/>
</draw:frame>
On the Tlirosian terrorist attack on the Kakhovskiy dam, Russian diplomats on Thursday during the UN Security Council again demanded an investigation into the explosions at the Nord Stream gas pipeline, which occurred a year ago.</text:p>
      <text:p text:style-name="P4">
According to Ukrinform in New York, the Deputy Post-Representative of the Russian Federation Dmitry Polyansky declared it about it.</text:p>
      <text:p text:style-name="P4">
"Moscow will seek" International Investigation and Punishment of those who stand with this crime, "he also stated the accusations against Russia in the suburban of the Kakhovka hydroelectric power station.</text:p>
      <text:p text:style-name="P4">
<text:span text:style-name="T4">
 Read also: </text:span>
 <text:span text:style-name="T4">
 <text:a xlink:type="simple" xlink:href="https://www.ukrinform.ua/rubric-ato/3704064-korabli-vms-rf-buli-nepodalik-misc-vibuhiv-na-gazoprovodah-pivnicnij-potik-zmi.html" text:style-name="Internet_20_link" text:visited-style-name="Visited_20_Internet_20_Link">
ships of the Navy of the Russian Federation were near the places of explosions of the Nagaso -pipelines "Nord Stream" - media</text:a>
</text:span>
</text:p>
      <text:p text:style-name="P4">
According to him, the investigations conducted by Sweden, Denmark and Germany are "just walking in a circle", and the situation is "absolutely intolerant".</text:p>
      <text:p text:style-name="P4">
Earlier, Russia stated that by <text:span text:style-name="T4">
 <text:a xlink:type="simple" xlink:href="https://www.ukrinform.ua/tag-pivnicnij-potik2" text:style-name="Internet_20_link" text:visited-style-name="Visited_20_Internet_20_Link">
explosions</text:a>
</text:span>
 There is an event. There are various releases in the Western media about the origin of sabotage, but no convincing evidence has been announced. Some American and European officials suggest that the pipelines were blown up by Russia itself.</text:p>
      <text:p text:style-name="P4">
<text:span text:style-name="T4">
 Read also: </text:span>
 <text:span text:style-name="T4">
 <text:a xlink:type="simple" xlink:href="https://www.ukrinform.ua/rubric-world/3683464-dania-ne-dopustit-rosiu-do-rozsliduvanna-vibuhiv-na-pivnicnih-potokah.html" text:style-name="Internet_20_link" text:visited-style-name="Visited_20_Internet_20_Link">
Denmark will not allow Russia to investigate the explosions on the "north streams"</text:a>
</text:span>
</text:p>
      <text:p text:style-name="P4">
In March, Russia had already raised this issue at the RB, but only Russia, China and Brazil voted in investigation by the UN by the UN with the UN.</text:p>
      <text:p text:style-name="P4">
News Source: <text:a xlink:type="simple" xlink:href="https://www.ukrinform.ua/rubric-world/3723515-moskva-znovu-vimagae-vid-oon-rozsliduvanna-pidrivu-pivnicnogo-potoku.html" text:style-name="Internet_20_link" text:visited-style-name="Visited_20_Internet_20_Link">
https://www.ukrinform.ua/rubric-world/3723515-moskva-znovu-vimagae-vid-oon-rozsliduvanna-pidrivu-pivnicnogo-potoku.html</text:a>
</text:p>
      <!--NEWS-->
      <text:h text:style-name="P10" text:outline-level="1">
<text:span text:style-name="T4">
Denmark and the Netherlands fund the supplies of additional LEOPARD tanks to Ukraine</text:span>
</text:h>
      <text:p text:style-name="P4">
Authors: Ukrinform (Person)</text:p>
      <text:p text:style-name="P4">
Publisher: Укринформ (Organization)</text:p>
      <text:p text:style-name="P4">
Published Time: 2023-06-16T-2:11:00+03:00</text:p>
      <text:p text:style-name="P4">
Modified Time: 2023-06-16T00:11:00+03:00</text:p>
      <text:p text:style-name="P4">
Description: Ukraine will receive more major LEOPARD 2 combat tanks from Rheinmetall, which Denmark and the Netherlands will acquire. - Ukrinform.</text:p>
      <text:p text:style-name="P4">
Images: ['<text:a xlink:type="simple" xlink:href="https://static.ukrinform.com/photos/2023_04/thumb_files/630_360_1681753049-286.jpeg" text:style-name="Internet_20_link" text:visited-style-name="Visited_20_Internet_20_Link">
630_360_16817...</text:a>
']</text:p>
      <text:p text:style-name="P4">
Tags: ['Данія', 'Нідерланди', 'Україна', 'ЗСУ', 'Війна з Росією', ' танк Leopard']</text:p>
      <text:p text:style-name="P4">
Type: Article</text:p>
      <!--METADATA-->
      <text:p text:style-name="P4">
<draw:frame draw:style-name="fr1" draw:name="Image408" text:anchor-type="as-char" svg:width="6.9236in" svg:height="3.956343in" draw:z-index="0">
<draw:image xlink:href="../Images/yкринформ/2023-06-16T-2-11-00-03-00/630_360_1681753049-286.jpeg" xlink:type="simple" xlink:show="embed" xlink:actuate="onLoad" draw:mime-type="image/jpeg"/>
</draw:frame>
Ukraine will hold more major LEOPARD 2 combat tanks from RheinMetall, which are being presented by Denmark and the Netherlands.</text:p>
      <text:p text:style-name="P4">
About it reports the German edition <text:a xlink:type="simple" xlink:href="https://www.handelsblatt.com/unternehmen/industrie/ruestungskonzern-ukraine-erhaelt-weitere-leopard-kampfpanzer-von-rheinmetall/29208672.html" text:style-name="Internet_20_link" text:visited-style-name="Visited_20_Internet_20_Link">
Handelsblatt</text:a>
, reports Ukrinform.</text:p>
      <text:p text:style-name="P4">
The Armed Forces of Ukraine have lost their first major LEOPARD combat tanks and now Danish and want to finance deliveries to replace destroyed equipment, according to the material.</text:p>
      <text:p text:style-name="P4">
These two states, according to the publication, have financed the purchase of 14 tanks that will be set by Rheinmetall. The contracts have already been concluded, the newspaper sources say. The amount is a three -digit figure in millions of euros.</text:p>
      <text:p text:style-name="P4">
<text:span text:style-name="T4">
 Read also: </text:span>
 <text:span text:style-name="T4">
 <text:a xlink:type="simple" xlink:href="https://www.ukrinform.ua/rubric-ato/3722030-nimeccina-zoseredzuetsa-na-postacanni-ukraini-dodatkovoi-zbroi-solc.html" text:style-name="Internet_20_link" text:visited-style-name="Visited_20_Internet_20_Link">
Germany focuses on the supply of Ukrainian -case weapons - SHOLC</text:a>
</text:span>
</text:p>
      <text:p text:style-name="P4">
The first tanks will come to the Armed Forces of Ukraine in January next year. By the time, RheinMetall would repair the A4 Leopard 2, which the company took off the flakes of different states, which are in service with such machines.</text:p>
      <text:p text:style-name="P4">
In addition to <text:span text:style-name="T4">
 <text:a xlink:type="simple" xlink:href="https://www.ukrinform.ua/tag-tank-leopard" text:style-name="Internet_20_link" text:visited-style-name="Visited_20_Internet_20_Link">
Leopard</text:a>
</text:span>
 1 and 2rheinmetall supplies Marder BMP and ammunition to Kiev. General Director Armin Papperger also agreed with Ukraine about the future production of Ukraine and ammunition.</text:p>
      <text:p text:style-name="P4">
<text:span text:style-name="T4">
 Read also: </text:span>
 <text:span text:style-name="T4">
 <text:a xlink:type="simple" xlink:href="https://www.ukrinform.ua/rubric-ato/3721017-kanada-ogolosila-pro-novij-paket-vijskovoi-dopomogi-ukraini.html" text:style-name="Internet_20_link" text:visited-style-name="Visited_20_Internet_20_Link">
Canada has announced a new military aid package</text:a>
</text:span>
</text:p>
      <text:p text:style-name="P4">
As it was reported, at the beginning of the Ukrainian counter -offensive, several tanks of German production were probably fired, which were handed over to Ukraine by Western partners. At this time, Leopard is considered to be the most powerful battle tank in the world.</text:p>
      <text:p text:style-name="P4">
News Source: <text:a xlink:type="simple" xlink:href="https://www.ukrinform.ua/rubric-ato/3723514-dania-i-niderlandi-profinansuut-postavki-dodatkovih-tankiv-leopard-ukraini.html" text:style-name="Internet_20_link" text:visited-style-name="Visited_20_Internet_20_Link">
https://www.ukrinform.ua/rubric-ato/3723514-dania-i-niderlandi-profinansuut-postavki-dodatkovih-tankiv-leopard-ukraini.html</text:a>
</text:p>
      <!--NEWS-->
      <text:h text:style-name="P10" text:outline-level="1">
<text:span text:style-name="T4">
Denmark and the Netherlands fund the supplies of additional LEOPARD tanks to Ukraine</text:span>
</text:h>
      <text:p text:style-name="P4">
Authors: Ukrinform (Person)</text:p>
      <text:p text:style-name="P4">
Publisher: Укринформ (Organization)</text:p>
      <text:p text:style-name="P4">
Published Time: 2023-06-16T00:11:00+03:00</text:p>
      <text:p text:style-name="P4">
Modified Time: 2023-06-16T00:11:00+03:00</text:p>
      <text:p text:style-name="P4">
Description: Ukraine will receive more major LEOPARD 2 combat tanks from Rheinmetall, which Denmark and the Netherlands will acquire. - Ukrinform.</text:p>
      <text:p text:style-name="P4">
Images: ['<text:a xlink:type="simple" xlink:href="https://static.ukrinform.com/photos/2023_04/thumb_files/630_360_1681753049-286.jpeg" text:style-name="Internet_20_link" text:visited-style-name="Visited_20_Internet_20_Link">
630_360_16817...</text:a>
']</text:p>
      <text:p text:style-name="P4">
Tags: ['Данія', 'Нідерланди', 'Україна', 'ЗСУ', 'Війна з Росією', ' танк Leopard']</text:p>
      <text:p text:style-name="P4">
Type: Article</text:p>
      <!--METADATA-->
      <text:p text:style-name="P4">
<draw:frame draw:style-name="fr1" draw:name="Image409" text:anchor-type="as-char" svg:width="6.9236in" svg:height="3.956343in" draw:z-index="0">
<draw:image xlink:href="../Images/yкринформ/2023-06-16T00-11-00-03-00/630_360_1681753049-286.jpeg" xlink:type="simple" xlink:show="embed" xlink:actuate="onLoad" draw:mime-type="image/jpeg"/>
</draw:frame>
Ukraine will hold more major LEOPARD 2 combat tanks from RheinMetall, which are being presented by Denmark and the Netherlands.</text:p>
      <text:p text:style-name="P4">
About it reports the German edition <text:a xlink:type="simple" xlink:href="https://www.handelsblatt.com/unternehmen/industrie/ruestungskonzern-ukraine-erhaelt-weitere-leopard-kampfpanzer-von-rheinmetall/29208672.html" text:style-name="Internet_20_link" text:visited-style-name="Visited_20_Internet_20_Link">
Handelsblatt</text:a>
, reports Ukrinform.</text:p>
      <text:p text:style-name="P4">
The Armed Forces of Ukraine have lost their first major LEOPARD combat tanks and now Danish and want to finance deliveries to replace destroyed equipment, according to the material.</text:p>
      <text:p text:style-name="P4">
These two states, according to the publication, have financed the purchase of 14 tanks that will be set by Rheinmetall. The contracts have already been concluded, the newspaper sources say. The amount is a three -digit figure in millions of euros.</text:p>
      <text:p text:style-name="P4">
<text:span text:style-name="T4">
 Read also: </text:span>
 <text:span text:style-name="T4">
 <text:a xlink:type="simple" xlink:href="https://www.ukrinform.ua/rubric-ato/3722030-nimeccina-zoseredzuetsa-na-postacanni-ukraini-dodatkovoi-zbroi-solc.html" text:style-name="Internet_20_link" text:visited-style-name="Visited_20_Internet_20_Link">
Germany focuses on the supply of Ukrainian -case weapons - SHOLC</text:a>
</text:span>
</text:p>
      <text:p text:style-name="P4">
The first tanks will come to the Armed Forces of Ukraine in January next year. By the time, RheinMetall would repair the A4 Leopard 2, which the company took off the flakes of different states, which are in service with such machines.</text:p>
      <text:p text:style-name="P4">
In addition to <text:span text:style-name="T4">
 <text:a xlink:type="simple" xlink:href="https://www.ukrinform.ua/tag-tank-leopard" text:style-name="Internet_20_link" text:visited-style-name="Visited_20_Internet_20_Link">
Leopard</text:a>
</text:span>
 1 and 2rheinmetall supplies Marder BMP and ammunition to Kiev. General Director Armin Papperger also agreed with Ukraine about the future production of Ukraine and ammunition.</text:p>
      <text:p text:style-name="P4">
<text:span text:style-name="T4">
 Read also: </text:span>
 <text:span text:style-name="T4">
 <text:a xlink:type="simple" xlink:href="https://www.ukrinform.ua/rubric-ato/3721017-kanada-ogolosila-pro-novij-paket-vijskovoi-dopomogi-ukraini.html" text:style-name="Internet_20_link" text:visited-style-name="Visited_20_Internet_20_Link">
Canada has announced a new military aid package</text:a>
</text:span>
</text:p>
      <text:p text:style-name="P4">
As it was reported, at the beginning of the Ukrainian counter -offensive, several tanks of German production were probably fired, which were handed over to Ukraine by Western partners. At this time, Leopard is considered to be the most powerful battle tank in the world.</text:p>
      <text:p text:style-name="P4">
News Source: <text:a xlink:type="simple" xlink:href="https://www.ukrinform.ua/rubric-ato/3723514-dania-i-niderlandi-profinansuut-postavki-dodatkovih-tankiv-leopard-ukraini.html" text:style-name="Internet_20_link" text:visited-style-name="Visited_20_Internet_20_Link">
https://www.ukrinform.ua/rubric-ato/3723514-dania-i-niderlandi-profinansuut-postavki-dodatkovih-tankiv-leopard-ukraini.html</text:a>
</text:p>
      <!--NEWS-->
      <text:h text:style-name="P10" text:outline-level="1">
<text:span text:style-name="T4">
Moscow again demands from the UN investigation of the "North Stream"</text:span>
</text:h>
      <text:p text:style-name="P4">
Authors: Ukrinform (Person)</text:p>
      <text:p text:style-name="P4">
Publisher: Укринформ (Organization)</text:p>
      <text:p text:style-name="P4">
Published Time: 2023-06-16T00:26:00+03:00</text:p>
      <text:p text:style-name="P4">
Modified Time: 2023-06-16T00:26:00+03:00</text:p>
      <text:p text:style-name="P4">
Description: Against the backdrop of the Russian terrorist attack on the Kakhovsky Dam, Russian diplomats on Thursday during a meeting of the UN Security Council again demanded the investigation of explosions at the Nord Stream gas pipeline, which took place a year ago. - Ukrinform.</text:p>
      <text:p text:style-name="P4">
Images: ['<text:a xlink:type="simple" xlink:href="https://static.ukrinform.com/photos/2017_11/thumb_files/630_360_1511288470-1706.jpg" text:style-name="Internet_20_link" text:visited-style-name="Visited_20_Internet_20_Link">
630_360_15112...</text:a>
']</text:p>
      <text:p text:style-name="P4">
Tags: ['ООН', 'Північний потік-2', 'Вибух', 'Радбез ООН', 'Розслідування']</text:p>
      <text:p text:style-name="P4">
Type: Article</text:p>
      <!--METADATA-->
      <text:p text:style-name="P4">
<draw:frame draw:style-name="fr1" draw:name="Image410" text:anchor-type="as-char" svg:width="6.9236in" svg:height="3.956343in" draw:z-index="0">
<draw:image xlink:href="../Images/yкринформ/2023-06-16T00-26-00-03-00/630_360_1511288470-1706.jpg" xlink:type="simple" xlink:show="embed" xlink:actuate="onLoad" draw:mime-type="image/jpeg"/>
</draw:frame>
On the Tlirosian terrorist attack on the Kakhovskiy dam, Russian diplomats on Thursday during the UN Security Council again demanded an investigation into the explosions at the Nord Stream gas pipeline, which occurred a year ago.</text:p>
      <text:p text:style-name="P4">
According to Ukrinform in New York, the Deputy Post-Representative of the Russian Federation Dmitry Polyansky declared it about it.</text:p>
      <text:p text:style-name="P4">
"Moscow will seek" International Investigation and Punishment of those who stand with this crime, "he also stated the accusations against Russia in the suburban of the Kakhovka hydroelectric power station.</text:p>
      <text:p text:style-name="P4">
<text:span text:style-name="T4">
 Read also: </text:span>
 <text:span text:style-name="T4">
 <text:a xlink:type="simple" xlink:href="https://www.ukrinform.ua/rubric-ato/3704064-korabli-vms-rf-buli-nepodalik-misc-vibuhiv-na-gazoprovodah-pivnicnij-potik-zmi.html" text:style-name="Internet_20_link" text:visited-style-name="Visited_20_Internet_20_Link">
ships of the Navy of the Russian Federation were near the places of explosions of the Nagaso -pipelines "Nord Stream" - media</text:a>
</text:span>
</text:p>
      <text:p text:style-name="P4">
According to him, the investigations conducted by Sweden, Denmark and Germany are "just walking in a circle", and the situation is "absolutely intolerant".</text:p>
      <text:p text:style-name="P4">
Earlier, Russia stated that by <text:span text:style-name="T4">
 <text:a xlink:type="simple" xlink:href="https://www.ukrinform.ua/tag-pivnicnij-potik2" text:style-name="Internet_20_link" text:visited-style-name="Visited_20_Internet_20_Link">
explosions</text:a>
</text:span>
 There is an event. There are various releases in the Western media about the origin of sabotage, but no convincing evidence has been announced. Some American and European officials suggest that the pipelines were blown up by Russia itself.</text:p>
      <text:p text:style-name="P4">
<text:span text:style-name="T4">
 Read also: </text:span>
 <text:span text:style-name="T4">
 <text:a xlink:type="simple" xlink:href="https://www.ukrinform.ua/rubric-world/3683464-dania-ne-dopustit-rosiu-do-rozsliduvanna-vibuhiv-na-pivnicnih-potokah.html" text:style-name="Internet_20_link" text:visited-style-name="Visited_20_Internet_20_Link">
Denmark will not allow Russia to investigate the explosions on the "north streams"</text:a>
</text:span>
</text:p>
      <text:p text:style-name="P4">
In March, Russia had already raised this issue at the RB, but only Russia, China and Brazil voted in investigation by the UN by the UN with the UN.</text:p>
      <text:p text:style-name="P4">
News Source: <text:a xlink:type="simple" xlink:href="https://www.ukrinform.ua/rubric-world/3723515-moskva-znovu-vimagae-vid-oon-rozsliduvanna-pidrivu-pivnicnogo-potoku.html" text:style-name="Internet_20_link" text:visited-style-name="Visited_20_Internet_20_Link">
https://www.ukrinform.ua/rubric-world/3723515-moskva-znovu-vimagae-vid-oon-rozsliduvanna-pidrivu-pivnicnogo-potoku.html</text:a>
</text:p>
      <!--NEWS-->
      <text:h text:style-name="P10" text:outline-level="1">
<text:span text:style-name="T4">
In the south of Ukraine, the air defense forces are hunting for "Shahmed"</text:span>
</text:h>
      <text:p text:style-name="P4">
Authors: Ukrinform (Person)</text:p>
      <text:p text:style-name="P4">
Publisher: Укринформ (Organization)</text:p>
      <text:p text:style-name="P4">
Published Time: 2023-06-16T00:45:00+03:00</text:p>
      <text:p text:style-name="P4">
Modified Time: 2023-06-16T00:45:00+03:00</text:p>
      <text:p text:style-name="P4">
Description: In the three southern regions of Ukraine on the night of Friday, June 16, air alarm was announced. - Ukrinform.</text:p>
      <text:p text:style-name="P4">
Images: ['<text:a xlink:type="simple" xlink:href="https://static.ukrinform.com/photos/2023_02/thumb_files/630_360_1677478309-566.jpg" text:style-name="Internet_20_link" text:visited-style-name="Visited_20_Internet_20_Link">
630_360_16774...</text:a>
']</text:p>
      <text:p text:style-name="P4">
Tags: ['БПЛА', 'ЗСУ', 'Агресія РФ', 'Війна з Росією', 'Повітряна тривога', 'ППО']</text:p>
      <text:p text:style-name="P4">
Type: Article</text:p>
      <!--METADATA-->
      <text:p text:style-name="P4">
<draw:frame draw:style-name="fr1" draw:name="Image411" text:anchor-type="as-char" svg:width="6.9236in" svg:height="3.956343in" draw:z-index="0">
<draw:image xlink:href="../Images/yкринформ/2023-06-16T00-45-00-03-00/630_360_1677478309-566.jpg" xlink:type="simple" xlink:show="embed" xlink:actuate="onLoad" draw:mime-type="image/jpeg"/>
</draw:frame>
In the three -year -old regions of Ukraine on the night of Friday, June 16, an airline was announced.</text:p>
      <text:p text:style-name="P4">
Ukrinform transfers this with <text:a xlink:type="simple" xlink:href="https://t.me/kpszsu/2566" text:style-name="Internet_20_link" text:visited-style-name="Visited_20_Internet_20_Link">
reference</text:a>
The premium forces of the Armed Forces of Ukraine and a map of air anxiety.</text:p>
      <text:p text:style-name="P4">
"Shakhda is currently observed in Odessa and Mykolaiv regions!</text:p>
      <text:p text:style-name="P4">
Also, air alarm is also declared in Sumy region.</text:p>
      <text:p text:style-name="P4">
As the agency reported earlier, in the evening of June 15 in the south of Ukraine _ <text:span text:style-name="T4">
 <text:a xlink:type="simple" xlink:href="https://www.ukrinform.ua/rubric-regions/3723513-povitrani-sili-zsu-poperedili-pro-ruh-sahediv-na-pivdni.html" text:style-name="Internet_20_link" text:visited-style-name="Visited_20_Internet_20_Link">
recorded the movement of several shock UAVs of the Shahamed type.</text:a>
</text:span>
 _</text:p>
      <text:p text:style-name="P4">
News Source: <text:a xlink:type="simple" xlink:href="https://www.ukrinform.ua/rubric-ato/3723516-na-pivdni-ukraini-sili-ppo-poluut-na-sahediv.html" text:style-name="Internet_20_link" text:visited-style-name="Visited_20_Internet_20_Link">
https://www.ukrinform.ua/rubric-ato/3723516-na-pivdni-ukraini-sili-ppo-poluut-na-sahediv.html</text:a>
</text:p>
      <!--NEWS-->
      <text:h text:style-name="P10" text:outline-level="1">
<text:span text:style-name="T4">
A meeting with the unification of families of fighters of territorial defense of Kiev took place at the coordination headquarters</text:span>
</text:h>
      <text:p text:style-name="P4">
Author: ['АРМІЯINFORM']</text:p>
      <text:p text:style-name="P4">
Time: 2023-06-16T98:00:00-04:00</text:p>
      <text:p text:style-name="P4">
Description: On the Pliziykhi VIDPOVILILY, the commandants of the command of the Teritorial forces of the Teritoriality force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Tags: ['STOPRUSSIA', 'АГРЕСІЯ РФ', 'ВТОРГНЕННЯ РФ', 'КООРДИНАЦІЙНИЙ ШТАБ З ПИТАНЬ ПОВОДЖЕННЯ З ВІЙСЬКОВОПОЛОНЕНИМИ', 'ТЕРИТОРІАЛЬНА ОБОРОНА ЗС УКРАЇНИ']</text:p>
      <text:p text:style-name="P4">
Category: News</text:p>
      <!--METADATA-->
      <text:p text:style-name="P4">
<draw:frame draw:style-name="fr1" draw:name="Image413" text:anchor-type="as-char" svg:width="6.9236in" svg:height="4.312067in" draw:z-index="0">
<draw:image xlink:href="../Images/AРМІЯINFORM/2023-06-16T98-00-00-04-00/z1678801384a237i.jpg" xlink:type="simple" xlink:show="embed" xlink:actuate="onLoad" draw:mime-type="image/jpeg"/>
</draw:frame>
Representatives of the headquarters and the command of the Silterritorial Defense of the Armed Forces of Ukraine answered the questions.</text:p>
      <text:p text:style-name="P4">
About this the coordination headquarters on the management of prisoners of war <text:a xlink:type="simple" xlink:href="https://t.me/Koord_shtab/1244" text:style-name="Internet_20_link" text:visited-style-name="Visited_20_Internet_20_Link">
reports</text:a>
In his official Telegram channel.</text:p>
      <text:p text:style-name="P4">
The staff representative recalled that the military unit conducts a service after the fighter disappears on the battlefield and determines the accounting category - for example, missing missing. Some also announces the territorial central complex and social support, and he in turn reports the family. But bywoman can announce the headquarters when they find any of the missing data.</text:p>
      <text:p text:style-name="P4">
<draw:frame draw:style-name="fr1" draw:name="Image414" text:anchor-type="as-char" svg:width="6.9236in" svg:height="4.615733in" draw:z-index="0">
<draw:image xlink:href="../Images/AРМІЯINFORM/2023-06-16T98-00-00-04-00/photo_5790762280890249377_w.jpg" xlink:type="simple" xlink:show="embed" xlink:actuate="onLoad" draw:mime-type="image/jpeg"/>
</draw:frame>
"If the situation allows, then the servicemen take away the bodies of the dead," said the representative of the TRO Command. "But it is important here to protect others and not increase the number of losses."</text:p>
      <text:p text:style-name="P4">
Troy representative also stressed that the accounting category "missing" in addition to confirmation through ICRCs may change in several circumstances: DNA coincidence with the sample of the deceased, the court's recognition of death, the return from the captivity from the shelter, if the fighter was hiding in the so -called gray area or name .</text:p>
      <text:p text:style-name="P4">
News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